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MCTS</text:p>
          </table:table-cell>
          <table:table-cell table:number-columns-repeated="19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MCTS</text:p>
          </table:table-cell>
          <table:table-cell table:number-columns-repeated="19"/>
        </table:table-row>
        <table:table-row table:style-name="ro1">
          <table:table-cell office:value-type="float" office:value="1124.23162774482" calcext:value-type="float">
            <text:p>1124.2316277448</text:p>
          </table:table-cell>
          <table:table-cell office:value-type="float" office:value="1118.27784194113" calcext:value-type="float">
            <text:p>1118.2778419411</text:p>
          </table:table-cell>
          <table:table-cell office:value-type="float" office:value="1119.69108766416" calcext:value-type="float">
            <text:p>1119.6910876642</text:p>
          </table:table-cell>
          <table:table-cell office:value-type="float" office:value="1124.97898359617" calcext:value-type="float">
            <text:p>1124.9789835962</text:p>
          </table:table-cell>
          <table:table-cell office:value-type="float" office:value="1123.07991216806" calcext:value-type="float">
            <text:p>1123.0799121681</text:p>
          </table:table-cell>
          <table:table-cell office:value-type="float" office:value="1117.61109824982" calcext:value-type="float">
            <text:p>1117.6110982498</text:p>
          </table:table-cell>
          <table:table-cell office:value-type="float" office:value="1124.31588918007" calcext:value-type="float">
            <text:p>1124.3158891801</text:p>
          </table:table-cell>
          <table:table-cell office:value-type="float" office:value="1124.56166842444" calcext:value-type="float">
            <text:p>1124.5616684244</text:p>
          </table:table-cell>
          <table:table-cell office:value-type="float" office:value="1122.18364550321" calcext:value-type="float">
            <text:p>1122.1836455032</text:p>
          </table:table-cell>
          <table:table-cell office:value-type="float" office:value="1124.42355466824" calcext:value-type="float">
            <text:p>1124.4235546682</text:p>
          </table:table-cell>
          <table:table-cell office:value-type="float" office:value="1122.68748111937" calcext:value-type="float">
            <text:p>1122.6874811194</text:p>
          </table:table-cell>
          <table:table-cell office:value-type="float" office:value="1124.79068759686" calcext:value-type="float">
            <text:p>1124.7906875969</text:p>
          </table:table-cell>
          <table:table-cell office:value-type="float" office:value="1123.95388345609" calcext:value-type="float">
            <text:p>1123.9538834561</text:p>
          </table:table-cell>
          <table:table-cell office:value-type="float" office:value="1122.06338488323" calcext:value-type="float">
            <text:p>1122.0633848832</text:p>
          </table:table-cell>
          <table:table-cell office:value-type="float" office:value="1124.24787398222" calcext:value-type="float">
            <text:p>1124.2478739822</text:p>
          </table:table-cell>
          <table:table-cell office:value-type="float" office:value="1124.55796063892" calcext:value-type="float">
            <text:p>1124.5579606389</text:p>
          </table:table-cell>
          <table:table-cell office:value-type="float" office:value="1121.40574699412" calcext:value-type="float">
            <text:p>1121.4057469941</text:p>
          </table:table-cell>
          <table:table-cell office:value-type="float" office:value="1114.42222774521" calcext:value-type="float">
            <text:p>1114.4222277452</text:p>
          </table:table-cell>
          <table:table-cell office:value-type="float" office:value="1123.93270914074" calcext:value-type="float">
            <text:p>1123.9327091407</text:p>
          </table:table-cell>
          <table:table-cell office:value-type="float" office:value="1118.5320920335" calcext:value-type="float">
            <text:p>1118.5320920335</text:p>
          </table:table-cell>
        </table:table-row>
        <table:table-row table:style-name="ro1">
          <table:table-cell office:value-type="float" office:value="1123.1077616042" calcext:value-type="float">
            <text:p>1123.1077616042</text:p>
          </table:table-cell>
          <table:table-cell office:value-type="float" office:value="1092.76819065731" calcext:value-type="float">
            <text:p>1092.7681906573</text:p>
          </table:table-cell>
          <table:table-cell office:value-type="float" office:value="1106.69032180597" calcext:value-type="float">
            <text:p>1106.690321806</text:p>
          </table:table-cell>
          <table:table-cell office:value-type="float" office:value="1105.99085055722" calcext:value-type="float">
            <text:p>1105.9908505572</text:p>
          </table:table-cell>
          <table:table-cell office:value-type="float" office:value="1123.02233284148" calcext:value-type="float">
            <text:p>1123.0223328415</text:p>
          </table:table-cell>
          <table:table-cell office:value-type="float" office:value="1116.77187258718" calcext:value-type="float">
            <text:p>1116.7718725872</text:p>
          </table:table-cell>
          <table:table-cell office:value-type="float" office:value="1123.56178055659" calcext:value-type="float">
            <text:p>1123.5617805566</text:p>
          </table:table-cell>
          <table:table-cell office:value-type="float" office:value="1109.17298132234" calcext:value-type="float">
            <text:p>1109.1729813223</text:p>
          </table:table-cell>
          <table:table-cell office:value-type="float" office:value="1117.60156679094" calcext:value-type="float">
            <text:p>1117.6015667909</text:p>
          </table:table-cell>
          <table:table-cell office:value-type="float" office:value="1104.72638336048" calcext:value-type="float">
            <text:p>1104.7263833605</text:p>
          </table:table-cell>
          <table:table-cell office:value-type="float" office:value="1099.73607402188" calcext:value-type="float">
            <text:p>1099.7360740219</text:p>
          </table:table-cell>
          <table:table-cell office:value-type="float" office:value="1123.84328563199" calcext:value-type="float">
            <text:p>1123.843285632</text:p>
          </table:table-cell>
          <table:table-cell office:value-type="float" office:value="1122.63185193903" calcext:value-type="float">
            <text:p>1122.631851939</text:p>
          </table:table-cell>
          <table:table-cell office:value-type="float" office:value="1103.06455919982" calcext:value-type="float">
            <text:p>1103.0645591998</text:p>
          </table:table-cell>
          <table:table-cell office:value-type="float" office:value="1122.1323172164" calcext:value-type="float">
            <text:p>1122.1323172164</text:p>
          </table:table-cell>
          <table:table-cell office:value-type="float" office:value="1119.06142598209" calcext:value-type="float">
            <text:p>1119.0614259821</text:p>
          </table:table-cell>
          <table:table-cell office:value-type="float" office:value="1097.08509821111" calcext:value-type="float">
            <text:p>1097.0850982111</text:p>
          </table:table-cell>
          <table:table-cell office:value-type="float" office:value="1091.29759949784" calcext:value-type="float">
            <text:p>1091.2975994978</text:p>
          </table:table-cell>
          <table:table-cell office:value-type="float" office:value="1104.58572315558" calcext:value-type="float">
            <text:p>1104.5857231556</text:p>
          </table:table-cell>
          <table:table-cell office:value-type="float" office:value="1118.2920611621" calcext:value-type="float">
            <text:p>1118.2920611621</text:p>
          </table:table-cell>
        </table:table-row>
        <table:table-row table:style-name="ro1">
          <table:table-cell office:value-type="float" office:value="1122.44998998411" calcext:value-type="float">
            <text:p>1122.4499899841</text:p>
          </table:table-cell>
          <table:table-cell office:value-type="float" office:value="1088.62607595762" calcext:value-type="float">
            <text:p>1088.6260759576</text:p>
          </table:table-cell>
          <table:table-cell office:value-type="float" office:value="1106.67852627624" calcext:value-type="float">
            <text:p>1106.6785262762</text:p>
          </table:table-cell>
          <table:table-cell office:value-type="float" office:value="1105.50284810192" calcext:value-type="float">
            <text:p>1105.5028481019</text:p>
          </table:table-cell>
          <table:table-cell office:value-type="float" office:value="1123.1594372491" calcext:value-type="float">
            <text:p>1123.1594372491</text:p>
          </table:table-cell>
          <table:table-cell office:value-type="float" office:value="1116.3451425155" calcext:value-type="float">
            <text:p>1116.3451425155</text:p>
          </table:table-cell>
          <table:table-cell office:value-type="float" office:value="1122.41499932919" calcext:value-type="float">
            <text:p>1122.4149993292</text:p>
          </table:table-cell>
          <table:table-cell office:value-type="float" office:value="1113.36354882399" calcext:value-type="float">
            <text:p>1113.363548824</text:p>
          </table:table-cell>
          <table:table-cell office:value-type="float" office:value="1108.59808537232" calcext:value-type="float">
            <text:p>1108.5980853723</text:p>
          </table:table-cell>
          <table:table-cell office:value-type="float" office:value="1084.34857278184" calcext:value-type="float">
            <text:p>1084.3485727818</text:p>
          </table:table-cell>
          <table:table-cell office:value-type="float" office:value="1100.80126807538" calcext:value-type="float">
            <text:p>1100.8012680754</text:p>
          </table:table-cell>
          <table:table-cell office:value-type="float" office:value="1121.34586799474" calcext:value-type="float">
            <text:p>1121.3458679947</text:p>
          </table:table-cell>
          <table:table-cell office:value-type="float" office:value="1120.23948439545" calcext:value-type="float">
            <text:p>1120.2394843955</text:p>
          </table:table-cell>
          <table:table-cell office:value-type="float" office:value="1101.89330087264" calcext:value-type="float">
            <text:p>1101.8933008726</text:p>
          </table:table-cell>
          <table:table-cell office:value-type="float" office:value="1120.21680451112" calcext:value-type="float">
            <text:p>1120.2168045111</text:p>
          </table:table-cell>
          <table:table-cell office:value-type="float" office:value="1096.34517019128" calcext:value-type="float">
            <text:p>1096.3451701913</text:p>
          </table:table-cell>
          <table:table-cell office:value-type="float" office:value="1106.51295247577" calcext:value-type="float">
            <text:p>1106.5129524758</text:p>
          </table:table-cell>
          <table:table-cell office:value-type="float" office:value="1084.53843492002" calcext:value-type="float">
            <text:p>1084.53843492</text:p>
          </table:table-cell>
          <table:table-cell office:value-type="float" office:value="1104.14905127066" calcext:value-type="float">
            <text:p>1104.1490512707</text:p>
          </table:table-cell>
          <table:table-cell office:value-type="float" office:value="1098.66600823798" calcext:value-type="float">
            <text:p>1098.666008238</text:p>
          </table:table-cell>
        </table:table-row>
        <table:table-row table:style-name="ro1">
          <table:table-cell office:value-type="float" office:value="1112.69033720758" calcext:value-type="float">
            <text:p>1112.6903372076</text:p>
          </table:table-cell>
          <table:table-cell office:value-type="float" office:value="1084.21994326687" calcext:value-type="float">
            <text:p>1084.2199432669</text:p>
          </table:table-cell>
          <table:table-cell office:value-type="float" office:value="1107.7711429404" calcext:value-type="float">
            <text:p>1107.7711429404</text:p>
          </table:table-cell>
          <table:table-cell office:value-type="float" office:value="1104.33541582554" calcext:value-type="float">
            <text:p>1104.3354158255</text:p>
          </table:table-cell>
          <table:table-cell office:value-type="float" office:value="1120.96931291446" calcext:value-type="float">
            <text:p>1120.9693129145</text:p>
          </table:table-cell>
          <table:table-cell office:value-type="float" office:value="1094.97530237124" calcext:value-type="float">
            <text:p>1094.9753023712</text:p>
          </table:table-cell>
          <table:table-cell office:value-type="float" office:value="1120.33691964564" calcext:value-type="float">
            <text:p>1120.3369196456</text:p>
          </table:table-cell>
          <table:table-cell office:value-type="float" office:value="1094.86303873942" calcext:value-type="float">
            <text:p>1094.8630387394</text:p>
          </table:table-cell>
          <table:table-cell office:value-type="float" office:value="1109.36601019856" calcext:value-type="float">
            <text:p>1109.3660101986</text:p>
          </table:table-cell>
          <table:table-cell office:value-type="float" office:value="1083.64690318044" calcext:value-type="float">
            <text:p>1083.6469031804</text:p>
          </table:table-cell>
          <table:table-cell office:value-type="float" office:value="1091.93013218521" calcext:value-type="float">
            <text:p>1091.9301321852</text:p>
          </table:table-cell>
          <table:table-cell office:value-type="float" office:value="1121.96705833735" calcext:value-type="float">
            <text:p>1121.9670583374</text:p>
          </table:table-cell>
          <table:table-cell office:value-type="float" office:value="1102.16096594422" calcext:value-type="float">
            <text:p>1102.1609659442</text:p>
          </table:table-cell>
          <table:table-cell office:value-type="float" office:value="1099.41796018712" calcext:value-type="float">
            <text:p>1099.4179601871</text:p>
          </table:table-cell>
          <table:table-cell office:value-type="float" office:value="1115.83524218949" calcext:value-type="float">
            <text:p>1115.8352421895</text:p>
          </table:table-cell>
          <table:table-cell office:value-type="float" office:value="1079.27730647024" calcext:value-type="float">
            <text:p>1079.2773064702</text:p>
          </table:table-cell>
          <table:table-cell office:value-type="float" office:value="1096.29129862978" calcext:value-type="float">
            <text:p>1096.2912986298</text:p>
          </table:table-cell>
          <table:table-cell office:value-type="float" office:value="1084.05592752719" calcext:value-type="float">
            <text:p>1084.0559275272</text:p>
          </table:table-cell>
          <table:table-cell office:value-type="float" office:value="1103.1265335715" calcext:value-type="float">
            <text:p>1103.1265335715</text:p>
          </table:table-cell>
          <table:table-cell office:value-type="float" office:value="1100.87678732994" calcext:value-type="float">
            <text:p>1100.8767873299</text:p>
          </table:table-cell>
        </table:table-row>
        <table:table-row table:style-name="ro1">
          <table:table-cell office:value-type="float" office:value="1106.44659917657" calcext:value-type="float">
            <text:p>1106.4465991766</text:p>
          </table:table-cell>
          <table:table-cell office:value-type="float" office:value="1088.31923728244" calcext:value-type="float">
            <text:p>1088.3192372824</text:p>
          </table:table-cell>
          <table:table-cell office:value-type="float" office:value="1107.7711429404" calcext:value-type="float">
            <text:p>1107.7711429404</text:p>
          </table:table-cell>
          <table:table-cell office:value-type="float" office:value="1110.88565639728" calcext:value-type="float">
            <text:p>1110.8856563973</text:p>
          </table:table-cell>
          <table:table-cell office:value-type="float" office:value="1101.29672124096" calcext:value-type="float">
            <text:p>1101.296721241</text:p>
          </table:table-cell>
          <table:table-cell office:value-type="float" office:value="1094.44938675729" calcext:value-type="float">
            <text:p>1094.4493867573</text:p>
          </table:table-cell>
          <table:table-cell office:value-type="float" office:value="1118.67901244027" calcext:value-type="float">
            <text:p>1118.6790124403</text:p>
          </table:table-cell>
          <table:table-cell office:value-type="float" office:value="1093.24150659692" calcext:value-type="float">
            <text:p>1093.2415065969</text:p>
          </table:table-cell>
          <table:table-cell office:value-type="float" office:value="1096.98838473087" calcext:value-type="float">
            <text:p>1096.9883847309</text:p>
          </table:table-cell>
          <table:table-cell office:value-type="float" office:value="1081.89854396528" calcext:value-type="float">
            <text:p>1081.8985439653</text:p>
          </table:table-cell>
          <table:table-cell office:value-type="float" office:value="1076.57280035694" calcext:value-type="float">
            <text:p>1076.5728003569</text:p>
          </table:table-cell>
          <table:table-cell office:value-type="float" office:value="1121.96511994189" calcext:value-type="float">
            <text:p>1121.9651199419</text:p>
          </table:table-cell>
          <table:table-cell office:value-type="float" office:value="1100.70202396926" calcext:value-type="float">
            <text:p>1100.7020239693</text:p>
          </table:table-cell>
          <table:table-cell office:value-type="float" office:value="1099.30815947402" calcext:value-type="float">
            <text:p>1099.308159474</text:p>
          </table:table-cell>
          <table:table-cell office:value-type="float" office:value="1105.87181585804" calcext:value-type="float">
            <text:p>1105.871815858</text:p>
          </table:table-cell>
          <table:table-cell office:value-type="float" office:value="1078.56152855498" calcext:value-type="float">
            <text:p>1078.561528555</text:p>
          </table:table-cell>
          <table:table-cell office:value-type="float" office:value="1092.29078310799" calcext:value-type="float">
            <text:p>1092.290783108</text:p>
          </table:table-cell>
          <table:table-cell office:value-type="float" office:value="1072.73699353601" calcext:value-type="float">
            <text:p>1072.736993536</text:p>
          </table:table-cell>
          <table:table-cell office:value-type="float" office:value="1099.88113091034" calcext:value-type="float">
            <text:p>1099.8811309103</text:p>
          </table:table-cell>
          <table:table-cell office:value-type="float" office:value="1098.8538115118" calcext:value-type="float">
            <text:p>1098.8538115118</text:p>
          </table:table-cell>
        </table:table-row>
        <table:table-row table:style-name="ro1">
          <table:table-cell office:value-type="float" office:value="1084.32884663733" calcext:value-type="float">
            <text:p>1084.3288466373</text:p>
          </table:table-cell>
          <table:table-cell office:value-type="float" office:value="1081.25780136301" calcext:value-type="float">
            <text:p>1081.257801363</text:p>
          </table:table-cell>
          <table:table-cell office:value-type="float" office:value="1103.0097027006" calcext:value-type="float">
            <text:p>1103.0097027006</text:p>
          </table:table-cell>
          <table:table-cell office:value-type="float" office:value="1110.88565639728" calcext:value-type="float">
            <text:p>1110.8856563973</text:p>
          </table:table-cell>
          <table:table-cell office:value-type="float" office:value="1107.96934645514" calcext:value-type="float">
            <text:p>1107.9693464551</text:p>
          </table:table-cell>
          <table:table-cell office:value-type="float" office:value="1075.24689310676" calcext:value-type="float">
            <text:p>1075.2468931068</text:p>
          </table:table-cell>
          <table:table-cell office:value-type="float" office:value="1118.78786776375" calcext:value-type="float">
            <text:p>1118.7878677638</text:p>
          </table:table-cell>
          <table:table-cell office:value-type="float" office:value="1089.9076592885" calcext:value-type="float">
            <text:p>1089.9076592885</text:p>
          </table:table-cell>
          <table:table-cell office:value-type="float" office:value="1085.54913890951" calcext:value-type="float">
            <text:p>1085.5491389095</text:p>
          </table:table-cell>
          <table:table-cell office:value-type="float" office:value="1080.02376062522" calcext:value-type="float">
            <text:p>1080.0237606252</text:p>
          </table:table-cell>
          <table:table-cell office:value-type="float" office:value="1074.78594847373" calcext:value-type="float">
            <text:p>1074.7859484737</text:p>
          </table:table-cell>
          <table:table-cell office:value-type="float" office:value="1121.69864367279" calcext:value-type="float">
            <text:p>1121.6986436728</text:p>
          </table:table-cell>
          <table:table-cell office:value-type="float" office:value="1080.42288572755" calcext:value-type="float">
            <text:p>1080.4228857276</text:p>
          </table:table-cell>
          <table:table-cell office:value-type="float" office:value="1097.20585429003" calcext:value-type="float">
            <text:p>1097.20585429</text:p>
          </table:table-cell>
          <table:table-cell office:value-type="float" office:value="1104.66070949315" calcext:value-type="float">
            <text:p>1104.6607094932</text:p>
          </table:table-cell>
          <table:table-cell office:value-type="float" office:value="1078.96600783911" calcext:value-type="float">
            <text:p>1078.9660078391</text:p>
          </table:table-cell>
          <table:table-cell office:value-type="float" office:value="1083.02355200222" calcext:value-type="float">
            <text:p>1083.0235520022</text:p>
          </table:table-cell>
          <table:table-cell office:value-type="float" office:value="1053.40524499471" calcext:value-type="float">
            <text:p>1053.4052449947</text:p>
          </table:table-cell>
          <table:table-cell office:value-type="float" office:value="1095.06234988397" calcext:value-type="float">
            <text:p>1095.062349884</text:p>
          </table:table-cell>
          <table:table-cell office:value-type="float" office:value="1087.87794892215" calcext:value-type="float">
            <text:p>1087.8779489222</text:p>
          </table:table-cell>
        </table:table-row>
        <table:table-row table:style-name="ro1">
          <table:table-cell office:value-type="float" office:value="1079.68925608401" calcext:value-type="float">
            <text:p>1079.689256084</text:p>
          </table:table-cell>
          <table:table-cell office:value-type="float" office:value="1079.50477750467" calcext:value-type="float">
            <text:p>1079.5047775047</text:p>
          </table:table-cell>
          <table:table-cell office:value-type="float" office:value="1103.52169476579" calcext:value-type="float">
            <text:p>1103.5216947658</text:p>
          </table:table-cell>
          <table:table-cell office:value-type="float" office:value="1108.90912798817" calcext:value-type="float">
            <text:p>1108.9091279882</text:p>
          </table:table-cell>
          <table:table-cell office:value-type="float" office:value="1098.6791575783" calcext:value-type="float">
            <text:p>1098.6791575783</text:p>
          </table:table-cell>
          <table:table-cell office:value-type="float" office:value="1072.74009686162" calcext:value-type="float">
            <text:p>1072.7400968616</text:p>
          </table:table-cell>
          <table:table-cell office:value-type="float" office:value="1101.90753943686" calcext:value-type="float">
            <text:p>1101.9075394369</text:p>
          </table:table-cell>
          <table:table-cell office:value-type="float" office:value="1079.67922904721" calcext:value-type="float">
            <text:p>1079.6792290472</text:p>
          </table:table-cell>
          <table:table-cell office:value-type="float" office:value="1082.97657868604" calcext:value-type="float">
            <text:p>1082.976578686</text:p>
          </table:table-cell>
          <table:table-cell office:value-type="float" office:value="1078.83761968446" calcext:value-type="float">
            <text:p>1078.8376196845</text:p>
          </table:table-cell>
          <table:table-cell office:value-type="float" office:value="1069.93960817622" calcext:value-type="float">
            <text:p>1069.9396081762</text:p>
          </table:table-cell>
          <table:table-cell office:value-type="float" office:value="1107.10172269888" calcext:value-type="float">
            <text:p>1107.1017226989</text:p>
          </table:table-cell>
          <table:table-cell office:value-type="float" office:value="1078.39836756844" calcext:value-type="float">
            <text:p>1078.3983675684</text:p>
          </table:table-cell>
          <table:table-cell office:value-type="float" office:value="1094.77203794115" calcext:value-type="float">
            <text:p>1094.7720379412</text:p>
          </table:table-cell>
          <table:table-cell office:value-type="float" office:value="1106.66521284788" calcext:value-type="float">
            <text:p>1106.6652128479</text:p>
          </table:table-cell>
          <table:table-cell office:value-type="float" office:value="1079.59239041489" calcext:value-type="float">
            <text:p>1079.5923904149</text:p>
          </table:table-cell>
          <table:table-cell office:value-type="float" office:value="1094.57897591567" calcext:value-type="float">
            <text:p>1094.5789759157</text:p>
          </table:table-cell>
          <table:table-cell office:value-type="float" office:value="1060.54645682497" calcext:value-type="float">
            <text:p>1060.546456825</text:p>
          </table:table-cell>
          <table:table-cell office:value-type="float" office:value="1075.11959574075" calcext:value-type="float">
            <text:p>1075.1195957408</text:p>
          </table:table-cell>
          <table:table-cell office:value-type="float" office:value="1083.86776539863" calcext:value-type="float">
            <text:p>1083.8677653986</text:p>
          </table:table-cell>
        </table:table-row>
        <table:table-row table:style-name="ro1">
          <table:table-cell office:value-type="float" office:value="1078.52023386119" calcext:value-type="float">
            <text:p>1078.5202338612</text:p>
          </table:table-cell>
          <table:table-cell office:value-type="float" office:value="1080.80177375744" calcext:value-type="float">
            <text:p>1080.8017737574</text:p>
          </table:table-cell>
          <table:table-cell office:value-type="float" office:value="1090.60611456535" calcext:value-type="float">
            <text:p>1090.6061145654</text:p>
          </table:table-cell>
          <table:table-cell office:value-type="float" office:value="1100.81304938832" calcext:value-type="float">
            <text:p>1100.8130493883</text:p>
          </table:table-cell>
          <table:table-cell office:value-type="float" office:value="1098.38814371127" calcext:value-type="float">
            <text:p>1098.3881437113</text:p>
          </table:table-cell>
          <table:table-cell office:value-type="float" office:value="1059.40165178502" calcext:value-type="float">
            <text:p>1059.401651785</text:p>
          </table:table-cell>
          <table:table-cell office:value-type="float" office:value="1101.90753943686" calcext:value-type="float">
            <text:p>1101.9075394369</text:p>
          </table:table-cell>
          <table:table-cell office:value-type="float" office:value="1072.89524417078" calcext:value-type="float">
            <text:p>1072.8952441708</text:p>
          </table:table-cell>
          <table:table-cell office:value-type="float" office:value="1060.43038602244" calcext:value-type="float">
            <text:p>1060.4303860224</text:p>
          </table:table-cell>
          <table:table-cell office:value-type="float" office:value="1063.95800881388" calcext:value-type="float">
            <text:p>1063.9580088139</text:p>
          </table:table-cell>
          <table:table-cell office:value-type="float" office:value="1054.46683431627" calcext:value-type="float">
            <text:p>1054.4668343163</text:p>
          </table:table-cell>
          <table:table-cell office:value-type="float" office:value="1085.02758633395" calcext:value-type="float">
            <text:p>1085.027586334</text:p>
          </table:table-cell>
          <table:table-cell office:value-type="float" office:value="1076.95263094512" calcext:value-type="float">
            <text:p>1076.9526309451</text:p>
          </table:table-cell>
          <table:table-cell office:value-type="float" office:value="1088.52342465221" calcext:value-type="float">
            <text:p>1088.5234246522</text:p>
          </table:table-cell>
          <table:table-cell office:value-type="float" office:value="1107.40949116719" calcext:value-type="float">
            <text:p>1107.4094911672</text:p>
          </table:table-cell>
          <table:table-cell office:value-type="float" office:value="1075.16517674594" calcext:value-type="float">
            <text:p>1075.1651767459</text:p>
          </table:table-cell>
          <table:table-cell office:value-type="float" office:value="1092.44910774984" calcext:value-type="float">
            <text:p>1092.4491077498</text:p>
          </table:table-cell>
          <table:table-cell office:value-type="float" office:value="1062.74554011982" calcext:value-type="float">
            <text:p>1062.7455401198</text:p>
          </table:table-cell>
          <table:table-cell office:value-type="float" office:value="1074.96648657306" calcext:value-type="float">
            <text:p>1074.9664865731</text:p>
          </table:table-cell>
          <table:table-cell office:value-type="float" office:value="1091.43755782059" calcext:value-type="float">
            <text:p>1091.4375578206</text:p>
          </table:table-cell>
        </table:table-row>
        <table:table-row table:style-name="ro1">
          <table:table-cell office:value-type="float" office:value="1077.78362284251" calcext:value-type="float">
            <text:p>1077.7836228425</text:p>
          </table:table-cell>
          <table:table-cell office:value-type="float" office:value="1073.41101261239" calcext:value-type="float">
            <text:p>1073.4110126124</text:p>
          </table:table-cell>
          <table:table-cell office:value-type="float" office:value="1099.07103586821" calcext:value-type="float">
            <text:p>1099.0710358682</text:p>
          </table:table-cell>
          <table:table-cell office:value-type="float" office:value="1086.42114745687" calcext:value-type="float">
            <text:p>1086.4211474569</text:p>
          </table:table-cell>
          <table:table-cell office:value-type="float" office:value="1083.39942831988" calcext:value-type="float">
            <text:p>1083.3994283199</text:p>
          </table:table-cell>
          <table:table-cell office:value-type="float" office:value="1062.08156837402" calcext:value-type="float">
            <text:p>1062.081568374</text:p>
          </table:table-cell>
          <table:table-cell office:value-type="float" office:value="1101.90753943686" calcext:value-type="float">
            <text:p>1101.9075394369</text:p>
          </table:table-cell>
          <table:table-cell office:value-type="float" office:value="1068.54608616918" calcext:value-type="float">
            <text:p>1068.5460861692</text:p>
          </table:table-cell>
          <table:table-cell office:value-type="float" office:value="1060.43038602244" calcext:value-type="float">
            <text:p>1060.4303860224</text:p>
          </table:table-cell>
          <table:table-cell office:value-type="float" office:value="1062.47603595449" calcext:value-type="float">
            <text:p>1062.4760359545</text:p>
          </table:table-cell>
          <table:table-cell office:value-type="float" office:value="1057.11949960565" calcext:value-type="float">
            <text:p>1057.1194996057</text:p>
          </table:table-cell>
          <table:table-cell office:value-type="float" office:value="1084.60289513201" calcext:value-type="float">
            <text:p>1084.602895132</text:p>
          </table:table-cell>
          <table:table-cell office:value-type="float" office:value="1076.10796823961" calcext:value-type="float">
            <text:p>1076.1079682396</text:p>
          </table:table-cell>
          <table:table-cell office:value-type="float" office:value="1080.46809011478" calcext:value-type="float">
            <text:p>1080.4680901148</text:p>
          </table:table-cell>
          <table:table-cell office:value-type="float" office:value="1103.02466856964" calcext:value-type="float">
            <text:p>1103.0246685696</text:p>
          </table:table-cell>
          <table:table-cell office:value-type="float" office:value="1060.39012304759" calcext:value-type="float">
            <text:p>1060.3901230476</text:p>
          </table:table-cell>
          <table:table-cell office:value-type="float" office:value="1079.22719891003" calcext:value-type="float">
            <text:p>1079.22719891</text:p>
          </table:table-cell>
          <table:table-cell office:value-type="float" office:value="1059.56744512664" calcext:value-type="float">
            <text:p>1059.5674451266</text:p>
          </table:table-cell>
          <table:table-cell office:value-type="float" office:value="1069.89806749799" calcext:value-type="float">
            <text:p>1069.898067498</text:p>
          </table:table-cell>
          <table:table-cell office:value-type="float" office:value="1088.42824907712" calcext:value-type="float">
            <text:p>1088.4282490771</text:p>
          </table:table-cell>
        </table:table-row>
        <table:table-row table:style-name="ro1">
          <table:table-cell office:value-type="float" office:value="1078.51679833752" calcext:value-type="float">
            <text:p>1078.5167983375</text:p>
          </table:table-cell>
          <table:table-cell office:value-type="float" office:value="1066.32404280488" calcext:value-type="float">
            <text:p>1066.3240428049</text:p>
          </table:table-cell>
          <table:table-cell office:value-type="float" office:value="1092.8046322178" calcext:value-type="float">
            <text:p>1092.8046322178</text:p>
          </table:table-cell>
          <table:table-cell office:value-type="float" office:value="1086.26157625176" calcext:value-type="float">
            <text:p>1086.2615762518</text:p>
          </table:table-cell>
          <table:table-cell office:value-type="float" office:value="1081.88783809418" calcext:value-type="float">
            <text:p>1081.8878380942</text:p>
          </table:table-cell>
          <table:table-cell office:value-type="float" office:value="1063.28184931089" calcext:value-type="float">
            <text:p>1063.2818493109</text:p>
          </table:table-cell>
          <table:table-cell office:value-type="float" office:value="1088.38172508364" calcext:value-type="float">
            <text:p>1088.3817250836</text:p>
          </table:table-cell>
          <table:table-cell office:value-type="float" office:value="1066.3463685559" calcext:value-type="float">
            <text:p>1066.3463685559</text:p>
          </table:table-cell>
          <table:table-cell office:value-type="float" office:value="1066.98971846809" calcext:value-type="float">
            <text:p>1066.9897184681</text:p>
          </table:table-cell>
          <table:table-cell office:value-type="float" office:value="1057.83785150155" calcext:value-type="float">
            <text:p>1057.8378515016</text:p>
          </table:table-cell>
          <table:table-cell office:value-type="float" office:value="1056.13581104712" calcext:value-type="float">
            <text:p>1056.1358110471</text:p>
          </table:table-cell>
          <table:table-cell office:value-type="float" office:value="1077.61087618632" calcext:value-type="float">
            <text:p>1077.6108761863</text:p>
          </table:table-cell>
          <table:table-cell office:value-type="float" office:value="1075.47972146011" calcext:value-type="float">
            <text:p>1075.4797214601</text:p>
          </table:table-cell>
          <table:table-cell office:value-type="float" office:value="1073.62806984077" calcext:value-type="float">
            <text:p>1073.6280698408</text:p>
          </table:table-cell>
          <table:table-cell office:value-type="float" office:value="1106.17485047671" calcext:value-type="float">
            <text:p>1106.1748504767</text:p>
          </table:table-cell>
          <table:table-cell office:value-type="float" office:value="1068.38342233934" calcext:value-type="float">
            <text:p>1068.3834223393</text:p>
          </table:table-cell>
          <table:table-cell office:value-type="float" office:value="1081.52744494492" calcext:value-type="float">
            <text:p>1081.5274449449</text:p>
          </table:table-cell>
          <table:table-cell office:value-type="float" office:value="1058.9370542042" calcext:value-type="float">
            <text:p>1058.9370542042</text:p>
          </table:table-cell>
          <table:table-cell office:value-type="float" office:value="1072.33167844567" calcext:value-type="float">
            <text:p>1072.3316784457</text:p>
          </table:table-cell>
          <table:table-cell office:value-type="float" office:value="1081.50156583102" calcext:value-type="float">
            <text:p>1081.501565831</text:p>
          </table:table-cell>
        </table:table-row>
        <table:table-row table:style-name="ro1">
          <table:table-cell office:value-type="float" office:value="1068.05049346807" calcext:value-type="float">
            <text:p>1068.0504934681</text:p>
          </table:table-cell>
          <table:table-cell office:value-type="float" office:value="1065.91239193671" calcext:value-type="float">
            <text:p>1065.9123919367</text:p>
          </table:table-cell>
          <table:table-cell office:value-type="float" office:value="1093.22529432677" calcext:value-type="float">
            <text:p>1093.2252943268</text:p>
          </table:table-cell>
          <table:table-cell office:value-type="float" office:value="1086.26157625176" calcext:value-type="float">
            <text:p>1086.2615762518</text:p>
          </table:table-cell>
          <table:table-cell office:value-type="float" office:value="1077.09976408327" calcext:value-type="float">
            <text:p>1077.0997640833</text:p>
          </table:table-cell>
          <table:table-cell office:value-type="float" office:value="1064.89096258947" calcext:value-type="float">
            <text:p>1064.8909625895</text:p>
          </table:table-cell>
          <table:table-cell office:value-type="float" office:value="1088.38172508364" calcext:value-type="float">
            <text:p>1088.3817250836</text:p>
          </table:table-cell>
          <table:table-cell office:value-type="float" office:value="1065.87862431244" calcext:value-type="float">
            <text:p>1065.8786243124</text:p>
          </table:table-cell>
          <table:table-cell office:value-type="float" office:value="1050.15184264456" calcext:value-type="float">
            <text:p>1050.1518426446</text:p>
          </table:table-cell>
          <table:table-cell office:value-type="float" office:value="1057.50154178435" calcext:value-type="float">
            <text:p>1057.5015417844</text:p>
          </table:table-cell>
          <table:table-cell office:value-type="float" office:value="1054.4709068095" calcext:value-type="float">
            <text:p>1054.4709068095</text:p>
          </table:table-cell>
          <table:table-cell office:value-type="float" office:value="1068.28952755987" calcext:value-type="float">
            <text:p>1068.2895275599</text:p>
          </table:table-cell>
          <table:table-cell office:value-type="float" office:value="1075.40988291337" calcext:value-type="float">
            <text:p>1075.4098829134</text:p>
          </table:table-cell>
          <table:table-cell office:value-type="float" office:value="1064.01026700253" calcext:value-type="float">
            <text:p>1064.0102670025</text:p>
          </table:table-cell>
          <table:table-cell office:value-type="float" office:value="1102.74567456553" calcext:value-type="float">
            <text:p>1102.7456745655</text:p>
          </table:table-cell>
          <table:table-cell office:value-type="float" office:value="1047.98189372768" calcext:value-type="float">
            <text:p>1047.9818937277</text:p>
          </table:table-cell>
          <table:table-cell office:value-type="float" office:value="1077.37936510543" calcext:value-type="float">
            <text:p>1077.3793651054</text:p>
          </table:table-cell>
          <table:table-cell office:value-type="float" office:value="1061.06582233797" calcext:value-type="float">
            <text:p>1061.065822338</text:p>
          </table:table-cell>
          <table:table-cell office:value-type="float" office:value="1067.25398078696" calcext:value-type="float">
            <text:p>1067.253980787</text:p>
          </table:table-cell>
          <table:table-cell office:value-type="float" office:value="1083.55455084286" calcext:value-type="float">
            <text:p>1083.5545508429</text:p>
          </table:table-cell>
        </table:table-row>
        <table:table-row table:style-name="ro1">
          <table:table-cell office:value-type="float" office:value="1053.3364195399" calcext:value-type="float">
            <text:p>1053.3364195399</text:p>
          </table:table-cell>
          <table:table-cell office:value-type="float" office:value="1060.7758619606" calcext:value-type="float">
            <text:p>1060.7758619606</text:p>
          </table:table-cell>
          <table:table-cell office:value-type="float" office:value="1095.38954928442" calcext:value-type="float">
            <text:p>1095.3895492844</text:p>
          </table:table-cell>
          <table:table-cell office:value-type="float" office:value="1083.11334132761" calcext:value-type="float">
            <text:p>1083.1133413276</text:p>
          </table:table-cell>
          <table:table-cell office:value-type="float" office:value="1077.75561513172" calcext:value-type="float">
            <text:p>1077.7556151317</text:p>
          </table:table-cell>
          <table:table-cell office:value-type="float" office:value="1064.4831813632" calcext:value-type="float">
            <text:p>1064.4831813632</text:p>
          </table:table-cell>
          <table:table-cell office:value-type="float" office:value="1088.236374181" calcext:value-type="float">
            <text:p>1088.236374181</text:p>
          </table:table-cell>
          <table:table-cell office:value-type="float" office:value="1065.67633900648" calcext:value-type="float">
            <text:p>1065.6763390065</text:p>
          </table:table-cell>
          <table:table-cell office:value-type="float" office:value="1047.09198978265" calcext:value-type="float">
            <text:p>1047.0919897827</text:p>
          </table:table-cell>
          <table:table-cell office:value-type="float" office:value="1056.12230972895" calcext:value-type="float">
            <text:p>1056.122309729</text:p>
          </table:table-cell>
          <table:table-cell office:value-type="float" office:value="1053.96354771382" calcext:value-type="float">
            <text:p>1053.9635477138</text:p>
          </table:table-cell>
          <table:table-cell office:value-type="float" office:value="1059.6729676253" calcext:value-type="float">
            <text:p>1059.6729676253</text:p>
          </table:table-cell>
          <table:table-cell office:value-type="float" office:value="1075.4210066322" calcext:value-type="float">
            <text:p>1075.4210066322</text:p>
          </table:table-cell>
          <table:table-cell office:value-type="float" office:value="1062.45010373835" calcext:value-type="float">
            <text:p>1062.4501037384</text:p>
          </table:table-cell>
          <table:table-cell office:value-type="float" office:value="1094.49578544694" calcext:value-type="float">
            <text:p>1094.4957854469</text:p>
          </table:table-cell>
          <table:table-cell office:value-type="float" office:value="1046.04104054239" calcext:value-type="float">
            <text:p>1046.0410405424</text:p>
          </table:table-cell>
          <table:table-cell office:value-type="float" office:value="1077.70289176613" calcext:value-type="float">
            <text:p>1077.7028917661</text:p>
          </table:table-cell>
          <table:table-cell office:value-type="float" office:value="1052.01508278167" calcext:value-type="float">
            <text:p>1052.0150827817</text:p>
          </table:table-cell>
          <table:table-cell office:value-type="float" office:value="1060.47424244011" calcext:value-type="float">
            <text:p>1060.4742424401</text:p>
          </table:table-cell>
          <table:table-cell office:value-type="float" office:value="1083.91051360805" calcext:value-type="float">
            <text:p>1083.9105136081</text:p>
          </table:table-cell>
        </table:table-row>
        <table:table-row table:style-name="ro1">
          <table:table-cell office:value-type="float" office:value="1042.91517471926" calcext:value-type="float">
            <text:p>1042.9151747193</text:p>
          </table:table-cell>
          <table:table-cell office:value-type="float" office:value="1057.56423874606" calcext:value-type="float">
            <text:p>1057.5642387461</text:p>
          </table:table-cell>
          <table:table-cell office:value-type="float" office:value="1095.40780260146" calcext:value-type="float">
            <text:p>1095.4078026015</text:p>
          </table:table-cell>
          <table:table-cell office:value-type="float" office:value="1081.28028402362" calcext:value-type="float">
            <text:p>1081.2802840236</text:p>
          </table:table-cell>
          <table:table-cell office:value-type="float" office:value="1074.73524126224" calcext:value-type="float">
            <text:p>1074.7352412622</text:p>
          </table:table-cell>
          <table:table-cell office:value-type="float" office:value="1051.99419478914" calcext:value-type="float">
            <text:p>1051.9941947891</text:p>
          </table:table-cell>
          <table:table-cell office:value-type="float" office:value="1088.236374181" calcext:value-type="float">
            <text:p>1088.236374181</text:p>
          </table:table-cell>
          <table:table-cell office:value-type="float" office:value="1064.04887893096" calcext:value-type="float">
            <text:p>1064.048878931</text:p>
          </table:table-cell>
          <table:table-cell office:value-type="float" office:value="1055.3398637146" calcext:value-type="float">
            <text:p>1055.3398637146</text:p>
          </table:table-cell>
          <table:table-cell office:value-type="float" office:value="1053.70298158805" calcext:value-type="float">
            <text:p>1053.7029815881</text:p>
          </table:table-cell>
          <table:table-cell office:value-type="float" office:value="1042.27853327316" calcext:value-type="float">
            <text:p>1042.2785332732</text:p>
          </table:table-cell>
          <table:table-cell office:value-type="float" office:value="1069.37242228282" calcext:value-type="float">
            <text:p>1069.3724222828</text:p>
          </table:table-cell>
          <table:table-cell office:value-type="float" office:value="1058.56857996696" calcext:value-type="float">
            <text:p>1058.568579967</text:p>
          </table:table-cell>
          <table:table-cell office:value-type="float" office:value="1065.59914701175" calcext:value-type="float">
            <text:p>1065.5991470118</text:p>
          </table:table-cell>
          <table:table-cell office:value-type="float" office:value="1098.66616070882" calcext:value-type="float">
            <text:p>1098.6661607088</text:p>
          </table:table-cell>
          <table:table-cell office:value-type="float" office:value="1046.04104054239" calcext:value-type="float">
            <text:p>1046.0410405424</text:p>
          </table:table-cell>
          <table:table-cell office:value-type="float" office:value="1077.14205486455" calcext:value-type="float">
            <text:p>1077.1420548646</text:p>
          </table:table-cell>
          <table:table-cell office:value-type="float" office:value="1047.13858235831" calcext:value-type="float">
            <text:p>1047.1385823583</text:p>
          </table:table-cell>
          <table:table-cell office:value-type="float" office:value="1057.00944108428" calcext:value-type="float">
            <text:p>1057.0094410843</text:p>
          </table:table-cell>
          <table:table-cell office:value-type="float" office:value="1081.46075861946" calcext:value-type="float">
            <text:p>1081.4607586195</text:p>
          </table:table-cell>
        </table:table-row>
        <table:table-row table:style-name="ro1">
          <table:table-cell office:value-type="float" office:value="1042.1340325337" calcext:value-type="float">
            <text:p>1042.1340325337</text:p>
          </table:table-cell>
          <table:table-cell office:value-type="float" office:value="1056.00600628108" calcext:value-type="float">
            <text:p>1056.0060062811</text:p>
          </table:table-cell>
          <table:table-cell office:value-type="float" office:value="1095.56609940887" calcext:value-type="float">
            <text:p>1095.5660994089</text:p>
          </table:table-cell>
          <table:table-cell office:value-type="float" office:value="1083.95425732287" calcext:value-type="float">
            <text:p>1083.9542573229</text:p>
          </table:table-cell>
          <table:table-cell office:value-type="float" office:value="1074.70954455985" calcext:value-type="float">
            <text:p>1074.7095445599</text:p>
          </table:table-cell>
          <table:table-cell office:value-type="float" office:value="1056.07542082819" calcext:value-type="float">
            <text:p>1056.0754208282</text:p>
          </table:table-cell>
          <table:table-cell office:value-type="float" office:value="1079.14956058593" calcext:value-type="float">
            <text:p>1079.1495605859</text:p>
          </table:table-cell>
          <table:table-cell office:value-type="float" office:value="1064.86159130696" calcext:value-type="float">
            <text:p>1064.861591307</text:p>
          </table:table-cell>
          <table:table-cell office:value-type="float" office:value="1053.42385410399" calcext:value-type="float">
            <text:p>1053.423854104</text:p>
          </table:table-cell>
          <table:table-cell office:value-type="float" office:value="1053.90451423007" calcext:value-type="float">
            <text:p>1053.9045142301</text:p>
          </table:table-cell>
          <table:table-cell office:value-type="float" office:value="1043.44435487206" calcext:value-type="float">
            <text:p>1043.4443548721</text:p>
          </table:table-cell>
          <table:table-cell office:value-type="float" office:value="1069.37155630334" calcext:value-type="float">
            <text:p>1069.3715563033</text:p>
          </table:table-cell>
          <table:table-cell office:value-type="float" office:value="1058.44509061527" calcext:value-type="float">
            <text:p>1058.4450906153</text:p>
          </table:table-cell>
          <table:table-cell office:value-type="float" office:value="1061.50927207603" calcext:value-type="float">
            <text:p>1061.509272076</text:p>
          </table:table-cell>
          <table:table-cell office:value-type="float" office:value="1080.54370247506" calcext:value-type="float">
            <text:p>1080.5437024751</text:p>
          </table:table-cell>
          <table:table-cell office:value-type="float" office:value="1045.50714215956" calcext:value-type="float">
            <text:p>1045.5071421596</text:p>
          </table:table-cell>
          <table:table-cell office:value-type="float" office:value="1080.8150495618" calcext:value-type="float">
            <text:p>1080.8150495618</text:p>
          </table:table-cell>
          <table:table-cell office:value-type="float" office:value="1044.53035351039" calcext:value-type="float">
            <text:p>1044.5303535104</text:p>
          </table:table-cell>
          <table:table-cell office:value-type="float" office:value="1056.97114293997" calcext:value-type="float">
            <text:p>1056.97114294</text:p>
          </table:table-cell>
          <table:table-cell office:value-type="float" office:value="1081.20225890243" calcext:value-type="float">
            <text:p>1081.2022589024</text:p>
          </table:table-cell>
        </table:table-row>
        <table:table-row table:style-name="ro1">
          <table:table-cell office:value-type="float" office:value="1041.84040465748" calcext:value-type="float">
            <text:p>1041.8404046575</text:p>
          </table:table-cell>
          <table:table-cell office:value-type="float" office:value="1049.23000171067" calcext:value-type="float">
            <text:p>1049.2300017107</text:p>
          </table:table-cell>
          <table:table-cell office:value-type="float" office:value="1082.84043311585" calcext:value-type="float">
            <text:p>1082.8404331159</text:p>
          </table:table-cell>
          <table:table-cell office:value-type="float" office:value="1063.0175498078" calcext:value-type="float">
            <text:p>1063.0175498078</text:p>
          </table:table-cell>
          <table:table-cell office:value-type="float" office:value="1071.58181384043" calcext:value-type="float">
            <text:p>1071.5818138404</text:p>
          </table:table-cell>
          <table:table-cell office:value-type="float" office:value="1051.54058226536" calcext:value-type="float">
            <text:p>1051.5405822654</text:p>
          </table:table-cell>
          <table:table-cell office:value-type="float" office:value="1086.16329718434" calcext:value-type="float">
            <text:p>1086.1632971843</text:p>
          </table:table-cell>
          <table:table-cell office:value-type="float" office:value="1052.30907921296" calcext:value-type="float">
            <text:p>1052.309079213</text:p>
          </table:table-cell>
          <table:table-cell office:value-type="float" office:value="1051.94442641173" calcext:value-type="float">
            <text:p>1051.9444264117</text:p>
          </table:table-cell>
          <table:table-cell office:value-type="float" office:value="1054.88422855714" calcext:value-type="float">
            <text:p>1054.8842285571</text:p>
          </table:table-cell>
          <table:table-cell office:value-type="float" office:value="1039.41971711739" calcext:value-type="float">
            <text:p>1039.4197171174</text:p>
          </table:table-cell>
          <table:table-cell office:value-type="float" office:value="1070.49211977246" calcext:value-type="float">
            <text:p>1070.4921197725</text:p>
          </table:table-cell>
          <table:table-cell office:value-type="float" office:value="1057.28736442363" calcext:value-type="float">
            <text:p>1057.2873644236</text:p>
          </table:table-cell>
          <table:table-cell office:value-type="float" office:value="1054.33061849437" calcext:value-type="float">
            <text:p>1054.3306184944</text:p>
          </table:table-cell>
          <table:table-cell office:value-type="float" office:value="1079.3894996156" calcext:value-type="float">
            <text:p>1079.3894996156</text:p>
          </table:table-cell>
          <table:table-cell office:value-type="float" office:value="1045.50714215956" calcext:value-type="float">
            <text:p>1045.5071421596</text:p>
          </table:table-cell>
          <table:table-cell office:value-type="float" office:value="1082.95173152615" calcext:value-type="float">
            <text:p>1082.9517315262</text:p>
          </table:table-cell>
          <table:table-cell office:value-type="float" office:value="1039.11928480691" calcext:value-type="float">
            <text:p>1039.1192848069</text:p>
          </table:table-cell>
          <table:table-cell office:value-type="float" office:value="1057.41293486597" calcext:value-type="float">
            <text:p>1057.412934866</text:p>
          </table:table-cell>
          <table:table-cell office:value-type="float" office:value="1081.86758641228" calcext:value-type="float">
            <text:p>1081.8675864123</text:p>
          </table:table-cell>
        </table:table-row>
        <table:table-row table:style-name="ro1">
          <table:table-cell office:value-type="float" office:value="1040.54390674416" calcext:value-type="float">
            <text:p>1040.5439067442</text:p>
          </table:table-cell>
          <table:table-cell office:value-type="float" office:value="1047.48388269686" calcext:value-type="float">
            <text:p>1047.4838826969</text:p>
          </table:table-cell>
          <table:table-cell office:value-type="float" office:value="1081.79235332119" calcext:value-type="float">
            <text:p>1081.7923533212</text:p>
          </table:table-cell>
          <table:table-cell office:value-type="float" office:value="1061.73424776974" calcext:value-type="float">
            <text:p>1061.7342477697</text:p>
          </table:table-cell>
          <table:table-cell office:value-type="float" office:value="1071.19470036364" calcext:value-type="float">
            <text:p>1071.1947003636</text:p>
          </table:table-cell>
          <table:table-cell office:value-type="float" office:value="1051.19857558337" calcext:value-type="float">
            <text:p>1051.1985755834</text:p>
          </table:table-cell>
          <table:table-cell office:value-type="float" office:value="1084.04739002145" calcext:value-type="float">
            <text:p>1084.0473900215</text:p>
          </table:table-cell>
          <table:table-cell office:value-type="float" office:value="1044.20274057725" calcext:value-type="float">
            <text:p>1044.2027405773</text:p>
          </table:table-cell>
          <table:table-cell office:value-type="float" office:value="1050.0331380213" calcext:value-type="float">
            <text:p>1050.0331380213</text:p>
          </table:table-cell>
          <table:table-cell office:value-type="float" office:value="1022.9392451426" calcext:value-type="float">
            <text:p>1022.9392451426</text:p>
          </table:table-cell>
          <table:table-cell office:value-type="float" office:value="1030.17725887316" calcext:value-type="float">
            <text:p>1030.1772588732</text:p>
          </table:table-cell>
          <table:table-cell office:value-type="float" office:value="1064.46615833052" calcext:value-type="float">
            <text:p>1064.4661583305</text:p>
          </table:table-cell>
          <table:table-cell office:value-type="float" office:value="1055.98169131977" calcext:value-type="float">
            <text:p>1055.9816913198</text:p>
          </table:table-cell>
          <table:table-cell office:value-type="float" office:value="1048.56305103966" calcext:value-type="float">
            <text:p>1048.5630510397</text:p>
          </table:table-cell>
          <table:table-cell office:value-type="float" office:value="1079.0802145958" calcext:value-type="float">
            <text:p>1079.0802145958</text:p>
          </table:table-cell>
          <table:table-cell office:value-type="float" office:value="1041.14169059116" calcext:value-type="float">
            <text:p>1041.1416905912</text:p>
          </table:table-cell>
          <table:table-cell office:value-type="float" office:value="1078.58943361043" calcext:value-type="float">
            <text:p>1078.5894336104</text:p>
          </table:table-cell>
          <table:table-cell office:value-type="float" office:value="1022.66098477265" calcext:value-type="float">
            <text:p>1022.6609847727</text:p>
          </table:table-cell>
          <table:table-cell office:value-type="float" office:value="1057.42382060741" calcext:value-type="float">
            <text:p>1057.4238206074</text:p>
          </table:table-cell>
          <table:table-cell office:value-type="float" office:value="1077.36646624237" calcext:value-type="float">
            <text:p>1077.3664662424</text:p>
          </table:table-cell>
        </table:table-row>
        <table:table-row table:style-name="ro1">
          <table:table-cell office:value-type="float" office:value="1040.66388072816" calcext:value-type="float">
            <text:p>1040.6638807282</text:p>
          </table:table-cell>
          <table:table-cell office:value-type="float" office:value="1052.27188346216" calcext:value-type="float">
            <text:p>1052.2718834622</text:p>
          </table:table-cell>
          <table:table-cell office:value-type="float" office:value="1060.7481082333" calcext:value-type="float">
            <text:p>1060.7481082333</text:p>
          </table:table-cell>
          <table:table-cell office:value-type="float" office:value="1056.60020055806" calcext:value-type="float">
            <text:p>1056.6002005581</text:p>
          </table:table-cell>
          <table:table-cell office:value-type="float" office:value="1070.86365441386" calcext:value-type="float">
            <text:p>1070.8636544139</text:p>
          </table:table-cell>
          <table:table-cell office:value-type="float" office:value="1041.56820069748" calcext:value-type="float">
            <text:p>1041.5682006975</text:p>
          </table:table-cell>
          <table:table-cell office:value-type="float" office:value="1085.25450982176" calcext:value-type="float">
            <text:p>1085.2545098218</text:p>
          </table:table-cell>
          <table:table-cell office:value-type="float" office:value="1047.10320489552" calcext:value-type="float">
            <text:p>1047.1032048955</text:p>
          </table:table-cell>
          <table:table-cell office:value-type="float" office:value="1046.813624854" calcext:value-type="float">
            <text:p>1046.813624854</text:p>
          </table:table-cell>
          <table:table-cell office:value-type="float" office:value="1019.02421873658" calcext:value-type="float">
            <text:p>1019.0242187366</text:p>
          </table:table-cell>
          <table:table-cell office:value-type="float" office:value="1014.91279557152" calcext:value-type="float">
            <text:p>1014.9127955715</text:p>
          </table:table-cell>
          <table:table-cell office:value-type="float" office:value="1044.70473169876" calcext:value-type="float">
            <text:p>1044.7047316988</text:p>
          </table:table-cell>
          <table:table-cell office:value-type="float" office:value="1055.98160169616" calcext:value-type="float">
            <text:p>1055.9816016962</text:p>
          </table:table-cell>
          <table:table-cell office:value-type="float" office:value="1045.93751855876" calcext:value-type="float">
            <text:p>1045.9375185588</text:p>
          </table:table-cell>
          <table:table-cell office:value-type="float" office:value="1077.04677482637" calcext:value-type="float">
            <text:p>1077.0467748264</text:p>
          </table:table-cell>
          <table:table-cell office:value-type="float" office:value="1041.14169059116" calcext:value-type="float">
            <text:p>1041.1416905912</text:p>
          </table:table-cell>
          <table:table-cell office:value-type="float" office:value="1084.45860566449" calcext:value-type="float">
            <text:p>1084.4586056645</text:p>
          </table:table-cell>
          <table:table-cell office:value-type="float" office:value="1019.96681853656" calcext:value-type="float">
            <text:p>1019.9668185366</text:p>
          </table:table-cell>
          <table:table-cell office:value-type="float" office:value="1054.32055099475" calcext:value-type="float">
            <text:p>1054.3205509948</text:p>
          </table:table-cell>
          <table:table-cell office:value-type="float" office:value="1076.32110818592" calcext:value-type="float">
            <text:p>1076.3211081859</text:p>
          </table:table-cell>
        </table:table-row>
        <table:table-row table:style-name="ro1">
          <table:table-cell office:value-type="float" office:value="1027.52259103414" calcext:value-type="float">
            <text:p>1027.5225910341</text:p>
          </table:table-cell>
          <table:table-cell office:value-type="float" office:value="1052.10534921253" calcext:value-type="float">
            <text:p>1052.1053492125</text:p>
          </table:table-cell>
          <table:table-cell office:value-type="float" office:value="1060.12469728172" calcext:value-type="float">
            <text:p>1060.1246972817</text:p>
          </table:table-cell>
          <table:table-cell office:value-type="float" office:value="1054.72037562259" calcext:value-type="float">
            <text:p>1054.7203756226</text:p>
          </table:table-cell>
          <table:table-cell office:value-type="float" office:value="1071.00459058608" calcext:value-type="float">
            <text:p>1071.0045905861</text:p>
          </table:table-cell>
          <table:table-cell office:value-type="float" office:value="1030.81554019896" calcext:value-type="float">
            <text:p>1030.815540199</text:p>
          </table:table-cell>
          <table:table-cell office:value-type="float" office:value="1084.48560388018" calcext:value-type="float">
            <text:p>1084.4856038802</text:p>
          </table:table-cell>
          <table:table-cell office:value-type="float" office:value="1048.93309865107" calcext:value-type="float">
            <text:p>1048.9330986511</text:p>
          </table:table-cell>
          <table:table-cell office:value-type="float" office:value="1044.83612265016" calcext:value-type="float">
            <text:p>1044.8361226502</text:p>
          </table:table-cell>
          <table:table-cell office:value-type="float" office:value="1012.70095230198" calcext:value-type="float">
            <text:p>1012.700952302</text:p>
          </table:table-cell>
          <table:table-cell office:value-type="float" office:value="1013.81415236251" calcext:value-type="float">
            <text:p>1013.8141523625</text:p>
          </table:table-cell>
          <table:table-cell office:value-type="float" office:value="1042.62645297645" calcext:value-type="float">
            <text:p>1042.6264529765</text:p>
          </table:table-cell>
          <table:table-cell office:value-type="float" office:value="1055.98070559639" calcext:value-type="float">
            <text:p>1055.9807055964</text:p>
          </table:table-cell>
          <table:table-cell office:value-type="float" office:value="1043.90662999187" calcext:value-type="float">
            <text:p>1043.9066299919</text:p>
          </table:table-cell>
          <table:table-cell office:value-type="float" office:value="1077.38033280908" calcext:value-type="float">
            <text:p>1077.3803328091</text:p>
          </table:table-cell>
          <table:table-cell office:value-type="float" office:value="1035.53924941806" calcext:value-type="float">
            <text:p>1035.5392494181</text:p>
          </table:table-cell>
          <table:table-cell office:value-type="float" office:value="1084.45860566449" calcext:value-type="float">
            <text:p>1084.4586056645</text:p>
          </table:table-cell>
          <table:table-cell office:value-type="float" office:value="1018.34324845137" calcext:value-type="float">
            <text:p>1018.3432484514</text:p>
          </table:table-cell>
          <table:table-cell office:value-type="float" office:value="1054.96944177843" calcext:value-type="float">
            <text:p>1054.9694417784</text:p>
          </table:table-cell>
          <table:table-cell office:value-type="float" office:value="1070.48181947896" calcext:value-type="float">
            <text:p>1070.4818194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2.62322754282" calcext:value-type="float">
            <text:p>1052.6232275428</text:p>
          </table:table-cell>
          <table:table-cell office:value-type="float" office:value="1060.1247163087" calcext:value-type="float">
            <text:p>1060.1247163087</text:p>
          </table:table-cell>
          <table:table-cell office:value-type="float" office:value="1058.90661665237" calcext:value-type="float">
            <text:p>1058.9066166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3.23679490786" calcext:value-type="float">
            <text:p>1083.2367949079</text:p>
          </table:table-cell>
          <table:table-cell office:value-type="float" office:value="1034.48806049727" calcext:value-type="float">
            <text:p>1034.4880604973</text:p>
          </table:table-cell>
          <table:table-cell office:value-type="float" office:value="1021.64304117113" calcext:value-type="float">
            <text:p>1021.6430411711</text:p>
          </table:table-cell>
          <table:table-cell office:value-type="float" office:value="1006.64867601231" calcext:value-type="float">
            <text:p>1006.6486760123</text:p>
          </table:table-cell>
          <table:table-cell office:value-type="float" office:value="1008.67009237024" calcext:value-type="float">
            <text:p>1008.6700923702</text:p>
          </table:table-cell>
          <table:table-cell office:value-type="float" office:value="1038.02517618911" calcext:value-type="float">
            <text:p>1038.0251761891</text:p>
          </table:table-cell>
          <table:table-cell office:value-type="float" office:value="1055.98688768169" calcext:value-type="float">
            <text:p>1055.9868876817</text:p>
          </table:table-cell>
          <table:table-cell office:value-type="float" office:value="1042.95620702172" calcext:value-type="float">
            <text:p>1042.9562070217</text:p>
          </table:table-cell>
          <table:table-cell office:value-type="float" office:value="1074.26209430194" calcext:value-type="float">
            <text:p>1074.2620943019</text:p>
          </table:table-cell>
          <table:table-cell office:value-type="float" office:value="1017.92310921377" calcext:value-type="float">
            <text:p>1017.9231092138</text:p>
          </table:table-cell>
          <table:table-cell office:value-type="float" office:value="1086.74685520562" calcext:value-type="float">
            <text:p>1086.7468552056</text:p>
          </table:table-cell>
          <table:table-cell office:value-type="float" office:value="1017.0492440016" calcext:value-type="float">
            <text:p>1017.0492440016</text:p>
          </table:table-cell>
          <table:table-cell office:value-type="float" office:value="1053.31446379727" calcext:value-type="float">
            <text:p>1053.3144637973</text:p>
          </table:table-cell>
          <table:table-cell office:value-type="float" office:value="1070.74557347592" calcext:value-type="float">
            <text:p>1070.74557347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1.24323632968" calcext:value-type="float">
            <text:p>1051.2432363297</text:p>
          </table:table-cell>
          <table:table-cell office:value-type="float" office:value="1055.09561999664" calcext:value-type="float">
            <text:p>1055.0956199966</text:p>
          </table:table-cell>
          <table:table-cell office:value-type="float" office:value="1058.37012711938" calcext:value-type="float">
            <text:p>1058.3701271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3.09328070601" calcext:value-type="float">
            <text:p>1083.093280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.006620879555" calcext:value-type="float">
            <text:p>999.0066208796</text:p>
          </table:table-cell>
          <table:table-cell office:value-type="float" office:value="1008.295888992" calcext:value-type="float">
            <text:p>1008.295888992</text:p>
          </table:table-cell>
          <table:table-cell office:value-type="float" office:value="1033.95679605624" calcext:value-type="float">
            <text:p>1033.9567960562</text:p>
          </table:table-cell>
          <table:table-cell office:value-type="float" office:value="1055.15842079575" calcext:value-type="float">
            <text:p>1055.1584207958</text:p>
          </table:table-cell>
          <table:table-cell office:value-type="float" office:value="1041.31225385096" calcext:value-type="float">
            <text:p>1041.312253851</text:p>
          </table:table-cell>
          <table:table-cell office:value-type="float" office:value="1073.74176440908" calcext:value-type="float">
            <text:p>1073.7417644091</text:p>
          </table:table-cell>
          <table:table-cell office:value-type="float" office:value="0" calcext:value-type="float">
            <text:p>0</text:p>
          </table:table-cell>
          <table:table-cell office:value-type="float" office:value="1085.56542528195" calcext:value-type="float">
            <text:p>1085.565425282</text:p>
          </table:table-cell>
          <table:table-cell office:value-type="float" office:value="1016.04260922553" calcext:value-type="float">
            <text:p>1016.0426092255</text:p>
          </table:table-cell>
          <table:table-cell office:value-type="float" office:value="1050.25294024087" calcext:value-type="float">
            <text:p>1050.2529402409</text:p>
          </table:table-cell>
          <table:table-cell office:value-type="float" office:value="1071.98928425437" calcext:value-type="float">
            <text:p>1071.9892842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1.67608527701" calcext:value-type="float">
            <text:p>1051.676085277</text:p>
          </table:table-cell>
          <table:table-cell office:value-type="float" office:value="1056.74697659113" calcext:value-type="float">
            <text:p>1056.7469765911</text:p>
          </table:table-cell>
          <table:table-cell office:value-type="float" office:value="1057.33614321506" calcext:value-type="float">
            <text:p>1057.3361432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2.41888852346" calcext:value-type="float">
            <text:p>1082.4188885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1.331993810448" calcext:value-type="float">
            <text:p>991.3319938104</text:p>
          </table:table-cell>
          <table:table-cell office:value-type="float" office:value="1011.62040741858" calcext:value-type="float">
            <text:p>1011.6204074186</text:p>
          </table:table-cell>
          <table:table-cell office:value-type="float" office:value="1034.01043060794" calcext:value-type="float">
            <text:p>1034.0104306079</text:p>
          </table:table-cell>
          <table:table-cell office:value-type="float" office:value="1052.74593396914" calcext:value-type="float">
            <text:p>1052.7459339691</text:p>
          </table:table-cell>
          <table:table-cell office:value-type="float" office:value="1040.6284058421" calcext:value-type="float">
            <text:p>1040.6284058421</text:p>
          </table:table-cell>
          <table:table-cell office:value-type="float" office:value="1072.69578810835" calcext:value-type="float">
            <text:p>1072.6957881084</text:p>
          </table:table-cell>
          <table:table-cell office:value-type="float" office:value="0" calcext:value-type="float">
            <text:p>0</text:p>
          </table:table-cell>
          <table:table-cell office:value-type="float" office:value="1080.6539273576" calcext:value-type="float">
            <text:p>1080.6539273576</text:p>
          </table:table-cell>
          <table:table-cell office:value-type="float" office:value="1016.04260922553" calcext:value-type="float">
            <text:p>1016.0426092255</text:p>
          </table:table-cell>
          <table:table-cell office:value-type="float" office:value="1052.75020125376" calcext:value-type="float">
            <text:p>1052.7502012538</text:p>
          </table:table-cell>
          <table:table-cell office:value-type="float" office:value="1071.75140706116" calcext:value-type="float">
            <text:p>1071.75140706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1.69144836587" calcext:value-type="float">
            <text:p>1051.6914483659</text:p>
          </table:table-cell>
          <table:table-cell office:value-type="float" office:value="1056.74697659113" calcext:value-type="float">
            <text:p>1056.7469765911</text:p>
          </table:table-cell>
          <table:table-cell office:value-type="float" office:value="1055.47468138689" calcext:value-type="float">
            <text:p>1055.4746813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2.40557319575" calcext:value-type="float">
            <text:p>1082.4055731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9.014581301045" calcext:value-type="float">
            <text:p>989.014581301</text:p>
          </table:table-cell>
          <table:table-cell office:value-type="float" office:value="1009.11322313054" calcext:value-type="float">
            <text:p>1009.1132231305</text:p>
          </table:table-cell>
          <table:table-cell office:value-type="float" office:value="1036.17869599679" calcext:value-type="float">
            <text:p>1036.1786959968</text:p>
          </table:table-cell>
          <table:table-cell office:value-type="float" office:value="1051.44567079049" calcext:value-type="float">
            <text:p>1051.4456707905</text:p>
          </table:table-cell>
          <table:table-cell office:value-type="float" office:value="1036.19430733187" calcext:value-type="float">
            <text:p>1036.1943073319</text:p>
          </table:table-cell>
          <table:table-cell office:value-type="float" office:value="1074.63860999913" calcext:value-type="float">
            <text:p>1074.6386099991</text:p>
          </table:table-cell>
          <table:table-cell office:value-type="float" office:value="0" calcext:value-type="float">
            <text:p>0</text:p>
          </table:table-cell>
          <table:table-cell office:value-type="float" office:value="1078.62957141864" calcext:value-type="float">
            <text:p>1078.6295714186</text:p>
          </table:table-cell>
          <table:table-cell office:value-type="float" office:value="1016.04260922553" calcext:value-type="float">
            <text:p>1016.0426092255</text:p>
          </table:table-cell>
          <table:table-cell office:value-type="float" office:value="1052.3600112655" calcext:value-type="float">
            <text:p>1052.3600112655</text:p>
          </table:table-cell>
          <table:table-cell office:value-type="float" office:value="1067.85639942121" calcext:value-type="float">
            <text:p>1067.8563994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1.69375099679" calcext:value-type="float">
            <text:p>1051.6937509968</text:p>
          </table:table-cell>
          <table:table-cell office:value-type="float" office:value="1056.3398737414" calcext:value-type="float">
            <text:p>1056.3398737414</text:p>
          </table:table-cell>
          <table:table-cell office:value-type="float" office:value="1055.3074334557" calcext:value-type="float">
            <text:p>1055.307433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2.41814107397" calcext:value-type="float">
            <text:p>1082.418141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0.54594959512" calcext:value-type="float">
            <text:p>990.5459495951</text:p>
          </table:table-cell>
          <table:table-cell office:value-type="float" office:value="1005.51404579102" calcext:value-type="float">
            <text:p>1005.514045791</text:p>
          </table:table-cell>
          <table:table-cell office:value-type="float" office:value="1034.41843680242" calcext:value-type="float">
            <text:p>1034.4184368024</text:p>
          </table:table-cell>
          <table:table-cell office:value-type="float" office:value="1051.09094773096" calcext:value-type="float">
            <text:p>1051.090947731</text:p>
          </table:table-cell>
          <table:table-cell office:value-type="float" office:value="1035.3728442474" calcext:value-type="float">
            <text:p>1035.3728442474</text:p>
          </table:table-cell>
          <table:table-cell office:value-type="float" office:value="1075.47769088211" calcext:value-type="float">
            <text:p>1075.4776908821</text:p>
          </table:table-cell>
          <table:table-cell office:value-type="float" office:value="0" calcext:value-type="float">
            <text:p>0</text:p>
          </table:table-cell>
          <table:table-cell office:value-type="float" office:value="1073.16798327272" calcext:value-type="float">
            <text:p>1073.1679832727</text:p>
          </table:table-cell>
          <table:table-cell office:value-type="float" office:value="1016.4363478822" calcext:value-type="float">
            <text:p>1016.4363478822</text:p>
          </table:table-cell>
          <table:table-cell office:value-type="float" office:value="1052.7724616885" calcext:value-type="float">
            <text:p>1052.7724616885</text:p>
          </table:table-cell>
          <table:table-cell office:value-type="float" office:value="1066.49955203012" calcext:value-type="float">
            <text:p>1066.49955203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7.95044204419" calcext:value-type="float">
            <text:p>1047.9504420442</text:p>
          </table:table-cell>
          <table:table-cell office:value-type="float" office:value="0" calcext:value-type="float">
            <text:p>0</text:p>
          </table:table-cell>
          <table:table-cell office:value-type="float" office:value="1053.74875130962" calcext:value-type="float">
            <text:p>1053.7487513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1.22742062111" calcext:value-type="float">
            <text:p>1081.2274206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.472694368553" calcext:value-type="float">
            <text:p>986.4726943686</text:p>
          </table:table-cell>
          <table:table-cell office:value-type="float" office:value="0" calcext:value-type="float">
            <text:p>0</text:p>
          </table:table-cell>
          <table:table-cell office:value-type="float" office:value="1028.12230230493" calcext:value-type="float">
            <text:p>1028.1223023049</text:p>
          </table:table-cell>
          <table:table-cell office:value-type="float" office:value="1051.13855635572" calcext:value-type="float">
            <text:p>1051.1385563557</text:p>
          </table:table-cell>
          <table:table-cell office:value-type="float" office:value="1033.54717041221" calcext:value-type="float">
            <text:p>1033.5471704122</text:p>
          </table:table-cell>
          <table:table-cell office:value-type="float" office:value="1074.33689014919" calcext:value-type="float">
            <text:p>1074.3368901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3.20284214604" calcext:value-type="float">
            <text:p>1053.202842146</text:p>
          </table:table-cell>
          <table:table-cell office:value-type="float" office:value="1064.63728907474" calcext:value-type="float">
            <text:p>1064.6372890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8.63370959801" calcext:value-type="float">
            <text:p>1048.633709598</text:p>
          </table:table-cell>
          <table:table-cell office:value-type="float" office:value="0" calcext:value-type="float">
            <text:p>0</text:p>
          </table:table-cell>
          <table:table-cell office:value-type="float" office:value="1051.34014800882" calcext:value-type="float">
            <text:p>1051.3401480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3.5549763135" calcext:value-type="float">
            <text:p>1063.5549763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9.48534872273" calcext:value-type="float">
            <text:p>969.4853487227</text:p>
          </table:table-cell>
          <table:table-cell office:value-type="float" office:value="0" calcext:value-type="float">
            <text:p>0</text:p>
          </table:table-cell>
          <table:table-cell office:value-type="float" office:value="1026.01539048963" calcext:value-type="float">
            <text:p>1026.0153904896</text:p>
          </table:table-cell>
          <table:table-cell office:value-type="float" office:value="1050.55501554957" calcext:value-type="float">
            <text:p>1050.5550155496</text:p>
          </table:table-cell>
          <table:table-cell office:value-type="float" office:value="1033.54717041221" calcext:value-type="float">
            <text:p>1033.5471704122</text:p>
          </table:table-cell>
          <table:table-cell office:value-type="float" office:value="1070.35497396108" calcext:value-type="float">
            <text:p>1070.3549739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6.43021400904" calcext:value-type="float">
            <text:p>1036.430214009</text:p>
          </table:table-cell>
          <table:table-cell office:value-type="float" office:value="1065.59153684262" calcext:value-type="float">
            <text:p>1065.59153684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5.01726441129" calcext:value-type="float">
            <text:p>1045.0172644113</text:p>
          </table:table-cell>
          <table:table-cell office:value-type="float" office:value="0" calcext:value-type="float">
            <text:p>0</text:p>
          </table:table-cell>
          <table:table-cell office:value-type="float" office:value="1052.43960870219" calcext:value-type="float">
            <text:p>1052.43960870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10.06126461625" calcext:value-type="float">
            <text:p>1010.0612646163</text:p>
          </table:table-cell>
          <table:table-cell office:value-type="float" office:value="1040.8861270676" calcext:value-type="float">
            <text:p>1040.8861270676</text:p>
          </table:table-cell>
          <table:table-cell office:value-type="float" office:value="1018.21881025037" calcext:value-type="float">
            <text:p>1018.2188102504</text:p>
          </table:table-cell>
          <table:table-cell office:value-type="float" office:value="1066.69296970933" calcext:value-type="float">
            <text:p>1066.69296970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8.66006790143" calcext:value-type="float">
            <text:p>1048.660067901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047.21374605085" calcext:value-type="float">
            <text:p>1047.21374605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57.68911420149" calcext:value-type="float">
            <text:p>1057.68911420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048.95037210768" calcext:value-type="float">
            <text:p>1048.95037210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63.32958787114" calcext:value-type="float">
            <text:p>1063.32958787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043.40664388836" calcext:value-type="float">
            <text:p>1043.40664388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63.56502282151" calcext:value-type="float">
            <text:p>1063.56502282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040.22180125708" calcext:value-type="float">
            <text:p>1040.22180125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62.50511801519" calcext:value-type="float">
            <text:p>1062.505118015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float" office:value="340.283083571184" calcext:value-type="float">
            <text:p>340.2830835712</text:p>
          </table:table-cell>
          <table:table-cell office:value-type="float" office:value="350.081476637098" calcext:value-type="float">
            <text:p>350.0814766371</text:p>
          </table:table-cell>
          <table:table-cell office:value-type="float" office:value="340.11998140804" calcext:value-type="float">
            <text:p>340.119981408</text:p>
          </table:table-cell>
          <table:table-cell office:value-type="float" office:value="341.333333333331" calcext:value-type="float">
            <text:p>341.3333333333</text:p>
          </table:table-cell>
          <table:table-cell office:value-type="float" office:value="340.567619213753" calcext:value-type="float">
            <text:p>340.5676192138</text:p>
          </table:table-cell>
          <table:table-cell office:value-type="float" office:value="352.387906577808" calcext:value-type="float">
            <text:p>352.3879065778</text:p>
          </table:table-cell>
          <table:table-cell office:value-type="float" office:value="343.021475825576" calcext:value-type="float">
            <text:p>343.0214758256</text:p>
          </table:table-cell>
          <table:table-cell office:value-type="float" office:value="341.233889604139" calcext:value-type="float">
            <text:p>341.2338896041</text:p>
          </table:table-cell>
          <table:table-cell office:value-type="float" office:value="346.482488511785" calcext:value-type="float">
            <text:p>346.4824885118</text:p>
          </table:table-cell>
          <table:table-cell office:value-type="float" office:value="342.346047281164" calcext:value-type="float">
            <text:p>342.3460472812</text:p>
          </table:table-cell>
          <table:table-cell office:value-type="float" office:value="345.734706753168" calcext:value-type="float">
            <text:p>345.7347067532</text:p>
          </table:table-cell>
          <table:table-cell office:value-type="float" office:value="340.502569673539" calcext:value-type="float">
            <text:p>340.5025696735</text:p>
          </table:table-cell>
          <table:table-cell office:value-type="float" office:value="340.959210706205" calcext:value-type="float">
            <text:p>340.9592107062</text:p>
          </table:table-cell>
          <table:table-cell office:value-type="float" office:value="344.541361274064" calcext:value-type="float">
            <text:p>344.5413612741</text:p>
          </table:table-cell>
          <table:table-cell office:value-type="float" office:value="338.422278741846" calcext:value-type="float">
            <text:p>338.4222787418</text:p>
          </table:table-cell>
          <table:table-cell office:value-type="float" office:value="338.992815674874" calcext:value-type="float">
            <text:p>338.9928156749</text:p>
          </table:table-cell>
          <table:table-cell office:value-type="float" office:value="343.47541829899" calcext:value-type="float">
            <text:p>343.475418299</text:p>
          </table:table-cell>
          <table:table-cell office:value-type="float" office:value="350.721998979917" calcext:value-type="float">
            <text:p>350.7219989799</text:p>
          </table:table-cell>
          <table:table-cell office:value-type="float" office:value="344.897106851565" calcext:value-type="float">
            <text:p>344.8971068516</text:p>
          </table:table-cell>
          <table:table-cell office:value-type="float" office:value="348.730190568706" calcext:value-type="float">
            <text:p>348.7301905687</text:p>
          </table:table-cell>
        </table:table-row>
        <table:table-row table:style-name="ro1">
          <table:table-cell office:value-type="float" office:value="342.114192186649" calcext:value-type="float">
            <text:p>342.1141921866</text:p>
          </table:table-cell>
          <table:table-cell office:value-type="float" office:value="362.351851551814" calcext:value-type="float">
            <text:p>362.3518515518</text:p>
          </table:table-cell>
          <table:table-cell office:value-type="float" office:value="354.559689540014" calcext:value-type="float">
            <text:p>354.55968954</text:p>
          </table:table-cell>
          <table:table-cell office:value-type="float" office:value="349.051460486046" calcext:value-type="float">
            <text:p>349.051460486</text:p>
          </table:table-cell>
          <table:table-cell office:value-type="float" office:value="340.742660301878" calcext:value-type="float">
            <text:p>340.7426603019</text:p>
          </table:table-cell>
          <table:table-cell office:value-type="float" office:value="353.122529709833" calcext:value-type="float">
            <text:p>353.1225297098</text:p>
          </table:table-cell>
          <table:table-cell office:value-type="float" office:value="343.08577930603" calcext:value-type="float">
            <text:p>343.085779306</text:p>
          </table:table-cell>
          <table:table-cell office:value-type="float" office:value="338.686904157635" calcext:value-type="float">
            <text:p>338.6869041576</text:p>
          </table:table-cell>
          <table:table-cell office:value-type="float" office:value="350.304486586115" calcext:value-type="float">
            <text:p>350.3044865861</text:p>
          </table:table-cell>
          <table:table-cell office:value-type="float" office:value="361.938744673267" calcext:value-type="float">
            <text:p>361.9387446733</text:p>
          </table:table-cell>
          <table:table-cell office:value-type="float" office:value="363.816874265256" calcext:value-type="float">
            <text:p>363.8168742653</text:p>
          </table:table-cell>
          <table:table-cell office:value-type="float" office:value="343.515364732306" calcext:value-type="float">
            <text:p>343.5153647323</text:p>
          </table:table-cell>
          <table:table-cell office:value-type="float" office:value="344.480440534908" calcext:value-type="float">
            <text:p>344.4804405349</text:p>
          </table:table-cell>
          <table:table-cell office:value-type="float" office:value="357.416518624347" calcext:value-type="float">
            <text:p>357.4165186243</text:p>
          </table:table-cell>
          <table:table-cell office:value-type="float" office:value="340.171067960573" calcext:value-type="float">
            <text:p>340.1710679606</text:p>
          </table:table-cell>
          <table:table-cell office:value-type="float" office:value="349.411129564333" calcext:value-type="float">
            <text:p>349.4111295643</text:p>
          </table:table-cell>
          <table:table-cell office:value-type="float" office:value="345.656804070369" calcext:value-type="float">
            <text:p>345.6568040704</text:p>
          </table:table-cell>
          <table:table-cell office:value-type="float" office:value="365.599082855771" calcext:value-type="float">
            <text:p>365.5990828558</text:p>
          </table:table-cell>
          <table:table-cell office:value-type="float" office:value="333.907936487339" calcext:value-type="float">
            <text:p>333.9079364873</text:p>
          </table:table-cell>
          <table:table-cell office:value-type="float" office:value="344.307036777296" calcext:value-type="float">
            <text:p>344.3070367773</text:p>
          </table:table-cell>
        </table:table-row>
        <table:table-row table:style-name="ro1">
          <table:table-cell office:value-type="float" office:value="339.37427081854" calcext:value-type="float">
            <text:p>339.3742708185</text:p>
          </table:table-cell>
          <table:table-cell office:value-type="float" office:value="361.442921971692" calcext:value-type="float">
            <text:p>361.4429219717</text:p>
          </table:table-cell>
          <table:table-cell office:value-type="float" office:value="346.670078781318" calcext:value-type="float">
            <text:p>346.6700787813</text:p>
          </table:table-cell>
          <table:table-cell office:value-type="float" office:value="349.542406300524" calcext:value-type="float">
            <text:p>349.5424063005</text:p>
          </table:table-cell>
          <table:table-cell office:value-type="float" office:value="343.114215915869" calcext:value-type="float">
            <text:p>343.1142159159</text:p>
          </table:table-cell>
          <table:table-cell office:value-type="float" office:value="353.655500198865" calcext:value-type="float">
            <text:p>353.6555001989</text:p>
          </table:table-cell>
          <table:table-cell office:value-type="float" office:value="342.54501109832" calcext:value-type="float">
            <text:p>342.5450110983</text:p>
          </table:table-cell>
          <table:table-cell office:value-type="float" office:value="341.290510565757" calcext:value-type="float">
            <text:p>341.2905105658</text:p>
          </table:table-cell>
          <table:table-cell office:value-type="float" office:value="357.913053035055" calcext:value-type="float">
            <text:p>357.9130530351</text:p>
          </table:table-cell>
          <table:table-cell office:value-type="float" office:value="363.896590164669" calcext:value-type="float">
            <text:p>363.8965901647</text:p>
          </table:table-cell>
          <table:table-cell office:value-type="float" office:value="363.6726428502" calcext:value-type="float">
            <text:p>363.6726428502</text:p>
          </table:table-cell>
          <table:table-cell office:value-type="float" office:value="346.429263584177" calcext:value-type="float">
            <text:p>346.4292635842</text:p>
          </table:table-cell>
          <table:table-cell office:value-type="float" office:value="344.403179890977" calcext:value-type="float">
            <text:p>344.403179891</text:p>
          </table:table-cell>
          <table:table-cell office:value-type="float" office:value="355.590576344768" calcext:value-type="float">
            <text:p>355.5905763448</text:p>
          </table:table-cell>
          <table:table-cell office:value-type="float" office:value="341.762289629778" calcext:value-type="float">
            <text:p>341.7622896298</text:p>
          </table:table-cell>
          <table:table-cell office:value-type="float" office:value="362.03244193191" calcext:value-type="float">
            <text:p>362.0324419319</text:p>
          </table:table-cell>
          <table:table-cell office:value-type="float" office:value="340.182668808767" calcext:value-type="float">
            <text:p>340.1826688088</text:p>
          </table:table-cell>
          <table:table-cell office:value-type="float" office:value="369.590265975847" calcext:value-type="float">
            <text:p>369.5902659758</text:p>
          </table:table-cell>
          <table:table-cell office:value-type="float" office:value="334.687182790044" calcext:value-type="float">
            <text:p>334.68718279</text:p>
          </table:table-cell>
          <table:table-cell office:value-type="float" office:value="347.45392687149" calcext:value-type="float">
            <text:p>347.4539268715</text:p>
          </table:table-cell>
        </table:table-row>
        <table:table-row table:style-name="ro1">
          <table:table-cell office:value-type="float" office:value="355.783508422454" calcext:value-type="float">
            <text:p>355.7835084225</text:p>
          </table:table-cell>
          <table:table-cell office:value-type="float" office:value="362.093800335093" calcext:value-type="float">
            <text:p>362.0938003351</text:p>
          </table:table-cell>
          <table:table-cell office:value-type="float" office:value="350.587521805361" calcext:value-type="float">
            <text:p>350.5875218054</text:p>
          </table:table-cell>
          <table:table-cell office:value-type="float" office:value="348.613912621951" calcext:value-type="float">
            <text:p>348.613912622</text:p>
          </table:table-cell>
          <table:table-cell office:value-type="float" office:value="344.621697109235" calcext:value-type="float">
            <text:p>344.6216971092</text:p>
          </table:table-cell>
          <table:table-cell office:value-type="float" office:value="368.115426644422" calcext:value-type="float">
            <text:p>368.1154266444</text:p>
          </table:table-cell>
          <table:table-cell office:value-type="float" office:value="343.822743155381" calcext:value-type="float">
            <text:p>343.8227431554</text:p>
          </table:table-cell>
          <table:table-cell office:value-type="float" office:value="357.622348825001" calcext:value-type="float">
            <text:p>357.622348825</text:p>
          </table:table-cell>
          <table:table-cell office:value-type="float" office:value="359.223835817454" calcext:value-type="float">
            <text:p>359.2238358175</text:p>
          </table:table-cell>
          <table:table-cell office:value-type="float" office:value="362.975787124035" calcext:value-type="float">
            <text:p>362.975787124</text:p>
          </table:table-cell>
          <table:table-cell office:value-type="float" office:value="365.580581322885" calcext:value-type="float">
            <text:p>365.5805813229</text:p>
          </table:table-cell>
          <table:table-cell office:value-type="float" office:value="344.162070801364" calcext:value-type="float">
            <text:p>344.1620708014</text:p>
          </table:table-cell>
          <table:table-cell office:value-type="float" office:value="357.250591184613" calcext:value-type="float">
            <text:p>357.2505911846</text:p>
          </table:table-cell>
          <table:table-cell office:value-type="float" office:value="350.720837621678" calcext:value-type="float">
            <text:p>350.7208376217</text:p>
          </table:table-cell>
          <table:table-cell office:value-type="float" office:value="346.132959284051" calcext:value-type="float">
            <text:p>346.1329592841</text:p>
          </table:table-cell>
          <table:table-cell office:value-type="float" office:value="366.661643890256" calcext:value-type="float">
            <text:p>366.6616438903</text:p>
          </table:table-cell>
          <table:table-cell office:value-type="float" office:value="346.20683271922" calcext:value-type="float">
            <text:p>346.2068327192</text:p>
          </table:table-cell>
          <table:table-cell office:value-type="float" office:value="361.203668624796" calcext:value-type="float">
            <text:p>361.2036686248</text:p>
          </table:table-cell>
          <table:table-cell office:value-type="float" office:value="334.524247500125" calcext:value-type="float">
            <text:p>334.5242475001</text:p>
          </table:table-cell>
          <table:table-cell office:value-type="float" office:value="342.004847178451" calcext:value-type="float">
            <text:p>342.0048471785</text:p>
          </table:table-cell>
        </table:table-row>
        <table:table-row table:style-name="ro1">
          <table:table-cell office:value-type="float" office:value="359.099722531591" calcext:value-type="float">
            <text:p>359.0997225316</text:p>
          </table:table-cell>
          <table:table-cell office:value-type="float" office:value="364.589105684913" calcext:value-type="float">
            <text:p>364.5891056849</text:p>
          </table:table-cell>
          <table:table-cell office:value-type="float" office:value="350.587521805361" calcext:value-type="float">
            <text:p>350.5875218054</text:p>
          </table:table-cell>
          <table:table-cell office:value-type="float" office:value="353.055080649758" calcext:value-type="float">
            <text:p>353.0550806498</text:p>
          </table:table-cell>
          <table:table-cell office:value-type="float" office:value="351.254504638523" calcext:value-type="float">
            <text:p>351.2545046385</text:p>
          </table:table-cell>
          <table:table-cell office:value-type="float" office:value="368.206727981847" calcext:value-type="float">
            <text:p>368.2067279818</text:p>
          </table:table-cell>
          <table:table-cell office:value-type="float" office:value="343.112827248082" calcext:value-type="float">
            <text:p>343.1128272481</text:p>
          </table:table-cell>
          <table:table-cell office:value-type="float" office:value="357.945404512758" calcext:value-type="float">
            <text:p>357.9454045128</text:p>
          </table:table-cell>
          <table:table-cell office:value-type="float" office:value="371.848859138022" calcext:value-type="float">
            <text:p>371.848859138</text:p>
          </table:table-cell>
          <table:table-cell office:value-type="float" office:value="359.75394913028" calcext:value-type="float">
            <text:p>359.7539491303</text:p>
          </table:table-cell>
          <table:table-cell office:value-type="float" office:value="370.30324083181" calcext:value-type="float">
            <text:p>370.3032408318</text:p>
          </table:table-cell>
          <table:table-cell office:value-type="float" office:value="344.153877751741" calcext:value-type="float">
            <text:p>344.1538777517</text:p>
          </table:table-cell>
          <table:table-cell office:value-type="float" office:value="357.901907080663" calcext:value-type="float">
            <text:p>357.9019070807</text:p>
          </table:table-cell>
          <table:table-cell office:value-type="float" office:value="349.165602256672" calcext:value-type="float">
            <text:p>349.1656022567</text:p>
          </table:table-cell>
          <table:table-cell office:value-type="float" office:value="351.955638416711" calcext:value-type="float">
            <text:p>351.9556384167</text:p>
          </table:table-cell>
          <table:table-cell office:value-type="float" office:value="367.545544088525" calcext:value-type="float">
            <text:p>367.5455440885</text:p>
          </table:table-cell>
          <table:table-cell office:value-type="float" office:value="346.899000865857" calcext:value-type="float">
            <text:p>346.8990008659</text:p>
          </table:table-cell>
          <table:table-cell office:value-type="float" office:value="371.910223647634" calcext:value-type="float">
            <text:p>371.9102236476</text:p>
          </table:table-cell>
          <table:table-cell office:value-type="float" office:value="339.680257538734" calcext:value-type="float">
            <text:p>339.6802575387</text:p>
          </table:table-cell>
          <table:table-cell office:value-type="float" office:value="348.214826110016" calcext:value-type="float">
            <text:p>348.21482611</text:p>
          </table:table-cell>
        </table:table-row>
        <table:table-row table:style-name="ro1">
          <table:table-cell office:value-type="float" office:value="369.798939287598" calcext:value-type="float">
            <text:p>369.7989392876</text:p>
          </table:table-cell>
          <table:table-cell office:value-type="float" office:value="370.108592451063" calcext:value-type="float">
            <text:p>370.1085924511</text:p>
          </table:table-cell>
          <table:table-cell office:value-type="float" office:value="349.526489660211" calcext:value-type="float">
            <text:p>349.5264896602</text:p>
          </table:table-cell>
          <table:table-cell office:value-type="float" office:value="353.055080649758" calcext:value-type="float">
            <text:p>353.0550806498</text:p>
          </table:table-cell>
          <table:table-cell office:value-type="float" office:value="356.433304113181" calcext:value-type="float">
            <text:p>356.4333041132</text:p>
          </table:table-cell>
          <table:table-cell office:value-type="float" office:value="382.060257106101" calcext:value-type="float">
            <text:p>382.0602571061</text:p>
          </table:table-cell>
          <table:table-cell office:value-type="float" office:value="343.121491527464" calcext:value-type="float">
            <text:p>343.1214915275</text:p>
          </table:table-cell>
          <table:table-cell office:value-type="float" office:value="362.399111752642" calcext:value-type="float">
            <text:p>362.3991117526</text:p>
          </table:table-cell>
          <table:table-cell office:value-type="float" office:value="378.41622474448" calcext:value-type="float">
            <text:p>378.4162247445</text:p>
          </table:table-cell>
          <table:table-cell office:value-type="float" office:value="361.220861040443" calcext:value-type="float">
            <text:p>361.2208610404</text:p>
          </table:table-cell>
          <table:table-cell office:value-type="float" office:value="369.850638147643" calcext:value-type="float">
            <text:p>369.8506381476</text:p>
          </table:table-cell>
          <table:table-cell office:value-type="float" office:value="342.919065151375" calcext:value-type="float">
            <text:p>342.9190651514</text:p>
          </table:table-cell>
          <table:table-cell office:value-type="float" office:value="349.589457572452" calcext:value-type="float">
            <text:p>349.5894575725</text:p>
          </table:table-cell>
          <table:table-cell office:value-type="float" office:value="346.789069242179" calcext:value-type="float">
            <text:p>346.7890692422</text:p>
          </table:table-cell>
          <table:table-cell office:value-type="float" office:value="342.749250743951" calcext:value-type="float">
            <text:p>342.749250744</text:p>
          </table:table-cell>
          <table:table-cell office:value-type="float" office:value="367.308748512833" calcext:value-type="float">
            <text:p>367.3087485128</text:p>
          </table:table-cell>
          <table:table-cell office:value-type="float" office:value="349.601829193886" calcext:value-type="float">
            <text:p>349.6018291939</text:p>
          </table:table-cell>
          <table:table-cell office:value-type="float" office:value="383.394648256619" calcext:value-type="float">
            <text:p>383.3946482566</text:p>
          </table:table-cell>
          <table:table-cell office:value-type="float" office:value="343.931391012414" calcext:value-type="float">
            <text:p>343.9313910124</text:p>
          </table:table-cell>
          <table:table-cell office:value-type="float" office:value="356.167829078502" calcext:value-type="float">
            <text:p>356.1678290785</text:p>
          </table:table-cell>
        </table:table-row>
        <table:table-row table:style-name="ro1">
          <table:table-cell office:value-type="float" office:value="372.849501191433" calcext:value-type="float">
            <text:p>372.8495011914</text:p>
          </table:table-cell>
          <table:table-cell office:value-type="float" office:value="369.188477023197" calcext:value-type="float">
            <text:p>369.1884770232</text:p>
          </table:table-cell>
          <table:table-cell office:value-type="float" office:value="350.788889753491" calcext:value-type="float">
            <text:p>350.7888897535</text:p>
          </table:table-cell>
          <table:table-cell office:value-type="float" office:value="354.949482817768" calcext:value-type="float">
            <text:p>354.9494828178</text:p>
          </table:table-cell>
          <table:table-cell office:value-type="float" office:value="361.427562207383" calcext:value-type="float">
            <text:p>361.4275622074</text:p>
          </table:table-cell>
          <table:table-cell office:value-type="float" office:value="381.847861846698" calcext:value-type="float">
            <text:p>381.8478618467</text:p>
          </table:table-cell>
          <table:table-cell office:value-type="float" office:value="350.159795127168" calcext:value-type="float">
            <text:p>350.1597951272</text:p>
          </table:table-cell>
          <table:table-cell office:value-type="float" office:value="377.117914016241" calcext:value-type="float">
            <text:p>377.1179140162</text:p>
          </table:table-cell>
          <table:table-cell office:value-type="float" office:value="381.698046227334" calcext:value-type="float">
            <text:p>381.6980462273</text:p>
          </table:table-cell>
          <table:table-cell office:value-type="float" office:value="361.899415909573" calcext:value-type="float">
            <text:p>361.8994159096</text:p>
          </table:table-cell>
          <table:table-cell office:value-type="float" office:value="369.793783570005" calcext:value-type="float">
            <text:p>369.79378357</text:p>
          </table:table-cell>
          <table:table-cell office:value-type="float" office:value="360.53737236967" calcext:value-type="float">
            <text:p>360.5373723697</text:p>
          </table:table-cell>
          <table:table-cell office:value-type="float" office:value="350.910067547861" calcext:value-type="float">
            <text:p>350.9100675479</text:p>
          </table:table-cell>
          <table:table-cell office:value-type="float" office:value="343.893103384837" calcext:value-type="float">
            <text:p>343.8931033848</text:p>
          </table:table-cell>
          <table:table-cell office:value-type="float" office:value="344.337689872032" calcext:value-type="float">
            <text:p>344.337689872</text:p>
          </table:table-cell>
          <table:table-cell office:value-type="float" office:value="366.167527483751" calcext:value-type="float">
            <text:p>366.1675274838</text:p>
          </table:table-cell>
          <table:table-cell office:value-type="float" office:value="345.332718658204" calcext:value-type="float">
            <text:p>345.3327186582</text:p>
          </table:table-cell>
          <table:table-cell office:value-type="float" office:value="381.695172936269" calcext:value-type="float">
            <text:p>381.6951729363</text:p>
          </table:table-cell>
          <table:table-cell office:value-type="float" office:value="357.062390416903" calcext:value-type="float">
            <text:p>357.0623904169</text:p>
          </table:table-cell>
          <table:table-cell office:value-type="float" office:value="347.410127043329" calcext:value-type="float">
            <text:p>347.4101270433</text:p>
          </table:table-cell>
        </table:table-row>
        <table:table-row table:style-name="ro1">
          <table:table-cell office:value-type="float" office:value="373.01871510673" calcext:value-type="float">
            <text:p>373.0187151067</text:p>
          </table:table-cell>
          <table:table-cell office:value-type="float" office:value="377.638988796312" calcext:value-type="float">
            <text:p>377.6389887963</text:p>
          </table:table-cell>
          <table:table-cell office:value-type="float" office:value="356.59190388873" calcext:value-type="float">
            <text:p>356.5919038887</text:p>
          </table:table-cell>
          <table:table-cell office:value-type="float" office:value="364.257346085645" calcext:value-type="float">
            <text:p>364.2573460856</text:p>
          </table:table-cell>
          <table:table-cell office:value-type="float" office:value="362.446700874364" calcext:value-type="float">
            <text:p>362.4467008744</text:p>
          </table:table-cell>
          <table:table-cell office:value-type="float" office:value="372.770383515813" calcext:value-type="float">
            <text:p>372.7703835158</text:p>
          </table:table-cell>
          <table:table-cell office:value-type="float" office:value="350.159795127168" calcext:value-type="float">
            <text:p>350.1597951272</text:p>
          </table:table-cell>
          <table:table-cell office:value-type="float" office:value="378.982385984766" calcext:value-type="float">
            <text:p>378.9823859848</text:p>
          </table:table-cell>
          <table:table-cell office:value-type="float" office:value="396.335300285902" calcext:value-type="float">
            <text:p>396.3353002859</text:p>
          </table:table-cell>
          <table:table-cell office:value-type="float" office:value="365.95658384182" calcext:value-type="float">
            <text:p>365.9565838418</text:p>
          </table:table-cell>
          <table:table-cell office:value-type="float" office:value="371.599073219075" calcext:value-type="float">
            <text:p>371.5990732191</text:p>
          </table:table-cell>
          <table:table-cell office:value-type="float" office:value="372.026804427935" calcext:value-type="float">
            <text:p>372.0268044279</text:p>
          </table:table-cell>
          <table:table-cell office:value-type="float" office:value="352.039870441782" calcext:value-type="float">
            <text:p>352.0398704418</text:p>
          </table:table-cell>
          <table:table-cell office:value-type="float" office:value="350.518726688591" calcext:value-type="float">
            <text:p>350.5187266886</text:p>
          </table:table-cell>
          <table:table-cell office:value-type="float" office:value="339.757132617288" calcext:value-type="float">
            <text:p>339.7571326173</text:p>
          </table:table-cell>
          <table:table-cell office:value-type="float" office:value="371.844327830479" calcext:value-type="float">
            <text:p>371.8443278305</text:p>
          </table:table-cell>
          <table:table-cell office:value-type="float" office:value="347.070568776574" calcext:value-type="float">
            <text:p>347.0705687766</text:p>
          </table:table-cell>
          <table:table-cell office:value-type="float" office:value="380.481795307619" calcext:value-type="float">
            <text:p>380.4817953076</text:p>
          </table:table-cell>
          <table:table-cell office:value-type="float" office:value="357.157603953734" calcext:value-type="float">
            <text:p>357.1576039537</text:p>
          </table:table-cell>
          <table:table-cell office:value-type="float" office:value="355.441872018852" calcext:value-type="float">
            <text:p>355.4418720189</text:p>
          </table:table-cell>
        </table:table-row>
        <table:table-row table:style-name="ro1">
          <table:table-cell office:value-type="float" office:value="374.104090446173" calcext:value-type="float">
            <text:p>374.1040904462</text:p>
          </table:table-cell>
          <table:table-cell office:value-type="float" office:value="376.01876737543" calcext:value-type="float">
            <text:p>376.0187673754</text:p>
          </table:table-cell>
          <table:table-cell office:value-type="float" office:value="350.44333047414" calcext:value-type="float">
            <text:p>350.4433304741</text:p>
          </table:table-cell>
          <table:table-cell office:value-type="float" office:value="369.809375537892" calcext:value-type="float">
            <text:p>369.8093755379</text:p>
          </table:table-cell>
          <table:table-cell office:value-type="float" office:value="366.04296291835" calcext:value-type="float">
            <text:p>366.0429629184</text:p>
          </table:table-cell>
          <table:table-cell office:value-type="float" office:value="373.338772213043" calcext:value-type="float">
            <text:p>373.338772213</text:p>
          </table:table-cell>
          <table:table-cell office:value-type="float" office:value="350.159795127168" calcext:value-type="float">
            <text:p>350.1597951272</text:p>
          </table:table-cell>
          <table:table-cell office:value-type="float" office:value="379.327223893079" calcext:value-type="float">
            <text:p>379.3272238931</text:p>
          </table:table-cell>
          <table:table-cell office:value-type="float" office:value="396.335300285902" calcext:value-type="float">
            <text:p>396.3353002859</text:p>
          </table:table-cell>
          <table:table-cell office:value-type="float" office:value="367.338634120825" calcext:value-type="float">
            <text:p>367.3386341208</text:p>
          </table:table-cell>
          <table:table-cell office:value-type="float" office:value="372.040562579191" calcext:value-type="float">
            <text:p>372.0405625792</text:p>
          </table:table-cell>
          <table:table-cell office:value-type="float" office:value="371.153769544501" calcext:value-type="float">
            <text:p>371.1537695445</text:p>
          </table:table-cell>
          <table:table-cell office:value-type="float" office:value="351.061892656802" calcext:value-type="float">
            <text:p>351.0618926568</text:p>
          </table:table-cell>
          <table:table-cell office:value-type="float" office:value="351.681158547003" calcext:value-type="float">
            <text:p>351.681158547</text:p>
          </table:table-cell>
          <table:table-cell office:value-type="float" office:value="336.07471476439" calcext:value-type="float">
            <text:p>336.0747147644</text:p>
          </table:table-cell>
          <table:table-cell office:value-type="float" office:value="380.8487510346" calcext:value-type="float">
            <text:p>380.8487510346</text:p>
          </table:table-cell>
          <table:table-cell office:value-type="float" office:value="365.524246739517" calcext:value-type="float">
            <text:p>365.5242467395</text:p>
          </table:table-cell>
          <table:table-cell office:value-type="float" office:value="382.75419750789" calcext:value-type="float">
            <text:p>382.7541975079</text:p>
          </table:table-cell>
          <table:table-cell office:value-type="float" office:value="359.183216056147" calcext:value-type="float">
            <text:p>359.1832160561</text:p>
          </table:table-cell>
          <table:table-cell office:value-type="float" office:value="357.123044683876" calcext:value-type="float">
            <text:p>357.1230446839</text:p>
          </table:table-cell>
        </table:table-row>
        <table:table-row table:style-name="ro1">
          <table:table-cell office:value-type="float" office:value="374.113501685085" calcext:value-type="float">
            <text:p>374.1135016851</text:p>
          </table:table-cell>
          <table:table-cell office:value-type="float" office:value="376.117989452731" calcext:value-type="float">
            <text:p>376.1179894527</text:p>
          </table:table-cell>
          <table:table-cell office:value-type="float" office:value="355.301153655305" calcext:value-type="float">
            <text:p>355.3011536553</text:p>
          </table:table-cell>
          <table:table-cell office:value-type="float" office:value="369.841824129903" calcext:value-type="float">
            <text:p>369.8418241299</text:p>
          </table:table-cell>
          <table:table-cell office:value-type="float" office:value="365.361499429886" calcext:value-type="float">
            <text:p>365.3614994299</text:p>
          </table:table-cell>
          <table:table-cell office:value-type="float" office:value="370.560807140399" calcext:value-type="float">
            <text:p>370.5608071404</text:p>
          </table:table-cell>
          <table:table-cell office:value-type="float" office:value="356.17251199482" calcext:value-type="float">
            <text:p>356.1725119948</text:p>
          </table:table-cell>
          <table:table-cell office:value-type="float" office:value="380.496828388369" calcext:value-type="float">
            <text:p>380.4968283884</text:p>
          </table:table-cell>
          <table:table-cell office:value-type="float" office:value="390.845241797255" calcext:value-type="float">
            <text:p>390.8452417973</text:p>
          </table:table-cell>
          <table:table-cell office:value-type="float" office:value="375.956656114964" calcext:value-type="float">
            <text:p>375.956656115</text:p>
          </table:table-cell>
          <table:table-cell office:value-type="float" office:value="371.957443362984" calcext:value-type="float">
            <text:p>371.957443363</text:p>
          </table:table-cell>
          <table:table-cell office:value-type="float" office:value="376.190914307103" calcext:value-type="float">
            <text:p>376.1909143071</text:p>
          </table:table-cell>
          <table:table-cell office:value-type="float" office:value="351.610219791963" calcext:value-type="float">
            <text:p>351.610219792</text:p>
          </table:table-cell>
          <table:table-cell office:value-type="float" office:value="351.038688496959" calcext:value-type="float">
            <text:p>351.038688497</text:p>
          </table:table-cell>
          <table:table-cell office:value-type="float" office:value="338.761098195054" calcext:value-type="float">
            <text:p>338.7610981951</text:p>
          </table:table-cell>
          <table:table-cell office:value-type="float" office:value="376.832093350862" calcext:value-type="float">
            <text:p>376.8320933509</text:p>
          </table:table-cell>
          <table:table-cell office:value-type="float" office:value="365.339623881664" calcext:value-type="float">
            <text:p>365.3396238817</text:p>
          </table:table-cell>
          <table:table-cell office:value-type="float" office:value="382.270214590309" calcext:value-type="float">
            <text:p>382.2702145903</text:p>
          </table:table-cell>
          <table:table-cell office:value-type="float" office:value="357.71460281847" calcext:value-type="float">
            <text:p>357.7146028185</text:p>
          </table:table-cell>
          <table:table-cell office:value-type="float" office:value="363.148958046695" calcext:value-type="float">
            <text:p>363.1489580467</text:p>
          </table:table-cell>
        </table:table-row>
        <table:table-row table:style-name="ro1">
          <table:table-cell office:value-type="float" office:value="387.495780908925" calcext:value-type="float">
            <text:p>387.4957809089</text:p>
          </table:table-cell>
          <table:table-cell office:value-type="float" office:value="377.114710132562" calcext:value-type="float">
            <text:p>377.1147101326</text:p>
          </table:table-cell>
          <table:table-cell office:value-type="float" office:value="354.498726400863" calcext:value-type="float">
            <text:p>354.4987264009</text:p>
          </table:table-cell>
          <table:table-cell office:value-type="float" office:value="369.841824129903" calcext:value-type="float">
            <text:p>369.8418241299</text:p>
          </table:table-cell>
          <table:table-cell office:value-type="float" office:value="365.083471416305" calcext:value-type="float">
            <text:p>365.0834714163</text:p>
          </table:table-cell>
          <table:table-cell office:value-type="float" office:value="370.742896225497" calcext:value-type="float">
            <text:p>370.7428962255</text:p>
          </table:table-cell>
          <table:table-cell office:value-type="float" office:value="356.17251199482" calcext:value-type="float">
            <text:p>356.1725119948</text:p>
          </table:table-cell>
          <table:table-cell office:value-type="float" office:value="380.593272989887" calcext:value-type="float">
            <text:p>380.5932729899</text:p>
          </table:table-cell>
          <table:table-cell office:value-type="float" office:value="396.673274287311" calcext:value-type="float">
            <text:p>396.6732742873</text:p>
          </table:table-cell>
          <table:table-cell office:value-type="float" office:value="376.114704114135" calcext:value-type="float">
            <text:p>376.1147041141</text:p>
          </table:table-cell>
          <table:table-cell office:value-type="float" office:value="373.147331143995" calcext:value-type="float">
            <text:p>373.147331144</text:p>
          </table:table-cell>
          <table:table-cell office:value-type="float" office:value="378.386678824681" calcext:value-type="float">
            <text:p>378.3866788247</text:p>
          </table:table-cell>
          <table:table-cell office:value-type="float" office:value="352.04999945876" calcext:value-type="float">
            <text:p>352.0499994588</text:p>
          </table:table-cell>
          <table:table-cell office:value-type="float" office:value="357.600922699374" calcext:value-type="float">
            <text:p>357.6009226994</text:p>
          </table:table-cell>
          <table:table-cell office:value-type="float" office:value="337.573158778568" calcext:value-type="float">
            <text:p>337.5731587786</text:p>
          </table:table-cell>
          <table:table-cell office:value-type="float" office:value="387.677372262613" calcext:value-type="float">
            <text:p>387.6773722626</text:p>
          </table:table-cell>
          <table:table-cell office:value-type="float" office:value="365.643367554564" calcext:value-type="float">
            <text:p>365.6433675546</text:p>
          </table:table-cell>
          <table:table-cell office:value-type="float" office:value="380.872323774988" calcext:value-type="float">
            <text:p>380.872323775</text:p>
          </table:table-cell>
          <table:table-cell office:value-type="float" office:value="362.716162864772" calcext:value-type="float">
            <text:p>362.7161628648</text:p>
          </table:table-cell>
          <table:table-cell office:value-type="float" office:value="360.804256206534" calcext:value-type="float">
            <text:p>360.8042562065</text:p>
          </table:table-cell>
        </table:table-row>
        <table:table-row table:style-name="ro1">
          <table:table-cell office:value-type="float" office:value="391.019214343852" calcext:value-type="float">
            <text:p>391.0192143439</text:p>
          </table:table-cell>
          <table:table-cell office:value-type="float" office:value="381.24119696804" calcext:value-type="float">
            <text:p>381.241196968</text:p>
          </table:table-cell>
          <table:table-cell office:value-type="float" office:value="355.132407458517" calcext:value-type="float">
            <text:p>355.1324074585</text:p>
          </table:table-cell>
          <table:table-cell office:value-type="float" office:value="370.779801494806" calcext:value-type="float">
            <text:p>370.7798014948</text:p>
          </table:table-cell>
          <table:table-cell office:value-type="float" office:value="365.244592233168" calcext:value-type="float">
            <text:p>365.2445922332</text:p>
          </table:table-cell>
          <table:table-cell office:value-type="float" office:value="371.620811021283" calcext:value-type="float">
            <text:p>371.6208110213</text:p>
          </table:table-cell>
          <table:table-cell office:value-type="float" office:value="356.119278960019" calcext:value-type="float">
            <text:p>356.11927896</text:p>
          </table:table-cell>
          <table:table-cell office:value-type="float" office:value="380.2998862901" calcext:value-type="float">
            <text:p>380.2998862901</text:p>
          </table:table-cell>
          <table:table-cell office:value-type="float" office:value="399.279310022862" calcext:value-type="float">
            <text:p>399.2793100229</text:p>
          </table:table-cell>
          <table:table-cell office:value-type="float" office:value="377.137557574303" calcext:value-type="float">
            <text:p>377.1375575743</text:p>
          </table:table-cell>
          <table:table-cell office:value-type="float" office:value="366.311622335456" calcext:value-type="float">
            <text:p>366.3116223355</text:p>
          </table:table-cell>
          <table:table-cell office:value-type="float" office:value="379.46679875382" calcext:value-type="float">
            <text:p>379.4667987538</text:p>
          </table:table-cell>
          <table:table-cell office:value-type="float" office:value="352.083295874736" calcext:value-type="float">
            <text:p>352.0832958747</text:p>
          </table:table-cell>
          <table:table-cell office:value-type="float" office:value="357.200725505101" calcext:value-type="float">
            <text:p>357.2007255051</text:p>
          </table:table-cell>
          <table:table-cell office:value-type="float" office:value="334.682620688516" calcext:value-type="float">
            <text:p>334.6826206885</text:p>
          </table:table-cell>
          <table:table-cell office:value-type="float" office:value="387.17177758777" calcext:value-type="float">
            <text:p>387.1717775878</text:p>
          </table:table-cell>
          <table:table-cell office:value-type="float" office:value="368.073106543156" calcext:value-type="float">
            <text:p>368.0731065432</text:p>
          </table:table-cell>
          <table:table-cell office:value-type="float" office:value="385.644557818067" calcext:value-type="float">
            <text:p>385.6445578181</text:p>
          </table:table-cell>
          <table:table-cell office:value-type="float" office:value="369.246453073062" calcext:value-type="float">
            <text:p>369.2464530731</text:p>
          </table:table-cell>
          <table:table-cell office:value-type="float" office:value="361.667406413403" calcext:value-type="float">
            <text:p>361.6674064134</text:p>
          </table:table-cell>
        </table:table-row>
        <table:table-row table:style-name="ro1">
          <table:table-cell office:value-type="float" office:value="391.455200309546" calcext:value-type="float">
            <text:p>391.4552003095</text:p>
          </table:table-cell>
          <table:table-cell office:value-type="float" office:value="379.275951858396" calcext:value-type="float">
            <text:p>379.2759518584</text:p>
          </table:table-cell>
          <table:table-cell office:value-type="float" office:value="355.214060848715" calcext:value-type="float">
            <text:p>355.2140608487</text:p>
          </table:table-cell>
          <table:table-cell office:value-type="float" office:value="370.456723522133" calcext:value-type="float">
            <text:p>370.4567235221</text:p>
          </table:table-cell>
          <table:table-cell office:value-type="float" office:value="365.861175752882" calcext:value-type="float">
            <text:p>365.8611757529</text:p>
          </table:table-cell>
          <table:table-cell office:value-type="float" office:value="380.332097706306" calcext:value-type="float">
            <text:p>380.3320977063</text:p>
          </table:table-cell>
          <table:table-cell office:value-type="float" office:value="356.119278960019" calcext:value-type="float">
            <text:p>356.11927896</text:p>
          </table:table-cell>
          <table:table-cell office:value-type="float" office:value="380.193479666273" calcext:value-type="float">
            <text:p>380.1934796663</text:p>
          </table:table-cell>
          <table:table-cell office:value-type="float" office:value="392.185037345574" calcext:value-type="float">
            <text:p>392.1850373456</text:p>
          </table:table-cell>
          <table:table-cell office:value-type="float" office:value="379.605760822104" calcext:value-type="float">
            <text:p>379.6057608221</text:p>
          </table:table-cell>
          <table:table-cell office:value-type="float" office:value="384.73167409443" calcext:value-type="float">
            <text:p>384.7316740944</text:p>
          </table:table-cell>
          <table:table-cell office:value-type="float" office:value="377.012251535336" calcext:value-type="float">
            <text:p>377.0122515353</text:p>
          </table:table-cell>
          <table:table-cell office:value-type="float" office:value="355.624999266239" calcext:value-type="float">
            <text:p>355.6249992662</text:p>
          </table:table-cell>
          <table:table-cell office:value-type="float" office:value="358.704431155073" calcext:value-type="float">
            <text:p>358.7044311551</text:p>
          </table:table-cell>
          <table:table-cell office:value-type="float" office:value="337.334806120976" calcext:value-type="float">
            <text:p>337.334806121</text:p>
          </table:table-cell>
          <table:table-cell office:value-type="float" office:value="387.17177758777" calcext:value-type="float">
            <text:p>387.1717775878</text:p>
          </table:table-cell>
          <table:table-cell office:value-type="float" office:value="367.72218649344" calcext:value-type="float">
            <text:p>367.7221864934</text:p>
          </table:table-cell>
          <table:table-cell office:value-type="float" office:value="387.051917955601" calcext:value-type="float">
            <text:p>387.0519179556</text:p>
          </table:table-cell>
          <table:table-cell office:value-type="float" office:value="371.820773200663" calcext:value-type="float">
            <text:p>371.8207732007</text:p>
          </table:table-cell>
          <table:table-cell office:value-type="float" office:value="361.714217298357" calcext:value-type="float">
            <text:p>361.7142172984</text:p>
          </table:table-cell>
        </table:table-row>
        <table:table-row table:style-name="ro1">
          <table:table-cell office:value-type="float" office:value="390.807989994574" calcext:value-type="float">
            <text:p>390.8079899946</text:p>
          </table:table-cell>
          <table:table-cell office:value-type="float" office:value="380.75189691968" calcext:value-type="float">
            <text:p>380.7518969197</text:p>
          </table:table-cell>
          <table:table-cell office:value-type="float" office:value="355.21552322974" calcext:value-type="float">
            <text:p>355.2155232297</text:p>
          </table:table-cell>
          <table:table-cell office:value-type="float" office:value="369.053872696105" calcext:value-type="float">
            <text:p>369.0538726961</text:p>
          </table:table-cell>
          <table:table-cell office:value-type="float" office:value="365.903822868315" calcext:value-type="float">
            <text:p>365.9038228683</text:p>
          </table:table-cell>
          <table:table-cell office:value-type="float" office:value="377.841432922026" calcext:value-type="float">
            <text:p>377.841432922</text:p>
          </table:table-cell>
          <table:table-cell office:value-type="float" office:value="357.143526978746" calcext:value-type="float">
            <text:p>357.1435269787</text:p>
          </table:table-cell>
          <table:table-cell office:value-type="float" office:value="380.202521331509" calcext:value-type="float">
            <text:p>380.2025213315</text:p>
          </table:table-cell>
          <table:table-cell office:value-type="float" office:value="394.760897066545" calcext:value-type="float">
            <text:p>394.7608970665</text:p>
          </table:table-cell>
          <table:table-cell office:value-type="float" office:value="379.095378618291" calcext:value-type="float">
            <text:p>379.0953786183</text:p>
          </table:table-cell>
          <table:table-cell office:value-type="float" office:value="383.066349848926" calcext:value-type="float">
            <text:p>383.0663498489</text:p>
          </table:table-cell>
          <table:table-cell office:value-type="float" office:value="377.012486613556" calcext:value-type="float">
            <text:p>377.0124866136</text:p>
          </table:table-cell>
          <table:table-cell office:value-type="float" office:value="355.58230221555" calcext:value-type="float">
            <text:p>355.5823022156</text:p>
          </table:table-cell>
          <table:table-cell office:value-type="float" office:value="355.535352473909" calcext:value-type="float">
            <text:p>355.5353524739</text:p>
          </table:table-cell>
          <table:table-cell office:value-type="float" office:value="357.202291067341" calcext:value-type="float">
            <text:p>357.2022910673</text:p>
          </table:table-cell>
          <table:table-cell office:value-type="float" office:value="389.072492446741" calcext:value-type="float">
            <text:p>389.0724924467</text:p>
          </table:table-cell>
          <table:table-cell office:value-type="float" office:value="367.358031972679" calcext:value-type="float">
            <text:p>367.3580319727</text:p>
          </table:table-cell>
          <table:table-cell office:value-type="float" office:value="387.92009467613" calcext:value-type="float">
            <text:p>387.9200946761</text:p>
          </table:table-cell>
          <table:table-cell office:value-type="float" office:value="371.998894650282" calcext:value-type="float">
            <text:p>371.9988946503</text:p>
          </table:table-cell>
          <table:table-cell office:value-type="float" office:value="358.390649822543" calcext:value-type="float">
            <text:p>358.3906498225</text:p>
          </table:table-cell>
        </table:table-row>
        <table:table-row table:style-name="ro1">
          <table:table-cell office:value-type="float" office:value="391.176004002317" calcext:value-type="float">
            <text:p>391.1760040023</text:p>
          </table:table-cell>
          <table:table-cell office:value-type="float" office:value="385.507386335794" calcext:value-type="float">
            <text:p>385.5073863358</text:p>
          </table:table-cell>
          <table:table-cell office:value-type="float" office:value="375.721408833781" calcext:value-type="float">
            <text:p>375.7214088338</text:p>
          </table:table-cell>
          <table:table-cell office:value-type="float" office:value="377.400362251803" calcext:value-type="float">
            <text:p>377.4003622518</text:p>
          </table:table-cell>
          <table:table-cell office:value-type="float" office:value="364.08459124595" calcext:value-type="float">
            <text:p>364.084591246</text:p>
          </table:table-cell>
          <table:table-cell office:value-type="float" office:value="383.036973204433" calcext:value-type="float">
            <text:p>383.0369732044</text:p>
          </table:table-cell>
          <table:table-cell office:value-type="float" office:value="360.851251481226" calcext:value-type="float">
            <text:p>360.8512514812</text:p>
          </table:table-cell>
          <table:table-cell office:value-type="float" office:value="397.251782338567" calcext:value-type="float">
            <text:p>397.2517823386</text:p>
          </table:table-cell>
          <table:table-cell office:value-type="float" office:value="395.754554447828" calcext:value-type="float">
            <text:p>395.7545544478</text:p>
          </table:table-cell>
          <table:table-cell office:value-type="float" office:value="374.093753067388" calcext:value-type="float">
            <text:p>374.0937530674</text:p>
          </table:table-cell>
          <table:table-cell office:value-type="float" office:value="387.04019738179" calcext:value-type="float">
            <text:p>387.0401973818</text:p>
          </table:table-cell>
          <table:table-cell office:value-type="float" office:value="376.455555976241" calcext:value-type="float">
            <text:p>376.4555559762</text:p>
          </table:table-cell>
          <table:table-cell office:value-type="float" office:value="355.348989900499" calcext:value-type="float">
            <text:p>355.3489899005</text:p>
          </table:table-cell>
          <table:table-cell office:value-type="float" office:value="354.82630834205" calcext:value-type="float">
            <text:p>354.8263083421</text:p>
          </table:table-cell>
          <table:table-cell office:value-type="float" office:value="358.123069082369" calcext:value-type="float">
            <text:p>358.1230690824</text:p>
          </table:table-cell>
          <table:table-cell office:value-type="float" office:value="389.072492446741" calcext:value-type="float">
            <text:p>389.0724924467</text:p>
          </table:table-cell>
          <table:table-cell office:value-type="float" office:value="367.402552897191" calcext:value-type="float">
            <text:p>367.4025528972</text:p>
          </table:table-cell>
          <table:table-cell office:value-type="float" office:value="391.478793631544" calcext:value-type="float">
            <text:p>391.4787936315</text:p>
          </table:table-cell>
          <table:table-cell office:value-type="float" office:value="363.577888977268" calcext:value-type="float">
            <text:p>363.5778889773</text:p>
          </table:table-cell>
          <table:table-cell office:value-type="float" office:value="361.424887663555" calcext:value-type="float">
            <text:p>361.4248876636</text:p>
          </table:table-cell>
        </table:table-row>
        <table:table-row table:style-name="ro1">
          <table:table-cell office:value-type="float" office:value="392.055897846833" calcext:value-type="float">
            <text:p>392.0558978468</text:p>
          </table:table-cell>
          <table:table-cell office:value-type="float" office:value="386.094182239841" calcext:value-type="float">
            <text:p>386.0941822398</text:p>
          </table:table-cell>
          <table:table-cell office:value-type="float" office:value="376.417367423704" calcext:value-type="float">
            <text:p>376.4173674237</text:p>
          </table:table-cell>
          <table:table-cell office:value-type="float" office:value="375.844953545666" calcext:value-type="float">
            <text:p>375.8449535457</text:p>
          </table:table-cell>
          <table:table-cell office:value-type="float" office:value="366.511554570887" calcext:value-type="float">
            <text:p>366.5115545709</text:p>
          </table:table-cell>
          <table:table-cell office:value-type="float" office:value="382.753011587275" calcext:value-type="float">
            <text:p>382.7530115873</text:p>
          </table:table-cell>
          <table:table-cell office:value-type="float" office:value="361.942227463012" calcext:value-type="float">
            <text:p>361.942227463</text:p>
          </table:table-cell>
          <table:table-cell office:value-type="float" office:value="403.052289904014" calcext:value-type="float">
            <text:p>403.052289904</text:p>
          </table:table-cell>
          <table:table-cell office:value-type="float" office:value="397.19509672001" calcext:value-type="float">
            <text:p>397.19509672</text:p>
          </table:table-cell>
          <table:table-cell office:value-type="float" office:value="405.773224087534" calcext:value-type="float">
            <text:p>405.7732240875</text:p>
          </table:table-cell>
          <table:table-cell office:value-type="float" office:value="390.211677755732" calcext:value-type="float">
            <text:p>390.2116777557</text:p>
          </table:table-cell>
          <table:table-cell office:value-type="float" office:value="379.550696745231" calcext:value-type="float">
            <text:p>379.5506967452</text:p>
          </table:table-cell>
          <table:table-cell office:value-type="float" office:value="355.00079534115" calcext:value-type="float">
            <text:p>355.0007953412</text:p>
          </table:table-cell>
          <table:table-cell office:value-type="float" office:value="370.925100098583" calcext:value-type="float">
            <text:p>370.9251000986</text:p>
          </table:table-cell>
          <table:table-cell office:value-type="float" office:value="357.527510500656" calcext:value-type="float">
            <text:p>357.5275105007</text:p>
          </table:table-cell>
          <table:table-cell office:value-type="float" office:value="389.470397383156" calcext:value-type="float">
            <text:p>389.4703973832</text:p>
          </table:table-cell>
          <table:table-cell office:value-type="float" office:value="366.042638942476" calcext:value-type="float">
            <text:p>366.0426389425</text:p>
          </table:table-cell>
          <table:table-cell office:value-type="float" office:value="401.861384511419" calcext:value-type="float">
            <text:p>401.8613845114</text:p>
          </table:table-cell>
          <table:table-cell office:value-type="float" office:value="363.299602687603" calcext:value-type="float">
            <text:p>363.2996026876</text:p>
          </table:table-cell>
          <table:table-cell office:value-type="float" office:value="366.565354029366" calcext:value-type="float">
            <text:p>366.5653540294</text:p>
          </table:table-cell>
        </table:table-row>
        <table:table-row table:style-name="ro1">
          <table:table-cell office:value-type="float" office:value="392.176765914735" calcext:value-type="float">
            <text:p>392.1767659147</text:p>
          </table:table-cell>
          <table:table-cell office:value-type="float" office:value="388.585612775283" calcext:value-type="float">
            <text:p>388.5856127753</text:p>
          </table:table-cell>
          <table:table-cell office:value-type="float" office:value="378.193858084672" calcext:value-type="float">
            <text:p>378.1938580847</text:p>
          </table:table-cell>
          <table:table-cell office:value-type="float" office:value="380.439415487302" calcext:value-type="float">
            <text:p>380.4394154873</text:p>
          </table:table-cell>
          <table:table-cell office:value-type="float" office:value="368.938670751866" calcext:value-type="float">
            <text:p>368.9386707519</text:p>
          </table:table-cell>
          <table:table-cell office:value-type="float" office:value="386.722781360035" calcext:value-type="float">
            <text:p>386.72278136</text:p>
          </table:table-cell>
          <table:table-cell office:value-type="float" office:value="362.012917211223" calcext:value-type="float">
            <text:p>362.0129172112</text:p>
          </table:table-cell>
          <table:table-cell office:value-type="float" office:value="399.810096605625" calcext:value-type="float">
            <text:p>399.8100966056</text:p>
          </table:table-cell>
          <table:table-cell office:value-type="float" office:value="400.640743871296" calcext:value-type="float">
            <text:p>400.6407438713</text:p>
          </table:table-cell>
          <table:table-cell office:value-type="float" office:value="407.942498418211" calcext:value-type="float">
            <text:p>407.9424984182</text:p>
          </table:table-cell>
          <table:table-cell office:value-type="float" office:value="397.287483162047" calcext:value-type="float">
            <text:p>397.287483162</text:p>
          </table:table-cell>
          <table:table-cell office:value-type="float" office:value="386.867158766336" calcext:value-type="float">
            <text:p>386.8671587663</text:p>
          </table:table-cell>
          <table:table-cell office:value-type="float" office:value="355.000538581028" calcext:value-type="float">
            <text:p>355.000538581</text:p>
          </table:table-cell>
          <table:table-cell office:value-type="float" office:value="371.905693491934" calcext:value-type="float">
            <text:p>371.9056934919</text:p>
          </table:table-cell>
          <table:table-cell office:value-type="float" office:value="356.58767007258" calcext:value-type="float">
            <text:p>356.5876700726</text:p>
          </table:table-cell>
          <table:table-cell office:value-type="float" office:value="389.470397383156" calcext:value-type="float">
            <text:p>389.4703973832</text:p>
          </table:table-cell>
          <table:table-cell office:value-type="float" office:value="368.85627377355" calcext:value-type="float">
            <text:p>368.8562737736</text:p>
          </table:table-cell>
          <table:table-cell office:value-type="float" office:value="402.535356567937" calcext:value-type="float">
            <text:p>402.5353565679</text:p>
          </table:table-cell>
          <table:table-cell office:value-type="float" office:value="359.790806186976" calcext:value-type="float">
            <text:p>359.790806187</text:p>
          </table:table-cell>
          <table:table-cell office:value-type="float" office:value="366.030449519405" calcext:value-type="float">
            <text:p>366.0304495194</text:p>
          </table:table-cell>
        </table:table-row>
        <table:table-row table:style-name="ro1">
          <table:table-cell office:value-type="float" office:value="392.558498884368" calcext:value-type="float">
            <text:p>392.5584988844</text:p>
          </table:table-cell>
          <table:table-cell office:value-type="float" office:value="388.581719131533" calcext:value-type="float">
            <text:p>388.5817191315</text:p>
          </table:table-cell>
          <table:table-cell office:value-type="float" office:value="377.688574238594" calcext:value-type="float">
            <text:p>377.6885742386</text:p>
          </table:table-cell>
          <table:table-cell office:value-type="float" office:value="379.457606211184" calcext:value-type="float">
            <text:p>379.4576062112</text:p>
          </table:table-cell>
          <table:table-cell office:value-type="float" office:value="375.735612409497" calcext:value-type="float">
            <text:p>375.7356124095</text:p>
          </table:table-cell>
          <table:table-cell office:value-type="float" office:value="403.230280570839" calcext:value-type="float">
            <text:p>403.2302805708</text:p>
          </table:table-cell>
          <table:table-cell office:value-type="float" office:value="361.971055473556" calcext:value-type="float">
            <text:p>361.9710554736</text:p>
          </table:table-cell>
          <table:table-cell office:value-type="float" office:value="397.242309959827" calcext:value-type="float">
            <text:p>397.2423099598</text:p>
          </table:table-cell>
          <table:table-cell office:value-type="float" office:value="402.296574456394" calcext:value-type="float">
            <text:p>402.2965744564</text:p>
          </table:table-cell>
          <table:table-cell office:value-type="float" office:value="411.9554775303" calcext:value-type="float">
            <text:p>411.9554775303</text:p>
          </table:table-cell>
          <table:table-cell office:value-type="float" office:value="397.204696188622" calcext:value-type="float">
            <text:p>397.2046961886</text:p>
          </table:table-cell>
          <table:table-cell office:value-type="float" office:value="387.417091442797" calcext:value-type="float">
            <text:p>387.4170914428</text:p>
          </table:table-cell>
          <table:table-cell office:value-type="float" office:value="355.006169485649" calcext:value-type="float">
            <text:p>355.0061694856</text:p>
          </table:table-cell>
          <table:table-cell office:value-type="float" office:value="372.481019258427" calcext:value-type="float">
            <text:p>372.4810192584</text:p>
          </table:table-cell>
          <table:table-cell office:value-type="float" office:value="356.897018610472" calcext:value-type="float">
            <text:p>356.8970186105</text:p>
          </table:table-cell>
          <table:table-cell office:value-type="float" office:value="385.786342716454" calcext:value-type="float">
            <text:p>385.7863427165</text:p>
          </table:table-cell>
          <table:table-cell office:value-type="float" office:value="368.85627377355" calcext:value-type="float">
            <text:p>368.8562737736</text:p>
          </table:table-cell>
          <table:table-cell office:value-type="float" office:value="402.629734985529" calcext:value-type="float">
            <text:p>402.6297349855</text:p>
          </table:table-cell>
          <table:table-cell office:value-type="float" office:value="357.846094908143" calcext:value-type="float">
            <text:p>357.8460949081</text:p>
          </table:table-cell>
          <table:table-cell office:value-type="float" office:value="368.162006587238" calcext:value-type="float">
            <text:p>368.1620065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8.135212260689" calcext:value-type="float">
            <text:p>388.1352122607</text:p>
          </table:table-cell>
          <table:table-cell office:value-type="float" office:value="377.688580613034" calcext:value-type="float">
            <text:p>377.688580613</text:p>
          </table:table-cell>
          <table:table-cell office:value-type="float" office:value="383.673089507029" calcext:value-type="float">
            <text:p>383.673089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.293123041632" calcext:value-type="float">
            <text:p>362.2931230416</text:p>
          </table:table-cell>
          <table:table-cell office:value-type="float" office:value="412.085027585723" calcext:value-type="float">
            <text:p>412.0850275857</text:p>
          </table:table-cell>
          <table:table-cell office:value-type="float" office:value="413.484626370899" calcext:value-type="float">
            <text:p>413.4846263709</text:p>
          </table:table-cell>
          <table:table-cell office:value-type="float" office:value="416.62124413613" calcext:value-type="float">
            <text:p>416.6212441361</text:p>
          </table:table-cell>
          <table:table-cell office:value-type="float" office:value="399.187859323536" calcext:value-type="float">
            <text:p>399.1878593235</text:p>
          </table:table-cell>
          <table:table-cell office:value-type="float" office:value="389.08310049758" calcext:value-type="float">
            <text:p>389.0831004976</text:p>
          </table:table-cell>
          <table:table-cell office:value-type="float" office:value="355.54937424805" calcext:value-type="float">
            <text:p>355.5493742481</text:p>
          </table:table-cell>
          <table:table-cell office:value-type="float" office:value="372.758976783917" calcext:value-type="float">
            <text:p>372.7589767839</text:p>
          </table:table-cell>
          <table:table-cell office:value-type="float" office:value="357.141255448995" calcext:value-type="float">
            <text:p>357.141255449</text:p>
          </table:table-cell>
          <table:table-cell office:value-type="float" office:value="381.32204403085" calcext:value-type="float">
            <text:p>381.3220440309</text:p>
          </table:table-cell>
          <table:table-cell office:value-type="float" office:value="369.088918397325" calcext:value-type="float">
            <text:p>369.0889183973</text:p>
          </table:table-cell>
          <table:table-cell office:value-type="float" office:value="402.824071089344" calcext:value-type="float">
            <text:p>402.8240710893</text:p>
          </table:table-cell>
          <table:table-cell office:value-type="float" office:value="373.509424005825" calcext:value-type="float">
            <text:p>373.5094240058</text:p>
          </table:table-cell>
          <table:table-cell office:value-type="float" office:value="367.40612587078" calcext:value-type="float">
            <text:p>367.40612587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8.717015400292" calcext:value-type="float">
            <text:p>388.7170154003</text:p>
          </table:table-cell>
          <table:table-cell office:value-type="float" office:value="376.456188707567" calcext:value-type="float">
            <text:p>376.4561887076</text:p>
          </table:table-cell>
          <table:table-cell office:value-type="float" office:value="383.643335072879" calcext:value-type="float">
            <text:p>383.6433350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.95407632427" calcext:value-type="float">
            <text:p>362.9540763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2.923259432613" calcext:value-type="float">
            <text:p>422.9232594326</text:p>
          </table:table-cell>
          <table:table-cell office:value-type="float" office:value="398.539647520289" calcext:value-type="float">
            <text:p>398.5396475203</text:p>
          </table:table-cell>
          <table:table-cell office:value-type="float" office:value="389.785023070666" calcext:value-type="float">
            <text:p>389.7850230707</text:p>
          </table:table-cell>
          <table:table-cell office:value-type="float" office:value="356.041967502341" calcext:value-type="float">
            <text:p>356.0419675023</text:p>
          </table:table-cell>
          <table:table-cell office:value-type="float" office:value="374.452813954752" calcext:value-type="float">
            <text:p>374.4528139548</text:p>
          </table:table-cell>
          <table:table-cell office:value-type="float" office:value="355.486079333741" calcext:value-type="float">
            <text:p>355.4860793337</text:p>
          </table:table-cell>
          <table:table-cell office:value-type="float" office:value="0" calcext:value-type="float">
            <text:p>0</text:p>
          </table:table-cell>
          <table:table-cell office:value-type="float" office:value="372.261365909586" calcext:value-type="float">
            <text:p>372.2613659096</text:p>
          </table:table-cell>
          <table:table-cell office:value-type="float" office:value="403.087697418895" calcext:value-type="float">
            <text:p>403.0876974189</text:p>
          </table:table-cell>
          <table:table-cell office:value-type="float" office:value="376.076972064233" calcext:value-type="float">
            <text:p>376.0769720642</text:p>
          </table:table-cell>
          <table:table-cell office:value-type="float" office:value="368.166027829585" calcext:value-type="float">
            <text:p>368.1660278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8.412729481133" calcext:value-type="float">
            <text:p>388.4127294811</text:p>
          </table:table-cell>
          <table:table-cell office:value-type="float" office:value="377.111730016017" calcext:value-type="float">
            <text:p>377.111730016</text:p>
          </table:table-cell>
          <table:table-cell office:value-type="float" office:value="384.288781274011" calcext:value-type="float">
            <text:p>384.288781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.640697363046" calcext:value-type="float">
            <text:p>363.640697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.76494472141" calcext:value-type="float">
            <text:p>428.7649447214</text:p>
          </table:table-cell>
          <table:table-cell office:value-type="float" office:value="401.473140253414" calcext:value-type="float">
            <text:p>401.4731402534</text:p>
          </table:table-cell>
          <table:table-cell office:value-type="float" office:value="389.850487846662" calcext:value-type="float">
            <text:p>389.8504878467</text:p>
          </table:table-cell>
          <table:table-cell office:value-type="float" office:value="356.944458253328" calcext:value-type="float">
            <text:p>356.9444582533</text:p>
          </table:table-cell>
          <table:table-cell office:value-type="float" office:value="374.371077266226" calcext:value-type="float">
            <text:p>374.3710772662</text:p>
          </table:table-cell>
          <table:table-cell office:value-type="float" office:value="357.781811481474" calcext:value-type="float">
            <text:p>357.7818114815</text:p>
          </table:table-cell>
          <table:table-cell office:value-type="float" office:value="0" calcext:value-type="float">
            <text:p>0</text:p>
          </table:table-cell>
          <table:table-cell office:value-type="float" office:value="373.954322480309" calcext:value-type="float">
            <text:p>373.9543224803</text:p>
          </table:table-cell>
          <table:table-cell office:value-type="float" office:value="403.087697418895" calcext:value-type="float">
            <text:p>403.0876974189</text:p>
          </table:table-cell>
          <table:table-cell office:value-type="float" office:value="373.977845522057" calcext:value-type="float">
            <text:p>373.9778455221</text:p>
          </table:table-cell>
          <table:table-cell office:value-type="float" office:value="368.169139809344" calcext:value-type="float">
            <text:p>368.1691398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8.627375842979" calcext:value-type="float">
            <text:p>388.627375843</text:p>
          </table:table-cell>
          <table:table-cell office:value-type="float" office:value="377.111730016017" calcext:value-type="float">
            <text:p>377.111730016</text:p>
          </table:table-cell>
          <table:table-cell office:value-type="float" office:value="386.193338655649" calcext:value-type="float">
            <text:p>386.1933386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.26864183906" calcext:value-type="float">
            <text:p>364.2686418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.562427511249" calcext:value-type="float">
            <text:p>430.5624275112</text:p>
          </table:table-cell>
          <table:table-cell office:value-type="float" office:value="402.303294564141" calcext:value-type="float">
            <text:p>402.3032945641</text:p>
          </table:table-cell>
          <table:table-cell office:value-type="float" office:value="389.825012869851" calcext:value-type="float">
            <text:p>389.8250128699</text:p>
          </table:table-cell>
          <table:table-cell office:value-type="float" office:value="357.243876409532" calcext:value-type="float">
            <text:p>357.2438764095</text:p>
          </table:table-cell>
          <table:table-cell office:value-type="float" office:value="371.540739849244" calcext:value-type="float">
            <text:p>371.5407398492</text:p>
          </table:table-cell>
          <table:table-cell office:value-type="float" office:value="357.366218911167" calcext:value-type="float">
            <text:p>357.3662189112</text:p>
          </table:table-cell>
          <table:table-cell office:value-type="float" office:value="0" calcext:value-type="float">
            <text:p>0</text:p>
          </table:table-cell>
          <table:table-cell office:value-type="float" office:value="374.824535975655" calcext:value-type="float">
            <text:p>374.8245359757</text:p>
          </table:table-cell>
          <table:table-cell office:value-type="float" office:value="403.087697418895" calcext:value-type="float">
            <text:p>403.0876974189</text:p>
          </table:table-cell>
          <table:table-cell office:value-type="float" office:value="373.723947381718" calcext:value-type="float">
            <text:p>373.7239473817</text:p>
          </table:table-cell>
          <table:table-cell office:value-type="float" office:value="369.197564796602" calcext:value-type="float">
            <text:p>369.19756479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8.615348571709" calcext:value-type="float">
            <text:p>388.6153485717</text:p>
          </table:table-cell>
          <table:table-cell office:value-type="float" office:value="378.03981598233" calcext:value-type="float">
            <text:p>378.0398159823</text:p>
          </table:table-cell>
          <table:table-cell office:value-type="float" office:value="385.608878392539" calcext:value-type="float">
            <text:p>385.6088783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.331981779788" calcext:value-type="float">
            <text:p>364.3319817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.240625823167" calcext:value-type="float">
            <text:p>429.2406258232</text:p>
          </table:table-cell>
          <table:table-cell office:value-type="float" office:value="402.970729119813" calcext:value-type="float">
            <text:p>402.9707291198</text:p>
          </table:table-cell>
          <table:table-cell office:value-type="float" office:value="391.425495030479" calcext:value-type="float">
            <text:p>391.4254950305</text:p>
          </table:table-cell>
          <table:table-cell office:value-type="float" office:value="357.529096130783" calcext:value-type="float">
            <text:p>357.5290961308</text:p>
          </table:table-cell>
          <table:table-cell office:value-type="float" office:value="372.7015222575" calcext:value-type="float">
            <text:p>372.7015222575</text:p>
          </table:table-cell>
          <table:table-cell office:value-type="float" office:value="358.128275986093" calcext:value-type="float">
            <text:p>358.1282759861</text:p>
          </table:table-cell>
          <table:table-cell office:value-type="float" office:value="0" calcext:value-type="float">
            <text:p>0</text:p>
          </table:table-cell>
          <table:table-cell office:value-type="float" office:value="376.86054232619" calcext:value-type="float">
            <text:p>376.8605423262</text:p>
          </table:table-cell>
          <table:table-cell office:value-type="float" office:value="403.017256049203" calcext:value-type="float">
            <text:p>403.0172560492</text:p>
          </table:table-cell>
          <table:table-cell office:value-type="float" office:value="370.368741271891" calcext:value-type="float">
            <text:p>370.3687412719</text:p>
          </table:table-cell>
          <table:table-cell office:value-type="float" office:value="370.9605234446" calcext:value-type="float">
            <text:p>370.9605234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0.75089659647" calcext:value-type="float">
            <text:p>390.7508965965</text:p>
          </table:table-cell>
          <table:table-cell office:value-type="float" office:value="0" calcext:value-type="float">
            <text:p>0</text:p>
          </table:table-cell>
          <table:table-cell office:value-type="float" office:value="387.074078151287" calcext:value-type="float">
            <text:p>387.0740781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.088132264786" calcext:value-type="float">
            <text:p>364.0881322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.901790221297" calcext:value-type="float">
            <text:p>431.9017902213</text:p>
          </table:table-cell>
          <table:table-cell office:value-type="float" office:value="0" calcext:value-type="float">
            <text:p>0</text:p>
          </table:table-cell>
          <table:table-cell office:value-type="float" office:value="393.163288126671" calcext:value-type="float">
            <text:p>393.1632881267</text:p>
          </table:table-cell>
          <table:table-cell office:value-type="float" office:value="357.555533257119" calcext:value-type="float">
            <text:p>357.5555332571</text:p>
          </table:table-cell>
          <table:table-cell office:value-type="float" office:value="373.445792108311" calcext:value-type="float">
            <text:p>373.4457921083</text:p>
          </table:table-cell>
          <table:table-cell office:value-type="float" office:value="356.508873681904" calcext:value-type="float">
            <text:p>356.50887368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2.901798469291" calcext:value-type="float">
            <text:p>372.9017984693</text:p>
          </table:table-cell>
          <table:table-cell office:value-type="float" office:value="372.067452383137" calcext:value-type="float">
            <text:p>372.06745238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0.216366633344" calcext:value-type="float">
            <text:p>390.2163666333</text:p>
          </table:table-cell>
          <table:table-cell office:value-type="float" office:value="0" calcext:value-type="float">
            <text:p>0</text:p>
          </table:table-cell>
          <table:table-cell office:value-type="float" office:value="389.008946334626" calcext:value-type="float">
            <text:p>389.0089463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.789922198037" calcext:value-type="float">
            <text:p>367.789922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.525457988623" calcext:value-type="float">
            <text:p>440.5254579886</text:p>
          </table:table-cell>
          <table:table-cell office:value-type="float" office:value="0" calcext:value-type="float">
            <text:p>0</text:p>
          </table:table-cell>
          <table:table-cell office:value-type="float" office:value="394.527794867934" calcext:value-type="float">
            <text:p>394.5277948679</text:p>
          </table:table-cell>
          <table:table-cell office:value-type="float" office:value="356.685719034711" calcext:value-type="float">
            <text:p>356.6857190347</text:p>
          </table:table-cell>
          <table:table-cell office:value-type="float" office:value="373.445792108311" calcext:value-type="float">
            <text:p>373.4457921083</text:p>
          </table:table-cell>
          <table:table-cell office:value-type="float" office:value="354.185423442794" calcext:value-type="float">
            <text:p>354.1854234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.646130197564" calcext:value-type="float">
            <text:p>380.6461301976</text:p>
          </table:table-cell>
          <table:table-cell office:value-type="float" office:value="371.200211464067" calcext:value-type="float">
            <text:p>371.20021146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5.733054034475" calcext:value-type="float">
            <text:p>375.7330540345</text:p>
          </table:table-cell>
          <table:table-cell office:value-type="float" office:value="0" calcext:value-type="float">
            <text:p>0</text:p>
          </table:table-cell>
          <table:table-cell office:value-type="float" office:value="387.393162991528" calcext:value-type="float">
            <text:p>387.39316299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2.858932013795" calcext:value-type="float">
            <text:p>402.8589320138</text:p>
          </table:table-cell>
          <table:table-cell office:value-type="float" office:value="354.116843540811" calcext:value-type="float">
            <text:p>354.1168435408</text:p>
          </table:table-cell>
          <table:table-cell office:value-type="float" office:value="393.172895610533" calcext:value-type="float">
            <text:p>393.1728956105</text:p>
          </table:table-cell>
          <table:table-cell office:value-type="float" office:value="353.74272768965" calcext:value-type="float">
            <text:p>353.74272768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7.877705681248" calcext:value-type="float">
            <text:p>377.877705681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86.292430742319" calcext:value-type="float">
            <text:p>386.29243074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49.738104342893" calcext:value-type="float">
            <text:p>349.738104342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84.357419729662" calcext:value-type="float">
            <text:p>384.357419729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53.051119029387" calcext:value-type="float">
            <text:p>353.051119029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92.723055531127" calcext:value-type="float">
            <text:p>392.72305553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53.387364087452" calcext:value-type="float">
            <text:p>353.387364087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94.809110127095" calcext:value-type="float">
            <text:p>394.80911012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53.816976866328" calcext:value-type="float">
            <text:p>353.816976866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4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Random</text:p>
          </table:table-cell>
          <table:table-cell table:number-columns-repeated="19"/>
        </table:table-row>
        <table:table-row table:style-name="ro1">
          <table:table-cell office:value-type="float" office:value="336.475162430518" calcext:value-type="float">
            <text:p>336.4751624305</text:p>
          </table:table-cell>
          <table:table-cell office:value-type="float" office:value="360.821137834112" calcext:value-type="float">
            <text:p>360.8211378341</text:p>
          </table:table-cell>
          <table:table-cell office:value-type="float" office:value="344.774493898675" calcext:value-type="float">
            <text:p>344.7744938987</text:p>
          </table:table-cell>
          <table:table-cell office:value-type="float" office:value="344.510241183742" calcext:value-type="float">
            <text:p>344.5102411837</text:p>
          </table:table-cell>
          <table:table-cell office:value-type="float" office:value="341.465457262884" calcext:value-type="float">
            <text:p>341.4654572629</text:p>
          </table:table-cell>
          <table:table-cell office:value-type="float" office:value="341.333333333331" calcext:value-type="float">
            <text:p>341.3333333333</text:p>
          </table:table-cell>
          <table:table-cell office:value-type="float" office:value="345.494427870785" calcext:value-type="float">
            <text:p>345.4944278708</text:p>
          </table:table-cell>
          <table:table-cell office:value-type="float" office:value="341.46043883301" calcext:value-type="float">
            <text:p>341.460438833</text:p>
          </table:table-cell>
          <table:table-cell office:value-type="float" office:value="345.872691520626" calcext:value-type="float">
            <text:p>345.8726915206</text:p>
          </table:table-cell>
          <table:table-cell office:value-type="float" office:value="347.777651756788" calcext:value-type="float">
            <text:p>347.7776517568</text:p>
          </table:table-cell>
          <table:table-cell office:value-type="float" office:value="341.763035881828" calcext:value-type="float">
            <text:p>341.7630358818</text:p>
          </table:table-cell>
          <table:table-cell office:value-type="float" office:value="336.500657796336" calcext:value-type="float">
            <text:p>336.5006577963</text:p>
          </table:table-cell>
          <table:table-cell office:value-type="float" office:value="341.333333333331" calcext:value-type="float">
            <text:p>341.3333333333</text:p>
          </table:table-cell>
          <table:table-cell office:value-type="float" office:value="340.152356149541" calcext:value-type="float">
            <text:p>340.1523561495</text:p>
          </table:table-cell>
          <table:table-cell office:value-type="float" office:value="346.289473683969" calcext:value-type="float">
            <text:p>346.289473684</text:p>
          </table:table-cell>
          <table:table-cell office:value-type="float" office:value="343.982695098116" calcext:value-type="float">
            <text:p>343.9826950981</text:p>
          </table:table-cell>
          <table:table-cell office:value-type="float" office:value="340.551303298642" calcext:value-type="float">
            <text:p>340.5513032986</text:p>
          </table:table-cell>
          <table:table-cell office:value-type="float" office:value="349.045372130811" calcext:value-type="float">
            <text:p>349.0453721308</text:p>
          </table:table-cell>
          <table:table-cell office:value-type="float" office:value="344.062392747077" calcext:value-type="float">
            <text:p>344.0623927471</text:p>
          </table:table-cell>
          <table:table-cell office:value-type="float" office:value="336.475162430518" calcext:value-type="float">
            <text:p>336.4751624305</text:p>
          </table:table-cell>
        </table:table-row>
        <table:table-row table:style-name="ro1">
          <table:table-cell office:value-type="float" office:value="333.343267169939" calcext:value-type="float">
            <text:p>333.3432671699</text:p>
          </table:table-cell>
          <table:table-cell office:value-type="float" office:value="368.453989684425" calcext:value-type="float">
            <text:p>368.4539896844</text:p>
          </table:table-cell>
          <table:table-cell office:value-type="float" office:value="345.670552977193" calcext:value-type="float">
            <text:p>345.6705529772</text:p>
          </table:table-cell>
          <table:table-cell office:value-type="float" office:value="352.365776351383" calcext:value-type="float">
            <text:p>352.3657763514</text:p>
          </table:table-cell>
          <table:table-cell office:value-type="float" office:value="341.425503818021" calcext:value-type="float">
            <text:p>341.425503818</text:p>
          </table:table-cell>
          <table:table-cell office:value-type="float" office:value="347.734113388264" calcext:value-type="float">
            <text:p>347.7341133883</text:p>
          </table:table-cell>
          <table:table-cell office:value-type="float" office:value="345.329578078507" calcext:value-type="float">
            <text:p>345.3295780785</text:p>
          </table:table-cell>
          <table:table-cell office:value-type="float" office:value="362.060243301762" calcext:value-type="float">
            <text:p>362.0602433018</text:p>
          </table:table-cell>
          <table:table-cell office:value-type="float" office:value="356.536608835392" calcext:value-type="float">
            <text:p>356.5366088354</text:p>
          </table:table-cell>
          <table:table-cell office:value-type="float" office:value="349.18191968673" calcext:value-type="float">
            <text:p>349.1819196867</text:p>
          </table:table-cell>
          <table:table-cell office:value-type="float" office:value="343.473358176624" calcext:value-type="float">
            <text:p>343.4733581766</text:p>
          </table:table-cell>
          <table:table-cell office:value-type="float" office:value="338.986160793808" calcext:value-type="float">
            <text:p>338.9861607938</text:p>
          </table:table-cell>
          <table:table-cell office:value-type="float" office:value="347.734113388265" calcext:value-type="float">
            <text:p>347.7341133883</text:p>
          </table:table-cell>
          <table:table-cell office:value-type="float" office:value="331.081649355781" calcext:value-type="float">
            <text:p>331.0816493558</text:p>
          </table:table-cell>
          <table:table-cell office:value-type="float" office:value="349.329533465755" calcext:value-type="float">
            <text:p>349.3295334658</text:p>
          </table:table-cell>
          <table:table-cell office:value-type="float" office:value="343.219410538716" calcext:value-type="float">
            <text:p>343.2194105387</text:p>
          </table:table-cell>
          <table:table-cell office:value-type="float" office:value="340.638561380288" calcext:value-type="float">
            <text:p>340.6385613803</text:p>
          </table:table-cell>
          <table:table-cell office:value-type="float" office:value="356.45518741426" calcext:value-type="float">
            <text:p>356.4551874143</text:p>
          </table:table-cell>
          <table:table-cell office:value-type="float" office:value="360.640156832625" calcext:value-type="float">
            <text:p>360.6401568326</text:p>
          </table:table-cell>
          <table:table-cell office:value-type="float" office:value="333.343267169939" calcext:value-type="float">
            <text:p>333.3432671699</text:p>
          </table:table-cell>
        </table:table-row>
        <table:table-row table:style-name="ro1">
          <table:table-cell office:value-type="float" office:value="350.015019861038" calcext:value-type="float">
            <text:p>350.015019861</text:p>
          </table:table-cell>
          <table:table-cell office:value-type="float" office:value="368.925702484913" calcext:value-type="float">
            <text:p>368.9257024849</text:p>
          </table:table-cell>
          <table:table-cell office:value-type="float" office:value="353.538329330657" calcext:value-type="float">
            <text:p>353.5383293307</text:p>
          </table:table-cell>
          <table:table-cell office:value-type="float" office:value="344.342850720888" calcext:value-type="float">
            <text:p>344.3428507209</text:p>
          </table:table-cell>
          <table:table-cell office:value-type="float" office:value="340.903941743579" calcext:value-type="float">
            <text:p>340.9039417436</text:p>
          </table:table-cell>
          <table:table-cell office:value-type="float" office:value="347.294655552204" calcext:value-type="float">
            <text:p>347.2946555522</text:p>
          </table:table-cell>
          <table:table-cell office:value-type="float" office:value="364.933109926999" calcext:value-type="float">
            <text:p>364.933109927</text:p>
          </table:table-cell>
          <table:table-cell office:value-type="float" office:value="377.375030833753" calcext:value-type="float">
            <text:p>377.3750308338</text:p>
          </table:table-cell>
          <table:table-cell office:value-type="float" office:value="368.721136595877" calcext:value-type="float">
            <text:p>368.7211365959</text:p>
          </table:table-cell>
          <table:table-cell office:value-type="float" office:value="353.158280795397" calcext:value-type="float">
            <text:p>353.1582807954</text:p>
          </table:table-cell>
          <table:table-cell office:value-type="float" office:value="343.473358176624" calcext:value-type="float">
            <text:p>343.4733581766</text:p>
          </table:table-cell>
          <table:table-cell office:value-type="float" office:value="344.848459959954" calcext:value-type="float">
            <text:p>344.84845996</text:p>
          </table:table-cell>
          <table:table-cell office:value-type="float" office:value="339.019381009718" calcext:value-type="float">
            <text:p>339.0193810097</text:p>
          </table:table-cell>
          <table:table-cell office:value-type="float" office:value="332.653102215516" calcext:value-type="float">
            <text:p>332.6531022155</text:p>
          </table:table-cell>
          <table:table-cell office:value-type="float" office:value="350.045311698684" calcext:value-type="float">
            <text:p>350.0453116987</text:p>
          </table:table-cell>
          <table:table-cell office:value-type="float" office:value="342.268163754833" calcext:value-type="float">
            <text:p>342.2681637548</text:p>
          </table:table-cell>
          <table:table-cell office:value-type="float" office:value="335.895058333373" calcext:value-type="float">
            <text:p>335.8950583334</text:p>
          </table:table-cell>
          <table:table-cell office:value-type="float" office:value="357.341187775242" calcext:value-type="float">
            <text:p>357.3411877752</text:p>
          </table:table-cell>
          <table:table-cell office:value-type="float" office:value="363.246252598287" calcext:value-type="float">
            <text:p>363.2462525983</text:p>
          </table:table-cell>
          <table:table-cell office:value-type="float" office:value="350.015019861038" calcext:value-type="float">
            <text:p>350.015019861</text:p>
          </table:table-cell>
        </table:table-row>
        <table:table-row table:style-name="ro1">
          <table:table-cell office:value-type="float" office:value="351.17405797757" calcext:value-type="float">
            <text:p>351.1740579776</text:p>
          </table:table-cell>
          <table:table-cell office:value-type="float" office:value="378.177581858825" calcext:value-type="float">
            <text:p>378.1775818588</text:p>
          </table:table-cell>
          <table:table-cell office:value-type="float" office:value="365.451261654312" calcext:value-type="float">
            <text:p>365.4512616543</text:p>
          </table:table-cell>
          <table:table-cell office:value-type="float" office:value="350.897292497575" calcext:value-type="float">
            <text:p>350.8972924976</text:p>
          </table:table-cell>
          <table:table-cell office:value-type="float" office:value="344.663716301206" calcext:value-type="float">
            <text:p>344.6637163012</text:p>
          </table:table-cell>
          <table:table-cell office:value-type="float" office:value="349.217660600336" calcext:value-type="float">
            <text:p>349.2176606003</text:p>
          </table:table-cell>
          <table:table-cell office:value-type="float" office:value="364.933109926999" calcext:value-type="float">
            <text:p>364.933109927</text:p>
          </table:table-cell>
          <table:table-cell office:value-type="float" office:value="377.987234124375" calcext:value-type="float">
            <text:p>377.9872341244</text:p>
          </table:table-cell>
          <table:table-cell office:value-type="float" office:value="370.141261528941" calcext:value-type="float">
            <text:p>370.1412615289</text:p>
          </table:table-cell>
          <table:table-cell office:value-type="float" office:value="361.147696479917" calcext:value-type="float">
            <text:p>361.1476964799</text:p>
          </table:table-cell>
          <table:table-cell office:value-type="float" office:value="345.217560987801" calcext:value-type="float">
            <text:p>345.2175609878</text:p>
          </table:table-cell>
          <table:table-cell office:value-type="float" office:value="361.558956002494" calcext:value-type="float">
            <text:p>361.5589560025</text:p>
          </table:table-cell>
          <table:table-cell office:value-type="float" office:value="339.820137116302" calcext:value-type="float">
            <text:p>339.8201371163</text:p>
          </table:table-cell>
          <table:table-cell office:value-type="float" office:value="336.416283212775" calcext:value-type="float">
            <text:p>336.4162832128</text:p>
          </table:table-cell>
          <table:table-cell office:value-type="float" office:value="360.689833344863" calcext:value-type="float">
            <text:p>360.6898333449</text:p>
          </table:table-cell>
          <table:table-cell office:value-type="float" office:value="343.359918393803" calcext:value-type="float">
            <text:p>343.3599183938</text:p>
          </table:table-cell>
          <table:table-cell office:value-type="float" office:value="336.653623351341" calcext:value-type="float">
            <text:p>336.6536233513</text:p>
          </table:table-cell>
          <table:table-cell office:value-type="float" office:value="366.630244324941" calcext:value-type="float">
            <text:p>366.6302443249</text:p>
          </table:table-cell>
          <table:table-cell office:value-type="float" office:value="373.333121622931" calcext:value-type="float">
            <text:p>373.3331216229</text:p>
          </table:table-cell>
          <table:table-cell office:value-type="float" office:value="351.17405797757" calcext:value-type="float">
            <text:p>351.1740579776</text:p>
          </table:table-cell>
        </table:table-row>
        <table:table-row table:style-name="ro1">
          <table:table-cell office:value-type="float" office:value="362.749176564211" calcext:value-type="float">
            <text:p>362.7491765642</text:p>
          </table:table-cell>
          <table:table-cell office:value-type="float" office:value="379.171764176858" calcext:value-type="float">
            <text:p>379.1717641769</text:p>
          </table:table-cell>
          <table:table-cell office:value-type="float" office:value="378.669581073628" calcext:value-type="float">
            <text:p>378.6695810736</text:p>
          </table:table-cell>
          <table:table-cell office:value-type="float" office:value="354.124953635896" calcext:value-type="float">
            <text:p>354.1249536359</text:p>
          </table:table-cell>
          <table:table-cell office:value-type="float" office:value="344.663716301206" calcext:value-type="float">
            <text:p>344.6637163012</text:p>
          </table:table-cell>
          <table:table-cell office:value-type="float" office:value="348.932494899593" calcext:value-type="float">
            <text:p>348.9324948996</text:p>
          </table:table-cell>
          <table:table-cell office:value-type="float" office:value="353.652378876645" calcext:value-type="float">
            <text:p>353.6523788766</text:p>
          </table:table-cell>
          <table:table-cell office:value-type="float" office:value="377.683050466793" calcext:value-type="float">
            <text:p>377.6830504668</text:p>
          </table:table-cell>
          <table:table-cell office:value-type="float" office:value="360.534700945852" calcext:value-type="float">
            <text:p>360.5347009459</text:p>
          </table:table-cell>
          <table:table-cell office:value-type="float" office:value="362.257990686587" calcext:value-type="float">
            <text:p>362.2579906866</text:p>
          </table:table-cell>
          <table:table-cell office:value-type="float" office:value="361.43096912991" calcext:value-type="float">
            <text:p>361.4309691299</text:p>
          </table:table-cell>
          <table:table-cell office:value-type="float" office:value="362.012362342712" calcext:value-type="float">
            <text:p>362.0123623427</text:p>
          </table:table-cell>
          <table:table-cell office:value-type="float" office:value="339.820137116302" calcext:value-type="float">
            <text:p>339.8201371163</text:p>
          </table:table-cell>
          <table:table-cell office:value-type="float" office:value="336.416283212775" calcext:value-type="float">
            <text:p>336.4162832128</text:p>
          </table:table-cell>
          <table:table-cell office:value-type="float" office:value="364.698363680667" calcext:value-type="float">
            <text:p>364.6983636807</text:p>
          </table:table-cell>
          <table:table-cell office:value-type="float" office:value="341.78117537347" calcext:value-type="float">
            <text:p>341.7811753735</text:p>
          </table:table-cell>
          <table:table-cell office:value-type="float" office:value="344.728953383854" calcext:value-type="float">
            <text:p>344.7289533839</text:p>
          </table:table-cell>
          <table:table-cell office:value-type="float" office:value="376.024877214762" calcext:value-type="float">
            <text:p>376.0248772148</text:p>
          </table:table-cell>
          <table:table-cell office:value-type="float" office:value="374.943686555537" calcext:value-type="float">
            <text:p>374.9436865555</text:p>
          </table:table-cell>
          <table:table-cell office:value-type="float" office:value="362.749176564211" calcext:value-type="float">
            <text:p>362.7491765642</text:p>
          </table:table-cell>
        </table:table-row>
        <table:table-row table:style-name="ro1">
          <table:table-cell office:value-type="float" office:value="362.487723681807" calcext:value-type="float">
            <text:p>362.4877236818</text:p>
          </table:table-cell>
          <table:table-cell office:value-type="float" office:value="379.791836925796" calcext:value-type="float">
            <text:p>379.7918369258</text:p>
          </table:table-cell>
          <table:table-cell office:value-type="float" office:value="370.197704213935" calcext:value-type="float">
            <text:p>370.1977042139</text:p>
          </table:table-cell>
          <table:table-cell office:value-type="float" office:value="361.404580499336" calcext:value-type="float">
            <text:p>361.4045804993</text:p>
          </table:table-cell>
          <table:table-cell office:value-type="float" office:value="350.493114144787" calcext:value-type="float">
            <text:p>350.4931141448</text:p>
          </table:table-cell>
          <table:table-cell office:value-type="float" office:value="338.07848219902" calcext:value-type="float">
            <text:p>338.078482199</text:p>
          </table:table-cell>
          <table:table-cell office:value-type="float" office:value="362.341909980844" calcext:value-type="float">
            <text:p>362.3419099808</text:p>
          </table:table-cell>
          <table:table-cell office:value-type="float" office:value="376.944757206722" calcext:value-type="float">
            <text:p>376.9447572067</text:p>
          </table:table-cell>
          <table:table-cell office:value-type="float" office:value="365.974410725057" calcext:value-type="float">
            <text:p>365.9744107251</text:p>
          </table:table-cell>
          <table:table-cell office:value-type="float" office:value="363.437913731539" calcext:value-type="float">
            <text:p>363.4379137315</text:p>
          </table:table-cell>
          <table:table-cell office:value-type="float" office:value="361.43096912991" calcext:value-type="float">
            <text:p>361.4309691299</text:p>
          </table:table-cell>
          <table:table-cell office:value-type="float" office:value="361.035219720871" calcext:value-type="float">
            <text:p>361.0352197209</text:p>
          </table:table-cell>
          <table:table-cell office:value-type="float" office:value="340.754848011945" calcext:value-type="float">
            <text:p>340.7548480119</text:p>
          </table:table-cell>
          <table:table-cell office:value-type="float" office:value="353.185933826951" calcext:value-type="float">
            <text:p>353.185933827</text:p>
          </table:table-cell>
          <table:table-cell office:value-type="float" office:value="364.698363680667" calcext:value-type="float">
            <text:p>364.6983636807</text:p>
          </table:table-cell>
          <table:table-cell office:value-type="float" office:value="341.800194064532" calcext:value-type="float">
            <text:p>341.8001940645</text:p>
          </table:table-cell>
          <table:table-cell office:value-type="float" office:value="361.044308365078" calcext:value-type="float">
            <text:p>361.0443083651</text:p>
          </table:table-cell>
          <table:table-cell office:value-type="float" office:value="376.024877214762" calcext:value-type="float">
            <text:p>376.0248772148</text:p>
          </table:table-cell>
          <table:table-cell office:value-type="float" office:value="374.431109758118" calcext:value-type="float">
            <text:p>374.4311097581</text:p>
          </table:table-cell>
          <table:table-cell office:value-type="float" office:value="362.487723681807" calcext:value-type="float">
            <text:p>362.4877236818</text:p>
          </table:table-cell>
        </table:table-row>
        <table:table-row table:style-name="ro1">
          <table:table-cell office:value-type="float" office:value="371.030602586954" calcext:value-type="float">
            <text:p>371.030602587</text:p>
          </table:table-cell>
          <table:table-cell office:value-type="float" office:value="381.973724010544" calcext:value-type="float">
            <text:p>381.9737240105</text:p>
          </table:table-cell>
          <table:table-cell office:value-type="float" office:value="369.863585667698" calcext:value-type="float">
            <text:p>369.8635856677</text:p>
          </table:table-cell>
          <table:table-cell office:value-type="float" office:value="356.073650997368" calcext:value-type="float">
            <text:p>356.0736509974</text:p>
          </table:table-cell>
          <table:table-cell office:value-type="float" office:value="361.99245293938" calcext:value-type="float">
            <text:p>361.9924529394</text:p>
          </table:table-cell>
          <table:table-cell office:value-type="float" office:value="339.789753984478" calcext:value-type="float">
            <text:p>339.7897539845</text:p>
          </table:table-cell>
          <table:table-cell office:value-type="float" office:value="368.007172957767" calcext:value-type="float">
            <text:p>368.0071729578</text:p>
          </table:table-cell>
          <table:table-cell office:value-type="float" office:value="375.870153243703" calcext:value-type="float">
            <text:p>375.8701532437</text:p>
          </table:table-cell>
          <table:table-cell office:value-type="float" office:value="367.874275331412" calcext:value-type="float">
            <text:p>367.8742753314</text:p>
          </table:table-cell>
          <table:table-cell office:value-type="float" office:value="366.823749411221" calcext:value-type="float">
            <text:p>366.8237494112</text:p>
          </table:table-cell>
          <table:table-cell office:value-type="float" office:value="368.053603341632" calcext:value-type="float">
            <text:p>368.0536033416</text:p>
          </table:table-cell>
          <table:table-cell office:value-type="float" office:value="361.308975327547" calcext:value-type="float">
            <text:p>361.3089753275</text:p>
          </table:table-cell>
          <table:table-cell office:value-type="float" office:value="350.232650417552" calcext:value-type="float">
            <text:p>350.2326504176</text:p>
          </table:table-cell>
          <table:table-cell office:value-type="float" office:value="353.185933826951" calcext:value-type="float">
            <text:p>353.185933827</text:p>
          </table:table-cell>
          <table:table-cell office:value-type="float" office:value="364.698363680667" calcext:value-type="float">
            <text:p>364.6983636807</text:p>
          </table:table-cell>
          <table:table-cell office:value-type="float" office:value="341.800194064532" calcext:value-type="float">
            <text:p>341.8001940645</text:p>
          </table:table-cell>
          <table:table-cell office:value-type="float" office:value="361.044308365078" calcext:value-type="float">
            <text:p>361.0443083651</text:p>
          </table:table-cell>
          <table:table-cell office:value-type="float" office:value="376.261028603076" calcext:value-type="float">
            <text:p>376.2610286031</text:p>
          </table:table-cell>
          <table:table-cell office:value-type="float" office:value="376.114648250206" calcext:value-type="float">
            <text:p>376.1146482502</text:p>
          </table:table-cell>
          <table:table-cell office:value-type="float" office:value="371.030602586954" calcext:value-type="float">
            <text:p>371.030602587</text:p>
          </table:table-cell>
        </table:table-row>
        <table:table-row table:style-name="ro1">
          <table:table-cell office:value-type="float" office:value="386.371127060131" calcext:value-type="float">
            <text:p>386.3711270601</text:p>
          </table:table-cell>
          <table:table-cell office:value-type="float" office:value="380.243448395502" calcext:value-type="float">
            <text:p>380.2434483955</text:p>
          </table:table-cell>
          <table:table-cell office:value-type="float" office:value="369.863585667698" calcext:value-type="float">
            <text:p>369.8635856677</text:p>
          </table:table-cell>
          <table:table-cell office:value-type="float" office:value="356.073650997368" calcext:value-type="float">
            <text:p>356.0736509974</text:p>
          </table:table-cell>
          <table:table-cell office:value-type="float" office:value="358.857017258307" calcext:value-type="float">
            <text:p>358.8570172583</text:p>
          </table:table-cell>
          <table:table-cell office:value-type="float" office:value="342.12255795852" calcext:value-type="float">
            <text:p>342.1225579585</text:p>
          </table:table-cell>
          <table:table-cell office:value-type="float" office:value="372.376315808158" calcext:value-type="float">
            <text:p>372.3763158082</text:p>
          </table:table-cell>
          <table:table-cell office:value-type="float" office:value="375.870153243703" calcext:value-type="float">
            <text:p>375.8701532437</text:p>
          </table:table-cell>
          <table:table-cell office:value-type="float" office:value="375.609768341891" calcext:value-type="float">
            <text:p>375.6097683419</text:p>
          </table:table-cell>
          <table:table-cell office:value-type="float" office:value="372.151850750034" calcext:value-type="float">
            <text:p>372.15185075</text:p>
          </table:table-cell>
          <table:table-cell office:value-type="float" office:value="369.662786034185" calcext:value-type="float">
            <text:p>369.6627860342</text:p>
          </table:table-cell>
          <table:table-cell office:value-type="float" office:value="369.310934398594" calcext:value-type="float">
            <text:p>369.3109343986</text:p>
          </table:table-cell>
          <table:table-cell office:value-type="float" office:value="350.910645375169" calcext:value-type="float">
            <text:p>350.9106453752</text:p>
          </table:table-cell>
          <table:table-cell office:value-type="float" office:value="364.595039809514" calcext:value-type="float">
            <text:p>364.5950398095</text:p>
          </table:table-cell>
          <table:table-cell office:value-type="float" office:value="364.698363680667" calcext:value-type="float">
            <text:p>364.6983636807</text:p>
          </table:table-cell>
          <table:table-cell office:value-type="float" office:value="341.800194064532" calcext:value-type="float">
            <text:p>341.8001940645</text:p>
          </table:table-cell>
          <table:table-cell office:value-type="float" office:value="363.865176250499" calcext:value-type="float">
            <text:p>363.8651762505</text:p>
          </table:table-cell>
          <table:table-cell office:value-type="float" office:value="378.353858997588" calcext:value-type="float">
            <text:p>378.3538589976</text:p>
          </table:table-cell>
          <table:table-cell office:value-type="float" office:value="376.368029937655" calcext:value-type="float">
            <text:p>376.3680299377</text:p>
          </table:table-cell>
          <table:table-cell office:value-type="float" office:value="386.371127060131" calcext:value-type="float">
            <text:p>386.3711270601</text:p>
          </table:table-cell>
        </table:table-row>
        <table:table-row table:style-name="ro1">
          <table:table-cell office:value-type="float" office:value="386.371127060131" calcext:value-type="float">
            <text:p>386.3711270601</text:p>
          </table:table-cell>
          <table:table-cell office:value-type="float" office:value="380.355308138539" calcext:value-type="float">
            <text:p>380.3553081385</text:p>
          </table:table-cell>
          <table:table-cell office:value-type="float" office:value="377.475882438564" calcext:value-type="float">
            <text:p>377.4758824386</text:p>
          </table:table-cell>
          <table:table-cell office:value-type="float" office:value="357.21825454431" calcext:value-type="float">
            <text:p>357.2182545443</text:p>
          </table:table-cell>
          <table:table-cell office:value-type="float" office:value="358.857017258307" calcext:value-type="float">
            <text:p>358.8570172583</text:p>
          </table:table-cell>
          <table:table-cell office:value-type="float" office:value="342.12255795852" calcext:value-type="float">
            <text:p>342.1225579585</text:p>
          </table:table-cell>
          <table:table-cell office:value-type="float" office:value="372.376315808158" calcext:value-type="float">
            <text:p>372.3763158082</text:p>
          </table:table-cell>
          <table:table-cell office:value-type="float" office:value="375.726509358953" calcext:value-type="float">
            <text:p>375.726509359</text:p>
          </table:table-cell>
          <table:table-cell office:value-type="float" office:value="379.420797052682" calcext:value-type="float">
            <text:p>379.4207970527</text:p>
          </table:table-cell>
          <table:table-cell office:value-type="float" office:value="375.031160343083" calcext:value-type="float">
            <text:p>375.0311603431</text:p>
          </table:table-cell>
          <table:table-cell office:value-type="float" office:value="368.094956103903" calcext:value-type="float">
            <text:p>368.0949561039</text:p>
          </table:table-cell>
          <table:table-cell office:value-type="float" office:value="379.615373156838" calcext:value-type="float">
            <text:p>379.6153731568</text:p>
          </table:table-cell>
          <table:table-cell office:value-type="float" office:value="366.239265427106" calcext:value-type="float">
            <text:p>366.2392654271</text:p>
          </table:table-cell>
          <table:table-cell office:value-type="float" office:value="364.160139500184" calcext:value-type="float">
            <text:p>364.1601395002</text:p>
          </table:table-cell>
          <table:table-cell office:value-type="float" office:value="364.698363680667" calcext:value-type="float">
            <text:p>364.6983636807</text:p>
          </table:table-cell>
          <table:table-cell office:value-type="float" office:value="343.449576184287" calcext:value-type="float">
            <text:p>343.4495761843</text:p>
          </table:table-cell>
          <table:table-cell office:value-type="float" office:value="373.983448640713" calcext:value-type="float">
            <text:p>373.9834486407</text:p>
          </table:table-cell>
          <table:table-cell office:value-type="float" office:value="381.181421058938" calcext:value-type="float">
            <text:p>381.1814210589</text:p>
          </table:table-cell>
          <table:table-cell office:value-type="float" office:value="376.485777095642" calcext:value-type="float">
            <text:p>376.4857770956</text:p>
          </table:table-cell>
          <table:table-cell office:value-type="float" office:value="386.371127060131" calcext:value-type="float">
            <text:p>386.3711270601</text:p>
          </table:table-cell>
        </table:table-row>
        <table:table-row table:style-name="ro1">
          <table:table-cell office:value-type="float" office:value="379.003828231022" calcext:value-type="float">
            <text:p>379.003828231</text:p>
          </table:table-cell>
          <table:table-cell office:value-type="float" office:value="379.003793137986" calcext:value-type="float">
            <text:p>379.003793138</text:p>
          </table:table-cell>
          <table:table-cell office:value-type="float" office:value="377.137890046918" calcext:value-type="float">
            <text:p>377.1378900469</text:p>
          </table:table-cell>
          <table:table-cell office:value-type="float" office:value="355.593682145046" calcext:value-type="float">
            <text:p>355.593682145</text:p>
          </table:table-cell>
          <table:table-cell office:value-type="float" office:value="358.857017258307" calcext:value-type="float">
            <text:p>358.8570172583</text:p>
          </table:table-cell>
          <table:table-cell office:value-type="float" office:value="342.12255795852" calcext:value-type="float">
            <text:p>342.1225579585</text:p>
          </table:table-cell>
          <table:table-cell office:value-type="float" office:value="371.703416773407" calcext:value-type="float">
            <text:p>371.7034167734</text:p>
          </table:table-cell>
          <table:table-cell office:value-type="float" office:value="387.63104294727" calcext:value-type="float">
            <text:p>387.6310429473</text:p>
          </table:table-cell>
          <table:table-cell office:value-type="float" office:value="382.617877645553" calcext:value-type="float">
            <text:p>382.6178776456</text:p>
          </table:table-cell>
          <table:table-cell office:value-type="float" office:value="377.960794829903" calcext:value-type="float">
            <text:p>377.9607948299</text:p>
          </table:table-cell>
          <table:table-cell office:value-type="float" office:value="372.264699933559" calcext:value-type="float">
            <text:p>372.2646999336</text:p>
          </table:table-cell>
          <table:table-cell office:value-type="float" office:value="379.615373156838" calcext:value-type="float">
            <text:p>379.6153731568</text:p>
          </table:table-cell>
          <table:table-cell office:value-type="float" office:value="364.68716497385" calcext:value-type="float">
            <text:p>364.6871649739</text:p>
          </table:table-cell>
          <table:table-cell office:value-type="float" office:value="365.130933791664" calcext:value-type="float">
            <text:p>365.1309337917</text:p>
          </table:table-cell>
          <table:table-cell office:value-type="float" office:value="0" calcext:value-type="float">
            <text:p>0</text:p>
          </table:table-cell>
          <table:table-cell office:value-type="float" office:value="343.592738330794" calcext:value-type="float">
            <text:p>343.5927383308</text:p>
          </table:table-cell>
          <table:table-cell office:value-type="float" office:value="373.983448640713" calcext:value-type="float">
            <text:p>373.9834486407</text:p>
          </table:table-cell>
          <table:table-cell office:value-type="float" office:value="0" calcext:value-type="float">
            <text:p>0</text:p>
          </table:table-cell>
          <table:table-cell office:value-type="float" office:value="377.601224739895" calcext:value-type="float">
            <text:p>377.6012247399</text:p>
          </table:table-cell>
          <table:table-cell office:value-type="float" office:value="379.003828231022" calcext:value-type="float">
            <text:p>379.003828231</text:p>
          </table:table-cell>
        </table:table-row>
        <table:table-row table:style-name="ro1">
          <table:table-cell office:value-type="float" office:value="376.362371443054" calcext:value-type="float">
            <text:p>376.3623714431</text:p>
          </table:table-cell>
          <table:table-cell office:value-type="float" office:value="379.003793137986" calcext:value-type="float">
            <text:p>379.003793138</text:p>
          </table:table-cell>
          <table:table-cell office:value-type="float" office:value="378.268747692732" calcext:value-type="float">
            <text:p>378.2687476927</text:p>
          </table:table-cell>
          <table:table-cell office:value-type="float" office:value="359.860885873421" calcext:value-type="float">
            <text:p>359.8608858734</text:p>
          </table:table-cell>
          <table:table-cell office:value-type="float" office:value="359.133242031277" calcext:value-type="float">
            <text:p>359.1332420313</text:p>
          </table:table-cell>
          <table:table-cell office:value-type="float" office:value="342.698025873971" calcext:value-type="float">
            <text:p>342.698025874</text:p>
          </table:table-cell>
          <table:table-cell office:value-type="float" office:value="372.828589509598" calcext:value-type="float">
            <text:p>372.8285895096</text:p>
          </table:table-cell>
          <table:table-cell office:value-type="float" office:value="386.281957067722" calcext:value-type="float">
            <text:p>386.2819570677</text:p>
          </table:table-cell>
          <table:table-cell office:value-type="float" office:value="382.617877645553" calcext:value-type="float">
            <text:p>382.6178776456</text:p>
          </table:table-cell>
          <table:table-cell office:value-type="float" office:value="381.380190415475" calcext:value-type="float">
            <text:p>381.3801904155</text:p>
          </table:table-cell>
          <table:table-cell office:value-type="float" office:value="375.655382027066" calcext:value-type="float">
            <text:p>375.6553820271</text:p>
          </table:table-cell>
          <table:table-cell office:value-type="float" office:value="379.615373156838" calcext:value-type="float">
            <text:p>379.6153731568</text:p>
          </table:table-cell>
          <table:table-cell office:value-type="float" office:value="364.68716497385" calcext:value-type="float">
            <text:p>364.6871649739</text:p>
          </table:table-cell>
          <table:table-cell office:value-type="float" office:value="373.241627680768" calcext:value-type="float">
            <text:p>373.2416276808</text:p>
          </table:table-cell>
          <table:table-cell office:value-type="float" office:value="0" calcext:value-type="float">
            <text:p>0</text:p>
          </table:table-cell>
          <table:table-cell office:value-type="float" office:value="343.790431995886" calcext:value-type="float">
            <text:p>343.7904319959</text:p>
          </table:table-cell>
          <table:table-cell office:value-type="float" office:value="373.983448640713" calcext:value-type="float">
            <text:p>373.9834486407</text:p>
          </table:table-cell>
          <table:table-cell office:value-type="float" office:value="0" calcext:value-type="float">
            <text:p>0</text:p>
          </table:table-cell>
          <table:table-cell office:value-type="float" office:value="379.928759344791" calcext:value-type="float">
            <text:p>379.9287593448</text:p>
          </table:table-cell>
          <table:table-cell office:value-type="float" office:value="376.362371443054" calcext:value-type="float">
            <text:p>376.3623714431</text:p>
          </table:table-cell>
        </table:table-row>
        <table:table-row table:style-name="ro1">
          <table:table-cell office:value-type="float" office:value="376.362371443054" calcext:value-type="float">
            <text:p>376.3623714431</text:p>
          </table:table-cell>
          <table:table-cell office:value-type="float" office:value="378.992477148818" calcext:value-type="float">
            <text:p>378.9924771488</text:p>
          </table:table-cell>
          <table:table-cell office:value-type="float" office:value="376.628939065607" calcext:value-type="float">
            <text:p>376.6289390656</text:p>
          </table:table-cell>
          <table:table-cell office:value-type="float" office:value="361.763407653907" calcext:value-type="float">
            <text:p>361.7634076539</text:p>
          </table:table-cell>
          <table:table-cell office:value-type="float" office:value="360.228208197812" calcext:value-type="float">
            <text:p>360.2282081978</text:p>
          </table:table-cell>
          <table:table-cell office:value-type="float" office:value="344.70194951716" calcext:value-type="float">
            <text:p>344.7019495172</text:p>
          </table:table-cell>
          <table:table-cell office:value-type="float" office:value="371.071218084678" calcext:value-type="float">
            <text:p>371.0712180847</text:p>
          </table:table-cell>
          <table:table-cell office:value-type="float" office:value="387.967391406567" calcext:value-type="float">
            <text:p>387.9673914066</text:p>
          </table:table-cell>
          <table:table-cell office:value-type="float" office:value="381.235917080305" calcext:value-type="float">
            <text:p>381.2359170803</text:p>
          </table:table-cell>
          <table:table-cell office:value-type="float" office:value="381.380190415475" calcext:value-type="float">
            <text:p>381.3801904155</text:p>
          </table:table-cell>
          <table:table-cell office:value-type="float" office:value="374.282268392271" calcext:value-type="float">
            <text:p>374.2822683923</text:p>
          </table:table-cell>
          <table:table-cell office:value-type="float" office:value="379.615373156838" calcext:value-type="float">
            <text:p>379.6153731568</text:p>
          </table:table-cell>
          <table:table-cell office:value-type="float" office:value="364.68716497385" calcext:value-type="float">
            <text:p>364.6871649739</text:p>
          </table:table-cell>
          <table:table-cell office:value-type="float" office:value="373.241627680768" calcext:value-type="float">
            <text:p>373.2416276808</text:p>
          </table:table-cell>
          <table:table-cell office:value-type="float" office:value="0" calcext:value-type="float">
            <text:p>0</text:p>
          </table:table-cell>
          <table:table-cell office:value-type="float" office:value="341.308696983059" calcext:value-type="float">
            <text:p>341.3086969831</text:p>
          </table:table-cell>
          <table:table-cell office:value-type="float" office:value="366.070272769315" calcext:value-type="float">
            <text:p>366.0702727693</text:p>
          </table:table-cell>
          <table:table-cell office:value-type="float" office:value="0" calcext:value-type="float">
            <text:p>0</text:p>
          </table:table-cell>
          <table:table-cell office:value-type="float" office:value="379.733192352133" calcext:value-type="float">
            <text:p>379.7331923521</text:p>
          </table:table-cell>
          <table:table-cell office:value-type="float" office:value="376.362371443054" calcext:value-type="float">
            <text:p>376.3623714431</text:p>
          </table:table-cell>
        </table:table-row>
        <table:table-row table:style-name="ro1">
          <table:table-cell office:value-type="float" office:value="378.706046213571" calcext:value-type="float">
            <text:p>378.7060462136</text:p>
          </table:table-cell>
          <table:table-cell office:value-type="float" office:value="379.043669634223" calcext:value-type="float">
            <text:p>379.0436696342</text:p>
          </table:table-cell>
          <table:table-cell office:value-type="float" office:value="376.657210037514" calcext:value-type="float">
            <text:p>376.6572100375</text:p>
          </table:table-cell>
          <table:table-cell office:value-type="float" office:value="368.126188217611" calcext:value-type="float">
            <text:p>368.1261882176</text:p>
          </table:table-cell>
          <table:table-cell office:value-type="float" office:value="366.402990976884" calcext:value-type="float">
            <text:p>366.4029909769</text:p>
          </table:table-cell>
          <table:table-cell office:value-type="float" office:value="359.402675211956" calcext:value-type="float">
            <text:p>359.402675212</text:p>
          </table:table-cell>
          <table:table-cell office:value-type="float" office:value="371.734531477831" calcext:value-type="float">
            <text:p>371.7345314778</text:p>
          </table:table-cell>
          <table:table-cell office:value-type="float" office:value="387.003566608728" calcext:value-type="float">
            <text:p>387.0035666087</text:p>
          </table:table-cell>
          <table:table-cell office:value-type="float" office:value="380.656392388299" calcext:value-type="float">
            <text:p>380.6563923883</text:p>
          </table:table-cell>
          <table:table-cell office:value-type="float" office:value="381.380190415475" calcext:value-type="float">
            <text:p>381.3801904155</text:p>
          </table:table-cell>
          <table:table-cell office:value-type="float" office:value="374.911568764342" calcext:value-type="float">
            <text:p>374.9115687643</text:p>
          </table:table-cell>
          <table:table-cell office:value-type="float" office:value="378.575522432066" calcext:value-type="float">
            <text:p>378.5755224321</text:p>
          </table:table-cell>
          <table:table-cell office:value-type="float" office:value="364.825772849003" calcext:value-type="float">
            <text:p>364.825772849</text:p>
          </table:table-cell>
          <table:table-cell office:value-type="float" office:value="373.241627680768" calcext:value-type="float">
            <text:p>373.2416276808</text:p>
          </table:table-cell>
          <table:table-cell office:value-type="float" office:value="0" calcext:value-type="float">
            <text:p>0</text:p>
          </table:table-cell>
          <table:table-cell office:value-type="float" office:value="348.848758584386" calcext:value-type="float">
            <text:p>348.8487585844</text:p>
          </table:table-cell>
          <table:table-cell office:value-type="float" office:value="366.070272769315" calcext:value-type="float">
            <text:p>366.0702727693</text:p>
          </table:table-cell>
          <table:table-cell office:value-type="float" office:value="0" calcext:value-type="float">
            <text:p>0</text:p>
          </table:table-cell>
          <table:table-cell office:value-type="float" office:value="378.573242346033" calcext:value-type="float">
            <text:p>378.573242346</text:p>
          </table:table-cell>
          <table:table-cell office:value-type="float" office:value="378.706046213571" calcext:value-type="float">
            <text:p>378.7060462136</text:p>
          </table:table-cell>
        </table:table-row>
        <table:table-row table:style-name="ro1">
          <table:table-cell office:value-type="float" office:value="376.343560973995" calcext:value-type="float">
            <text:p>376.343560974</text:p>
          </table:table-cell>
          <table:table-cell office:value-type="float" office:value="378.882424341239" calcext:value-type="float">
            <text:p>378.8824243412</text:p>
          </table:table-cell>
          <table:table-cell office:value-type="float" office:value="376.657210037514" calcext:value-type="float">
            <text:p>376.6572100375</text:p>
          </table:table-cell>
          <table:table-cell office:value-type="float" office:value="369.094108304904" calcext:value-type="float">
            <text:p>369.0941083049</text:p>
          </table:table-cell>
          <table:table-cell office:value-type="float" office:value="367.314851711599" calcext:value-type="float">
            <text:p>367.3148517116</text:p>
          </table:table-cell>
          <table:table-cell office:value-type="float" office:value="366.082502143872" calcext:value-type="float">
            <text:p>366.0825021439</text:p>
          </table:table-cell>
          <table:table-cell office:value-type="float" office:value="371.734531477831" calcext:value-type="float">
            <text:p>371.7345314778</text:p>
          </table:table-cell>
          <table:table-cell office:value-type="float" office:value="387.003566608728" calcext:value-type="float">
            <text:p>387.0035666087</text:p>
          </table:table-cell>
          <table:table-cell office:value-type="float" office:value="377.993856255983" calcext:value-type="float">
            <text:p>377.993856256</text:p>
          </table:table-cell>
          <table:table-cell office:value-type="float" office:value="381.380190415475" calcext:value-type="float">
            <text:p>381.3801904155</text:p>
          </table:table-cell>
          <table:table-cell office:value-type="float" office:value="374.532521943591" calcext:value-type="float">
            <text:p>374.5325219436</text:p>
          </table:table-cell>
          <table:table-cell office:value-type="float" office:value="378.304563476018" calcext:value-type="float">
            <text:p>378.304563476</text:p>
          </table:table-cell>
          <table:table-cell office:value-type="float" office:value="363.67578536775" calcext:value-type="float">
            <text:p>363.6757853678</text:p>
          </table:table-cell>
          <table:table-cell office:value-type="float" office:value="374.935421607484" calcext:value-type="float">
            <text:p>374.9354216075</text:p>
          </table:table-cell>
          <table:table-cell office:value-type="float" office:value="0" calcext:value-type="float">
            <text:p>0</text:p>
          </table:table-cell>
          <table:table-cell office:value-type="float" office:value="353.210423610335" calcext:value-type="float">
            <text:p>353.2104236103</text:p>
          </table:table-cell>
          <table:table-cell office:value-type="float" office:value="366.070272769315" calcext:value-type="float">
            <text:p>366.0702727693</text:p>
          </table:table-cell>
          <table:table-cell office:value-type="float" office:value="0" calcext:value-type="float">
            <text:p>0</text:p>
          </table:table-cell>
          <table:table-cell office:value-type="float" office:value="378.775761965124" calcext:value-type="float">
            <text:p>378.7757619651</text:p>
          </table:table-cell>
          <table:table-cell office:value-type="float" office:value="376.343560973995" calcext:value-type="float">
            <text:p>376.343560974</text:p>
          </table:table-cell>
        </table:table-row>
        <table:table-row table:style-name="ro1">
          <table:table-cell office:value-type="float" office:value="379.789505258061" calcext:value-type="float">
            <text:p>379.7895052581</text:p>
          </table:table-cell>
          <table:table-cell office:value-type="float" office:value="378.882424341239" calcext:value-type="float">
            <text:p>378.8824243412</text:p>
          </table:table-cell>
          <table:table-cell office:value-type="float" office:value="376.66110799877" calcext:value-type="float">
            <text:p>376.6611079988</text:p>
          </table:table-cell>
          <table:table-cell office:value-type="float" office:value="367.655429787585" calcext:value-type="float">
            <text:p>367.6554297876</text:p>
          </table:table-cell>
          <table:table-cell office:value-type="float" office:value="364.329366757426" calcext:value-type="float">
            <text:p>364.3293667574</text:p>
          </table:table-cell>
          <table:table-cell office:value-type="float" office:value="367.70210616352" calcext:value-type="float">
            <text:p>367.7021061635</text:p>
          </table:table-cell>
          <table:table-cell office:value-type="float" office:value="374.435888951611" calcext:value-type="float">
            <text:p>374.4358889516</text:p>
          </table:table-cell>
          <table:table-cell office:value-type="float" office:value="394.080700272414" calcext:value-type="float">
            <text:p>394.0807002724</text:p>
          </table:table-cell>
          <table:table-cell office:value-type="float" office:value="384.985605600336" calcext:value-type="float">
            <text:p>384.9856056003</text:p>
          </table:table-cell>
          <table:table-cell office:value-type="float" office:value="381.380190415475" calcext:value-type="float">
            <text:p>381.3801904155</text:p>
          </table:table-cell>
          <table:table-cell office:value-type="float" office:value="374.532521943591" calcext:value-type="float">
            <text:p>374.5325219436</text:p>
          </table:table-cell>
          <table:table-cell office:value-type="float" office:value="379.602485308923" calcext:value-type="float">
            <text:p>379.6024853089</text:p>
          </table:table-cell>
          <table:table-cell office:value-type="float" office:value="363.67578536775" calcext:value-type="float">
            <text:p>363.6757853678</text:p>
          </table:table-cell>
          <table:table-cell office:value-type="float" office:value="374.935421607484" calcext:value-type="float">
            <text:p>374.9354216075</text:p>
          </table:table-cell>
          <table:table-cell office:value-type="float" office:value="0" calcext:value-type="float">
            <text:p>0</text:p>
          </table:table-cell>
          <table:table-cell office:value-type="float" office:value="356.160171636114" calcext:value-type="float">
            <text:p>356.1601716361</text:p>
          </table:table-cell>
          <table:table-cell office:value-type="float" office:value="366.070272769315" calcext:value-type="float">
            <text:p>366.0702727693</text:p>
          </table:table-cell>
          <table:table-cell office:value-type="float" office:value="0" calcext:value-type="float">
            <text:p>0</text:p>
          </table:table-cell>
          <table:table-cell office:value-type="float" office:value="378.775761965124" calcext:value-type="float">
            <text:p>378.7757619651</text:p>
          </table:table-cell>
          <table:table-cell office:value-type="float" office:value="379.789505258061" calcext:value-type="float">
            <text:p>379.7895052581</text:p>
          </table:table-cell>
        </table:table-row>
        <table:table-row table:style-name="ro1">
          <table:table-cell office:value-type="float" office:value="388.82134923182" calcext:value-type="float">
            <text:p>388.8213492318</text:p>
          </table:table-cell>
          <table:table-cell office:value-type="float" office:value="379.053055574994" calcext:value-type="float">
            <text:p>379.053055575</text:p>
          </table:table-cell>
          <table:table-cell office:value-type="float" office:value="376.66110799877" calcext:value-type="float">
            <text:p>376.6611079988</text:p>
          </table:table-cell>
          <table:table-cell office:value-type="float" office:value="367.808282055302" calcext:value-type="float">
            <text:p>367.8082820553</text:p>
          </table:table-cell>
          <table:table-cell office:value-type="float" office:value="364.329366757426" calcext:value-type="float">
            <text:p>364.3293667574</text:p>
          </table:table-cell>
          <table:table-cell office:value-type="float" office:value="367.803703989102" calcext:value-type="float">
            <text:p>367.8037039891</text:p>
          </table:table-cell>
          <table:table-cell office:value-type="float" office:value="376.966120390347" calcext:value-type="float">
            <text:p>376.9661203903</text:p>
          </table:table-cell>
          <table:table-cell office:value-type="float" office:value="390.343881039992" calcext:value-type="float">
            <text:p>390.34388104</text:p>
          </table:table-cell>
          <table:table-cell office:value-type="float" office:value="376.849738351374" calcext:value-type="float">
            <text:p>376.8497383514</text:p>
          </table:table-cell>
          <table:table-cell office:value-type="float" office:value="381.380190415475" calcext:value-type="float">
            <text:p>381.3801904155</text:p>
          </table:table-cell>
          <table:table-cell office:value-type="float" office:value="373.997685030473" calcext:value-type="float">
            <text:p>373.9976850305</text:p>
          </table:table-cell>
          <table:table-cell office:value-type="float" office:value="368.797475261462" calcext:value-type="float">
            <text:p>368.7974752615</text:p>
          </table:table-cell>
          <table:table-cell office:value-type="float" office:value="365.174988813943" calcext:value-type="float">
            <text:p>365.1749888139</text:p>
          </table:table-cell>
          <table:table-cell office:value-type="float" office:value="374.935421607484" calcext:value-type="float">
            <text:p>374.9354216075</text:p>
          </table:table-cell>
          <table:table-cell office:value-type="float" office:value="0" calcext:value-type="float">
            <text:p>0</text:p>
          </table:table-cell>
          <table:table-cell office:value-type="float" office:value="354.076079443657" calcext:value-type="float">
            <text:p>354.0760794437</text:p>
          </table:table-cell>
          <table:table-cell office:value-type="float" office:value="366.070272769315" calcext:value-type="float">
            <text:p>366.0702727693</text:p>
          </table:table-cell>
          <table:table-cell office:value-type="float" office:value="0" calcext:value-type="float">
            <text:p>0</text:p>
          </table:table-cell>
          <table:table-cell office:value-type="float" office:value="378.775761965124" calcext:value-type="float">
            <text:p>378.7757619651</text:p>
          </table:table-cell>
          <table:table-cell office:value-type="float" office:value="388.82134923182" calcext:value-type="float">
            <text:p>388.8213492318</text:p>
          </table:table-cell>
        </table:table-row>
        <table:table-row table:style-name="ro1">
          <table:table-cell office:value-type="float" office:value="351.65968608176" calcext:value-type="float">
            <text:p>351.659686081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51.65968608176" calcext:value-type="float">
            <text:p>351.65968608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.389197614662" calcext:value-type="float">
            <text:p>352.389197614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52.389197614662" calcext:value-type="float">
            <text:p>352.38919761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.389197614662" calcext:value-type="float">
            <text:p>352.389197614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52.389197614662" calcext:value-type="float">
            <text:p>352.38919761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.964467557846" calcext:value-type="float">
            <text:p>354.964467557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54.964467557846" calcext:value-type="float">
            <text:p>354.96446755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.109763256128" calcext:value-type="float">
            <text:p>355.109763256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55.109763256128" calcext:value-type="float">
            <text:p>355.10976325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.109763256128" calcext:value-type="float">
            <text:p>355.109763256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55.109763256128" calcext:value-type="float">
            <text:p>355.10976325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.109763256128" calcext:value-type="float">
            <text:p>355.109763256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55.109763256128" calcext:value-type="float">
            <text:p>355.10976325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5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float" office:value="1123.69008554378" calcext:value-type="float">
            <text:p>1123.6900855438</text:p>
          </table:table-cell>
          <table:table-cell office:value-type="float" office:value="1100.34473327667" calcext:value-type="float">
            <text:p>1100.3447332767</text:p>
          </table:table-cell>
          <table:table-cell office:value-type="float" office:value="1123.33593012637" calcext:value-type="float">
            <text:p>1123.3359301264</text:p>
          </table:table-cell>
          <table:table-cell office:value-type="float" office:value="1124.23293895435" calcext:value-type="float">
            <text:p>1124.2329389544</text:p>
          </table:table-cell>
          <table:table-cell office:value-type="float" office:value="1124.54922684763" calcext:value-type="float">
            <text:p>1124.5492268476</text:p>
          </table:table-cell>
          <table:table-cell office:value-type="float" office:value="1124.97898359617" calcext:value-type="float">
            <text:p>1124.9789835962</text:p>
          </table:table-cell>
          <table:table-cell office:value-type="float" office:value="1123.11218856626" calcext:value-type="float">
            <text:p>1123.1121885663</text:p>
          </table:table-cell>
          <table:table-cell office:value-type="float" office:value="1121.88868280658" calcext:value-type="float">
            <text:p>1121.8886828066</text:p>
          </table:table-cell>
          <table:table-cell office:value-type="float" office:value="1121.18388342724" calcext:value-type="float">
            <text:p>1121.1838834272</text:p>
          </table:table-cell>
          <table:table-cell office:value-type="float" office:value="1119.20935998701" calcext:value-type="float">
            <text:p>1119.209359987</text:p>
          </table:table-cell>
          <table:table-cell office:value-type="float" office:value="1123.12282946913" calcext:value-type="float">
            <text:p>1123.1228294691</text:p>
          </table:table-cell>
          <table:table-cell office:value-type="float" office:value="1123.77465636085" calcext:value-type="float">
            <text:p>1123.7746563609</text:p>
          </table:table-cell>
          <table:table-cell office:value-type="float" office:value="1124.97898359617" calcext:value-type="float">
            <text:p>1124.9789835962</text:p>
          </table:table-cell>
          <table:table-cell office:value-type="float" office:value="1124.65605314547" calcext:value-type="float">
            <text:p>1124.6560531455</text:p>
          </table:table-cell>
          <table:table-cell office:value-type="float" office:value="1118.48859984406" calcext:value-type="float">
            <text:p>1118.4885998441</text:p>
          </table:table-cell>
          <table:table-cell office:value-type="float" office:value="1124.249696546" calcext:value-type="float">
            <text:p>1124.249696546</text:p>
          </table:table-cell>
          <table:table-cell office:value-type="float" office:value="1124.21586210938" calcext:value-type="float">
            <text:p>1124.2158621094</text:p>
          </table:table-cell>
          <table:table-cell office:value-type="float" office:value="1120.90517897993" calcext:value-type="float">
            <text:p>1120.9051789799</text:p>
          </table:table-cell>
          <table:table-cell office:value-type="float" office:value="1124.22533930022" calcext:value-type="float">
            <text:p>1124.2253393002</text:p>
          </table:table-cell>
          <table:table-cell office:value-type="float" office:value="1118.07911293347" calcext:value-type="float">
            <text:p>1118.0791129335</text:p>
          </table:table-cell>
        </table:table-row>
        <table:table-row table:style-name="ro1">
          <table:table-cell office:value-type="float" office:value="1118.8709083053" calcext:value-type="float">
            <text:p>1118.8709083053</text:p>
          </table:table-cell>
          <table:table-cell office:value-type="float" office:value="1081.58304191709" calcext:value-type="float">
            <text:p>1081.5830419171</text:p>
          </table:table-cell>
          <table:table-cell office:value-type="float" office:value="1119.00835068105" calcext:value-type="float">
            <text:p>1119.0083506811</text:p>
          </table:table-cell>
          <table:table-cell office:value-type="float" office:value="1107.47336505954" calcext:value-type="float">
            <text:p>1107.4733650595</text:p>
          </table:table-cell>
          <table:table-cell office:value-type="float" office:value="1124.20994677057" calcext:value-type="float">
            <text:p>1124.2099467706</text:p>
          </table:table-cell>
          <table:table-cell office:value-type="float" office:value="1105.99085055722" calcext:value-type="float">
            <text:p>1105.9908505572</text:p>
          </table:table-cell>
          <table:table-cell office:value-type="float" office:value="1121.99494356418" calcext:value-type="float">
            <text:p>1121.9949435642</text:p>
          </table:table-cell>
          <table:table-cell office:value-type="float" office:value="1103.38758330645" calcext:value-type="float">
            <text:p>1103.3875833065</text:p>
          </table:table-cell>
          <table:table-cell office:value-type="float" office:value="1109.54452104002" calcext:value-type="float">
            <text:p>1109.54452104</text:p>
          </table:table-cell>
          <table:table-cell office:value-type="float" office:value="1118.30907944007" calcext:value-type="float">
            <text:p>1118.3090794401</text:p>
          </table:table-cell>
          <table:table-cell office:value-type="float" office:value="1122.72368956716" calcext:value-type="float">
            <text:p>1122.7236895672</text:p>
          </table:table-cell>
          <table:table-cell office:value-type="float" office:value="1124.33816577383" calcext:value-type="float">
            <text:p>1124.3381657738</text:p>
          </table:table-cell>
          <table:table-cell office:value-type="float" office:value="1105.99085055722" calcext:value-type="float">
            <text:p>1105.9908505572</text:p>
          </table:table-cell>
          <table:table-cell office:value-type="float" office:value="1106.10193678154" calcext:value-type="float">
            <text:p>1106.1019367815</text:p>
          </table:table-cell>
          <table:table-cell office:value-type="float" office:value="1117.87988702473" calcext:value-type="float">
            <text:p>1117.8798870247</text:p>
          </table:table-cell>
          <table:table-cell office:value-type="float" office:value="1121.33907010764" calcext:value-type="float">
            <text:p>1121.3390701076</text:p>
          </table:table-cell>
          <table:table-cell office:value-type="float" office:value="1122.35907624716" calcext:value-type="float">
            <text:p>1122.3590762472</text:p>
          </table:table-cell>
          <table:table-cell office:value-type="float" office:value="1098.78347654252" calcext:value-type="float">
            <text:p>1098.7834765425</text:p>
          </table:table-cell>
          <table:table-cell office:value-type="float" office:value="1107.77400718866" calcext:value-type="float">
            <text:p>1107.7740071887</text:p>
          </table:table-cell>
          <table:table-cell office:value-type="float" office:value="1109.79050428065" calcext:value-type="float">
            <text:p>1109.7905042807</text:p>
          </table:table-cell>
        </table:table-row>
        <table:table-row table:style-name="ro1">
          <table:table-cell office:value-type="float" office:value="1110.91438159949" calcext:value-type="float">
            <text:p>1110.9143815995</text:p>
          </table:table-cell>
          <table:table-cell office:value-type="float" office:value="1082.87414091572" calcext:value-type="float">
            <text:p>1082.8741409157</text:p>
          </table:table-cell>
          <table:table-cell office:value-type="float" office:value="1099.51809088895" calcext:value-type="float">
            <text:p>1099.518090889</text:p>
          </table:table-cell>
          <table:table-cell office:value-type="float" office:value="1111.74751253645" calcext:value-type="float">
            <text:p>1111.7475125365</text:p>
          </table:table-cell>
          <table:table-cell office:value-type="float" office:value="1123.91966383348" calcext:value-type="float">
            <text:p>1123.9196638335</text:p>
          </table:table-cell>
          <table:table-cell office:value-type="float" office:value="1107.82887754518" calcext:value-type="float">
            <text:p>1107.8288775452</text:p>
          </table:table-cell>
          <table:table-cell office:value-type="float" office:value="1101.85612917098" calcext:value-type="float">
            <text:p>1101.856129171</text:p>
          </table:table-cell>
          <table:table-cell office:value-type="float" office:value="1083.12525879783" calcext:value-type="float">
            <text:p>1083.1252587978</text:p>
          </table:table-cell>
          <table:table-cell office:value-type="float" office:value="1086.7702857201" calcext:value-type="float">
            <text:p>1086.7702857201</text:p>
          </table:table-cell>
          <table:table-cell office:value-type="float" office:value="1107.45192185079" calcext:value-type="float">
            <text:p>1107.4519218508</text:p>
          </table:table-cell>
          <table:table-cell office:value-type="float" office:value="1122.72368956716" calcext:value-type="float">
            <text:p>1122.7236895672</text:p>
          </table:table-cell>
          <table:table-cell office:value-type="float" office:value="1122.34755747171" calcext:value-type="float">
            <text:p>1122.3475574717</text:p>
          </table:table-cell>
          <table:table-cell office:value-type="float" office:value="1097.00985065462" calcext:value-type="float">
            <text:p>1097.0098506546</text:p>
          </table:table-cell>
          <table:table-cell office:value-type="float" office:value="1105.90237303164" calcext:value-type="float">
            <text:p>1105.9023730316</text:p>
          </table:table-cell>
          <table:table-cell office:value-type="float" office:value="1095.54327010402" calcext:value-type="float">
            <text:p>1095.543270104</text:p>
          </table:table-cell>
          <table:table-cell office:value-type="float" office:value="1120.63528556384" calcext:value-type="float">
            <text:p>1120.6352855638</text:p>
          </table:table-cell>
          <table:table-cell office:value-type="float" office:value="1114.64059530418" calcext:value-type="float">
            <text:p>1114.6405953042</text:p>
          </table:table-cell>
          <table:table-cell office:value-type="float" office:value="1079.95605652606" calcext:value-type="float">
            <text:p>1079.9560565261</text:p>
          </table:table-cell>
          <table:table-cell office:value-type="float" office:value="1104.4844495541" calcext:value-type="float">
            <text:p>1104.4844495541</text:p>
          </table:table-cell>
          <table:table-cell office:value-type="float" office:value="1094.7840817853" calcext:value-type="float">
            <text:p>1094.7840817853</text:p>
          </table:table-cell>
        </table:table-row>
        <table:table-row table:style-name="ro1">
          <table:table-cell office:value-type="float" office:value="1087.45110696404" calcext:value-type="float">
            <text:p>1087.451106964</text:p>
          </table:table-cell>
          <table:table-cell office:value-type="float" office:value="1066.83498785435" calcext:value-type="float">
            <text:p>1066.8349878544</text:p>
          </table:table-cell>
          <table:table-cell office:value-type="float" office:value="1090.64145724431" calcext:value-type="float">
            <text:p>1090.6414572443</text:p>
          </table:table-cell>
          <table:table-cell office:value-type="float" office:value="1107.61150220835" calcext:value-type="float">
            <text:p>1107.6115022084</text:p>
          </table:table-cell>
          <table:table-cell office:value-type="float" office:value="1103.40609555487" calcext:value-type="float">
            <text:p>1103.4060955549</text:p>
          </table:table-cell>
          <table:table-cell office:value-type="float" office:value="1105.96548386946" calcext:value-type="float">
            <text:p>1105.9654838695</text:p>
          </table:table-cell>
          <table:table-cell office:value-type="float" office:value="1101.85612917098" calcext:value-type="float">
            <text:p>1101.856129171</text:p>
          </table:table-cell>
          <table:table-cell office:value-type="float" office:value="1081.35198447273" calcext:value-type="float">
            <text:p>1081.3519844727</text:p>
          </table:table-cell>
          <table:table-cell office:value-type="float" office:value="1084.9566108347" calcext:value-type="float">
            <text:p>1084.9566108347</text:p>
          </table:table-cell>
          <table:table-cell office:value-type="float" office:value="1084.52046701145" calcext:value-type="float">
            <text:p>1084.5204670115</text:p>
          </table:table-cell>
          <table:table-cell office:value-type="float" office:value="1120.19606613267" calcext:value-type="float">
            <text:p>1120.1960661327</text:p>
          </table:table-cell>
          <table:table-cell office:value-type="float" office:value="1102.21466719528" calcext:value-type="float">
            <text:p>1102.2146671953</text:p>
          </table:table-cell>
          <table:table-cell office:value-type="float" office:value="1101.24772866067" calcext:value-type="float">
            <text:p>1101.2477286607</text:p>
          </table:table-cell>
          <table:table-cell office:value-type="float" office:value="1106.02934627946" calcext:value-type="float">
            <text:p>1106.0293462795</text:p>
          </table:table-cell>
          <table:table-cell office:value-type="float" office:value="1091.11018831354" calcext:value-type="float">
            <text:p>1091.1101883135</text:p>
          </table:table-cell>
          <table:table-cell office:value-type="float" office:value="1106.80223419219" calcext:value-type="float">
            <text:p>1106.8022341922</text:p>
          </table:table-cell>
          <table:table-cell office:value-type="float" office:value="1116.91263688485" calcext:value-type="float">
            <text:p>1116.9126368849</text:p>
          </table:table-cell>
          <table:table-cell office:value-type="float" office:value="1080.22976407449" calcext:value-type="float">
            <text:p>1080.2297640745</text:p>
          </table:table-cell>
          <table:table-cell office:value-type="float" office:value="1082.9208370515" calcext:value-type="float">
            <text:p>1082.9208370515</text:p>
          </table:table-cell>
          <table:table-cell office:value-type="float" office:value="1093.12986152445" calcext:value-type="float">
            <text:p>1093.1298615245</text:p>
          </table:table-cell>
        </table:table-row>
        <table:table-row table:style-name="ro1">
          <table:table-cell office:value-type="float" office:value="1090.15626597457" calcext:value-type="float">
            <text:p>1090.1562659746</text:p>
          </table:table-cell>
          <table:table-cell office:value-type="float" office:value="1067.11958767383" calcext:value-type="float">
            <text:p>1067.1195876738</text:p>
          </table:table-cell>
          <table:table-cell office:value-type="float" office:value="1071.71043563455" calcext:value-type="float">
            <text:p>1071.7104356346</text:p>
          </table:table-cell>
          <table:table-cell office:value-type="float" office:value="1086.31091056651" calcext:value-type="float">
            <text:p>1086.3109105665</text:p>
          </table:table-cell>
          <table:table-cell office:value-type="float" office:value="1103.40609555487" calcext:value-type="float">
            <text:p>1103.4060955549</text:p>
          </table:table-cell>
          <table:table-cell office:value-type="float" office:value="1103.85330005983" calcext:value-type="float">
            <text:p>1103.8533000598</text:p>
          </table:table-cell>
          <table:table-cell office:value-type="float" office:value="1102.48638797111" calcext:value-type="float">
            <text:p>1102.4863879711</text:p>
          </table:table-cell>
          <table:table-cell office:value-type="float" office:value="1081.83604993522" calcext:value-type="float">
            <text:p>1081.8360499352</text:p>
          </table:table-cell>
          <table:table-cell office:value-type="float" office:value="1073.50626747991" calcext:value-type="float">
            <text:p>1073.5062674799</text:p>
          </table:table-cell>
          <table:table-cell office:value-type="float" office:value="1084.40282916285" calcext:value-type="float">
            <text:p>1084.4028291629</text:p>
          </table:table-cell>
          <table:table-cell office:value-type="float" office:value="1099.66093763337" calcext:value-type="float">
            <text:p>1099.6609376334</text:p>
          </table:table-cell>
          <table:table-cell office:value-type="float" office:value="1092.12370550274" calcext:value-type="float">
            <text:p>1092.1237055027</text:p>
          </table:table-cell>
          <table:table-cell office:value-type="float" office:value="1101.24772866067" calcext:value-type="float">
            <text:p>1101.2477286607</text:p>
          </table:table-cell>
          <table:table-cell office:value-type="float" office:value="1106.02934627946" calcext:value-type="float">
            <text:p>1106.0293462795</text:p>
          </table:table-cell>
          <table:table-cell office:value-type="float" office:value="1073.2912663015" calcext:value-type="float">
            <text:p>1073.2912663015</text:p>
          </table:table-cell>
          <table:table-cell office:value-type="float" office:value="1106.70785618811" calcext:value-type="float">
            <text:p>1106.7078561881</text:p>
          </table:table-cell>
          <table:table-cell office:value-type="float" office:value="1100.78559268438" calcext:value-type="float">
            <text:p>1100.7855926844</text:p>
          </table:table-cell>
          <table:table-cell office:value-type="float" office:value="1069.27277317316" calcext:value-type="float">
            <text:p>1069.2727731732</text:p>
          </table:table-cell>
          <table:table-cell office:value-type="float" office:value="1079.6207387927" calcext:value-type="float">
            <text:p>1079.6207387927</text:p>
          </table:table-cell>
          <table:table-cell office:value-type="float" office:value="1081.45448962709" calcext:value-type="float">
            <text:p>1081.4544896271</text:p>
          </table:table-cell>
        </table:table-row>
        <table:table-row table:style-name="ro1">
          <table:table-cell office:value-type="float" office:value="1089.616086163" calcext:value-type="float">
            <text:p>1089.616086163</text:p>
          </table:table-cell>
          <table:table-cell office:value-type="float" office:value="1051.07337277418" calcext:value-type="float">
            <text:p>1051.0733727742</text:p>
          </table:table-cell>
          <table:table-cell office:value-type="float" office:value="1074.53959182773" calcext:value-type="float">
            <text:p>1074.5395918277</text:p>
          </table:table-cell>
          <table:table-cell office:value-type="float" office:value="1074.47203939793" calcext:value-type="float">
            <text:p>1074.4720393979</text:p>
          </table:table-cell>
          <table:table-cell office:value-type="float" office:value="1084.0693826823" calcext:value-type="float">
            <text:p>1084.0693826823</text:p>
          </table:table-cell>
          <table:table-cell office:value-type="float" office:value="1090.51499502552" calcext:value-type="float">
            <text:p>1090.5149950255</text:p>
          </table:table-cell>
          <table:table-cell office:value-type="float" office:value="1093.2180690831" calcext:value-type="float">
            <text:p>1093.2180690831</text:p>
          </table:table-cell>
          <table:table-cell office:value-type="float" office:value="1082.15728479486" calcext:value-type="float">
            <text:p>1082.1572847949</text:p>
          </table:table-cell>
          <table:table-cell office:value-type="float" office:value="1077.01507766121" calcext:value-type="float">
            <text:p>1077.0150776612</text:p>
          </table:table-cell>
          <table:table-cell office:value-type="float" office:value="1080.74472087857" calcext:value-type="float">
            <text:p>1080.7447208786</text:p>
          </table:table-cell>
          <table:table-cell office:value-type="float" office:value="1099.66093763337" calcext:value-type="float">
            <text:p>1099.6609376334</text:p>
          </table:table-cell>
          <table:table-cell office:value-type="float" office:value="1090.66271251506" calcext:value-type="float">
            <text:p>1090.6627125151</text:p>
          </table:table-cell>
          <table:table-cell office:value-type="float" office:value="1099.13060026959" calcext:value-type="float">
            <text:p>1099.1306002696</text:p>
          </table:table-cell>
          <table:table-cell office:value-type="float" office:value="1087.7470047478" calcext:value-type="float">
            <text:p>1087.7470047478</text:p>
          </table:table-cell>
          <table:table-cell office:value-type="float" office:value="1073.2912663015" calcext:value-type="float">
            <text:p>1073.2912663015</text:p>
          </table:table-cell>
          <table:table-cell office:value-type="float" office:value="1109.34460332453" calcext:value-type="float">
            <text:p>1109.3446033245</text:p>
          </table:table-cell>
          <table:table-cell office:value-type="float" office:value="1084.05795652905" calcext:value-type="float">
            <text:p>1084.0579565291</text:p>
          </table:table-cell>
          <table:table-cell office:value-type="float" office:value="1069.27277317316" calcext:value-type="float">
            <text:p>1069.2727731732</text:p>
          </table:table-cell>
          <table:table-cell office:value-type="float" office:value="1064.08539485998" calcext:value-type="float">
            <text:p>1064.08539486</text:p>
          </table:table-cell>
          <table:table-cell office:value-type="float" office:value="1081.19204427583" calcext:value-type="float">
            <text:p>1081.1920442758</text:p>
          </table:table-cell>
        </table:table-row>
        <table:table-row table:style-name="ro1">
          <table:table-cell office:value-type="float" office:value="1076.10273189652" calcext:value-type="float">
            <text:p>1076.1027318965</text:p>
          </table:table-cell>
          <table:table-cell office:value-type="float" office:value="1039.76426727205" calcext:value-type="float">
            <text:p>1039.7642672721</text:p>
          </table:table-cell>
          <table:table-cell office:value-type="float" office:value="1073.60046553964" calcext:value-type="float">
            <text:p>1073.6004655396</text:p>
          </table:table-cell>
          <table:table-cell office:value-type="float" office:value="1065.03278481814" calcext:value-type="float">
            <text:p>1065.0327848181</text:p>
          </table:table-cell>
          <table:table-cell office:value-type="float" office:value="1067.31494918634" calcext:value-type="float">
            <text:p>1067.3149491863</text:p>
          </table:table-cell>
          <table:table-cell office:value-type="float" office:value="1089.58747491432" calcext:value-type="float">
            <text:p>1089.5874749143</text:p>
          </table:table-cell>
          <table:table-cell office:value-type="float" office:value="1095.89610302214" calcext:value-type="float">
            <text:p>1095.8961030221</text:p>
          </table:table-cell>
          <table:table-cell office:value-type="float" office:value="1080.79059811727" calcext:value-type="float">
            <text:p>1080.7905981173</text:p>
          </table:table-cell>
          <table:table-cell office:value-type="float" office:value="1070.70324551692" calcext:value-type="float">
            <text:p>1070.7032455169</text:p>
          </table:table-cell>
          <table:table-cell office:value-type="float" office:value="1066.24689982626" calcext:value-type="float">
            <text:p>1066.2468998263</text:p>
          </table:table-cell>
          <table:table-cell office:value-type="float" office:value="1096.27212934683" calcext:value-type="float">
            <text:p>1096.2721293468</text:p>
          </table:table-cell>
          <table:table-cell office:value-type="float" office:value="1075.25498303188" calcext:value-type="float">
            <text:p>1075.2549830319</text:p>
          </table:table-cell>
          <table:table-cell office:value-type="float" office:value="1079.52593697091" calcext:value-type="float">
            <text:p>1079.5259369709</text:p>
          </table:table-cell>
          <table:table-cell office:value-type="float" office:value="1087.7470047478" calcext:value-type="float">
            <text:p>1087.7470047478</text:p>
          </table:table-cell>
          <table:table-cell office:value-type="float" office:value="1073.2912663015" calcext:value-type="float">
            <text:p>1073.2912663015</text:p>
          </table:table-cell>
          <table:table-cell office:value-type="float" office:value="1109.34460332453" calcext:value-type="float">
            <text:p>1109.3446033245</text:p>
          </table:table-cell>
          <table:table-cell office:value-type="float" office:value="1084.05795652905" calcext:value-type="float">
            <text:p>1084.0579565291</text:p>
          </table:table-cell>
          <table:table-cell office:value-type="float" office:value="1067.21085659553" calcext:value-type="float">
            <text:p>1067.2108565955</text:p>
          </table:table-cell>
          <table:table-cell office:value-type="float" office:value="1056.67872643506" calcext:value-type="float">
            <text:p>1056.6787264351</text:p>
          </table:table-cell>
          <table:table-cell office:value-type="float" office:value="1084.46081615002" calcext:value-type="float">
            <text:p>1084.46081615</text:p>
          </table:table-cell>
        </table:table-row>
        <table:table-row table:style-name="ro1">
          <table:table-cell office:value-type="float" office:value="1061.33863604117" calcext:value-type="float">
            <text:p>1061.3386360412</text:p>
          </table:table-cell>
          <table:table-cell office:value-type="float" office:value="1043.58616057712" calcext:value-type="float">
            <text:p>1043.5861605771</text:p>
          </table:table-cell>
          <table:table-cell office:value-type="float" office:value="1073.60046553964" calcext:value-type="float">
            <text:p>1073.6004655396</text:p>
          </table:table-cell>
          <table:table-cell office:value-type="float" office:value="1065.03278481814" calcext:value-type="float">
            <text:p>1065.0327848181</text:p>
          </table:table-cell>
          <table:table-cell office:value-type="float" office:value="1061.03204552915" calcext:value-type="float">
            <text:p>1061.0320455292</text:p>
          </table:table-cell>
          <table:table-cell office:value-type="float" office:value="1088.10787066318" calcext:value-type="float">
            <text:p>1088.1078706632</text:p>
          </table:table-cell>
          <table:table-cell office:value-type="float" office:value="1076.06271994463" calcext:value-type="float">
            <text:p>1076.0627199446</text:p>
          </table:table-cell>
          <table:table-cell office:value-type="float" office:value="1080.79059811727" calcext:value-type="float">
            <text:p>1080.7905981173</text:p>
          </table:table-cell>
          <table:table-cell office:value-type="float" office:value="1064.57212143075" calcext:value-type="float">
            <text:p>1064.5721214308</text:p>
          </table:table-cell>
          <table:table-cell office:value-type="float" office:value="1068.3923500179" calcext:value-type="float">
            <text:p>1068.3923500179</text:p>
          </table:table-cell>
          <table:table-cell office:value-type="float" office:value="1076.51880642265" calcext:value-type="float">
            <text:p>1076.5188064227</text:p>
          </table:table-cell>
          <table:table-cell office:value-type="float" office:value="1074.45291907103" calcext:value-type="float">
            <text:p>1074.452919071</text:p>
          </table:table-cell>
          <table:table-cell office:value-type="float" office:value="1077.46079555384" calcext:value-type="float">
            <text:p>1077.4607955538</text:p>
          </table:table-cell>
          <table:table-cell office:value-type="float" office:value="1071.90927267034" calcext:value-type="float">
            <text:p>1071.9092726703</text:p>
          </table:table-cell>
          <table:table-cell office:value-type="float" office:value="1073.2912663015" calcext:value-type="float">
            <text:p>1073.2912663015</text:p>
          </table:table-cell>
          <table:table-cell office:value-type="float" office:value="1109.34460332453" calcext:value-type="float">
            <text:p>1109.3446033245</text:p>
          </table:table-cell>
          <table:table-cell office:value-type="float" office:value="1085.18792647913" calcext:value-type="float">
            <text:p>1085.1879264791</text:p>
          </table:table-cell>
          <table:table-cell office:value-type="float" office:value="1060.92335013897" calcext:value-type="float">
            <text:p>1060.923350139</text:p>
          </table:table-cell>
          <table:table-cell office:value-type="float" office:value="1056.43396023556" calcext:value-type="float">
            <text:p>1056.4339602356</text:p>
          </table:table-cell>
          <table:table-cell office:value-type="float" office:value="1066.96182254714" calcext:value-type="float">
            <text:p>1066.9618225471</text:p>
          </table:table-cell>
        </table:table-row>
        <table:table-row table:style-name="ro1">
          <table:table-cell office:value-type="float" office:value="1058.73689189254" calcext:value-type="float">
            <text:p>1058.7368918925</text:p>
          </table:table-cell>
          <table:table-cell office:value-type="float" office:value="1026.79040292649" calcext:value-type="float">
            <text:p>1026.7904029265</text:p>
          </table:table-cell>
          <table:table-cell office:value-type="float" office:value="1066.74721637707" calcext:value-type="float">
            <text:p>1066.7472163771</text:p>
          </table:table-cell>
          <table:table-cell office:value-type="float" office:value="1063.87272363334" calcext:value-type="float">
            <text:p>1063.8727236333</text:p>
          </table:table-cell>
          <table:table-cell office:value-type="float" office:value="1061.03204552915" calcext:value-type="float">
            <text:p>1061.0320455292</text:p>
          </table:table-cell>
          <table:table-cell office:value-type="float" office:value="1088.10787066318" calcext:value-type="float">
            <text:p>1088.1078706632</text:p>
          </table:table-cell>
          <table:table-cell office:value-type="float" office:value="1076.06271994463" calcext:value-type="float">
            <text:p>1076.0627199446</text:p>
          </table:table-cell>
          <table:table-cell office:value-type="float" office:value="1079.82240529571" calcext:value-type="float">
            <text:p>1079.8224052957</text:p>
          </table:table-cell>
          <table:table-cell office:value-type="float" office:value="1066.38194021948" calcext:value-type="float">
            <text:p>1066.3819402195</text:p>
          </table:table-cell>
          <table:table-cell office:value-type="float" office:value="1068.1378089368" calcext:value-type="float">
            <text:p>1068.1378089368</text:p>
          </table:table-cell>
          <table:table-cell office:value-type="float" office:value="1058.74519651419" calcext:value-type="float">
            <text:p>1058.7451965142</text:p>
          </table:table-cell>
          <table:table-cell office:value-type="float" office:value="1069.68604779715" calcext:value-type="float">
            <text:p>1069.6860477972</text:p>
          </table:table-cell>
          <table:table-cell office:value-type="float" office:value="1074.568476047" calcext:value-type="float">
            <text:p>1074.568476047</text:p>
          </table:table-cell>
          <table:table-cell office:value-type="float" office:value="1073.14378678585" calcext:value-type="float">
            <text:p>1073.1437867859</text:p>
          </table:table-cell>
          <table:table-cell office:value-type="float" office:value="1073.2912663015" calcext:value-type="float">
            <text:p>1073.2912663015</text:p>
          </table:table-cell>
          <table:table-cell office:value-type="float" office:value="1108.78460085112" calcext:value-type="float">
            <text:p>1108.7846008511</text:p>
          </table:table-cell>
          <table:table-cell office:value-type="float" office:value="1069.23373453187" calcext:value-type="float">
            <text:p>1069.2337345319</text:p>
          </table:table-cell>
          <table:table-cell office:value-type="float" office:value="1055.63372474628" calcext:value-type="float">
            <text:p>1055.6337247463</text:p>
          </table:table-cell>
          <table:table-cell office:value-type="float" office:value="1056.09922463947" calcext:value-type="float">
            <text:p>1056.0992246395</text:p>
          </table:table-cell>
          <table:table-cell office:value-type="float" office:value="1066.96182254714" calcext:value-type="float">
            <text:p>1066.9618225471</text:p>
          </table:table-cell>
        </table:table-row>
        <table:table-row table:style-name="ro1">
          <table:table-cell office:value-type="float" office:value="1055.78488674034" calcext:value-type="float">
            <text:p>1055.7848867403</text:p>
          </table:table-cell>
          <table:table-cell office:value-type="float" office:value="1014.46125743025" calcext:value-type="float">
            <text:p>1014.4612574303</text:p>
          </table:table-cell>
          <table:table-cell office:value-type="float" office:value="1064.70441931508" calcext:value-type="float">
            <text:p>1064.7044193151</text:p>
          </table:table-cell>
          <table:table-cell office:value-type="float" office:value="1067.66584507556" calcext:value-type="float">
            <text:p>1067.6658450756</text:p>
          </table:table-cell>
          <table:table-cell office:value-type="float" office:value="1061.03204552915" calcext:value-type="float">
            <text:p>1061.0320455292</text:p>
          </table:table-cell>
          <table:table-cell office:value-type="float" office:value="1088.10787066318" calcext:value-type="float">
            <text:p>1088.1078706632</text:p>
          </table:table-cell>
          <table:table-cell office:value-type="float" office:value="1070.5974072786" calcext:value-type="float">
            <text:p>1070.5974072786</text:p>
          </table:table-cell>
          <table:table-cell office:value-type="float" office:value="1066.57139721346" calcext:value-type="float">
            <text:p>1066.5713972135</text:p>
          </table:table-cell>
          <table:table-cell office:value-type="float" office:value="1064.30761922679" calcext:value-type="float">
            <text:p>1064.3076192268</text:p>
          </table:table-cell>
          <table:table-cell office:value-type="float" office:value="1069.28682671477" calcext:value-type="float">
            <text:p>1069.2868267148</text:p>
          </table:table-cell>
          <table:table-cell office:value-type="float" office:value="1046.44424886663" calcext:value-type="float">
            <text:p>1046.4442488666</text:p>
          </table:table-cell>
          <table:table-cell office:value-type="float" office:value="1069.68604779715" calcext:value-type="float">
            <text:p>1069.6860477972</text:p>
          </table:table-cell>
          <table:table-cell office:value-type="float" office:value="1073.11973125601" calcext:value-type="float">
            <text:p>1073.119731256</text:p>
          </table:table-cell>
          <table:table-cell office:value-type="float" office:value="1075.35196341304" calcext:value-type="float">
            <text:p>1075.351963413</text:p>
          </table:table-cell>
          <table:table-cell office:value-type="float" office:value="0" calcext:value-type="float">
            <text:p>0</text:p>
          </table:table-cell>
          <table:table-cell office:value-type="float" office:value="1108.20396652154" calcext:value-type="float">
            <text:p>1108.2039665215</text:p>
          </table:table-cell>
          <table:table-cell office:value-type="float" office:value="1069.23373453187" calcext:value-type="float">
            <text:p>1069.2337345319</text:p>
          </table:table-cell>
          <table:table-cell office:value-type="float" office:value="0" calcext:value-type="float">
            <text:p>0</text:p>
          </table:table-cell>
          <table:table-cell office:value-type="float" office:value="1050.00728663535" calcext:value-type="float">
            <text:p>1050.0072866354</text:p>
          </table:table-cell>
          <table:table-cell office:value-type="float" office:value="1076.56008261389" calcext:value-type="float">
            <text:p>1076.5600826139</text:p>
          </table:table-cell>
        </table:table-row>
        <table:table-row table:style-name="ro1">
          <table:table-cell office:value-type="float" office:value="1049.26959021818" calcext:value-type="float">
            <text:p>1049.2695902182</text:p>
          </table:table-cell>
          <table:table-cell office:value-type="float" office:value="1014.46125743025" calcext:value-type="float">
            <text:p>1014.4612574303</text:p>
          </table:table-cell>
          <table:table-cell office:value-type="float" office:value="1063.64508749681" calcext:value-type="float">
            <text:p>1063.6450874968</text:p>
          </table:table-cell>
          <table:table-cell office:value-type="float" office:value="1056.76168886526" calcext:value-type="float">
            <text:p>1056.7616888653</text:p>
          </table:table-cell>
          <table:table-cell office:value-type="float" office:value="1060.37820930815" calcext:value-type="float">
            <text:p>1060.3782093082</text:p>
          </table:table-cell>
          <table:table-cell office:value-type="float" office:value="1087.67008835846" calcext:value-type="float">
            <text:p>1087.6700883585</text:p>
          </table:table-cell>
          <table:table-cell office:value-type="float" office:value="1074.13374762093" calcext:value-type="float">
            <text:p>1074.1337476209</text:p>
          </table:table-cell>
          <table:table-cell office:value-type="float" office:value="1066.92198701477" calcext:value-type="float">
            <text:p>1066.9219870148</text:p>
          </table:table-cell>
          <table:table-cell office:value-type="float" office:value="1064.30761922679" calcext:value-type="float">
            <text:p>1064.3076192268</text:p>
          </table:table-cell>
          <table:table-cell office:value-type="float" office:value="1062.23034113915" calcext:value-type="float">
            <text:p>1062.2303411392</text:p>
          </table:table-cell>
          <table:table-cell office:value-type="float" office:value="1033.72062386512" calcext:value-type="float">
            <text:p>1033.7206238651</text:p>
          </table:table-cell>
          <table:table-cell office:value-type="float" office:value="1069.68604779715" calcext:value-type="float">
            <text:p>1069.6860477972</text:p>
          </table:table-cell>
          <table:table-cell office:value-type="float" office:value="1073.11973125601" calcext:value-type="float">
            <text:p>1073.119731256</text:p>
          </table:table-cell>
          <table:table-cell office:value-type="float" office:value="1075.61586926359" calcext:value-type="float">
            <text:p>1075.6158692636</text:p>
          </table:table-cell>
          <table:table-cell office:value-type="float" office:value="0" calcext:value-type="float">
            <text:p>0</text:p>
          </table:table-cell>
          <table:table-cell office:value-type="float" office:value="1109.5251351318" calcext:value-type="float">
            <text:p>1109.5251351318</text:p>
          </table:table-cell>
          <table:table-cell office:value-type="float" office:value="1069.23373453187" calcext:value-type="float">
            <text:p>1069.2337345319</text:p>
          </table:table-cell>
          <table:table-cell office:value-type="float" office:value="0" calcext:value-type="float">
            <text:p>0</text:p>
          </table:table-cell>
          <table:table-cell office:value-type="float" office:value="1044.9012847962" calcext:value-type="float">
            <text:p>1044.9012847962</text:p>
          </table:table-cell>
          <table:table-cell office:value-type="float" office:value="1077.38042875634" calcext:value-type="float">
            <text:p>1077.3804287563</text:p>
          </table:table-cell>
        </table:table-row>
        <table:table-row table:style-name="ro1">
          <table:table-cell office:value-type="float" office:value="1050.69721080268" calcext:value-type="float">
            <text:p>1050.6972108027</text:p>
          </table:table-cell>
          <table:table-cell office:value-type="float" office:value="1016.18708286248" calcext:value-type="float">
            <text:p>1016.1870828625</text:p>
          </table:table-cell>
          <table:table-cell office:value-type="float" office:value="1063.82377964582" calcext:value-type="float">
            <text:p>1063.8237796458</text:p>
          </table:table-cell>
          <table:table-cell office:value-type="float" office:value="1058.94322021842" calcext:value-type="float">
            <text:p>1058.9432202184</text:p>
          </table:table-cell>
          <table:table-cell office:value-type="float" office:value="1058.23990331947" calcext:value-type="float">
            <text:p>1058.2399033195</text:p>
          </table:table-cell>
          <table:table-cell office:value-type="float" office:value="1085.11657025213" calcext:value-type="float">
            <text:p>1085.1165702521</text:p>
          </table:table-cell>
          <table:table-cell office:value-type="float" office:value="1069.07949753241" calcext:value-type="float">
            <text:p>1069.0794975324</text:p>
          </table:table-cell>
          <table:table-cell office:value-type="float" office:value="1065.63852836232" calcext:value-type="float">
            <text:p>1065.6385283623</text:p>
          </table:table-cell>
          <table:table-cell office:value-type="float" office:value="1064.58756114319" calcext:value-type="float">
            <text:p>1064.5875611432</text:p>
          </table:table-cell>
          <table:table-cell office:value-type="float" office:value="1062.23034113915" calcext:value-type="float">
            <text:p>1062.2303411392</text:p>
          </table:table-cell>
          <table:table-cell office:value-type="float" office:value="1032.31123517232" calcext:value-type="float">
            <text:p>1032.3112351723</text:p>
          </table:table-cell>
          <table:table-cell office:value-type="float" office:value="1069.68604779715" calcext:value-type="float">
            <text:p>1069.6860477972</text:p>
          </table:table-cell>
          <table:table-cell office:value-type="float" office:value="1073.11973125601" calcext:value-type="float">
            <text:p>1073.119731256</text:p>
          </table:table-cell>
          <table:table-cell office:value-type="float" office:value="1075.61586926359" calcext:value-type="float">
            <text:p>1075.6158692636</text:p>
          </table:table-cell>
          <table:table-cell office:value-type="float" office:value="0" calcext:value-type="float">
            <text:p>0</text:p>
          </table:table-cell>
          <table:table-cell office:value-type="float" office:value="1109.76105600445" calcext:value-type="float">
            <text:p>1109.7610560045</text:p>
          </table:table-cell>
          <table:table-cell office:value-type="float" office:value="1063.09958544402" calcext:value-type="float">
            <text:p>1063.099585444</text:p>
          </table:table-cell>
          <table:table-cell office:value-type="float" office:value="0" calcext:value-type="float">
            <text:p>0</text:p>
          </table:table-cell>
          <table:table-cell office:value-type="float" office:value="1044.89554591477" calcext:value-type="float">
            <text:p>1044.8955459148</text:p>
          </table:table-cell>
          <table:table-cell office:value-type="float" office:value="1077.38042875634" calcext:value-type="float">
            <text:p>1077.3804287563</text:p>
          </table:table-cell>
        </table:table-row>
        <table:table-row table:style-name="ro1">
          <table:table-cell office:value-type="float" office:value="1050.1522929128" calcext:value-type="float">
            <text:p>1050.1522929128</text:p>
          </table:table-cell>
          <table:table-cell office:value-type="float" office:value="1015.94424404529" calcext:value-type="float">
            <text:p>1015.9442440453</text:p>
          </table:table-cell>
          <table:table-cell office:value-type="float" office:value="1063.71781109095" calcext:value-type="float">
            <text:p>1063.717811091</text:p>
          </table:table-cell>
          <table:table-cell office:value-type="float" office:value="1056.9541000468" calcext:value-type="float">
            <text:p>1056.9541000468</text:p>
          </table:table-cell>
          <table:table-cell office:value-type="float" office:value="1045.08564056882" calcext:value-type="float">
            <text:p>1045.0856405688</text:p>
          </table:table-cell>
          <table:table-cell office:value-type="float" office:value="1083.40102118475" calcext:value-type="float">
            <text:p>1083.4010211848</text:p>
          </table:table-cell>
          <table:table-cell office:value-type="float" office:value="1071.0926515749" calcext:value-type="float">
            <text:p>1071.0926515749</text:p>
          </table:table-cell>
          <table:table-cell office:value-type="float" office:value="1065.76124700415" calcext:value-type="float">
            <text:p>1065.7612470042</text:p>
          </table:table-cell>
          <table:table-cell office:value-type="float" office:value="1065.01370049733" calcext:value-type="float">
            <text:p>1065.0137004973</text:p>
          </table:table-cell>
          <table:table-cell office:value-type="float" office:value="1062.23034113915" calcext:value-type="float">
            <text:p>1062.2303411392</text:p>
          </table:table-cell>
          <table:table-cell office:value-type="float" office:value="1031.70235273641" calcext:value-type="float">
            <text:p>1031.7023527364</text:p>
          </table:table-cell>
          <table:table-cell office:value-type="float" office:value="1061.4762626751" calcext:value-type="float">
            <text:p>1061.4762626751</text:p>
          </table:table-cell>
          <table:table-cell office:value-type="float" office:value="1072.52107358237" calcext:value-type="float">
            <text:p>1072.5210735824</text:p>
          </table:table-cell>
          <table:table-cell office:value-type="float" office:value="1075.61586926359" calcext:value-type="float">
            <text:p>1075.6158692636</text:p>
          </table:table-cell>
          <table:table-cell office:value-type="float" office:value="0" calcext:value-type="float">
            <text:p>0</text:p>
          </table:table-cell>
          <table:table-cell office:value-type="float" office:value="1108.07080858022" calcext:value-type="float">
            <text:p>1108.0708085802</text:p>
          </table:table-cell>
          <table:table-cell office:value-type="float" office:value="1063.09958544402" calcext:value-type="float">
            <text:p>1063.099585444</text:p>
          </table:table-cell>
          <table:table-cell office:value-type="float" office:value="0" calcext:value-type="float">
            <text:p>0</text:p>
          </table:table-cell>
          <table:table-cell office:value-type="float" office:value="1043.98979422801" calcext:value-type="float">
            <text:p>1043.989794228</text:p>
          </table:table-cell>
          <table:table-cell office:value-type="float" office:value="1076.40390478516" calcext:value-type="float">
            <text:p>1076.4039047852</text:p>
          </table:table-cell>
        </table:table-row>
        <table:table-row table:style-name="ro1">
          <table:table-cell office:value-type="float" office:value="1051.01583003384" calcext:value-type="float">
            <text:p>1051.0158300338</text:p>
          </table:table-cell>
          <table:table-cell office:value-type="float" office:value="1015.26166118043" calcext:value-type="float">
            <text:p>1015.2616611804</text:p>
          </table:table-cell>
          <table:table-cell office:value-type="float" office:value="1063.71781109095" calcext:value-type="float">
            <text:p>1063.717811091</text:p>
          </table:table-cell>
          <table:table-cell office:value-type="float" office:value="1057.67778237423" calcext:value-type="float">
            <text:p>1057.6777823742</text:p>
          </table:table-cell>
          <table:table-cell office:value-type="float" office:value="1043.61287542905" calcext:value-type="float">
            <text:p>1043.6128754291</text:p>
          </table:table-cell>
          <table:table-cell office:value-type="float" office:value="1073.39676907146" calcext:value-type="float">
            <text:p>1073.3967690715</text:p>
          </table:table-cell>
          <table:table-cell office:value-type="float" office:value="1071.0926515749" calcext:value-type="float">
            <text:p>1071.0926515749</text:p>
          </table:table-cell>
          <table:table-cell office:value-type="float" office:value="1065.76124700415" calcext:value-type="float">
            <text:p>1065.7612470042</text:p>
          </table:table-cell>
          <table:table-cell office:value-type="float" office:value="1064.76311901155" calcext:value-type="float">
            <text:p>1064.7631190116</text:p>
          </table:table-cell>
          <table:table-cell office:value-type="float" office:value="1062.23034113915" calcext:value-type="float">
            <text:p>1062.2303411392</text:p>
          </table:table-cell>
          <table:table-cell office:value-type="float" office:value="1030.82265515735" calcext:value-type="float">
            <text:p>1030.8226551574</text:p>
          </table:table-cell>
          <table:table-cell office:value-type="float" office:value="1061.7131008933" calcext:value-type="float">
            <text:p>1061.7131008933</text:p>
          </table:table-cell>
          <table:table-cell office:value-type="float" office:value="1075.44785028415" calcext:value-type="float">
            <text:p>1075.4478502842</text:p>
          </table:table-cell>
          <table:table-cell office:value-type="float" office:value="1069.69547299221" calcext:value-type="float">
            <text:p>1069.6954729922</text:p>
          </table:table-cell>
          <table:table-cell office:value-type="float" office:value="0" calcext:value-type="float">
            <text:p>0</text:p>
          </table:table-cell>
          <table:table-cell office:value-type="float" office:value="1086.33687775994" calcext:value-type="float">
            <text:p>1086.3368777599</text:p>
          </table:table-cell>
          <table:table-cell office:value-type="float" office:value="1063.09958544402" calcext:value-type="float">
            <text:p>1063.099585444</text:p>
          </table:table-cell>
          <table:table-cell office:value-type="float" office:value="0" calcext:value-type="float">
            <text:p>0</text:p>
          </table:table-cell>
          <table:table-cell office:value-type="float" office:value="1035.20703814083" calcext:value-type="float">
            <text:p>1035.2070381408</text:p>
          </table:table-cell>
          <table:table-cell office:value-type="float" office:value="1076.32054879173" calcext:value-type="float">
            <text:p>1076.3205487917</text:p>
          </table:table-cell>
        </table:table-row>
        <table:table-row table:style-name="ro1">
          <table:table-cell office:value-type="float" office:value="1049.1503308786" calcext:value-type="float">
            <text:p>1049.1503308786</text:p>
          </table:table-cell>
          <table:table-cell office:value-type="float" office:value="1015.26166118043" calcext:value-type="float">
            <text:p>1015.2616611804</text:p>
          </table:table-cell>
          <table:table-cell office:value-type="float" office:value="1063.70522779286" calcext:value-type="float">
            <text:p>1063.7052277929</text:p>
          </table:table-cell>
          <table:table-cell office:value-type="float" office:value="1057.80563360805" calcext:value-type="float">
            <text:p>1057.8056336081</text:p>
          </table:table-cell>
          <table:table-cell office:value-type="float" office:value="1041.34946190863" calcext:value-type="float">
            <text:p>1041.3494619086</text:p>
          </table:table-cell>
          <table:table-cell office:value-type="float" office:value="1067.45891258068" calcext:value-type="float">
            <text:p>1067.4589125807</text:p>
          </table:table-cell>
          <table:table-cell office:value-type="float" office:value="1072.00814644053" calcext:value-type="float">
            <text:p>1072.0081464405</text:p>
          </table:table-cell>
          <table:table-cell office:value-type="float" office:value="1052.96246124756" calcext:value-type="float">
            <text:p>1052.9624612476</text:p>
          </table:table-cell>
          <table:table-cell office:value-type="float" office:value="1067.22600200859" calcext:value-type="float">
            <text:p>1067.2260020086</text:p>
          </table:table-cell>
          <table:table-cell office:value-type="float" office:value="1062.23034113915" calcext:value-type="float">
            <text:p>1062.2303411392</text:p>
          </table:table-cell>
          <table:table-cell office:value-type="float" office:value="1030.82265515735" calcext:value-type="float">
            <text:p>1030.8226551574</text:p>
          </table:table-cell>
          <table:table-cell office:value-type="float" office:value="1061.02835627334" calcext:value-type="float">
            <text:p>1061.0283562733</text:p>
          </table:table-cell>
          <table:table-cell office:value-type="float" office:value="1075.44785028415" calcext:value-type="float">
            <text:p>1075.4478502842</text:p>
          </table:table-cell>
          <table:table-cell office:value-type="float" office:value="1069.69547299221" calcext:value-type="float">
            <text:p>1069.6954729922</text:p>
          </table:table-cell>
          <table:table-cell office:value-type="float" office:value="0" calcext:value-type="float">
            <text:p>0</text:p>
          </table:table-cell>
          <table:table-cell office:value-type="float" office:value="1081.67339484739" calcext:value-type="float">
            <text:p>1081.6733948474</text:p>
          </table:table-cell>
          <table:table-cell office:value-type="float" office:value="1063.09958544402" calcext:value-type="float">
            <text:p>1063.099585444</text:p>
          </table:table-cell>
          <table:table-cell office:value-type="float" office:value="0" calcext:value-type="float">
            <text:p>0</text:p>
          </table:table-cell>
          <table:table-cell office:value-type="float" office:value="1035.20703814083" calcext:value-type="float">
            <text:p>1035.2070381408</text:p>
          </table:table-cell>
          <table:table-cell office:value-type="float" office:value="1073.93461864553" calcext:value-type="float">
            <text:p>1073.9346186455</text:p>
          </table:table-cell>
        </table:table-row>
        <table:table-row table:style-name="ro1">
          <table:table-cell office:value-type="float" office:value="1040.11701040269" calcext:value-type="float">
            <text:p>1040.1170104027</text:p>
          </table:table-cell>
          <table:table-cell office:value-type="float" office:value="1015.18135712375" calcext:value-type="float">
            <text:p>1015.1813571238</text:p>
          </table:table-cell>
          <table:table-cell office:value-type="float" office:value="1063.70522779286" calcext:value-type="float">
            <text:p>1063.7052277929</text:p>
          </table:table-cell>
          <table:table-cell office:value-type="float" office:value="1057.53959664332" calcext:value-type="float">
            <text:p>1057.5395966433</text:p>
          </table:table-cell>
          <table:table-cell office:value-type="float" office:value="1041.34946190863" calcext:value-type="float">
            <text:p>1041.3494619086</text:p>
          </table:table-cell>
          <table:table-cell office:value-type="float" office:value="1066.31850059922" calcext:value-type="float">
            <text:p>1066.3185005992</text:p>
          </table:table-cell>
          <table:table-cell office:value-type="float" office:value="1071.06117947686" calcext:value-type="float">
            <text:p>1071.0611794769</text:p>
          </table:table-cell>
          <table:table-cell office:value-type="float" office:value="1055.83612945346" calcext:value-type="float">
            <text:p>1055.8361294535</text:p>
          </table:table-cell>
          <table:table-cell office:value-type="float" office:value="1072.43762474207" calcext:value-type="float">
            <text:p>1072.4376247421</text:p>
          </table:table-cell>
          <table:table-cell office:value-type="float" office:value="1062.23034113915" calcext:value-type="float">
            <text:p>1062.2303411392</text:p>
          </table:table-cell>
          <table:table-cell office:value-type="float" office:value="1033.05165957133" calcext:value-type="float">
            <text:p>1033.0516595713</text:p>
          </table:table-cell>
          <table:table-cell office:value-type="float" office:value="1062.4461581387" calcext:value-type="float">
            <text:p>1062.4461581387</text:p>
          </table:table-cell>
          <table:table-cell office:value-type="float" office:value="1073.80066468093" calcext:value-type="float">
            <text:p>1073.8006646809</text:p>
          </table:table-cell>
          <table:table-cell office:value-type="float" office:value="1069.69547299221" calcext:value-type="float">
            <text:p>1069.6954729922</text:p>
          </table:table-cell>
          <table:table-cell office:value-type="float" office:value="0" calcext:value-type="float">
            <text:p>0</text:p>
          </table:table-cell>
          <table:table-cell office:value-type="float" office:value="1081.57708896529" calcext:value-type="float">
            <text:p>1081.5770889653</text:p>
          </table:table-cell>
          <table:table-cell office:value-type="float" office:value="1063.09958544402" calcext:value-type="float">
            <text:p>1063.099585444</text:p>
          </table:table-cell>
          <table:table-cell office:value-type="float" office:value="0" calcext:value-type="float">
            <text:p>0</text:p>
          </table:table-cell>
          <table:table-cell office:value-type="float" office:value="1035.20703814083" calcext:value-type="float">
            <text:p>1035.2070381408</text:p>
          </table:table-cell>
          <table:table-cell office:value-type="float" office:value="1066.33208339051" calcext:value-type="float">
            <text:p>1066.3320833905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1077.27004640363" calcext:value-type="float">
            <text:p>1077.27004640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1076.62270489495" calcext:value-type="float">
            <text:p>1076.6227048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1076.62270489495" calcext:value-type="float">
            <text:p>1076.6227048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1078.80499636494" calcext:value-type="float">
            <text:p>1078.80499636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1078.862084177" calcext:value-type="float">
            <text:p>1078.8620841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1078.862084177" calcext:value-type="float">
            <text:p>1078.8620841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1078.862084177" calcext:value-type="float">
            <text:p>1078.8620841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6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4"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4"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5"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5"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table:number-columns-repeated="7"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6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table:number-columns-repeated="14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7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MCTS- discount factor 0.95</text:p>
          </table:table-cell>
          <table:table-cell table:number-columns-repeated="19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8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float" office:value="1114.48894132261" calcext:value-type="float">
            <text:p>1114.4889413226</text:p>
          </table:table-cell>
          <table:table-cell office:value-type="float" office:value="1123.47120720064" calcext:value-type="float">
            <text:p>1123.4712072006</text:p>
          </table:table-cell>
          <table:table-cell office:value-type="float" office:value="1124.32803029319" calcext:value-type="float">
            <text:p>1124.3280302932</text:p>
          </table:table-cell>
          <table:table-cell office:value-type="float" office:value="1124.30214325688" calcext:value-type="float">
            <text:p>1124.3021432569</text:p>
          </table:table-cell>
          <table:table-cell office:value-type="float" office:value="1120.01993130203" calcext:value-type="float">
            <text:p>1120.019931302</text:p>
          </table:table-cell>
          <table:table-cell office:value-type="float" office:value="1119.48395290132" calcext:value-type="float">
            <text:p>1119.4839529013</text:p>
          </table:table-cell>
          <table:table-cell office:value-type="float" office:value="1120.51751566105" calcext:value-type="float">
            <text:p>1120.5175156611</text:p>
          </table:table-cell>
          <table:table-cell office:value-type="float" office:value="1111.3929127186" calcext:value-type="float">
            <text:p>1111.3929127186</text:p>
          </table:table-cell>
          <table:table-cell office:value-type="float" office:value="1124.8721947135" calcext:value-type="float">
            <text:p>1124.8721947135</text:p>
          </table:table-cell>
          <table:table-cell office:value-type="float" office:value="1117.84309465168" calcext:value-type="float">
            <text:p>1117.8430946517</text:p>
          </table:table-cell>
          <table:table-cell office:value-type="float" office:value="1124.51835643866" calcext:value-type="float">
            <text:p>1124.5183564387</text:p>
          </table:table-cell>
          <table:table-cell office:value-type="float" office:value="1112.32023074197" calcext:value-type="float">
            <text:p>1112.320230742</text:p>
          </table:table-cell>
          <table:table-cell office:value-type="float" office:value="1123.76177821602" calcext:value-type="float">
            <text:p>1123.761778216</text:p>
          </table:table-cell>
          <table:table-cell office:value-type="float" office:value="1123.08183468748" calcext:value-type="float">
            <text:p>1123.0818346875</text:p>
          </table:table-cell>
          <table:table-cell office:value-type="float" office:value="1124.6012953817" calcext:value-type="float">
            <text:p>1124.6012953817</text:p>
          </table:table-cell>
          <table:table-cell office:value-type="float" office:value="1124.2567605121" calcext:value-type="float">
            <text:p>1124.2567605121</text:p>
          </table:table-cell>
          <table:table-cell office:value-type="float" office:value="1120.66298270768" calcext:value-type="float">
            <text:p>1120.6629827077</text:p>
          </table:table-cell>
          <table:table-cell office:value-type="float" office:value="1124.45522081061" calcext:value-type="float">
            <text:p>1124.4552208106</text:p>
          </table:table-cell>
          <table:table-cell office:value-type="float" office:value="1119.79757923917" calcext:value-type="float">
            <text:p>1119.7975792392</text:p>
          </table:table-cell>
          <table:table-cell office:value-type="float" office:value="1123.93964766162" calcext:value-type="float">
            <text:p>1123.9396476616</text:p>
          </table:table-cell>
        </table:table-row>
        <table:table-row table:style-name="ro1">
          <table:table-cell office:value-type="float" office:value="1092.55939738688" calcext:value-type="float">
            <text:p>1092.5593973869</text:p>
          </table:table-cell>
          <table:table-cell office:value-type="float" office:value="1113.585412638" calcext:value-type="float">
            <text:p>1113.585412638</text:p>
          </table:table-cell>
          <table:table-cell office:value-type="float" office:value="1123.66288896045" calcext:value-type="float">
            <text:p>1123.6628889605</text:p>
          </table:table-cell>
          <table:table-cell office:value-type="float" office:value="1104.25217419615" calcext:value-type="float">
            <text:p>1104.2521741962</text:p>
          </table:table-cell>
          <table:table-cell office:value-type="float" office:value="1113.73912063445" calcext:value-type="float">
            <text:p>1113.7391206345</text:p>
          </table:table-cell>
          <table:table-cell office:value-type="float" office:value="1116.06730537816" calcext:value-type="float">
            <text:p>1116.0673053782</text:p>
          </table:table-cell>
          <table:table-cell office:value-type="float" office:value="1120.99430722185" calcext:value-type="float">
            <text:p>1120.9943072219</text:p>
          </table:table-cell>
          <table:table-cell office:value-type="float" office:value="1106.05425893749" calcext:value-type="float">
            <text:p>1106.0542589375</text:p>
          </table:table-cell>
          <table:table-cell office:value-type="float" office:value="1105.24677803748" calcext:value-type="float">
            <text:p>1105.2467780375</text:p>
          </table:table-cell>
          <table:table-cell office:value-type="float" office:value="1106.32886981104" calcext:value-type="float">
            <text:p>1106.328869811</text:p>
          </table:table-cell>
          <table:table-cell office:value-type="float" office:value="1124.32610426392" calcext:value-type="float">
            <text:p>1124.3261042639</text:p>
          </table:table-cell>
          <table:table-cell office:value-type="float" office:value="1090.89482619643" calcext:value-type="float">
            <text:p>1090.8948261964</text:p>
          </table:table-cell>
          <table:table-cell office:value-type="float" office:value="1104.68506078044" calcext:value-type="float">
            <text:p>1104.6850607804</text:p>
          </table:table-cell>
          <table:table-cell office:value-type="float" office:value="1103.2310915064" calcext:value-type="float">
            <text:p>1103.2310915064</text:p>
          </table:table-cell>
          <table:table-cell office:value-type="float" office:value="1108.91339753921" calcext:value-type="float">
            <text:p>1108.9133975392</text:p>
          </table:table-cell>
          <table:table-cell office:value-type="float" office:value="1108.65116073012" calcext:value-type="float">
            <text:p>1108.6511607301</text:p>
          </table:table-cell>
          <table:table-cell office:value-type="float" office:value="1104.09745584829" calcext:value-type="float">
            <text:p>1104.0974558483</text:p>
          </table:table-cell>
          <table:table-cell office:value-type="float" office:value="1123.43520364013" calcext:value-type="float">
            <text:p>1123.4352036401</text:p>
          </table:table-cell>
          <table:table-cell office:value-type="float" office:value="1119.09717939574" calcext:value-type="float">
            <text:p>1119.0971793957</text:p>
          </table:table-cell>
          <table:table-cell office:value-type="float" office:value="1118.4440690667" calcext:value-type="float">
            <text:p>1118.4440690667</text:p>
          </table:table-cell>
        </table:table-row>
        <table:table-row table:style-name="ro1">
          <table:table-cell office:value-type="float" office:value="1093.6414639904" calcext:value-type="float">
            <text:p>1093.6414639904</text:p>
          </table:table-cell>
          <table:table-cell office:value-type="float" office:value="1090.90764087032" calcext:value-type="float">
            <text:p>1090.9076408703</text:p>
          </table:table-cell>
          <table:table-cell office:value-type="float" office:value="1102.18003882364" calcext:value-type="float">
            <text:p>1102.1800388236</text:p>
          </table:table-cell>
          <table:table-cell office:value-type="float" office:value="1105.02002289354" calcext:value-type="float">
            <text:p>1105.0200228935</text:p>
          </table:table-cell>
          <table:table-cell office:value-type="float" office:value="1101.30027802583" calcext:value-type="float">
            <text:p>1101.3002780258</text:p>
          </table:table-cell>
          <table:table-cell office:value-type="float" office:value="1099.6957162774" calcext:value-type="float">
            <text:p>1099.6957162774</text:p>
          </table:table-cell>
          <table:table-cell office:value-type="float" office:value="1103.93084173829" calcext:value-type="float">
            <text:p>1103.9308417383</text:p>
          </table:table-cell>
          <table:table-cell office:value-type="float" office:value="1097.21644304597" calcext:value-type="float">
            <text:p>1097.216443046</text:p>
          </table:table-cell>
          <table:table-cell office:value-type="float" office:value="1104.33787318768" calcext:value-type="float">
            <text:p>1104.3378731877</text:p>
          </table:table-cell>
          <table:table-cell office:value-type="float" office:value="1098.5508442118" calcext:value-type="float">
            <text:p>1098.5508442118</text:p>
          </table:table-cell>
          <table:table-cell office:value-type="float" office:value="1105.80138851807" calcext:value-type="float">
            <text:p>1105.8013885181</text:p>
          </table:table-cell>
          <table:table-cell office:value-type="float" office:value="1071.62668935444" calcext:value-type="float">
            <text:p>1071.6266893544</text:p>
          </table:table-cell>
          <table:table-cell office:value-type="float" office:value="1103.05396794592" calcext:value-type="float">
            <text:p>1103.0539679459</text:p>
          </table:table-cell>
          <table:table-cell office:value-type="float" office:value="1095.2058929343" calcext:value-type="float">
            <text:p>1095.2058929343</text:p>
          </table:table-cell>
          <table:table-cell office:value-type="float" office:value="1112.80084960056" calcext:value-type="float">
            <text:p>1112.8008496006</text:p>
          </table:table-cell>
          <table:table-cell office:value-type="float" office:value="1087.8919866447" calcext:value-type="float">
            <text:p>1087.8919866447</text:p>
          </table:table-cell>
          <table:table-cell office:value-type="float" office:value="1101.93668149938" calcext:value-type="float">
            <text:p>1101.9366814994</text:p>
          </table:table-cell>
          <table:table-cell office:value-type="float" office:value="1102.35609933899" calcext:value-type="float">
            <text:p>1102.356099339</text:p>
          </table:table-cell>
          <table:table-cell office:value-type="float" office:value="1117.17194972519" calcext:value-type="float">
            <text:p>1117.1719497252</text:p>
          </table:table-cell>
          <table:table-cell office:value-type="float" office:value="1105.87065698029" calcext:value-type="float">
            <text:p>1105.8706569803</text:p>
          </table:table-cell>
        </table:table-row>
        <table:table-row table:style-name="ro1">
          <table:table-cell office:value-type="float" office:value="1092.75481067846" calcext:value-type="float">
            <text:p>1092.7548106785</text:p>
          </table:table-cell>
          <table:table-cell office:value-type="float" office:value="1076.37895663977" calcext:value-type="float">
            <text:p>1076.3789566398</text:p>
          </table:table-cell>
          <table:table-cell office:value-type="float" office:value="1097.76617564318" calcext:value-type="float">
            <text:p>1097.7661756432</text:p>
          </table:table-cell>
          <table:table-cell office:value-type="float" office:value="1094.50771578783" calcext:value-type="float">
            <text:p>1094.5077157878</text:p>
          </table:table-cell>
          <table:table-cell office:value-type="float" office:value="1078.1945241378" calcext:value-type="float">
            <text:p>1078.1945241378</text:p>
          </table:table-cell>
          <table:table-cell office:value-type="float" office:value="1098.77367316269" calcext:value-type="float">
            <text:p>1098.7736731627</text:p>
          </table:table-cell>
          <table:table-cell office:value-type="float" office:value="1085.34768160279" calcext:value-type="float">
            <text:p>1085.3476816028</text:p>
          </table:table-cell>
          <table:table-cell office:value-type="float" office:value="1092.92265281905" calcext:value-type="float">
            <text:p>1092.9226528191</text:p>
          </table:table-cell>
          <table:table-cell office:value-type="float" office:value="1104.47221827228" calcext:value-type="float">
            <text:p>1104.4722182723</text:p>
          </table:table-cell>
          <table:table-cell office:value-type="float" office:value="1095.05458122791" calcext:value-type="float">
            <text:p>1095.0545812279</text:p>
          </table:table-cell>
          <table:table-cell office:value-type="float" office:value="1102.96287297216" calcext:value-type="float">
            <text:p>1102.9628729722</text:p>
          </table:table-cell>
          <table:table-cell office:value-type="float" office:value="1055.99706722996" calcext:value-type="float">
            <text:p>1055.99706723</text:p>
          </table:table-cell>
          <table:table-cell office:value-type="float" office:value="1103.05209199512" calcext:value-type="float">
            <text:p>1103.0520919951</text:p>
          </table:table-cell>
          <table:table-cell office:value-type="float" office:value="1094.77183019221" calcext:value-type="float">
            <text:p>1094.7718301922</text:p>
          </table:table-cell>
          <table:table-cell office:value-type="float" office:value="1110.41975997565" calcext:value-type="float">
            <text:p>1110.4197599757</text:p>
          </table:table-cell>
          <table:table-cell office:value-type="float" office:value="1085.02671379123" calcext:value-type="float">
            <text:p>1085.0267137912</text:p>
          </table:table-cell>
          <table:table-cell office:value-type="float" office:value="1103.40476846893" calcext:value-type="float">
            <text:p>1103.4047684689</text:p>
          </table:table-cell>
          <table:table-cell office:value-type="float" office:value="1100.41527049601" calcext:value-type="float">
            <text:p>1100.415270496</text:p>
          </table:table-cell>
          <table:table-cell office:value-type="float" office:value="1095.49972599356" calcext:value-type="float">
            <text:p>1095.4997259936</text:p>
          </table:table-cell>
          <table:table-cell office:value-type="float" office:value="1108.04861438877" calcext:value-type="float">
            <text:p>1108.0486143888</text:p>
          </table:table-cell>
        </table:table-row>
        <table:table-row table:style-name="ro1">
          <table:table-cell office:value-type="float" office:value="1092.07845350221" calcext:value-type="float">
            <text:p>1092.0784535022</text:p>
          </table:table-cell>
          <table:table-cell office:value-type="float" office:value="1074.36502060914" calcext:value-type="float">
            <text:p>1074.3650206091</text:p>
          </table:table-cell>
          <table:table-cell office:value-type="float" office:value="1103.80806989385" calcext:value-type="float">
            <text:p>1103.8080698939</text:p>
          </table:table-cell>
          <table:table-cell office:value-type="float" office:value="1085.65098859396" calcext:value-type="float">
            <text:p>1085.650988594</text:p>
          </table:table-cell>
          <table:table-cell office:value-type="float" office:value="1081.0903463178" calcext:value-type="float">
            <text:p>1081.0903463178</text:p>
          </table:table-cell>
          <table:table-cell office:value-type="float" office:value="1079.28180101535" calcext:value-type="float">
            <text:p>1079.2818010154</text:p>
          </table:table-cell>
          <table:table-cell office:value-type="float" office:value="1082.55096618378" calcext:value-type="float">
            <text:p>1082.5509661838</text:p>
          </table:table-cell>
          <table:table-cell office:value-type="float" office:value="1091.71768178738" calcext:value-type="float">
            <text:p>1091.7176817874</text:p>
          </table:table-cell>
          <table:table-cell office:value-type="float" office:value="1084.67455547497" calcext:value-type="float">
            <text:p>1084.674555475</text:p>
          </table:table-cell>
          <table:table-cell office:value-type="float" office:value="1077.04406624469" calcext:value-type="float">
            <text:p>1077.0440662447</text:p>
          </table:table-cell>
          <table:table-cell office:value-type="float" office:value="1082.81303076217" calcext:value-type="float">
            <text:p>1082.8130307622</text:p>
          </table:table-cell>
          <table:table-cell office:value-type="float" office:value="1053.3377573614" calcext:value-type="float">
            <text:p>1053.3377573614</text:p>
          </table:table-cell>
          <table:table-cell office:value-type="float" office:value="1083.46669565006" calcext:value-type="float">
            <text:p>1083.4666956501</text:p>
          </table:table-cell>
          <table:table-cell office:value-type="float" office:value="1075.91092811641" calcext:value-type="float">
            <text:p>1075.9109281164</text:p>
          </table:table-cell>
          <table:table-cell office:value-type="float" office:value="1100.21967157998" calcext:value-type="float">
            <text:p>1100.21967158</text:p>
          </table:table-cell>
          <table:table-cell office:value-type="float" office:value="1074.65160739306" calcext:value-type="float">
            <text:p>1074.6516073931</text:p>
          </table:table-cell>
          <table:table-cell office:value-type="float" office:value="1089.03766670555" calcext:value-type="float">
            <text:p>1089.0376667056</text:p>
          </table:table-cell>
          <table:table-cell office:value-type="float" office:value="1081.8942798955" calcext:value-type="float">
            <text:p>1081.8942798955</text:p>
          </table:table-cell>
          <table:table-cell office:value-type="float" office:value="1088.14744904164" calcext:value-type="float">
            <text:p>1088.1474490416</text:p>
          </table:table-cell>
          <table:table-cell office:value-type="float" office:value="1106.94970871831" calcext:value-type="float">
            <text:p>1106.9497087183</text:p>
          </table:table-cell>
        </table:table-row>
        <table:table-row table:style-name="ro1">
          <table:table-cell office:value-type="float" office:value="1085.88875405508" calcext:value-type="float">
            <text:p>1085.8887540551</text:p>
          </table:table-cell>
          <table:table-cell office:value-type="float" office:value="1073.98844170147" calcext:value-type="float">
            <text:p>1073.9884417015</text:p>
          </table:table-cell>
          <table:table-cell office:value-type="float" office:value="1108.34686832794" calcext:value-type="float">
            <text:p>1108.3468683279</text:p>
          </table:table-cell>
          <table:table-cell office:value-type="float" office:value="1084.18878422226" calcext:value-type="float">
            <text:p>1084.1887842223</text:p>
          </table:table-cell>
          <table:table-cell office:value-type="float" office:value="1078.5834476393" calcext:value-type="float">
            <text:p>1078.5834476393</text:p>
          </table:table-cell>
          <table:table-cell office:value-type="float" office:value="1078.91067213986" calcext:value-type="float">
            <text:p>1078.9106721399</text:p>
          </table:table-cell>
          <table:table-cell office:value-type="float" office:value="1081.37891482044" calcext:value-type="float">
            <text:p>1081.3789148204</text:p>
          </table:table-cell>
          <table:table-cell office:value-type="float" office:value="1078.85129409759" calcext:value-type="float">
            <text:p>1078.8512940976</text:p>
          </table:table-cell>
          <table:table-cell office:value-type="float" office:value="1064.1405855194" calcext:value-type="float">
            <text:p>1064.1405855194</text:p>
          </table:table-cell>
          <table:table-cell office:value-type="float" office:value="1058.26620538267" calcext:value-type="float">
            <text:p>1058.2662053827</text:p>
          </table:table-cell>
          <table:table-cell office:value-type="float" office:value="1079.55480309858" calcext:value-type="float">
            <text:p>1079.5548030986</text:p>
          </table:table-cell>
          <table:table-cell office:value-type="float" office:value="1055.39677690523" calcext:value-type="float">
            <text:p>1055.3967769052</text:p>
          </table:table-cell>
          <table:table-cell office:value-type="float" office:value="1084.11079140881" calcext:value-type="float">
            <text:p>1084.1107914088</text:p>
          </table:table-cell>
          <table:table-cell office:value-type="float" office:value="1079.1302487354" calcext:value-type="float">
            <text:p>1079.1302487354</text:p>
          </table:table-cell>
          <table:table-cell office:value-type="float" office:value="1098.17848217074" calcext:value-type="float">
            <text:p>1098.1784821707</text:p>
          </table:table-cell>
          <table:table-cell office:value-type="float" office:value="1066.08905304979" calcext:value-type="float">
            <text:p>1066.0890530498</text:p>
          </table:table-cell>
          <table:table-cell office:value-type="float" office:value="1093.28584473859" calcext:value-type="float">
            <text:p>1093.2858447386</text:p>
          </table:table-cell>
          <table:table-cell office:value-type="float" office:value="1088.65800420413" calcext:value-type="float">
            <text:p>1088.6580042041</text:p>
          </table:table-cell>
          <table:table-cell office:value-type="float" office:value="1081.43742986628" calcext:value-type="float">
            <text:p>1081.4374298663</text:p>
          </table:table-cell>
          <table:table-cell office:value-type="float" office:value="1096.38249813512" calcext:value-type="float">
            <text:p>1096.3824981351</text:p>
          </table:table-cell>
        </table:table-row>
        <table:table-row table:style-name="ro1">
          <table:table-cell office:value-type="float" office:value="1084.08165008322" calcext:value-type="float">
            <text:p>1084.0816500832</text:p>
          </table:table-cell>
          <table:table-cell office:value-type="float" office:value="1060.04902214337" calcext:value-type="float">
            <text:p>1060.0490221434</text:p>
          </table:table-cell>
          <table:table-cell office:value-type="float" office:value="1109.04424372439" calcext:value-type="float">
            <text:p>1109.0442437244</text:p>
          </table:table-cell>
          <table:table-cell office:value-type="float" office:value="1079.51259853091" calcext:value-type="float">
            <text:p>1079.5125985309</text:p>
          </table:table-cell>
          <table:table-cell office:value-type="float" office:value="1071.48643450017" calcext:value-type="float">
            <text:p>1071.4864345002</text:p>
          </table:table-cell>
          <table:table-cell office:value-type="float" office:value="1078.21504491623" calcext:value-type="float">
            <text:p>1078.2150449162</text:p>
          </table:table-cell>
          <table:table-cell office:value-type="float" office:value="1069.19308732973" calcext:value-type="float">
            <text:p>1069.1930873297</text:p>
          </table:table-cell>
          <table:table-cell office:value-type="float" office:value="1081.86256731759" calcext:value-type="float">
            <text:p>1081.8625673176</text:p>
          </table:table-cell>
          <table:table-cell office:value-type="float" office:value="1063.86334507088" calcext:value-type="float">
            <text:p>1063.8633450709</text:p>
          </table:table-cell>
          <table:table-cell office:value-type="float" office:value="1047.96992054228" calcext:value-type="float">
            <text:p>1047.9699205423</text:p>
          </table:table-cell>
          <table:table-cell office:value-type="float" office:value="1072.44289557748" calcext:value-type="float">
            <text:p>1072.4428955775</text:p>
          </table:table-cell>
          <table:table-cell office:value-type="float" office:value="1044.00999930818" calcext:value-type="float">
            <text:p>1044.0099993082</text:p>
          </table:table-cell>
          <table:table-cell office:value-type="float" office:value="1082.04329526997" calcext:value-type="float">
            <text:p>1082.04329527</text:p>
          </table:table-cell>
          <table:table-cell office:value-type="float" office:value="1077.11028603814" calcext:value-type="float">
            <text:p>1077.1102860381</text:p>
          </table:table-cell>
          <table:table-cell office:value-type="float" office:value="1093.68095269393" calcext:value-type="float">
            <text:p>1093.6809526939</text:p>
          </table:table-cell>
          <table:table-cell office:value-type="float" office:value="1063.21740450327" calcext:value-type="float">
            <text:p>1063.2174045033</text:p>
          </table:table-cell>
          <table:table-cell office:value-type="float" office:value="1082.17084454261" calcext:value-type="float">
            <text:p>1082.1708445426</text:p>
          </table:table-cell>
          <table:table-cell office:value-type="float" office:value="1091.5105213196" calcext:value-type="float">
            <text:p>1091.5105213196</text:p>
          </table:table-cell>
          <table:table-cell office:value-type="float" office:value="1074.4810255397" calcext:value-type="float">
            <text:p>1074.4810255397</text:p>
          </table:table-cell>
          <table:table-cell office:value-type="float" office:value="1075.6139390622" calcext:value-type="float">
            <text:p>1075.6139390622</text:p>
          </table:table-cell>
        </table:table-row>
        <table:table-row table:style-name="ro1">
          <table:table-cell office:value-type="float" office:value="1076.00032148226" calcext:value-type="float">
            <text:p>1076.0003214823</text:p>
          </table:table-cell>
          <table:table-cell office:value-type="float" office:value="1050.77741842191" calcext:value-type="float">
            <text:p>1050.7774184219</text:p>
          </table:table-cell>
          <table:table-cell office:value-type="float" office:value="1109.75837517028" calcext:value-type="float">
            <text:p>1109.7583751703</text:p>
          </table:table-cell>
          <table:table-cell office:value-type="float" office:value="1080.92240603665" calcext:value-type="float">
            <text:p>1080.9224060367</text:p>
          </table:table-cell>
          <table:table-cell office:value-type="float" office:value="1070.36586923206" calcext:value-type="float">
            <text:p>1070.3658692321</text:p>
          </table:table-cell>
          <table:table-cell office:value-type="float" office:value="1077.45380329746" calcext:value-type="float">
            <text:p>1077.4538032975</text:p>
          </table:table-cell>
          <table:table-cell office:value-type="float" office:value="1053.16976566129" calcext:value-type="float">
            <text:p>1053.1697656613</text:p>
          </table:table-cell>
          <table:table-cell office:value-type="float" office:value="1082.95046232595" calcext:value-type="float">
            <text:p>1082.950462326</text:p>
          </table:table-cell>
          <table:table-cell office:value-type="float" office:value="1062.48367580302" calcext:value-type="float">
            <text:p>1062.483675803</text:p>
          </table:table-cell>
          <table:table-cell office:value-type="float" office:value="1046.24536061693" calcext:value-type="float">
            <text:p>1046.2453606169</text:p>
          </table:table-cell>
          <table:table-cell office:value-type="float" office:value="1073.41298980008" calcext:value-type="float">
            <text:p>1073.4129898001</text:p>
          </table:table-cell>
          <table:table-cell office:value-type="float" office:value="1045.64785173097" calcext:value-type="float">
            <text:p>1045.647851731</text:p>
          </table:table-cell>
          <table:table-cell office:value-type="float" office:value="1066.30420766058" calcext:value-type="float">
            <text:p>1066.3042076606</text:p>
          </table:table-cell>
          <table:table-cell office:value-type="float" office:value="1076.09505808518" calcext:value-type="float">
            <text:p>1076.0950580852</text:p>
          </table:table-cell>
          <table:table-cell office:value-type="float" office:value="1092.16793735067" calcext:value-type="float">
            <text:p>1092.1679373507</text:p>
          </table:table-cell>
          <table:table-cell office:value-type="float" office:value="1062.30300812681" calcext:value-type="float">
            <text:p>1062.3030081268</text:p>
          </table:table-cell>
          <table:table-cell office:value-type="float" office:value="1063.24908932081" calcext:value-type="float">
            <text:p>1063.2490893208</text:p>
          </table:table-cell>
          <table:table-cell office:value-type="float" office:value="1089.52679697668" calcext:value-type="float">
            <text:p>1089.5267969767</text:p>
          </table:table-cell>
          <table:table-cell office:value-type="float" office:value="1056.10353541875" calcext:value-type="float">
            <text:p>1056.1035354188</text:p>
          </table:table-cell>
          <table:table-cell office:value-type="float" office:value="1062.37823355647" calcext:value-type="float">
            <text:p>1062.3782335565</text:p>
          </table:table-cell>
        </table:table-row>
        <table:table-row table:style-name="ro1">
          <table:table-cell office:value-type="float" office:value="1060.95203313729" calcext:value-type="float">
            <text:p>1060.9520331373</text:p>
          </table:table-cell>
          <table:table-cell office:value-type="float" office:value="1053.32581104657" calcext:value-type="float">
            <text:p>1053.3258110466</text:p>
          </table:table-cell>
          <table:table-cell office:value-type="float" office:value="1103.61093652955" calcext:value-type="float">
            <text:p>1103.6109365296</text:p>
          </table:table-cell>
          <table:table-cell office:value-type="float" office:value="1083.17694589029" calcext:value-type="float">
            <text:p>1083.1769458903</text:p>
          </table:table-cell>
          <table:table-cell office:value-type="float" office:value="1069.0467772031" calcext:value-type="float">
            <text:p>1069.0467772031</text:p>
          </table:table-cell>
          <table:table-cell office:value-type="float" office:value="1061.70629488572" calcext:value-type="float">
            <text:p>1061.7062948857</text:p>
          </table:table-cell>
          <table:table-cell office:value-type="float" office:value="1051.72250180282" calcext:value-type="float">
            <text:p>1051.7225018028</text:p>
          </table:table-cell>
          <table:table-cell office:value-type="float" office:value="1081.81252763817" calcext:value-type="float">
            <text:p>1081.8125276382</text:p>
          </table:table-cell>
          <table:table-cell office:value-type="float" office:value="1062.43093829883" calcext:value-type="float">
            <text:p>1062.4309382988</text:p>
          </table:table-cell>
          <table:table-cell office:value-type="float" office:value="1040.77738296208" calcext:value-type="float">
            <text:p>1040.7773829621</text:p>
          </table:table-cell>
          <table:table-cell office:value-type="float" office:value="1070.04547599776" calcext:value-type="float">
            <text:p>1070.0454759978</text:p>
          </table:table-cell>
          <table:table-cell office:value-type="float" office:value="1044.79428386255" calcext:value-type="float">
            <text:p>1044.7942838626</text:p>
          </table:table-cell>
          <table:table-cell office:value-type="float" office:value="1056.20177880182" calcext:value-type="float">
            <text:p>1056.2017788018</text:p>
          </table:table-cell>
          <table:table-cell office:value-type="float" office:value="1076.91835954883" calcext:value-type="float">
            <text:p>1076.9183595488</text:p>
          </table:table-cell>
          <table:table-cell office:value-type="float" office:value="1092.85356198638" calcext:value-type="float">
            <text:p>1092.8535619864</text:p>
          </table:table-cell>
          <table:table-cell office:value-type="float" office:value="1060.27756086655" calcext:value-type="float">
            <text:p>1060.2775608666</text:p>
          </table:table-cell>
          <table:table-cell office:value-type="float" office:value="1062.30853323787" calcext:value-type="float">
            <text:p>1062.3085332379</text:p>
          </table:table-cell>
          <table:table-cell office:value-type="float" office:value="1079.33469714817" calcext:value-type="float">
            <text:p>1079.3346971482</text:p>
          </table:table-cell>
          <table:table-cell office:value-type="float" office:value="1051.98058279555" calcext:value-type="float">
            <text:p>1051.9805827956</text:p>
          </table:table-cell>
          <table:table-cell office:value-type="float" office:value="1062.05712769288" calcext:value-type="float">
            <text:p>1062.0571276929</text:p>
          </table:table-cell>
        </table:table-row>
        <table:table-row table:style-name="ro1">
          <table:table-cell office:value-type="float" office:value="1057.69049430806" calcext:value-type="float">
            <text:p>1057.6904943081</text:p>
          </table:table-cell>
          <table:table-cell office:value-type="float" office:value="1054.01550508766" calcext:value-type="float">
            <text:p>1054.0155050877</text:p>
          </table:table-cell>
          <table:table-cell office:value-type="float" office:value="1103.34898632064" calcext:value-type="float">
            <text:p>1103.3489863206</text:p>
          </table:table-cell>
          <table:table-cell office:value-type="float" office:value="1062.69391674844" calcext:value-type="float">
            <text:p>1062.6939167484</text:p>
          </table:table-cell>
          <table:table-cell office:value-type="float" office:value="1074.14044595649" calcext:value-type="float">
            <text:p>1074.1404459565</text:p>
          </table:table-cell>
          <table:table-cell office:value-type="float" office:value="1060.69953462285" calcext:value-type="float">
            <text:p>1060.6995346229</text:p>
          </table:table-cell>
          <table:table-cell office:value-type="float" office:value="1038.08368564612" calcext:value-type="float">
            <text:p>1038.0836856461</text:p>
          </table:table-cell>
          <table:table-cell office:value-type="float" office:value="1080.78510751931" calcext:value-type="float">
            <text:p>1080.7851075193</text:p>
          </table:table-cell>
          <table:table-cell office:value-type="float" office:value="1059.71060766252" calcext:value-type="float">
            <text:p>1059.7106076625</text:p>
          </table:table-cell>
          <table:table-cell office:value-type="float" office:value="1041.76730798335" calcext:value-type="float">
            <text:p>1041.7673079834</text:p>
          </table:table-cell>
          <table:table-cell office:value-type="float" office:value="1073.01811232247" calcext:value-type="float">
            <text:p>1073.0181123225</text:p>
          </table:table-cell>
          <table:table-cell office:value-type="float" office:value="1027.26372059964" calcext:value-type="float">
            <text:p>1027.2637205996</text:p>
          </table:table-cell>
          <table:table-cell office:value-type="float" office:value="1056.11367442794" calcext:value-type="float">
            <text:p>1056.1136744279</text:p>
          </table:table-cell>
          <table:table-cell office:value-type="float" office:value="1076.28898341711" calcext:value-type="float">
            <text:p>1076.2889834171</text:p>
          </table:table-cell>
          <table:table-cell office:value-type="float" office:value="1092.29626335212" calcext:value-type="float">
            <text:p>1092.2962633521</text:p>
          </table:table-cell>
          <table:table-cell office:value-type="float" office:value="1055.69745731474" calcext:value-type="float">
            <text:p>1055.6974573147</text:p>
          </table:table-cell>
          <table:table-cell office:value-type="float" office:value="1046.22004944594" calcext:value-type="float">
            <text:p>1046.2200494459</text:p>
          </table:table-cell>
          <table:table-cell office:value-type="float" office:value="1063.22907629404" calcext:value-type="float">
            <text:p>1063.229076294</text:p>
          </table:table-cell>
          <table:table-cell office:value-type="float" office:value="1050.51009388379" calcext:value-type="float">
            <text:p>1050.5100938838</text:p>
          </table:table-cell>
          <table:table-cell office:value-type="float" office:value="1057.66739956044" calcext:value-type="float">
            <text:p>1057.6673995604</text:p>
          </table:table-cell>
        </table:table-row>
        <table:table-row table:style-name="ro1">
          <table:table-cell office:value-type="float" office:value="1055.65564453135" calcext:value-type="float">
            <text:p>1055.6556445314</text:p>
          </table:table-cell>
          <table:table-cell office:value-type="float" office:value="1048.28207857885" calcext:value-type="float">
            <text:p>1048.2820785789</text:p>
          </table:table-cell>
          <table:table-cell office:value-type="float" office:value="1101.31381880755" calcext:value-type="float">
            <text:p>1101.3138188076</text:p>
          </table:table-cell>
          <table:table-cell office:value-type="float" office:value="1065.42425064973" calcext:value-type="float">
            <text:p>1065.4242506497</text:p>
          </table:table-cell>
          <table:table-cell office:value-type="float" office:value="1072.44267463507" calcext:value-type="float">
            <text:p>1072.4426746351</text:p>
          </table:table-cell>
          <table:table-cell office:value-type="float" office:value="1061.21295766455" calcext:value-type="float">
            <text:p>1061.2129576646</text:p>
          </table:table-cell>
          <table:table-cell office:value-type="float" office:value="1020.79417035071" calcext:value-type="float">
            <text:p>1020.7941703507</text:p>
          </table:table-cell>
          <table:table-cell office:value-type="float" office:value="1082.51911356102" calcext:value-type="float">
            <text:p>1082.519113561</text:p>
          </table:table-cell>
          <table:table-cell office:value-type="float" office:value="1057.75414785154" calcext:value-type="float">
            <text:p>1057.7541478515</text:p>
          </table:table-cell>
          <table:table-cell office:value-type="float" office:value="1041.98528886045" calcext:value-type="float">
            <text:p>1041.9852888605</text:p>
          </table:table-cell>
          <table:table-cell office:value-type="float" office:value="1058.64668235334" calcext:value-type="float">
            <text:p>1058.6466823533</text:p>
          </table:table-cell>
          <table:table-cell office:value-type="float" office:value="1025.89417809139" calcext:value-type="float">
            <text:p>1025.8941780914</text:p>
          </table:table-cell>
          <table:table-cell office:value-type="float" office:value="1061.11312440004" calcext:value-type="float">
            <text:p>1061.1131244</text:p>
          </table:table-cell>
          <table:table-cell office:value-type="float" office:value="1075.92206692942" calcext:value-type="float">
            <text:p>1075.9220669294</text:p>
          </table:table-cell>
          <table:table-cell office:value-type="float" office:value="1090.00903178124" calcext:value-type="float">
            <text:p>1090.0090317812</text:p>
          </table:table-cell>
          <table:table-cell office:value-type="float" office:value="1053.81199411226" calcext:value-type="float">
            <text:p>1053.8119941123</text:p>
          </table:table-cell>
          <table:table-cell office:value-type="float" office:value="1039.12268140855" calcext:value-type="float">
            <text:p>1039.1226814086</text:p>
          </table:table-cell>
          <table:table-cell office:value-type="float" office:value="1061.38517520355" calcext:value-type="float">
            <text:p>1061.3851752036</text:p>
          </table:table-cell>
          <table:table-cell office:value-type="float" office:value="1044.94779152501" calcext:value-type="float">
            <text:p>1044.947791525</text:p>
          </table:table-cell>
          <table:table-cell office:value-type="float" office:value="1055.65493027298" calcext:value-type="float">
            <text:p>1055.654930273</text:p>
          </table:table-cell>
        </table:table-row>
        <table:table-row table:style-name="ro1">
          <table:table-cell office:value-type="float" office:value="1053.75492287209" calcext:value-type="float">
            <text:p>1053.7549228721</text:p>
          </table:table-cell>
          <table:table-cell office:value-type="float" office:value="1045.85180891057" calcext:value-type="float">
            <text:p>1045.8518089106</text:p>
          </table:table-cell>
          <table:table-cell office:value-type="float" office:value="1086.80836645815" calcext:value-type="float">
            <text:p>1086.8083664582</text:p>
          </table:table-cell>
          <table:table-cell office:value-type="float" office:value="1071.58289732898" calcext:value-type="float">
            <text:p>1071.582897329</text:p>
          </table:table-cell>
          <table:table-cell office:value-type="float" office:value="1065.14429395532" calcext:value-type="float">
            <text:p>1065.1442939553</text:p>
          </table:table-cell>
          <table:table-cell office:value-type="float" office:value="1059.81298878776" calcext:value-type="float">
            <text:p>1059.8129887878</text:p>
          </table:table-cell>
          <table:table-cell office:value-type="float" office:value="1018.46893189444" calcext:value-type="float">
            <text:p>1018.4689318944</text:p>
          </table:table-cell>
          <table:table-cell office:value-type="float" office:value="1082.03270622779" calcext:value-type="float">
            <text:p>1082.0327062278</text:p>
          </table:table-cell>
          <table:table-cell office:value-type="float" office:value="1057.16170235983" calcext:value-type="float">
            <text:p>1057.1617023598</text:p>
          </table:table-cell>
          <table:table-cell office:value-type="float" office:value="1036.43076173793" calcext:value-type="float">
            <text:p>1036.4307617379</text:p>
          </table:table-cell>
          <table:table-cell office:value-type="float" office:value="1060.03927448522" calcext:value-type="float">
            <text:p>1060.0392744852</text:p>
          </table:table-cell>
          <table:table-cell office:value-type="float" office:value="1030.34615493331" calcext:value-type="float">
            <text:p>1030.3461549333</text:p>
          </table:table-cell>
          <table:table-cell office:value-type="float" office:value="1044.67655077217" calcext:value-type="float">
            <text:p>1044.6765507722</text:p>
          </table:table-cell>
          <table:table-cell office:value-type="float" office:value="1072.66068630397" calcext:value-type="float">
            <text:p>1072.660686304</text:p>
          </table:table-cell>
          <table:table-cell office:value-type="float" office:value="1089.09174343718" calcext:value-type="float">
            <text:p>1089.0917434372</text:p>
          </table:table-cell>
          <table:table-cell office:value-type="float" office:value="1051.71297717481" calcext:value-type="float">
            <text:p>1051.7129771748</text:p>
          </table:table-cell>
          <table:table-cell office:value-type="float" office:value="0" calcext:value-type="float">
            <text:p>0</text:p>
          </table:table-cell>
          <table:table-cell office:value-type="float" office:value="1057.42876070101" calcext:value-type="float">
            <text:p>1057.428760701</text:p>
          </table:table-cell>
          <table:table-cell office:value-type="float" office:value="1035.70872482294" calcext:value-type="float">
            <text:p>1035.7087248229</text:p>
          </table:table-cell>
          <table:table-cell office:value-type="float" office:value="1051.95027646779" calcext:value-type="float">
            <text:p>1051.9502764678</text:p>
          </table:table-cell>
        </table:table-row>
        <table:table-row table:style-name="ro1">
          <table:table-cell office:value-type="float" office:value="1054.18638803031" calcext:value-type="float">
            <text:p>1054.1863880303</text:p>
          </table:table-cell>
          <table:table-cell office:value-type="float" office:value="1042.48409279434" calcext:value-type="float">
            <text:p>1042.4840927943</text:p>
          </table:table-cell>
          <table:table-cell office:value-type="float" office:value="1087.45349230939" calcext:value-type="float">
            <text:p>1087.4534923094</text:p>
          </table:table-cell>
          <table:table-cell office:value-type="float" office:value="1073.0148405465" calcext:value-type="float">
            <text:p>1073.0148405465</text:p>
          </table:table-cell>
          <table:table-cell office:value-type="float" office:value="1058.05145529513" calcext:value-type="float">
            <text:p>1058.0514552951</text:p>
          </table:table-cell>
          <table:table-cell office:value-type="float" office:value="1058.72827346953" calcext:value-type="float">
            <text:p>1058.7282734695</text:p>
          </table:table-cell>
          <table:table-cell office:value-type="float" office:value="1017.76678757381" calcext:value-type="float">
            <text:p>1017.7667875738</text:p>
          </table:table-cell>
          <table:table-cell office:value-type="float" office:value="1086.17788840378" calcext:value-type="float">
            <text:p>1086.1778884038</text:p>
          </table:table-cell>
          <table:table-cell office:value-type="float" office:value="1038.84713539126" calcext:value-type="float">
            <text:p>1038.8471353913</text:p>
          </table:table-cell>
          <table:table-cell office:value-type="float" office:value="1034.9524086829" calcext:value-type="float">
            <text:p>1034.9524086829</text:p>
          </table:table-cell>
          <table:table-cell office:value-type="float" office:value="1054.97674483747" calcext:value-type="float">
            <text:p>1054.9767448375</text:p>
          </table:table-cell>
          <table:table-cell office:value-type="float" office:value="1029.34642152328" calcext:value-type="float">
            <text:p>1029.3464215233</text:p>
          </table:table-cell>
          <table:table-cell office:value-type="float" office:value="0" calcext:value-type="float">
            <text:p>0</text:p>
          </table:table-cell>
          <table:table-cell office:value-type="float" office:value="1072.27691126064" calcext:value-type="float">
            <text:p>1072.2769112606</text:p>
          </table:table-cell>
          <table:table-cell office:value-type="float" office:value="1088.36766675395" calcext:value-type="float">
            <text:p>1088.367666754</text:p>
          </table:table-cell>
          <table:table-cell office:value-type="float" office:value="1050.1831561639" calcext:value-type="float">
            <text:p>1050.1831561639</text:p>
          </table:table-cell>
          <table:table-cell office:value-type="float" office:value="0" calcext:value-type="float">
            <text:p>0</text:p>
          </table:table-cell>
          <table:table-cell office:value-type="float" office:value="1050.72549212623" calcext:value-type="float">
            <text:p>1050.7254921262</text:p>
          </table:table-cell>
          <table:table-cell office:value-type="float" office:value="1037.0371015649" calcext:value-type="float">
            <text:p>1037.0371015649</text:p>
          </table:table-cell>
          <table:table-cell office:value-type="float" office:value="1036.02965126854" calcext:value-type="float">
            <text:p>1036.0296512685</text:p>
          </table:table-cell>
        </table:table-row>
        <table:table-row table:style-name="ro1">
          <table:table-cell office:value-type="float" office:value="1054.32860951146" calcext:value-type="float">
            <text:p>1054.3286095115</text:p>
          </table:table-cell>
          <table:table-cell office:value-type="float" office:value="1043.78560439609" calcext:value-type="float">
            <text:p>1043.7856043961</text:p>
          </table:table-cell>
          <table:table-cell office:value-type="float" office:value="1086.84525264763" calcext:value-type="float">
            <text:p>1086.8452526476</text:p>
          </table:table-cell>
          <table:table-cell office:value-type="float" office:value="1074.57805135428" calcext:value-type="float">
            <text:p>1074.5780513543</text:p>
          </table:table-cell>
          <table:table-cell office:value-type="float" office:value="1056.49252985398" calcext:value-type="float">
            <text:p>1056.492529854</text:p>
          </table:table-cell>
          <table:table-cell office:value-type="float" office:value="1058.19705076673" calcext:value-type="float">
            <text:p>1058.1970507667</text:p>
          </table:table-cell>
          <table:table-cell office:value-type="float" office:value="1018.46699528913" calcext:value-type="float">
            <text:p>1018.4669952891</text:p>
          </table:table-cell>
          <table:table-cell office:value-type="float" office:value="1066.84304846501" calcext:value-type="float">
            <text:p>1066.843048465</text:p>
          </table:table-cell>
          <table:table-cell office:value-type="float" office:value="1037.53095844512" calcext:value-type="float">
            <text:p>1037.5309584451</text:p>
          </table:table-cell>
          <table:table-cell office:value-type="float" office:value="1034.304756801" calcext:value-type="float">
            <text:p>1034.304756801</text:p>
          </table:table-cell>
          <table:table-cell office:value-type="float" office:value="1051.46930738972" calcext:value-type="float">
            <text:p>1051.4693073897</text:p>
          </table:table-cell>
          <table:table-cell office:value-type="float" office:value="1024.09530214819" calcext:value-type="float">
            <text:p>1024.0953021482</text:p>
          </table:table-cell>
          <table:table-cell office:value-type="float" office:value="0" calcext:value-type="float">
            <text:p>0</text:p>
          </table:table-cell>
          <table:table-cell office:value-type="float" office:value="1072.16962506734" calcext:value-type="float">
            <text:p>1072.1696250673</text:p>
          </table:table-cell>
          <table:table-cell office:value-type="float" office:value="1088.3690064529" calcext:value-type="float">
            <text:p>1088.3690064529</text:p>
          </table:table-cell>
          <table:table-cell office:value-type="float" office:value="1053.52653541796" calcext:value-type="float">
            <text:p>1053.526535418</text:p>
          </table:table-cell>
          <table:table-cell office:value-type="float" office:value="0" calcext:value-type="float">
            <text:p>0</text:p>
          </table:table-cell>
          <table:table-cell office:value-type="float" office:value="1040.85406360394" calcext:value-type="float">
            <text:p>1040.8540636039</text:p>
          </table:table-cell>
          <table:table-cell office:value-type="float" office:value="1032.85262403219" calcext:value-type="float">
            <text:p>1032.8526240322</text:p>
          </table:table-cell>
          <table:table-cell office:value-type="float" office:value="1032.77690228467" calcext:value-type="float">
            <text:p>1032.7769022847</text:p>
          </table:table-cell>
        </table:table-row>
        <table:table-row table:style-name="ro1">
          <table:table-cell office:value-type="float" office:value="1054.49320735005" calcext:value-type="float">
            <text:p>1054.4932073501</text:p>
          </table:table-cell>
          <table:table-cell office:value-type="float" office:value="1050.81183098526" calcext:value-type="float">
            <text:p>1050.8118309853</text:p>
          </table:table-cell>
          <table:table-cell office:value-type="float" office:value="1087.58723867534" calcext:value-type="float">
            <text:p>1087.5872386753</text:p>
          </table:table-cell>
          <table:table-cell office:value-type="float" office:value="1071.21138137569" calcext:value-type="float">
            <text:p>1071.2113813757</text:p>
          </table:table-cell>
          <table:table-cell office:value-type="float" office:value="1049.16175820309" calcext:value-type="float">
            <text:p>1049.1617582031</text:p>
          </table:table-cell>
          <table:table-cell office:value-type="float" office:value="1057.2766594939" calcext:value-type="float">
            <text:p>1057.2766594939</text:p>
          </table:table-cell>
          <table:table-cell office:value-type="float" office:value="1021.22084409384" calcext:value-type="float">
            <text:p>1021.2208440938</text:p>
          </table:table-cell>
          <table:table-cell office:value-type="float" office:value="1069.85816578245" calcext:value-type="float">
            <text:p>1069.8581657825</text:p>
          </table:table-cell>
          <table:table-cell office:value-type="float" office:value="1037.53095844512" calcext:value-type="float">
            <text:p>1037.5309584451</text:p>
          </table:table-cell>
          <table:table-cell office:value-type="float" office:value="1032.12793204615" calcext:value-type="float">
            <text:p>1032.1279320462</text:p>
          </table:table-cell>
          <table:table-cell office:value-type="float" office:value="1049.88220204626" calcext:value-type="float">
            <text:p>1049.8822020463</text:p>
          </table:table-cell>
          <table:table-cell office:value-type="float" office:value="1024.0158000646" calcext:value-type="float">
            <text:p>1024.0158000646</text:p>
          </table:table-cell>
          <table:table-cell office:value-type="float" office:value="0" calcext:value-type="float">
            <text:p>0</text:p>
          </table:table-cell>
          <table:table-cell office:value-type="float" office:value="1072.05728957742" calcext:value-type="float">
            <text:p>1072.0572895774</text:p>
          </table:table-cell>
          <table:table-cell office:value-type="float" office:value="1087.20878235478" calcext:value-type="float">
            <text:p>1087.2087823548</text:p>
          </table:table-cell>
          <table:table-cell office:value-type="float" office:value="1054.68916956891" calcext:value-type="float">
            <text:p>1054.6891695689</text:p>
          </table:table-cell>
          <table:table-cell office:value-type="float" office:value="0" calcext:value-type="float">
            <text:p>0</text:p>
          </table:table-cell>
          <table:table-cell office:value-type="float" office:value="1040.79132326344" calcext:value-type="float">
            <text:p>1040.7913232634</text:p>
          </table:table-cell>
          <table:table-cell office:value-type="float" office:value="1030.45100288895" calcext:value-type="float">
            <text:p>1030.451002889</text:p>
          </table:table-cell>
          <table:table-cell office:value-type="float" office:value="1035.0106894702" calcext:value-type="float">
            <text:p>1035.0106894702</text:p>
          </table:table-cell>
        </table:table-row>
        <table:table-row table:style-name="ro1">
          <table:table-cell office:value-type="float" office:value="1054.38903512698" calcext:value-type="float">
            <text:p>1054.389035127</text:p>
          </table:table-cell>
          <table:table-cell office:value-type="float" office:value="1050.81183098526" calcext:value-type="float">
            <text:p>1050.8118309853</text:p>
          </table:table-cell>
          <table:table-cell office:value-type="float" office:value="1097.22048707727" calcext:value-type="float">
            <text:p>1097.2204870773</text:p>
          </table:table-cell>
          <table:table-cell office:value-type="float" office:value="1075.34702671029" calcext:value-type="float">
            <text:p>1075.3470267103</text:p>
          </table:table-cell>
          <table:table-cell office:value-type="float" office:value="1049.21309225941" calcext:value-type="float">
            <text:p>1049.2130922594</text:p>
          </table:table-cell>
          <table:table-cell office:value-type="float" office:value="1052.15100815791" calcext:value-type="float">
            <text:p>1052.1510081579</text:p>
          </table:table-cell>
          <table:table-cell office:value-type="float" office:value="1017.77866446966" calcext:value-type="float">
            <text:p>1017.7786644697</text:p>
          </table:table-cell>
          <table:table-cell office:value-type="float" office:value="1067.68035695514" calcext:value-type="float">
            <text:p>1067.6803569551</text:p>
          </table:table-cell>
          <table:table-cell office:value-type="float" office:value="1035.45491739609" calcext:value-type="float">
            <text:p>1035.4549173961</text:p>
          </table:table-cell>
          <table:table-cell office:value-type="float" office:value="1029.9039133823" calcext:value-type="float">
            <text:p>1029.9039133823</text:p>
          </table:table-cell>
          <table:table-cell office:value-type="float" office:value="1050.16447389624" calcext:value-type="float">
            <text:p>1050.1644738962</text:p>
          </table:table-cell>
          <table:table-cell office:value-type="float" office:value="1024.8759366699" calcext:value-type="float">
            <text:p>1024.8759366699</text:p>
          </table:table-cell>
          <table:table-cell office:value-type="float" office:value="0" calcext:value-type="float">
            <text:p>0</text:p>
          </table:table-cell>
          <table:table-cell office:value-type="float" office:value="1074.11396281207" calcext:value-type="float">
            <text:p>1074.1139628121</text:p>
          </table:table-cell>
          <table:table-cell office:value-type="float" office:value="1083.61491931153" calcext:value-type="float">
            <text:p>1083.6149193115</text:p>
          </table:table-cell>
          <table:table-cell office:value-type="float" office:value="1054.0684992404" calcext:value-type="float">
            <text:p>1054.0684992404</text:p>
          </table:table-cell>
          <table:table-cell office:value-type="float" office:value="0" calcext:value-type="float">
            <text:p>0</text:p>
          </table:table-cell>
          <table:table-cell office:value-type="float" office:value="1038.17183122392" calcext:value-type="float">
            <text:p>1038.1718312239</text:p>
          </table:table-cell>
          <table:table-cell office:value-type="float" office:value="1029.03556952577" calcext:value-type="float">
            <text:p>1029.0355695258</text:p>
          </table:table-cell>
          <table:table-cell office:value-type="float" office:value="1031.08831582091" calcext:value-type="float">
            <text:p>1031.0883158209</text:p>
          </table:table-cell>
        </table:table-row>
        <table:table-row table:style-name="ro1">
          <table:table-cell office:value-type="float" office:value="1052.192735286" calcext:value-type="float">
            <text:p>1052.192735286</text:p>
          </table:table-cell>
          <table:table-cell office:value-type="float" office:value="1050.81183098526" calcext:value-type="float">
            <text:p>1050.8118309853</text:p>
          </table:table-cell>
          <table:table-cell office:value-type="float" office:value="0" calcext:value-type="float">
            <text:p>0</text:p>
          </table:table-cell>
          <table:table-cell office:value-type="float" office:value="1075.04302252585" calcext:value-type="float">
            <text:p>1075.0430225259</text:p>
          </table:table-cell>
          <table:table-cell office:value-type="float" office:value="0" calcext:value-type="float">
            <text:p>0</text:p>
          </table:table-cell>
          <table:table-cell office:value-type="float" office:value="1050.5783799679" calcext:value-type="float">
            <text:p>1050.5783799679</text:p>
          </table:table-cell>
          <table:table-cell office:value-type="float" office:value="0" calcext:value-type="float">
            <text:p>0</text:p>
          </table:table-cell>
          <table:table-cell office:value-type="float" office:value="1067.0098187833" calcext:value-type="float">
            <text:p>1067.0098187833</text:p>
          </table:table-cell>
          <table:table-cell office:value-type="float" office:value="1033.91812191519" calcext:value-type="float">
            <text:p>1033.9181219152</text:p>
          </table:table-cell>
          <table:table-cell office:value-type="float" office:value="1029.9039133823" calcext:value-type="float">
            <text:p>1029.9039133823</text:p>
          </table:table-cell>
          <table:table-cell office:value-type="float" office:value="1048.32523411794" calcext:value-type="float">
            <text:p>1048.3252341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3.77471821528" calcext:value-type="float">
            <text:p>1073.7747182153</text:p>
          </table:table-cell>
          <table:table-cell office:value-type="float" office:value="1080.9676167929" calcext:value-type="float">
            <text:p>1080.9676167929</text:p>
          </table:table-cell>
          <table:table-cell office:value-type="float" office:value="1051.08259206005" calcext:value-type="float">
            <text:p>1051.0825920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.68456678793" calcext:value-type="float">
            <text:p>1022.6845667879</text:p>
          </table:table-cell>
          <table:table-cell office:value-type="float" office:value="1029.72253787043" calcext:value-type="float">
            <text:p>1029.7225378704</text:p>
          </table:table-cell>
        </table:table-row>
        <table:table-row table:style-name="ro1">
          <table:table-cell office:value-type="float" office:value="1051.19137423665" calcext:value-type="float">
            <text:p>1051.1913742367</text:p>
          </table:table-cell>
          <table:table-cell office:value-type="float" office:value="1029.32727668456" calcext:value-type="float">
            <text:p>1029.3272766846</text:p>
          </table:table-cell>
          <table:table-cell office:value-type="float" office:value="0" calcext:value-type="float">
            <text:p>0</text:p>
          </table:table-cell>
          <table:table-cell office:value-type="float" office:value="1074.91204645627" calcext:value-type="float">
            <text:p>1074.9120464563</text:p>
          </table:table-cell>
          <table:table-cell office:value-type="float" office:value="0" calcext:value-type="float">
            <text:p>0</text:p>
          </table:table-cell>
          <table:table-cell office:value-type="float" office:value="1033.11666275375" calcext:value-type="float">
            <text:p>1033.1166627538</text:p>
          </table:table-cell>
          <table:table-cell office:value-type="float" office:value="0" calcext:value-type="float">
            <text:p>0</text:p>
          </table:table-cell>
          <table:table-cell office:value-type="float" office:value="1057.99969655708" calcext:value-type="float">
            <text:p>1057.9996965571</text:p>
          </table:table-cell>
          <table:table-cell office:value-type="float" office:value="1023.66722535544" calcext:value-type="float">
            <text:p>1023.6672253554</text:p>
          </table:table-cell>
          <table:table-cell office:value-type="float" office:value="1029.67946842538" calcext:value-type="float">
            <text:p>1029.6794684254</text:p>
          </table:table-cell>
          <table:table-cell office:value-type="float" office:value="1045.15358792887" calcext:value-type="float">
            <text:p>1045.1535879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8.69041757598" calcext:value-type="float">
            <text:p>1068.690417576</text:p>
          </table:table-cell>
          <table:table-cell office:value-type="float" office:value="1058.049265455" calcext:value-type="float">
            <text:p>1058.049265455</text:p>
          </table:table-cell>
          <table:table-cell office:value-type="float" office:value="1052.20707122008" calcext:value-type="float">
            <text:p>1052.2070712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5.03802008637" calcext:value-type="float">
            <text:p>1025.0380200864</text:p>
          </table:table-cell>
          <table:table-cell office:value-type="float" office:value="1029.54418571239" calcext:value-type="float">
            <text:p>1029.5441857124</text:p>
          </table:table-cell>
        </table:table-row>
        <table:table-row table:style-name="ro1">
          <table:table-cell office:value-type="float" office:value="1047.22891895355" calcext:value-type="float">
            <text:p>1047.2289189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2.9820421832" calcext:value-type="float">
            <text:p>1072.9820421832</text:p>
          </table:table-cell>
          <table:table-cell office:value-type="float" office:value="0" calcext:value-type="float">
            <text:p>0</text:p>
          </table:table-cell>
          <table:table-cell office:value-type="float" office:value="1028.54679576491" calcext:value-type="float">
            <text:p>1028.54679576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6.40167123256" calcext:value-type="float">
            <text:p>1026.4016712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3.47590757123" calcext:value-type="float">
            <text:p>1063.4759075712</text:p>
          </table:table-cell>
          <table:table-cell office:value-type="float" office:value="0" calcext:value-type="float">
            <text:p>0</text:p>
          </table:table-cell>
          <table:table-cell office:value-type="float" office:value="1046.04854566516" calcext:value-type="float">
            <text:p>1046.0485456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.9220479772" calcext:value-type="float">
            <text:p>1021.9220479772</text:p>
          </table:table-cell>
          <table:table-cell office:value-type="float" office:value="1008.63074974397" calcext:value-type="float">
            <text:p>1008.630749744</text:p>
          </table:table-cell>
        </table:table-row>
        <table:table-row table:style-name="ro1">
          <table:table-cell office:value-type="float" office:value="1047.70427849478" calcext:value-type="float">
            <text:p>1047.7042784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4.59755586954" calcext:value-type="float">
            <text:p>1074.5975558695</text:p>
          </table:table-cell>
          <table:table-cell office:value-type="float" office:value="0" calcext:value-type="float">
            <text:p>0</text:p>
          </table:table-cell>
          <table:table-cell office:value-type="float" office:value="1029.01505776145" calcext:value-type="float">
            <text:p>1029.01505776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7.78038195653" calcext:value-type="float">
            <text:p>1027.78038195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9.03110270596" calcext:value-type="float">
            <text:p>1069.031102706</text:p>
          </table:table-cell>
          <table:table-cell office:value-type="float" office:value="0" calcext:value-type="float">
            <text:p>0</text:p>
          </table:table-cell>
          <table:table-cell office:value-type="float" office:value="1024.35574073162" calcext:value-type="float">
            <text:p>1024.3557407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5.2060670922" calcext:value-type="float">
            <text:p>1025.2060670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.06493985002" calcext:value-type="float">
            <text:p>1039.06493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4.22808511482" calcext:value-type="float">
            <text:p>1074.2280851148</text:p>
          </table:table-cell>
          <table:table-cell office:value-type="float" office:value="0" calcext:value-type="float">
            <text:p>0</text:p>
          </table:table-cell>
          <table:table-cell office:value-type="float" office:value="1026.9769554393" calcext:value-type="float">
            <text:p>1026.97695543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5.5446084765" calcext:value-type="float">
            <text:p>1025.5446084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4.39733846464" calcext:value-type="float">
            <text:p>1054.3973384646</text:p>
          </table:table-cell>
          <table:table-cell office:value-type="float" office:value="0" calcext:value-type="float">
            <text:p>0</text:p>
          </table:table-cell>
          <table:table-cell office:value-type="float" office:value="1011.78075600542" calcext:value-type="float">
            <text:p>1011.7807560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7.34969737068" calcext:value-type="float">
            <text:p>1027.3496973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.73052991114" calcext:value-type="float">
            <text:p>1038.7305299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4.35001790885" calcext:value-type="float">
            <text:p>1074.3500179089</text:p>
          </table:table-cell>
          <table:table-cell office:value-type="float" office:value="0" calcext:value-type="float">
            <text:p>0</text:p>
          </table:table-cell>
          <table:table-cell office:value-type="float" office:value="1024.60892515523" calcext:value-type="float">
            <text:p>1024.6089251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0.6492705856" calcext:value-type="float">
            <text:p>1020.6492705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3.47571711063" calcext:value-type="float">
            <text:p>1053.4757171106</text:p>
          </table:table-cell>
          <table:table-cell office:value-type="float" office:value="0" calcext:value-type="float">
            <text:p>0</text:p>
          </table:table-cell>
          <table:table-cell office:value-type="float" office:value="1012.31942840902" calcext:value-type="float">
            <text:p>1012.319428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7.72693304806" calcext:value-type="float">
            <text:p>1027.7269330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.91279941228" calcext:value-type="float">
            <text:p>1036.9127994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6.15835644621" calcext:value-type="float">
            <text:p>1076.1583564462</text:p>
          </table:table-cell>
          <table:table-cell office:value-type="float" office:value="0" calcext:value-type="float">
            <text:p>0</text:p>
          </table:table-cell>
          <table:table-cell office:value-type="float" office:value="1026.74494993667" calcext:value-type="float">
            <text:p>1026.7449499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9.8860655576" calcext:value-type="float">
            <text:p>1019.8860655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6.54434508267" calcext:value-type="float">
            <text:p>1056.5443450827</text:p>
          </table:table-cell>
          <table:table-cell office:value-type="float" office:value="0" calcext:value-type="float">
            <text:p>0</text:p>
          </table:table-cell>
          <table:table-cell office:value-type="float" office:value="1014.17420436327" calcext:value-type="float">
            <text:p>1014.1742043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8.30941835203" calcext:value-type="float">
            <text:p>1028.309418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.13157816962" calcext:value-type="float">
            <text:p>1037.131578169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57.12177387447" calcext:value-type="float">
            <text:p>1057.121773874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.6679046149" calcext:value-type="float">
            <text:p>1020.667904614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52.58990861916" calcext:value-type="float">
            <text:p>1052.589908619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048.86587152975" calcext:value-type="float">
            <text:p>1048.865871529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044.94559537521" calcext:value-type="float">
            <text:p>1044.945595375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041.7698609661" calcext:value-type="float">
            <text:p>1041.769860966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039.14985726162" calcext:value-type="float">
            <text:p>1039.149857261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040.22152894853" calcext:value-type="float">
            <text:p>1040.221528948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9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float" office:value="349.841831050264" calcext:value-type="float">
            <text:p>349.8418310503</text:p>
          </table:table-cell>
          <table:table-cell office:value-type="float" office:value="338.163384044379" calcext:value-type="float">
            <text:p>338.1633840444</text:p>
          </table:table-cell>
          <table:table-cell office:value-type="float" office:value="339.944664162087" calcext:value-type="float">
            <text:p>339.9446641621</text:p>
          </table:table-cell>
          <table:table-cell office:value-type="float" office:value="343.460504105722" calcext:value-type="float">
            <text:p>343.4605041057</text:p>
          </table:table-cell>
          <table:table-cell office:value-type="float" office:value="335.581098248545" calcext:value-type="float">
            <text:p>335.5810982485</text:p>
          </table:table-cell>
          <table:table-cell office:value-type="float" office:value="349.249214487734" calcext:value-type="float">
            <text:p>349.2492144877</text:p>
          </table:table-cell>
          <table:table-cell office:value-type="float" office:value="339.647586090563" calcext:value-type="float">
            <text:p>339.6475860906</text:p>
          </table:table-cell>
          <table:table-cell office:value-type="float" office:value="356.879840780941" calcext:value-type="float">
            <text:p>356.8798407809</text:p>
          </table:table-cell>
          <table:table-cell office:value-type="float" office:value="341.576907674361" calcext:value-type="float">
            <text:p>341.5769076744</text:p>
          </table:table-cell>
          <table:table-cell office:value-type="float" office:value="353.112312760622" calcext:value-type="float">
            <text:p>353.1123127606</text:p>
          </table:table-cell>
          <table:table-cell office:value-type="float" office:value="339.142203461893" calcext:value-type="float">
            <text:p>339.1422034619</text:p>
          </table:table-cell>
          <table:table-cell office:value-type="float" office:value="350.985525321869" calcext:value-type="float">
            <text:p>350.9855253219</text:p>
          </table:table-cell>
          <table:table-cell office:value-type="float" office:value="341.802446223269" calcext:value-type="float">
            <text:p>341.8024462233</text:p>
          </table:table-cell>
          <table:table-cell office:value-type="float" office:value="343.886651919525" calcext:value-type="float">
            <text:p>343.8866519195</text:p>
          </table:table-cell>
          <table:table-cell office:value-type="float" office:value="340.774926614594" calcext:value-type="float">
            <text:p>340.7749266146</text:p>
          </table:table-cell>
          <table:table-cell office:value-type="float" office:value="342.250870087848" calcext:value-type="float">
            <text:p>342.2508700878</text:p>
          </table:table-cell>
          <table:table-cell office:value-type="float" office:value="343.124111117728" calcext:value-type="float">
            <text:p>343.1241111177</text:p>
          </table:table-cell>
          <table:table-cell office:value-type="float" office:value="340.835886398804" calcext:value-type="float">
            <text:p>340.8358863988</text:p>
          </table:table-cell>
          <table:table-cell office:value-type="float" office:value="349.128667762908" calcext:value-type="float">
            <text:p>349.1286677629</text:p>
          </table:table-cell>
          <table:table-cell office:value-type="float" office:value="344.677440049878" calcext:value-type="float">
            <text:p>344.6774400499</text:p>
          </table:table-cell>
        </table:table-row>
        <table:table-row table:style-name="ro1">
          <table:table-cell office:value-type="float" office:value="355.179565918516" calcext:value-type="float">
            <text:p>355.1795659185</text:p>
          </table:table-cell>
          <table:table-cell office:value-type="float" office:value="354.574611060204" calcext:value-type="float">
            <text:p>354.5746110602</text:p>
          </table:table-cell>
          <table:table-cell office:value-type="float" office:value="342.130577353713" calcext:value-type="float">
            <text:p>342.1305773537</text:p>
          </table:table-cell>
          <table:table-cell office:value-type="float" office:value="363.428024855096" calcext:value-type="float">
            <text:p>363.4280248551</text:p>
          </table:table-cell>
          <table:table-cell office:value-type="float" office:value="347.826683786218" calcext:value-type="float">
            <text:p>347.8266837862</text:p>
          </table:table-cell>
          <table:table-cell office:value-type="float" office:value="351.016738975479" calcext:value-type="float">
            <text:p>351.0167389755</text:p>
          </table:table-cell>
          <table:table-cell office:value-type="float" office:value="341.35941545588" calcext:value-type="float">
            <text:p>341.3594154559</text:p>
          </table:table-cell>
          <table:table-cell office:value-type="float" office:value="341.330882980984" calcext:value-type="float">
            <text:p>341.330882981</text:p>
          </table:table-cell>
          <table:table-cell office:value-type="float" office:value="358.96746132512" calcext:value-type="float">
            <text:p>358.9674613251</text:p>
          </table:table-cell>
          <table:table-cell office:value-type="float" office:value="359.849576586377" calcext:value-type="float">
            <text:p>359.8495765864</text:p>
          </table:table-cell>
          <table:table-cell office:value-type="float" office:value="339.843202667826" calcext:value-type="float">
            <text:p>339.8432026678</text:p>
          </table:table-cell>
          <table:table-cell office:value-type="float" office:value="368.580722193898" calcext:value-type="float">
            <text:p>368.5807221939</text:p>
          </table:table-cell>
          <table:table-cell office:value-type="float" office:value="350.161563722619" calcext:value-type="float">
            <text:p>350.1615637226</text:p>
          </table:table-cell>
          <table:table-cell office:value-type="float" office:value="355.842445490322" calcext:value-type="float">
            <text:p>355.8424454903</text:p>
          </table:table-cell>
          <table:table-cell office:value-type="float" office:value="342.986412164668" calcext:value-type="float">
            <text:p>342.9864121647</text:p>
          </table:table-cell>
          <table:table-cell office:value-type="float" office:value="346.006668453318" calcext:value-type="float">
            <text:p>346.0066684533</text:p>
          </table:table-cell>
          <table:table-cell office:value-type="float" office:value="351.575647038208" calcext:value-type="float">
            <text:p>351.5756470382</text:p>
          </table:table-cell>
          <table:table-cell office:value-type="float" office:value="341.848423381778" calcext:value-type="float">
            <text:p>341.8484233818</text:p>
          </table:table-cell>
          <table:table-cell office:value-type="float" office:value="351.747038827104" calcext:value-type="float">
            <text:p>351.7470388271</text:p>
          </table:table-cell>
          <table:table-cell office:value-type="float" office:value="346.131413185446" calcext:value-type="float">
            <text:p>346.1314131854</text:p>
          </table:table-cell>
        </table:table-row>
        <table:table-row table:style-name="ro1">
          <table:table-cell office:value-type="float" office:value="367.855343681043" calcext:value-type="float">
            <text:p>367.855343681</text:p>
          </table:table-cell>
          <table:table-cell office:value-type="float" office:value="362.656534828552" calcext:value-type="float">
            <text:p>362.6565348286</text:p>
          </table:table-cell>
          <table:table-cell office:value-type="float" office:value="354.340309027723" calcext:value-type="float">
            <text:p>354.3403090277</text:p>
          </table:table-cell>
          <table:table-cell office:value-type="float" office:value="349.48617671842" calcext:value-type="float">
            <text:p>349.4861767184</text:p>
          </table:table-cell>
          <table:table-cell office:value-type="float" office:value="364.148343822113" calcext:value-type="float">
            <text:p>364.1483438221</text:p>
          </table:table-cell>
          <table:table-cell office:value-type="float" office:value="360.685299570471" calcext:value-type="float">
            <text:p>360.6852995705</text:p>
          </table:table-cell>
          <table:table-cell office:value-type="float" office:value="351.823166383087" calcext:value-type="float">
            <text:p>351.8231663831</text:p>
          </table:table-cell>
          <table:table-cell office:value-type="float" office:value="361.644785090774" calcext:value-type="float">
            <text:p>361.6447850908</text:p>
          </table:table-cell>
          <table:table-cell office:value-type="float" office:value="357.856398938418" calcext:value-type="float">
            <text:p>357.8563989384</text:p>
          </table:table-cell>
          <table:table-cell office:value-type="float" office:value="366.894342142816" calcext:value-type="float">
            <text:p>366.8943421428</text:p>
          </table:table-cell>
          <table:table-cell office:value-type="float" office:value="353.345969947219" calcext:value-type="float">
            <text:p>353.3459699472</text:p>
          </table:table-cell>
          <table:table-cell office:value-type="float" office:value="375.444752019738" calcext:value-type="float">
            <text:p>375.4447520197</text:p>
          </table:table-cell>
          <table:table-cell office:value-type="float" office:value="349.650484854671" calcext:value-type="float">
            <text:p>349.6504848547</text:p>
          </table:table-cell>
          <table:table-cell office:value-type="float" office:value="369.244108239733" calcext:value-type="float">
            <text:p>369.2441082397</text:p>
          </table:table-cell>
          <table:table-cell office:value-type="float" office:value="346.057661983169" calcext:value-type="float">
            <text:p>346.0576619832</text:p>
          </table:table-cell>
          <table:table-cell office:value-type="float" office:value="355.335202696321" calcext:value-type="float">
            <text:p>355.3352026963</text:p>
          </table:table-cell>
          <table:table-cell office:value-type="float" office:value="351.56535923769" calcext:value-type="float">
            <text:p>351.5653592377</text:p>
          </table:table-cell>
          <table:table-cell office:value-type="float" office:value="354.812431315361" calcext:value-type="float">
            <text:p>354.8124313154</text:p>
          </table:table-cell>
          <table:table-cell office:value-type="float" office:value="353.389241428481" calcext:value-type="float">
            <text:p>353.3892414285</text:p>
          </table:table-cell>
          <table:table-cell office:value-type="float" office:value="358.064018890802" calcext:value-type="float">
            <text:p>358.0640188908</text:p>
          </table:table-cell>
        </table:table-row>
        <table:table-row table:style-name="ro1">
          <table:table-cell office:value-type="float" office:value="370.085511999913" calcext:value-type="float">
            <text:p>370.0855119999</text:p>
          </table:table-cell>
          <table:table-cell office:value-type="float" office:value="367.562442786932" calcext:value-type="float">
            <text:p>367.5624427869</text:p>
          </table:table-cell>
          <table:table-cell office:value-type="float" office:value="359.388815053814" calcext:value-type="float">
            <text:p>359.3888150538</text:p>
          </table:table-cell>
          <table:table-cell office:value-type="float" office:value="366.816858339518" calcext:value-type="float">
            <text:p>366.8168583395</text:p>
          </table:table-cell>
          <table:table-cell office:value-type="float" office:value="365.303299604611" calcext:value-type="float">
            <text:p>365.3032996046</text:p>
          </table:table-cell>
          <table:table-cell office:value-type="float" office:value="360.128749443334" calcext:value-type="float">
            <text:p>360.1287494433</text:p>
          </table:table-cell>
          <table:table-cell office:value-type="float" office:value="363.250009488575" calcext:value-type="float">
            <text:p>363.2500094886</text:p>
          </table:table-cell>
          <table:table-cell office:value-type="float" office:value="362.803548662266" calcext:value-type="float">
            <text:p>362.8035486623</text:p>
          </table:table-cell>
          <table:table-cell office:value-type="float" office:value="358.910720613342" calcext:value-type="float">
            <text:p>358.9107206133</text:p>
          </table:table-cell>
          <table:table-cell office:value-type="float" office:value="368.4164926673" calcext:value-type="float">
            <text:p>368.4164926673</text:p>
          </table:table-cell>
          <table:table-cell office:value-type="float" office:value="356.917343790187" calcext:value-type="float">
            <text:p>356.9173437902</text:p>
          </table:table-cell>
          <table:table-cell office:value-type="float" office:value="375.642604454143" calcext:value-type="float">
            <text:p>375.6426044541</text:p>
          </table:table-cell>
          <table:table-cell office:value-type="float" office:value="349.46570964231" calcext:value-type="float">
            <text:p>349.4657096423</text:p>
          </table:table-cell>
          <table:table-cell office:value-type="float" office:value="369.265933378557" calcext:value-type="float">
            <text:p>369.2659333786</text:p>
          </table:table-cell>
          <table:table-cell office:value-type="float" office:value="347.172176850755" calcext:value-type="float">
            <text:p>347.1721768508</text:p>
          </table:table-cell>
          <table:table-cell office:value-type="float" office:value="357.032159284875" calcext:value-type="float">
            <text:p>357.0321592849</text:p>
          </table:table-cell>
          <table:table-cell office:value-type="float" office:value="351.564514677146" calcext:value-type="float">
            <text:p>351.5645146771</text:p>
          </table:table-cell>
          <table:table-cell office:value-type="float" office:value="354.983621158026" calcext:value-type="float">
            <text:p>354.983621158</text:p>
          </table:table-cell>
          <table:table-cell office:value-type="float" office:value="371.272236925294" calcext:value-type="float">
            <text:p>371.2722369253</text:p>
          </table:table-cell>
          <table:table-cell office:value-type="float" office:value="356.047481264871" calcext:value-type="float">
            <text:p>356.0474812649</text:p>
          </table:table-cell>
        </table:table-row>
        <table:table-row table:style-name="ro1">
          <table:table-cell office:value-type="float" office:value="370.634371763482" calcext:value-type="float">
            <text:p>370.6343717635</text:p>
          </table:table-cell>
          <table:table-cell office:value-type="float" office:value="367.642220010832" calcext:value-type="float">
            <text:p>367.6422200108</text:p>
          </table:table-cell>
          <table:table-cell office:value-type="float" office:value="361.457512091037" calcext:value-type="float">
            <text:p>361.457512091</text:p>
          </table:table-cell>
          <table:table-cell office:value-type="float" office:value="371.732850570393" calcext:value-type="float">
            <text:p>371.7328505704</text:p>
          </table:table-cell>
          <table:table-cell office:value-type="float" office:value="375.236148521154" calcext:value-type="float">
            <text:p>375.2361485212</text:p>
          </table:table-cell>
          <table:table-cell office:value-type="float" office:value="368.704064909382" calcext:value-type="float">
            <text:p>368.7040649094</text:p>
          </table:table-cell>
          <table:table-cell office:value-type="float" office:value="360.273994202145" calcext:value-type="float">
            <text:p>360.2739942021</text:p>
          </table:table-cell>
          <table:table-cell office:value-type="float" office:value="362.737985519732" calcext:value-type="float">
            <text:p>362.7379855197</text:p>
          </table:table-cell>
          <table:table-cell office:value-type="float" office:value="366.069762655622" calcext:value-type="float">
            <text:p>366.0697626556</text:p>
          </table:table-cell>
          <table:table-cell office:value-type="float" office:value="376.603468693869" calcext:value-type="float">
            <text:p>376.6034686939</text:p>
          </table:table-cell>
          <table:table-cell office:value-type="float" office:value="359.180555639452" calcext:value-type="float">
            <text:p>359.1805556395</text:p>
          </table:table-cell>
          <table:table-cell office:value-type="float" office:value="376.104121733773" calcext:value-type="float">
            <text:p>376.1041217338</text:p>
          </table:table-cell>
          <table:table-cell office:value-type="float" office:value="362.776045749435" calcext:value-type="float">
            <text:p>362.7760457494</text:p>
          </table:table-cell>
          <table:table-cell office:value-type="float" office:value="380.86354229911" calcext:value-type="float">
            <text:p>380.8635422991</text:p>
          </table:table-cell>
          <table:table-cell office:value-type="float" office:value="356.722733231151" calcext:value-type="float">
            <text:p>356.7227332312</text:p>
          </table:table-cell>
          <table:table-cell office:value-type="float" office:value="358.330958470449" calcext:value-type="float">
            <text:p>358.3309584704</text:p>
          </table:table-cell>
          <table:table-cell office:value-type="float" office:value="355.677870866279" calcext:value-type="float">
            <text:p>355.6778708663</text:p>
          </table:table-cell>
          <table:table-cell office:value-type="float" office:value="359.404931989474" calcext:value-type="float">
            <text:p>359.4049319895</text:p>
          </table:table-cell>
          <table:table-cell office:value-type="float" office:value="373.759571384554" calcext:value-type="float">
            <text:p>373.7595713846</text:p>
          </table:table-cell>
          <table:table-cell office:value-type="float" office:value="361.675597117362" calcext:value-type="float">
            <text:p>361.6755971174</text:p>
          </table:table-cell>
        </table:table-row>
        <table:table-row table:style-name="ro1">
          <table:table-cell office:value-type="float" office:value="369.797863073305" calcext:value-type="float">
            <text:p>369.7978630733</text:p>
          </table:table-cell>
          <table:table-cell office:value-type="float" office:value="365.761280133985" calcext:value-type="float">
            <text:p>365.761280134</text:p>
          </table:table-cell>
          <table:table-cell office:value-type="float" office:value="349.988249551807" calcext:value-type="float">
            <text:p>349.9882495518</text:p>
          </table:table-cell>
          <table:table-cell office:value-type="float" office:value="372.644021833042" calcext:value-type="float">
            <text:p>372.644021833</text:p>
          </table:table-cell>
          <table:table-cell office:value-type="float" office:value="370.174907267356" calcext:value-type="float">
            <text:p>370.1749072674</text:p>
          </table:table-cell>
          <table:table-cell office:value-type="float" office:value="367.7644083133" calcext:value-type="float">
            <text:p>367.7644083133</text:p>
          </table:table-cell>
          <table:table-cell office:value-type="float" office:value="358.955514079051" calcext:value-type="float">
            <text:p>358.9555140791</text:p>
          </table:table-cell>
          <table:table-cell office:value-type="float" office:value="369.620544314254" calcext:value-type="float">
            <text:p>369.6205443143</text:p>
          </table:table-cell>
          <table:table-cell office:value-type="float" office:value="367.692229931832" calcext:value-type="float">
            <text:p>367.6922299318</text:p>
          </table:table-cell>
          <table:table-cell office:value-type="float" office:value="382.489779915786" calcext:value-type="float">
            <text:p>382.4897799158</text:p>
          </table:table-cell>
          <table:table-cell office:value-type="float" office:value="359.379383997819" calcext:value-type="float">
            <text:p>359.3793839978</text:p>
          </table:table-cell>
          <table:table-cell office:value-type="float" office:value="378.759895025424" calcext:value-type="float">
            <text:p>378.7598950254</text:p>
          </table:table-cell>
          <table:table-cell office:value-type="float" office:value="363.561026839952" calcext:value-type="float">
            <text:p>363.56102684</text:p>
          </table:table-cell>
          <table:table-cell office:value-type="float" office:value="378.848444765746" calcext:value-type="float">
            <text:p>378.8484447657</text:p>
          </table:table-cell>
          <table:table-cell office:value-type="float" office:value="363.16790620575" calcext:value-type="float">
            <text:p>363.1679062058</text:p>
          </table:table-cell>
          <table:table-cell office:value-type="float" office:value="357.802794069786" calcext:value-type="float">
            <text:p>357.8027940698</text:p>
          </table:table-cell>
          <table:table-cell office:value-type="float" office:value="357.601390915676" calcext:value-type="float">
            <text:p>357.6013909157</text:p>
          </table:table-cell>
          <table:table-cell office:value-type="float" office:value="365.767116975081" calcext:value-type="float">
            <text:p>365.7671169751</text:p>
          </table:table-cell>
          <table:table-cell office:value-type="float" office:value="376.932271809524" calcext:value-type="float">
            <text:p>376.9322718095</text:p>
          </table:table-cell>
          <table:table-cell office:value-type="float" office:value="371.203124082831" calcext:value-type="float">
            <text:p>371.2031240828</text:p>
          </table:table-cell>
        </table:table-row>
        <table:table-row table:style-name="ro1">
          <table:table-cell office:value-type="float" office:value="370.059766452266" calcext:value-type="float">
            <text:p>370.0597664523</text:p>
          </table:table-cell>
          <table:table-cell office:value-type="float" office:value="375.465852723154" calcext:value-type="float">
            <text:p>375.4658527232</text:p>
          </table:table-cell>
          <table:table-cell office:value-type="float" office:value="345.045829478024" calcext:value-type="float">
            <text:p>345.045829478</text:p>
          </table:table-cell>
          <table:table-cell office:value-type="float" office:value="376.11577113171" calcext:value-type="float">
            <text:p>376.1157711317</text:p>
          </table:table-cell>
          <table:table-cell office:value-type="float" office:value="363.55094943589" calcext:value-type="float">
            <text:p>363.5509494359</text:p>
          </table:table-cell>
          <table:table-cell office:value-type="float" office:value="367.701159874026" calcext:value-type="float">
            <text:p>367.701159874</text:p>
          </table:table-cell>
          <table:table-cell office:value-type="float" office:value="349.000641856749" calcext:value-type="float">
            <text:p>349.0006418567</text:p>
          </table:table-cell>
          <table:table-cell office:value-type="float" office:value="373.074725898327" calcext:value-type="float">
            <text:p>373.0747258983</text:p>
          </table:table-cell>
          <table:table-cell office:value-type="float" office:value="367.204257536828" calcext:value-type="float">
            <text:p>367.2042575368</text:p>
          </table:table-cell>
          <table:table-cell office:value-type="float" office:value="384.629348970425" calcext:value-type="float">
            <text:p>384.6293489704</text:p>
          </table:table-cell>
          <table:table-cell office:value-type="float" office:value="363.156808734181" calcext:value-type="float">
            <text:p>363.1568087342</text:p>
          </table:table-cell>
          <table:table-cell office:value-type="float" office:value="395.294196782306" calcext:value-type="float">
            <text:p>395.2941967823</text:p>
          </table:table-cell>
          <table:table-cell office:value-type="float" office:value="363.824306868343" calcext:value-type="float">
            <text:p>363.8243068683</text:p>
          </table:table-cell>
          <table:table-cell office:value-type="float" office:value="379.76153571995" calcext:value-type="float">
            <text:p>379.76153572</text:p>
          </table:table-cell>
          <table:table-cell office:value-type="float" office:value="365.077387442531" calcext:value-type="float">
            <text:p>365.0773874425</text:p>
          </table:table-cell>
          <table:table-cell office:value-type="float" office:value="357.343152273499" calcext:value-type="float">
            <text:p>357.3431522735</text:p>
          </table:table-cell>
          <table:table-cell office:value-type="float" office:value="366.170631106627" calcext:value-type="float">
            <text:p>366.1706311066</text:p>
          </table:table-cell>
          <table:table-cell office:value-type="float" office:value="372.058383115631" calcext:value-type="float">
            <text:p>372.0583831156</text:p>
          </table:table-cell>
          <table:table-cell office:value-type="float" office:value="376.462045780628" calcext:value-type="float">
            <text:p>376.4620457806</text:p>
          </table:table-cell>
          <table:table-cell office:value-type="float" office:value="378.346504259913" calcext:value-type="float">
            <text:p>378.3465042599</text:p>
          </table:table-cell>
        </table:table-row>
        <table:table-row table:style-name="ro1">
          <table:table-cell office:value-type="float" office:value="373.710816576366" calcext:value-type="float">
            <text:p>373.7108165764</text:p>
          </table:table-cell>
          <table:table-cell office:value-type="float" office:value="375.939863572656" calcext:value-type="float">
            <text:p>375.9398635727</text:p>
          </table:table-cell>
          <table:table-cell office:value-type="float" office:value="349.256418867728" calcext:value-type="float">
            <text:p>349.2564188677</text:p>
          </table:table-cell>
          <table:table-cell office:value-type="float" office:value="375.113289871393" calcext:value-type="float">
            <text:p>375.1132898714</text:p>
          </table:table-cell>
          <table:table-cell office:value-type="float" office:value="361.812014877972" calcext:value-type="float">
            <text:p>361.812014878</text:p>
          </table:table-cell>
          <table:table-cell office:value-type="float" office:value="367.635540976255" calcext:value-type="float">
            <text:p>367.6355409763</text:p>
          </table:table-cell>
          <table:table-cell office:value-type="float" office:value="364.703028070069" calcext:value-type="float">
            <text:p>364.7030280701</text:p>
          </table:table-cell>
          <table:table-cell office:value-type="float" office:value="374.312034085349" calcext:value-type="float">
            <text:p>374.3120340853</text:p>
          </table:table-cell>
          <table:table-cell office:value-type="float" office:value="369.125237874474" calcext:value-type="float">
            <text:p>369.1252378745</text:p>
          </table:table-cell>
          <table:table-cell office:value-type="float" office:value="384.873919487017" calcext:value-type="float">
            <text:p>384.873919487</text:p>
          </table:table-cell>
          <table:table-cell office:value-type="float" office:value="362.484380472585" calcext:value-type="float">
            <text:p>362.4843804726</text:p>
          </table:table-cell>
          <table:table-cell office:value-type="float" office:value="393.61886274547" calcext:value-type="float">
            <text:p>393.6188627455</text:p>
          </table:table-cell>
          <table:table-cell office:value-type="float" office:value="372.101865702523" calcext:value-type="float">
            <text:p>372.1018657025</text:p>
          </table:table-cell>
          <table:table-cell office:value-type="float" office:value="379.95132351719" calcext:value-type="float">
            <text:p>379.9513235172</text:p>
          </table:table-cell>
          <table:table-cell office:value-type="float" office:value="366.23796800315" calcext:value-type="float">
            <text:p>366.2379680032</text:p>
          </table:table-cell>
          <table:table-cell office:value-type="float" office:value="358.725123791716" calcext:value-type="float">
            <text:p>358.7251237917</text:p>
          </table:table-cell>
          <table:table-cell office:value-type="float" office:value="373.966663568379" calcext:value-type="float">
            <text:p>373.9666635684</text:p>
          </table:table-cell>
          <table:table-cell office:value-type="float" office:value="372.756840212519" calcext:value-type="float">
            <text:p>372.7568402125</text:p>
          </table:table-cell>
          <table:table-cell office:value-type="float" office:value="379.553410794692" calcext:value-type="float">
            <text:p>379.5534107947</text:p>
          </table:table-cell>
          <table:table-cell office:value-type="float" office:value="382.665824875131" calcext:value-type="float">
            <text:p>382.6658248751</text:p>
          </table:table-cell>
        </table:table-row>
        <table:table-row table:style-name="ro1">
          <table:table-cell office:value-type="float" office:value="372.766729879171" calcext:value-type="float">
            <text:p>372.7667298792</text:p>
          </table:table-cell>
          <table:table-cell office:value-type="float" office:value="381.083491211229" calcext:value-type="float">
            <text:p>381.0834912112</text:p>
          </table:table-cell>
          <table:table-cell office:value-type="float" office:value="357.780109749678" calcext:value-type="float">
            <text:p>357.7801097497</text:p>
          </table:table-cell>
          <table:table-cell office:value-type="float" office:value="373.137595054467" calcext:value-type="float">
            <text:p>373.1375950545</text:p>
          </table:table-cell>
          <table:table-cell office:value-type="float" office:value="361.941840868117" calcext:value-type="float">
            <text:p>361.9418408681</text:p>
          </table:table-cell>
          <table:table-cell office:value-type="float" office:value="374.278830851908" calcext:value-type="float">
            <text:p>374.2788308519</text:p>
          </table:table-cell>
          <table:table-cell office:value-type="float" office:value="365.111020129173" calcext:value-type="float">
            <text:p>365.1110201292</text:p>
          </table:table-cell>
          <table:table-cell office:value-type="float" office:value="375.69473093779" calcext:value-type="float">
            <text:p>375.6947309378</text:p>
          </table:table-cell>
          <table:table-cell office:value-type="float" office:value="369.057600053675" calcext:value-type="float">
            <text:p>369.0576000537</text:p>
          </table:table-cell>
          <table:table-cell office:value-type="float" office:value="384.69255229991" calcext:value-type="float">
            <text:p>384.6925522999</text:p>
          </table:table-cell>
          <table:table-cell office:value-type="float" office:value="363.377592349627" calcext:value-type="float">
            <text:p>363.3775923496</text:p>
          </table:table-cell>
          <table:table-cell office:value-type="float" office:value="394.267827898736" calcext:value-type="float">
            <text:p>394.2678278987</text:p>
          </table:table-cell>
          <table:table-cell office:value-type="float" office:value="371.452033158246" calcext:value-type="float">
            <text:p>371.4520331582</text:p>
          </table:table-cell>
          <table:table-cell office:value-type="float" office:value="379.123090585587" calcext:value-type="float">
            <text:p>379.1230905856</text:p>
          </table:table-cell>
          <table:table-cell office:value-type="float" office:value="361.570734906657" calcext:value-type="float">
            <text:p>361.5707349067</text:p>
          </table:table-cell>
          <table:table-cell office:value-type="float" office:value="360.967908332708" calcext:value-type="float">
            <text:p>360.9679083327</text:p>
          </table:table-cell>
          <table:table-cell office:value-type="float" office:value="374.299957777192" calcext:value-type="float">
            <text:p>374.2999577772</text:p>
          </table:table-cell>
          <table:table-cell office:value-type="float" office:value="377.461238447056" calcext:value-type="float">
            <text:p>377.4612384471</text:p>
          </table:table-cell>
          <table:table-cell office:value-type="float" office:value="383.128636535464" calcext:value-type="float">
            <text:p>383.1286365355</text:p>
          </table:table-cell>
          <table:table-cell office:value-type="float" office:value="382.783314271959" calcext:value-type="float">
            <text:p>382.783314272</text:p>
          </table:table-cell>
        </table:table-row>
        <table:table-row table:style-name="ro1">
          <table:table-cell office:value-type="float" office:value="374.335571593794" calcext:value-type="float">
            <text:p>374.3355715938</text:p>
          </table:table-cell>
          <table:table-cell office:value-type="float" office:value="381.412122564373" calcext:value-type="float">
            <text:p>381.4121225644</text:p>
          </table:table-cell>
          <table:table-cell office:value-type="float" office:value="357.993274585059" calcext:value-type="float">
            <text:p>357.9932745851</text:p>
          </table:table-cell>
          <table:table-cell office:value-type="float" office:value="373.401781701821" calcext:value-type="float">
            <text:p>373.4017817018</text:p>
          </table:table-cell>
          <table:table-cell office:value-type="float" office:value="374.773104667102" calcext:value-type="float">
            <text:p>374.7731046671</text:p>
          </table:table-cell>
          <table:table-cell office:value-type="float" office:value="373.599957407741" calcext:value-type="float">
            <text:p>373.5999574077</text:p>
          </table:table-cell>
          <table:table-cell office:value-type="float" office:value="374.005345910203" calcext:value-type="float">
            <text:p>374.0053459102</text:p>
          </table:table-cell>
          <table:table-cell office:value-type="float" office:value="377.032612902167" calcext:value-type="float">
            <text:p>377.0326129022</text:p>
          </table:table-cell>
          <table:table-cell office:value-type="float" office:value="370.273578710099" calcext:value-type="float">
            <text:p>370.2735787101</text:p>
          </table:table-cell>
          <table:table-cell office:value-type="float" office:value="384.61071867646" calcext:value-type="float">
            <text:p>384.6107186765</text:p>
          </table:table-cell>
          <table:table-cell office:value-type="float" office:value="362.746911943409" calcext:value-type="float">
            <text:p>362.7469119434</text:p>
          </table:table-cell>
          <table:table-cell office:value-type="float" office:value="405.308422962655" calcext:value-type="float">
            <text:p>405.3084229627</text:p>
          </table:table-cell>
          <table:table-cell office:value-type="float" office:value="371.580748340136" calcext:value-type="float">
            <text:p>371.5807483401</text:p>
          </table:table-cell>
          <table:table-cell office:value-type="float" office:value="379.032325276188" calcext:value-type="float">
            <text:p>379.0323252762</text:p>
          </table:table-cell>
          <table:table-cell office:value-type="float" office:value="355.425964413629" calcext:value-type="float">
            <text:p>355.4259644136</text:p>
          </table:table-cell>
          <table:table-cell office:value-type="float" office:value="364.209938945219" calcext:value-type="float">
            <text:p>364.2099389452</text:p>
          </table:table-cell>
          <table:table-cell office:value-type="float" office:value="378.804177509376" calcext:value-type="float">
            <text:p>378.8041775094</text:p>
          </table:table-cell>
          <table:table-cell office:value-type="float" office:value="392.263797542146" calcext:value-type="float">
            <text:p>392.2637975421</text:p>
          </table:table-cell>
          <table:table-cell office:value-type="float" office:value="383.338367174655" calcext:value-type="float">
            <text:p>383.3383671747</text:p>
          </table:table-cell>
          <table:table-cell office:value-type="float" office:value="386.366962346383" calcext:value-type="float">
            <text:p>386.3669623464</text:p>
          </table:table-cell>
        </table:table-row>
        <table:table-row table:style-name="ro1">
          <table:table-cell office:value-type="float" office:value="374.703029520087" calcext:value-type="float">
            <text:p>374.7030295201</text:p>
          </table:table-cell>
          <table:table-cell office:value-type="float" office:value="387.015228539732" calcext:value-type="float">
            <text:p>387.0152285397</text:p>
          </table:table-cell>
          <table:table-cell office:value-type="float" office:value="357.421922599833" calcext:value-type="float">
            <text:p>357.4219225998</text:p>
          </table:table-cell>
          <table:table-cell office:value-type="float" office:value="373.884842640254" calcext:value-type="float">
            <text:p>373.8848426403</text:p>
          </table:table-cell>
          <table:table-cell office:value-type="float" office:value="378.172821076039" calcext:value-type="float">
            <text:p>378.172821076</text:p>
          </table:table-cell>
          <table:table-cell office:value-type="float" office:value="375.086932220104" calcext:value-type="float">
            <text:p>375.0869322201</text:p>
          </table:table-cell>
          <table:table-cell office:value-type="float" office:value="382.54122832157" calcext:value-type="float">
            <text:p>382.5412283216</text:p>
          </table:table-cell>
          <table:table-cell office:value-type="float" office:value="376.162552268177" calcext:value-type="float">
            <text:p>376.1625522682</text:p>
          </table:table-cell>
          <table:table-cell office:value-type="float" office:value="371.384445923469" calcext:value-type="float">
            <text:p>371.3844459235</text:p>
          </table:table-cell>
          <table:table-cell office:value-type="float" office:value="384.589998220192" calcext:value-type="float">
            <text:p>384.5899982202</text:p>
          </table:table-cell>
          <table:table-cell office:value-type="float" office:value="371.974596029783" calcext:value-type="float">
            <text:p>371.9745960298</text:p>
          </table:table-cell>
          <table:table-cell office:value-type="float" office:value="404.970674920898" calcext:value-type="float">
            <text:p>404.9706749209</text:p>
          </table:table-cell>
          <table:table-cell office:value-type="float" office:value="373.351839678865" calcext:value-type="float">
            <text:p>373.3518396789</text:p>
          </table:table-cell>
          <table:table-cell office:value-type="float" office:value="379.180698745664" calcext:value-type="float">
            <text:p>379.1806987457</text:p>
          </table:table-cell>
          <table:table-cell office:value-type="float" office:value="360.907522523642" calcext:value-type="float">
            <text:p>360.9075225236</text:p>
          </table:table-cell>
          <table:table-cell office:value-type="float" office:value="365.517856359417" calcext:value-type="float">
            <text:p>365.5178563594</text:p>
          </table:table-cell>
          <table:table-cell office:value-type="float" office:value="392.243057435234" calcext:value-type="float">
            <text:p>392.2430574352</text:p>
          </table:table-cell>
          <table:table-cell office:value-type="float" office:value="393.406373043349" calcext:value-type="float">
            <text:p>393.4063730433</text:p>
          </table:table-cell>
          <table:table-cell office:value-type="float" office:value="384.958767781778" calcext:value-type="float">
            <text:p>384.9587677818</text:p>
          </table:table-cell>
          <table:table-cell office:value-type="float" office:value="387.434915582105" calcext:value-type="float">
            <text:p>387.4349155821</text:p>
          </table:table-cell>
        </table:table-row>
        <table:table-row table:style-name="ro1">
          <table:table-cell office:value-type="float" office:value="374.893668579718" calcext:value-type="float">
            <text:p>374.8936685797</text:p>
          </table:table-cell>
          <table:table-cell office:value-type="float" office:value="390.24793223155" calcext:value-type="float">
            <text:p>390.2479322316</text:p>
          </table:table-cell>
          <table:table-cell office:value-type="float" office:value="363.58503911167" calcext:value-type="float">
            <text:p>363.5850391117</text:p>
          </table:table-cell>
          <table:table-cell office:value-type="float" office:value="376.645672216933" calcext:value-type="float">
            <text:p>376.6456722169</text:p>
          </table:table-cell>
          <table:table-cell office:value-type="float" office:value="386.602193972254" calcext:value-type="float">
            <text:p>386.6021939723</text:p>
          </table:table-cell>
          <table:table-cell office:value-type="float" office:value="375.338018618664" calcext:value-type="float">
            <text:p>375.3380186187</text:p>
          </table:table-cell>
          <table:table-cell office:value-type="float" office:value="383.515855873784" calcext:value-type="float">
            <text:p>383.5158558738</text:p>
          </table:table-cell>
          <table:table-cell office:value-type="float" office:value="375.761019931345" calcext:value-type="float">
            <text:p>375.7610199313</text:p>
          </table:table-cell>
          <table:table-cell office:value-type="float" office:value="371.738492315289" calcext:value-type="float">
            <text:p>371.7384923153</text:p>
          </table:table-cell>
          <table:table-cell office:value-type="float" office:value="384.209710480233" calcext:value-type="float">
            <text:p>384.2097104802</text:p>
          </table:table-cell>
          <table:table-cell office:value-type="float" office:value="371.917780754431" calcext:value-type="float">
            <text:p>371.9177807544</text:p>
          </table:table-cell>
          <table:table-cell office:value-type="float" office:value="405.190719143338" calcext:value-type="float">
            <text:p>405.1907191433</text:p>
          </table:table-cell>
          <table:table-cell office:value-type="float" office:value="378.521166861025" calcext:value-type="float">
            <text:p>378.521166861</text:p>
          </table:table-cell>
          <table:table-cell office:value-type="float" office:value="377.560714335948" calcext:value-type="float">
            <text:p>377.5607143359</text:p>
          </table:table-cell>
          <table:table-cell office:value-type="float" office:value="361.220268507153" calcext:value-type="float">
            <text:p>361.2202685072</text:p>
          </table:table-cell>
          <table:table-cell office:value-type="float" office:value="366.412768797628" calcext:value-type="float">
            <text:p>366.4127687976</text:p>
          </table:table-cell>
          <table:table-cell office:value-type="float" office:value="0" calcext:value-type="float">
            <text:p>0</text:p>
          </table:table-cell>
          <table:table-cell office:value-type="float" office:value="395.840861703644" calcext:value-type="float">
            <text:p>395.8408617036</text:p>
          </table:table-cell>
          <table:table-cell office:value-type="float" office:value="389.13822886741" calcext:value-type="float">
            <text:p>389.1382288674</text:p>
          </table:table-cell>
          <table:table-cell office:value-type="float" office:value="389.571100122797" calcext:value-type="float">
            <text:p>389.5711001228</text:p>
          </table:table-cell>
        </table:table-row>
        <table:table-row table:style-name="ro1">
          <table:table-cell office:value-type="float" office:value="376.846077024348" calcext:value-type="float">
            <text:p>376.8460770243</text:p>
          </table:table-cell>
          <table:table-cell office:value-type="float" office:value="394.473458213217" calcext:value-type="float">
            <text:p>394.4734582132</text:p>
          </table:table-cell>
          <table:table-cell office:value-type="float" office:value="363.892203700827" calcext:value-type="float">
            <text:p>363.8922037008</text:p>
          </table:table-cell>
          <table:table-cell office:value-type="float" office:value="376.259108815372" calcext:value-type="float">
            <text:p>376.2591088154</text:p>
          </table:table-cell>
          <table:table-cell office:value-type="float" office:value="392.265362475941" calcext:value-type="float">
            <text:p>392.2653624759</text:p>
          </table:table-cell>
          <table:table-cell office:value-type="float" office:value="372.829818624697" calcext:value-type="float">
            <text:p>372.8298186247</text:p>
          </table:table-cell>
          <table:table-cell office:value-type="float" office:value="383.339475391053" calcext:value-type="float">
            <text:p>383.3394753911</text:p>
          </table:table-cell>
          <table:table-cell office:value-type="float" office:value="372.801637237313" calcext:value-type="float">
            <text:p>372.8016372373</text:p>
          </table:table-cell>
          <table:table-cell office:value-type="float" office:value="374.870311499056" calcext:value-type="float">
            <text:p>374.8703114991</text:p>
          </table:table-cell>
          <table:table-cell office:value-type="float" office:value="383.38606453897" calcext:value-type="float">
            <text:p>383.386064539</text:p>
          </table:table-cell>
          <table:table-cell office:value-type="float" office:value="363.788870731118" calcext:value-type="float">
            <text:p>363.7888707311</text:p>
          </table:table-cell>
          <table:table-cell office:value-type="float" office:value="405.95172722619" calcext:value-type="float">
            <text:p>405.9517272262</text:p>
          </table:table-cell>
          <table:table-cell office:value-type="float" office:value="0" calcext:value-type="float">
            <text:p>0</text:p>
          </table:table-cell>
          <table:table-cell office:value-type="float" office:value="377.734442744203" calcext:value-type="float">
            <text:p>377.7344427442</text:p>
          </table:table-cell>
          <table:table-cell office:value-type="float" office:value="362.955360322344" calcext:value-type="float">
            <text:p>362.9553603223</text:p>
          </table:table-cell>
          <table:table-cell office:value-type="float" office:value="367.078414267257" calcext:value-type="float">
            <text:p>367.0784142673</text:p>
          </table:table-cell>
          <table:table-cell office:value-type="float" office:value="0" calcext:value-type="float">
            <text:p>0</text:p>
          </table:table-cell>
          <table:table-cell office:value-type="float" office:value="401.158021724759" calcext:value-type="float">
            <text:p>401.1580217248</text:p>
          </table:table-cell>
          <table:table-cell office:value-type="float" office:value="388.073149326202" calcext:value-type="float">
            <text:p>388.0731493262</text:p>
          </table:table-cell>
          <table:table-cell office:value-type="float" office:value="398.895574705302" calcext:value-type="float">
            <text:p>398.8955747053</text:p>
          </table:table-cell>
        </table:table-row>
        <table:table-row table:style-name="ro1">
          <table:table-cell office:value-type="float" office:value="377.191015387939" calcext:value-type="float">
            <text:p>377.1910153879</text:p>
          </table:table-cell>
          <table:table-cell office:value-type="float" office:value="394.239004413213" calcext:value-type="float">
            <text:p>394.2390044132</text:p>
          </table:table-cell>
          <table:table-cell office:value-type="float" office:value="364.047268341756" calcext:value-type="float">
            <text:p>364.0472683418</text:p>
          </table:table-cell>
          <table:table-cell office:value-type="float" office:value="375.787680107004" calcext:value-type="float">
            <text:p>375.787680107</text:p>
          </table:table-cell>
          <table:table-cell office:value-type="float" office:value="393.219563605154" calcext:value-type="float">
            <text:p>393.2195636052</text:p>
          </table:table-cell>
          <table:table-cell office:value-type="float" office:value="373.29510730439" calcext:value-type="float">
            <text:p>373.2951073044</text:p>
          </table:table-cell>
          <table:table-cell office:value-type="float" office:value="385.434977790414" calcext:value-type="float">
            <text:p>385.4349777904</text:p>
          </table:table-cell>
          <table:table-cell office:value-type="float" office:value="384.72749286402" calcext:value-type="float">
            <text:p>384.727492864</text:p>
          </table:table-cell>
          <table:table-cell office:value-type="float" office:value="375.149671028124" calcext:value-type="float">
            <text:p>375.1496710281</text:p>
          </table:table-cell>
          <table:table-cell office:value-type="float" office:value="384.629966337349" calcext:value-type="float">
            <text:p>384.6299663373</text:p>
          </table:table-cell>
          <table:table-cell office:value-type="float" office:value="368.136799070189" calcext:value-type="float">
            <text:p>368.1367990702</text:p>
          </table:table-cell>
          <table:table-cell office:value-type="float" office:value="406.715023504058" calcext:value-type="float">
            <text:p>406.7150235041</text:p>
          </table:table-cell>
          <table:table-cell office:value-type="float" office:value="0" calcext:value-type="float">
            <text:p>0</text:p>
          </table:table-cell>
          <table:table-cell office:value-type="float" office:value="378.500430704113" calcext:value-type="float">
            <text:p>378.5004307041</text:p>
          </table:table-cell>
          <table:table-cell office:value-type="float" office:value="362.93340496187" calcext:value-type="float">
            <text:p>362.9334049619</text:p>
          </table:table-cell>
          <table:table-cell office:value-type="float" office:value="367.19021564454" calcext:value-type="float">
            <text:p>367.1902156445</text:p>
          </table:table-cell>
          <table:table-cell office:value-type="float" office:value="0" calcext:value-type="float">
            <text:p>0</text:p>
          </table:table-cell>
          <table:table-cell office:value-type="float" office:value="407.005866314155" calcext:value-type="float">
            <text:p>407.0058663142</text:p>
          </table:table-cell>
          <table:table-cell office:value-type="float" office:value="391.129202338866" calcext:value-type="float">
            <text:p>391.1292023389</text:p>
          </table:table-cell>
          <table:table-cell office:value-type="float" office:value="400.766319152982" calcext:value-type="float">
            <text:p>400.766319153</text:p>
          </table:table-cell>
        </table:table-row>
        <table:table-row table:style-name="ro1">
          <table:table-cell office:value-type="float" office:value="375.815402861199" calcext:value-type="float">
            <text:p>375.8154028612</text:p>
          </table:table-cell>
          <table:table-cell office:value-type="float" office:value="389.496588766583" calcext:value-type="float">
            <text:p>389.4965887666</text:p>
          </table:table-cell>
          <table:table-cell office:value-type="float" office:value="363.413980992073" calcext:value-type="float">
            <text:p>363.4139809921</text:p>
          </table:table-cell>
          <table:table-cell office:value-type="float" office:value="376.183098170962" calcext:value-type="float">
            <text:p>376.183098171</text:p>
          </table:table-cell>
          <table:table-cell office:value-type="float" office:value="398.767071769382" calcext:value-type="float">
            <text:p>398.7670717694</text:p>
          </table:table-cell>
          <table:table-cell office:value-type="float" office:value="372.174412364303" calcext:value-type="float">
            <text:p>372.1744123643</text:p>
          </table:table-cell>
          <table:table-cell office:value-type="float" office:value="385.179632627945" calcext:value-type="float">
            <text:p>385.1796326279</text:p>
          </table:table-cell>
          <table:table-cell office:value-type="float" office:value="383.425805535552" calcext:value-type="float">
            <text:p>383.4258055356</text:p>
          </table:table-cell>
          <table:table-cell office:value-type="float" office:value="375.149671028124" calcext:value-type="float">
            <text:p>375.1496710281</text:p>
          </table:table-cell>
          <table:table-cell office:value-type="float" office:value="383.134891909655" calcext:value-type="float">
            <text:p>383.1348919097</text:p>
          </table:table-cell>
          <table:table-cell office:value-type="float" office:value="368.552131613427" calcext:value-type="float">
            <text:p>368.5521316134</text:p>
          </table:table-cell>
          <table:table-cell office:value-type="float" office:value="406.697759818503" calcext:value-type="float">
            <text:p>406.6977598185</text:p>
          </table:table-cell>
          <table:table-cell office:value-type="float" office:value="0" calcext:value-type="float">
            <text:p>0</text:p>
          </table:table-cell>
          <table:table-cell office:value-type="float" office:value="378.631861832562" calcext:value-type="float">
            <text:p>378.6318618326</text:p>
          </table:table-cell>
          <table:table-cell office:value-type="float" office:value="359.589196786145" calcext:value-type="float">
            <text:p>359.5891967861</text:p>
          </table:table-cell>
          <table:table-cell office:value-type="float" office:value="368.160842710832" calcext:value-type="float">
            <text:p>368.1608427108</text:p>
          </table:table-cell>
          <table:table-cell office:value-type="float" office:value="0" calcext:value-type="float">
            <text:p>0</text:p>
          </table:table-cell>
          <table:table-cell office:value-type="float" office:value="408.916592537882" calcext:value-type="float">
            <text:p>408.9165925379</text:p>
          </table:table-cell>
          <table:table-cell office:value-type="float" office:value="392.566674015191" calcext:value-type="float">
            <text:p>392.5666740152</text:p>
          </table:table-cell>
          <table:table-cell office:value-type="float" office:value="397.602795173742" calcext:value-type="float">
            <text:p>397.6027951737</text:p>
          </table:table-cell>
        </table:table-row>
        <table:table-row table:style-name="ro1">
          <table:table-cell office:value-type="float" office:value="374.014993741832" calcext:value-type="float">
            <text:p>374.0149937418</text:p>
          </table:table-cell>
          <table:table-cell office:value-type="float" office:value="389.496588766583" calcext:value-type="float">
            <text:p>389.4965887666</text:p>
          </table:table-cell>
          <table:table-cell office:value-type="float" office:value="359.608022763786" calcext:value-type="float">
            <text:p>359.6080227638</text:p>
          </table:table-cell>
          <table:table-cell office:value-type="float" office:value="374.251899406384" calcext:value-type="float">
            <text:p>374.2518994064</text:p>
          </table:table-cell>
          <table:table-cell office:value-type="float" office:value="398.703923286495" calcext:value-type="float">
            <text:p>398.7039232865</text:p>
          </table:table-cell>
          <table:table-cell office:value-type="float" office:value="372.94318688448" calcext:value-type="float">
            <text:p>372.9431868845</text:p>
          </table:table-cell>
          <table:table-cell office:value-type="float" office:value="385.797418368841" calcext:value-type="float">
            <text:p>385.7974183688</text:p>
          </table:table-cell>
          <table:table-cell office:value-type="float" office:value="384.262024922648" calcext:value-type="float">
            <text:p>384.2620249226</text:p>
          </table:table-cell>
          <table:table-cell office:value-type="float" office:value="379.547455895218" calcext:value-type="float">
            <text:p>379.5474558952</text:p>
          </table:table-cell>
          <table:table-cell office:value-type="float" office:value="381.93650516931" calcext:value-type="float">
            <text:p>381.9365051693</text:p>
          </table:table-cell>
          <table:table-cell office:value-type="float" office:value="368.073778470588" calcext:value-type="float">
            <text:p>368.0737784706</text:p>
          </table:table-cell>
          <table:table-cell office:value-type="float" office:value="402.710936979539" calcext:value-type="float">
            <text:p>402.7109369795</text:p>
          </table:table-cell>
          <table:table-cell office:value-type="float" office:value="0" calcext:value-type="float">
            <text:p>0</text:p>
          </table:table-cell>
          <table:table-cell office:value-type="float" office:value="378.576587951713" calcext:value-type="float">
            <text:p>378.5765879517</text:p>
          </table:table-cell>
          <table:table-cell office:value-type="float" office:value="358.841731231613" calcext:value-type="float">
            <text:p>358.8417312316</text:p>
          </table:table-cell>
          <table:table-cell office:value-type="float" office:value="368.31638261396" calcext:value-type="float">
            <text:p>368.316382614</text:p>
          </table:table-cell>
          <table:table-cell office:value-type="float" office:value="0" calcext:value-type="float">
            <text:p>0</text:p>
          </table:table-cell>
          <table:table-cell office:value-type="float" office:value="409.390659825564" calcext:value-type="float">
            <text:p>409.3906598256</text:p>
          </table:table-cell>
          <table:table-cell office:value-type="float" office:value="393.544527899479" calcext:value-type="float">
            <text:p>393.5445278995</text:p>
          </table:table-cell>
          <table:table-cell office:value-type="float" office:value="402.461506204521" calcext:value-type="float">
            <text:p>402.4615062045</text:p>
          </table:table-cell>
        </table:table-row>
        <table:table-row table:style-name="ro1">
          <table:table-cell office:value-type="float" office:value="372.308537672907" calcext:value-type="float">
            <text:p>372.3085376729</text:p>
          </table:table-cell>
          <table:table-cell office:value-type="float" office:value="389.496588766583" calcext:value-type="float">
            <text:p>389.4965887666</text:p>
          </table:table-cell>
          <table:table-cell office:value-type="float" office:value="0" calcext:value-type="float">
            <text:p>0</text:p>
          </table:table-cell>
          <table:table-cell office:value-type="float" office:value="374.795911968939" calcext:value-type="float">
            <text:p>374.7959119689</text:p>
          </table:table-cell>
          <table:table-cell office:value-type="float" office:value="0" calcext:value-type="float">
            <text:p>0</text:p>
          </table:table-cell>
          <table:table-cell office:value-type="float" office:value="372.292568379521" calcext:value-type="float">
            <text:p>372.2925683795</text:p>
          </table:table-cell>
          <table:table-cell office:value-type="float" office:value="0" calcext:value-type="float">
            <text:p>0</text:p>
          </table:table-cell>
          <table:table-cell office:value-type="float" office:value="385.088327846439" calcext:value-type="float">
            <text:p>385.0883278464</text:p>
          </table:table-cell>
          <table:table-cell office:value-type="float" office:value="377.729766380943" calcext:value-type="float">
            <text:p>377.7297663809</text:p>
          </table:table-cell>
          <table:table-cell office:value-type="float" office:value="381.93650516931" calcext:value-type="float">
            <text:p>381.9365051693</text:p>
          </table:table-cell>
          <table:table-cell office:value-type="float" office:value="369.977012889986" calcext:value-type="float">
            <text:p>369.97701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.225329589754" calcext:value-type="float">
            <text:p>379.2253295898</text:p>
          </table:table-cell>
          <table:table-cell office:value-type="float" office:value="360.312507042435" calcext:value-type="float">
            <text:p>360.3125070424</text:p>
          </table:table-cell>
          <table:table-cell office:value-type="float" office:value="368.45537520904" calcext:value-type="float">
            <text:p>368.455375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.960765527726" calcext:value-type="float">
            <text:p>396.9607655277</text:p>
          </table:table-cell>
          <table:table-cell office:value-type="float" office:value="403.277348077746" calcext:value-type="float">
            <text:p>403.2773480777</text:p>
          </table:table-cell>
        </table:table-row>
        <table:table-row table:style-name="ro1">
          <table:table-cell office:value-type="float" office:value="377.307282626376" calcext:value-type="float">
            <text:p>377.3072826264</text:p>
          </table:table-cell>
          <table:table-cell office:value-type="float" office:value="398.910305816631" calcext:value-type="float">
            <text:p>398.9103058166</text:p>
          </table:table-cell>
          <table:table-cell office:value-type="float" office:value="0" calcext:value-type="float">
            <text:p>0</text:p>
          </table:table-cell>
          <table:table-cell office:value-type="float" office:value="375.011780870901" calcext:value-type="float">
            <text:p>375.0117808709</text:p>
          </table:table-cell>
          <table:table-cell office:value-type="float" office:value="0" calcext:value-type="float">
            <text:p>0</text:p>
          </table:table-cell>
          <table:table-cell office:value-type="float" office:value="364.4305937377" calcext:value-type="float">
            <text:p>364.4305937377</text:p>
          </table:table-cell>
          <table:table-cell office:value-type="float" office:value="0" calcext:value-type="float">
            <text:p>0</text:p>
          </table:table-cell>
          <table:table-cell office:value-type="float" office:value="384.212995794359" calcext:value-type="float">
            <text:p>384.2129957944</text:p>
          </table:table-cell>
          <table:table-cell office:value-type="float" office:value="392.128142058943" calcext:value-type="float">
            <text:p>392.1281420589</text:p>
          </table:table-cell>
          <table:table-cell office:value-type="float" office:value="381.822622293014" calcext:value-type="float">
            <text:p>381.822622293</text:p>
          </table:table-cell>
          <table:table-cell office:value-type="float" office:value="374.26730571132" calcext:value-type="float">
            <text:p>374.2673057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.808432865834" calcext:value-type="float">
            <text:p>374.8084328658</text:p>
          </table:table-cell>
          <table:table-cell office:value-type="float" office:value="364.287810276811" calcext:value-type="float">
            <text:p>364.2878102768</text:p>
          </table:table-cell>
          <table:table-cell office:value-type="float" office:value="369.732643601659" calcext:value-type="float">
            <text:p>369.7326436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.352180096649" calcext:value-type="float">
            <text:p>395.3521800966</text:p>
          </table:table-cell>
          <table:table-cell office:value-type="float" office:value="400.865283672761" calcext:value-type="float">
            <text:p>400.8652836728</text:p>
          </table:table-cell>
        </table:table-row>
        <table:table-row table:style-name="ro1">
          <table:table-cell office:value-type="float" office:value="379.158387742703" calcext:value-type="float">
            <text:p>379.1583877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.341965420743" calcext:value-type="float">
            <text:p>373.3419654207</text:p>
          </table:table-cell>
          <table:table-cell office:value-type="float" office:value="0" calcext:value-type="float">
            <text:p>0</text:p>
          </table:table-cell>
          <table:table-cell office:value-type="float" office:value="362.891097205571" calcext:value-type="float">
            <text:p>362.8910972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.480427645408" calcext:value-type="float">
            <text:p>390.48042764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2.250322233714" calcext:value-type="float">
            <text:p>372.2503222337</text:p>
          </table:table-cell>
          <table:table-cell office:value-type="float" office:value="0" calcext:value-type="float">
            <text:p>0</text:p>
          </table:table-cell>
          <table:table-cell office:value-type="float" office:value="380.761158877682" calcext:value-type="float">
            <text:p>380.7611588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.993928154015" calcext:value-type="float">
            <text:p>396.993928154</text:p>
          </table:table-cell>
          <table:table-cell office:value-type="float" office:value="412.532204956995" calcext:value-type="float">
            <text:p>412.532204957</text:p>
          </table:table-cell>
        </table:table-row>
        <table:table-row table:style-name="ro1">
          <table:table-cell office:value-type="float" office:value="381.075794762631" calcext:value-type="float">
            <text:p>381.0757947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.800341273577" calcext:value-type="float">
            <text:p>373.8003412736</text:p>
          </table:table-cell>
          <table:table-cell office:value-type="float" office:value="0" calcext:value-type="float">
            <text:p>0</text:p>
          </table:table-cell>
          <table:table-cell office:value-type="float" office:value="362.238532451018" calcext:value-type="float">
            <text:p>362.238532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.539590831117" calcext:value-type="float">
            <text:p>390.5395908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8.361367108379" calcext:value-type="float">
            <text:p>378.3613671084</text:p>
          </table:table-cell>
          <table:table-cell office:value-type="float" office:value="0" calcext:value-type="float">
            <text:p>0</text:p>
          </table:table-cell>
          <table:table-cell office:value-type="float" office:value="395.807791951512" calcext:value-type="float">
            <text:p>395.8077919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.89879820731" calcext:value-type="float">
            <text:p>394.8987982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.338995402647" calcext:value-type="float">
            <text:p>383.3389954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.690298949032" calcext:value-type="float">
            <text:p>372.690298949</text:p>
          </table:table-cell>
          <table:table-cell office:value-type="float" office:value="0" calcext:value-type="float">
            <text:p>0</text:p>
          </table:table-cell>
          <table:table-cell office:value-type="float" office:value="363.923502067681" calcext:value-type="float">
            <text:p>363.92350206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9.923396259451" calcext:value-type="float">
            <text:p>389.92339625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7.917038843893" calcext:value-type="float">
            <text:p>367.9170388439</text:p>
          </table:table-cell>
          <table:table-cell office:value-type="float" office:value="0" calcext:value-type="float">
            <text:p>0</text:p>
          </table:table-cell>
          <table:table-cell office:value-type="float" office:value="397.694048499817" calcext:value-type="float">
            <text:p>397.694048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.630886376662" calcext:value-type="float">
            <text:p>393.6308863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.746278622544" calcext:value-type="float">
            <text:p>382.7462786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.72321535299" calcext:value-type="float">
            <text:p>372.723215353</text:p>
          </table:table-cell>
          <table:table-cell office:value-type="float" office:value="0" calcext:value-type="float">
            <text:p>0</text:p>
          </table:table-cell>
          <table:table-cell office:value-type="float" office:value="364.304902234248" calcext:value-type="float">
            <text:p>364.3049022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9.679518232018" calcext:value-type="float">
            <text:p>389.679518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8.109881257963" calcext:value-type="float">
            <text:p>368.109881258</text:p>
          </table:table-cell>
          <table:table-cell office:value-type="float" office:value="0" calcext:value-type="float">
            <text:p>0</text:p>
          </table:table-cell>
          <table:table-cell office:value-type="float" office:value="396.448799038546" calcext:value-type="float">
            <text:p>396.4487990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.381316833507" calcext:value-type="float">
            <text:p>393.3813168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.196948561985" calcext:value-type="float">
            <text:p>381.196948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.344226424488" calcext:value-type="float">
            <text:p>372.3442264245</text:p>
          </table:table-cell>
          <table:table-cell office:value-type="float" office:value="0" calcext:value-type="float">
            <text:p>0</text:p>
          </table:table-cell>
          <table:table-cell office:value-type="float" office:value="364.26145653772" calcext:value-type="float">
            <text:p>364.26145653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.91858942109" calcext:value-type="float">
            <text:p>390.91858942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8.375404263915" calcext:value-type="float">
            <text:p>368.3754042639</text:p>
          </table:table-cell>
          <table:table-cell office:value-type="float" office:value="0" calcext:value-type="float">
            <text:p>0</text:p>
          </table:table-cell>
          <table:table-cell office:value-type="float" office:value="396.170338316221" calcext:value-type="float">
            <text:p>396.1703383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.798432403041" calcext:value-type="float">
            <text:p>392.798432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.675097087846" calcext:value-type="float">
            <text:p>382.675097087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69.402942619732" calcext:value-type="float">
            <text:p>369.402942619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.523093278323" calcext:value-type="float">
            <text:p>402.523093278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67.620413481177" calcext:value-type="float">
            <text:p>367.620413481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368.202094642434" calcext:value-type="float">
            <text:p>368.202094642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369.13130432184" calcext:value-type="float">
            <text:p>369.131304321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372.892386778777" calcext:value-type="float">
            <text:p>372.892386778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374.635604790131" calcext:value-type="float">
            <text:p>374.635604790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376.467459919294" calcext:value-type="float">
            <text:p>376.467459919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10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Discount factor of 0.98</text:p>
          </table:table-cell>
          <table:table-cell table:number-columns-repeated="19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4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number-columns-repeated="4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11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float" office:value="1124.2906233514" calcext:value-type="float">
            <text:p>1124.2906233514</text:p>
          </table:table-cell>
          <table:table-cell office:value-type="float" office:value="1124.3721117929" calcext:value-type="float">
            <text:p>1124.3721117929</text:p>
          </table:table-cell>
          <table:table-cell office:value-type="float" office:value="1117.80829424058" calcext:value-type="float">
            <text:p>1117.8082942406</text:p>
          </table:table-cell>
          <table:table-cell office:value-type="float" office:value="1118.74396341765" calcext:value-type="float">
            <text:p>1118.7439634177</text:p>
          </table:table-cell>
          <table:table-cell office:value-type="float" office:value="1123.9397779721" calcext:value-type="float">
            <text:p>1123.9397779721</text:p>
          </table:table-cell>
          <table:table-cell office:value-type="float" office:value="1121.8143959569" calcext:value-type="float">
            <text:p>1121.8143959569</text:p>
          </table:table-cell>
          <table:table-cell office:value-type="float" office:value="1123.98251247104" calcext:value-type="float">
            <text:p>1123.982512471</text:p>
          </table:table-cell>
          <table:table-cell office:value-type="float" office:value="1123.95512698355" calcext:value-type="float">
            <text:p>1123.9551269836</text:p>
          </table:table-cell>
          <table:table-cell office:value-type="float" office:value="1118.03640830175" calcext:value-type="float">
            <text:p>1118.0364083018</text:p>
          </table:table-cell>
          <table:table-cell office:value-type="float" office:value="1124.39044666944" calcext:value-type="float">
            <text:p>1124.3904466694</text:p>
          </table:table-cell>
          <table:table-cell office:value-type="float" office:value="1118.86210429028" calcext:value-type="float">
            <text:p>1118.8621042903</text:p>
          </table:table-cell>
          <table:table-cell office:value-type="float" office:value="1122.75502795628" calcext:value-type="float">
            <text:p>1122.7550279563</text:p>
          </table:table-cell>
          <table:table-cell office:value-type="float" office:value="1114.36685027848" calcext:value-type="float">
            <text:p>1114.3668502785</text:p>
          </table:table-cell>
          <table:table-cell office:value-type="float" office:value="1124.04256007935" calcext:value-type="float">
            <text:p>1124.0425600794</text:p>
          </table:table-cell>
          <table:table-cell office:value-type="float" office:value="1118.73200087956" calcext:value-type="float">
            <text:p>1118.7320008796</text:p>
          </table:table-cell>
          <table:table-cell office:value-type="float" office:value="1122.29196985797" calcext:value-type="float">
            <text:p>1122.291969858</text:p>
          </table:table-cell>
          <table:table-cell office:value-type="float" office:value="1124.53381898577" calcext:value-type="float">
            <text:p>1124.5338189858</text:p>
          </table:table-cell>
          <table:table-cell office:value-type="float" office:value="1123.9284370801" calcext:value-type="float">
            <text:p>1123.9284370801</text:p>
          </table:table-cell>
          <table:table-cell office:value-type="float" office:value="1122.91627636975" calcext:value-type="float">
            <text:p>1122.9162763698</text:p>
          </table:table-cell>
          <table:table-cell office:value-type="float" office:value="1123.96540014476" calcext:value-type="float">
            <text:p>1123.9654001448</text:p>
          </table:table-cell>
        </table:table-row>
        <table:table-row table:style-name="ro1">
          <table:table-cell office:value-type="float" office:value="1123.90567956762" calcext:value-type="float">
            <text:p>1123.9056795676</text:p>
          </table:table-cell>
          <table:table-cell office:value-type="float" office:value="1122.54224829142" calcext:value-type="float">
            <text:p>1122.5422482914</text:p>
          </table:table-cell>
          <table:table-cell office:value-type="float" office:value="1117.80829424058" calcext:value-type="float">
            <text:p>1117.8082942406</text:p>
          </table:table-cell>
          <table:table-cell office:value-type="float" office:value="1112.99430568187" calcext:value-type="float">
            <text:p>1112.9943056819</text:p>
          </table:table-cell>
          <table:table-cell office:value-type="float" office:value="1121.92261998783" calcext:value-type="float">
            <text:p>1121.9226199878</text:p>
          </table:table-cell>
          <table:table-cell office:value-type="float" office:value="1098.77348148807" calcext:value-type="float">
            <text:p>1098.7734814881</text:p>
          </table:table-cell>
          <table:table-cell office:value-type="float" office:value="1118.95573171518" calcext:value-type="float">
            <text:p>1118.9557317152</text:p>
          </table:table-cell>
          <table:table-cell office:value-type="float" office:value="1121.52911721913" calcext:value-type="float">
            <text:p>1121.5291172191</text:p>
          </table:table-cell>
          <table:table-cell office:value-type="float" office:value="1119.54440554526" calcext:value-type="float">
            <text:p>1119.5444055453</text:p>
          </table:table-cell>
          <table:table-cell office:value-type="float" office:value="1122.83321827356" calcext:value-type="float">
            <text:p>1122.8332182736</text:p>
          </table:table-cell>
          <table:table-cell office:value-type="float" office:value="1120.77367119657" calcext:value-type="float">
            <text:p>1120.7736711966</text:p>
          </table:table-cell>
          <table:table-cell office:value-type="float" office:value="1100.80080534341" calcext:value-type="float">
            <text:p>1100.8008053434</text:p>
          </table:table-cell>
          <table:table-cell office:value-type="float" office:value="1111.94193081432" calcext:value-type="float">
            <text:p>1111.9419308143</text:p>
          </table:table-cell>
          <table:table-cell office:value-type="float" office:value="1122.70340687033" calcext:value-type="float">
            <text:p>1122.7034068703</text:p>
          </table:table-cell>
          <table:table-cell office:value-type="float" office:value="1102.69078030514" calcext:value-type="float">
            <text:p>1102.6907803051</text:p>
          </table:table-cell>
          <table:table-cell office:value-type="float" office:value="1103.90044354592" calcext:value-type="float">
            <text:p>1103.9004435459</text:p>
          </table:table-cell>
          <table:table-cell office:value-type="float" office:value="1124.53381898577" calcext:value-type="float">
            <text:p>1124.5338189858</text:p>
          </table:table-cell>
          <table:table-cell office:value-type="float" office:value="1123.24506353586" calcext:value-type="float">
            <text:p>1123.2450635359</text:p>
          </table:table-cell>
          <table:table-cell office:value-type="float" office:value="1122.90264659771" calcext:value-type="float">
            <text:p>1122.9026465977</text:p>
          </table:table-cell>
          <table:table-cell office:value-type="float" office:value="1121.2601710835" calcext:value-type="float">
            <text:p>1121.2601710835</text:p>
          </table:table-cell>
        </table:table-row>
        <table:table-row table:style-name="ro1">
          <table:table-cell office:value-type="float" office:value="1109.78436883144" calcext:value-type="float">
            <text:p>1109.7843688314</text:p>
          </table:table-cell>
          <table:table-cell office:value-type="float" office:value="1103.47868753974" calcext:value-type="float">
            <text:p>1103.4786875397</text:p>
          </table:table-cell>
          <table:table-cell office:value-type="float" office:value="1102.85475819747" calcext:value-type="float">
            <text:p>1102.8547581975</text:p>
          </table:table-cell>
          <table:table-cell office:value-type="float" office:value="1090.07378438697" calcext:value-type="float">
            <text:p>1090.073784387</text:p>
          </table:table-cell>
          <table:table-cell office:value-type="float" office:value="1120.51705161154" calcext:value-type="float">
            <text:p>1120.5170516115</text:p>
          </table:table-cell>
          <table:table-cell office:value-type="float" office:value="1096.39277025253" calcext:value-type="float">
            <text:p>1096.3927702525</text:p>
          </table:table-cell>
          <table:table-cell office:value-type="float" office:value="1094.71943644451" calcext:value-type="float">
            <text:p>1094.7194364445</text:p>
          </table:table-cell>
          <table:table-cell office:value-type="float" office:value="1102.50240020002" calcext:value-type="float">
            <text:p>1102.5024002</text:p>
          </table:table-cell>
          <table:table-cell office:value-type="float" office:value="1121.97210701267" calcext:value-type="float">
            <text:p>1121.9721070127</text:p>
          </table:table-cell>
          <table:table-cell office:value-type="float" office:value="1103.07829725863" calcext:value-type="float">
            <text:p>1103.0782972586</text:p>
          </table:table-cell>
          <table:table-cell office:value-type="float" office:value="1103.81035337933" calcext:value-type="float">
            <text:p>1103.8103533793</text:p>
          </table:table-cell>
          <table:table-cell office:value-type="float" office:value="1098.49820482311" calcext:value-type="float">
            <text:p>1098.4982048231</text:p>
          </table:table-cell>
          <table:table-cell office:value-type="float" office:value="1116.20553000954" calcext:value-type="float">
            <text:p>1116.2055300095</text:p>
          </table:table-cell>
          <table:table-cell office:value-type="float" office:value="1105.92414147519" calcext:value-type="float">
            <text:p>1105.9241414752</text:p>
          </table:table-cell>
          <table:table-cell office:value-type="float" office:value="1093.15931541017" calcext:value-type="float">
            <text:p>1093.1593154102</text:p>
          </table:table-cell>
          <table:table-cell office:value-type="float" office:value="1108.10373767733" calcext:value-type="float">
            <text:p>1108.1037376773</text:p>
          </table:table-cell>
          <table:table-cell office:value-type="float" office:value="1123.98249668942" calcext:value-type="float">
            <text:p>1123.9824966894</text:p>
          </table:table-cell>
          <table:table-cell office:value-type="float" office:value="1102.3271213879" calcext:value-type="float">
            <text:p>1102.3271213879</text:p>
          </table:table-cell>
          <table:table-cell office:value-type="float" office:value="1112.87164936479" calcext:value-type="float">
            <text:p>1112.8716493648</text:p>
          </table:table-cell>
          <table:table-cell office:value-type="float" office:value="1115.90098819831" calcext:value-type="float">
            <text:p>1115.9009881983</text:p>
          </table:table-cell>
        </table:table-row>
        <table:table-row table:style-name="ro1">
          <table:table-cell office:value-type="float" office:value="1089.47839536885" calcext:value-type="float">
            <text:p>1089.4783953689</text:p>
          </table:table-cell>
          <table:table-cell office:value-type="float" office:value="1102.74018772579" calcext:value-type="float">
            <text:p>1102.7401877258</text:p>
          </table:table-cell>
          <table:table-cell office:value-type="float" office:value="1102.48978328339" calcext:value-type="float">
            <text:p>1102.4897832834</text:p>
          </table:table-cell>
          <table:table-cell office:value-type="float" office:value="1072.25266244774" calcext:value-type="float">
            <text:p>1072.2526624477</text:p>
          </table:table-cell>
          <table:table-cell office:value-type="float" office:value="1121.06813214991" calcext:value-type="float">
            <text:p>1121.0681321499</text:p>
          </table:table-cell>
          <table:table-cell office:value-type="float" office:value="1102.42356169476" calcext:value-type="float">
            <text:p>1102.4235616948</text:p>
          </table:table-cell>
          <table:table-cell office:value-type="float" office:value="1082.90910443496" calcext:value-type="float">
            <text:p>1082.909104435</text:p>
          </table:table-cell>
          <table:table-cell office:value-type="float" office:value="1098.40190455824" calcext:value-type="float">
            <text:p>1098.4019045582</text:p>
          </table:table-cell>
          <table:table-cell office:value-type="float" office:value="1120.97032793213" calcext:value-type="float">
            <text:p>1120.9703279321</text:p>
          </table:table-cell>
          <table:table-cell office:value-type="float" office:value="1102.57429011153" calcext:value-type="float">
            <text:p>1102.5742901115</text:p>
          </table:table-cell>
          <table:table-cell office:value-type="float" office:value="1084.92072082894" calcext:value-type="float">
            <text:p>1084.9207208289</text:p>
          </table:table-cell>
          <table:table-cell office:value-type="float" office:value="1099.6815052027" calcext:value-type="float">
            <text:p>1099.6815052027</text:p>
          </table:table-cell>
          <table:table-cell office:value-type="float" office:value="1116.84213127186" calcext:value-type="float">
            <text:p>1116.8421312719</text:p>
          </table:table-cell>
          <table:table-cell office:value-type="float" office:value="1103.5837216246" calcext:value-type="float">
            <text:p>1103.5837216246</text:p>
          </table:table-cell>
          <table:table-cell office:value-type="float" office:value="1092.88689203995" calcext:value-type="float">
            <text:p>1092.88689204</text:p>
          </table:table-cell>
          <table:table-cell office:value-type="float" office:value="1108.10373767733" calcext:value-type="float">
            <text:p>1108.1037376773</text:p>
          </table:table-cell>
          <table:table-cell office:value-type="float" office:value="1110.22028282202" calcext:value-type="float">
            <text:p>1110.220282822</text:p>
          </table:table-cell>
          <table:table-cell office:value-type="float" office:value="1101.84972157852" calcext:value-type="float">
            <text:p>1101.8497215785</text:p>
          </table:table-cell>
          <table:table-cell office:value-type="float" office:value="1103.37353157657" calcext:value-type="float">
            <text:p>1103.3735315766</text:p>
          </table:table-cell>
          <table:table-cell office:value-type="float" office:value="1109.72590391114" calcext:value-type="float">
            <text:p>1109.7259039111</text:p>
          </table:table-cell>
        </table:table-row>
        <table:table-row table:style-name="ro1">
          <table:table-cell office:value-type="float" office:value="1094.38950342552" calcext:value-type="float">
            <text:p>1094.3895034255</text:p>
          </table:table-cell>
          <table:table-cell office:value-type="float" office:value="1102.26467922159" calcext:value-type="float">
            <text:p>1102.2646792216</text:p>
          </table:table-cell>
          <table:table-cell office:value-type="float" office:value="1082.97920217295" calcext:value-type="float">
            <text:p>1082.979202173</text:p>
          </table:table-cell>
          <table:table-cell office:value-type="float" office:value="1057.16740246682" calcext:value-type="float">
            <text:p>1057.1674024668</text:p>
          </table:table-cell>
          <table:table-cell office:value-type="float" office:value="1118.59142120796" calcext:value-type="float">
            <text:p>1118.591421208</text:p>
          </table:table-cell>
          <table:table-cell office:value-type="float" office:value="1089.20476970148" calcext:value-type="float">
            <text:p>1089.2047697015</text:p>
          </table:table-cell>
          <table:table-cell office:value-type="float" office:value="1068.81118112594" calcext:value-type="float">
            <text:p>1068.8111811259</text:p>
          </table:table-cell>
          <table:table-cell office:value-type="float" office:value="1098.60854966875" calcext:value-type="float">
            <text:p>1098.6085496688</text:p>
          </table:table-cell>
          <table:table-cell office:value-type="float" office:value="1119.40006359837" calcext:value-type="float">
            <text:p>1119.4000635984</text:p>
          </table:table-cell>
          <table:table-cell office:value-type="float" office:value="1099.28927533254" calcext:value-type="float">
            <text:p>1099.2892753325</text:p>
          </table:table-cell>
          <table:table-cell office:value-type="float" office:value="1080.41494650398" calcext:value-type="float">
            <text:p>1080.414946504</text:p>
          </table:table-cell>
          <table:table-cell office:value-type="float" office:value="1090.17375693851" calcext:value-type="float">
            <text:p>1090.1737569385</text:p>
          </table:table-cell>
          <table:table-cell office:value-type="float" office:value="1094.86486305979" calcext:value-type="float">
            <text:p>1094.8648630598</text:p>
          </table:table-cell>
          <table:table-cell office:value-type="float" office:value="1082.71728295765" calcext:value-type="float">
            <text:p>1082.7172829577</text:p>
          </table:table-cell>
          <table:table-cell office:value-type="float" office:value="1090.22829448111" calcext:value-type="float">
            <text:p>1090.2282944811</text:p>
          </table:table-cell>
          <table:table-cell office:value-type="float" office:value="1102.37713267978" calcext:value-type="float">
            <text:p>1102.3771326798</text:p>
          </table:table-cell>
          <table:table-cell office:value-type="float" office:value="1107.43679290326" calcext:value-type="float">
            <text:p>1107.4367929033</text:p>
          </table:table-cell>
          <table:table-cell office:value-type="float" office:value="1101.67504494533" calcext:value-type="float">
            <text:p>1101.6750449453</text:p>
          </table:table-cell>
          <table:table-cell office:value-type="float" office:value="1103.00052610187" calcext:value-type="float">
            <text:p>1103.0005261019</text:p>
          </table:table-cell>
          <table:table-cell office:value-type="float" office:value="1103.4286220862" calcext:value-type="float">
            <text:p>1103.4286220862</text:p>
          </table:table-cell>
        </table:table-row>
        <table:table-row table:style-name="ro1">
          <table:table-cell office:value-type="float" office:value="1093.95720754279" calcext:value-type="float">
            <text:p>1093.9572075428</text:p>
          </table:table-cell>
          <table:table-cell office:value-type="float" office:value="1097.16680001631" calcext:value-type="float">
            <text:p>1097.1668000163</text:p>
          </table:table-cell>
          <table:table-cell office:value-type="float" office:value="1082.26859246698" calcext:value-type="float">
            <text:p>1082.268592467</text:p>
          </table:table-cell>
          <table:table-cell office:value-type="float" office:value="1050.97121415438" calcext:value-type="float">
            <text:p>1050.9712141544</text:p>
          </table:table-cell>
          <table:table-cell office:value-type="float" office:value="1110.52324774456" calcext:value-type="float">
            <text:p>1110.5232477446</text:p>
          </table:table-cell>
          <table:table-cell office:value-type="float" office:value="1084.18186252282" calcext:value-type="float">
            <text:p>1084.1818625228</text:p>
          </table:table-cell>
          <table:table-cell office:value-type="float" office:value="1056.44987459902" calcext:value-type="float">
            <text:p>1056.449874599</text:p>
          </table:table-cell>
          <table:table-cell office:value-type="float" office:value="1079.92505385407" calcext:value-type="float">
            <text:p>1079.9250538541</text:p>
          </table:table-cell>
          <table:table-cell office:value-type="float" office:value="1099.51701526813" calcext:value-type="float">
            <text:p>1099.5170152681</text:p>
          </table:table-cell>
          <table:table-cell office:value-type="float" office:value="1098.22441584711" calcext:value-type="float">
            <text:p>1098.2244158471</text:p>
          </table:table-cell>
          <table:table-cell office:value-type="float" office:value="1063.64168209198" calcext:value-type="float">
            <text:p>1063.641682092</text:p>
          </table:table-cell>
          <table:table-cell office:value-type="float" office:value="1082.8285021754" calcext:value-type="float">
            <text:p>1082.8285021754</text:p>
          </table:table-cell>
          <table:table-cell office:value-type="float" office:value="1094.41133009568" calcext:value-type="float">
            <text:p>1094.4113300957</text:p>
          </table:table-cell>
          <table:table-cell office:value-type="float" office:value="1079.63437393734" calcext:value-type="float">
            <text:p>1079.6343739373</text:p>
          </table:table-cell>
          <table:table-cell office:value-type="float" office:value="1090.06264642494" calcext:value-type="float">
            <text:p>1090.0626464249</text:p>
          </table:table-cell>
          <table:table-cell office:value-type="float" office:value="1100.74016050124" calcext:value-type="float">
            <text:p>1100.7401605012</text:p>
          </table:table-cell>
          <table:table-cell office:value-type="float" office:value="1105.67213208669" calcext:value-type="float">
            <text:p>1105.6721320867</text:p>
          </table:table-cell>
          <table:table-cell office:value-type="float" office:value="1081.23625922606" calcext:value-type="float">
            <text:p>1081.2362592261</text:p>
          </table:table-cell>
          <table:table-cell office:value-type="float" office:value="1102.02669961552" calcext:value-type="float">
            <text:p>1102.0266996155</text:p>
          </table:table-cell>
          <table:table-cell office:value-type="float" office:value="1114.32989007653" calcext:value-type="float">
            <text:p>1114.3298900765</text:p>
          </table:table-cell>
        </table:table-row>
        <table:table-row table:style-name="ro1">
          <table:table-cell office:value-type="float" office:value="1093.35726711573" calcext:value-type="float">
            <text:p>1093.3572671157</text:p>
          </table:table-cell>
          <table:table-cell office:value-type="float" office:value="1098.08036331236" calcext:value-type="float">
            <text:p>1098.0803633124</text:p>
          </table:table-cell>
          <table:table-cell office:value-type="float" office:value="1082.63533825988" calcext:value-type="float">
            <text:p>1082.6353382599</text:p>
          </table:table-cell>
          <table:table-cell office:value-type="float" office:value="1052.88071834052" calcext:value-type="float">
            <text:p>1052.8807183405</text:p>
          </table:table-cell>
          <table:table-cell office:value-type="float" office:value="1099.95711511536" calcext:value-type="float">
            <text:p>1099.9571151154</text:p>
          </table:table-cell>
          <table:table-cell office:value-type="float" office:value="1083.17945710481" calcext:value-type="float">
            <text:p>1083.1794571048</text:p>
          </table:table-cell>
          <table:table-cell office:value-type="float" office:value="1056.57834869983" calcext:value-type="float">
            <text:p>1056.5783486998</text:p>
          </table:table-cell>
          <table:table-cell office:value-type="float" office:value="1077.7656393565" calcext:value-type="float">
            <text:p>1077.7656393565</text:p>
          </table:table-cell>
          <table:table-cell office:value-type="float" office:value="1079.89509713355" calcext:value-type="float">
            <text:p>1079.8950971336</text:p>
          </table:table-cell>
          <table:table-cell office:value-type="float" office:value="1098.22441584711" calcext:value-type="float">
            <text:p>1098.2244158471</text:p>
          </table:table-cell>
          <table:table-cell office:value-type="float" office:value="1048.70669789906" calcext:value-type="float">
            <text:p>1048.7066978991</text:p>
          </table:table-cell>
          <table:table-cell office:value-type="float" office:value="1080.9713674594" calcext:value-type="float">
            <text:p>1080.9713674594</text:p>
          </table:table-cell>
          <table:table-cell office:value-type="float" office:value="1091.44202526697" calcext:value-type="float">
            <text:p>1091.442025267</text:p>
          </table:table-cell>
          <table:table-cell office:value-type="float" office:value="1076.64955485022" calcext:value-type="float">
            <text:p>1076.6495548502</text:p>
          </table:table-cell>
          <table:table-cell office:value-type="float" office:value="1089.85531577494" calcext:value-type="float">
            <text:p>1089.8553157749</text:p>
          </table:table-cell>
          <table:table-cell office:value-type="float" office:value="1096.23285281005" calcext:value-type="float">
            <text:p>1096.2328528101</text:p>
          </table:table-cell>
          <table:table-cell office:value-type="float" office:value="1106.67336036487" calcext:value-type="float">
            <text:p>1106.6733603649</text:p>
          </table:table-cell>
          <table:table-cell office:value-type="float" office:value="1087.19619814767" calcext:value-type="float">
            <text:p>1087.1961981477</text:p>
          </table:table-cell>
          <table:table-cell office:value-type="float" office:value="1080.81718124054" calcext:value-type="float">
            <text:p>1080.8171812405</text:p>
          </table:table-cell>
          <table:table-cell office:value-type="float" office:value="1116.41376563312" calcext:value-type="float">
            <text:p>1116.4137656331</text:p>
          </table:table-cell>
        </table:table-row>
        <table:table-row table:style-name="ro1">
          <table:table-cell office:value-type="float" office:value="1092.92479263454" calcext:value-type="float">
            <text:p>1092.9247926345</text:p>
          </table:table-cell>
          <table:table-cell office:value-type="float" office:value="1089.37055025522" calcext:value-type="float">
            <text:p>1089.3705502552</text:p>
          </table:table-cell>
          <table:table-cell office:value-type="float" office:value="1082.81952284003" calcext:value-type="float">
            <text:p>1082.81952284</text:p>
          </table:table-cell>
          <table:table-cell office:value-type="float" office:value="1054.73613039267" calcext:value-type="float">
            <text:p>1054.7361303927</text:p>
          </table:table-cell>
          <table:table-cell office:value-type="float" office:value="1091.9764397737" calcext:value-type="float">
            <text:p>1091.9764397737</text:p>
          </table:table-cell>
          <table:table-cell office:value-type="float" office:value="1083.89659500827" calcext:value-type="float">
            <text:p>1083.8965950083</text:p>
          </table:table-cell>
          <table:table-cell office:value-type="float" office:value="1050.82536244657" calcext:value-type="float">
            <text:p>1050.8253624466</text:p>
          </table:table-cell>
          <table:table-cell office:value-type="float" office:value="1074.45104611781" calcext:value-type="float">
            <text:p>1074.4510461178</text:p>
          </table:table-cell>
          <table:table-cell office:value-type="float" office:value="1074.62568067517" calcext:value-type="float">
            <text:p>1074.6256806752</text:p>
          </table:table-cell>
          <table:table-cell office:value-type="float" office:value="1079.07577115487" calcext:value-type="float">
            <text:p>1079.0757711549</text:p>
          </table:table-cell>
          <table:table-cell office:value-type="float" office:value="1048.07847708215" calcext:value-type="float">
            <text:p>1048.0784770822</text:p>
          </table:table-cell>
          <table:table-cell office:value-type="float" office:value="1075.48913322408" calcext:value-type="float">
            <text:p>1075.4891332241</text:p>
          </table:table-cell>
          <table:table-cell office:value-type="float" office:value="1078.61715015883" calcext:value-type="float">
            <text:p>1078.6171501588</text:p>
          </table:table-cell>
          <table:table-cell office:value-type="float" office:value="1075.78080984435" calcext:value-type="float">
            <text:p>1075.7808098444</text:p>
          </table:table-cell>
          <table:table-cell office:value-type="float" office:value="1073.86559574112" calcext:value-type="float">
            <text:p>1073.8655957411</text:p>
          </table:table-cell>
          <table:table-cell office:value-type="float" office:value="1094.6828955024" calcext:value-type="float">
            <text:p>1094.6828955024</text:p>
          </table:table-cell>
          <table:table-cell office:value-type="float" office:value="1091.81514398318" calcext:value-type="float">
            <text:p>1091.8151439832</text:p>
          </table:table-cell>
          <table:table-cell office:value-type="float" office:value="1087.84456950288" calcext:value-type="float">
            <text:p>1087.8445695029</text:p>
          </table:table-cell>
          <table:table-cell office:value-type="float" office:value="1076.90728525449" calcext:value-type="float">
            <text:p>1076.9072852545</text:p>
          </table:table-cell>
          <table:table-cell office:value-type="float" office:value="1115.66627102511" calcext:value-type="float">
            <text:p>1115.6662710251</text:p>
          </table:table-cell>
        </table:table-row>
        <table:table-row table:style-name="ro1">
          <table:table-cell office:value-type="float" office:value="1092.66557346764" calcext:value-type="float">
            <text:p>1092.6655734676</text:p>
          </table:table-cell>
          <table:table-cell office:value-type="float" office:value="1067.50413134851" calcext:value-type="float">
            <text:p>1067.5041313485</text:p>
          </table:table-cell>
          <table:table-cell office:value-type="float" office:value="1083.88116563165" calcext:value-type="float">
            <text:p>1083.8811656317</text:p>
          </table:table-cell>
          <table:table-cell office:value-type="float" office:value="1055.596633381" calcext:value-type="float">
            <text:p>1055.596633381</text:p>
          </table:table-cell>
          <table:table-cell office:value-type="float" office:value="1094.74354670758" calcext:value-type="float">
            <text:p>1094.7435467076</text:p>
          </table:table-cell>
          <table:table-cell office:value-type="float" office:value="1065.36563801788" calcext:value-type="float">
            <text:p>1065.3656380179</text:p>
          </table:table-cell>
          <table:table-cell office:value-type="float" office:value="1036.20937480493" calcext:value-type="float">
            <text:p>1036.2093748049</text:p>
          </table:table-cell>
          <table:table-cell office:value-type="float" office:value="1071.10176511096" calcext:value-type="float">
            <text:p>1071.101765111</text:p>
          </table:table-cell>
          <table:table-cell office:value-type="float" office:value="1077.17904934725" calcext:value-type="float">
            <text:p>1077.1790493473</text:p>
          </table:table-cell>
          <table:table-cell office:value-type="float" office:value="1058.66807721782" calcext:value-type="float">
            <text:p>1058.6680772178</text:p>
          </table:table-cell>
          <table:table-cell office:value-type="float" office:value="1036.96528478" calcext:value-type="float">
            <text:p>1036.96528478</text:p>
          </table:table-cell>
          <table:table-cell office:value-type="float" office:value="1072.14622801625" calcext:value-type="float">
            <text:p>1072.1462280163</text:p>
          </table:table-cell>
          <table:table-cell office:value-type="float" office:value="1078.22305760059" calcext:value-type="float">
            <text:p>1078.2230576006</text:p>
          </table:table-cell>
          <table:table-cell office:value-type="float" office:value="1070.1046461147" calcext:value-type="float">
            <text:p>1070.1046461147</text:p>
          </table:table-cell>
          <table:table-cell office:value-type="float" office:value="1072.30049305272" calcext:value-type="float">
            <text:p>1072.3004930527</text:p>
          </table:table-cell>
          <table:table-cell office:value-type="float" office:value="1092.36929942865" calcext:value-type="float">
            <text:p>1092.3692994287</text:p>
          </table:table-cell>
          <table:table-cell office:value-type="float" office:value="1094.19655832871" calcext:value-type="float">
            <text:p>1094.1965583287</text:p>
          </table:table-cell>
          <table:table-cell office:value-type="float" office:value="1078.86814430522" calcext:value-type="float">
            <text:p>1078.8681443052</text:p>
          </table:table-cell>
          <table:table-cell office:value-type="float" office:value="1080.40770857303" calcext:value-type="float">
            <text:p>1080.407708573</text:p>
          </table:table-cell>
          <table:table-cell office:value-type="float" office:value="1114.13365976988" calcext:value-type="float">
            <text:p>1114.1336597699</text:p>
          </table:table-cell>
        </table:table-row>
        <table:table-row table:style-name="ro1">
          <table:table-cell office:value-type="float" office:value="1087.47136463268" calcext:value-type="float">
            <text:p>1087.4713646327</text:p>
          </table:table-cell>
          <table:table-cell office:value-type="float" office:value="1064.77193149249" calcext:value-type="float">
            <text:p>1064.7719314925</text:p>
          </table:table-cell>
          <table:table-cell office:value-type="float" office:value="1081.19780196305" calcext:value-type="float">
            <text:p>1081.1978019631</text:p>
          </table:table-cell>
          <table:table-cell office:value-type="float" office:value="1044.84180213759" calcext:value-type="float">
            <text:p>1044.8418021376</text:p>
          </table:table-cell>
          <table:table-cell office:value-type="float" office:value="1093.7600453437" calcext:value-type="float">
            <text:p>1093.7600453437</text:p>
          </table:table-cell>
          <table:table-cell office:value-type="float" office:value="1048.06220315593" calcext:value-type="float">
            <text:p>1048.0622031559</text:p>
          </table:table-cell>
          <table:table-cell office:value-type="float" office:value="1032.58369683833" calcext:value-type="float">
            <text:p>1032.5836968383</text:p>
          </table:table-cell>
          <table:table-cell office:value-type="float" office:value="1070.85205305118" calcext:value-type="float">
            <text:p>1070.8520530512</text:p>
          </table:table-cell>
          <table:table-cell office:value-type="float" office:value="1072.87745569405" calcext:value-type="float">
            <text:p>1072.8774556941</text:p>
          </table:table-cell>
          <table:table-cell office:value-type="float" office:value="1057.43626483678" calcext:value-type="float">
            <text:p>1057.4362648368</text:p>
          </table:table-cell>
          <table:table-cell office:value-type="float" office:value="1036.0166527088" calcext:value-type="float">
            <text:p>1036.0166527088</text:p>
          </table:table-cell>
          <table:table-cell office:value-type="float" office:value="1074.24000751656" calcext:value-type="float">
            <text:p>1074.2400075166</text:p>
          </table:table-cell>
          <table:table-cell office:value-type="float" office:value="1068.47167893592" calcext:value-type="float">
            <text:p>1068.4716789359</text:p>
          </table:table-cell>
          <table:table-cell office:value-type="float" office:value="1069.31203062123" calcext:value-type="float">
            <text:p>1069.3120306212</text:p>
          </table:table-cell>
          <table:table-cell office:value-type="float" office:value="1071.43447621105" calcext:value-type="float">
            <text:p>1071.4344762111</text:p>
          </table:table-cell>
          <table:table-cell office:value-type="float" office:value="1095.06723544458" calcext:value-type="float">
            <text:p>1095.0672354446</text:p>
          </table:table-cell>
          <table:table-cell office:value-type="float" office:value="1078.876279931" calcext:value-type="float">
            <text:p>1078.876279931</text:p>
          </table:table-cell>
          <table:table-cell office:value-type="float" office:value="1078.30080111846" calcext:value-type="float">
            <text:p>1078.3008011185</text:p>
          </table:table-cell>
          <table:table-cell office:value-type="float" office:value="1071.45859823467" calcext:value-type="float">
            <text:p>1071.4585982347</text:p>
          </table:table-cell>
          <table:table-cell office:value-type="float" office:value="1092.92451796026" calcext:value-type="float">
            <text:p>1092.9245179603</text:p>
          </table:table-cell>
        </table:table-row>
        <table:table-row table:style-name="ro1">
          <table:table-cell office:value-type="float" office:value="1073.7513812915" calcext:value-type="float">
            <text:p>1073.7513812915</text:p>
          </table:table-cell>
          <table:table-cell office:value-type="float" office:value="1063.5673340192" calcext:value-type="float">
            <text:p>1063.5673340192</text:p>
          </table:table-cell>
          <table:table-cell office:value-type="float" office:value="1080.51238909065" calcext:value-type="float">
            <text:p>1080.5123890907</text:p>
          </table:table-cell>
          <table:table-cell office:value-type="float" office:value="1044.27026531769" calcext:value-type="float">
            <text:p>1044.2702653177</text:p>
          </table:table-cell>
          <table:table-cell office:value-type="float" office:value="1086.13720938418" calcext:value-type="float">
            <text:p>1086.1372093842</text:p>
          </table:table-cell>
          <table:table-cell office:value-type="float" office:value="1038.93954040337" calcext:value-type="float">
            <text:p>1038.9395404034</text:p>
          </table:table-cell>
          <table:table-cell office:value-type="float" office:value="1019.31542536588" calcext:value-type="float">
            <text:p>1019.3154253659</text:p>
          </table:table-cell>
          <table:table-cell office:value-type="float" office:value="1069.18711007166" calcext:value-type="float">
            <text:p>1069.1871100717</text:p>
          </table:table-cell>
          <table:table-cell office:value-type="float" office:value="1069.14717205461" calcext:value-type="float">
            <text:p>1069.1471720546</text:p>
          </table:table-cell>
          <table:table-cell office:value-type="float" office:value="1055.91690435135" calcext:value-type="float">
            <text:p>1055.9169043514</text:p>
          </table:table-cell>
          <table:table-cell office:value-type="float" office:value="1034.04266701179" calcext:value-type="float">
            <text:p>1034.0426670118</text:p>
          </table:table-cell>
          <table:table-cell office:value-type="float" office:value="1070.96803476144" calcext:value-type="float">
            <text:p>1070.9680347614</text:p>
          </table:table-cell>
          <table:table-cell office:value-type="float" office:value="1068.81893711622" calcext:value-type="float">
            <text:p>1068.8189371162</text:p>
          </table:table-cell>
          <table:table-cell office:value-type="float" office:value="1069.51452877802" calcext:value-type="float">
            <text:p>1069.514528778</text:p>
          </table:table-cell>
          <table:table-cell office:value-type="float" office:value="1071.50043711089" calcext:value-type="float">
            <text:p>1071.5004371109</text:p>
          </table:table-cell>
          <table:table-cell office:value-type="float" office:value="1093.84365074958" calcext:value-type="float">
            <text:p>1093.8436507496</text:p>
          </table:table-cell>
          <table:table-cell office:value-type="float" office:value="1077.0969869644" calcext:value-type="float">
            <text:p>1077.0969869644</text:p>
          </table:table-cell>
          <table:table-cell office:value-type="float" office:value="1077.10692672726" calcext:value-type="float">
            <text:p>1077.1069267273</text:p>
          </table:table-cell>
          <table:table-cell office:value-type="float" office:value="1069.64750988027" calcext:value-type="float">
            <text:p>1069.6475098803</text:p>
          </table:table-cell>
          <table:table-cell office:value-type="float" office:value="1091.23822352693" calcext:value-type="float">
            <text:p>1091.2382235269</text:p>
          </table:table-cell>
        </table:table-row>
        <table:table-row table:style-name="ro1">
          <table:table-cell office:value-type="float" office:value="1072.91455645366" calcext:value-type="float">
            <text:p>1072.9145564537</text:p>
          </table:table-cell>
          <table:table-cell office:value-type="float" office:value="1063.57657484798" calcext:value-type="float">
            <text:p>1063.576574848</text:p>
          </table:table-cell>
          <table:table-cell office:value-type="float" office:value="1081.45535918581" calcext:value-type="float">
            <text:p>1081.4553591858</text:p>
          </table:table-cell>
          <table:table-cell office:value-type="float" office:value="1043.42218328018" calcext:value-type="float">
            <text:p>1043.4221832802</text:p>
          </table:table-cell>
          <table:table-cell office:value-type="float" office:value="1065.94090940328" calcext:value-type="float">
            <text:p>1065.9409094033</text:p>
          </table:table-cell>
          <table:table-cell office:value-type="float" office:value="1029.92155164582" calcext:value-type="float">
            <text:p>1029.9215516458</text:p>
          </table:table-cell>
          <table:table-cell office:value-type="float" office:value="1016.54179751669" calcext:value-type="float">
            <text:p>1016.5417975167</text:p>
          </table:table-cell>
          <table:table-cell office:value-type="float" office:value="1069.2487744253" calcext:value-type="float">
            <text:p>1069.2487744253</text:p>
          </table:table-cell>
          <table:table-cell office:value-type="float" office:value="1069.02885159524" calcext:value-type="float">
            <text:p>1069.0288515952</text:p>
          </table:table-cell>
          <table:table-cell office:value-type="float" office:value="1055.39999177435" calcext:value-type="float">
            <text:p>1055.3999917744</text:p>
          </table:table-cell>
          <table:table-cell office:value-type="float" office:value="1034.72997290393" calcext:value-type="float">
            <text:p>1034.7299729039</text:p>
          </table:table-cell>
          <table:table-cell office:value-type="float" office:value="1070.09464686128" calcext:value-type="float">
            <text:p>1070.0946468613</text:p>
          </table:table-cell>
          <table:table-cell office:value-type="float" office:value="1067.90244727405" calcext:value-type="float">
            <text:p>1067.9024472741</text:p>
          </table:table-cell>
          <table:table-cell office:value-type="float" office:value="1068.97880260925" calcext:value-type="float">
            <text:p>1068.9788026093</text:p>
          </table:table-cell>
          <table:table-cell office:value-type="float" office:value="1071.01753032877" calcext:value-type="float">
            <text:p>1071.0175303288</text:p>
          </table:table-cell>
          <table:table-cell office:value-type="float" office:value="1086.75016021867" calcext:value-type="float">
            <text:p>1086.7501602187</text:p>
          </table:table-cell>
          <table:table-cell office:value-type="float" office:value="1075.85185372298" calcext:value-type="float">
            <text:p>1075.851853723</text:p>
          </table:table-cell>
          <table:table-cell office:value-type="float" office:value="1079.57104022153" calcext:value-type="float">
            <text:p>1079.5710402215</text:p>
          </table:table-cell>
          <table:table-cell office:value-type="float" office:value="1050.4855871036" calcext:value-type="float">
            <text:p>1050.4855871036</text:p>
          </table:table-cell>
          <table:table-cell office:value-type="float" office:value="1087.14752756474" calcext:value-type="float">
            <text:p>1087.1475275647</text:p>
          </table:table-cell>
        </table:table-row>
        <table:table-row table:style-name="ro1">
          <table:table-cell office:value-type="float" office:value="1080.23205344581" calcext:value-type="float">
            <text:p>1080.2320534458</text:p>
          </table:table-cell>
          <table:table-cell office:value-type="float" office:value="1052.50367606168" calcext:value-type="float">
            <text:p>1052.5036760617</text:p>
          </table:table-cell>
          <table:table-cell office:value-type="float" office:value="1062.5152737577" calcext:value-type="float">
            <text:p>1062.5152737577</text:p>
          </table:table-cell>
          <table:table-cell office:value-type="float" office:value="1044.64840215495" calcext:value-type="float">
            <text:p>1044.648402155</text:p>
          </table:table-cell>
          <table:table-cell office:value-type="float" office:value="1062.96611446213" calcext:value-type="float">
            <text:p>1062.9661144621</text:p>
          </table:table-cell>
          <table:table-cell office:value-type="float" office:value="1030.85957665321" calcext:value-type="float">
            <text:p>1030.8595766532</text:p>
          </table:table-cell>
          <table:table-cell office:value-type="float" office:value="1019.02565416236" calcext:value-type="float">
            <text:p>1019.0256541624</text:p>
          </table:table-cell>
          <table:table-cell office:value-type="float" office:value="1069.15046912225" calcext:value-type="float">
            <text:p>1069.1504691223</text:p>
          </table:table-cell>
          <table:table-cell office:value-type="float" office:value="1066.37684858603" calcext:value-type="float">
            <text:p>1066.376848586</text:p>
          </table:table-cell>
          <table:table-cell office:value-type="float" office:value="1054.88645253538" calcext:value-type="float">
            <text:p>1054.8864525354</text:p>
          </table:table-cell>
          <table:table-cell office:value-type="float" office:value="1033.92187009298" calcext:value-type="float">
            <text:p>1033.921870093</text:p>
          </table:table-cell>
          <table:table-cell office:value-type="float" office:value="1067.82660147082" calcext:value-type="float">
            <text:p>1067.8266014708</text:p>
          </table:table-cell>
          <table:table-cell office:value-type="float" office:value="1071.94327536681" calcext:value-type="float">
            <text:p>1071.9432753668</text:p>
          </table:table-cell>
          <table:table-cell office:value-type="float" office:value="1068.44152382874" calcext:value-type="float">
            <text:p>1068.4415238287</text:p>
          </table:table-cell>
          <table:table-cell office:value-type="float" office:value="1067.81941703717" calcext:value-type="float">
            <text:p>1067.8194170372</text:p>
          </table:table-cell>
          <table:table-cell office:value-type="float" office:value="1084.89165305984" calcext:value-type="float">
            <text:p>1084.8916530598</text:p>
          </table:table-cell>
          <table:table-cell office:value-type="float" office:value="1076.60174840025" calcext:value-type="float">
            <text:p>1076.6017484003</text:p>
          </table:table-cell>
          <table:table-cell office:value-type="float" office:value="1079.83433982843" calcext:value-type="float">
            <text:p>1079.8343398284</text:p>
          </table:table-cell>
          <table:table-cell office:value-type="float" office:value="1055.83643572265" calcext:value-type="float">
            <text:p>1055.8364357227</text:p>
          </table:table-cell>
          <table:table-cell office:value-type="float" office:value="1074.70723797575" calcext:value-type="float">
            <text:p>1074.7072379758</text:p>
          </table:table-cell>
        </table:table-row>
        <table:table-row table:style-name="ro1">
          <table:table-cell office:value-type="float" office:value="1080.05447994573" calcext:value-type="float">
            <text:p>1080.0544799457</text:p>
          </table:table-cell>
          <table:table-cell office:value-type="float" office:value="1047.78234801585" calcext:value-type="float">
            <text:p>1047.7823480159</text:p>
          </table:table-cell>
          <table:table-cell office:value-type="float" office:value="1063.41887223593" calcext:value-type="float">
            <text:p>1063.4188722359</text:p>
          </table:table-cell>
          <table:table-cell office:value-type="float" office:value="1045.12917943907" calcext:value-type="float">
            <text:p>1045.1291794391</text:p>
          </table:table-cell>
          <table:table-cell office:value-type="float" office:value="1062.07989916598" calcext:value-type="float">
            <text:p>1062.079899166</text:p>
          </table:table-cell>
          <table:table-cell office:value-type="float" office:value="1030.85957665321" calcext:value-type="float">
            <text:p>1030.8595766532</text:p>
          </table:table-cell>
          <table:table-cell office:value-type="float" office:value="1017.27935791899" calcext:value-type="float">
            <text:p>1017.279357919</text:p>
          </table:table-cell>
          <table:table-cell office:value-type="float" office:value="1067.96594145558" calcext:value-type="float">
            <text:p>1067.9659414556</text:p>
          </table:table-cell>
          <table:table-cell office:value-type="float" office:value="1062.4553405119" calcext:value-type="float">
            <text:p>1062.4553405119</text:p>
          </table:table-cell>
          <table:table-cell office:value-type="float" office:value="1055.01366871879" calcext:value-type="float">
            <text:p>1055.0136687188</text:p>
          </table:table-cell>
          <table:table-cell office:value-type="float" office:value="1034.61635425388" calcext:value-type="float">
            <text:p>1034.6163542539</text:p>
          </table:table-cell>
          <table:table-cell office:value-type="float" office:value="1067.62236834283" calcext:value-type="float">
            <text:p>1067.6223683428</text:p>
          </table:table-cell>
          <table:table-cell office:value-type="float" office:value="1067.63624210396" calcext:value-type="float">
            <text:p>1067.636242104</text:p>
          </table:table-cell>
          <table:table-cell office:value-type="float" office:value="1068.39554588288" calcext:value-type="float">
            <text:p>1068.3955458829</text:p>
          </table:table-cell>
          <table:table-cell office:value-type="float" office:value="1065.45284214305" calcext:value-type="float">
            <text:p>1065.4528421431</text:p>
          </table:table-cell>
          <table:table-cell office:value-type="float" office:value="1083.35404277602" calcext:value-type="float">
            <text:p>1083.354042776</text:p>
          </table:table-cell>
          <table:table-cell office:value-type="float" office:value="1073.12711263016" calcext:value-type="float">
            <text:p>1073.1271126302</text:p>
          </table:table-cell>
          <table:table-cell office:value-type="float" office:value="1079.52805835019" calcext:value-type="float">
            <text:p>1079.5280583502</text:p>
          </table:table-cell>
          <table:table-cell office:value-type="float" office:value="1051.45307332729" calcext:value-type="float">
            <text:p>1051.4530733273</text:p>
          </table:table-cell>
          <table:table-cell office:value-type="float" office:value="1066.29859776292" calcext:value-type="float">
            <text:p>1066.2985977629</text:p>
          </table:table-cell>
        </table:table-row>
        <table:table-row table:style-name="ro1">
          <table:table-cell office:value-type="float" office:value="1080.68743609152" calcext:value-type="float">
            <text:p>1080.6874360915</text:p>
          </table:table-cell>
          <table:table-cell office:value-type="float" office:value="1026.59475118068" calcext:value-type="float">
            <text:p>1026.5947511807</text:p>
          </table:table-cell>
          <table:table-cell office:value-type="float" office:value="1063.60200839299" calcext:value-type="float">
            <text:p>1063.602008393</text:p>
          </table:table-cell>
          <table:table-cell office:value-type="float" office:value="1042.34025535426" calcext:value-type="float">
            <text:p>1042.3402553543</text:p>
          </table:table-cell>
          <table:table-cell office:value-type="float" office:value="1060.94967478639" calcext:value-type="float">
            <text:p>1060.9496747864</text:p>
          </table:table-cell>
          <table:table-cell office:value-type="float" office:value="1029.86509470483" calcext:value-type="float">
            <text:p>1029.8650947048</text:p>
          </table:table-cell>
          <table:table-cell office:value-type="float" office:value="1013.81607278128" calcext:value-type="float">
            <text:p>1013.8160727813</text:p>
          </table:table-cell>
          <table:table-cell office:value-type="float" office:value="1065.6046170588" calcext:value-type="float">
            <text:p>1065.6046170588</text:p>
          </table:table-cell>
          <table:table-cell office:value-type="float" office:value="1054.6029614401" calcext:value-type="float">
            <text:p>1054.6029614401</text:p>
          </table:table-cell>
          <table:table-cell office:value-type="float" office:value="1053.431692966" calcext:value-type="float">
            <text:p>1053.431692966</text:p>
          </table:table-cell>
          <table:table-cell office:value-type="float" office:value="1034.40396809609" calcext:value-type="float">
            <text:p>1034.4039680961</text:p>
          </table:table-cell>
          <table:table-cell office:value-type="float" office:value="1074.04331445102" calcext:value-type="float">
            <text:p>1074.043314451</text:p>
          </table:table-cell>
          <table:table-cell office:value-type="float" office:value="1072.46309950402" calcext:value-type="float">
            <text:p>1072.463099504</text:p>
          </table:table-cell>
          <table:table-cell office:value-type="float" office:value="1066.26533624447" calcext:value-type="float">
            <text:p>1066.2653362445</text:p>
          </table:table-cell>
          <table:table-cell office:value-type="float" office:value="1063.51638412744" calcext:value-type="float">
            <text:p>1063.5163841274</text:p>
          </table:table-cell>
          <table:table-cell office:value-type="float" office:value="1083.93432311223" calcext:value-type="float">
            <text:p>1083.9343231122</text:p>
          </table:table-cell>
          <table:table-cell office:value-type="float" office:value="1073.00324148584" calcext:value-type="float">
            <text:p>1073.0032414858</text:p>
          </table:table-cell>
          <table:table-cell office:value-type="float" office:value="1076.95039344928" calcext:value-type="float">
            <text:p>1076.9503934493</text:p>
          </table:table-cell>
          <table:table-cell office:value-type="float" office:value="1043.43350843774" calcext:value-type="float">
            <text:p>1043.4335084377</text:p>
          </table:table-cell>
          <table:table-cell office:value-type="float" office:value="1068.98134271476" calcext:value-type="float">
            <text:p>1068.9813427148</text:p>
          </table:table-cell>
        </table:table-row>
        <table:table-row table:style-name="ro1">
          <table:table-cell office:value-type="float" office:value="1081.94772089626" calcext:value-type="float">
            <text:p>1081.9477208963</text:p>
          </table:table-cell>
          <table:table-cell office:value-type="float" office:value="1024.33432318232" calcext:value-type="float">
            <text:p>1024.3343231823</text:p>
          </table:table-cell>
          <table:table-cell office:value-type="float" office:value="1063.33847042394" calcext:value-type="float">
            <text:p>1063.3384704239</text:p>
          </table:table-cell>
          <table:table-cell office:value-type="float" office:value="1044.62846718436" calcext:value-type="float">
            <text:p>1044.6284671844</text:p>
          </table:table-cell>
          <table:table-cell office:value-type="float" office:value="1062.97333101863" calcext:value-type="float">
            <text:p>1062.9733310186</text:p>
          </table:table-cell>
          <table:table-cell office:value-type="float" office:value="1029.86509470483" calcext:value-type="float">
            <text:p>1029.8650947048</text:p>
          </table:table-cell>
          <table:table-cell office:value-type="float" office:value="1011.95916763732" calcext:value-type="float">
            <text:p>1011.9591676373</text:p>
          </table:table-cell>
          <table:table-cell office:value-type="float" office:value="1063.84986243618" calcext:value-type="float">
            <text:p>1063.8498624362</text:p>
          </table:table-cell>
          <table:table-cell office:value-type="float" office:value="1057.08394165866" calcext:value-type="float">
            <text:p>1057.0839416587</text:p>
          </table:table-cell>
          <table:table-cell office:value-type="float" office:value="1052.05659222845" calcext:value-type="float">
            <text:p>1052.0565922285</text:p>
          </table:table-cell>
          <table:table-cell office:value-type="float" office:value="1036.60647460502" calcext:value-type="float">
            <text:p>1036.606474605</text:p>
          </table:table-cell>
          <table:table-cell office:value-type="float" office:value="1071.9514552668" calcext:value-type="float">
            <text:p>1071.9514552668</text:p>
          </table:table-cell>
          <table:table-cell office:value-type="float" office:value="1071.95400496227" calcext:value-type="float">
            <text:p>1071.9540049623</text:p>
          </table:table-cell>
          <table:table-cell office:value-type="float" office:value="1065.87561621024" calcext:value-type="float">
            <text:p>1065.8756162102</text:p>
          </table:table-cell>
          <table:table-cell office:value-type="float" office:value="1062.10421660851" calcext:value-type="float">
            <text:p>1062.1042166085</text:p>
          </table:table-cell>
          <table:table-cell office:value-type="float" office:value="1083.95809583886" calcext:value-type="float">
            <text:p>1083.9580958389</text:p>
          </table:table-cell>
          <table:table-cell office:value-type="float" office:value="1072.83625307632" calcext:value-type="float">
            <text:p>1072.8362530763</text:p>
          </table:table-cell>
          <table:table-cell office:value-type="float" office:value="1054.57306492381" calcext:value-type="float">
            <text:p>1054.5730649238</text:p>
          </table:table-cell>
          <table:table-cell office:value-type="float" office:value="1047.07582064982" calcext:value-type="float">
            <text:p>1047.0758206498</text:p>
          </table:table-cell>
          <table:table-cell office:value-type="float" office:value="1064.59432793162" calcext:value-type="float">
            <text:p>1064.5943279316</text:p>
          </table:table-cell>
        </table:table-row>
        <table:table-row table:style-name="ro1">
          <table:table-cell office:value-type="float" office:value="1086.39770622424" calcext:value-type="float">
            <text:p>1086.3977062242</text:p>
          </table:table-cell>
          <table:table-cell office:value-type="float" office:value="1014.46671252219" calcext:value-type="float">
            <text:p>1014.4667125222</text:p>
          </table:table-cell>
          <table:table-cell office:value-type="float" office:value="1064.27446075712" calcext:value-type="float">
            <text:p>1064.2744607571</text:p>
          </table:table-cell>
          <table:table-cell office:value-type="float" office:value="1044.46483738235" calcext:value-type="float">
            <text:p>1044.4648373824</text:p>
          </table:table-cell>
          <table:table-cell office:value-type="float" office:value="1062.84070825867" calcext:value-type="float">
            <text:p>1062.8407082587</text:p>
          </table:table-cell>
          <table:table-cell office:value-type="float" office:value="1026.26104184727" calcext:value-type="float">
            <text:p>1026.2610418473</text:p>
          </table:table-cell>
          <table:table-cell office:value-type="float" office:value="0" calcext:value-type="float">
            <text:p>0</text:p>
          </table:table-cell>
          <table:table-cell office:value-type="float" office:value="1062.26738770341" calcext:value-type="float">
            <text:p>1062.2673877034</text:p>
          </table:table-cell>
          <table:table-cell office:value-type="float" office:value="1058.61952269255" calcext:value-type="float">
            <text:p>1058.6195226926</text:p>
          </table:table-cell>
          <table:table-cell office:value-type="float" office:value="1050.497615898" calcext:value-type="float">
            <text:p>1050.497615898</text:p>
          </table:table-cell>
          <table:table-cell office:value-type="float" office:value="0" calcext:value-type="float">
            <text:p>0</text:p>
          </table:table-cell>
          <table:table-cell office:value-type="float" office:value="1071.86062536834" calcext:value-type="float">
            <text:p>1071.8606253683</text:p>
          </table:table-cell>
          <table:table-cell office:value-type="float" office:value="1070.19690718089" calcext:value-type="float">
            <text:p>1070.1969071809</text:p>
          </table:table-cell>
          <table:table-cell office:value-type="float" office:value="1061.90776089181" calcext:value-type="float">
            <text:p>1061.9077608918</text:p>
          </table:table-cell>
          <table:table-cell office:value-type="float" office:value="1060.68367472711" calcext:value-type="float">
            <text:p>1060.6836747271</text:p>
          </table:table-cell>
          <table:table-cell office:value-type="float" office:value="1083.88585218704" calcext:value-type="float">
            <text:p>1083.885852187</text:p>
          </table:table-cell>
          <table:table-cell office:value-type="float" office:value="1069.47908703507" calcext:value-type="float">
            <text:p>1069.4790870351</text:p>
          </table:table-cell>
          <table:table-cell office:value-type="float" office:value="1054.57306492381" calcext:value-type="float">
            <text:p>1054.5730649238</text:p>
          </table:table-cell>
          <table:table-cell office:value-type="float" office:value="1048.87618265678" calcext:value-type="float">
            <text:p>1048.8761826568</text:p>
          </table:table-cell>
          <table:table-cell office:value-type="float" office:value="1065.87808857494" calcext:value-type="float">
            <text:p>1065.8780885749</text:p>
          </table:table-cell>
        </table:table-row>
        <table:table-row table:style-name="ro1">
          <table:table-cell office:value-type="float" office:value="1081.55514114795" calcext:value-type="float">
            <text:p>1081.555141148</text:p>
          </table:table-cell>
          <table:table-cell office:value-type="float" office:value="1015.38228352683" calcext:value-type="float">
            <text:p>1015.3822835268</text:p>
          </table:table-cell>
          <table:table-cell office:value-type="float" office:value="1063.8282371578" calcext:value-type="float">
            <text:p>1063.8282371578</text:p>
          </table:table-cell>
          <table:table-cell office:value-type="float" office:value="1044.42733363056" calcext:value-type="float">
            <text:p>1044.4273336306</text:p>
          </table:table-cell>
          <table:table-cell office:value-type="float" office:value="1061.83785670719" calcext:value-type="float">
            <text:p>1061.8378567072</text:p>
          </table:table-cell>
          <table:table-cell office:value-type="float" office:value="1027.28461197358" calcext:value-type="float">
            <text:p>1027.2846119736</text:p>
          </table:table-cell>
          <table:table-cell office:value-type="float" office:value="0" calcext:value-type="float">
            <text:p>0</text:p>
          </table:table-cell>
          <table:table-cell office:value-type="float" office:value="1059.30990485589" calcext:value-type="float">
            <text:p>1059.3099048559</text:p>
          </table:table-cell>
          <table:table-cell office:value-type="float" office:value="1056.48483699507" calcext:value-type="float">
            <text:p>1056.4848369951</text:p>
          </table:table-cell>
          <table:table-cell office:value-type="float" office:value="1052.04991144214" calcext:value-type="float">
            <text:p>1052.0499114421</text:p>
          </table:table-cell>
          <table:table-cell office:value-type="float" office:value="0" calcext:value-type="float">
            <text:p>0</text:p>
          </table:table-cell>
          <table:table-cell office:value-type="float" office:value="1071.79287364238" calcext:value-type="float">
            <text:p>1071.7928736424</text:p>
          </table:table-cell>
          <table:table-cell office:value-type="float" office:value="1064.28838365738" calcext:value-type="float">
            <text:p>1064.2883836574</text:p>
          </table:table-cell>
          <table:table-cell office:value-type="float" office:value="1045.37201641741" calcext:value-type="float">
            <text:p>1045.3720164174</text:p>
          </table:table-cell>
          <table:table-cell office:value-type="float" office:value="1058.76713866663" calcext:value-type="float">
            <text:p>1058.7671386666</text:p>
          </table:table-cell>
          <table:table-cell office:value-type="float" office:value="1083.17129585779" calcext:value-type="float">
            <text:p>1083.1712958578</text:p>
          </table:table-cell>
          <table:table-cell office:value-type="float" office:value="1069.65825907231" calcext:value-type="float">
            <text:p>1069.6582590723</text:p>
          </table:table-cell>
          <table:table-cell office:value-type="float" office:value="1053.81247452702" calcext:value-type="float">
            <text:p>1053.812474527</text:p>
          </table:table-cell>
          <table:table-cell office:value-type="float" office:value="1045.67122299624" calcext:value-type="float">
            <text:p>1045.6712229962</text:p>
          </table:table-cell>
          <table:table-cell office:value-type="float" office:value="1066.2727759792" calcext:value-type="float">
            <text:p>1066.2727759792</text:p>
          </table:table-cell>
        </table:table-row>
        <table:table-row table:style-name="ro1">
          <table:table-cell office:value-type="float" office:value="1078.74601421931" calcext:value-type="float">
            <text:p>1078.7460142193</text:p>
          </table:table-cell>
          <table:table-cell office:value-type="float" office:value="1014.87963512072" calcext:value-type="float">
            <text:p>1014.8796351207</text:p>
          </table:table-cell>
          <table:table-cell office:value-type="float" office:value="1047.56886778402" calcext:value-type="float">
            <text:p>1047.568867784</text:p>
          </table:table-cell>
          <table:table-cell office:value-type="float" office:value="1024.42614322942" calcext:value-type="float">
            <text:p>1024.4261432294</text:p>
          </table:table-cell>
          <table:table-cell office:value-type="float" office:value="1047.31308517076" calcext:value-type="float">
            <text:p>1047.3130851708</text:p>
          </table:table-cell>
          <table:table-cell office:value-type="float" office:value="1007.82230230189" calcext:value-type="float">
            <text:p>1007.8223023019</text:p>
          </table:table-cell>
          <table:table-cell office:value-type="float" office:value="0" calcext:value-type="float">
            <text:p>0</text:p>
          </table:table-cell>
          <table:table-cell office:value-type="float" office:value="1058.00957594015" calcext:value-type="float">
            <text:p>1058.0095759402</text:p>
          </table:table-cell>
          <table:table-cell office:value-type="float" office:value="1037.21380747015" calcext:value-type="float">
            <text:p>1037.2138074702</text:p>
          </table:table-cell>
          <table:table-cell office:value-type="float" office:value="1052.40639108074" calcext:value-type="float">
            <text:p>1052.4063910807</text:p>
          </table:table-cell>
          <table:table-cell office:value-type="float" office:value="0" calcext:value-type="float">
            <text:p>0</text:p>
          </table:table-cell>
          <table:table-cell office:value-type="float" office:value="1071.8773546207" calcext:value-type="float">
            <text:p>1071.8773546207</text:p>
          </table:table-cell>
          <table:table-cell office:value-type="float" office:value="1065.70138437936" calcext:value-type="float">
            <text:p>1065.7013843794</text:p>
          </table:table-cell>
          <table:table-cell office:value-type="float" office:value="1045.45004256248" calcext:value-type="float">
            <text:p>1045.4500425625</text:p>
          </table:table-cell>
          <table:table-cell office:value-type="float" office:value="1058.60697830752" calcext:value-type="float">
            <text:p>1058.6069783075</text:p>
          </table:table-cell>
          <table:table-cell office:value-type="float" office:value="1065.09528255463" calcext:value-type="float">
            <text:p>1065.0952825546</text:p>
          </table:table-cell>
          <table:table-cell office:value-type="float" office:value="1059.22824645796" calcext:value-type="float">
            <text:p>1059.228246458</text:p>
          </table:table-cell>
          <table:table-cell office:value-type="float" office:value="1047.50352276908" calcext:value-type="float">
            <text:p>1047.5035227691</text:p>
          </table:table-cell>
          <table:table-cell office:value-type="float" office:value="1040.80888697688" calcext:value-type="float">
            <text:p>1040.8088869769</text:p>
          </table:table-cell>
          <table:table-cell office:value-type="float" office:value="1065.70142768125" calcext:value-type="float">
            <text:p>1065.7014276813</text:p>
          </table:table-cell>
        </table:table-row>
        <table:table-row table:style-name="ro1">
          <table:table-cell office:value-type="float" office:value="1079.53115843515" calcext:value-type="float">
            <text:p>1079.5311584352</text:p>
          </table:table-cell>
          <table:table-cell office:value-type="float" office:value="1011.95955425416" calcext:value-type="float">
            <text:p>1011.95955425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55.36899127714" calcext:value-type="float">
            <text:p>1055.3689912771</text:p>
          </table:table-cell>
          <table:table-cell office:value-type="float" office:value="1037.19854166864" calcext:value-type="float">
            <text:p>1037.1985416686</text:p>
          </table:table-cell>
          <table:table-cell office:value-type="float" office:value="1054.04836664918" calcext:value-type="float">
            <text:p>1054.0483666492</text:p>
          </table:table-cell>
          <table:table-cell office:value-type="float" office:value="0" calcext:value-type="float">
            <text:p>0</text:p>
          </table:table-cell>
          <table:table-cell office:value-type="float" office:value="1065.16938973064" calcext:value-type="float">
            <text:p>1065.1693897306</text:p>
          </table:table-cell>
          <table:table-cell office:value-type="float" office:value="1069.66253666343" calcext:value-type="float">
            <text:p>1069.6625366634</text:p>
          </table:table-cell>
          <table:table-cell office:value-type="float" office:value="1043.80256977394" calcext:value-type="float">
            <text:p>1043.8025697739</text:p>
          </table:table-cell>
          <table:table-cell office:value-type="float" office:value="1057.20557117963" calcext:value-type="float">
            <text:p>1057.2055711796</text:p>
          </table:table-cell>
          <table:table-cell office:value-type="float" office:value="1064.38486025203" calcext:value-type="float">
            <text:p>1064.384860252</text:p>
          </table:table-cell>
          <table:table-cell office:value-type="float" office:value="1057.59920074046" calcext:value-type="float">
            <text:p>1057.5992007405</text:p>
          </table:table-cell>
          <table:table-cell office:value-type="float" office:value="0" calcext:value-type="float">
            <text:p>0</text:p>
          </table:table-cell>
          <table:table-cell office:value-type="float" office:value="1038.42351830591" calcext:value-type="float">
            <text:p>1038.4235183059</text:p>
          </table:table-cell>
          <table:table-cell office:value-type="float" office:value="1064.31594274339" calcext:value-type="float">
            <text:p>1064.3159427434</text:p>
          </table:table-cell>
        </table:table-row>
        <table:table-row table:style-name="ro1">
          <table:table-cell office:value-type="float" office:value="1080.53998535499" calcext:value-type="float">
            <text:p>1080.539985355</text:p>
          </table:table-cell>
          <table:table-cell office:value-type="float" office:value="1011.92851337077" calcext:value-type="float">
            <text:p>1011.92851337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54.02366232641" calcext:value-type="float">
            <text:p>1054.0236623264</text:p>
          </table:table-cell>
          <table:table-cell office:value-type="float" office:value="1038.24736968624" calcext:value-type="float">
            <text:p>1038.2473696862</text:p>
          </table:table-cell>
          <table:table-cell office:value-type="float" office:value="1053.55010435684" calcext:value-type="float">
            <text:p>1053.5501043568</text:p>
          </table:table-cell>
          <table:table-cell office:value-type="float" office:value="0" calcext:value-type="float">
            <text:p>0</text:p>
          </table:table-cell>
          <table:table-cell office:value-type="float" office:value="1066.20514816208" calcext:value-type="float">
            <text:p>1066.2051481621</text:p>
          </table:table-cell>
          <table:table-cell office:value-type="float" office:value="1069.23123099924" calcext:value-type="float">
            <text:p>1069.2312309992</text:p>
          </table:table-cell>
          <table:table-cell office:value-type="float" office:value="1041.94197702265" calcext:value-type="float">
            <text:p>1041.9419770227</text:p>
          </table:table-cell>
          <table:table-cell office:value-type="float" office:value="1045.80278431818" calcext:value-type="float">
            <text:p>1045.8027843182</text:p>
          </table:table-cell>
          <table:table-cell office:value-type="float" office:value="1062.85507061937" calcext:value-type="float">
            <text:p>1062.8550706194</text:p>
          </table:table-cell>
          <table:table-cell office:value-type="float" office:value="1053.42881793707" calcext:value-type="float">
            <text:p>1053.4288179371</text:p>
          </table:table-cell>
          <table:table-cell office:value-type="float" office:value="0" calcext:value-type="float">
            <text:p>0</text:p>
          </table:table-cell>
          <table:table-cell office:value-type="float" office:value="1040.58361809908" calcext:value-type="float">
            <text:p>1040.5836180991</text:p>
          </table:table-cell>
          <table:table-cell office:value-type="float" office:value="1062.48286034808" calcext:value-type="float">
            <text:p>1062.4828603481</text:p>
          </table:table-cell>
        </table:table-row>
        <table:table-row table:style-name="ro1">
          <table:table-cell office:value-type="float" office:value="1084.44408778343" calcext:value-type="float">
            <text:p>1084.4440877834</text:p>
          </table:table-cell>
          <table:table-cell office:value-type="float" office:value="1010.82345894419" calcext:value-type="float">
            <text:p>1010.82345894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48.58367479978" calcext:value-type="float">
            <text:p>1048.5836747998</text:p>
          </table:table-cell>
          <table:table-cell office:value-type="float" office:value="1038.50179812435" calcext:value-type="float">
            <text:p>1038.5017981244</text:p>
          </table:table-cell>
          <table:table-cell office:value-type="float" office:value="1053.70376224655" calcext:value-type="float">
            <text:p>1053.7037622466</text:p>
          </table:table-cell>
          <table:table-cell office:value-type="float" office:value="0" calcext:value-type="float">
            <text:p>0</text:p>
          </table:table-cell>
          <table:table-cell office:value-type="float" office:value="1066.20514816208" calcext:value-type="float">
            <text:p>1066.2051481621</text:p>
          </table:table-cell>
          <table:table-cell office:value-type="float" office:value="1069.61284434692" calcext:value-type="float">
            <text:p>1069.6128443469</text:p>
          </table:table-cell>
          <table:table-cell office:value-type="float" office:value="1040.49902842393" calcext:value-type="float">
            <text:p>1040.4990284239</text:p>
          </table:table-cell>
          <table:table-cell office:value-type="float" office:value="1049.82031667646" calcext:value-type="float">
            <text:p>1049.8203166765</text:p>
          </table:table-cell>
          <table:table-cell office:value-type="float" office:value="1061.96229964798" calcext:value-type="float">
            <text:p>1061.962299648</text:p>
          </table:table-cell>
          <table:table-cell office:value-type="float" office:value="1053.48798851448" calcext:value-type="float">
            <text:p>1053.4879885145</text:p>
          </table:table-cell>
          <table:table-cell office:value-type="float" office:value="0" calcext:value-type="float">
            <text:p>0</text:p>
          </table:table-cell>
          <table:table-cell office:value-type="float" office:value="1037.41278609459" calcext:value-type="float">
            <text:p>1037.4127860946</text:p>
          </table:table-cell>
          <table:table-cell office:value-type="float" office:value="1063.53715476847" calcext:value-type="float">
            <text:p>1063.5371547685</text:p>
          </table:table-cell>
        </table:table-row>
        <table:table-row table:style-name="ro1">
          <table:table-cell office:value-type="float" office:value="1085.49158204781" calcext:value-type="float">
            <text:p>1085.4915820478</text:p>
          </table:table-cell>
          <table:table-cell office:value-type="float" office:value="1011.58654132378" calcext:value-type="float">
            <text:p>1011.58654132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47.8644728817" calcext:value-type="float">
            <text:p>1047.8644728817</text:p>
          </table:table-cell>
          <table:table-cell office:value-type="float" office:value="1034.70120453418" calcext:value-type="float">
            <text:p>1034.7012045342</text:p>
          </table:table-cell>
          <table:table-cell office:value-type="float" office:value="1052.79893287133" calcext:value-type="float">
            <text:p>1052.7989328713</text:p>
          </table:table-cell>
          <table:table-cell office:value-type="float" office:value="0" calcext:value-type="float">
            <text:p>0</text:p>
          </table:table-cell>
          <table:table-cell office:value-type="float" office:value="1066.20432993817" calcext:value-type="float">
            <text:p>1066.2043299382</text:p>
          </table:table-cell>
          <table:table-cell office:value-type="float" office:value="1070.05957911838" calcext:value-type="float">
            <text:p>1070.0595791184</text:p>
          </table:table-cell>
          <table:table-cell office:value-type="float" office:value="1041.56577030812" calcext:value-type="float">
            <text:p>1041.5657703081</text:p>
          </table:table-cell>
          <table:table-cell office:value-type="float" office:value="1039.93711455873" calcext:value-type="float">
            <text:p>1039.9371145587</text:p>
          </table:table-cell>
          <table:table-cell office:value-type="float" office:value="1059.27204687332" calcext:value-type="float">
            <text:p>1059.2720468733</text:p>
          </table:table-cell>
          <table:table-cell office:value-type="float" office:value="1056.8058819983" calcext:value-type="float">
            <text:p>1056.8058819983</text:p>
          </table:table-cell>
          <table:table-cell office:value-type="float" office:value="0" calcext:value-type="float">
            <text:p>0</text:p>
          </table:table-cell>
          <table:table-cell office:value-type="float" office:value="1030.21982407103" calcext:value-type="float">
            <text:p>1030.219824071</text:p>
          </table:table-cell>
          <table:table-cell office:value-type="float" office:value="1059.74194167307" calcext:value-type="float">
            <text:p>1059.7419416731</text:p>
          </table:table-cell>
        </table:table-row>
        <table:table-row table:style-name="ro1">
          <table:table-cell office:value-type="float" office:value="1080.25720241246" calcext:value-type="float">
            <text:p>1080.2572024125</text:p>
          </table:table-cell>
          <table:table-cell office:value-type="float" office:value="1010.7050805372" calcext:value-type="float">
            <text:p>1010.70508053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52.86032273805" calcext:value-type="float">
            <text:p>1052.8603227381</text:p>
          </table:table-cell>
          <table:table-cell office:value-type="float" office:value="0" calcext:value-type="float">
            <text:p>0</text:p>
          </table:table-cell>
          <table:table-cell office:value-type="float" office:value="1066.20432993817" calcext:value-type="float">
            <text:p>1066.2043299382</text:p>
          </table:table-cell>
          <table:table-cell office:value-type="float" office:value="1065.90556449061" calcext:value-type="float">
            <text:p>1065.9055644906</text:p>
          </table:table-cell>
          <table:table-cell office:value-type="float" office:value="1041.13500582556" calcext:value-type="float">
            <text:p>1041.1350058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4.85722340878" calcext:value-type="float">
            <text:p>1054.8572234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5.72368674617" calcext:value-type="float">
            <text:p>1055.7236867462</text:p>
          </table:table-cell>
        </table:table-row>
        <table:table-row table:style-name="ro1">
          <table:table-cell office:value-type="float" office:value="1080.25720241246" calcext:value-type="float">
            <text:p>1080.2572024125</text:p>
          </table:table-cell>
          <table:table-cell office:value-type="float" office:value="1010.01547523923" calcext:value-type="float">
            <text:p>1010.015475239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33.110311562" calcext:value-type="float">
            <text:p>1033.110311562</text:p>
          </table:table-cell>
          <table:table-cell office:value-type="float" office:value="0" calcext:value-type="float">
            <text:p>0</text:p>
          </table:table-cell>
          <table:table-cell office:value-type="float" office:value="1066.30687307891" calcext:value-type="float">
            <text:p>1066.3068730789</text:p>
          </table:table-cell>
          <table:table-cell office:value-type="float" office:value="1065.90740540767" calcext:value-type="float">
            <text:p>1065.9074054077</text:p>
          </table:table-cell>
          <table:table-cell office:value-type="float" office:value="1036.98272123087" calcext:value-type="float">
            <text:p>1036.9827212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1.74179795633" calcext:value-type="float">
            <text:p>1051.7417979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3.69891496463" calcext:value-type="float">
            <text:p>1053.6989149646</text:p>
          </table:table-cell>
        </table:table-row>
        <table:table-row table:style-name="ro1">
          <table:table-cell office:value-type="float" office:value="1061.51762315867" calcext:value-type="float">
            <text:p>1061.5176231587</text:p>
          </table:table-cell>
          <table:table-cell office:value-type="float" office:value="1010.01386099563" calcext:value-type="float">
            <text:p>1010.013860995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56.08760490442" calcext:value-type="float">
            <text:p>1056.0876049044</text:p>
          </table:table-cell>
          <table:table-cell office:value-type="float" office:value="1065.90740540767" calcext:value-type="float">
            <text:p>1065.9074054077</text:p>
          </table:table-cell>
          <table:table-cell office:value-type="float" office:value="1037.20495554619" calcext:value-type="float">
            <text:p>1037.2049555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6.90163864846" calcext:value-type="float">
            <text:p>1056.9016386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1.31524802659" calcext:value-type="float">
            <text:p>1041.31524802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0.39907440012" calcext:value-type="float">
            <text:p>1010.39907440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45.83947283256" calcext:value-type="float">
            <text:p>1045.8394728326</text:p>
          </table:table-cell>
          <table:table-cell office:value-type="float" office:value="1062.97983764006" calcext:value-type="float">
            <text:p>1062.9798376401</text:p>
          </table:table-cell>
          <table:table-cell office:value-type="float" office:value="1038.03956260655" calcext:value-type="float">
            <text:p>1038.0395626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4.8509508377" calcext:value-type="float">
            <text:p>1054.85095083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6.77730164012" calcext:value-type="float">
            <text:p>1006.77730164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37.66109903851" calcext:value-type="float">
            <text:p>1037.6610990385</text:p>
          </table:table-cell>
          <table:table-cell office:value-type="float" office:value="1065.48031766183" calcext:value-type="float">
            <text:p>1065.4803176618</text:p>
          </table:table-cell>
          <table:table-cell office:value-type="float" office:value="1036.27562320912" calcext:value-type="float">
            <text:p>1036.2756232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4.84686739566" calcext:value-type="float">
            <text:p>1054.84686739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7.07456389575" calcext:value-type="float">
            <text:p>1007.074563895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42.07281396555" calcext:value-type="float">
            <text:p>1042.0728139656</text:p>
          </table:table-cell>
          <table:table-cell office:value-type="float" office:value="1059.1100003592" calcext:value-type="float">
            <text:p>1059.1100003592</text:p>
          </table:table-cell>
          <table:table-cell office:value-type="float" office:value="1035.53501909877" calcext:value-type="float">
            <text:p>1035.5350190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4.53912631581" calcext:value-type="float">
            <text:p>1054.53912631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5.90975255708" calcext:value-type="float">
            <text:p>1005.909752557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41.81569766244" calcext:value-type="float">
            <text:p>1041.8156976624</text:p>
          </table:table-cell>
          <table:table-cell office:value-type="float" office:value="1059.15927902512" calcext:value-type="float">
            <text:p>1059.1592790251</text:p>
          </table:table-cell>
          <table:table-cell office:value-type="float" office:value="1034.89811046085" calcext:value-type="float">
            <text:p>1034.8981104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5.07569355105" calcext:value-type="float">
            <text:p>1055.07569355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055.19941893257" calcext:value-type="float">
            <text:p>1055.19941893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054.93810659568" calcext:value-type="float">
            <text:p>1054.93810659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053.80060718109" calcext:value-type="float">
            <text:p>1053.80060718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049.11867954269" calcext:value-type="float">
            <text:p>1049.11867954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045.52174097284" calcext:value-type="float">
            <text:p>1045.5217409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047.47107155306" calcext:value-type="float">
            <text:p>1047.47107155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046.02120273156" calcext:value-type="float">
            <text:p>1046.02120273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12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float" office:value="340.241550437407" calcext:value-type="float">
            <text:p>340.2415504374</text:p>
          </table:table-cell>
          <table:table-cell office:value-type="float" office:value="342.126282395197" calcext:value-type="float">
            <text:p>342.1262823952</text:p>
          </table:table-cell>
          <table:table-cell office:value-type="float" office:value="341.079556107694" calcext:value-type="float">
            <text:p>341.0795561077</text:p>
          </table:table-cell>
          <table:table-cell office:value-type="float" office:value="349.479071271419" calcext:value-type="float">
            <text:p>349.4790712714</text:p>
          </table:table-cell>
          <table:table-cell office:value-type="float" office:value="343.443429133779" calcext:value-type="float">
            <text:p>343.4434291338</text:p>
          </table:table-cell>
          <table:table-cell office:value-type="float" office:value="348.319411553941" calcext:value-type="float">
            <text:p>348.3194115539</text:p>
          </table:table-cell>
          <table:table-cell office:value-type="float" office:value="343.840211007484" calcext:value-type="float">
            <text:p>343.8402110075</text:p>
          </table:table-cell>
          <table:table-cell office:value-type="float" office:value="342.859098101642" calcext:value-type="float">
            <text:p>342.8590981016</text:p>
          </table:table-cell>
          <table:table-cell office:value-type="float" office:value="344.558316828527" calcext:value-type="float">
            <text:p>344.5583168285</text:p>
          </table:table-cell>
          <table:table-cell office:value-type="float" office:value="343.682619356539" calcext:value-type="float">
            <text:p>343.6826193565</text:p>
          </table:table-cell>
          <table:table-cell office:value-type="float" office:value="332.499156102571" calcext:value-type="float">
            <text:p>332.4991561026</text:p>
          </table:table-cell>
          <table:table-cell office:value-type="float" office:value="347.155350333547" calcext:value-type="float">
            <text:p>347.1553503335</text:p>
          </table:table-cell>
          <table:table-cell office:value-type="float" office:value="351.034214410202" calcext:value-type="float">
            <text:p>351.0342144102</text:p>
          </table:table-cell>
          <table:table-cell office:value-type="float" office:value="341.092930004027" calcext:value-type="float">
            <text:p>341.092930004</text:p>
          </table:table-cell>
          <table:table-cell office:value-type="float" office:value="350.402071057052" calcext:value-type="float">
            <text:p>350.4020710571</text:p>
          </table:table-cell>
          <table:table-cell office:value-type="float" office:value="341.290987970082" calcext:value-type="float">
            <text:p>341.2909879701</text:p>
          </table:table-cell>
          <table:table-cell office:value-type="float" office:value="339.337518981117" calcext:value-type="float">
            <text:p>339.3375189811</text:p>
          </table:table-cell>
          <table:table-cell office:value-type="float" office:value="338.47544700529" calcext:value-type="float">
            <text:p>338.4754470053</text:p>
          </table:table-cell>
          <table:table-cell office:value-type="float" office:value="335.398381231156" calcext:value-type="float">
            <text:p>335.3983812312</text:p>
          </table:table-cell>
          <table:table-cell office:value-type="float" office:value="344.345293232531" calcext:value-type="float">
            <text:p>344.3452932325</text:p>
          </table:table-cell>
        </table:table-row>
        <table:table-row table:style-name="ro1">
          <table:table-cell office:value-type="float" office:value="339.718402884551" calcext:value-type="float">
            <text:p>339.7184028846</text:p>
          </table:table-cell>
          <table:table-cell office:value-type="float" office:value="342.214693562481" calcext:value-type="float">
            <text:p>342.2146935625</text:p>
          </table:table-cell>
          <table:table-cell office:value-type="float" office:value="341.079556107694" calcext:value-type="float">
            <text:p>341.0795561077</text:p>
          </table:table-cell>
          <table:table-cell office:value-type="float" office:value="353.129056924704" calcext:value-type="float">
            <text:p>353.1290569247</text:p>
          </table:table-cell>
          <table:table-cell office:value-type="float" office:value="345.838480545783" calcext:value-type="float">
            <text:p>345.8384805458</text:p>
          </table:table-cell>
          <table:table-cell office:value-type="float" office:value="366.459566234423" calcext:value-type="float">
            <text:p>366.4595662344</text:p>
          </table:table-cell>
          <table:table-cell office:value-type="float" office:value="350.2724656659" calcext:value-type="float">
            <text:p>350.2724656659</text:p>
          </table:table-cell>
          <table:table-cell office:value-type="float" office:value="345.964662017318" calcext:value-type="float">
            <text:p>345.9646620173</text:p>
          </table:table-cell>
          <table:table-cell office:value-type="float" office:value="346.664510193263" calcext:value-type="float">
            <text:p>346.6645101933</text:p>
          </table:table-cell>
          <table:table-cell office:value-type="float" office:value="344.480651338011" calcext:value-type="float">
            <text:p>344.480651338</text:p>
          </table:table-cell>
          <table:table-cell office:value-type="float" office:value="338.644736267949" calcext:value-type="float">
            <text:p>338.6447362679</text:p>
          </table:table-cell>
          <table:table-cell office:value-type="float" office:value="349.735855420396" calcext:value-type="float">
            <text:p>349.7358554204</text:p>
          </table:table-cell>
          <table:table-cell office:value-type="float" office:value="351.37596537964" calcext:value-type="float">
            <text:p>351.3759653796</text:p>
          </table:table-cell>
          <table:table-cell office:value-type="float" office:value="338.056224478236" calcext:value-type="float">
            <text:p>338.0562244782</text:p>
          </table:table-cell>
          <table:table-cell office:value-type="float" office:value="336.382535916364" calcext:value-type="float">
            <text:p>336.3825359164</text:p>
          </table:table-cell>
          <table:table-cell office:value-type="float" office:value="349.324278798936" calcext:value-type="float">
            <text:p>349.3242787989</text:p>
          </table:table-cell>
          <table:table-cell office:value-type="float" office:value="339.337518981117" calcext:value-type="float">
            <text:p>339.3375189811</text:p>
          </table:table-cell>
          <table:table-cell office:value-type="float" office:value="339.993256957791" calcext:value-type="float">
            <text:p>339.9932569578</text:p>
          </table:table-cell>
          <table:table-cell office:value-type="float" office:value="335.24459889048" calcext:value-type="float">
            <text:p>335.2445988905</text:p>
          </table:table-cell>
          <table:table-cell office:value-type="float" office:value="347.929774212636" calcext:value-type="float">
            <text:p>347.9297742126</text:p>
          </table:table-cell>
        </table:table-row>
        <table:table-row table:style-name="ro1">
          <table:table-cell office:value-type="float" office:value="353.449615361128" calcext:value-type="float">
            <text:p>353.4496153611</text:p>
          </table:table-cell>
          <table:table-cell office:value-type="float" office:value="354.978800441031" calcext:value-type="float">
            <text:p>354.978800441</text:p>
          </table:table-cell>
          <table:table-cell office:value-type="float" office:value="337.514266968502" calcext:value-type="float">
            <text:p>337.5142669685</text:p>
          </table:table-cell>
          <table:table-cell office:value-type="float" office:value="356.065678982385" calcext:value-type="float">
            <text:p>356.0656789824</text:p>
          </table:table-cell>
          <table:table-cell office:value-type="float" office:value="347.382369675464" calcext:value-type="float">
            <text:p>347.3823696755</text:p>
          </table:table-cell>
          <table:table-cell office:value-type="float" office:value="368.946607381315" calcext:value-type="float">
            <text:p>368.9466073813</text:p>
          </table:table-cell>
          <table:table-cell office:value-type="float" office:value="363.734606824828" calcext:value-type="float">
            <text:p>363.7346068248</text:p>
          </table:table-cell>
          <table:table-cell office:value-type="float" office:value="333.968396456044" calcext:value-type="float">
            <text:p>333.968396456</text:p>
          </table:table-cell>
          <table:table-cell office:value-type="float" office:value="345.181898689303" calcext:value-type="float">
            <text:p>345.1818986893</text:p>
          </table:table-cell>
          <table:table-cell office:value-type="float" office:value="364.362342953056" calcext:value-type="float">
            <text:p>364.3623429531</text:p>
          </table:table-cell>
          <table:table-cell office:value-type="float" office:value="357.300500561844" calcext:value-type="float">
            <text:p>357.3005005618</text:p>
          </table:table-cell>
          <table:table-cell office:value-type="float" office:value="338.816225380061" calcext:value-type="float">
            <text:p>338.8162253801</text:p>
          </table:table-cell>
          <table:table-cell office:value-type="float" office:value="348.109267545815" calcext:value-type="float">
            <text:p>348.1092675458</text:p>
          </table:table-cell>
          <table:table-cell office:value-type="float" office:value="345.531074616568" calcext:value-type="float">
            <text:p>345.5310746166</text:p>
          </table:table-cell>
          <table:table-cell office:value-type="float" office:value="343.59711036902" calcext:value-type="float">
            <text:p>343.597110369</text:p>
          </table:table-cell>
          <table:table-cell office:value-type="float" office:value="354.333803971115" calcext:value-type="float">
            <text:p>354.3338039711</text:p>
          </table:table-cell>
          <table:table-cell office:value-type="float" office:value="337.432847463924" calcext:value-type="float">
            <text:p>337.4328474639</text:p>
          </table:table-cell>
          <table:table-cell office:value-type="float" office:value="357.041440118797" calcext:value-type="float">
            <text:p>357.0414401188</text:p>
          </table:table-cell>
          <table:table-cell office:value-type="float" office:value="355.851637263368" calcext:value-type="float">
            <text:p>355.8516372634</text:p>
          </table:table-cell>
          <table:table-cell office:value-type="float" office:value="354.325817056307" calcext:value-type="float">
            <text:p>354.3258170563</text:p>
          </table:table-cell>
        </table:table-row>
        <table:table-row table:style-name="ro1">
          <table:table-cell office:value-type="float" office:value="352.939462437097" calcext:value-type="float">
            <text:p>352.9394624371</text:p>
          </table:table-cell>
          <table:table-cell office:value-type="float" office:value="353.862560350845" calcext:value-type="float">
            <text:p>353.8625603508</text:p>
          </table:table-cell>
          <table:table-cell office:value-type="float" office:value="352.975468247083" calcext:value-type="float">
            <text:p>352.9754682471</text:p>
          </table:table-cell>
          <table:table-cell office:value-type="float" office:value="361.770168389081" calcext:value-type="float">
            <text:p>361.7701683891</text:p>
          </table:table-cell>
          <table:table-cell office:value-type="float" office:value="345.417707989061" calcext:value-type="float">
            <text:p>345.4177079891</text:p>
          </table:table-cell>
          <table:table-cell office:value-type="float" office:value="355.114009576837" calcext:value-type="float">
            <text:p>355.1140095768</text:p>
          </table:table-cell>
          <table:table-cell office:value-type="float" office:value="368.692395245874" calcext:value-type="float">
            <text:p>368.6923952459</text:p>
          </table:table-cell>
          <table:table-cell office:value-type="float" office:value="335.105145837721" calcext:value-type="float">
            <text:p>335.1051458377</text:p>
          </table:table-cell>
          <table:table-cell office:value-type="float" office:value="345.238687723155" calcext:value-type="float">
            <text:p>345.2386877232</text:p>
          </table:table-cell>
          <table:table-cell office:value-type="float" office:value="363.953045818354" calcext:value-type="float">
            <text:p>363.9530458184</text:p>
          </table:table-cell>
          <table:table-cell office:value-type="float" office:value="364.498504196548" calcext:value-type="float">
            <text:p>364.4985041965</text:p>
          </table:table-cell>
          <table:table-cell office:value-type="float" office:value="343.446742955621" calcext:value-type="float">
            <text:p>343.4467429556</text:p>
          </table:table-cell>
          <table:table-cell office:value-type="float" office:value="343.287586673624" calcext:value-type="float">
            <text:p>343.2875866736</text:p>
          </table:table-cell>
          <table:table-cell office:value-type="float" office:value="347.857848086675" calcext:value-type="float">
            <text:p>347.8578480867</text:p>
          </table:table-cell>
          <table:table-cell office:value-type="float" office:value="345.865505346803" calcext:value-type="float">
            <text:p>345.8655053468</text:p>
          </table:table-cell>
          <table:table-cell office:value-type="float" office:value="354.333803971115" calcext:value-type="float">
            <text:p>354.3338039711</text:p>
          </table:table-cell>
          <table:table-cell office:value-type="float" office:value="355.194927937801" calcext:value-type="float">
            <text:p>355.1949279378</text:p>
          </table:table-cell>
          <table:table-cell office:value-type="float" office:value="357.575799781757" calcext:value-type="float">
            <text:p>357.5757997818</text:p>
          </table:table-cell>
          <table:table-cell office:value-type="float" office:value="364.5837384035" calcext:value-type="float">
            <text:p>364.5837384035</text:p>
          </table:table-cell>
          <table:table-cell office:value-type="float" office:value="359.905812090785" calcext:value-type="float">
            <text:p>359.9058120908</text:p>
          </table:table-cell>
        </table:table-row>
        <table:table-row table:style-name="ro1">
          <table:table-cell office:value-type="float" office:value="363.285284359052" calcext:value-type="float">
            <text:p>363.2852843591</text:p>
          </table:table-cell>
          <table:table-cell office:value-type="float" office:value="355.630241886477" calcext:value-type="float">
            <text:p>355.6302418865</text:p>
          </table:table-cell>
          <table:table-cell office:value-type="float" office:value="365.455126943019" calcext:value-type="float">
            <text:p>365.455126943</text:p>
          </table:table-cell>
          <table:table-cell office:value-type="float" office:value="361.177431650451" calcext:value-type="float">
            <text:p>361.1774316505</text:p>
          </table:table-cell>
          <table:table-cell office:value-type="float" office:value="334.917681944834" calcext:value-type="float">
            <text:p>334.9176819448</text:p>
          </table:table-cell>
          <table:table-cell office:value-type="float" office:value="361.998640273335" calcext:value-type="float">
            <text:p>361.9986402733</text:p>
          </table:table-cell>
          <table:table-cell office:value-type="float" office:value="372.119910467346" calcext:value-type="float">
            <text:p>372.1199104673</text:p>
          </table:table-cell>
          <table:table-cell office:value-type="float" office:value="335.11251324717" calcext:value-type="float">
            <text:p>335.1125132472</text:p>
          </table:table-cell>
          <table:table-cell office:value-type="float" office:value="349.472975508768" calcext:value-type="float">
            <text:p>349.4729755088</text:p>
          </table:table-cell>
          <table:table-cell office:value-type="float" office:value="365.609289691397" calcext:value-type="float">
            <text:p>365.6092896914</text:p>
          </table:table-cell>
          <table:table-cell office:value-type="float" office:value="364.836666766363" calcext:value-type="float">
            <text:p>364.8366667664</text:p>
          </table:table-cell>
          <table:table-cell office:value-type="float" office:value="350.078067702206" calcext:value-type="float">
            <text:p>350.0780677022</text:p>
          </table:table-cell>
          <table:table-cell office:value-type="float" office:value="359.594902460443" calcext:value-type="float">
            <text:p>359.5949024604</text:p>
          </table:table-cell>
          <table:table-cell office:value-type="float" office:value="359.23992274376" calcext:value-type="float">
            <text:p>359.2399227438</text:p>
          </table:table-cell>
          <table:table-cell office:value-type="float" office:value="351.697957551322" calcext:value-type="float">
            <text:p>351.6979575513</text:p>
          </table:table-cell>
          <table:table-cell office:value-type="float" office:value="359.035962085517" calcext:value-type="float">
            <text:p>359.0359620855</text:p>
          </table:table-cell>
          <table:table-cell office:value-type="float" office:value="349.999297208034" calcext:value-type="float">
            <text:p>349.999297208</text:p>
          </table:table-cell>
          <table:table-cell office:value-type="float" office:value="357.620209944719" calcext:value-type="float">
            <text:p>357.6202099447</text:p>
          </table:table-cell>
          <table:table-cell office:value-type="float" office:value="365.310179144615" calcext:value-type="float">
            <text:p>365.3101791446</text:p>
          </table:table-cell>
          <table:table-cell office:value-type="float" office:value="364.546586754567" calcext:value-type="float">
            <text:p>364.5465867546</text:p>
          </table:table-cell>
        </table:table-row>
        <table:table-row table:style-name="ro1">
          <table:table-cell office:value-type="float" office:value="363.688776082472" calcext:value-type="float">
            <text:p>363.6887760825</text:p>
          </table:table-cell>
          <table:table-cell office:value-type="float" office:value="358.981883344288" calcext:value-type="float">
            <text:p>358.9818833443</text:p>
          </table:table-cell>
          <table:table-cell office:value-type="float" office:value="365.101939148277" calcext:value-type="float">
            <text:p>365.1019391483</text:p>
          </table:table-cell>
          <table:table-cell office:value-type="float" office:value="364.891509491008" calcext:value-type="float">
            <text:p>364.891509491</text:p>
          </table:table-cell>
          <table:table-cell office:value-type="float" office:value="351.688909526605" calcext:value-type="float">
            <text:p>351.6889095266</text:p>
          </table:table-cell>
          <table:table-cell office:value-type="float" office:value="365.682879294091" calcext:value-type="float">
            <text:p>365.6828792941</text:p>
          </table:table-cell>
          <table:table-cell office:value-type="float" office:value="375.078405953816" calcext:value-type="float">
            <text:p>375.0784059538</text:p>
          </table:table-cell>
          <table:table-cell office:value-type="float" office:value="334.207585500006" calcext:value-type="float">
            <text:p>334.2075855</text:p>
          </table:table-cell>
          <table:table-cell office:value-type="float" office:value="369.2896238151" calcext:value-type="float">
            <text:p>369.2896238151</text:p>
          </table:table-cell>
          <table:table-cell office:value-type="float" office:value="366.030894385973" calcext:value-type="float">
            <text:p>366.030894386</text:p>
          </table:table-cell>
          <table:table-cell office:value-type="float" office:value="365.690129235287" calcext:value-type="float">
            <text:p>365.6901292353</text:p>
          </table:table-cell>
          <table:table-cell office:value-type="float" office:value="355.21395068909" calcext:value-type="float">
            <text:p>355.2139506891</text:p>
          </table:table-cell>
          <table:table-cell office:value-type="float" office:value="361.157080457442" calcext:value-type="float">
            <text:p>361.1570804574</text:p>
          </table:table-cell>
          <table:table-cell office:value-type="float" office:value="359.666071879184" calcext:value-type="float">
            <text:p>359.6660718792</text:p>
          </table:table-cell>
          <table:table-cell office:value-type="float" office:value="351.999538208509" calcext:value-type="float">
            <text:p>351.9995382085</text:p>
          </table:table-cell>
          <table:table-cell office:value-type="float" office:value="358.793620144773" calcext:value-type="float">
            <text:p>358.7936201448</text:p>
          </table:table-cell>
          <table:table-cell office:value-type="float" office:value="348.807809231206" calcext:value-type="float">
            <text:p>348.8078092312</text:p>
          </table:table-cell>
          <table:table-cell office:value-type="float" office:value="362.782042424654" calcext:value-type="float">
            <text:p>362.7820424247</text:p>
          </table:table-cell>
          <table:table-cell office:value-type="float" office:value="366.244057778014" calcext:value-type="float">
            <text:p>366.244057778</text:p>
          </table:table-cell>
          <table:table-cell office:value-type="float" office:value="356.968712743882" calcext:value-type="float">
            <text:p>356.9687127439</text:p>
          </table:table-cell>
        </table:table-row>
        <table:table-row table:style-name="ro1">
          <table:table-cell office:value-type="float" office:value="363.619799316698" calcext:value-type="float">
            <text:p>363.6197993167</text:p>
          </table:table-cell>
          <table:table-cell office:value-type="float" office:value="355.615355006939" calcext:value-type="float">
            <text:p>355.6153550069</text:p>
          </table:table-cell>
          <table:table-cell office:value-type="float" office:value="364.678837972625" calcext:value-type="float">
            <text:p>364.6788379726</text:p>
          </table:table-cell>
          <table:table-cell office:value-type="float" office:value="364.085849384829" calcext:value-type="float">
            <text:p>364.0858493848</text:p>
          </table:table-cell>
          <table:table-cell office:value-type="float" office:value="356.556413377284" calcext:value-type="float">
            <text:p>356.5564133773</text:p>
          </table:table-cell>
          <table:table-cell office:value-type="float" office:value="366.776301922209" calcext:value-type="float">
            <text:p>366.7763019222</text:p>
          </table:table-cell>
          <table:table-cell office:value-type="float" office:value="373.961290695721" calcext:value-type="float">
            <text:p>373.9612906957</text:p>
          </table:table-cell>
          <table:table-cell office:value-type="float" office:value="340.899653586813" calcext:value-type="float">
            <text:p>340.8996535868</text:p>
          </table:table-cell>
          <table:table-cell office:value-type="float" office:value="380.102628323358" calcext:value-type="float">
            <text:p>380.1026283234</text:p>
          </table:table-cell>
          <table:table-cell office:value-type="float" office:value="366.030894385973" calcext:value-type="float">
            <text:p>366.030894386</text:p>
          </table:table-cell>
          <table:table-cell office:value-type="float" office:value="369.039347525424" calcext:value-type="float">
            <text:p>369.0393475254</text:p>
          </table:table-cell>
          <table:table-cell office:value-type="float" office:value="355.78704111637" calcext:value-type="float">
            <text:p>355.7870411164</text:p>
          </table:table-cell>
          <table:table-cell office:value-type="float" office:value="357.199620589034" calcext:value-type="float">
            <text:p>357.199620589</text:p>
          </table:table-cell>
          <table:table-cell office:value-type="float" office:value="359.143307094739" calcext:value-type="float">
            <text:p>359.1433070947</text:p>
          </table:table-cell>
          <table:table-cell office:value-type="float" office:value="353.545901473884" calcext:value-type="float">
            <text:p>353.5459014739</text:p>
          </table:table-cell>
          <table:table-cell office:value-type="float" office:value="358.449373649421" calcext:value-type="float">
            <text:p>358.4493736494</text:p>
          </table:table-cell>
          <table:table-cell office:value-type="float" office:value="350.185767985237" calcext:value-type="float">
            <text:p>350.1857679852</text:p>
          </table:table-cell>
          <table:table-cell office:value-type="float" office:value="365.534438910685" calcext:value-type="float">
            <text:p>365.5344389107</text:p>
          </table:table-cell>
          <table:table-cell office:value-type="float" office:value="382.805352374009" calcext:value-type="float">
            <text:p>382.805352374</text:p>
          </table:table-cell>
          <table:table-cell office:value-type="float" office:value="350.655715195762" calcext:value-type="float">
            <text:p>350.6557151958</text:p>
          </table:table-cell>
        </table:table-row>
        <table:table-row table:style-name="ro1">
          <table:table-cell office:value-type="float" office:value="364.232637605451" calcext:value-type="float">
            <text:p>364.2326376055</text:p>
          </table:table-cell>
          <table:table-cell office:value-type="float" office:value="365.5136910938" calcext:value-type="float">
            <text:p>365.5136910938</text:p>
          </table:table-cell>
          <table:table-cell office:value-type="float" office:value="367.029109885756" calcext:value-type="float">
            <text:p>367.0291098858</text:p>
          </table:table-cell>
          <table:table-cell office:value-type="float" office:value="361.374977780045" calcext:value-type="float">
            <text:p>361.37497778</text:p>
          </table:table-cell>
          <table:table-cell office:value-type="float" office:value="347.348063045749" calcext:value-type="float">
            <text:p>347.3480630457</text:p>
          </table:table-cell>
          <table:table-cell office:value-type="float" office:value="368.123078005411" calcext:value-type="float">
            <text:p>368.1230780054</text:p>
          </table:table-cell>
          <table:table-cell office:value-type="float" office:value="376.928693234554" calcext:value-type="float">
            <text:p>376.9286932346</text:p>
          </table:table-cell>
          <table:table-cell office:value-type="float" office:value="339.929903648596" calcext:value-type="float">
            <text:p>339.9299036486</text:p>
          </table:table-cell>
          <table:table-cell office:value-type="float" office:value="382.229326399034" calcext:value-type="float">
            <text:p>382.229326399</text:p>
          </table:table-cell>
          <table:table-cell office:value-type="float" office:value="383.075339898586" calcext:value-type="float">
            <text:p>383.0753398986</text:p>
          </table:table-cell>
          <table:table-cell office:value-type="float" office:value="367.264025884791" calcext:value-type="float">
            <text:p>367.2640258848</text:p>
          </table:table-cell>
          <table:table-cell office:value-type="float" office:value="357.018164375194" calcext:value-type="float">
            <text:p>357.0181643752</text:p>
          </table:table-cell>
          <table:table-cell office:value-type="float" office:value="369.168950511514" calcext:value-type="float">
            <text:p>369.1689505115</text:p>
          </table:table-cell>
          <table:table-cell office:value-type="float" office:value="359.681704076779" calcext:value-type="float">
            <text:p>359.6817040768</text:p>
          </table:table-cell>
          <table:table-cell office:value-type="float" office:value="356.543795437067" calcext:value-type="float">
            <text:p>356.5437954371</text:p>
          </table:table-cell>
          <table:table-cell office:value-type="float" office:value="358.212909619116" calcext:value-type="float">
            <text:p>358.2129096191</text:p>
          </table:table-cell>
          <table:table-cell office:value-type="float" office:value="362.79862268365" calcext:value-type="float">
            <text:p>362.7986226837</text:p>
          </table:table-cell>
          <table:table-cell office:value-type="float" office:value="365.270488743658" calcext:value-type="float">
            <text:p>365.2704887437</text:p>
          </table:table-cell>
          <table:table-cell office:value-type="float" office:value="384.181624101134" calcext:value-type="float">
            <text:p>384.1816241011</text:p>
          </table:table-cell>
          <table:table-cell office:value-type="float" office:value="354.50494261977" calcext:value-type="float">
            <text:p>354.5049426198</text:p>
          </table:table-cell>
        </table:table-row>
        <table:table-row table:style-name="ro1">
          <table:table-cell office:value-type="float" office:value="364.281003638175" calcext:value-type="float">
            <text:p>364.2810036382</text:p>
          </table:table-cell>
          <table:table-cell office:value-type="float" office:value="377.713771897066" calcext:value-type="float">
            <text:p>377.7137718971</text:p>
          </table:table-cell>
          <table:table-cell office:value-type="float" office:value="366.492686559392" calcext:value-type="float">
            <text:p>366.4926865594</text:p>
          </table:table-cell>
          <table:table-cell office:value-type="float" office:value="359.621534474933" calcext:value-type="float">
            <text:p>359.6215344749</text:p>
          </table:table-cell>
          <table:table-cell office:value-type="float" office:value="350.97686548371" calcext:value-type="float">
            <text:p>350.9768654837</text:p>
          </table:table-cell>
          <table:table-cell office:value-type="float" office:value="372.724135458415" calcext:value-type="float">
            <text:p>372.7241354584</text:p>
          </table:table-cell>
          <table:table-cell office:value-type="float" office:value="378.173530535145" calcext:value-type="float">
            <text:p>378.1735305351</text:p>
          </table:table-cell>
          <table:table-cell office:value-type="float" office:value="339.571034604387" calcext:value-type="float">
            <text:p>339.5710346044</text:p>
          </table:table-cell>
          <table:table-cell office:value-type="float" office:value="381.267104402089" calcext:value-type="float">
            <text:p>381.2671044021</text:p>
          </table:table-cell>
          <table:table-cell office:value-type="float" office:value="387.698531395798" calcext:value-type="float">
            <text:p>387.6985313958</text:p>
          </table:table-cell>
          <table:table-cell office:value-type="float" office:value="377.337812582246" calcext:value-type="float">
            <text:p>377.3378125822</text:p>
          </table:table-cell>
          <table:table-cell office:value-type="float" office:value="357.098541861197" calcext:value-type="float">
            <text:p>357.0985418612</text:p>
          </table:table-cell>
          <table:table-cell office:value-type="float" office:value="367.224976772341" calcext:value-type="float">
            <text:p>367.2249767723</text:p>
          </table:table-cell>
          <table:table-cell office:value-type="float" office:value="367.315983136648" calcext:value-type="float">
            <text:p>367.3159831366</text:p>
          </table:table-cell>
          <table:table-cell office:value-type="float" office:value="358.393392957495" calcext:value-type="float">
            <text:p>358.3933929575</text:p>
          </table:table-cell>
          <table:table-cell office:value-type="float" office:value="358.360721119938" calcext:value-type="float">
            <text:p>358.3607211199</text:p>
          </table:table-cell>
          <table:table-cell office:value-type="float" office:value="360.220717736116" calcext:value-type="float">
            <text:p>360.2207177361</text:p>
          </table:table-cell>
          <table:table-cell office:value-type="float" office:value="367.357840119672" calcext:value-type="float">
            <text:p>367.3578401197</text:p>
          </table:table-cell>
          <table:table-cell office:value-type="float" office:value="382.553743887059" calcext:value-type="float">
            <text:p>382.5537438871</text:p>
          </table:table-cell>
          <table:table-cell office:value-type="float" office:value="356.556413296398" calcext:value-type="float">
            <text:p>356.5564132964</text:p>
          </table:table-cell>
        </table:table-row>
        <table:table-row table:style-name="ro1">
          <table:table-cell office:value-type="float" office:value="363.685081506418" calcext:value-type="float">
            <text:p>363.6850815064</text:p>
          </table:table-cell>
          <table:table-cell office:value-type="float" office:value="377.698612778968" calcext:value-type="float">
            <text:p>377.698612779</text:p>
          </table:table-cell>
          <table:table-cell office:value-type="float" office:value="364.100629722882" calcext:value-type="float">
            <text:p>364.1006297229</text:p>
          </table:table-cell>
          <table:table-cell office:value-type="float" office:value="353.777302155235" calcext:value-type="float">
            <text:p>353.7773021552</text:p>
          </table:table-cell>
          <table:table-cell office:value-type="float" office:value="352.184125394204" calcext:value-type="float">
            <text:p>352.1841253942</text:p>
          </table:table-cell>
          <table:table-cell office:value-type="float" office:value="378.983675862427" calcext:value-type="float">
            <text:p>378.9836758624</text:p>
          </table:table-cell>
          <table:table-cell office:value-type="float" office:value="381.028271064779" calcext:value-type="float">
            <text:p>381.0282710648</text:p>
          </table:table-cell>
          <table:table-cell office:value-type="float" office:value="340.784938078693" calcext:value-type="float">
            <text:p>340.7849380787</text:p>
          </table:table-cell>
          <table:table-cell office:value-type="float" office:value="385.044812169073" calcext:value-type="float">
            <text:p>385.0448121691</text:p>
          </table:table-cell>
          <table:table-cell office:value-type="float" office:value="387.82347472379" calcext:value-type="float">
            <text:p>387.8234747238</text:p>
          </table:table-cell>
          <table:table-cell office:value-type="float" office:value="376.787961053703" calcext:value-type="float">
            <text:p>376.7879610537</text:p>
          </table:table-cell>
          <table:table-cell office:value-type="float" office:value="358.112074950482" calcext:value-type="float">
            <text:p>358.1120749505</text:p>
          </table:table-cell>
          <table:table-cell office:value-type="float" office:value="381.675023736616" calcext:value-type="float">
            <text:p>381.6750237366</text:p>
          </table:table-cell>
          <table:table-cell office:value-type="float" office:value="366.051997452296" calcext:value-type="float">
            <text:p>366.0519974523</text:p>
          </table:table-cell>
          <table:table-cell office:value-type="float" office:value="358.468819351111" calcext:value-type="float">
            <text:p>358.4688193511</text:p>
          </table:table-cell>
          <table:table-cell office:value-type="float" office:value="357.938377302909" calcext:value-type="float">
            <text:p>357.9383773029</text:p>
          </table:table-cell>
          <table:table-cell office:value-type="float" office:value="372.667810329359" calcext:value-type="float">
            <text:p>372.6678103294</text:p>
          </table:table-cell>
          <table:table-cell office:value-type="float" office:value="367.65040414798" calcext:value-type="float">
            <text:p>367.650404148</text:p>
          </table:table-cell>
          <table:table-cell office:value-type="float" office:value="387.301882127813" calcext:value-type="float">
            <text:p>387.3018821278</text:p>
          </table:table-cell>
          <table:table-cell office:value-type="float" office:value="368.693364135639" calcext:value-type="float">
            <text:p>368.6933641356</text:p>
          </table:table-cell>
        </table:table-row>
        <table:table-row table:style-name="ro1">
          <table:table-cell office:value-type="float" office:value="366.398681279941" calcext:value-type="float">
            <text:p>366.3986812799</text:p>
          </table:table-cell>
          <table:table-cell office:value-type="float" office:value="379.026738494244" calcext:value-type="float">
            <text:p>379.0267384942</text:p>
          </table:table-cell>
          <table:table-cell office:value-type="float" office:value="363.485879857368" calcext:value-type="float">
            <text:p>363.4858798574</text:p>
          </table:table-cell>
          <table:table-cell office:value-type="float" office:value="355.387207871035" calcext:value-type="float">
            <text:p>355.387207871</text:p>
          </table:table-cell>
          <table:table-cell office:value-type="float" office:value="355.77081156957" calcext:value-type="float">
            <text:p>355.7708115696</text:p>
          </table:table-cell>
          <table:table-cell office:value-type="float" office:value="382.930471322293" calcext:value-type="float">
            <text:p>382.9304713223</text:p>
          </table:table-cell>
          <table:table-cell office:value-type="float" office:value="389.144461226504" calcext:value-type="float">
            <text:p>389.1444612265</text:p>
          </table:table-cell>
          <table:table-cell office:value-type="float" office:value="342.464486421899" calcext:value-type="float">
            <text:p>342.4644864219</text:p>
          </table:table-cell>
          <table:table-cell office:value-type="float" office:value="387.011331503172" calcext:value-type="float">
            <text:p>387.0113315032</text:p>
          </table:table-cell>
          <table:table-cell office:value-type="float" office:value="390.192735995097" calcext:value-type="float">
            <text:p>390.1927359951</text:p>
          </table:table-cell>
          <table:table-cell office:value-type="float" office:value="378.710314325541" calcext:value-type="float">
            <text:p>378.7103143255</text:p>
          </table:table-cell>
          <table:table-cell office:value-type="float" office:value="358.452604347701" calcext:value-type="float">
            <text:p>358.4526043477</text:p>
          </table:table-cell>
          <table:table-cell office:value-type="float" office:value="381.063763275821" calcext:value-type="float">
            <text:p>381.0637632758</text:p>
          </table:table-cell>
          <table:table-cell office:value-type="float" office:value="367.696778868632" calcext:value-type="float">
            <text:p>367.6967788686</text:p>
          </table:table-cell>
          <table:table-cell office:value-type="float" office:value="361.329167886799" calcext:value-type="float">
            <text:p>361.3291678868</text:p>
          </table:table-cell>
          <table:table-cell office:value-type="float" office:value="360.523899681633" calcext:value-type="float">
            <text:p>360.5238996816</text:p>
          </table:table-cell>
          <table:table-cell office:value-type="float" office:value="373.544655210416" calcext:value-type="float">
            <text:p>373.5446552104</text:p>
          </table:table-cell>
          <table:table-cell office:value-type="float" office:value="367.468870384157" calcext:value-type="float">
            <text:p>367.4688703842</text:p>
          </table:table-cell>
          <table:table-cell office:value-type="float" office:value="389.467921590181" calcext:value-type="float">
            <text:p>389.4679215902</text:p>
          </table:table-cell>
          <table:table-cell office:value-type="float" office:value="367.848534248278" calcext:value-type="float">
            <text:p>367.8485342483</text:p>
          </table:table-cell>
        </table:table-row>
        <table:table-row table:style-name="ro1">
          <table:table-cell office:value-type="float" office:value="367.404095623933" calcext:value-type="float">
            <text:p>367.4040956239</text:p>
          </table:table-cell>
          <table:table-cell office:value-type="float" office:value="378.129369134298" calcext:value-type="float">
            <text:p>378.1293691343</text:p>
          </table:table-cell>
          <table:table-cell office:value-type="float" office:value="364.918416151856" calcext:value-type="float">
            <text:p>364.9184161519</text:p>
          </table:table-cell>
          <table:table-cell office:value-type="float" office:value="354.801974564266" calcext:value-type="float">
            <text:p>354.8019745643</text:p>
          </table:table-cell>
          <table:table-cell office:value-type="float" office:value="360.108204743041" calcext:value-type="float">
            <text:p>360.108204743</text:p>
          </table:table-cell>
          <table:table-cell office:value-type="float" office:value="386.865642494466" calcext:value-type="float">
            <text:p>386.8656424945</text:p>
          </table:table-cell>
          <table:table-cell office:value-type="float" office:value="389.615012699344" calcext:value-type="float">
            <text:p>389.6150126993</text:p>
          </table:table-cell>
          <table:table-cell office:value-type="float" office:value="341.075788402907" calcext:value-type="float">
            <text:p>341.0757884029</text:p>
          </table:table-cell>
          <table:table-cell office:value-type="float" office:value="389.46284866102" calcext:value-type="float">
            <text:p>389.462848661</text:p>
          </table:table-cell>
          <table:table-cell office:value-type="float" office:value="390.869695897585" calcext:value-type="float">
            <text:p>390.8696958976</text:p>
          </table:table-cell>
          <table:table-cell office:value-type="float" office:value="379.695589398131" calcext:value-type="float">
            <text:p>379.6955893981</text:p>
          </table:table-cell>
          <table:table-cell office:value-type="float" office:value="358.604440959973" calcext:value-type="float">
            <text:p>358.60444096</text:p>
          </table:table-cell>
          <table:table-cell office:value-type="float" office:value="381.617130707986" calcext:value-type="float">
            <text:p>381.617130708</text:p>
          </table:table-cell>
          <table:table-cell office:value-type="float" office:value="366.769250428894" calcext:value-type="float">
            <text:p>366.7692504289</text:p>
          </table:table-cell>
          <table:table-cell office:value-type="float" office:value="362.799191751727" calcext:value-type="float">
            <text:p>362.7991917517</text:p>
          </table:table-cell>
          <table:table-cell office:value-type="float" office:value="358.860167299922" calcext:value-type="float">
            <text:p>358.8601672999</text:p>
          </table:table-cell>
          <table:table-cell office:value-type="float" office:value="374.459368652725" calcext:value-type="float">
            <text:p>374.4593686527</text:p>
          </table:table-cell>
          <table:table-cell office:value-type="float" office:value="369.159058057736" calcext:value-type="float">
            <text:p>369.1590580577</text:p>
          </table:table-cell>
          <table:table-cell office:value-type="float" office:value="390.974064092316" calcext:value-type="float">
            <text:p>390.9740640923</text:p>
          </table:table-cell>
          <table:table-cell office:value-type="float" office:value="366.727111569072" calcext:value-type="float">
            <text:p>366.7271115691</text:p>
          </table:table-cell>
        </table:table-row>
        <table:table-row table:style-name="ro1">
          <table:table-cell office:value-type="float" office:value="366.492900626946" calcext:value-type="float">
            <text:p>366.4929006269</text:p>
          </table:table-cell>
          <table:table-cell office:value-type="float" office:value="388.766352703993" calcext:value-type="float">
            <text:p>388.766352704</text:p>
          </table:table-cell>
          <table:table-cell office:value-type="float" office:value="374.910776310696" calcext:value-type="float">
            <text:p>374.9107763107</text:p>
          </table:table-cell>
          <table:table-cell office:value-type="float" office:value="355.453462312494" calcext:value-type="float">
            <text:p>355.4534623125</text:p>
          </table:table-cell>
          <table:table-cell office:value-type="float" office:value="361.7664379707" calcext:value-type="float">
            <text:p>361.7664379707</text:p>
          </table:table-cell>
          <table:table-cell office:value-type="float" office:value="386.711078494346" calcext:value-type="float">
            <text:p>386.7110784943</text:p>
          </table:table-cell>
          <table:table-cell office:value-type="float" office:value="389.785719440571" calcext:value-type="float">
            <text:p>389.7857194406</text:p>
          </table:table-cell>
          <table:table-cell office:value-type="float" office:value="344.271231580344" calcext:value-type="float">
            <text:p>344.2712315803</text:p>
          </table:table-cell>
          <table:table-cell office:value-type="float" office:value="391.59468500174" calcext:value-type="float">
            <text:p>391.5946850017</text:p>
          </table:table-cell>
          <table:table-cell office:value-type="float" office:value="391.262109877974" calcext:value-type="float">
            <text:p>391.262109878</text:p>
          </table:table-cell>
          <table:table-cell office:value-type="float" office:value="380.536439847974" calcext:value-type="float">
            <text:p>380.536439848</text:p>
          </table:table-cell>
          <table:table-cell office:value-type="float" office:value="358.245168797651" calcext:value-type="float">
            <text:p>358.2451687977</text:p>
          </table:table-cell>
          <table:table-cell office:value-type="float" office:value="380.201048542801" calcext:value-type="float">
            <text:p>380.2010485428</text:p>
          </table:table-cell>
          <table:table-cell office:value-type="float" office:value="366.323394672125" calcext:value-type="float">
            <text:p>366.3233946721</text:p>
          </table:table-cell>
          <table:table-cell office:value-type="float" office:value="366.079312519416" calcext:value-type="float">
            <text:p>366.0793125194</text:p>
          </table:table-cell>
          <table:table-cell office:value-type="float" office:value="360.550785095139" calcext:value-type="float">
            <text:p>360.5507850951</text:p>
          </table:table-cell>
          <table:table-cell office:value-type="float" office:value="374.018411061246" calcext:value-type="float">
            <text:p>374.0184110612</text:p>
          </table:table-cell>
          <table:table-cell office:value-type="float" office:value="369.670575078522" calcext:value-type="float">
            <text:p>369.6705750785</text:p>
          </table:table-cell>
          <table:table-cell office:value-type="float" office:value="392.603932055476" calcext:value-type="float">
            <text:p>392.6039320555</text:p>
          </table:table-cell>
          <table:table-cell office:value-type="float" office:value="373.226435813288" calcext:value-type="float">
            <text:p>373.2264358133</text:p>
          </table:table-cell>
        </table:table-row>
        <table:table-row table:style-name="ro1">
          <table:table-cell office:value-type="float" office:value="366.463206600988" calcext:value-type="float">
            <text:p>366.463206601</text:p>
          </table:table-cell>
          <table:table-cell office:value-type="float" office:value="391.221085127274" calcext:value-type="float">
            <text:p>391.2210851273</text:p>
          </table:table-cell>
          <table:table-cell office:value-type="float" office:value="375.859551075585" calcext:value-type="float">
            <text:p>375.8595510756</text:p>
          </table:table-cell>
          <table:table-cell office:value-type="float" office:value="355.868720987987" calcext:value-type="float">
            <text:p>355.868720988</text:p>
          </table:table-cell>
          <table:table-cell office:value-type="float" office:value="362.662444143003" calcext:value-type="float">
            <text:p>362.662444143</text:p>
          </table:table-cell>
          <table:table-cell office:value-type="float" office:value="386.711078494346" calcext:value-type="float">
            <text:p>386.7110784943</text:p>
          </table:table-cell>
          <table:table-cell office:value-type="float" office:value="389.922067014705" calcext:value-type="float">
            <text:p>389.9220670147</text:p>
          </table:table-cell>
          <table:table-cell office:value-type="float" office:value="345.542878963481" calcext:value-type="float">
            <text:p>345.5428789635</text:p>
          </table:table-cell>
          <table:table-cell office:value-type="float" office:value="394.615764245155" calcext:value-type="float">
            <text:p>394.6157642452</text:p>
          </table:table-cell>
          <table:table-cell office:value-type="float" office:value="391.175692865042" calcext:value-type="float">
            <text:p>391.175692865</text:p>
          </table:table-cell>
          <table:table-cell office:value-type="float" office:value="379.874910860589" calcext:value-type="float">
            <text:p>379.8749108606</text:p>
          </table:table-cell>
          <table:table-cell office:value-type="float" office:value="357.462724680281" calcext:value-type="float">
            <text:p>357.4627246803</text:p>
          </table:table-cell>
          <table:table-cell office:value-type="float" office:value="384.87408172532" calcext:value-type="float">
            <text:p>384.8740817253</text:p>
          </table:table-cell>
          <table:table-cell office:value-type="float" office:value="366.288940955282" calcext:value-type="float">
            <text:p>366.2889409553</text:p>
          </table:table-cell>
          <table:table-cell office:value-type="float" office:value="363.359392306132" calcext:value-type="float">
            <text:p>363.3593923061</text:p>
          </table:table-cell>
          <table:table-cell office:value-type="float" office:value="359.655470772922" calcext:value-type="float">
            <text:p>359.6554707729</text:p>
          </table:table-cell>
          <table:table-cell office:value-type="float" office:value="376.507692911474" calcext:value-type="float">
            <text:p>376.5076929115</text:p>
          </table:table-cell>
          <table:table-cell office:value-type="float" office:value="371.41113261701" calcext:value-type="float">
            <text:p>371.411132617</text:p>
          </table:table-cell>
          <table:table-cell office:value-type="float" office:value="391.980529990567" calcext:value-type="float">
            <text:p>391.9805299906</text:p>
          </table:table-cell>
          <table:table-cell office:value-type="float" office:value="378.751711664715" calcext:value-type="float">
            <text:p>378.7517116647</text:p>
          </table:table-cell>
        </table:table-row>
        <table:table-row table:style-name="ro1">
          <table:table-cell office:value-type="float" office:value="366.588321254123" calcext:value-type="float">
            <text:p>366.5883212541</text:p>
          </table:table-cell>
          <table:table-cell office:value-type="float" office:value="404.411430048609" calcext:value-type="float">
            <text:p>404.4114300486</text:p>
          </table:table-cell>
          <table:table-cell office:value-type="float" office:value="375.354560788498" calcext:value-type="float">
            <text:p>375.3545607885</text:p>
          </table:table-cell>
          <table:table-cell office:value-type="float" office:value="354.97758189377" calcext:value-type="float">
            <text:p>354.9775818938</text:p>
          </table:table-cell>
          <table:table-cell office:value-type="float" office:value="363.066651082659" calcext:value-type="float">
            <text:p>363.0666510827</text:p>
          </table:table-cell>
          <table:table-cell office:value-type="float" office:value="388.03737001156" calcext:value-type="float">
            <text:p>388.0373700116</text:p>
          </table:table-cell>
          <table:table-cell office:value-type="float" office:value="390.50557661009" calcext:value-type="float">
            <text:p>390.5055766101</text:p>
          </table:table-cell>
          <table:table-cell office:value-type="float" office:value="347.441319930598" calcext:value-type="float">
            <text:p>347.4413199306</text:p>
          </table:table-cell>
          <table:table-cell office:value-type="float" office:value="398.654712817132" calcext:value-type="float">
            <text:p>398.6547128171</text:p>
          </table:table-cell>
          <table:table-cell office:value-type="float" office:value="392.995487928185" calcext:value-type="float">
            <text:p>392.9954879282</text:p>
          </table:table-cell>
          <table:table-cell office:value-type="float" office:value="379.930334653995" calcext:value-type="float">
            <text:p>379.930334654</text:p>
          </table:table-cell>
          <table:table-cell office:value-type="float" office:value="355.320676137598" calcext:value-type="float">
            <text:p>355.3206761376</text:p>
          </table:table-cell>
          <table:table-cell office:value-type="float" office:value="383.630627584112" calcext:value-type="float">
            <text:p>383.6306275841</text:p>
          </table:table-cell>
          <table:table-cell office:value-type="float" office:value="365.557130539152" calcext:value-type="float">
            <text:p>365.5571305392</text:p>
          </table:table-cell>
          <table:table-cell office:value-type="float" office:value="364.032406505443" calcext:value-type="float">
            <text:p>364.0324065054</text:p>
          </table:table-cell>
          <table:table-cell office:value-type="float" office:value="362.397655153307" calcext:value-type="float">
            <text:p>362.3976551533</text:p>
          </table:table-cell>
          <table:table-cell office:value-type="float" office:value="376.70557882249" calcext:value-type="float">
            <text:p>376.7055788225</text:p>
          </table:table-cell>
          <table:table-cell office:value-type="float" office:value="376.682428979459" calcext:value-type="float">
            <text:p>376.6824289795</text:p>
          </table:table-cell>
          <table:table-cell office:value-type="float" office:value="390.208891563112" calcext:value-type="float">
            <text:p>390.2088915631</text:p>
          </table:table-cell>
          <table:table-cell office:value-type="float" office:value="376.147482637655" calcext:value-type="float">
            <text:p>376.1474826377</text:p>
          </table:table-cell>
        </table:table-row>
        <table:table-row table:style-name="ro1">
          <table:table-cell office:value-type="float" office:value="365.918133714206" calcext:value-type="float">
            <text:p>365.9181337142</text:p>
          </table:table-cell>
          <table:table-cell office:value-type="float" office:value="405.362643955371" calcext:value-type="float">
            <text:p>405.3626439554</text:p>
          </table:table-cell>
          <table:table-cell office:value-type="float" office:value="375.338774840509" calcext:value-type="float">
            <text:p>375.3387748405</text:p>
          </table:table-cell>
          <table:table-cell office:value-type="float" office:value="355.935576723796" calcext:value-type="float">
            <text:p>355.9355767238</text:p>
          </table:table-cell>
          <table:table-cell office:value-type="float" office:value="363.398884861456" calcext:value-type="float">
            <text:p>363.3988848615</text:p>
          </table:table-cell>
          <table:table-cell office:value-type="float" office:value="388.03737001156" calcext:value-type="float">
            <text:p>388.0373700116</text:p>
          </table:table-cell>
          <table:table-cell office:value-type="float" office:value="391.22500611242" calcext:value-type="float">
            <text:p>391.2250061124</text:p>
          </table:table-cell>
          <table:table-cell office:value-type="float" office:value="348.532505552176" calcext:value-type="float">
            <text:p>348.5325055522</text:p>
          </table:table-cell>
          <table:table-cell office:value-type="float" office:value="398.444013254189" calcext:value-type="float">
            <text:p>398.4440132542</text:p>
          </table:table-cell>
          <table:table-cell office:value-type="float" office:value="393.963230483935" calcext:value-type="float">
            <text:p>393.9632304839</text:p>
          </table:table-cell>
          <table:table-cell office:value-type="float" office:value="379.591644229347" calcext:value-type="float">
            <text:p>379.5916442293</text:p>
          </table:table-cell>
          <table:table-cell office:value-type="float" office:value="355.708382824804" calcext:value-type="float">
            <text:p>355.7083828248</text:p>
          </table:table-cell>
          <table:table-cell office:value-type="float" office:value="384.585120272691" calcext:value-type="float">
            <text:p>384.5851202727</text:p>
          </table:table-cell>
          <table:table-cell office:value-type="float" office:value="367.036567473145" calcext:value-type="float">
            <text:p>367.0365674731</text:p>
          </table:table-cell>
          <table:table-cell office:value-type="float" office:value="365.154273773839" calcext:value-type="float">
            <text:p>365.1542737738</text:p>
          </table:table-cell>
          <table:table-cell office:value-type="float" office:value="361.204494668659" calcext:value-type="float">
            <text:p>361.2044946687</text:p>
          </table:table-cell>
          <table:table-cell office:value-type="float" office:value="376.804541662036" calcext:value-type="float">
            <text:p>376.804541662</text:p>
          </table:table-cell>
          <table:table-cell office:value-type="float" office:value="386.157795622329" calcext:value-type="float">
            <text:p>386.1577956223</text:p>
          </table:table-cell>
          <table:table-cell office:value-type="float" office:value="400.838641795862" calcext:value-type="float">
            <text:p>400.8386417959</text:p>
          </table:table-cell>
          <table:table-cell office:value-type="float" office:value="378.323867211917" calcext:value-type="float">
            <text:p>378.3238672119</text:p>
          </table:table-cell>
        </table:table-row>
        <table:table-row table:style-name="ro1">
          <table:table-cell office:value-type="float" office:value="359.818099620167" calcext:value-type="float">
            <text:p>359.8180996202</text:p>
          </table:table-cell>
          <table:table-cell office:value-type="float" office:value="410.363466091559" calcext:value-type="float">
            <text:p>410.3634660916</text:p>
          </table:table-cell>
          <table:table-cell office:value-type="float" office:value="375.822499650686" calcext:value-type="float">
            <text:p>375.8224996507</text:p>
          </table:table-cell>
          <table:table-cell office:value-type="float" office:value="358.848304093808" calcext:value-type="float">
            <text:p>358.8483040938</text:p>
          </table:table-cell>
          <table:table-cell office:value-type="float" office:value="363.433246773078" calcext:value-type="float">
            <text:p>363.4332467731</text:p>
          </table:table-cell>
          <table:table-cell office:value-type="float" office:value="388.402119454582" calcext:value-type="float">
            <text:p>388.4021194546</text:p>
          </table:table-cell>
          <table:table-cell office:value-type="float" office:value="0" calcext:value-type="float">
            <text:p>0</text:p>
          </table:table-cell>
          <table:table-cell office:value-type="float" office:value="348.933958727225" calcext:value-type="float">
            <text:p>348.9339587272</text:p>
          </table:table-cell>
          <table:table-cell office:value-type="float" office:value="397.559922363656" calcext:value-type="float">
            <text:p>397.5599223637</text:p>
          </table:table-cell>
          <table:table-cell office:value-type="float" office:value="394.811295708144" calcext:value-type="float">
            <text:p>394.8112957081</text:p>
          </table:table-cell>
          <table:table-cell office:value-type="float" office:value="0" calcext:value-type="float">
            <text:p>0</text:p>
          </table:table-cell>
          <table:table-cell office:value-type="float" office:value="355.722556571422" calcext:value-type="float">
            <text:p>355.7225565714</text:p>
          </table:table-cell>
          <table:table-cell office:value-type="float" office:value="385.860284076485" calcext:value-type="float">
            <text:p>385.8602840765</text:p>
          </table:table-cell>
          <table:table-cell office:value-type="float" office:value="366.824922797384" calcext:value-type="float">
            <text:p>366.8249227974</text:p>
          </table:table-cell>
          <table:table-cell office:value-type="float" office:value="365.86570199283" calcext:value-type="float">
            <text:p>365.8657019928</text:p>
          </table:table-cell>
          <table:table-cell office:value-type="float" office:value="361.176493387115" calcext:value-type="float">
            <text:p>361.1764933871</text:p>
          </table:table-cell>
          <table:table-cell office:value-type="float" office:value="379.504285264699" calcext:value-type="float">
            <text:p>379.5042852647</text:p>
          </table:table-cell>
          <table:table-cell office:value-type="float" office:value="386.157795622329" calcext:value-type="float">
            <text:p>386.1577956223</text:p>
          </table:table-cell>
          <table:table-cell office:value-type="float" office:value="401.728878986411" calcext:value-type="float">
            <text:p>401.7288789864</text:p>
          </table:table-cell>
          <table:table-cell office:value-type="float" office:value="380.324875355966" calcext:value-type="float">
            <text:p>380.324875356</text:p>
          </table:table-cell>
        </table:table-row>
        <table:table-row table:style-name="ro1">
          <table:table-cell office:value-type="float" office:value="360.325095200849" calcext:value-type="float">
            <text:p>360.3250952008</text:p>
          </table:table-cell>
          <table:table-cell office:value-type="float" office:value="413.246018583214" calcext:value-type="float">
            <text:p>413.2460185832</text:p>
          </table:table-cell>
          <table:table-cell office:value-type="float" office:value="375.747967648349" calcext:value-type="float">
            <text:p>375.7479676483</text:p>
          </table:table-cell>
          <table:table-cell office:value-type="float" office:value="358.833330627655" calcext:value-type="float">
            <text:p>358.8333306277</text:p>
          </table:table-cell>
          <table:table-cell office:value-type="float" office:value="364.336027128062" calcext:value-type="float">
            <text:p>364.3360271281</text:p>
          </table:table-cell>
          <table:table-cell office:value-type="float" office:value="388.911988031119" calcext:value-type="float">
            <text:p>388.9119880311</text:p>
          </table:table-cell>
          <table:table-cell office:value-type="float" office:value="0" calcext:value-type="float">
            <text:p>0</text:p>
          </table:table-cell>
          <table:table-cell office:value-type="float" office:value="350.406339335816" calcext:value-type="float">
            <text:p>350.4063393358</text:p>
          </table:table-cell>
          <table:table-cell office:value-type="float" office:value="398.280303845249" calcext:value-type="float">
            <text:p>398.2803038452</text:p>
          </table:table-cell>
          <table:table-cell office:value-type="float" office:value="393.867337166271" calcext:value-type="float">
            <text:p>393.8673371663</text:p>
          </table:table-cell>
          <table:table-cell office:value-type="float" office:value="0" calcext:value-type="float">
            <text:p>0</text:p>
          </table:table-cell>
          <table:table-cell office:value-type="float" office:value="355.735050104959" calcext:value-type="float">
            <text:p>355.735050105</text:p>
          </table:table-cell>
          <table:table-cell office:value-type="float" office:value="392.006310964229" calcext:value-type="float">
            <text:p>392.0063109642</text:p>
          </table:table-cell>
          <table:table-cell office:value-type="float" office:value="386.54389237564" calcext:value-type="float">
            <text:p>386.5438923756</text:p>
          </table:table-cell>
          <table:table-cell office:value-type="float" office:value="369.691108357661" calcext:value-type="float">
            <text:p>369.6911083577</text:p>
          </table:table-cell>
          <table:table-cell office:value-type="float" office:value="359.492964958667" calcext:value-type="float">
            <text:p>359.4929649587</text:p>
          </table:table-cell>
          <table:table-cell office:value-type="float" office:value="381.133514243848" calcext:value-type="float">
            <text:p>381.1335142438</text:p>
          </table:table-cell>
          <table:table-cell office:value-type="float" office:value="386.448868997248" calcext:value-type="float">
            <text:p>386.4488689972</text:p>
          </table:table-cell>
          <table:table-cell office:value-type="float" office:value="395.231612558815" calcext:value-type="float">
            <text:p>395.2316125588</text:p>
          </table:table-cell>
          <table:table-cell office:value-type="float" office:value="386.716677121277" calcext:value-type="float">
            <text:p>386.7166771213</text:p>
          </table:table-cell>
        </table:table-row>
        <table:table-row table:style-name="ro1">
          <table:table-cell office:value-type="float" office:value="361.082663522573" calcext:value-type="float">
            <text:p>361.0826635226</text:p>
          </table:table-cell>
          <table:table-cell office:value-type="float" office:value="413.357705673153" calcext:value-type="float">
            <text:p>413.3577056732</text:p>
          </table:table-cell>
          <table:table-cell office:value-type="float" office:value="383.892910349392" calcext:value-type="float">
            <text:p>383.8929103494</text:p>
          </table:table-cell>
          <table:table-cell office:value-type="float" office:value="363.547849348096" calcext:value-type="float">
            <text:p>363.5478493481</text:p>
          </table:table-cell>
          <table:table-cell office:value-type="float" office:value="372.399687784083" calcext:value-type="float">
            <text:p>372.3996877841</text:p>
          </table:table-cell>
          <table:table-cell office:value-type="float" office:value="386.27603899138" calcext:value-type="float">
            <text:p>386.2760389914</text:p>
          </table:table-cell>
          <table:table-cell office:value-type="float" office:value="0" calcext:value-type="float">
            <text:p>0</text:p>
          </table:table-cell>
          <table:table-cell office:value-type="float" office:value="350.441405591303" calcext:value-type="float">
            <text:p>350.4414055913</text:p>
          </table:table-cell>
          <table:table-cell office:value-type="float" office:value="409.755468114234" calcext:value-type="float">
            <text:p>409.7554681142</text:p>
          </table:table-cell>
          <table:table-cell office:value-type="float" office:value="394.061729888065" calcext:value-type="float">
            <text:p>394.0617298881</text:p>
          </table:table-cell>
          <table:table-cell office:value-type="float" office:value="0" calcext:value-type="float">
            <text:p>0</text:p>
          </table:table-cell>
          <table:table-cell office:value-type="float" office:value="355.713025834346" calcext:value-type="float">
            <text:p>355.7130258343</text:p>
          </table:table-cell>
          <table:table-cell office:value-type="float" office:value="390.904557857952" calcext:value-type="float">
            <text:p>390.904557858</text:p>
          </table:table-cell>
          <table:table-cell office:value-type="float" office:value="385.413792189041" calcext:value-type="float">
            <text:p>385.413792189</text:p>
          </table:table-cell>
          <table:table-cell office:value-type="float" office:value="370.590953736938" calcext:value-type="float">
            <text:p>370.5909537369</text:p>
          </table:table-cell>
          <table:table-cell office:value-type="float" office:value="366.758681792083" calcext:value-type="float">
            <text:p>366.7586817921</text:p>
          </table:table-cell>
          <table:table-cell office:value-type="float" office:value="388.554345462317" calcext:value-type="float">
            <text:p>388.5543454623</text:p>
          </table:table-cell>
          <table:table-cell office:value-type="float" office:value="392.675580266872" calcext:value-type="float">
            <text:p>392.6755802669</text:p>
          </table:table-cell>
          <table:table-cell office:value-type="float" office:value="391.152825309495" calcext:value-type="float">
            <text:p>391.1528253095</text:p>
          </table:table-cell>
          <table:table-cell office:value-type="float" office:value="386.603520907741" calcext:value-type="float">
            <text:p>386.6035209077</text:p>
          </table:table-cell>
        </table:table-row>
        <table:table-row table:style-name="ro1">
          <table:table-cell office:value-type="float" office:value="357.480805181989" calcext:value-type="float">
            <text:p>357.480805182</text:p>
          </table:table-cell>
          <table:table-cell office:value-type="float" office:value="414.284990788873" calcext:value-type="float">
            <text:p>414.28499078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1.765595740738" calcext:value-type="float">
            <text:p>351.7655957407</text:p>
          </table:table-cell>
          <table:table-cell office:value-type="float" office:value="409.75007670607" calcext:value-type="float">
            <text:p>409.7500767061</text:p>
          </table:table-cell>
          <table:table-cell office:value-type="float" office:value="393.296477192604" calcext:value-type="float">
            <text:p>393.2964771926</text:p>
          </table:table-cell>
          <table:table-cell office:value-type="float" office:value="0" calcext:value-type="float">
            <text:p>0</text:p>
          </table:table-cell>
          <table:table-cell office:value-type="float" office:value="362.235589210689" calcext:value-type="float">
            <text:p>362.2355892107</text:p>
          </table:table-cell>
          <table:table-cell office:value-type="float" office:value="389.071072741365" calcext:value-type="float">
            <text:p>389.0710727414</text:p>
          </table:table-cell>
          <table:table-cell office:value-type="float" office:value="385.412900904843" calcext:value-type="float">
            <text:p>385.4129009048</text:p>
          </table:table-cell>
          <table:table-cell office:value-type="float" office:value="371.080691321357" calcext:value-type="float">
            <text:p>371.0806913214</text:p>
          </table:table-cell>
          <table:table-cell office:value-type="float" office:value="367.338495599589" calcext:value-type="float">
            <text:p>367.3384955996</text:p>
          </table:table-cell>
          <table:table-cell office:value-type="float" office:value="389.018545939589" calcext:value-type="float">
            <text:p>389.0185459396</text:p>
          </table:table-cell>
          <table:table-cell office:value-type="float" office:value="0" calcext:value-type="float">
            <text:p>0</text:p>
          </table:table-cell>
          <table:table-cell office:value-type="float" office:value="391.056391968152" calcext:value-type="float">
            <text:p>391.0563919682</text:p>
          </table:table-cell>
          <table:table-cell office:value-type="float" office:value="385.583881915976" calcext:value-type="float">
            <text:p>385.583881916</text:p>
          </table:table-cell>
        </table:table-row>
        <table:table-row table:style-name="ro1">
          <table:table-cell office:value-type="float" office:value="358.408809932628" calcext:value-type="float">
            <text:p>358.4088099326</text:p>
          </table:table-cell>
          <table:table-cell office:value-type="float" office:value="414.290892722972" calcext:value-type="float">
            <text:p>414.2908927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3.321376627071" calcext:value-type="float">
            <text:p>353.3213766271</text:p>
          </table:table-cell>
          <table:table-cell office:value-type="float" office:value="409.710280878902" calcext:value-type="float">
            <text:p>409.7102808789</text:p>
          </table:table-cell>
          <table:table-cell office:value-type="float" office:value="393.99746885674" calcext:value-type="float">
            <text:p>393.9974688567</text:p>
          </table:table-cell>
          <table:table-cell office:value-type="float" office:value="0" calcext:value-type="float">
            <text:p>0</text:p>
          </table:table-cell>
          <table:table-cell office:value-type="float" office:value="361.433991867979" calcext:value-type="float">
            <text:p>361.433991868</text:p>
          </table:table-cell>
          <table:table-cell office:value-type="float" office:value="389.463893821516" calcext:value-type="float">
            <text:p>389.4638938215</text:p>
          </table:table-cell>
          <table:table-cell office:value-type="float" office:value="386.906531373281" calcext:value-type="float">
            <text:p>386.9065313733</text:p>
          </table:table-cell>
          <table:table-cell office:value-type="float" office:value="373.703815177975" calcext:value-type="float">
            <text:p>373.703815178</text:p>
          </table:table-cell>
          <table:table-cell office:value-type="float" office:value="368.070289026948" calcext:value-type="float">
            <text:p>368.0702890269</text:p>
          </table:table-cell>
          <table:table-cell office:value-type="float" office:value="390.225291324848" calcext:value-type="float">
            <text:p>390.2252913248</text:p>
          </table:table-cell>
          <table:table-cell office:value-type="float" office:value="0" calcext:value-type="float">
            <text:p>0</text:p>
          </table:table-cell>
          <table:table-cell office:value-type="float" office:value="391.518837185646" calcext:value-type="float">
            <text:p>391.5188371856</text:p>
          </table:table-cell>
          <table:table-cell office:value-type="float" office:value="382.86311093594" calcext:value-type="float">
            <text:p>382.8631109359</text:p>
          </table:table-cell>
        </table:table-row>
        <table:table-row table:style-name="ro1">
          <table:table-cell office:value-type="float" office:value="356.637793477172" calcext:value-type="float">
            <text:p>356.6377934772</text:p>
          </table:table-cell>
          <table:table-cell office:value-type="float" office:value="414.845915832066" calcext:value-type="float">
            <text:p>414.84591583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8.503337269747" calcext:value-type="float">
            <text:p>358.5033372697</text:p>
          </table:table-cell>
          <table:table-cell office:value-type="float" office:value="409.412436599419" calcext:value-type="float">
            <text:p>409.4124365994</text:p>
          </table:table-cell>
          <table:table-cell office:value-type="float" office:value="393.883632547398" calcext:value-type="float">
            <text:p>393.8836325474</text:p>
          </table:table-cell>
          <table:table-cell office:value-type="float" office:value="0" calcext:value-type="float">
            <text:p>0</text:p>
          </table:table-cell>
          <table:table-cell office:value-type="float" office:value="361.433991867979" calcext:value-type="float">
            <text:p>361.433991868</text:p>
          </table:table-cell>
          <table:table-cell office:value-type="float" office:value="389.188529097905" calcext:value-type="float">
            <text:p>389.1885290979</text:p>
          </table:table-cell>
          <table:table-cell office:value-type="float" office:value="387.802341352422" calcext:value-type="float">
            <text:p>387.8023413524</text:p>
          </table:table-cell>
          <table:table-cell office:value-type="float" office:value="369.319983781337" calcext:value-type="float">
            <text:p>369.3199837813</text:p>
          </table:table-cell>
          <table:table-cell office:value-type="float" office:value="368.523916854563" calcext:value-type="float">
            <text:p>368.5239168546</text:p>
          </table:table-cell>
          <table:table-cell office:value-type="float" office:value="390.205431457722" calcext:value-type="float">
            <text:p>390.2054314577</text:p>
          </table:table-cell>
          <table:table-cell office:value-type="float" office:value="0" calcext:value-type="float">
            <text:p>0</text:p>
          </table:table-cell>
          <table:table-cell office:value-type="float" office:value="388.308327851404" calcext:value-type="float">
            <text:p>388.3083278514</text:p>
          </table:table-cell>
          <table:table-cell office:value-type="float" office:value="383.967745308342" calcext:value-type="float">
            <text:p>383.9677453083</text:p>
          </table:table-cell>
        </table:table-row>
        <table:table-row table:style-name="ro1">
          <table:table-cell office:value-type="float" office:value="353.198196585436" calcext:value-type="float">
            <text:p>353.1981965854</text:p>
          </table:table-cell>
          <table:table-cell office:value-type="float" office:value="414.684019496901" calcext:value-type="float">
            <text:p>414.68401949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0.495397303812" calcext:value-type="float">
            <text:p>360.4953973038</text:p>
          </table:table-cell>
          <table:table-cell office:value-type="float" office:value="412.305351173373" calcext:value-type="float">
            <text:p>412.3053511734</text:p>
          </table:table-cell>
          <table:table-cell office:value-type="float" office:value="394.605872836786" calcext:value-type="float">
            <text:p>394.6058728368</text:p>
          </table:table-cell>
          <table:table-cell office:value-type="float" office:value="0" calcext:value-type="float">
            <text:p>0</text:p>
          </table:table-cell>
          <table:table-cell office:value-type="float" office:value="361.434070175548" calcext:value-type="float">
            <text:p>361.4340701755</text:p>
          </table:table-cell>
          <table:table-cell office:value-type="float" office:value="388.779087817693" calcext:value-type="float">
            <text:p>388.7790878177</text:p>
          </table:table-cell>
          <table:table-cell office:value-type="float" office:value="384.167500444828" calcext:value-type="float">
            <text:p>384.1675004448</text:p>
          </table:table-cell>
          <table:table-cell office:value-type="float" office:value="380.290336379437" calcext:value-type="float">
            <text:p>380.2903363794</text:p>
          </table:table-cell>
          <table:table-cell office:value-type="float" office:value="369.642554972048" calcext:value-type="float">
            <text:p>369.642554972</text:p>
          </table:table-cell>
          <table:table-cell office:value-type="float" office:value="387.546888999885" calcext:value-type="float">
            <text:p>387.5468889999</text:p>
          </table:table-cell>
          <table:table-cell office:value-type="float" office:value="0" calcext:value-type="float">
            <text:p>0</text:p>
          </table:table-cell>
          <table:table-cell office:value-type="float" office:value="383.230564715182" calcext:value-type="float">
            <text:p>383.2305647152</text:p>
          </table:table-cell>
          <table:table-cell office:value-type="float" office:value="388.173823051807" calcext:value-type="float">
            <text:p>388.1738230518</text:p>
          </table:table-cell>
        </table:table-row>
        <table:table-row table:style-name="ro1">
          <table:table-cell office:value-type="float" office:value="353.791799019759" calcext:value-type="float">
            <text:p>353.7917990198</text:p>
          </table:table-cell>
          <table:table-cell office:value-type="float" office:value="416.067744421254" calcext:value-type="float">
            <text:p>416.06774442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94.46130360433" calcext:value-type="float">
            <text:p>394.4613036043</text:p>
          </table:table-cell>
          <table:table-cell office:value-type="float" office:value="0" calcext:value-type="float">
            <text:p>0</text:p>
          </table:table-cell>
          <table:table-cell office:value-type="float" office:value="361.434070175548" calcext:value-type="float">
            <text:p>361.4340701755</text:p>
          </table:table-cell>
          <table:table-cell office:value-type="float" office:value="391.960874624376" calcext:value-type="float">
            <text:p>391.9608746244</text:p>
          </table:table-cell>
          <table:table-cell office:value-type="float" office:value="384.534444089564" calcext:value-type="float">
            <text:p>384.5344440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.673451435503" calcext:value-type="float">
            <text:p>388.6734514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.649672578054" calcext:value-type="float">
            <text:p>389.6496725781</text:p>
          </table:table-cell>
        </table:table-row>
        <table:table-row table:style-name="ro1">
          <table:table-cell office:value-type="float" office:value="353.791799019759" calcext:value-type="float">
            <text:p>353.7917990198</text:p>
          </table:table-cell>
          <table:table-cell office:value-type="float" office:value="416.276726551312" calcext:value-type="float">
            <text:p>416.27672655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98.993613624325" calcext:value-type="float">
            <text:p>398.9936136243</text:p>
          </table:table-cell>
          <table:table-cell office:value-type="float" office:value="0" calcext:value-type="float">
            <text:p>0</text:p>
          </table:table-cell>
          <table:table-cell office:value-type="float" office:value="361.350900751775" calcext:value-type="float">
            <text:p>361.3509007518</text:p>
          </table:table-cell>
          <table:table-cell office:value-type="float" office:value="391.959470956469" calcext:value-type="float">
            <text:p>391.9594709565</text:p>
          </table:table-cell>
          <table:table-cell office:value-type="float" office:value="380.357145778336" calcext:value-type="float">
            <text:p>380.3571457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.848900637801" calcext:value-type="float">
            <text:p>391.8489006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.988934324819" calcext:value-type="float">
            <text:p>388.9889343248</text:p>
          </table:table-cell>
        </table:table-row>
        <table:table-row table:style-name="ro1">
          <table:table-cell office:value-type="float" office:value="354.960446720428" calcext:value-type="float">
            <text:p>354.9604467204</text:p>
          </table:table-cell>
          <table:table-cell office:value-type="float" office:value="416.277042937385" calcext:value-type="float">
            <text:p>416.277042937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60.707718138053" calcext:value-type="float">
            <text:p>360.7077181381</text:p>
          </table:table-cell>
          <table:table-cell office:value-type="float" office:value="391.959470956469" calcext:value-type="float">
            <text:p>391.9594709565</text:p>
          </table:table-cell>
          <table:table-cell office:value-type="float" office:value="380.748264374542" calcext:value-type="float">
            <text:p>380.7482643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.120819349192" calcext:value-type="float">
            <text:p>388.1208193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.090227040011" calcext:value-type="float">
            <text:p>404.09022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6.162334362044" calcext:value-type="float">
            <text:p>416.16233436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61.741838954153" calcext:value-type="float">
            <text:p>361.7418389542</text:p>
          </table:table-cell>
          <table:table-cell office:value-type="float" office:value="393.552669160363" calcext:value-type="float">
            <text:p>393.5526691604</text:p>
          </table:table-cell>
          <table:table-cell office:value-type="float" office:value="382.483749344686" calcext:value-type="float">
            <text:p>382.4837493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.361085181184" calcext:value-type="float">
            <text:p>389.36108518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6.862349692561" calcext:value-type="float">
            <text:p>416.86234969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60.293895125192" calcext:value-type="float">
            <text:p>360.2938951252</text:p>
          </table:table-cell>
          <table:table-cell office:value-type="float" office:value="391.593344535145" calcext:value-type="float">
            <text:p>391.5933445351</text:p>
          </table:table-cell>
          <table:table-cell office:value-type="float" office:value="381.799924730175" calcext:value-type="float">
            <text:p>381.7999247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.355723486815" calcext:value-type="float">
            <text:p>389.35572348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6.770641552286" calcext:value-type="float">
            <text:p>416.770641552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60.746690710772" calcext:value-type="float">
            <text:p>360.7466907108</text:p>
          </table:table-cell>
          <table:table-cell office:value-type="float" office:value="393.935725155637" calcext:value-type="float">
            <text:p>393.9357251556</text:p>
          </table:table-cell>
          <table:table-cell office:value-type="float" office:value="381.795192769176" calcext:value-type="float">
            <text:p>381.7951927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.736128876264" calcext:value-type="float">
            <text:p>388.73612887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7.757556506499" calcext:value-type="float">
            <text:p>417.757556506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60.891962853059" calcext:value-type="float">
            <text:p>360.8919628531</text:p>
          </table:table-cell>
          <table:table-cell office:value-type="float" office:value="394.00387688713" calcext:value-type="float">
            <text:p>394.0038768871</text:p>
          </table:table-cell>
          <table:table-cell office:value-type="float" office:value="382.621355048874" calcext:value-type="float">
            <text:p>382.6213550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.270446496759" calcext:value-type="float">
            <text:p>387.2704464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384.366967639155" calcext:value-type="float">
            <text:p>384.3669676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386.795466941231" calcext:value-type="float">
            <text:p>386.79546694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389.045172497225" calcext:value-type="float">
            <text:p>389.04517249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394.114548075979" calcext:value-type="float">
            <text:p>394.1145480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395.594367146411" calcext:value-type="float">
            <text:p>395.5943671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387.79340070005" calcext:value-type="float">
            <text:p>387.7934007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383.168492537627" calcext:value-type="float">
            <text:p>383.1684925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13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5"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5"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14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MCTS- correct planning</text:p>
          </table:table-cell>
          <table:table-cell table:number-columns-repeated="19"/>
        </table:table-row>
        <table:table-row table:style-name="ro1">
          <table:table-cell office:value-type="float" office:value="1111.69804618175" calcext:value-type="float">
            <text:p>1111.6980461818</text:p>
          </table:table-cell>
          <table:table-cell office:value-type="float" office:value="1123.95512698355" calcext:value-type="float">
            <text:p>1123.9551269836</text:p>
          </table:table-cell>
          <table:table-cell office:value-type="float" office:value="1093.98017559198" calcext:value-type="float">
            <text:p>1093.980175592</text:p>
          </table:table-cell>
          <table:table-cell office:value-type="float" office:value="1119.6370829825" calcext:value-type="float">
            <text:p>1119.6370829825</text:p>
          </table:table-cell>
          <table:table-cell office:value-type="float" office:value="1124.37205362263" calcext:value-type="float">
            <text:p>1124.3720536226</text:p>
          </table:table-cell>
          <table:table-cell office:value-type="float" office:value="1110.82210959481" calcext:value-type="float">
            <text:p>1110.8221095948</text:p>
          </table:table-cell>
          <table:table-cell office:value-type="float" office:value="1123.45645909414" calcext:value-type="float">
            <text:p>1123.4564590941</text:p>
          </table:table-cell>
          <table:table-cell office:value-type="float" office:value="1118.71373856103" calcext:value-type="float">
            <text:p>1118.713738561</text:p>
          </table:table-cell>
          <table:table-cell office:value-type="float" office:value="1123.05488019235" calcext:value-type="float">
            <text:p>1123.0548801924</text:p>
          </table:table-cell>
          <table:table-cell office:value-type="float" office:value="1123.73252682577" calcext:value-type="float">
            <text:p>1123.7325268258</text:p>
          </table:table-cell>
          <table:table-cell office:value-type="float" office:value="1116.04497041481" calcext:value-type="float">
            <text:p>1116.0449704148</text:p>
          </table:table-cell>
          <table:table-cell office:value-type="float" office:value="1124.77306874425" calcext:value-type="float">
            <text:p>1124.7730687443</text:p>
          </table:table-cell>
          <table:table-cell office:value-type="float" office:value="1122.73584128887" calcext:value-type="float">
            <text:p>1122.7358412889</text:p>
          </table:table-cell>
          <table:table-cell office:value-type="float" office:value="1121.78614251113" calcext:value-type="float">
            <text:p>1121.7861425111</text:p>
          </table:table-cell>
          <table:table-cell office:value-type="float" office:value="1124.03774009751" calcext:value-type="float">
            <text:p>1124.0377400975</text:p>
          </table:table-cell>
          <table:table-cell office:value-type="float" office:value="1119.44027455183" calcext:value-type="float">
            <text:p>1119.4402745518</text:p>
          </table:table-cell>
          <table:table-cell office:value-type="float" office:value="1124.24164558465" calcext:value-type="float">
            <text:p>1124.2416455847</text:p>
          </table:table-cell>
          <table:table-cell office:value-type="float" office:value="1123.59734845803" calcext:value-type="float">
            <text:p>1123.597348458</text:p>
          </table:table-cell>
          <table:table-cell office:value-type="float" office:value="1124.56921619802" calcext:value-type="float">
            <text:p>1124.569216198</text:p>
          </table:table-cell>
          <table:table-cell office:value-type="float" office:value="1123.95865004161" calcext:value-type="float">
            <text:p>1123.9586500416</text:p>
          </table:table-cell>
        </table:table-row>
        <table:table-row table:style-name="ro1">
          <table:table-cell office:value-type="float" office:value="1097.17364497161" calcext:value-type="float">
            <text:p>1097.1736449716</text:p>
          </table:table-cell>
          <table:table-cell office:value-type="float" office:value="1119.6582126345" calcext:value-type="float">
            <text:p>1119.6582126345</text:p>
          </table:table-cell>
          <table:table-cell office:value-type="float" office:value="1096.34092777562" calcext:value-type="float">
            <text:p>1096.3409277756</text:p>
          </table:table-cell>
          <table:table-cell office:value-type="float" office:value="1109.08243336915" calcext:value-type="float">
            <text:p>1109.0824333692</text:p>
          </table:table-cell>
          <table:table-cell office:value-type="float" office:value="1123.32456256529" calcext:value-type="float">
            <text:p>1123.3245625653</text:p>
          </table:table-cell>
          <table:table-cell office:value-type="float" office:value="1116.84525071255" calcext:value-type="float">
            <text:p>1116.8452507126</text:p>
          </table:table-cell>
          <table:table-cell office:value-type="float" office:value="1112.92217209872" calcext:value-type="float">
            <text:p>1112.9221720987</text:p>
          </table:table-cell>
          <table:table-cell office:value-type="float" office:value="1114.94788648795" calcext:value-type="float">
            <text:p>1114.947886488</text:p>
          </table:table-cell>
          <table:table-cell office:value-type="float" office:value="1117.54630218965" calcext:value-type="float">
            <text:p>1117.5463021897</text:p>
          </table:table-cell>
          <table:table-cell office:value-type="float" office:value="1123.72364512046" calcext:value-type="float">
            <text:p>1123.7236451205</text:p>
          </table:table-cell>
          <table:table-cell office:value-type="float" office:value="1116.26693878149" calcext:value-type="float">
            <text:p>1116.2669387815</text:p>
          </table:table-cell>
          <table:table-cell office:value-type="float" office:value="1105.48722948969" calcext:value-type="float">
            <text:p>1105.4872294897</text:p>
          </table:table-cell>
          <table:table-cell office:value-type="float" office:value="1120.94370020226" calcext:value-type="float">
            <text:p>1120.9437002023</text:p>
          </table:table-cell>
          <table:table-cell office:value-type="float" office:value="1119.09082399563" calcext:value-type="float">
            <text:p>1119.0908239956</text:p>
          </table:table-cell>
          <table:table-cell office:value-type="float" office:value="1122.41966894904" calcext:value-type="float">
            <text:p>1122.419668949</text:p>
          </table:table-cell>
          <table:table-cell office:value-type="float" office:value="1118.09544324236" calcext:value-type="float">
            <text:p>1118.0954432424</text:p>
          </table:table-cell>
          <table:table-cell office:value-type="float" office:value="1105.17369937456" calcext:value-type="float">
            <text:p>1105.1736993746</text:p>
          </table:table-cell>
          <table:table-cell office:value-type="float" office:value="1120.37934561628" calcext:value-type="float">
            <text:p>1120.3793456163</text:p>
          </table:table-cell>
          <table:table-cell office:value-type="float" office:value="1122.55464381415" calcext:value-type="float">
            <text:p>1122.5546438142</text:p>
          </table:table-cell>
          <table:table-cell office:value-type="float" office:value="1117.77102810126" calcext:value-type="float">
            <text:p>1117.7710281013</text:p>
          </table:table-cell>
        </table:table-row>
        <table:table-row table:style-name="ro1">
          <table:table-cell office:value-type="float" office:value="1084.78857301739" calcext:value-type="float">
            <text:p>1084.7885730174</text:p>
          </table:table-cell>
          <table:table-cell office:value-type="float" office:value="1117.81198143411" calcext:value-type="float">
            <text:p>1117.8119814341</text:p>
          </table:table-cell>
          <table:table-cell office:value-type="float" office:value="1078.8559954547" calcext:value-type="float">
            <text:p>1078.8559954547</text:p>
          </table:table-cell>
          <table:table-cell office:value-type="float" office:value="1106.58514637573" calcext:value-type="float">
            <text:p>1106.5851463757</text:p>
          </table:table-cell>
          <table:table-cell office:value-type="float" office:value="1115.77136790779" calcext:value-type="float">
            <text:p>1115.7713679078</text:p>
          </table:table-cell>
          <table:table-cell office:value-type="float" office:value="1113.39131167769" calcext:value-type="float">
            <text:p>1113.3913116777</text:p>
          </table:table-cell>
          <table:table-cell office:value-type="float" office:value="1089.6292799415" calcext:value-type="float">
            <text:p>1089.6292799415</text:p>
          </table:table-cell>
          <table:table-cell office:value-type="float" office:value="1102.50195211235" calcext:value-type="float">
            <text:p>1102.5019521124</text:p>
          </table:table-cell>
          <table:table-cell office:value-type="float" office:value="1094.29507534026" calcext:value-type="float">
            <text:p>1094.2950753403</text:p>
          </table:table-cell>
          <table:table-cell office:value-type="float" office:value="1122.70236006679" calcext:value-type="float">
            <text:p>1122.7023600668</text:p>
          </table:table-cell>
          <table:table-cell office:value-type="float" office:value="1114.88476539523" calcext:value-type="float">
            <text:p>1114.8847653952</text:p>
          </table:table-cell>
          <table:table-cell office:value-type="float" office:value="1105.64354455657" calcext:value-type="float">
            <text:p>1105.6435445566</text:p>
          </table:table-cell>
          <table:table-cell office:value-type="float" office:value="1118.99104807456" calcext:value-type="float">
            <text:p>1118.9910480746</text:p>
          </table:table-cell>
          <table:table-cell office:value-type="float" office:value="1096.82980074618" calcext:value-type="float">
            <text:p>1096.8298007462</text:p>
          </table:table-cell>
          <table:table-cell office:value-type="float" office:value="1122.80025032348" calcext:value-type="float">
            <text:p>1122.8002503235</text:p>
          </table:table-cell>
          <table:table-cell office:value-type="float" office:value="1099.50169226747" calcext:value-type="float">
            <text:p>1099.5016922675</text:p>
          </table:table-cell>
          <table:table-cell office:value-type="float" office:value="1105.17369937456" calcext:value-type="float">
            <text:p>1105.1736993746</text:p>
          </table:table-cell>
          <table:table-cell office:value-type="float" office:value="1103.42363077097" calcext:value-type="float">
            <text:p>1103.423630771</text:p>
          </table:table-cell>
          <table:table-cell office:value-type="float" office:value="1123.38298039806" calcext:value-type="float">
            <text:p>1123.3829803981</text:p>
          </table:table-cell>
          <table:table-cell office:value-type="float" office:value="1116.27112156872" calcext:value-type="float">
            <text:p>1116.2711215687</text:p>
          </table:table-cell>
        </table:table-row>
        <table:table-row table:style-name="ro1">
          <table:table-cell office:value-type="float" office:value="1078.13399347877" calcext:value-type="float">
            <text:p>1078.1339934788</text:p>
          </table:table-cell>
          <table:table-cell office:value-type="float" office:value="1110.94498310342" calcext:value-type="float">
            <text:p>1110.9449831034</text:p>
          </table:table-cell>
          <table:table-cell office:value-type="float" office:value="1078.8559954547" calcext:value-type="float">
            <text:p>1078.8559954547</text:p>
          </table:table-cell>
          <table:table-cell office:value-type="float" office:value="1105.61506923984" calcext:value-type="float">
            <text:p>1105.6150692398</text:p>
          </table:table-cell>
          <table:table-cell office:value-type="float" office:value="1116.81505863931" calcext:value-type="float">
            <text:p>1116.8150586393</text:p>
          </table:table-cell>
          <table:table-cell office:value-type="float" office:value="1112.75564941477" calcext:value-type="float">
            <text:p>1112.7556494148</text:p>
          </table:table-cell>
          <table:table-cell office:value-type="float" office:value="1092.44031608771" calcext:value-type="float">
            <text:p>1092.4403160877</text:p>
          </table:table-cell>
          <table:table-cell office:value-type="float" office:value="1101.39339666283" calcext:value-type="float">
            <text:p>1101.3933966628</text:p>
          </table:table-cell>
          <table:table-cell office:value-type="float" office:value="1098.83583336065" calcext:value-type="float">
            <text:p>1098.8358333607</text:p>
          </table:table-cell>
          <table:table-cell office:value-type="float" office:value="1119.71889559851" calcext:value-type="float">
            <text:p>1119.7188955985</text:p>
          </table:table-cell>
          <table:table-cell office:value-type="float" office:value="1100.03812992362" calcext:value-type="float">
            <text:p>1100.0381299236</text:p>
          </table:table-cell>
          <table:table-cell office:value-type="float" office:value="1106.30145984212" calcext:value-type="float">
            <text:p>1106.3014598421</text:p>
          </table:table-cell>
          <table:table-cell office:value-type="float" office:value="1118.06489169589" calcext:value-type="float">
            <text:p>1118.0648916959</text:p>
          </table:table-cell>
          <table:table-cell office:value-type="float" office:value="1095.05085858879" calcext:value-type="float">
            <text:p>1095.0508585888</text:p>
          </table:table-cell>
          <table:table-cell office:value-type="float" office:value="1103.78503609686" calcext:value-type="float">
            <text:p>1103.7850360969</text:p>
          </table:table-cell>
          <table:table-cell office:value-type="float" office:value="1099.50169226747" calcext:value-type="float">
            <text:p>1099.5016922675</text:p>
          </table:table-cell>
          <table:table-cell office:value-type="float" office:value="1087.02254118246" calcext:value-type="float">
            <text:p>1087.0225411825</text:p>
          </table:table-cell>
          <table:table-cell office:value-type="float" office:value="1103.1440709604" calcext:value-type="float">
            <text:p>1103.1440709604</text:p>
          </table:table-cell>
          <table:table-cell office:value-type="float" office:value="1122.04029139402" calcext:value-type="float">
            <text:p>1122.040291394</text:p>
          </table:table-cell>
          <table:table-cell office:value-type="float" office:value="1112.86007585995" calcext:value-type="float">
            <text:p>1112.86007586</text:p>
          </table:table-cell>
        </table:table-row>
        <table:table-row table:style-name="ro1">
          <table:table-cell office:value-type="float" office:value="1079.61954338618" calcext:value-type="float">
            <text:p>1079.6195433862</text:p>
          </table:table-cell>
          <table:table-cell office:value-type="float" office:value="1110.66461217915" calcext:value-type="float">
            <text:p>1110.6646121792</text:p>
          </table:table-cell>
          <table:table-cell office:value-type="float" office:value="1073.8859390007" calcext:value-type="float">
            <text:p>1073.8859390007</text:p>
          </table:table-cell>
          <table:table-cell office:value-type="float" office:value="1103.27362904125" calcext:value-type="float">
            <text:p>1103.2736290413</text:p>
          </table:table-cell>
          <table:table-cell office:value-type="float" office:value="1115.2022932742" calcext:value-type="float">
            <text:p>1115.2022932742</text:p>
          </table:table-cell>
          <table:table-cell office:value-type="float" office:value="1113.14742742631" calcext:value-type="float">
            <text:p>1113.1474274263</text:p>
          </table:table-cell>
          <table:table-cell office:value-type="float" office:value="1080.3700645718" calcext:value-type="float">
            <text:p>1080.3700645718</text:p>
          </table:table-cell>
          <table:table-cell office:value-type="float" office:value="1101.69785953611" calcext:value-type="float">
            <text:p>1101.6978595361</text:p>
          </table:table-cell>
          <table:table-cell office:value-type="float" office:value="1098.34291979519" calcext:value-type="float">
            <text:p>1098.3429197952</text:p>
          </table:table-cell>
          <table:table-cell office:value-type="float" office:value="1120.57830190628" calcext:value-type="float">
            <text:p>1120.5783019063</text:p>
          </table:table-cell>
          <table:table-cell office:value-type="float" office:value="1099.30581482259" calcext:value-type="float">
            <text:p>1099.3058148226</text:p>
          </table:table-cell>
          <table:table-cell office:value-type="float" office:value="1093.6052382008" calcext:value-type="float">
            <text:p>1093.6052382008</text:p>
          </table:table-cell>
          <table:table-cell office:value-type="float" office:value="1115.04362279367" calcext:value-type="float">
            <text:p>1115.0436227937</text:p>
          </table:table-cell>
          <table:table-cell office:value-type="float" office:value="1095.68705880406" calcext:value-type="float">
            <text:p>1095.6870588041</text:p>
          </table:table-cell>
          <table:table-cell office:value-type="float" office:value="1100.41097581434" calcext:value-type="float">
            <text:p>1100.4109758143</text:p>
          </table:table-cell>
          <table:table-cell office:value-type="float" office:value="1096.69242091158" calcext:value-type="float">
            <text:p>1096.6924209116</text:p>
          </table:table-cell>
          <table:table-cell office:value-type="float" office:value="1087.99117316934" calcext:value-type="float">
            <text:p>1087.9911731693</text:p>
          </table:table-cell>
          <table:table-cell office:value-type="float" office:value="1103.1440709604" calcext:value-type="float">
            <text:p>1103.1440709604</text:p>
          </table:table-cell>
          <table:table-cell office:value-type="float" office:value="1110.19172629038" calcext:value-type="float">
            <text:p>1110.1917262904</text:p>
          </table:table-cell>
          <table:table-cell office:value-type="float" office:value="1112.7065384199" calcext:value-type="float">
            <text:p>1112.7065384199</text:p>
          </table:table-cell>
        </table:table-row>
        <table:table-row table:style-name="ro1">
          <table:table-cell office:value-type="float" office:value="1072.74206248709" calcext:value-type="float">
            <text:p>1072.7420624871</text:p>
          </table:table-cell>
          <table:table-cell office:value-type="float" office:value="1108.09339296489" calcext:value-type="float">
            <text:p>1108.0933929649</text:p>
          </table:table-cell>
          <table:table-cell office:value-type="float" office:value="1077.21061684616" calcext:value-type="float">
            <text:p>1077.2106168462</text:p>
          </table:table-cell>
          <table:table-cell office:value-type="float" office:value="1092.2436678133" calcext:value-type="float">
            <text:p>1092.2436678133</text:p>
          </table:table-cell>
          <table:table-cell office:value-type="float" office:value="1115.02653066531" calcext:value-type="float">
            <text:p>1115.0265306653</text:p>
          </table:table-cell>
          <table:table-cell office:value-type="float" office:value="1114.44927574721" calcext:value-type="float">
            <text:p>1114.4492757472</text:p>
          </table:table-cell>
          <table:table-cell office:value-type="float" office:value="1082.85482341464" calcext:value-type="float">
            <text:p>1082.8548234146</text:p>
          </table:table-cell>
          <table:table-cell office:value-type="float" office:value="1100.87837039347" calcext:value-type="float">
            <text:p>1100.8783703935</text:p>
          </table:table-cell>
          <table:table-cell office:value-type="float" office:value="1105.81530394803" calcext:value-type="float">
            <text:p>1105.815303948</text:p>
          </table:table-cell>
          <table:table-cell office:value-type="float" office:value="1115.39406727204" calcext:value-type="float">
            <text:p>1115.394067272</text:p>
          </table:table-cell>
          <table:table-cell office:value-type="float" office:value="1099.81149106731" calcext:value-type="float">
            <text:p>1099.8114910673</text:p>
          </table:table-cell>
          <table:table-cell office:value-type="float" office:value="1093.64399905381" calcext:value-type="float">
            <text:p>1093.6439990538</text:p>
          </table:table-cell>
          <table:table-cell office:value-type="float" office:value="1117.14780154511" calcext:value-type="float">
            <text:p>1117.1478015451</text:p>
          </table:table-cell>
          <table:table-cell office:value-type="float" office:value="1095.52554850737" calcext:value-type="float">
            <text:p>1095.5255485074</text:p>
          </table:table-cell>
          <table:table-cell office:value-type="float" office:value="1097.29360229536" calcext:value-type="float">
            <text:p>1097.2936022954</text:p>
          </table:table-cell>
          <table:table-cell office:value-type="float" office:value="1096.13439395802" calcext:value-type="float">
            <text:p>1096.134393958</text:p>
          </table:table-cell>
          <table:table-cell office:value-type="float" office:value="1080.93764573421" calcext:value-type="float">
            <text:p>1080.9376457342</text:p>
          </table:table-cell>
          <table:table-cell office:value-type="float" office:value="1102.88520289606" calcext:value-type="float">
            <text:p>1102.8852028961</text:p>
          </table:table-cell>
          <table:table-cell office:value-type="float" office:value="1110.22835968892" calcext:value-type="float">
            <text:p>1110.2283596889</text:p>
          </table:table-cell>
          <table:table-cell office:value-type="float" office:value="1113.20521679378" calcext:value-type="float">
            <text:p>1113.2052167938</text:p>
          </table:table-cell>
        </table:table-row>
        <table:table-row table:style-name="ro1">
          <table:table-cell office:value-type="float" office:value="1070.70472854946" calcext:value-type="float">
            <text:p>1070.7047285495</text:p>
          </table:table-cell>
          <table:table-cell office:value-type="float" office:value="1107.79442225902" calcext:value-type="float">
            <text:p>1107.794422259</text:p>
          </table:table-cell>
          <table:table-cell office:value-type="float" office:value="1081.65345881086" calcext:value-type="float">
            <text:p>1081.6534588109</text:p>
          </table:table-cell>
          <table:table-cell office:value-type="float" office:value="1091.90545507911" calcext:value-type="float">
            <text:p>1091.9054550791</text:p>
          </table:table-cell>
          <table:table-cell office:value-type="float" office:value="1116.25361116108" calcext:value-type="float">
            <text:p>1116.2536111611</text:p>
          </table:table-cell>
          <table:table-cell office:value-type="float" office:value="1094.92389050921" calcext:value-type="float">
            <text:p>1094.9238905092</text:p>
          </table:table-cell>
          <table:table-cell office:value-type="float" office:value="1083.64771389361" calcext:value-type="float">
            <text:p>1083.6477138936</text:p>
          </table:table-cell>
          <table:table-cell office:value-type="float" office:value="1099.69105851359" calcext:value-type="float">
            <text:p>1099.6910585136</text:p>
          </table:table-cell>
          <table:table-cell office:value-type="float" office:value="1114.59599468652" calcext:value-type="float">
            <text:p>1114.5959946865</text:p>
          </table:table-cell>
          <table:table-cell office:value-type="float" office:value="1112.35620686984" calcext:value-type="float">
            <text:p>1112.3562068698</text:p>
          </table:table-cell>
          <table:table-cell office:value-type="float" office:value="1096.77872403084" calcext:value-type="float">
            <text:p>1096.7787240308</text:p>
          </table:table-cell>
          <table:table-cell office:value-type="float" office:value="1094.76851098989" calcext:value-type="float">
            <text:p>1094.7685109899</text:p>
          </table:table-cell>
          <table:table-cell office:value-type="float" office:value="1115.66208249745" calcext:value-type="float">
            <text:p>1115.6620824975</text:p>
          </table:table-cell>
          <table:table-cell office:value-type="float" office:value="1092.36184495661" calcext:value-type="float">
            <text:p>1092.3618449566</text:p>
          </table:table-cell>
          <table:table-cell office:value-type="float" office:value="1079.21641396772" calcext:value-type="float">
            <text:p>1079.2164139677</text:p>
          </table:table-cell>
          <table:table-cell office:value-type="float" office:value="1096.13439395802" calcext:value-type="float">
            <text:p>1096.134393958</text:p>
          </table:table-cell>
          <table:table-cell office:value-type="float" office:value="1073.33083593689" calcext:value-type="float">
            <text:p>1073.3308359369</text:p>
          </table:table-cell>
          <table:table-cell office:value-type="float" office:value="1101.92358106066" calcext:value-type="float">
            <text:p>1101.9235810607</text:p>
          </table:table-cell>
          <table:table-cell office:value-type="float" office:value="1110.23034519678" calcext:value-type="float">
            <text:p>1110.2303451968</text:p>
          </table:table-cell>
          <table:table-cell office:value-type="float" office:value="1113.20521679378" calcext:value-type="float">
            <text:p>1113.2052167938</text:p>
          </table:table-cell>
        </table:table-row>
        <table:table-row table:style-name="ro1">
          <table:table-cell office:value-type="float" office:value="1069.61610200092" calcext:value-type="float">
            <text:p>1069.6161020009</text:p>
          </table:table-cell>
          <table:table-cell office:value-type="float" office:value="1086.03834931169" calcext:value-type="float">
            <text:p>1086.0383493117</text:p>
          </table:table-cell>
          <table:table-cell office:value-type="float" office:value="1070.15448647726" calcext:value-type="float">
            <text:p>1070.1544864773</text:p>
          </table:table-cell>
          <table:table-cell office:value-type="float" office:value="1085.77227367231" calcext:value-type="float">
            <text:p>1085.7722736723</text:p>
          </table:table-cell>
          <table:table-cell office:value-type="float" office:value="1116.26203004294" calcext:value-type="float">
            <text:p>1116.2620300429</text:p>
          </table:table-cell>
          <table:table-cell office:value-type="float" office:value="1088.23034851271" calcext:value-type="float">
            <text:p>1088.2303485127</text:p>
          </table:table-cell>
          <table:table-cell office:value-type="float" office:value="1071.78513681209" calcext:value-type="float">
            <text:p>1071.7851368121</text:p>
          </table:table-cell>
          <table:table-cell office:value-type="float" office:value="1096.8861949471" calcext:value-type="float">
            <text:p>1096.8861949471</text:p>
          </table:table-cell>
          <table:table-cell office:value-type="float" office:value="1116.07676670121" calcext:value-type="float">
            <text:p>1116.0767667012</text:p>
          </table:table-cell>
          <table:table-cell office:value-type="float" office:value="1093.71459756711" calcext:value-type="float">
            <text:p>1093.7145975671</text:p>
          </table:table-cell>
          <table:table-cell office:value-type="float" office:value="1088.45130348996" calcext:value-type="float">
            <text:p>1088.45130349</text:p>
          </table:table-cell>
          <table:table-cell office:value-type="float" office:value="1091.48538688933" calcext:value-type="float">
            <text:p>1091.4853868893</text:p>
          </table:table-cell>
          <table:table-cell office:value-type="float" office:value="1114.97832810593" calcext:value-type="float">
            <text:p>1114.9783281059</text:p>
          </table:table-cell>
          <table:table-cell office:value-type="float" office:value="1091.72642374006" calcext:value-type="float">
            <text:p>1091.7264237401</text:p>
          </table:table-cell>
          <table:table-cell office:value-type="float" office:value="1080.26639837034" calcext:value-type="float">
            <text:p>1080.2663983703</text:p>
          </table:table-cell>
          <table:table-cell office:value-type="float" office:value="1095.84818778972" calcext:value-type="float">
            <text:p>1095.8481877897</text:p>
          </table:table-cell>
          <table:table-cell office:value-type="float" office:value="1064.65150110611" calcext:value-type="float">
            <text:p>1064.6515011061</text:p>
          </table:table-cell>
          <table:table-cell office:value-type="float" office:value="1100.46241606067" calcext:value-type="float">
            <text:p>1100.4624160607</text:p>
          </table:table-cell>
          <table:table-cell office:value-type="float" office:value="1114.44728433705" calcext:value-type="float">
            <text:p>1114.4472843371</text:p>
          </table:table-cell>
          <table:table-cell office:value-type="float" office:value="1117.28375612201" calcext:value-type="float">
            <text:p>1117.283756122</text:p>
          </table:table-cell>
        </table:table-row>
        <table:table-row table:style-name="ro1">
          <table:table-cell office:value-type="float" office:value="1065.87354911884" calcext:value-type="float">
            <text:p>1065.8735491188</text:p>
          </table:table-cell>
          <table:table-cell office:value-type="float" office:value="1094.202681141" calcext:value-type="float">
            <text:p>1094.202681141</text:p>
          </table:table-cell>
          <table:table-cell office:value-type="float" office:value="1069.88294307773" calcext:value-type="float">
            <text:p>1069.8829430777</text:p>
          </table:table-cell>
          <table:table-cell office:value-type="float" office:value="1078.2275303639" calcext:value-type="float">
            <text:p>1078.2275303639</text:p>
          </table:table-cell>
          <table:table-cell office:value-type="float" office:value="1116.26203004294" calcext:value-type="float">
            <text:p>1116.2620300429</text:p>
          </table:table-cell>
          <table:table-cell office:value-type="float" office:value="1086.60654548203" calcext:value-type="float">
            <text:p>1086.606545482</text:p>
          </table:table-cell>
          <table:table-cell office:value-type="float" office:value="1071.47309121252" calcext:value-type="float">
            <text:p>1071.4730912125</text:p>
          </table:table-cell>
          <table:table-cell office:value-type="float" office:value="1095.90313159703" calcext:value-type="float">
            <text:p>1095.903131597</text:p>
          </table:table-cell>
          <table:table-cell office:value-type="float" office:value="1113.53357081669" calcext:value-type="float">
            <text:p>1113.5335708167</text:p>
          </table:table-cell>
          <table:table-cell office:value-type="float" office:value="1091.27476885549" calcext:value-type="float">
            <text:p>1091.2747688555</text:p>
          </table:table-cell>
          <table:table-cell office:value-type="float" office:value="1090.7330319152" calcext:value-type="float">
            <text:p>1090.7330319152</text:p>
          </table:table-cell>
          <table:table-cell office:value-type="float" office:value="1094.26699834112" calcext:value-type="float">
            <text:p>1094.2669983411</text:p>
          </table:table-cell>
          <table:table-cell office:value-type="float" office:value="1114.73910865399" calcext:value-type="float">
            <text:p>1114.739108654</text:p>
          </table:table-cell>
          <table:table-cell office:value-type="float" office:value="1103.48386360064" calcext:value-type="float">
            <text:p>1103.4838636006</text:p>
          </table:table-cell>
          <table:table-cell office:value-type="float" office:value="1080.16991877713" calcext:value-type="float">
            <text:p>1080.1699187771</text:p>
          </table:table-cell>
          <table:table-cell office:value-type="float" office:value="1090.22723891421" calcext:value-type="float">
            <text:p>1090.2272389142</text:p>
          </table:table-cell>
          <table:table-cell office:value-type="float" office:value="1064.47392841688" calcext:value-type="float">
            <text:p>1064.4739284169</text:p>
          </table:table-cell>
          <table:table-cell office:value-type="float" office:value="1099.85913411079" calcext:value-type="float">
            <text:p>1099.8591341108</text:p>
          </table:table-cell>
          <table:table-cell office:value-type="float" office:value="1104.7429137335" calcext:value-type="float">
            <text:p>1104.7429137335</text:p>
          </table:table-cell>
          <table:table-cell office:value-type="float" office:value="1113.99301679814" calcext:value-type="float">
            <text:p>1113.9930167981</text:p>
          </table:table-cell>
        </table:table-row>
        <table:table-row table:style-name="ro1">
          <table:table-cell office:value-type="float" office:value="1064.66459424735" calcext:value-type="float">
            <text:p>1064.6645942474</text:p>
          </table:table-cell>
          <table:table-cell office:value-type="float" office:value="1094.20239603324" calcext:value-type="float">
            <text:p>1094.2023960332</text:p>
          </table:table-cell>
          <table:table-cell office:value-type="float" office:value="1063.2384980113" calcext:value-type="float">
            <text:p>1063.2384980113</text:p>
          </table:table-cell>
          <table:table-cell office:value-type="float" office:value="1080.40319643277" calcext:value-type="float">
            <text:p>1080.4031964328</text:p>
          </table:table-cell>
          <table:table-cell office:value-type="float" office:value="1098.14555526874" calcext:value-type="float">
            <text:p>1098.1455552687</text:p>
          </table:table-cell>
          <table:table-cell office:value-type="float" office:value="1088.28607859413" calcext:value-type="float">
            <text:p>1088.2860785941</text:p>
          </table:table-cell>
          <table:table-cell office:value-type="float" office:value="1070.53584000515" calcext:value-type="float">
            <text:p>1070.5358400052</text:p>
          </table:table-cell>
          <table:table-cell office:value-type="float" office:value="1093.70450586777" calcext:value-type="float">
            <text:p>1093.7045058678</text:p>
          </table:table-cell>
          <table:table-cell office:value-type="float" office:value="1111.19385026342" calcext:value-type="float">
            <text:p>1111.1938502634</text:p>
          </table:table-cell>
          <table:table-cell office:value-type="float" office:value="1088.80613063779" calcext:value-type="float">
            <text:p>1088.8061306378</text:p>
          </table:table-cell>
          <table:table-cell office:value-type="float" office:value="1091.00401101418" calcext:value-type="float">
            <text:p>1091.0040110142</text:p>
          </table:table-cell>
          <table:table-cell office:value-type="float" office:value="1095.39601505968" calcext:value-type="float">
            <text:p>1095.3960150597</text:p>
          </table:table-cell>
          <table:table-cell office:value-type="float" office:value="1113.63567710504" calcext:value-type="float">
            <text:p>1113.635677105</text:p>
          </table:table-cell>
          <table:table-cell office:value-type="float" office:value="1101.50978767871" calcext:value-type="float">
            <text:p>1101.5097876787</text:p>
          </table:table-cell>
          <table:table-cell office:value-type="float" office:value="1077.09999525107" calcext:value-type="float">
            <text:p>1077.0999952511</text:p>
          </table:table-cell>
          <table:table-cell office:value-type="float" office:value="1090.26701190452" calcext:value-type="float">
            <text:p>1090.2670119045</text:p>
          </table:table-cell>
          <table:table-cell office:value-type="float" office:value="1065.28400521584" calcext:value-type="float">
            <text:p>1065.2840052158</text:p>
          </table:table-cell>
          <table:table-cell office:value-type="float" office:value="1099.39988811079" calcext:value-type="float">
            <text:p>1099.3998881108</text:p>
          </table:table-cell>
          <table:table-cell office:value-type="float" office:value="1079.62059345781" calcext:value-type="float">
            <text:p>1079.6205934578</text:p>
          </table:table-cell>
          <table:table-cell office:value-type="float" office:value="1097.18213776789" calcext:value-type="float">
            <text:p>1097.1821377679</text:p>
          </table:table-cell>
        </table:table-row>
        <table:table-row table:style-name="ro1">
          <table:table-cell office:value-type="float" office:value="1063.81264166566" calcext:value-type="float">
            <text:p>1063.8126416657</text:p>
          </table:table-cell>
          <table:table-cell office:value-type="float" office:value="1094.20239603324" calcext:value-type="float">
            <text:p>1094.2023960332</text:p>
          </table:table-cell>
          <table:table-cell office:value-type="float" office:value="1063.1035587841" calcext:value-type="float">
            <text:p>1063.1035587841</text:p>
          </table:table-cell>
          <table:table-cell office:value-type="float" office:value="1078.61686325566" calcext:value-type="float">
            <text:p>1078.6168632557</text:p>
          </table:table-cell>
          <table:table-cell office:value-type="float" office:value="1102.2645799136" calcext:value-type="float">
            <text:p>1102.2645799136</text:p>
          </table:table-cell>
          <table:table-cell office:value-type="float" office:value="1082.04859293651" calcext:value-type="float">
            <text:p>1082.0485929365</text:p>
          </table:table-cell>
          <table:table-cell office:value-type="float" office:value="1072.4498833341" calcext:value-type="float">
            <text:p>1072.4498833341</text:p>
          </table:table-cell>
          <table:table-cell office:value-type="float" office:value="1091.40104417685" calcext:value-type="float">
            <text:p>1091.4010441769</text:p>
          </table:table-cell>
          <table:table-cell office:value-type="float" office:value="1103.58974268717" calcext:value-type="float">
            <text:p>1103.5897426872</text:p>
          </table:table-cell>
          <table:table-cell office:value-type="float" office:value="1087.85904337877" calcext:value-type="float">
            <text:p>1087.8590433788</text:p>
          </table:table-cell>
          <table:table-cell office:value-type="float" office:value="1090.25520028691" calcext:value-type="float">
            <text:p>1090.2552002869</text:p>
          </table:table-cell>
          <table:table-cell office:value-type="float" office:value="1094.23508719981" calcext:value-type="float">
            <text:p>1094.2350871998</text:p>
          </table:table-cell>
          <table:table-cell office:value-type="float" office:value="1112.65805292839" calcext:value-type="float">
            <text:p>1112.6580529284</text:p>
          </table:table-cell>
          <table:table-cell office:value-type="float" office:value="1080.0590951055" calcext:value-type="float">
            <text:p>1080.0590951055</text:p>
          </table:table-cell>
          <table:table-cell office:value-type="float" office:value="1076.85780231031" calcext:value-type="float">
            <text:p>1076.8578023103</text:p>
          </table:table-cell>
          <table:table-cell office:value-type="float" office:value="1090.30744688008" calcext:value-type="float">
            <text:p>1090.3074468801</text:p>
          </table:table-cell>
          <table:table-cell office:value-type="float" office:value="1064.08529464354" calcext:value-type="float">
            <text:p>1064.0852946435</text:p>
          </table:table-cell>
          <table:table-cell office:value-type="float" office:value="1094.27496303929" calcext:value-type="float">
            <text:p>1094.2749630393</text:p>
          </table:table-cell>
          <table:table-cell office:value-type="float" office:value="1065.93029412887" calcext:value-type="float">
            <text:p>1065.9302941289</text:p>
          </table:table-cell>
          <table:table-cell office:value-type="float" office:value="1088.48392232592" calcext:value-type="float">
            <text:p>1088.4839223259</text:p>
          </table:table-cell>
        </table:table-row>
        <table:table-row table:style-name="ro1">
          <table:table-cell office:value-type="float" office:value="1064.37072617411" calcext:value-type="float">
            <text:p>1064.3707261741</text:p>
          </table:table-cell>
          <table:table-cell office:value-type="float" office:value="1094.20238019239" calcext:value-type="float">
            <text:p>1094.2023801924</text:p>
          </table:table-cell>
          <table:table-cell office:value-type="float" office:value="1054.14252028399" calcext:value-type="float">
            <text:p>1054.142520284</text:p>
          </table:table-cell>
          <table:table-cell office:value-type="float" office:value="1079.62880190599" calcext:value-type="float">
            <text:p>1079.628801906</text:p>
          </table:table-cell>
          <table:table-cell office:value-type="float" office:value="1103.3144877909" calcext:value-type="float">
            <text:p>1103.3144877909</text:p>
          </table:table-cell>
          <table:table-cell office:value-type="float" office:value="1078.55832774872" calcext:value-type="float">
            <text:p>1078.5583277487</text:p>
          </table:table-cell>
          <table:table-cell office:value-type="float" office:value="1051.10681142162" calcext:value-type="float">
            <text:p>1051.1068114216</text:p>
          </table:table-cell>
          <table:table-cell office:value-type="float" office:value="1092.20586412334" calcext:value-type="float">
            <text:p>1092.2058641233</text:p>
          </table:table-cell>
          <table:table-cell office:value-type="float" office:value="1096.96407898584" calcext:value-type="float">
            <text:p>1096.9640789858</text:p>
          </table:table-cell>
          <table:table-cell office:value-type="float" office:value="1086.02022599985" calcext:value-type="float">
            <text:p>1086.0202259999</text:p>
          </table:table-cell>
          <table:table-cell office:value-type="float" office:value="1069.55978693932" calcext:value-type="float">
            <text:p>1069.5597869393</text:p>
          </table:table-cell>
          <table:table-cell office:value-type="float" office:value="1091.3609620388" calcext:value-type="float">
            <text:p>1091.3609620388</text:p>
          </table:table-cell>
          <table:table-cell office:value-type="float" office:value="1111.0053717441" calcext:value-type="float">
            <text:p>1111.0053717441</text:p>
          </table:table-cell>
          <table:table-cell office:value-type="float" office:value="1079.52084975218" calcext:value-type="float">
            <text:p>1079.5208497522</text:p>
          </table:table-cell>
          <table:table-cell office:value-type="float" office:value="1076.51263779073" calcext:value-type="float">
            <text:p>1076.5126377907</text:p>
          </table:table-cell>
          <table:table-cell office:value-type="float" office:value="1090.08309737492" calcext:value-type="float">
            <text:p>1090.0830973749</text:p>
          </table:table-cell>
          <table:table-cell office:value-type="float" office:value="1060.57385640247" calcext:value-type="float">
            <text:p>1060.5738564025</text:p>
          </table:table-cell>
          <table:table-cell office:value-type="float" office:value="1091.26144670421" calcext:value-type="float">
            <text:p>1091.2614467042</text:p>
          </table:table-cell>
          <table:table-cell office:value-type="float" office:value="1066.93454872661" calcext:value-type="float">
            <text:p>1066.9345487266</text:p>
          </table:table-cell>
          <table:table-cell office:value-type="float" office:value="1083.42320537547" calcext:value-type="float">
            <text:p>1083.4232053755</text:p>
          </table:table-cell>
        </table:table-row>
        <table:table-row table:style-name="ro1">
          <table:table-cell office:value-type="float" office:value="1063.34535446229" calcext:value-type="float">
            <text:p>1063.3453544623</text:p>
          </table:table-cell>
          <table:table-cell office:value-type="float" office:value="1096.98746089946" calcext:value-type="float">
            <text:p>1096.9874608995</text:p>
          </table:table-cell>
          <table:table-cell office:value-type="float" office:value="1050.3884319457" calcext:value-type="float">
            <text:p>1050.3884319457</text:p>
          </table:table-cell>
          <table:table-cell office:value-type="float" office:value="1072.45602886915" calcext:value-type="float">
            <text:p>1072.4560288692</text:p>
          </table:table-cell>
          <table:table-cell office:value-type="float" office:value="1103.56229689461" calcext:value-type="float">
            <text:p>1103.5622968946</text:p>
          </table:table-cell>
          <table:table-cell office:value-type="float" office:value="1075.11031141717" calcext:value-type="float">
            <text:p>1075.1103114172</text:p>
          </table:table-cell>
          <table:table-cell office:value-type="float" office:value="1051.70026947814" calcext:value-type="float">
            <text:p>1051.7002694781</text:p>
          </table:table-cell>
          <table:table-cell office:value-type="float" office:value="1090.67182673143" calcext:value-type="float">
            <text:p>1090.6718267314</text:p>
          </table:table-cell>
          <table:table-cell office:value-type="float" office:value="1098.7361546348" calcext:value-type="float">
            <text:p>1098.7361546348</text:p>
          </table:table-cell>
          <table:table-cell office:value-type="float" office:value="1087.06098159208" calcext:value-type="float">
            <text:p>1087.0609815921</text:p>
          </table:table-cell>
          <table:table-cell office:value-type="float" office:value="1063.86289231326" calcext:value-type="float">
            <text:p>1063.8628923133</text:p>
          </table:table-cell>
          <table:table-cell office:value-type="float" office:value="1084.09447286352" calcext:value-type="float">
            <text:p>1084.0944728635</text:p>
          </table:table-cell>
          <table:table-cell office:value-type="float" office:value="1106.57361261308" calcext:value-type="float">
            <text:p>1106.5736126131</text:p>
          </table:table-cell>
          <table:table-cell office:value-type="float" office:value="1091.59986993164" calcext:value-type="float">
            <text:p>1091.5998699316</text:p>
          </table:table-cell>
          <table:table-cell office:value-type="float" office:value="1079.78411140061" calcext:value-type="float">
            <text:p>1079.7841114006</text:p>
          </table:table-cell>
          <table:table-cell office:value-type="float" office:value="1088.64462638515" calcext:value-type="float">
            <text:p>1088.6446263852</text:p>
          </table:table-cell>
          <table:table-cell office:value-type="float" office:value="1059.01055594438" calcext:value-type="float">
            <text:p>1059.0105559444</text:p>
          </table:table-cell>
          <table:table-cell office:value-type="float" office:value="1091.20799172914" calcext:value-type="float">
            <text:p>1091.2079917291</text:p>
          </table:table-cell>
          <table:table-cell office:value-type="float" office:value="1067.52894933229" calcext:value-type="float">
            <text:p>1067.5289493323</text:p>
          </table:table-cell>
          <table:table-cell office:value-type="float" office:value="1081.72298643898" calcext:value-type="float">
            <text:p>1081.722986439</text:p>
          </table:table-cell>
        </table:table-row>
        <table:table-row table:style-name="ro1">
          <table:table-cell office:value-type="float" office:value="1047.46147737865" calcext:value-type="float">
            <text:p>1047.4614773787</text:p>
          </table:table-cell>
          <table:table-cell office:value-type="float" office:value="1092.73502259502" calcext:value-type="float">
            <text:p>1092.735022595</text:p>
          </table:table-cell>
          <table:table-cell office:value-type="float" office:value="1050.33062763756" calcext:value-type="float">
            <text:p>1050.3306276376</text:p>
          </table:table-cell>
          <table:table-cell office:value-type="float" office:value="1052.94232121073" calcext:value-type="float">
            <text:p>1052.9423212107</text:p>
          </table:table-cell>
          <table:table-cell office:value-type="float" office:value="1103.24167671243" calcext:value-type="float">
            <text:p>1103.2416767124</text:p>
          </table:table-cell>
          <table:table-cell office:value-type="float" office:value="1072.90258911057" calcext:value-type="float">
            <text:p>1072.9025891106</text:p>
          </table:table-cell>
          <table:table-cell office:value-type="float" office:value="1048.78736600714" calcext:value-type="float">
            <text:p>1048.7873660071</text:p>
          </table:table-cell>
          <table:table-cell office:value-type="float" office:value="1085.99018542672" calcext:value-type="float">
            <text:p>1085.9901854267</text:p>
          </table:table-cell>
          <table:table-cell office:value-type="float" office:value="1093.96980048051" calcext:value-type="float">
            <text:p>1093.9698004805</text:p>
          </table:table-cell>
          <table:table-cell office:value-type="float" office:value="1084.37295132245" calcext:value-type="float">
            <text:p>1084.3729513225</text:p>
          </table:table-cell>
          <table:table-cell office:value-type="float" office:value="1059.01400636217" calcext:value-type="float">
            <text:p>1059.0140063622</text:p>
          </table:table-cell>
          <table:table-cell office:value-type="float" office:value="1066.67583872043" calcext:value-type="float">
            <text:p>1066.6758387204</text:p>
          </table:table-cell>
          <table:table-cell office:value-type="float" office:value="1102.00586590532" calcext:value-type="float">
            <text:p>1102.0058659053</text:p>
          </table:table-cell>
          <table:table-cell office:value-type="float" office:value="1086.99757491319" calcext:value-type="float">
            <text:p>1086.9975749132</text:p>
          </table:table-cell>
          <table:table-cell office:value-type="float" office:value="1078.65295310801" calcext:value-type="float">
            <text:p>1078.652953108</text:p>
          </table:table-cell>
          <table:table-cell office:value-type="float" office:value="1087.46600232842" calcext:value-type="float">
            <text:p>1087.4660023284</text:p>
          </table:table-cell>
          <table:table-cell office:value-type="float" office:value="1042.13799342145" calcext:value-type="float">
            <text:p>1042.1379934215</text:p>
          </table:table-cell>
          <table:table-cell office:value-type="float" office:value="1091.20094408974" calcext:value-type="float">
            <text:p>1091.2009440897</text:p>
          </table:table-cell>
          <table:table-cell office:value-type="float" office:value="1064.0781476506" calcext:value-type="float">
            <text:p>1064.0781476506</text:p>
          </table:table-cell>
          <table:table-cell office:value-type="float" office:value="1073.2133324433" calcext:value-type="float">
            <text:p>1073.2133324433</text:p>
          </table:table-cell>
        </table:table-row>
        <table:table-row table:style-name="ro1">
          <table:table-cell office:value-type="float" office:value="1047.22331425608" calcext:value-type="float">
            <text:p>1047.2233142561</text:p>
          </table:table-cell>
          <table:table-cell office:value-type="float" office:value="1086.31569663586" calcext:value-type="float">
            <text:p>1086.3156966359</text:p>
          </table:table-cell>
          <table:table-cell office:value-type="float" office:value="1042.66308738476" calcext:value-type="float">
            <text:p>1042.6630873848</text:p>
          </table:table-cell>
          <table:table-cell office:value-type="float" office:value="1046.04112250347" calcext:value-type="float">
            <text:p>1046.0411225035</text:p>
          </table:table-cell>
          <table:table-cell office:value-type="float" office:value="1101.51072185316" calcext:value-type="float">
            <text:p>1101.5107218532</text:p>
          </table:table-cell>
          <table:table-cell office:value-type="float" office:value="1082.23921394712" calcext:value-type="float">
            <text:p>1082.2392139471</text:p>
          </table:table-cell>
          <table:table-cell office:value-type="float" office:value="1052.78265498905" calcext:value-type="float">
            <text:p>1052.7826549891</text:p>
          </table:table-cell>
          <table:table-cell office:value-type="float" office:value="1084.6681990474" calcext:value-type="float">
            <text:p>1084.6681990474</text:p>
          </table:table-cell>
          <table:table-cell office:value-type="float" office:value="1093.0347885108" calcext:value-type="float">
            <text:p>1093.0347885108</text:p>
          </table:table-cell>
          <table:table-cell office:value-type="float" office:value="1066.12033765388" calcext:value-type="float">
            <text:p>1066.1203376539</text:p>
          </table:table-cell>
          <table:table-cell office:value-type="float" office:value="1048.25350319916" calcext:value-type="float">
            <text:p>1048.2535031992</text:p>
          </table:table-cell>
          <table:table-cell office:value-type="float" office:value="1060.19615595826" calcext:value-type="float">
            <text:p>1060.1961559583</text:p>
          </table:table-cell>
          <table:table-cell office:value-type="float" office:value="1101.85768911177" calcext:value-type="float">
            <text:p>1101.8576891118</text:p>
          </table:table-cell>
          <table:table-cell office:value-type="float" office:value="1081.24134548797" calcext:value-type="float">
            <text:p>1081.241345488</text:p>
          </table:table-cell>
          <table:table-cell office:value-type="float" office:value="1078.65295310801" calcext:value-type="float">
            <text:p>1078.652953108</text:p>
          </table:table-cell>
          <table:table-cell office:value-type="float" office:value="1087.0856574138" calcext:value-type="float">
            <text:p>1087.0856574138</text:p>
          </table:table-cell>
          <table:table-cell office:value-type="float" office:value="1041.52951721828" calcext:value-type="float">
            <text:p>1041.5295172183</text:p>
          </table:table-cell>
          <table:table-cell office:value-type="float" office:value="1089.14976287324" calcext:value-type="float">
            <text:p>1089.1497628732</text:p>
          </table:table-cell>
          <table:table-cell office:value-type="float" office:value="1066.97504571607" calcext:value-type="float">
            <text:p>1066.9750457161</text:p>
          </table:table-cell>
          <table:table-cell office:value-type="float" office:value="1050.26220583874" calcext:value-type="float">
            <text:p>1050.2622058387</text:p>
          </table:table-cell>
        </table:table-row>
        <table:table-row table:style-name="ro1">
          <table:table-cell office:value-type="float" office:value="1032.45475064229" calcext:value-type="float">
            <text:p>1032.4547506423</text:p>
          </table:table-cell>
          <table:table-cell office:value-type="float" office:value="1085.69124638726" calcext:value-type="float">
            <text:p>1085.6912463873</text:p>
          </table:table-cell>
          <table:table-cell office:value-type="float" office:value="1033.89314251402" calcext:value-type="float">
            <text:p>1033.893142514</text:p>
          </table:table-cell>
          <table:table-cell office:value-type="float" office:value="1038.2683167753" calcext:value-type="float">
            <text:p>1038.2683167753</text:p>
          </table:table-cell>
          <table:table-cell office:value-type="float" office:value="1101.51072185316" calcext:value-type="float">
            <text:p>1101.5107218532</text:p>
          </table:table-cell>
          <table:table-cell office:value-type="float" office:value="1082.17837148588" calcext:value-type="float">
            <text:p>1082.1783714859</text:p>
          </table:table-cell>
          <table:table-cell office:value-type="float" office:value="1050.31302281809" calcext:value-type="float">
            <text:p>1050.3130228181</text:p>
          </table:table-cell>
          <table:table-cell office:value-type="float" office:value="1084.31923535123" calcext:value-type="float">
            <text:p>1084.3192353512</text:p>
          </table:table-cell>
          <table:table-cell office:value-type="float" office:value="1091.36612376257" calcext:value-type="float">
            <text:p>1091.3661237626</text:p>
          </table:table-cell>
          <table:table-cell office:value-type="float" office:value="1066.70840498133" calcext:value-type="float">
            <text:p>1066.7084049813</text:p>
          </table:table-cell>
          <table:table-cell office:value-type="float" office:value="1047.57957802723" calcext:value-type="float">
            <text:p>1047.5795780272</text:p>
          </table:table-cell>
          <table:table-cell office:value-type="float" office:value="1050.8435889388" calcext:value-type="float">
            <text:p>1050.8435889388</text:p>
          </table:table-cell>
          <table:table-cell office:value-type="float" office:value="1099.81416360213" calcext:value-type="float">
            <text:p>1099.8141636021</text:p>
          </table:table-cell>
          <table:table-cell office:value-type="float" office:value="1080.98541111719" calcext:value-type="float">
            <text:p>1080.9854111172</text:p>
          </table:table-cell>
          <table:table-cell office:value-type="float" office:value="1077.77283266716" calcext:value-type="float">
            <text:p>1077.7728326672</text:p>
          </table:table-cell>
          <table:table-cell office:value-type="float" office:value="1086.44143501041" calcext:value-type="float">
            <text:p>1086.4414350104</text:p>
          </table:table-cell>
          <table:table-cell office:value-type="float" office:value="1041.54478591254" calcext:value-type="float">
            <text:p>1041.5447859125</text:p>
          </table:table-cell>
          <table:table-cell office:value-type="float" office:value="1089.01221733586" calcext:value-type="float">
            <text:p>1089.0122173359</text:p>
          </table:table-cell>
          <table:table-cell office:value-type="float" office:value="1068.16769870307" calcext:value-type="float">
            <text:p>1068.1676987031</text:p>
          </table:table-cell>
          <table:table-cell office:value-type="float" office:value="1049.60820306141" calcext:value-type="float">
            <text:p>1049.6082030614</text:p>
          </table:table-cell>
        </table:table-row>
        <table:table-row table:style-name="ro1">
          <table:table-cell office:value-type="float" office:value="1031.80468655514" calcext:value-type="float">
            <text:p>1031.8046865551</text:p>
          </table:table-cell>
          <table:table-cell office:value-type="float" office:value="1087.53827178527" calcext:value-type="float">
            <text:p>1087.5382717853</text:p>
          </table:table-cell>
          <table:table-cell office:value-type="float" office:value="1039.16391570785" calcext:value-type="float">
            <text:p>1039.1639157079</text:p>
          </table:table-cell>
          <table:table-cell office:value-type="float" office:value="1038.49210701844" calcext:value-type="float">
            <text:p>1038.4921070184</text:p>
          </table:table-cell>
          <table:table-cell office:value-type="float" office:value="1101.51072185316" calcext:value-type="float">
            <text:p>1101.5107218532</text:p>
          </table:table-cell>
          <table:table-cell office:value-type="float" office:value="1078.99530424832" calcext:value-type="float">
            <text:p>1078.9953042483</text:p>
          </table:table-cell>
          <table:table-cell office:value-type="float" office:value="1054.43300181434" calcext:value-type="float">
            <text:p>1054.4330018143</text:p>
          </table:table-cell>
          <table:table-cell office:value-type="float" office:value="1083.11874641886" calcext:value-type="float">
            <text:p>1083.1187464189</text:p>
          </table:table-cell>
          <table:table-cell office:value-type="float" office:value="1087.4858177682" calcext:value-type="float">
            <text:p>1087.4858177682</text:p>
          </table:table-cell>
          <table:table-cell office:value-type="float" office:value="1066.39538315937" calcext:value-type="float">
            <text:p>1066.3953831594</text:p>
          </table:table-cell>
          <table:table-cell office:value-type="float" office:value="1046.94948650176" calcext:value-type="float">
            <text:p>1046.9494865018</text:p>
          </table:table-cell>
          <table:table-cell office:value-type="float" office:value="1039.47664111713" calcext:value-type="float">
            <text:p>1039.4766411171</text:p>
          </table:table-cell>
          <table:table-cell office:value-type="float" office:value="1104.34163139843" calcext:value-type="float">
            <text:p>1104.3416313984</text:p>
          </table:table-cell>
          <table:table-cell office:value-type="float" office:value="1080.00187384624" calcext:value-type="float">
            <text:p>1080.0018738462</text:p>
          </table:table-cell>
          <table:table-cell office:value-type="float" office:value="1077.77283266716" calcext:value-type="float">
            <text:p>1077.7728326672</text:p>
          </table:table-cell>
          <table:table-cell office:value-type="float" office:value="1086.26321475749" calcext:value-type="float">
            <text:p>1086.2632147575</text:p>
          </table:table-cell>
          <table:table-cell office:value-type="float" office:value="1041.75925155672" calcext:value-type="float">
            <text:p>1041.7592515567</text:p>
          </table:table-cell>
          <table:table-cell office:value-type="float" office:value="1088.05765596443" calcext:value-type="float">
            <text:p>1088.0576559644</text:p>
          </table:table-cell>
          <table:table-cell office:value-type="float" office:value="1068.74783237992" calcext:value-type="float">
            <text:p>1068.7478323799</text:p>
          </table:table-cell>
          <table:table-cell office:value-type="float" office:value="1048.37205255354" calcext:value-type="float">
            <text:p>1048.3720525535</text:p>
          </table:table-cell>
        </table:table-row>
        <table:table-row table:style-name="ro1">
          <table:table-cell office:value-type="float" office:value="1038.29338032881" calcext:value-type="float">
            <text:p>1038.2933803288</text:p>
          </table:table-cell>
          <table:table-cell office:value-type="float" office:value="1084.42114585657" calcext:value-type="float">
            <text:p>1084.4211458566</text:p>
          </table:table-cell>
          <table:table-cell office:value-type="float" office:value="1040.38797863896" calcext:value-type="float">
            <text:p>1040.387978639</text:p>
          </table:table-cell>
          <table:table-cell office:value-type="float" office:value="1037.62351106763" calcext:value-type="float">
            <text:p>1037.6235110676</text:p>
          </table:table-cell>
          <table:table-cell office:value-type="float" office:value="1101.71399492431" calcext:value-type="float">
            <text:p>1101.7139949243</text:p>
          </table:table-cell>
          <table:table-cell office:value-type="float" office:value="1076.0497494084" calcext:value-type="float">
            <text:p>1076.0497494084</text:p>
          </table:table-cell>
          <table:table-cell office:value-type="float" office:value="1055.01521802707" calcext:value-type="float">
            <text:p>1055.0152180271</text:p>
          </table:table-cell>
          <table:table-cell office:value-type="float" office:value="1063.17663966418" calcext:value-type="float">
            <text:p>1063.1766396642</text:p>
          </table:table-cell>
          <table:table-cell office:value-type="float" office:value="1089.23657817562" calcext:value-type="float">
            <text:p>1089.2365781756</text:p>
          </table:table-cell>
          <table:table-cell office:value-type="float" office:value="1066.42890638432" calcext:value-type="float">
            <text:p>1066.4289063843</text:p>
          </table:table-cell>
          <table:table-cell office:value-type="float" office:value="1044.72893597734" calcext:value-type="float">
            <text:p>1044.7289359773</text:p>
          </table:table-cell>
          <table:table-cell office:value-type="float" office:value="1038.10887268215" calcext:value-type="float">
            <text:p>1038.1088726822</text:p>
          </table:table-cell>
          <table:table-cell office:value-type="float" office:value="1104.60743950688" calcext:value-type="float">
            <text:p>1104.6074395069</text:p>
          </table:table-cell>
          <table:table-cell office:value-type="float" office:value="1078.54067478952" calcext:value-type="float">
            <text:p>1078.5406747895</text:p>
          </table:table-cell>
          <table:table-cell office:value-type="float" office:value="1077.77283266716" calcext:value-type="float">
            <text:p>1077.7728326672</text:p>
          </table:table-cell>
          <table:table-cell office:value-type="float" office:value="1085.24341374408" calcext:value-type="float">
            <text:p>1085.2434137441</text:p>
          </table:table-cell>
          <table:table-cell office:value-type="float" office:value="1041.35169121691" calcext:value-type="float">
            <text:p>1041.3516912169</text:p>
          </table:table-cell>
          <table:table-cell office:value-type="float" office:value="1087.19165812033" calcext:value-type="float">
            <text:p>1087.1916581203</text:p>
          </table:table-cell>
          <table:table-cell office:value-type="float" office:value="1072.12714265755" calcext:value-type="float">
            <text:p>1072.1271426576</text:p>
          </table:table-cell>
          <table:table-cell office:value-type="float" office:value="1049.62557920234" calcext:value-type="float">
            <text:p>1049.6255792023</text:p>
          </table:table-cell>
        </table:table-row>
        <table:table-row table:style-name="ro1">
          <table:table-cell office:value-type="float" office:value="1035.40366692815" calcext:value-type="float">
            <text:p>1035.4036669282</text:p>
          </table:table-cell>
          <table:table-cell office:value-type="float" office:value="1081.66440657696" calcext:value-type="float">
            <text:p>1081.664406577</text:p>
          </table:table-cell>
          <table:table-cell office:value-type="float" office:value="1039.05324427865" calcext:value-type="float">
            <text:p>1039.0532442787</text:p>
          </table:table-cell>
          <table:table-cell office:value-type="float" office:value="1042.711468667" calcext:value-type="float">
            <text:p>1042.711468667</text:p>
          </table:table-cell>
          <table:table-cell office:value-type="float" office:value="1100.48885772501" calcext:value-type="float">
            <text:p>1100.488857725</text:p>
          </table:table-cell>
          <table:table-cell office:value-type="float" office:value="1073.05275205798" calcext:value-type="float">
            <text:p>1073.052752058</text:p>
          </table:table-cell>
          <table:table-cell office:value-type="float" office:value="1055.30637723155" calcext:value-type="float">
            <text:p>1055.3063772316</text:p>
          </table:table-cell>
          <table:table-cell office:value-type="float" office:value="1061.95707569689" calcext:value-type="float">
            <text:p>1061.9570756969</text:p>
          </table:table-cell>
          <table:table-cell office:value-type="float" office:value="1086.78097363682" calcext:value-type="float">
            <text:p>1086.7809736368</text:p>
          </table:table-cell>
          <table:table-cell office:value-type="float" office:value="1066.1908390911" calcext:value-type="float">
            <text:p>1066.1908390911</text:p>
          </table:table-cell>
          <table:table-cell office:value-type="float" office:value="1043.02147909692" calcext:value-type="float">
            <text:p>1043.0214790969</text:p>
          </table:table-cell>
          <table:table-cell office:value-type="float" office:value="1031.67228912096" calcext:value-type="float">
            <text:p>1031.672289121</text:p>
          </table:table-cell>
          <table:table-cell office:value-type="float" office:value="1104.60403628157" calcext:value-type="float">
            <text:p>1104.6040362816</text:p>
          </table:table-cell>
          <table:table-cell office:value-type="float" office:value="1074.2819184447" calcext:value-type="float">
            <text:p>1074.2819184447</text:p>
          </table:table-cell>
          <table:table-cell office:value-type="float" office:value="1076.81212199548" calcext:value-type="float">
            <text:p>1076.8121219955</text:p>
          </table:table-cell>
          <table:table-cell office:value-type="float" office:value="1084.5680898659" calcext:value-type="float">
            <text:p>1084.5680898659</text:p>
          </table:table-cell>
          <table:table-cell office:value-type="float" office:value="1041.21396149497" calcext:value-type="float">
            <text:p>1041.213961495</text:p>
          </table:table-cell>
          <table:table-cell office:value-type="float" office:value="1081.88503074444" calcext:value-type="float">
            <text:p>1081.8850307444</text:p>
          </table:table-cell>
          <table:table-cell office:value-type="float" office:value="1074.31451681254" calcext:value-type="float">
            <text:p>1074.3145168125</text:p>
          </table:table-cell>
          <table:table-cell office:value-type="float" office:value="1049.62557920234" calcext:value-type="float">
            <text:p>1049.6255792023</text:p>
          </table:table-cell>
        </table:table-row>
        <table:table-row table:style-name="ro1">
          <table:table-cell office:value-type="float" office:value="1024.86441012467" calcext:value-type="float">
            <text:p>1024.8644101247</text:p>
          </table:table-cell>
          <table:table-cell office:value-type="float" office:value="1084.54287421211" calcext:value-type="float">
            <text:p>1084.5428742121</text:p>
          </table:table-cell>
          <table:table-cell office:value-type="float" office:value="1038.76418199149" calcext:value-type="float">
            <text:p>1038.7641819915</text:p>
          </table:table-cell>
          <table:table-cell office:value-type="float" office:value="1041.64671070246" calcext:value-type="float">
            <text:p>1041.6467107025</text:p>
          </table:table-cell>
          <table:table-cell office:value-type="float" office:value="1096.32650770974" calcext:value-type="float">
            <text:p>1096.3265077097</text:p>
          </table:table-cell>
          <table:table-cell office:value-type="float" office:value="1068.96096136991" calcext:value-type="float">
            <text:p>1068.9609613699</text:p>
          </table:table-cell>
          <table:table-cell office:value-type="float" office:value="1055.43422526396" calcext:value-type="float">
            <text:p>1055.434225264</text:p>
          </table:table-cell>
          <table:table-cell office:value-type="float" office:value="1043.04792750326" calcext:value-type="float">
            <text:p>1043.0479275033</text:p>
          </table:table-cell>
          <table:table-cell office:value-type="float" office:value="1084.68761578626" calcext:value-type="float">
            <text:p>1084.6876157863</text:p>
          </table:table-cell>
          <table:table-cell office:value-type="float" office:value="1065.98762556544" calcext:value-type="float">
            <text:p>1065.9876255654</text:p>
          </table:table-cell>
          <table:table-cell office:value-type="float" office:value="1041.49178581978" calcext:value-type="float">
            <text:p>1041.4917858198</text:p>
          </table:table-cell>
          <table:table-cell office:value-type="float" office:value="1032.75054077851" calcext:value-type="float">
            <text:p>1032.7505407785</text:p>
          </table:table-cell>
          <table:table-cell office:value-type="float" office:value="1103.59590905563" calcext:value-type="float">
            <text:p>1103.5959090556</text:p>
          </table:table-cell>
          <table:table-cell office:value-type="float" office:value="1074.45924893107" calcext:value-type="float">
            <text:p>1074.4592489311</text:p>
          </table:table-cell>
          <table:table-cell office:value-type="float" office:value="1076.19168259292" calcext:value-type="float">
            <text:p>1076.1916825929</text:p>
          </table:table-cell>
          <table:table-cell office:value-type="float" office:value="1081.61901511514" calcext:value-type="float">
            <text:p>1081.6190151151</text:p>
          </table:table-cell>
          <table:table-cell office:value-type="float" office:value="1041.19540571933" calcext:value-type="float">
            <text:p>1041.1954057193</text:p>
          </table:table-cell>
          <table:table-cell office:value-type="float" office:value="1078.18964009678" calcext:value-type="float">
            <text:p>1078.1896400968</text:p>
          </table:table-cell>
          <table:table-cell office:value-type="float" office:value="1075.18664352301" calcext:value-type="float">
            <text:p>1075.186643523</text:p>
          </table:table-cell>
          <table:table-cell office:value-type="float" office:value="1046.26806958411" calcext:value-type="float">
            <text:p>1046.2680695841</text:p>
          </table:table-cell>
        </table:table-row>
        <table:table-row table:style-name="ro1">
          <table:table-cell office:value-type="float" office:value="1024.89007452365" calcext:value-type="float">
            <text:p>1024.8900745237</text:p>
          </table:table-cell>
          <table:table-cell office:value-type="float" office:value="1084.30042776788" calcext:value-type="float">
            <text:p>1084.3004277679</text:p>
          </table:table-cell>
          <table:table-cell office:value-type="float" office:value="1037.07400737757" calcext:value-type="float">
            <text:p>1037.0740073776</text:p>
          </table:table-cell>
          <table:table-cell office:value-type="float" office:value="1037.74988996706" calcext:value-type="float">
            <text:p>1037.7498899671</text:p>
          </table:table-cell>
          <table:table-cell office:value-type="float" office:value="1084.21513690256" calcext:value-type="float">
            <text:p>1084.2151369026</text:p>
          </table:table-cell>
          <table:table-cell office:value-type="float" office:value="1054.17206222156" calcext:value-type="float">
            <text:p>1054.1720622216</text:p>
          </table:table-cell>
          <table:table-cell office:value-type="float" office:value="1054.11832688675" calcext:value-type="float">
            <text:p>1054.1183268868</text:p>
          </table:table-cell>
          <table:table-cell office:value-type="float" office:value="1041.4088854345" calcext:value-type="float">
            <text:p>1041.4088854345</text:p>
          </table:table-cell>
          <table:table-cell office:value-type="float" office:value="1085.46884743437" calcext:value-type="float">
            <text:p>1085.4688474344</text:p>
          </table:table-cell>
          <table:table-cell office:value-type="float" office:value="1065.4362787992" calcext:value-type="float">
            <text:p>1065.4362787992</text:p>
          </table:table-cell>
          <table:table-cell office:value-type="float" office:value="1038.68349574548" calcext:value-type="float">
            <text:p>1038.6834957455</text:p>
          </table:table-cell>
          <table:table-cell office:value-type="float" office:value="1028.30222021506" calcext:value-type="float">
            <text:p>1028.3022202151</text:p>
          </table:table-cell>
          <table:table-cell office:value-type="float" office:value="1095.91761136285" calcext:value-type="float">
            <text:p>1095.9176113629</text:p>
          </table:table-cell>
          <table:table-cell office:value-type="float" office:value="1077.03210050377" calcext:value-type="float">
            <text:p>1077.0321005038</text:p>
          </table:table-cell>
          <table:table-cell office:value-type="float" office:value="1076.71101787543" calcext:value-type="float">
            <text:p>1076.7110178754</text:p>
          </table:table-cell>
          <table:table-cell office:value-type="float" office:value="1077.67157452631" calcext:value-type="float">
            <text:p>1077.6715745263</text:p>
          </table:table-cell>
          <table:table-cell office:value-type="float" office:value="1040.77078854049" calcext:value-type="float">
            <text:p>1040.7707885405</text:p>
          </table:table-cell>
          <table:table-cell office:value-type="float" office:value="1079.04999292689" calcext:value-type="float">
            <text:p>1079.0499929269</text:p>
          </table:table-cell>
          <table:table-cell office:value-type="float" office:value="1074.82119602352" calcext:value-type="float">
            <text:p>1074.8211960235</text:p>
          </table:table-cell>
          <table:table-cell office:value-type="float" office:value="1040.16406310535" calcext:value-type="float">
            <text:p>1040.1640631054</text:p>
          </table:table-cell>
        </table:table-row>
        <table:table-row table:style-name="ro1">
          <table:table-cell office:value-type="float" office:value="1026.4046745628" calcext:value-type="float">
            <text:p>1026.4046745628</text:p>
          </table:table-cell>
          <table:table-cell office:value-type="float" office:value="1081.05811242012" calcext:value-type="float">
            <text:p>1081.0581124201</text:p>
          </table:table-cell>
          <table:table-cell office:value-type="float" office:value="1036.75256269248" calcext:value-type="float">
            <text:p>1036.7525626925</text:p>
          </table:table-cell>
          <table:table-cell office:value-type="float" office:value="1038.07782662948" calcext:value-type="float">
            <text:p>1038.0778266295</text:p>
          </table:table-cell>
          <table:table-cell office:value-type="float" office:value="1075.9009455819" calcext:value-type="float">
            <text:p>1075.9009455819</text:p>
          </table:table-cell>
          <table:table-cell office:value-type="float" office:value="1048.0336716937" calcext:value-type="float">
            <text:p>1048.0336716937</text:p>
          </table:table-cell>
          <table:table-cell office:value-type="float" office:value="1050.55612845716" calcext:value-type="float">
            <text:p>1050.5561284572</text:p>
          </table:table-cell>
          <table:table-cell office:value-type="float" office:value="1040.81425106099" calcext:value-type="float">
            <text:p>1040.814251061</text:p>
          </table:table-cell>
          <table:table-cell office:value-type="float" office:value="1085.50146892212" calcext:value-type="float">
            <text:p>1085.5014689221</text:p>
          </table:table-cell>
          <table:table-cell office:value-type="float" office:value="1064.92758921767" calcext:value-type="float">
            <text:p>1064.9275892177</text:p>
          </table:table-cell>
          <table:table-cell office:value-type="float" office:value="1036.32595694682" calcext:value-type="float">
            <text:p>1036.3259569468</text:p>
          </table:table-cell>
          <table:table-cell office:value-type="float" office:value="1029.82332184336" calcext:value-type="float">
            <text:p>1029.8233218434</text:p>
          </table:table-cell>
          <table:table-cell office:value-type="float" office:value="1093.3598705901" calcext:value-type="float">
            <text:p>1093.3598705901</text:p>
          </table:table-cell>
          <table:table-cell office:value-type="float" office:value="1074.98589840683" calcext:value-type="float">
            <text:p>1074.9858984068</text:p>
          </table:table-cell>
          <table:table-cell office:value-type="float" office:value="1076.71101787543" calcext:value-type="float">
            <text:p>1076.7110178754</text:p>
          </table:table-cell>
          <table:table-cell office:value-type="float" office:value="1078.44323186203" calcext:value-type="float">
            <text:p>1078.443231862</text:p>
          </table:table-cell>
          <table:table-cell office:value-type="float" office:value="1039.9964905302" calcext:value-type="float">
            <text:p>1039.9964905302</text:p>
          </table:table-cell>
          <table:table-cell office:value-type="float" office:value="1071.96826930831" calcext:value-type="float">
            <text:p>1071.9682693083</text:p>
          </table:table-cell>
          <table:table-cell office:value-type="float" office:value="1074.82119602352" calcext:value-type="float">
            <text:p>1074.8211960235</text:p>
          </table:table-cell>
          <table:table-cell office:value-type="float" office:value="1032.71311858945" calcext:value-type="float">
            <text:p>1032.7131185895</text:p>
          </table:table-cell>
        </table:table-row>
        <table:table-row table:style-name="ro1">
          <table:table-cell office:value-type="float" office:value="1024.81445164657" calcext:value-type="float">
            <text:p>1024.8144516466</text:p>
          </table:table-cell>
          <table:table-cell office:value-type="float" office:value="1081.05811242012" calcext:value-type="float">
            <text:p>1081.0581124201</text:p>
          </table:table-cell>
          <table:table-cell office:value-type="float" office:value="1030.38068702148" calcext:value-type="float">
            <text:p>1030.3806870215</text:p>
          </table:table-cell>
          <table:table-cell office:value-type="float" office:value="1037.35810397748" calcext:value-type="float">
            <text:p>1037.3581039775</text:p>
          </table:table-cell>
          <table:table-cell office:value-type="float" office:value="1075.78489348248" calcext:value-type="float">
            <text:p>1075.7848934825</text:p>
          </table:table-cell>
          <table:table-cell office:value-type="float" office:value="1048.79396398434" calcext:value-type="float">
            <text:p>1048.7939639843</text:p>
          </table:table-cell>
          <table:table-cell office:value-type="float" office:value="1032.22809400315" calcext:value-type="float">
            <text:p>1032.2280940032</text:p>
          </table:table-cell>
          <table:table-cell office:value-type="float" office:value="1037.41743705412" calcext:value-type="float">
            <text:p>1037.4174370541</text:p>
          </table:table-cell>
          <table:table-cell office:value-type="float" office:value="1085.50436740959" calcext:value-type="float">
            <text:p>1085.5043674096</text:p>
          </table:table-cell>
          <table:table-cell office:value-type="float" office:value="1062.9715664077" calcext:value-type="float">
            <text:p>1062.9715664077</text:p>
          </table:table-cell>
          <table:table-cell office:value-type="float" office:value="1035.36137252701" calcext:value-type="float">
            <text:p>1035.361372527</text:p>
          </table:table-cell>
          <table:table-cell office:value-type="float" office:value="1025.57478786871" calcext:value-type="float">
            <text:p>1025.5747878687</text:p>
          </table:table-cell>
          <table:table-cell office:value-type="float" office:value="1094.40043905003" calcext:value-type="float">
            <text:p>1094.40043905</text:p>
          </table:table-cell>
          <table:table-cell office:value-type="float" office:value="1079.22830705207" calcext:value-type="float">
            <text:p>1079.2283070521</text:p>
          </table:table-cell>
          <table:table-cell office:value-type="float" office:value="1076.54981406131" calcext:value-type="float">
            <text:p>1076.5498140613</text:p>
          </table:table-cell>
          <table:table-cell office:value-type="float" office:value="1075.77403417386" calcext:value-type="float">
            <text:p>1075.7740341739</text:p>
          </table:table-cell>
          <table:table-cell office:value-type="float" office:value="1034.75617587603" calcext:value-type="float">
            <text:p>1034.756175876</text:p>
          </table:table-cell>
          <table:table-cell office:value-type="float" office:value="1072.1432758696" calcext:value-type="float">
            <text:p>1072.1432758696</text:p>
          </table:table-cell>
          <table:table-cell office:value-type="float" office:value="1077.6099826558" calcext:value-type="float">
            <text:p>1077.6099826558</text:p>
          </table:table-cell>
          <table:table-cell office:value-type="float" office:value="1027.68862456303" calcext:value-type="float">
            <text:p>1027.688624563</text:p>
          </table:table-cell>
        </table:table-row>
        <table:table-row table:style-name="ro1">
          <table:table-cell office:value-type="float" office:value="1026.14145816969" calcext:value-type="float">
            <text:p>1026.1414581697</text:p>
          </table:table-cell>
          <table:table-cell office:value-type="float" office:value="1078.37759452796" calcext:value-type="float">
            <text:p>1078.377594528</text:p>
          </table:table-cell>
          <table:table-cell office:value-type="float" office:value="1025.06308421699" calcext:value-type="float">
            <text:p>1025.063084217</text:p>
          </table:table-cell>
          <table:table-cell office:value-type="float" office:value="1030.34179423112" calcext:value-type="float">
            <text:p>1030.3417942311</text:p>
          </table:table-cell>
          <table:table-cell office:value-type="float" office:value="1075.78487263758" calcext:value-type="float">
            <text:p>1075.7848726376</text:p>
          </table:table-cell>
          <table:table-cell office:value-type="float" office:value="1048.30271383794" calcext:value-type="float">
            <text:p>1048.3027138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5.25612705482" calcext:value-type="float">
            <text:p>1085.2561270548</text:p>
          </table:table-cell>
          <table:table-cell office:value-type="float" office:value="1062.26830378123" calcext:value-type="float">
            <text:p>1062.2683037812</text:p>
          </table:table-cell>
          <table:table-cell office:value-type="float" office:value="1033.65104567101" calcext:value-type="float">
            <text:p>1033.651045671</text:p>
          </table:table-cell>
          <table:table-cell office:value-type="float" office:value="1026.18429283454" calcext:value-type="float">
            <text:p>1026.1842928345</text:p>
          </table:table-cell>
          <table:table-cell office:value-type="float" office:value="1090.85013012635" calcext:value-type="float">
            <text:p>1090.8501301264</text:p>
          </table:table-cell>
          <table:table-cell office:value-type="float" office:value="1082.20068436414" calcext:value-type="float">
            <text:p>1082.2006843641</text:p>
          </table:table-cell>
          <table:table-cell office:value-type="float" office:value="1076.04018684721" calcext:value-type="float">
            <text:p>1076.0401868472</text:p>
          </table:table-cell>
          <table:table-cell office:value-type="float" office:value="1075.44487174112" calcext:value-type="float">
            <text:p>1075.4448717411</text:p>
          </table:table-cell>
          <table:table-cell office:value-type="float" office:value="1032.91460319191" calcext:value-type="float">
            <text:p>1032.9146031919</text:p>
          </table:table-cell>
          <table:table-cell office:value-type="float" office:value="1071.55908521256" calcext:value-type="float">
            <text:p>1071.5590852126</text:p>
          </table:table-cell>
          <table:table-cell office:value-type="float" office:value="1077.87184831942" calcext:value-type="float">
            <text:p>1077.8718483194</text:p>
          </table:table-cell>
          <table:table-cell office:value-type="float" office:value="1024.92105053684" calcext:value-type="float">
            <text:p>1024.9210505368</text:p>
          </table:table-cell>
        </table:table-row>
        <table:table-row table:style-name="ro1">
          <table:table-cell office:value-type="float" office:value="1026.09879972456" calcext:value-type="float">
            <text:p>1026.0987997246</text:p>
          </table:table-cell>
          <table:table-cell office:value-type="float" office:value="1078.75309728742" calcext:value-type="float">
            <text:p>1078.7530972874</text:p>
          </table:table-cell>
          <table:table-cell office:value-type="float" office:value="1025.03909942396" calcext:value-type="float">
            <text:p>1025.039099424</text:p>
          </table:table-cell>
          <table:table-cell office:value-type="float" office:value="1031.53663967753" calcext:value-type="float">
            <text:p>1031.5366396775</text:p>
          </table:table-cell>
          <table:table-cell office:value-type="float" office:value="1075.37296761171" calcext:value-type="float">
            <text:p>1075.3729676117</text:p>
          </table:table-cell>
          <table:table-cell office:value-type="float" office:value="1046.50803892681" calcext:value-type="float">
            <text:p>1046.5080389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3.45876765944" calcext:value-type="float">
            <text:p>1083.4587676594</text:p>
          </table:table-cell>
          <table:table-cell office:value-type="float" office:value="1060.17256557749" calcext:value-type="float">
            <text:p>1060.1725655775</text:p>
          </table:table-cell>
          <table:table-cell office:value-type="float" office:value="1034.50611716822" calcext:value-type="float">
            <text:p>1034.5061171682</text:p>
          </table:table-cell>
          <table:table-cell office:value-type="float" office:value="1004.92753323863" calcext:value-type="float">
            <text:p>1004.9275332386</text:p>
          </table:table-cell>
          <table:table-cell office:value-type="float" office:value="1075.68201480589" calcext:value-type="float">
            <text:p>1075.6820148059</text:p>
          </table:table-cell>
          <table:table-cell office:value-type="float" office:value="1080.64410244042" calcext:value-type="float">
            <text:p>1080.6441024404</text:p>
          </table:table-cell>
          <table:table-cell office:value-type="float" office:value="1074.03157066534" calcext:value-type="float">
            <text:p>1074.0315706653</text:p>
          </table:table-cell>
          <table:table-cell office:value-type="float" office:value="1073.77304102888" calcext:value-type="float">
            <text:p>1073.7730410289</text:p>
          </table:table-cell>
          <table:table-cell office:value-type="float" office:value="1032.37836565381" calcext:value-type="float">
            <text:p>1032.3783656538</text:p>
          </table:table-cell>
          <table:table-cell office:value-type="float" office:value="1070.31656283131" calcext:value-type="float">
            <text:p>1070.3165628313</text:p>
          </table:table-cell>
          <table:table-cell office:value-type="float" office:value="1077.81412185939" calcext:value-type="float">
            <text:p>1077.8141218594</text:p>
          </table:table-cell>
          <table:table-cell office:value-type="float" office:value="1022.70092836853" calcext:value-type="float">
            <text:p>1022.7009283685</text:p>
          </table:table-cell>
        </table:table-row>
        <table:table-row table:style-name="ro1">
          <table:table-cell office:value-type="float" office:value="1021.40880943196" calcext:value-type="float">
            <text:p>1021.408809432</text:p>
          </table:table-cell>
          <table:table-cell office:value-type="float" office:value="1078.11790885427" calcext:value-type="float">
            <text:p>1078.1179088543</text:p>
          </table:table-cell>
          <table:table-cell office:value-type="float" office:value="1028.80075848454" calcext:value-type="float">
            <text:p>1028.8007584845</text:p>
          </table:table-cell>
          <table:table-cell office:value-type="float" office:value="1030.93559858413" calcext:value-type="float">
            <text:p>1030.9355985841</text:p>
          </table:table-cell>
          <table:table-cell office:value-type="float" office:value="1073.31940095066" calcext:value-type="float">
            <text:p>1073.3194009507</text:p>
          </table:table-cell>
          <table:table-cell office:value-type="float" office:value="1046.48941047665" calcext:value-type="float">
            <text:p>1046.4894104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6.34496865402" calcext:value-type="float">
            <text:p>1086.344968654</text:p>
          </table:table-cell>
          <table:table-cell office:value-type="float" office:value="1059.78408491089" calcext:value-type="float">
            <text:p>1059.7840849109</text:p>
          </table:table-cell>
          <table:table-cell office:value-type="float" office:value="1032.84465295689" calcext:value-type="float">
            <text:p>1032.8446529569</text:p>
          </table:table-cell>
          <table:table-cell office:value-type="float" office:value="990.526153807664" calcext:value-type="float">
            <text:p>990.5261538077</text:p>
          </table:table-cell>
          <table:table-cell office:value-type="float" office:value="1075.0432792957" calcext:value-type="float">
            <text:p>1075.0432792957</text:p>
          </table:table-cell>
          <table:table-cell office:value-type="float" office:value="1076.93602312146" calcext:value-type="float">
            <text:p>1076.9360231215</text:p>
          </table:table-cell>
          <table:table-cell office:value-type="float" office:value="1072.6170012345" calcext:value-type="float">
            <text:p>1072.6170012345</text:p>
          </table:table-cell>
          <table:table-cell office:value-type="float" office:value="1073.920113277" calcext:value-type="float">
            <text:p>1073.920113277</text:p>
          </table:table-cell>
          <table:table-cell office:value-type="float" office:value="1032.92730570683" calcext:value-type="float">
            <text:p>1032.9273057068</text:p>
          </table:table-cell>
          <table:table-cell office:value-type="float" office:value="1070.31656283131" calcext:value-type="float">
            <text:p>1070.3165628313</text:p>
          </table:table-cell>
          <table:table-cell office:value-type="float" office:value="1075.60546119579" calcext:value-type="float">
            <text:p>1075.6054611958</text:p>
          </table:table-cell>
          <table:table-cell office:value-type="float" office:value="1022.48630251612" calcext:value-type="float">
            <text:p>1022.4863025161</text:p>
          </table:table-cell>
        </table:table-row>
        <table:table-row table:style-name="ro1">
          <table:table-cell office:value-type="float" office:value="1021.01846560392" calcext:value-type="float">
            <text:p>1021.0184656039</text:p>
          </table:table-cell>
          <table:table-cell office:value-type="float" office:value="1077.96822914701" calcext:value-type="float">
            <text:p>1077.968229147</text:p>
          </table:table-cell>
          <table:table-cell office:value-type="float" office:value="1021.53926314508" calcext:value-type="float">
            <text:p>1021.5392631451</text:p>
          </table:table-cell>
          <table:table-cell office:value-type="float" office:value="1029.87523531138" calcext:value-type="float">
            <text:p>1029.8752353114</text:p>
          </table:table-cell>
          <table:table-cell office:value-type="float" office:value="1072.87628188617" calcext:value-type="float">
            <text:p>1072.8762818862</text:p>
          </table:table-cell>
          <table:table-cell office:value-type="float" office:value="1046.49400110495" calcext:value-type="float">
            <text:p>1046.494001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5.67643130158" calcext:value-type="float">
            <text:p>1085.6764313016</text:p>
          </table:table-cell>
          <table:table-cell office:value-type="float" office:value="1057.63723119644" calcext:value-type="float">
            <text:p>1057.6372311964</text:p>
          </table:table-cell>
          <table:table-cell office:value-type="float" office:value="1032.26198304698" calcext:value-type="float">
            <text:p>1032.261983047</text:p>
          </table:table-cell>
          <table:table-cell office:value-type="float" office:value="988.426561131474" calcext:value-type="float">
            <text:p>988.4265611315</text:p>
          </table:table-cell>
          <table:table-cell office:value-type="float" office:value="1074.67448648642" calcext:value-type="float">
            <text:p>1074.6744864864</text:p>
          </table:table-cell>
          <table:table-cell office:value-type="float" office:value="1073.96639214964" calcext:value-type="float">
            <text:p>1073.9663921496</text:p>
          </table:table-cell>
          <table:table-cell office:value-type="float" office:value="1072.72891874277" calcext:value-type="float">
            <text:p>1072.7289187428</text:p>
          </table:table-cell>
          <table:table-cell office:value-type="float" office:value="1072.69433642983" calcext:value-type="float">
            <text:p>1072.6943364298</text:p>
          </table:table-cell>
          <table:table-cell office:value-type="float" office:value="1035.16575423206" calcext:value-type="float">
            <text:p>1035.1657542321</text:p>
          </table:table-cell>
          <table:table-cell office:value-type="float" office:value="1072.3404572242" calcext:value-type="float">
            <text:p>1072.3404572242</text:p>
          </table:table-cell>
          <table:table-cell office:value-type="float" office:value="1071.53980968256" calcext:value-type="float">
            <text:p>1071.5398096826</text:p>
          </table:table-cell>
          <table:table-cell office:value-type="float" office:value="1020.4929507506" calcext:value-type="float">
            <text:p>1020.4929507506</text:p>
          </table:table-cell>
        </table:table-row>
        <table:table-row table:style-name="ro1">
          <table:table-cell office:value-type="float" office:value="1019.3570475804" calcext:value-type="float">
            <text:p>1019.3570475804</text:p>
          </table:table-cell>
          <table:table-cell office:value-type="float" office:value="1076.09040732573" calcext:value-type="float">
            <text:p>1076.0904073257</text:p>
          </table:table-cell>
          <table:table-cell office:value-type="float" office:value="1019.46154344611" calcext:value-type="float">
            <text:p>1019.4615434461</text:p>
          </table:table-cell>
          <table:table-cell office:value-type="float" office:value="1031.00108680073" calcext:value-type="float">
            <text:p>1031.0010868007</text:p>
          </table:table-cell>
          <table:table-cell office:value-type="float" office:value="1066.2852080401" calcext:value-type="float">
            <text:p>1066.2852080401</text:p>
          </table:table-cell>
          <table:table-cell office:value-type="float" office:value="1040.95057228825" calcext:value-type="float">
            <text:p>1040.9505722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5.61745897521" calcext:value-type="float">
            <text:p>1085.6174589752</text:p>
          </table:table-cell>
          <table:table-cell office:value-type="float" office:value="1057.51686712059" calcext:value-type="float">
            <text:p>1057.5168671206</text:p>
          </table:table-cell>
          <table:table-cell office:value-type="float" office:value="1030.42444232072" calcext:value-type="float">
            <text:p>1030.4244423207</text:p>
          </table:table-cell>
          <table:table-cell office:value-type="float" office:value="985.207675481742" calcext:value-type="float">
            <text:p>985.2076754817</text:p>
          </table:table-cell>
          <table:table-cell office:value-type="float" office:value="1073.21375729824" calcext:value-type="float">
            <text:p>1073.2137572982</text:p>
          </table:table-cell>
          <table:table-cell office:value-type="float" office:value="1070.2447958181" calcext:value-type="float">
            <text:p>1070.2447958181</text:p>
          </table:table-cell>
          <table:table-cell office:value-type="float" office:value="1071.12056618881" calcext:value-type="float">
            <text:p>1071.1205661888</text:p>
          </table:table-cell>
          <table:table-cell office:value-type="float" office:value="1070.95155828878" calcext:value-type="float">
            <text:p>1070.9515582888</text:p>
          </table:table-cell>
          <table:table-cell office:value-type="float" office:value="1035.72325333565" calcext:value-type="float">
            <text:p>1035.7232533357</text:p>
          </table:table-cell>
          <table:table-cell office:value-type="float" office:value="1072.3404572242" calcext:value-type="float">
            <text:p>1072.3404572242</text:p>
          </table:table-cell>
          <table:table-cell office:value-type="float" office:value="1070.89482181142" calcext:value-type="float">
            <text:p>1070.8948218114</text:p>
          </table:table-cell>
          <table:table-cell office:value-type="float" office:value="1017.6603233024" calcext:value-type="float">
            <text:p>1017.6603233024</text:p>
          </table:table-cell>
        </table:table-row>
        <table:table-row table:style-name="ro1">
          <table:table-cell office:value-type="float" office:value="1019.12907523933" calcext:value-type="float">
            <text:p>1019.1290752393</text:p>
          </table:table-cell>
          <table:table-cell office:value-type="float" office:value="1076.29146933585" calcext:value-type="float">
            <text:p>1076.2914693359</text:p>
          </table:table-cell>
          <table:table-cell office:value-type="float" office:value="1001.32648515064" calcext:value-type="float">
            <text:p>1001.3264851506</text:p>
          </table:table-cell>
          <table:table-cell office:value-type="float" office:value="1030.51664704743" calcext:value-type="float">
            <text:p>1030.5166470474</text:p>
          </table:table-cell>
          <table:table-cell office:value-type="float" office:value="1050.9483899689" calcext:value-type="float">
            <text:p>1050.9483899689</text:p>
          </table:table-cell>
          <table:table-cell office:value-type="float" office:value="1036.71195170698" calcext:value-type="float">
            <text:p>1036.711951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5.61745897521" calcext:value-type="float">
            <text:p>1085.6174589752</text:p>
          </table:table-cell>
          <table:table-cell office:value-type="float" office:value="1057.16173467593" calcext:value-type="float">
            <text:p>1057.1617346759</text:p>
          </table:table-cell>
          <table:table-cell office:value-type="float" office:value="1028.67862165115" calcext:value-type="float">
            <text:p>1028.6786216512</text:p>
          </table:table-cell>
          <table:table-cell office:value-type="float" office:value="985.515610909584" calcext:value-type="float">
            <text:p>985.5156109096</text:p>
          </table:table-cell>
          <table:table-cell office:value-type="float" office:value="1073.01679892788" calcext:value-type="float">
            <text:p>1073.0167989279</text:p>
          </table:table-cell>
          <table:table-cell office:value-type="float" office:value="1073.15514335627" calcext:value-type="float">
            <text:p>1073.1551433563</text:p>
          </table:table-cell>
          <table:table-cell office:value-type="float" office:value="1072.93257220966" calcext:value-type="float">
            <text:p>1072.9325722097</text:p>
          </table:table-cell>
          <table:table-cell office:value-type="float" office:value="1070.95155828878" calcext:value-type="float">
            <text:p>1070.9515582888</text:p>
          </table:table-cell>
          <table:table-cell office:value-type="float" office:value="1035.21779189719" calcext:value-type="float">
            <text:p>1035.2177918972</text:p>
          </table:table-cell>
          <table:table-cell office:value-type="float" office:value="1071.96951304464" calcext:value-type="float">
            <text:p>1071.9695130446</text:p>
          </table:table-cell>
          <table:table-cell office:value-type="float" office:value="1068.20237727588" calcext:value-type="float">
            <text:p>1068.2023772759</text:p>
          </table:table-cell>
          <table:table-cell office:value-type="float" office:value="1013.14001309" calcext:value-type="float">
            <text:p>1013.14001309</text:p>
          </table:table-cell>
        </table:table-row>
        <table:table-row table:style-name="ro1">
          <table:table-cell office:value-type="float" office:value="1018.87035362923" calcext:value-type="float">
            <text:p>1018.8703536292</text:p>
          </table:table-cell>
          <table:table-cell office:value-type="float" office:value="1061.90019873503" calcext:value-type="float">
            <text:p>1061.900198735</text:p>
          </table:table-cell>
          <table:table-cell office:value-type="float" office:value="998.843974622945" calcext:value-type="float">
            <text:p>998.8439746229</text:p>
          </table:table-cell>
          <table:table-cell office:value-type="float" office:value="1010.67036388703" calcext:value-type="float">
            <text:p>1010.670363887</text:p>
          </table:table-cell>
          <table:table-cell office:value-type="float" office:value="1051.03470372592" calcext:value-type="float">
            <text:p>1051.0347037259</text:p>
          </table:table-cell>
          <table:table-cell office:value-type="float" office:value="1036.38400911559" calcext:value-type="float">
            <text:p>1036.3840091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5.60966609321" calcext:value-type="float">
            <text:p>1085.6096660932</text:p>
          </table:table-cell>
          <table:table-cell office:value-type="float" office:value="1056.87562892429" calcext:value-type="float">
            <text:p>1056.8756289243</text:p>
          </table:table-cell>
          <table:table-cell office:value-type="float" office:value="1029.36256832304" calcext:value-type="float">
            <text:p>1029.362568323</text:p>
          </table:table-cell>
          <table:table-cell office:value-type="float" office:value="987.146520446259" calcext:value-type="float">
            <text:p>987.1465204463</text:p>
          </table:table-cell>
          <table:table-cell office:value-type="float" office:value="1054.55801236562" calcext:value-type="float">
            <text:p>1054.5580123656</text:p>
          </table:table-cell>
          <table:table-cell office:value-type="float" office:value="1073.15297157119" calcext:value-type="float">
            <text:p>1073.1529715712</text:p>
          </table:table-cell>
          <table:table-cell office:value-type="float" office:value="1073.19951788198" calcext:value-type="float">
            <text:p>1073.199517882</text:p>
          </table:table-cell>
          <table:table-cell office:value-type="float" office:value="1068.00154129573" calcext:value-type="float">
            <text:p>1068.0015412957</text:p>
          </table:table-cell>
          <table:table-cell office:value-type="float" office:value="1033.62632180989" calcext:value-type="float">
            <text:p>1033.6263218099</text:p>
          </table:table-cell>
          <table:table-cell office:value-type="float" office:value="1071.96951304464" calcext:value-type="float">
            <text:p>1071.9695130446</text:p>
          </table:table-cell>
          <table:table-cell office:value-type="float" office:value="1064.24101494058" calcext:value-type="float">
            <text:p>1064.2410149406</text:p>
          </table:table-cell>
          <table:table-cell office:value-type="float" office:value="1015.03922068179" calcext:value-type="float">
            <text:p>1015.0392206818</text:p>
          </table:table-cell>
        </table:table-row>
        <table:table-row table:style-name="ro1">
          <table:table-cell office:value-type="float" office:value="1010.84254396509" calcext:value-type="float">
            <text:p>1010.84254396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4.42274896913" calcext:value-type="float">
            <text:p>1034.4227489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5.22860412267" calcext:value-type="float">
            <text:p>1085.2286041227</text:p>
          </table:table-cell>
          <table:table-cell office:value-type="float" office:value="1056.40707774624" calcext:value-type="float">
            <text:p>1056.4070777462</text:p>
          </table:table-cell>
          <table:table-cell office:value-type="float" office:value="0" calcext:value-type="float">
            <text:p>0</text:p>
          </table:table-cell>
          <table:table-cell office:value-type="float" office:value="985.436602933236" calcext:value-type="float">
            <text:p>985.4366029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2.84292361866" calcext:value-type="float">
            <text:p>1072.8429236187</text:p>
          </table:table-cell>
          <table:table-cell office:value-type="float" office:value="1068.00154129573" calcext:value-type="float">
            <text:p>1068.0015412957</text:p>
          </table:table-cell>
          <table:table-cell office:value-type="float" office:value="0" calcext:value-type="float">
            <text:p>0</text:p>
          </table:table-cell>
          <table:table-cell office:value-type="float" office:value="1071.43184777981" calcext:value-type="float">
            <text:p>1071.4318477798</text:p>
          </table:table-cell>
          <table:table-cell office:value-type="float" office:value="0" calcext:value-type="float">
            <text:p>0</text:p>
          </table:table-cell>
          <table:table-cell office:value-type="float" office:value="1008.83936334639" calcext:value-type="float">
            <text:p>1008.8393633464</text:p>
          </table:table-cell>
        </table:table-row>
        <table:table-row table:style-name="ro1">
          <table:table-cell office:value-type="float" office:value="1010.62870416299" calcext:value-type="float">
            <text:p>1010.6287041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4.84384066318" calcext:value-type="float">
            <text:p>1034.8438406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5.2263886769" calcext:value-type="float">
            <text:p>1085.2263886769</text:p>
          </table:table-cell>
          <table:table-cell office:value-type="float" office:value="1055.75287463295" calcext:value-type="float">
            <text:p>1055.752874633</text:p>
          </table:table-cell>
          <table:table-cell office:value-type="float" office:value="0" calcext:value-type="float">
            <text:p>0</text:p>
          </table:table-cell>
          <table:table-cell office:value-type="float" office:value="986.420163331579" calcext:value-type="float">
            <text:p>986.4201633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3.20993912903" calcext:value-type="float">
            <text:p>1073.209939129</text:p>
          </table:table-cell>
          <table:table-cell office:value-type="float" office:value="1067.74173264512" calcext:value-type="float">
            <text:p>1067.7417326451</text:p>
          </table:table-cell>
          <table:table-cell office:value-type="float" office:value="0" calcext:value-type="float">
            <text:p>0</text:p>
          </table:table-cell>
          <table:table-cell office:value-type="float" office:value="1071.43184777981" calcext:value-type="float">
            <text:p>1071.4318477798</text:p>
          </table:table-cell>
          <table:table-cell office:value-type="float" office:value="0" calcext:value-type="float">
            <text:p>0</text:p>
          </table:table-cell>
          <table:table-cell office:value-type="float" office:value="1008.98307602567" calcext:value-type="float">
            <text:p>1008.9830760257</text:p>
          </table:table-cell>
        </table:table-row>
        <table:table-row table:style-name="ro1">
          <table:table-cell office:value-type="float" office:value="1009.46992213107" calcext:value-type="float">
            <text:p>1009.46992213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8.78013720071" calcext:value-type="float">
            <text:p>1038.780137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4.10132634519" calcext:value-type="float">
            <text:p>1084.1013263452</text:p>
          </table:table-cell>
          <table:table-cell office:value-type="float" office:value="1054.9245897156" calcext:value-type="float">
            <text:p>1054.9245897156</text:p>
          </table:table-cell>
          <table:table-cell office:value-type="float" office:value="0" calcext:value-type="float">
            <text:p>0</text:p>
          </table:table-cell>
          <table:table-cell office:value-type="float" office:value="982.034668082808" calcext:value-type="float">
            <text:p>982.0346680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3.1789231352" calcext:value-type="float">
            <text:p>1073.1789231352</text:p>
          </table:table-cell>
          <table:table-cell office:value-type="float" office:value="1067.74173264512" calcext:value-type="float">
            <text:p>1067.7417326451</text:p>
          </table:table-cell>
          <table:table-cell office:value-type="float" office:value="0" calcext:value-type="float">
            <text:p>0</text:p>
          </table:table-cell>
          <table:table-cell office:value-type="float" office:value="1069.82450753769" calcext:value-type="float">
            <text:p>1069.8245075377</text:p>
          </table:table-cell>
          <table:table-cell office:value-type="float" office:value="0" calcext:value-type="float">
            <text:p>0</text:p>
          </table:table-cell>
          <table:table-cell office:value-type="float" office:value="1008.85475323885" calcext:value-type="float">
            <text:p>1008.8547532389</text:p>
          </table:table-cell>
        </table:table-row>
        <table:table-row table:style-name="ro1">
          <table:table-cell office:value-type="float" office:value="1009.46992213107" calcext:value-type="float">
            <text:p>1009.46992213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9.93359207097" calcext:value-type="float">
            <text:p>1039.933592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4.20899927001" calcext:value-type="float">
            <text:p>1084.20899927</text:p>
          </table:table-cell>
          <table:table-cell office:value-type="float" office:value="1054.9245897156" calcext:value-type="float">
            <text:p>1054.9245897156</text:p>
          </table:table-cell>
          <table:table-cell office:value-type="float" office:value="0" calcext:value-type="float">
            <text:p>0</text:p>
          </table:table-cell>
          <table:table-cell office:value-type="float" office:value="980.800224033286" calcext:value-type="float">
            <text:p>980.8002240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8.72657945907" calcext:value-type="float">
            <text:p>1068.7265794591</text:p>
          </table:table-cell>
          <table:table-cell office:value-type="float" office:value="1067.7130053442" calcext:value-type="float">
            <text:p>1067.7130053442</text:p>
          </table:table-cell>
          <table:table-cell office:value-type="float" office:value="0" calcext:value-type="float">
            <text:p>0</text:p>
          </table:table-cell>
          <table:table-cell office:value-type="float" office:value="1069.82450753769" calcext:value-type="float">
            <text:p>1069.8245075377</text:p>
          </table:table-cell>
          <table:table-cell office:value-type="float" office:value="0" calcext:value-type="float">
            <text:p>0</text:p>
          </table:table-cell>
          <table:table-cell office:value-type="float" office:value="1008.85610910662" calcext:value-type="float">
            <text:p>1008.8561091066</text:p>
          </table:table-cell>
        </table:table-row>
        <table:table-row table:style-name="ro1">
          <table:table-cell office:value-type="float" office:value="1009.46992213107" calcext:value-type="float">
            <text:p>1009.46992213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0.03936580548" calcext:value-type="float">
            <text:p>1020.0393658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4.2139420213" calcext:value-type="float">
            <text:p>1084.2139420213</text:p>
          </table:table-cell>
          <table:table-cell office:value-type="float" office:value="1052.017032755" calcext:value-type="float">
            <text:p>1052.017032755</text:p>
          </table:table-cell>
          <table:table-cell office:value-type="float" office:value="0" calcext:value-type="float">
            <text:p>0</text:p>
          </table:table-cell>
          <table:table-cell office:value-type="float" office:value="982.213553076489" calcext:value-type="float">
            <text:p>982.213553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8.72657945907" calcext:value-type="float">
            <text:p>1068.7265794591</text:p>
          </table:table-cell>
          <table:table-cell office:value-type="float" office:value="1067.7130053442" calcext:value-type="float">
            <text:p>1067.7130053442</text:p>
          </table:table-cell>
          <table:table-cell office:value-type="float" office:value="0" calcext:value-type="float">
            <text:p>0</text:p>
          </table:table-cell>
          <table:table-cell office:value-type="float" office:value="1069.82450753769" calcext:value-type="float">
            <text:p>1069.8245075377</text:p>
          </table:table-cell>
          <table:table-cell office:value-type="float" office:value="0" calcext:value-type="float">
            <text:p>0</text:p>
          </table:table-cell>
          <table:table-cell office:value-type="float" office:value="1004.38986598161" calcext:value-type="float">
            <text:p>1004.3898659816</text:p>
          </table:table-cell>
        </table:table-row>
        <table:table-row table:style-name="ro1">
          <table:table-cell office:value-type="float" office:value="1010.90075119881" calcext:value-type="float">
            <text:p>1010.90075119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6.52742055252" calcext:value-type="float">
            <text:p>1016.5274205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4.21394938743" calcext:value-type="float">
            <text:p>1084.2139493874</text:p>
          </table:table-cell>
          <table:table-cell office:value-type="float" office:value="1050.00074895607" calcext:value-type="float">
            <text:p>1050.0007489561</text:p>
          </table:table-cell>
          <table:table-cell office:value-type="float" office:value="0" calcext:value-type="float">
            <text:p>0</text:p>
          </table:table-cell>
          <table:table-cell office:value-type="float" office:value="981.884955669427" calcext:value-type="float">
            <text:p>981.8849556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5.4374564717" calcext:value-type="float">
            <text:p>1065.4374564717</text:p>
          </table:table-cell>
          <table:table-cell office:value-type="float" office:value="1067.7130053442" calcext:value-type="float">
            <text:p>1067.7130053442</text:p>
          </table:table-cell>
          <table:table-cell office:value-type="float" office:value="0" calcext:value-type="float">
            <text:p>0</text:p>
          </table:table-cell>
          <table:table-cell office:value-type="float" office:value="1070.39604621426" calcext:value-type="float">
            <text:p>1070.3960462143</text:p>
          </table:table-cell>
          <table:table-cell office:value-type="float" office:value="0" calcext:value-type="float">
            <text:p>0</text:p>
          </table:table-cell>
          <table:table-cell office:value-type="float" office:value="1003.87439103436" calcext:value-type="float">
            <text:p>1003.8743910344</text:p>
          </table:table-cell>
        </table:table-row>
        <table:table-row table:style-name="ro1">
          <table:table-cell office:value-type="float" office:value="1008.19395343263" calcext:value-type="float">
            <text:p>1008.19395343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8.00580845053" calcext:value-type="float">
            <text:p>1018.0058084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8.78784350818" calcext:value-type="float">
            <text:p>1078.7878435082</text:p>
          </table:table-cell>
          <table:table-cell office:value-type="float" office:value="1044.9963369525" calcext:value-type="float">
            <text:p>1044.9963369525</text:p>
          </table:table-cell>
          <table:table-cell office:value-type="float" office:value="0" calcext:value-type="float">
            <text:p>0</text:p>
          </table:table-cell>
          <table:table-cell office:value-type="float" office:value="975.636215580073" calcext:value-type="float">
            <text:p>975.6362155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5.4374564717" calcext:value-type="float">
            <text:p>1065.4374564717</text:p>
          </table:table-cell>
          <table:table-cell office:value-type="float" office:value="1067.7130053442" calcext:value-type="float">
            <text:p>1067.7130053442</text:p>
          </table:table-cell>
          <table:table-cell office:value-type="float" office:value="0" calcext:value-type="float">
            <text:p>0</text:p>
          </table:table-cell>
          <table:table-cell office:value-type="float" office:value="1070.86543047831" calcext:value-type="float">
            <text:p>1070.8654304783</text:p>
          </table:table-cell>
          <table:table-cell office:value-type="float" office:value="0" calcext:value-type="float">
            <text:p>0</text:p>
          </table:table-cell>
          <table:table-cell office:value-type="float" office:value="1000.82520169499" calcext:value-type="float">
            <text:p>1000.825201695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018.51167321019" calcext:value-type="float">
            <text:p>1018.51167321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3.267296073595" calcext:value-type="float">
            <text:p>973.2672960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.67818020692" calcext:value-type="float">
            <text:p>1067.6781802069</text:p>
          </table:table-cell>
          <table:table-cell office:value-type="float" office:value="0" calcext:value-type="float">
            <text:p>0</text:p>
          </table:table-cell>
          <table:table-cell office:value-type="float" office:value="1070.86543047831" calcext:value-type="float">
            <text:p>1070.86543047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014.00530938631" calcext:value-type="float">
            <text:p>1014.00530938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1.06732634525" calcext:value-type="float">
            <text:p>971.0673263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.67818020692" calcext:value-type="float">
            <text:p>1067.6781802069</text:p>
          </table:table-cell>
          <table:table-cell office:value-type="float" office:value="0" calcext:value-type="float">
            <text:p>0</text:p>
          </table:table-cell>
          <table:table-cell office:value-type="float" office:value="1065.86210959113" calcext:value-type="float">
            <text:p>1065.86210959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017.96061130805" calcext:value-type="float">
            <text:p>1017.96061130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2.061097920951" calcext:value-type="float">
            <text:p>972.0610979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.67818020692" calcext:value-type="float">
            <text:p>1067.6781802069</text:p>
          </table:table-cell>
          <table:table-cell office:value-type="float" office:value="0" calcext:value-type="float">
            <text:p>0</text:p>
          </table:table-cell>
          <table:table-cell office:value-type="float" office:value="1065.0197223515" calcext:value-type="float">
            <text:p>1065.01972235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015.84038985149" calcext:value-type="float">
            <text:p>1015.84038985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0.842301327008" calcext:value-type="float">
            <text:p>970.84230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.92270707582" calcext:value-type="float">
            <text:p>1067.9227070758</text:p>
          </table:table-cell>
          <table:table-cell office:value-type="float" office:value="0" calcext:value-type="float">
            <text:p>0</text:p>
          </table:table-cell>
          <table:table-cell office:value-type="float" office:value="1064.63743065582" calcext:value-type="float">
            <text:p>1064.63743065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017.0698568985" calcext:value-type="float">
            <text:p>1017.06985689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8.474255165596" calcext:value-type="float">
            <text:p>968.4742551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.92270707582" calcext:value-type="float">
            <text:p>1067.9227070758</text:p>
          </table:table-cell>
          <table:table-cell office:value-type="float" office:value="0" calcext:value-type="float">
            <text:p>0</text:p>
          </table:table-cell>
          <table:table-cell office:value-type="float" office:value="1068.20037888623" calcext:value-type="float">
            <text:p>1068.20037888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018.33596624765" calcext:value-type="float">
            <text:p>1018.33596624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4.468485307238" calcext:value-type="float">
            <text:p>964.4684853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.17801408338" calcext:value-type="float">
            <text:p>1067.1780140834</text:p>
          </table:table-cell>
          <table:table-cell office:value-type="float" office:value="0" calcext:value-type="float">
            <text:p>0</text:p>
          </table:table-cell>
          <table:table-cell office:value-type="float" office:value="1068.96229674724" calcext:value-type="float">
            <text:p>1068.9622967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016.93079905078" calcext:value-type="float">
            <text:p>1016.93079905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2.493774687513" calcext:value-type="float">
            <text:p>962.4937746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.10323519528" calcext:value-type="float">
            <text:p>1067.1032351953</text:p>
          </table:table-cell>
          <table:table-cell office:value-type="float" office:value="0" calcext:value-type="float">
            <text:p>0</text:p>
          </table:table-cell>
          <table:table-cell office:value-type="float" office:value="1068.6945456239" calcext:value-type="float">
            <text:p>1068.6945456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15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float" office:value="354.70093605745" calcext:value-type="float">
            <text:p>354.7009360575</text:p>
          </table:table-cell>
          <table:table-cell office:value-type="float" office:value="342.436714150263" calcext:value-type="float">
            <text:p>342.4367141503</text:p>
          </table:table-cell>
          <table:table-cell office:value-type="float" office:value="366.37287297756" calcext:value-type="float">
            <text:p>366.3728729776</text:p>
          </table:table-cell>
          <table:table-cell office:value-type="float" office:value="350.699104471444" calcext:value-type="float">
            <text:p>350.6991044714</text:p>
          </table:table-cell>
          <table:table-cell office:value-type="float" office:value="339.847140298791" calcext:value-type="float">
            <text:p>339.8471402988</text:p>
          </table:table-cell>
          <table:table-cell office:value-type="float" office:value="356.217335225338" calcext:value-type="float">
            <text:p>356.2173352253</text:p>
          </table:table-cell>
          <table:table-cell office:value-type="float" office:value="337.253078522738" calcext:value-type="float">
            <text:p>337.2530785227</text:p>
          </table:table-cell>
          <table:table-cell office:value-type="float" office:value="349.25502428023" calcext:value-type="float">
            <text:p>349.2550242802</text:p>
          </table:table-cell>
          <table:table-cell office:value-type="float" office:value="343.021837335336" calcext:value-type="float">
            <text:p>343.0218373353</text:p>
          </table:table-cell>
          <table:table-cell office:value-type="float" office:value="339.486956009877" calcext:value-type="float">
            <text:p>339.4869560099</text:p>
          </table:table-cell>
          <table:table-cell office:value-type="float" office:value="348.238596799536" calcext:value-type="float">
            <text:p>348.2385967995</text:p>
          </table:table-cell>
          <table:table-cell office:value-type="float" office:value="341.127196496282" calcext:value-type="float">
            <text:p>341.1271964963</text:p>
          </table:table-cell>
          <table:table-cell office:value-type="float" office:value="338.753008384095" calcext:value-type="float">
            <text:p>338.7530083841</text:p>
          </table:table-cell>
          <table:table-cell office:value-type="float" office:value="342.537708346027" calcext:value-type="float">
            <text:p>342.537708346</text:p>
          </table:table-cell>
          <table:table-cell office:value-type="float" office:value="341.077428903794" calcext:value-type="float">
            <text:p>341.0774289038</text:p>
          </table:table-cell>
          <table:table-cell office:value-type="float" office:value="335.547077964647" calcext:value-type="float">
            <text:p>335.5470779646</text:p>
          </table:table-cell>
          <table:table-cell office:value-type="float" office:value="341.942543661517" calcext:value-type="float">
            <text:p>341.9425436615</text:p>
          </table:table-cell>
          <table:table-cell office:value-type="float" office:value="341.762127792389" calcext:value-type="float">
            <text:p>341.7621277924</text:p>
          </table:table-cell>
          <table:table-cell office:value-type="float" office:value="339.347526421061" calcext:value-type="float">
            <text:p>339.3475264211</text:p>
          </table:table-cell>
          <table:table-cell office:value-type="float" office:value="338.265275590244" calcext:value-type="float">
            <text:p>338.2652755902</text:p>
          </table:table-cell>
        </table:table-row>
        <table:table-row table:style-name="ro1">
          <table:table-cell office:value-type="float" office:value="362.784771001927" calcext:value-type="float">
            <text:p>362.7847710019</text:p>
          </table:table-cell>
          <table:table-cell office:value-type="float" office:value="343.193213016603" calcext:value-type="float">
            <text:p>343.1932130166</text:p>
          </table:table-cell>
          <table:table-cell office:value-type="float" office:value="365.963155291536" calcext:value-type="float">
            <text:p>365.9631552915</text:p>
          </table:table-cell>
          <table:table-cell office:value-type="float" office:value="355.989296480873" calcext:value-type="float">
            <text:p>355.9892964809</text:p>
          </table:table-cell>
          <table:table-cell office:value-type="float" office:value="342.690123947651" calcext:value-type="float">
            <text:p>342.6901239477</text:p>
          </table:table-cell>
          <table:table-cell office:value-type="float" office:value="354.522881071674" calcext:value-type="float">
            <text:p>354.5228810717</text:p>
          </table:table-cell>
          <table:table-cell office:value-type="float" office:value="349.93170415251" calcext:value-type="float">
            <text:p>349.9317041525</text:p>
          </table:table-cell>
          <table:table-cell office:value-type="float" office:value="350.518730842163" calcext:value-type="float">
            <text:p>350.5187308422</text:p>
          </table:table-cell>
          <table:table-cell office:value-type="float" office:value="347.121140124524" calcext:value-type="float">
            <text:p>347.1211401245</text:p>
          </table:table-cell>
          <table:table-cell office:value-type="float" office:value="340.864278758999" calcext:value-type="float">
            <text:p>340.864278759</text:p>
          </table:table-cell>
          <table:table-cell office:value-type="float" office:value="350.03969113448" calcext:value-type="float">
            <text:p>350.0396911345</text:p>
          </table:table-cell>
          <table:table-cell office:value-type="float" office:value="360.822817963948" calcext:value-type="float">
            <text:p>360.8228179639</text:p>
          </table:table-cell>
          <table:table-cell office:value-type="float" office:value="339.928543545658" calcext:value-type="float">
            <text:p>339.9285435457</text:p>
          </table:table-cell>
          <table:table-cell office:value-type="float" office:value="344.248318488189" calcext:value-type="float">
            <text:p>344.2483184882</text:p>
          </table:table-cell>
          <table:table-cell office:value-type="float" office:value="340.828887097375" calcext:value-type="float">
            <text:p>340.8288870974</text:p>
          </table:table-cell>
          <table:table-cell office:value-type="float" office:value="336.48257762148" calcext:value-type="float">
            <text:p>336.4825776215</text:p>
          </table:table-cell>
          <table:table-cell office:value-type="float" office:value="359.3534810153" calcext:value-type="float">
            <text:p>359.3534810153</text:p>
          </table:table-cell>
          <table:table-cell office:value-type="float" office:value="341.557965227527" calcext:value-type="float">
            <text:p>341.5579652275</text:p>
          </table:table-cell>
          <table:table-cell office:value-type="float" office:value="339.392571070247" calcext:value-type="float">
            <text:p>339.3925710702</text:p>
          </table:table-cell>
          <table:table-cell office:value-type="float" office:value="333.291644754803" calcext:value-type="float">
            <text:p>333.2916447548</text:p>
          </table:table-cell>
        </table:table-row>
        <table:table-row table:style-name="ro1">
          <table:table-cell office:value-type="float" office:value="367.602014043544" calcext:value-type="float">
            <text:p>367.6020140435</text:p>
          </table:table-cell>
          <table:table-cell office:value-type="float" office:value="343.782005215463" calcext:value-type="float">
            <text:p>343.7820052155</text:p>
          </table:table-cell>
          <table:table-cell office:value-type="float" office:value="381.049376898211" calcext:value-type="float">
            <text:p>381.0493768982</text:p>
          </table:table-cell>
          <table:table-cell office:value-type="float" office:value="355.790042062985" calcext:value-type="float">
            <text:p>355.790042063</text:p>
          </table:table-cell>
          <table:table-cell office:value-type="float" office:value="352.339768544188" calcext:value-type="float">
            <text:p>352.3397685442</text:p>
          </table:table-cell>
          <table:table-cell office:value-type="float" office:value="358.53151523412" calcext:value-type="float">
            <text:p>358.5315152341</text:p>
          </table:table-cell>
          <table:table-cell office:value-type="float" office:value="351.888298920791" calcext:value-type="float">
            <text:p>351.8882989208</text:p>
          </table:table-cell>
          <table:table-cell office:value-type="float" office:value="356.705391764461" calcext:value-type="float">
            <text:p>356.7053917645</text:p>
          </table:table-cell>
          <table:table-cell office:value-type="float" office:value="358.697592958596" calcext:value-type="float">
            <text:p>358.6975929586</text:p>
          </table:table-cell>
          <table:table-cell office:value-type="float" office:value="343.227720643886" calcext:value-type="float">
            <text:p>343.2277206439</text:p>
          </table:table-cell>
          <table:table-cell office:value-type="float" office:value="350.313563753695" calcext:value-type="float">
            <text:p>350.3135637537</text:p>
          </table:table-cell>
          <table:table-cell office:value-type="float" office:value="360.259395221002" calcext:value-type="float">
            <text:p>360.259395221</text:p>
          </table:table-cell>
          <table:table-cell office:value-type="float" office:value="338.722063734165" calcext:value-type="float">
            <text:p>338.7220637342</text:p>
          </table:table-cell>
          <table:table-cell office:value-type="float" office:value="351.986287312011" calcext:value-type="float">
            <text:p>351.986287312</text:p>
          </table:table-cell>
          <table:table-cell office:value-type="float" office:value="341.88857026946" calcext:value-type="float">
            <text:p>341.8885702695</text:p>
          </table:table-cell>
          <table:table-cell office:value-type="float" office:value="355.145340930271" calcext:value-type="float">
            <text:p>355.1453409303</text:p>
          </table:table-cell>
          <table:table-cell office:value-type="float" office:value="359.3534810153" calcext:value-type="float">
            <text:p>359.3534810153</text:p>
          </table:table-cell>
          <table:table-cell office:value-type="float" office:value="362.199381083988" calcext:value-type="float">
            <text:p>362.199381084</text:p>
          </table:table-cell>
          <table:table-cell office:value-type="float" office:value="340.541129097432" calcext:value-type="float">
            <text:p>340.5411290974</text:p>
          </table:table-cell>
          <table:table-cell office:value-type="float" office:value="333.250444791742" calcext:value-type="float">
            <text:p>333.2504447917</text:p>
          </table:table-cell>
        </table:table-row>
        <table:table-row table:style-name="ro1">
          <table:table-cell office:value-type="float" office:value="370.826267724887" calcext:value-type="float">
            <text:p>370.8262677249</text:p>
          </table:table-cell>
          <table:table-cell office:value-type="float" office:value="343.881084916745" calcext:value-type="float">
            <text:p>343.8810849167</text:p>
          </table:table-cell>
          <table:table-cell office:value-type="float" office:value="381.049376898211" calcext:value-type="float">
            <text:p>381.0493768982</text:p>
          </table:table-cell>
          <table:table-cell office:value-type="float" office:value="356.226473941407" calcext:value-type="float">
            <text:p>356.2264739414</text:p>
          </table:table-cell>
          <table:table-cell office:value-type="float" office:value="348.406653586572" calcext:value-type="float">
            <text:p>348.4066535866</text:p>
          </table:table-cell>
          <table:table-cell office:value-type="float" office:value="355.945483149772" calcext:value-type="float">
            <text:p>355.9454831498</text:p>
          </table:table-cell>
          <table:table-cell office:value-type="float" office:value="357.998516299015" calcext:value-type="float">
            <text:p>357.998516299</text:p>
          </table:table-cell>
          <table:table-cell office:value-type="float" office:value="355.306287427268" calcext:value-type="float">
            <text:p>355.3062874273</text:p>
          </table:table-cell>
          <table:table-cell office:value-type="float" office:value="356.535473113305" calcext:value-type="float">
            <text:p>356.5354731133</text:p>
          </table:table-cell>
          <table:table-cell office:value-type="float" office:value="344.258605527307" calcext:value-type="float">
            <text:p>344.2586055273</text:p>
          </table:table-cell>
          <table:table-cell office:value-type="float" office:value="368.859600250991" calcext:value-type="float">
            <text:p>368.859600251</text:p>
          </table:table-cell>
          <table:table-cell office:value-type="float" office:value="359.827503835021" calcext:value-type="float">
            <text:p>359.827503835</text:p>
          </table:table-cell>
          <table:table-cell office:value-type="float" office:value="339.096307505188" calcext:value-type="float">
            <text:p>339.0963075052</text:p>
          </table:table-cell>
          <table:table-cell office:value-type="float" office:value="352.664030026672" calcext:value-type="float">
            <text:p>352.6640300267</text:p>
          </table:table-cell>
          <table:table-cell office:value-type="float" office:value="350.176665273154" calcext:value-type="float">
            <text:p>350.1766652732</text:p>
          </table:table-cell>
          <table:table-cell office:value-type="float" office:value="355.145340930271" calcext:value-type="float">
            <text:p>355.1453409303</text:p>
          </table:table-cell>
          <table:table-cell office:value-type="float" office:value="368.647463001681" calcext:value-type="float">
            <text:p>368.6474630017</text:p>
          </table:table-cell>
          <table:table-cell office:value-type="float" office:value="362.959697870074" calcext:value-type="float">
            <text:p>362.9596978701</text:p>
          </table:table-cell>
          <table:table-cell office:value-type="float" office:value="340.868628654447" calcext:value-type="float">
            <text:p>340.8686286544</text:p>
          </table:table-cell>
          <table:table-cell office:value-type="float" office:value="331.665400021181" calcext:value-type="float">
            <text:p>331.6654000212</text:p>
          </table:table-cell>
        </table:table-row>
        <table:table-row table:style-name="ro1">
          <table:table-cell office:value-type="float" office:value="371.795219232335" calcext:value-type="float">
            <text:p>371.7952192323</text:p>
          </table:table-cell>
          <table:table-cell office:value-type="float" office:value="344.117911908489" calcext:value-type="float">
            <text:p>344.1179119085</text:p>
          </table:table-cell>
          <table:table-cell office:value-type="float" office:value="383.812310799082" calcext:value-type="float">
            <text:p>383.8123107991</text:p>
          </table:table-cell>
          <table:table-cell office:value-type="float" office:value="357.203123271739" calcext:value-type="float">
            <text:p>357.2031232717</text:p>
          </table:table-cell>
          <table:table-cell office:value-type="float" office:value="354.950317235804" calcext:value-type="float">
            <text:p>354.9503172358</text:p>
          </table:table-cell>
          <table:table-cell office:value-type="float" office:value="356.401033463342" calcext:value-type="float">
            <text:p>356.4010334633</text:p>
          </table:table-cell>
          <table:table-cell office:value-type="float" office:value="374.533616712749" calcext:value-type="float">
            <text:p>374.5336167127</text:p>
          </table:table-cell>
          <table:table-cell office:value-type="float" office:value="354.817363308555" calcext:value-type="float">
            <text:p>354.8173633086</text:p>
          </table:table-cell>
          <table:table-cell office:value-type="float" office:value="355.772096725635" calcext:value-type="float">
            <text:p>355.7720967256</text:p>
          </table:table-cell>
          <table:table-cell office:value-type="float" office:value="347.335760502114" calcext:value-type="float">
            <text:p>347.3357605021</text:p>
          </table:table-cell>
          <table:table-cell office:value-type="float" office:value="370.283794444642" calcext:value-type="float">
            <text:p>370.2837944446</text:p>
          </table:table-cell>
          <table:table-cell office:value-type="float" office:value="361.379297631969" calcext:value-type="float">
            <text:p>361.379297632</text:p>
          </table:table-cell>
          <table:table-cell office:value-type="float" office:value="338.984564361212" calcext:value-type="float">
            <text:p>338.9845643612</text:p>
          </table:table-cell>
          <table:table-cell office:value-type="float" office:value="353.167320012248" calcext:value-type="float">
            <text:p>353.1673200122</text:p>
          </table:table-cell>
          <table:table-cell office:value-type="float" office:value="352.852311049612" calcext:value-type="float">
            <text:p>352.8523110496</text:p>
          </table:table-cell>
          <table:table-cell office:value-type="float" office:value="354.335159081532" calcext:value-type="float">
            <text:p>354.3351590815</text:p>
          </table:table-cell>
          <table:table-cell office:value-type="float" office:value="369.220612244188" calcext:value-type="float">
            <text:p>369.2206122442</text:p>
          </table:table-cell>
          <table:table-cell office:value-type="float" office:value="362.959697870074" calcext:value-type="float">
            <text:p>362.9596978701</text:p>
          </table:table-cell>
          <table:table-cell office:value-type="float" office:value="347.137761542691" calcext:value-type="float">
            <text:p>347.1377615427</text:p>
          </table:table-cell>
          <table:table-cell office:value-type="float" office:value="332.790240961178" calcext:value-type="float">
            <text:p>332.7902409612</text:p>
          </table:table-cell>
        </table:table-row>
        <table:table-row table:style-name="ro1">
          <table:table-cell office:value-type="float" office:value="373.974650081413" calcext:value-type="float">
            <text:p>373.9746500814</text:p>
          </table:table-cell>
          <table:table-cell office:value-type="float" office:value="343.561543568145" calcext:value-type="float">
            <text:p>343.5615435681</text:p>
          </table:table-cell>
          <table:table-cell office:value-type="float" office:value="382.432310560908" calcext:value-type="float">
            <text:p>382.4323105609</text:p>
          </table:table-cell>
          <table:table-cell office:value-type="float" office:value="374.047705872703" calcext:value-type="float">
            <text:p>374.0477058727</text:p>
          </table:table-cell>
          <table:table-cell office:value-type="float" office:value="355.213199414352" calcext:value-type="float">
            <text:p>355.2131994144</text:p>
          </table:table-cell>
          <table:table-cell office:value-type="float" office:value="354.305862762444" calcext:value-type="float">
            <text:p>354.3058627624</text:p>
          </table:table-cell>
          <table:table-cell office:value-type="float" office:value="371.536185815399" calcext:value-type="float">
            <text:p>371.5361858154</text:p>
          </table:table-cell>
          <table:table-cell office:value-type="float" office:value="355.822743245551" calcext:value-type="float">
            <text:p>355.8227432456</text:p>
          </table:table-cell>
          <table:table-cell office:value-type="float" office:value="351.087500881839" calcext:value-type="float">
            <text:p>351.0875008818</text:p>
          </table:table-cell>
          <table:table-cell office:value-type="float" office:value="348.379964612783" calcext:value-type="float">
            <text:p>348.3799646128</text:p>
          </table:table-cell>
          <table:table-cell office:value-type="float" office:value="370.107439597319" calcext:value-type="float">
            <text:p>370.1074395973</text:p>
          </table:table-cell>
          <table:table-cell office:value-type="float" office:value="361.353542035549" calcext:value-type="float">
            <text:p>361.3535420355</text:p>
          </table:table-cell>
          <table:table-cell office:value-type="float" office:value="341.783645853904" calcext:value-type="float">
            <text:p>341.7836458539</text:p>
          </table:table-cell>
          <table:table-cell office:value-type="float" office:value="353.223898727326" calcext:value-type="float">
            <text:p>353.2238987273</text:p>
          </table:table-cell>
          <table:table-cell office:value-type="float" office:value="354.111676991405" calcext:value-type="float">
            <text:p>354.1116769914</text:p>
          </table:table-cell>
          <table:table-cell office:value-type="float" office:value="353.924594818489" calcext:value-type="float">
            <text:p>353.9245948185</text:p>
          </table:table-cell>
          <table:table-cell office:value-type="float" office:value="366.518925657233" calcext:value-type="float">
            <text:p>366.5189256572</text:p>
          </table:table-cell>
          <table:table-cell office:value-type="float" office:value="361.818632624894" calcext:value-type="float">
            <text:p>361.8186326249</text:p>
          </table:table-cell>
          <table:table-cell office:value-type="float" office:value="347.15725406311" calcext:value-type="float">
            <text:p>347.1572540631</text:p>
          </table:table-cell>
          <table:table-cell office:value-type="float" office:value="337.557454500913" calcext:value-type="float">
            <text:p>337.5574545009</text:p>
          </table:table-cell>
        </table:table-row>
        <table:table-row table:style-name="ro1">
          <table:table-cell office:value-type="float" office:value="373.605196116059" calcext:value-type="float">
            <text:p>373.6051961161</text:p>
          </table:table-cell>
          <table:table-cell office:value-type="float" office:value="343.669102663022" calcext:value-type="float">
            <text:p>343.669102663</text:p>
          </table:table-cell>
          <table:table-cell office:value-type="float" office:value="379.236294654803" calcext:value-type="float">
            <text:p>379.2362946548</text:p>
          </table:table-cell>
          <table:table-cell office:value-type="float" office:value="374.261350635557" calcext:value-type="float">
            <text:p>374.2613506356</text:p>
          </table:table-cell>
          <table:table-cell office:value-type="float" office:value="353.312284017393" calcext:value-type="float">
            <text:p>353.3122840174</text:p>
          </table:table-cell>
          <table:table-cell office:value-type="float" office:value="367.29007022271" calcext:value-type="float">
            <text:p>367.2900702227</text:p>
          </table:table-cell>
          <table:table-cell office:value-type="float" office:value="370.500823175618" calcext:value-type="float">
            <text:p>370.5008231756</text:p>
          </table:table-cell>
          <table:table-cell office:value-type="float" office:value="356.261553452995" calcext:value-type="float">
            <text:p>356.261553453</text:p>
          </table:table-cell>
          <table:table-cell office:value-type="float" office:value="350.716386446123" calcext:value-type="float">
            <text:p>350.7163864461</text:p>
          </table:table-cell>
          <table:table-cell office:value-type="float" office:value="351.268713375833" calcext:value-type="float">
            <text:p>351.2687133758</text:p>
          </table:table-cell>
          <table:table-cell office:value-type="float" office:value="371.595453138216" calcext:value-type="float">
            <text:p>371.5954531382</text:p>
          </table:table-cell>
          <table:table-cell office:value-type="float" office:value="360.837686675302" calcext:value-type="float">
            <text:p>360.8376866753</text:p>
          </table:table-cell>
          <table:table-cell office:value-type="float" office:value="341.852022249108" calcext:value-type="float">
            <text:p>341.8520222491</text:p>
          </table:table-cell>
          <table:table-cell office:value-type="float" office:value="353.209423263217" calcext:value-type="float">
            <text:p>353.2094232632</text:p>
          </table:table-cell>
          <table:table-cell office:value-type="float" office:value="367.845317260586" calcext:value-type="float">
            <text:p>367.8453172606</text:p>
          </table:table-cell>
          <table:table-cell office:value-type="float" office:value="353.924594818489" calcext:value-type="float">
            <text:p>353.9245948185</text:p>
          </table:table-cell>
          <table:table-cell office:value-type="float" office:value="378.739471770973" calcext:value-type="float">
            <text:p>378.739471771</text:p>
          </table:table-cell>
          <table:table-cell office:value-type="float" office:value="363.112720319436" calcext:value-type="float">
            <text:p>363.1127203194</text:p>
          </table:table-cell>
          <table:table-cell office:value-type="float" office:value="347.158387540789" calcext:value-type="float">
            <text:p>347.1583875408</text:p>
          </table:table-cell>
          <table:table-cell office:value-type="float" office:value="337.557454500913" calcext:value-type="float">
            <text:p>337.5574545009</text:p>
          </table:table-cell>
        </table:table-row>
        <table:table-row table:style-name="ro1">
          <table:table-cell office:value-type="float" office:value="374.489517878451" calcext:value-type="float">
            <text:p>374.4895178785</text:p>
          </table:table-cell>
          <table:table-cell office:value-type="float" office:value="355.08893764225" calcext:value-type="float">
            <text:p>355.0889376423</text:p>
          </table:table-cell>
          <table:table-cell office:value-type="float" office:value="382.072106141612" calcext:value-type="float">
            <text:p>382.0721061416</text:p>
          </table:table-cell>
          <table:table-cell office:value-type="float" office:value="378.204538327135" calcext:value-type="float">
            <text:p>378.2045383271</text:p>
          </table:table-cell>
          <table:table-cell office:value-type="float" office:value="353.294209202038" calcext:value-type="float">
            <text:p>353.294209202</text:p>
          </table:table-cell>
          <table:table-cell office:value-type="float" office:value="370.480189748302" calcext:value-type="float">
            <text:p>370.4801897483</text:p>
          </table:table-cell>
          <table:table-cell office:value-type="float" office:value="383.262214553409" calcext:value-type="float">
            <text:p>383.2622145534</text:p>
          </table:table-cell>
          <table:table-cell office:value-type="float" office:value="356.186326210797" calcext:value-type="float">
            <text:p>356.1863262108</text:p>
          </table:table-cell>
          <table:table-cell office:value-type="float" office:value="350.000648860171" calcext:value-type="float">
            <text:p>350.0006488602</text:p>
          </table:table-cell>
          <table:table-cell office:value-type="float" office:value="367.078183255966" calcext:value-type="float">
            <text:p>367.078183256</text:p>
          </table:table-cell>
          <table:table-cell office:value-type="float" office:value="375.757653289813" calcext:value-type="float">
            <text:p>375.7576532898</text:p>
          </table:table-cell>
          <table:table-cell office:value-type="float" office:value="362.533594249432" calcext:value-type="float">
            <text:p>362.5335942494</text:p>
          </table:table-cell>
          <table:table-cell office:value-type="float" office:value="342.98386511998" calcext:value-type="float">
            <text:p>342.98386512</text:p>
          </table:table-cell>
          <table:table-cell office:value-type="float" office:value="353.160840425925" calcext:value-type="float">
            <text:p>353.1608404259</text:p>
          </table:table-cell>
          <table:table-cell office:value-type="float" office:value="368.498135972449" calcext:value-type="float">
            <text:p>368.4981359724</text:p>
          </table:table-cell>
          <table:table-cell office:value-type="float" office:value="352.985536939355" calcext:value-type="float">
            <text:p>352.9855369394</text:p>
          </table:table-cell>
          <table:table-cell office:value-type="float" office:value="382.636885866706" calcext:value-type="float">
            <text:p>382.6368858667</text:p>
          </table:table-cell>
          <table:table-cell office:value-type="float" office:value="364.002898994933" calcext:value-type="float">
            <text:p>364.0028989949</text:p>
          </table:table-cell>
          <table:table-cell office:value-type="float" office:value="346.713026839713" calcext:value-type="float">
            <text:p>346.7130268397</text:p>
          </table:table-cell>
          <table:table-cell office:value-type="float" office:value="349.907309989495" calcext:value-type="float">
            <text:p>349.9073099895</text:p>
          </table:table-cell>
        </table:table-row>
        <table:table-row table:style-name="ro1">
          <table:table-cell office:value-type="float" office:value="375.260094588721" calcext:value-type="float">
            <text:p>375.2600945887</text:p>
          </table:table-cell>
          <table:table-cell office:value-type="float" office:value="360.885966035494" calcext:value-type="float">
            <text:p>360.8859660355</text:p>
          </table:table-cell>
          <table:table-cell office:value-type="float" office:value="382.168701404298" calcext:value-type="float">
            <text:p>382.1687014043</text:p>
          </table:table-cell>
          <table:table-cell office:value-type="float" office:value="382.338592107465" calcext:value-type="float">
            <text:p>382.3385921075</text:p>
          </table:table-cell>
          <table:table-cell office:value-type="float" office:value="353.294209202038" calcext:value-type="float">
            <text:p>353.294209202</text:p>
          </table:table-cell>
          <table:table-cell office:value-type="float" office:value="371.785055836178" calcext:value-type="float">
            <text:p>371.7850558362</text:p>
          </table:table-cell>
          <table:table-cell office:value-type="float" office:value="383.649877272971" calcext:value-type="float">
            <text:p>383.649877273</text:p>
          </table:table-cell>
          <table:table-cell office:value-type="float" office:value="354.443288808137" calcext:value-type="float">
            <text:p>354.4432888081</text:p>
          </table:table-cell>
          <table:table-cell office:value-type="float" office:value="353.453576759162" calcext:value-type="float">
            <text:p>353.4535767592</text:p>
          </table:table-cell>
          <table:table-cell office:value-type="float" office:value="368.283480058094" calcext:value-type="float">
            <text:p>368.2834800581</text:p>
          </table:table-cell>
          <table:table-cell office:value-type="float" office:value="375.590333567051" calcext:value-type="float">
            <text:p>375.5903335671</text:p>
          </table:table-cell>
          <table:table-cell office:value-type="float" office:value="363.596818327671" calcext:value-type="float">
            <text:p>363.5968183277</text:p>
          </table:table-cell>
          <table:table-cell office:value-type="float" office:value="347.573595010627" calcext:value-type="float">
            <text:p>347.5735950106</text:p>
          </table:table-cell>
          <table:table-cell office:value-type="float" office:value="350.144686456067" calcext:value-type="float">
            <text:p>350.1446864561</text:p>
          </table:table-cell>
          <table:table-cell office:value-type="float" office:value="368.461154962616" calcext:value-type="float">
            <text:p>368.4611549626</text:p>
          </table:table-cell>
          <table:table-cell office:value-type="float" office:value="353.36692822706" calcext:value-type="float">
            <text:p>353.3669282271</text:p>
          </table:table-cell>
          <table:table-cell office:value-type="float" office:value="383.00617525035" calcext:value-type="float">
            <text:p>383.0061752504</text:p>
          </table:table-cell>
          <table:table-cell office:value-type="float" office:value="364.28660741283" calcext:value-type="float">
            <text:p>364.2866074128</text:p>
          </table:table-cell>
          <table:table-cell office:value-type="float" office:value="354.01218542014" calcext:value-type="float">
            <text:p>354.0121854201</text:p>
          </table:table-cell>
          <table:table-cell office:value-type="float" office:value="348.794284427273" calcext:value-type="float">
            <text:p>348.7942844273</text:p>
          </table:table-cell>
        </table:table-row>
        <table:table-row table:style-name="ro1">
          <table:table-cell office:value-type="float" office:value="375.691389518065" calcext:value-type="float">
            <text:p>375.6913895181</text:p>
          </table:table-cell>
          <table:table-cell office:value-type="float" office:value="360.885875411167" calcext:value-type="float">
            <text:p>360.8858754112</text:p>
          </table:table-cell>
          <table:table-cell office:value-type="float" office:value="383.034301230514" calcext:value-type="float">
            <text:p>383.0343012305</text:p>
          </table:table-cell>
          <table:table-cell office:value-type="float" office:value="381.203400223863" calcext:value-type="float">
            <text:p>381.2034002239</text:p>
          </table:table-cell>
          <table:table-cell office:value-type="float" office:value="360.026864832026" calcext:value-type="float">
            <text:p>360.026864832</text:p>
          </table:table-cell>
          <table:table-cell office:value-type="float" office:value="371.696744800398" calcext:value-type="float">
            <text:p>371.6967448004</text:p>
          </table:table-cell>
          <table:table-cell office:value-type="float" office:value="382.858973148413" calcext:value-type="float">
            <text:p>382.8589731484</text:p>
          </table:table-cell>
          <table:table-cell office:value-type="float" office:value="353.202221666995" calcext:value-type="float">
            <text:p>353.202221667</text:p>
          </table:table-cell>
          <table:table-cell office:value-type="float" office:value="355.612773241369" calcext:value-type="float">
            <text:p>355.6127732414</text:p>
          </table:table-cell>
          <table:table-cell office:value-type="float" office:value="369.857779076927" calcext:value-type="float">
            <text:p>369.8577790769</text:p>
          </table:table-cell>
          <table:table-cell office:value-type="float" office:value="375.462572864391" calcext:value-type="float">
            <text:p>375.4625728644</text:p>
          </table:table-cell>
          <table:table-cell office:value-type="float" office:value="364.105438672808" calcext:value-type="float">
            <text:p>364.1054386728</text:p>
          </table:table-cell>
          <table:table-cell office:value-type="float" office:value="349.706707307681" calcext:value-type="float">
            <text:p>349.7067073077</text:p>
          </table:table-cell>
          <table:table-cell office:value-type="float" office:value="352.540931983808" calcext:value-type="float">
            <text:p>352.5409319838</text:p>
          </table:table-cell>
          <table:table-cell office:value-type="float" office:value="368.098829444638" calcext:value-type="float">
            <text:p>368.0988294446</text:p>
          </table:table-cell>
          <table:table-cell office:value-type="float" office:value="353.697211259984" calcext:value-type="float">
            <text:p>353.69721126</text:p>
          </table:table-cell>
          <table:table-cell office:value-type="float" office:value="383.614075673897" calcext:value-type="float">
            <text:p>383.6140756739</text:p>
          </table:table-cell>
          <table:table-cell office:value-type="float" office:value="363.696851779979" calcext:value-type="float">
            <text:p>363.69685178</text:p>
          </table:table-cell>
          <table:table-cell office:value-type="float" office:value="357.67960479137" calcext:value-type="float">
            <text:p>357.6796047914</text:p>
          </table:table-cell>
          <table:table-cell office:value-type="float" office:value="366.14349915945" calcext:value-type="float">
            <text:p>366.1434991595</text:p>
          </table:table-cell>
        </table:table-row>
        <table:table-row table:style-name="ro1">
          <table:table-cell office:value-type="float" office:value="377.765729573184" calcext:value-type="float">
            <text:p>377.7657295732</text:p>
          </table:table-cell>
          <table:table-cell office:value-type="float" office:value="360.885875411167" calcext:value-type="float">
            <text:p>360.8858754112</text:p>
          </table:table-cell>
          <table:table-cell office:value-type="float" office:value="382.660831691146" calcext:value-type="float">
            <text:p>382.6608316911</text:p>
          </table:table-cell>
          <table:table-cell office:value-type="float" office:value="382.29771178586" calcext:value-type="float">
            <text:p>382.2977117859</text:p>
          </table:table-cell>
          <table:table-cell office:value-type="float" office:value="353.601234933245" calcext:value-type="float">
            <text:p>353.6012349332</text:p>
          </table:table-cell>
          <table:table-cell office:value-type="float" office:value="376.634812047256" calcext:value-type="float">
            <text:p>376.6348120473</text:p>
          </table:table-cell>
          <table:table-cell office:value-type="float" office:value="379.385850339927" calcext:value-type="float">
            <text:p>379.3858503399</text:p>
          </table:table-cell>
          <table:table-cell office:value-type="float" office:value="353.271474568114" calcext:value-type="float">
            <text:p>353.2714745681</text:p>
          </table:table-cell>
          <table:table-cell office:value-type="float" office:value="355.398927992135" calcext:value-type="float">
            <text:p>355.3989279921</text:p>
          </table:table-cell>
          <table:table-cell office:value-type="float" office:value="369.721227372693" calcext:value-type="float">
            <text:p>369.7212273727</text:p>
          </table:table-cell>
          <table:table-cell office:value-type="float" office:value="376.068048468338" calcext:value-type="float">
            <text:p>376.0680484683</text:p>
          </table:table-cell>
          <table:table-cell office:value-type="float" office:value="369.04520118357" calcext:value-type="float">
            <text:p>369.0452011836</text:p>
          </table:table-cell>
          <table:table-cell office:value-type="float" office:value="347.957486629885" calcext:value-type="float">
            <text:p>347.9574866299</text:p>
          </table:table-cell>
          <table:table-cell office:value-type="float" office:value="370.827818842966" calcext:value-type="float">
            <text:p>370.827818843</text:p>
          </table:table-cell>
          <table:table-cell office:value-type="float" office:value="368.169980742704" calcext:value-type="float">
            <text:p>368.1699807427</text:p>
          </table:table-cell>
          <table:table-cell office:value-type="float" office:value="353.919049811421" calcext:value-type="float">
            <text:p>353.9190498114</text:p>
          </table:table-cell>
          <table:table-cell office:value-type="float" office:value="383.929503172857" calcext:value-type="float">
            <text:p>383.9295031729</text:p>
          </table:table-cell>
          <table:table-cell office:value-type="float" office:value="362.016900821363" calcext:value-type="float">
            <text:p>362.0169008214</text:p>
          </table:table-cell>
          <table:table-cell office:value-type="float" office:value="361.741005595257" calcext:value-type="float">
            <text:p>361.7410055953</text:p>
          </table:table-cell>
          <table:table-cell office:value-type="float" office:value="372.331382329564" calcext:value-type="float">
            <text:p>372.3313823296</text:p>
          </table:table-cell>
        </table:table-row>
        <table:table-row table:style-name="ro1">
          <table:table-cell office:value-type="float" office:value="374.649616454113" calcext:value-type="float">
            <text:p>374.6496164541</text:p>
          </table:table-cell>
          <table:table-cell office:value-type="float" office:value="360.885870376175" calcext:value-type="float">
            <text:p>360.8858703762</text:p>
          </table:table-cell>
          <table:table-cell office:value-type="float" office:value="384.452144951585" calcext:value-type="float">
            <text:p>384.4521449516</text:p>
          </table:table-cell>
          <table:table-cell office:value-type="float" office:value="381.790016817524" calcext:value-type="float">
            <text:p>381.7900168175</text:p>
          </table:table-cell>
          <table:table-cell office:value-type="float" office:value="356.594160993204" calcext:value-type="float">
            <text:p>356.5941609932</text:p>
          </table:table-cell>
          <table:table-cell office:value-type="float" office:value="380.466618504661" calcext:value-type="float">
            <text:p>380.4666185047</text:p>
          </table:table-cell>
          <table:table-cell office:value-type="float" office:value="391.004968899053" calcext:value-type="float">
            <text:p>391.0049688991</text:p>
          </table:table-cell>
          <table:table-cell office:value-type="float" office:value="355.930383188427" calcext:value-type="float">
            <text:p>355.9303831884</text:p>
          </table:table-cell>
          <table:table-cell office:value-type="float" office:value="351.916995236982" calcext:value-type="float">
            <text:p>351.916995237</text:p>
          </table:table-cell>
          <table:table-cell office:value-type="float" office:value="370.928991802979" calcext:value-type="float">
            <text:p>370.928991803</text:p>
          </table:table-cell>
          <table:table-cell office:value-type="float" office:value="389.803885567132" calcext:value-type="float">
            <text:p>389.8038855671</text:p>
          </table:table-cell>
          <table:table-cell office:value-type="float" office:value="376.672525700405" calcext:value-type="float">
            <text:p>376.6725257004</text:p>
          </table:table-cell>
          <table:table-cell office:value-type="float" office:value="352.222367844632" calcext:value-type="float">
            <text:p>352.2223678446</text:p>
          </table:table-cell>
          <table:table-cell office:value-type="float" office:value="371.167129849319" calcext:value-type="float">
            <text:p>371.1671298493</text:p>
          </table:table-cell>
          <table:table-cell office:value-type="float" office:value="366.563122556158" calcext:value-type="float">
            <text:p>366.5631225562</text:p>
          </table:table-cell>
          <table:table-cell office:value-type="float" office:value="354.239982996782" calcext:value-type="float">
            <text:p>354.2399829968</text:p>
          </table:table-cell>
          <table:table-cell office:value-type="float" office:value="381.411587231522" calcext:value-type="float">
            <text:p>381.4115872315</text:p>
          </table:table-cell>
          <table:table-cell office:value-type="float" office:value="365.582952134527" calcext:value-type="float">
            <text:p>365.5829521345</text:p>
          </table:table-cell>
          <table:table-cell office:value-type="float" office:value="361.85091283235" calcext:value-type="float">
            <text:p>361.8509128324</text:p>
          </table:table-cell>
          <table:table-cell office:value-type="float" office:value="375.716353047182" calcext:value-type="float">
            <text:p>375.7163530472</text:p>
          </table:table-cell>
        </table:table-row>
        <table:table-row table:style-name="ro1">
          <table:table-cell office:value-type="float" office:value="375.092633511796" calcext:value-type="float">
            <text:p>375.0926335118</text:p>
          </table:table-cell>
          <table:table-cell office:value-type="float" office:value="363.974429503633" calcext:value-type="float">
            <text:p>363.9744295036</text:p>
          </table:table-cell>
          <table:table-cell office:value-type="float" office:value="385.067635248783" calcext:value-type="float">
            <text:p>385.0676352488</text:p>
          </table:table-cell>
          <table:table-cell office:value-type="float" office:value="387.66187426918" calcext:value-type="float">
            <text:p>387.6618742692</text:p>
          </table:table-cell>
          <table:table-cell office:value-type="float" office:value="357.885065670378" calcext:value-type="float">
            <text:p>357.8850656704</text:p>
          </table:table-cell>
          <table:table-cell office:value-type="float" office:value="381.773275175957" calcext:value-type="float">
            <text:p>381.773275176</text:p>
          </table:table-cell>
          <table:table-cell office:value-type="float" office:value="390.981018409637" calcext:value-type="float">
            <text:p>390.9810184096</text:p>
          </table:table-cell>
          <table:table-cell office:value-type="float" office:value="356.212734865245" calcext:value-type="float">
            <text:p>356.2127348652</text:p>
          </table:table-cell>
          <table:table-cell office:value-type="float" office:value="353.785195816403" calcext:value-type="float">
            <text:p>353.7851958164</text:p>
          </table:table-cell>
          <table:table-cell office:value-type="float" office:value="370.987423885915" calcext:value-type="float">
            <text:p>370.9874238859</text:p>
          </table:table-cell>
          <table:table-cell office:value-type="float" office:value="393.676440118387" calcext:value-type="float">
            <text:p>393.6764401184</text:p>
          </table:table-cell>
          <table:table-cell office:value-type="float" office:value="384.022186703127" calcext:value-type="float">
            <text:p>384.0221867031</text:p>
          </table:table-cell>
          <table:table-cell office:value-type="float" office:value="352.2511714126" calcext:value-type="float">
            <text:p>352.2511714126</text:p>
          </table:table-cell>
          <table:table-cell office:value-type="float" office:value="363.60088249072" calcext:value-type="float">
            <text:p>363.6008824907</text:p>
          </table:table-cell>
          <table:table-cell office:value-type="float" office:value="369.299174490657" calcext:value-type="float">
            <text:p>369.2991744907</text:p>
          </table:table-cell>
          <table:table-cell office:value-type="float" office:value="353.624849261934" calcext:value-type="float">
            <text:p>353.6248492619</text:p>
          </table:table-cell>
          <table:table-cell office:value-type="float" office:value="383.361085168854" calcext:value-type="float">
            <text:p>383.3610851689</text:p>
          </table:table-cell>
          <table:table-cell office:value-type="float" office:value="365.599614500938" calcext:value-type="float">
            <text:p>365.5996145009</text:p>
          </table:table-cell>
          <table:table-cell office:value-type="float" office:value="361.862040766527" calcext:value-type="float">
            <text:p>361.8620407665</text:p>
          </table:table-cell>
          <table:table-cell office:value-type="float" office:value="376.685345233908" calcext:value-type="float">
            <text:p>376.6853452339</text:p>
          </table:table-cell>
        </table:table-row>
        <table:table-row table:style-name="ro1">
          <table:table-cell office:value-type="float" office:value="391.174995280895" calcext:value-type="float">
            <text:p>391.1749952809</text:p>
          </table:table-cell>
          <table:table-cell office:value-type="float" office:value="362.506795612284" calcext:value-type="float">
            <text:p>362.5067956123</text:p>
          </table:table-cell>
          <table:table-cell office:value-type="float" office:value="385.126247691945" calcext:value-type="float">
            <text:p>385.1262476919</text:p>
          </table:table-cell>
          <table:table-cell office:value-type="float" office:value="396.688359105913" calcext:value-type="float">
            <text:p>396.6883591059</text:p>
          </table:table-cell>
          <table:table-cell office:value-type="float" office:value="350.752397644187" calcext:value-type="float">
            <text:p>350.7523976442</text:p>
          </table:table-cell>
          <table:table-cell office:value-type="float" office:value="383.698839674537" calcext:value-type="float">
            <text:p>383.6988396745</text:p>
          </table:table-cell>
          <table:table-cell office:value-type="float" office:value="392.358286701246" calcext:value-type="float">
            <text:p>392.3582867012</text:p>
          </table:table-cell>
          <table:table-cell office:value-type="float" office:value="357.277352769298" calcext:value-type="float">
            <text:p>357.2773527693</text:p>
          </table:table-cell>
          <table:table-cell office:value-type="float" office:value="350.903380525165" calcext:value-type="float">
            <text:p>350.9033805252</text:p>
          </table:table-cell>
          <table:table-cell office:value-type="float" office:value="371.009690390283" calcext:value-type="float">
            <text:p>371.0096903903</text:p>
          </table:table-cell>
          <table:table-cell office:value-type="float" office:value="395.990516439682" calcext:value-type="float">
            <text:p>395.9905164397</text:p>
          </table:table-cell>
          <table:table-cell office:value-type="float" office:value="393.032431985662" calcext:value-type="float">
            <text:p>393.0324319857</text:p>
          </table:table-cell>
          <table:table-cell office:value-type="float" office:value="352.240169568804" calcext:value-type="float">
            <text:p>352.2401695688</text:p>
          </table:table-cell>
          <table:table-cell office:value-type="float" office:value="367.091391925602" calcext:value-type="float">
            <text:p>367.0913919256</text:p>
          </table:table-cell>
          <table:table-cell office:value-type="float" office:value="368.755337991436" calcext:value-type="float">
            <text:p>368.7553379914</text:p>
          </table:table-cell>
          <table:table-cell office:value-type="float" office:value="351.773720123564" calcext:value-type="float">
            <text:p>351.7737201236</text:p>
          </table:table-cell>
          <table:table-cell office:value-type="float" office:value="396.393678850571" calcext:value-type="float">
            <text:p>396.3936788506</text:p>
          </table:table-cell>
          <table:table-cell office:value-type="float" office:value="365.601270110372" calcext:value-type="float">
            <text:p>365.6012701104</text:p>
          </table:table-cell>
          <table:table-cell office:value-type="float" office:value="361.353200882717" calcext:value-type="float">
            <text:p>361.3532008827</text:p>
          </table:table-cell>
          <table:table-cell office:value-type="float" office:value="385.686969002808" calcext:value-type="float">
            <text:p>385.6869690028</text:p>
          </table:table-cell>
        </table:table-row>
        <table:table-row table:style-name="ro1">
          <table:table-cell office:value-type="float" office:value="390.940572757503" calcext:value-type="float">
            <text:p>390.9405727575</text:p>
          </table:table-cell>
          <table:table-cell office:value-type="float" office:value="360.575944445366" calcext:value-type="float">
            <text:p>360.5759444454</text:p>
          </table:table-cell>
          <table:table-cell office:value-type="float" office:value="388.135955545826" calcext:value-type="float">
            <text:p>388.1359555458</text:p>
          </table:table-cell>
          <table:table-cell office:value-type="float" office:value="397.009703654469" calcext:value-type="float">
            <text:p>397.0097036545</text:p>
          </table:table-cell>
          <table:table-cell office:value-type="float" office:value="354.615412767609" calcext:value-type="float">
            <text:p>354.6154127676</text:p>
          </table:table-cell>
          <table:table-cell office:value-type="float" office:value="370.929285785851" calcext:value-type="float">
            <text:p>370.9292857859</text:p>
          </table:table-cell>
          <table:table-cell office:value-type="float" office:value="388.067371679821" calcext:value-type="float">
            <text:p>388.0673716798</text:p>
          </table:table-cell>
          <table:table-cell office:value-type="float" office:value="359.922522883858" calcext:value-type="float">
            <text:p>359.9225228839</text:p>
          </table:table-cell>
          <table:table-cell office:value-type="float" office:value="350.187994094033" calcext:value-type="float">
            <text:p>350.187994094</text:p>
          </table:table-cell>
          <table:table-cell office:value-type="float" office:value="388.314334695196" calcext:value-type="float">
            <text:p>388.3143346952</text:p>
          </table:table-cell>
          <table:table-cell office:value-type="float" office:value="400.205775774892" calcext:value-type="float">
            <text:p>400.2057757749</text:p>
          </table:table-cell>
          <table:table-cell office:value-type="float" office:value="396.706352011642" calcext:value-type="float">
            <text:p>396.7063520116</text:p>
          </table:table-cell>
          <table:table-cell office:value-type="float" office:value="351.473178846473" calcext:value-type="float">
            <text:p>351.4731788465</text:p>
          </table:table-cell>
          <table:table-cell office:value-type="float" office:value="370.195691396072" calcext:value-type="float">
            <text:p>370.1956913961</text:p>
          </table:table-cell>
          <table:table-cell office:value-type="float" office:value="368.755337991436" calcext:value-type="float">
            <text:p>368.7553379914</text:p>
          </table:table-cell>
          <table:table-cell office:value-type="float" office:value="351.433684785807" calcext:value-type="float">
            <text:p>351.4336847858</text:p>
          </table:table-cell>
          <table:table-cell office:value-type="float" office:value="396.307216504091" calcext:value-type="float">
            <text:p>396.3072165041</text:p>
          </table:table-cell>
          <table:table-cell office:value-type="float" office:value="364.802630697677" calcext:value-type="float">
            <text:p>364.8026306977</text:p>
          </table:table-cell>
          <table:table-cell office:value-type="float" office:value="362.491042551937" calcext:value-type="float">
            <text:p>362.4910425519</text:p>
          </table:table-cell>
          <table:table-cell office:value-type="float" office:value="400.379975491325" calcext:value-type="float">
            <text:p>400.3799754913</text:p>
          </table:table-cell>
        </table:table-row>
        <table:table-row table:style-name="ro1">
          <table:table-cell office:value-type="float" office:value="395.487761037652" calcext:value-type="float">
            <text:p>395.4877610377</text:p>
          </table:table-cell>
          <table:table-cell office:value-type="float" office:value="360.078771685025" calcext:value-type="float">
            <text:p>360.078771685</text:p>
          </table:table-cell>
          <table:table-cell office:value-type="float" office:value="391.227592769861" calcext:value-type="float">
            <text:p>391.2275927699</text:p>
          </table:table-cell>
          <table:table-cell office:value-type="float" office:value="395.560213699462" calcext:value-type="float">
            <text:p>395.5602136995</text:p>
          </table:table-cell>
          <table:table-cell office:value-type="float" office:value="354.615412767609" calcext:value-type="float">
            <text:p>354.6154127676</text:p>
          </table:table-cell>
          <table:table-cell office:value-type="float" office:value="367.729425675341" calcext:value-type="float">
            <text:p>367.7294256753</text:p>
          </table:table-cell>
          <table:table-cell office:value-type="float" office:value="389.255852262332" calcext:value-type="float">
            <text:p>389.2558522623</text:p>
          </table:table-cell>
          <table:table-cell office:value-type="float" office:value="361.621510357528" calcext:value-type="float">
            <text:p>361.6215103575</text:p>
          </table:table-cell>
          <table:table-cell office:value-type="float" office:value="349.579369428869" calcext:value-type="float">
            <text:p>349.5793694289</text:p>
          </table:table-cell>
          <table:table-cell office:value-type="float" office:value="388.418515091288" calcext:value-type="float">
            <text:p>388.4185150913</text:p>
          </table:table-cell>
          <table:table-cell office:value-type="float" office:value="399.95000269497" calcext:value-type="float">
            <text:p>399.950002695</text:p>
          </table:table-cell>
          <table:table-cell office:value-type="float" office:value="403.583803272752" calcext:value-type="float">
            <text:p>403.5838032728</text:p>
          </table:table-cell>
          <table:table-cell office:value-type="float" office:value="350.923474547509" calcext:value-type="float">
            <text:p>350.9234745475</text:p>
          </table:table-cell>
          <table:table-cell office:value-type="float" office:value="370.28078807216" calcext:value-type="float">
            <text:p>370.2807880722</text:p>
          </table:table-cell>
          <table:table-cell office:value-type="float" office:value="369.434853294588" calcext:value-type="float">
            <text:p>369.4348532946</text:p>
          </table:table-cell>
          <table:table-cell office:value-type="float" office:value="353.862741965714" calcext:value-type="float">
            <text:p>353.8627419657</text:p>
          </table:table-cell>
          <table:table-cell office:value-type="float" office:value="396.48901997368" calcext:value-type="float">
            <text:p>396.4890199737</text:p>
          </table:table-cell>
          <table:table-cell office:value-type="float" office:value="364.805348089197" calcext:value-type="float">
            <text:p>364.8053480892</text:p>
          </table:table-cell>
          <table:table-cell office:value-type="float" office:value="362.603212929282" calcext:value-type="float">
            <text:p>362.6032129293</text:p>
          </table:table-cell>
          <table:table-cell office:value-type="float" office:value="399.613225226784" calcext:value-type="float">
            <text:p>399.6132252268</text:p>
          </table:table-cell>
        </table:table-row>
        <table:table-row table:style-name="ro1">
          <table:table-cell office:value-type="float" office:value="396.412092891625" calcext:value-type="float">
            <text:p>396.4120928916</text:p>
          </table:table-cell>
          <table:table-cell office:value-type="float" office:value="361.83408950266" calcext:value-type="float">
            <text:p>361.8340895027</text:p>
          </table:table-cell>
          <table:table-cell office:value-type="float" office:value="390.163209527212" calcext:value-type="float">
            <text:p>390.1632095272</text:p>
          </table:table-cell>
          <table:table-cell office:value-type="float" office:value="394.737710567154" calcext:value-type="float">
            <text:p>394.7377105672</text:p>
          </table:table-cell>
          <table:table-cell office:value-type="float" office:value="354.615412767609" calcext:value-type="float">
            <text:p>354.6154127676</text:p>
          </table:table-cell>
          <table:table-cell office:value-type="float" office:value="374.347914538011" calcext:value-type="float">
            <text:p>374.347914538</text:p>
          </table:table-cell>
          <table:table-cell office:value-type="float" office:value="387.300932224108" calcext:value-type="float">
            <text:p>387.3009322241</text:p>
          </table:table-cell>
          <table:table-cell office:value-type="float" office:value="360.901363105708" calcext:value-type="float">
            <text:p>360.9013631057</text:p>
          </table:table-cell>
          <table:table-cell office:value-type="float" office:value="343.212126163861" calcext:value-type="float">
            <text:p>343.2121261639</text:p>
          </table:table-cell>
          <table:table-cell office:value-type="float" office:value="388.400172372319" calcext:value-type="float">
            <text:p>388.4001723723</text:p>
          </table:table-cell>
          <table:table-cell office:value-type="float" office:value="400.298521675292" calcext:value-type="float">
            <text:p>400.2985216753</text:p>
          </table:table-cell>
          <table:table-cell office:value-type="float" office:value="411.527528589574" calcext:value-type="float">
            <text:p>411.5275285896</text:p>
          </table:table-cell>
          <table:table-cell office:value-type="float" office:value="350.915879794025" calcext:value-type="float">
            <text:p>350.915879794</text:p>
          </table:table-cell>
          <table:table-cell office:value-type="float" office:value="370.719505470228" calcext:value-type="float">
            <text:p>370.7195054702</text:p>
          </table:table-cell>
          <table:table-cell office:value-type="float" office:value="369.434853294588" calcext:value-type="float">
            <text:p>369.4348532946</text:p>
          </table:table-cell>
          <table:table-cell office:value-type="float" office:value="353.651038502022" calcext:value-type="float">
            <text:p>353.651038502</text:p>
          </table:table-cell>
          <table:table-cell office:value-type="float" office:value="396.385601329636" calcext:value-type="float">
            <text:p>396.3856013296</text:p>
          </table:table-cell>
          <table:table-cell office:value-type="float" office:value="364.267174910007" calcext:value-type="float">
            <text:p>364.26717491</text:p>
          </table:table-cell>
          <table:table-cell office:value-type="float" office:value="363.1682087412" calcext:value-type="float">
            <text:p>363.1682087412</text:p>
          </table:table-cell>
          <table:table-cell office:value-type="float" office:value="400.610645082048" calcext:value-type="float">
            <text:p>400.610645082</text:p>
          </table:table-cell>
        </table:table-row>
        <table:table-row table:style-name="ro1">
          <table:table-cell office:value-type="float" office:value="391.616856662209" calcext:value-type="float">
            <text:p>391.6168566622</text:p>
          </table:table-cell>
          <table:table-cell office:value-type="float" office:value="360.485453836606" calcext:value-type="float">
            <text:p>360.4854538366</text:p>
          </table:table-cell>
          <table:table-cell office:value-type="float" office:value="388.941420190208" calcext:value-type="float">
            <text:p>388.9414201902</text:p>
          </table:table-cell>
          <table:table-cell office:value-type="float" office:value="394.093946892487" calcext:value-type="float">
            <text:p>394.0939468925</text:p>
          </table:table-cell>
          <table:table-cell office:value-type="float" office:value="359.193462847552" calcext:value-type="float">
            <text:p>359.1934628476</text:p>
          </table:table-cell>
          <table:table-cell office:value-type="float" office:value="377.736357343725" calcext:value-type="float">
            <text:p>377.7363573437</text:p>
          </table:table-cell>
          <table:table-cell office:value-type="float" office:value="386.640607302581" calcext:value-type="float">
            <text:p>386.6406073026</text:p>
          </table:table-cell>
          <table:table-cell office:value-type="float" office:value="369.207530688671" calcext:value-type="float">
            <text:p>369.2075306887</text:p>
          </table:table-cell>
          <table:table-cell office:value-type="float" office:value="348.143689482107" calcext:value-type="float">
            <text:p>348.1436894821</text:p>
          </table:table-cell>
          <table:table-cell office:value-type="float" office:value="387.845240898316" calcext:value-type="float">
            <text:p>387.8452408983</text:p>
          </table:table-cell>
          <table:table-cell office:value-type="float" office:value="400.825402141425" calcext:value-type="float">
            <text:p>400.8254021414</text:p>
          </table:table-cell>
          <table:table-cell office:value-type="float" office:value="412.959587997157" calcext:value-type="float">
            <text:p>412.9595879972</text:p>
          </table:table-cell>
          <table:table-cell office:value-type="float" office:value="355.826483328629" calcext:value-type="float">
            <text:p>355.8264833286</text:p>
          </table:table-cell>
          <table:table-cell office:value-type="float" office:value="371.620911238018" calcext:value-type="float">
            <text:p>371.620911238</text:p>
          </table:table-cell>
          <table:table-cell office:value-type="float" office:value="369.434853294588" calcext:value-type="float">
            <text:p>369.4348532946</text:p>
          </table:table-cell>
          <table:table-cell office:value-type="float" office:value="354.437560929393" calcext:value-type="float">
            <text:p>354.4375609294</text:p>
          </table:table-cell>
          <table:table-cell office:value-type="float" office:value="396.786810324085" calcext:value-type="float">
            <text:p>396.7868103241</text:p>
          </table:table-cell>
          <table:table-cell office:value-type="float" office:value="363.824650348233" calcext:value-type="float">
            <text:p>363.8246503482</text:p>
          </table:table-cell>
          <table:table-cell office:value-type="float" office:value="362.463205845432" calcext:value-type="float">
            <text:p>362.4632058454</text:p>
          </table:table-cell>
          <table:table-cell office:value-type="float" office:value="399.203107615624" calcext:value-type="float">
            <text:p>399.2031076156</text:p>
          </table:table-cell>
        </table:table-row>
        <table:table-row table:style-name="ro1">
          <table:table-cell office:value-type="float" office:value="394.782161927179" calcext:value-type="float">
            <text:p>394.7821619272</text:p>
          </table:table-cell>
          <table:table-cell office:value-type="float" office:value="359.599822985321" calcext:value-type="float">
            <text:p>359.5998229853</text:p>
          </table:table-cell>
          <table:table-cell office:value-type="float" office:value="388.664089041462" calcext:value-type="float">
            <text:p>388.6640890415</text:p>
          </table:table-cell>
          <table:table-cell office:value-type="float" office:value="396.935377628128" calcext:value-type="float">
            <text:p>396.9353776281</text:p>
          </table:table-cell>
          <table:table-cell office:value-type="float" office:value="360.703293937469" calcext:value-type="float">
            <text:p>360.7032939375</text:p>
          </table:table-cell>
          <table:table-cell office:value-type="float" office:value="381.184146986231" calcext:value-type="float">
            <text:p>381.1841469862</text:p>
          </table:table-cell>
          <table:table-cell office:value-type="float" office:value="388.983948670675" calcext:value-type="float">
            <text:p>388.9839486707</text:p>
          </table:table-cell>
          <table:table-cell office:value-type="float" office:value="368.984118777212" calcext:value-type="float">
            <text:p>368.9841187772</text:p>
          </table:table-cell>
          <table:table-cell office:value-type="float" office:value="343.308569313741" calcext:value-type="float">
            <text:p>343.3085693137</text:p>
          </table:table-cell>
          <table:table-cell office:value-type="float" office:value="388.046192089682" calcext:value-type="float">
            <text:p>388.0461920897</text:p>
          </table:table-cell>
          <table:table-cell office:value-type="float" office:value="401.318313271748" calcext:value-type="float">
            <text:p>401.3183132717</text:p>
          </table:table-cell>
          <table:table-cell office:value-type="float" office:value="417.400209911578" calcext:value-type="float">
            <text:p>417.4002099116</text:p>
          </table:table-cell>
          <table:table-cell office:value-type="float" office:value="355.112756792712" calcext:value-type="float">
            <text:p>355.1127567927</text:p>
          </table:table-cell>
          <table:table-cell office:value-type="float" office:value="374.066108593441" calcext:value-type="float">
            <text:p>374.0661085934</text:p>
          </table:table-cell>
          <table:table-cell office:value-type="float" office:value="369.06377139994" calcext:value-type="float">
            <text:p>369.0637713999</text:p>
          </table:table-cell>
          <table:table-cell office:value-type="float" office:value="354.453051457283" calcext:value-type="float">
            <text:p>354.4530514573</text:p>
          </table:table-cell>
          <table:table-cell office:value-type="float" office:value="397.266984841512" calcext:value-type="float">
            <text:p>397.2669848415</text:p>
          </table:table-cell>
          <table:table-cell office:value-type="float" office:value="366.424870135224" calcext:value-type="float">
            <text:p>366.4248701352</text:p>
          </table:table-cell>
          <table:table-cell office:value-type="float" office:value="363.084685218422" calcext:value-type="float">
            <text:p>363.0846852184</text:p>
          </table:table-cell>
          <table:table-cell office:value-type="float" office:value="399.203107615624" calcext:value-type="float">
            <text:p>399.2031076156</text:p>
          </table:table-cell>
        </table:table-row>
        <table:table-row table:style-name="ro1">
          <table:table-cell office:value-type="float" office:value="399.036196748946" calcext:value-type="float">
            <text:p>399.0361967489</text:p>
          </table:table-cell>
          <table:table-cell office:value-type="float" office:value="361.153353302232" calcext:value-type="float">
            <text:p>361.1533533022</text:p>
          </table:table-cell>
          <table:table-cell office:value-type="float" office:value="388.696060268026" calcext:value-type="float">
            <text:p>388.696060268</text:p>
          </table:table-cell>
          <table:table-cell office:value-type="float" office:value="394.736635359783" calcext:value-type="float">
            <text:p>394.7366353598</text:p>
          </table:table-cell>
          <table:table-cell office:value-type="float" office:value="363.911371045292" calcext:value-type="float">
            <text:p>363.9113710453</text:p>
          </table:table-cell>
          <table:table-cell office:value-type="float" office:value="385.332008242347" calcext:value-type="float">
            <text:p>385.3320082423</text:p>
          </table:table-cell>
          <table:table-cell office:value-type="float" office:value="388.375448145132" calcext:value-type="float">
            <text:p>388.3754481451</text:p>
          </table:table-cell>
          <table:table-cell office:value-type="float" office:value="369.242773493719" calcext:value-type="float">
            <text:p>369.2427734937</text:p>
          </table:table-cell>
          <table:table-cell office:value-type="float" office:value="341.86938359364" calcext:value-type="float">
            <text:p>341.8693835936</text:p>
          </table:table-cell>
          <table:table-cell office:value-type="float" office:value="388.115168975971" calcext:value-type="float">
            <text:p>388.115168976</text:p>
          </table:table-cell>
          <table:table-cell office:value-type="float" office:value="402.014934359497" calcext:value-type="float">
            <text:p>402.0149343595</text:p>
          </table:table-cell>
          <table:table-cell office:value-type="float" office:value="414.079953044439" calcext:value-type="float">
            <text:p>414.0799530444</text:p>
          </table:table-cell>
          <table:table-cell office:value-type="float" office:value="354.975740377408" calcext:value-type="float">
            <text:p>354.9757403774</text:p>
          </table:table-cell>
          <table:table-cell office:value-type="float" office:value="375.305127676687" calcext:value-type="float">
            <text:p>375.3051276767</text:p>
          </table:table-cell>
          <table:table-cell office:value-type="float" office:value="369.07958321763" calcext:value-type="float">
            <text:p>369.0795832176</text:p>
          </table:table-cell>
          <table:table-cell office:value-type="float" office:value="357.018303320772" calcext:value-type="float">
            <text:p>357.0183033208</text:p>
          </table:table-cell>
          <table:table-cell office:value-type="float" office:value="397.337428386074" calcext:value-type="float">
            <text:p>397.3374283861</text:p>
          </table:table-cell>
          <table:table-cell office:value-type="float" office:value="367.50806561365" calcext:value-type="float">
            <text:p>367.5080656137</text:p>
          </table:table-cell>
          <table:table-cell office:value-type="float" office:value="364.261630546365" calcext:value-type="float">
            <text:p>364.2616305464</text:p>
          </table:table-cell>
          <table:table-cell office:value-type="float" office:value="403.312087270237" calcext:value-type="float">
            <text:p>403.3120872702</text:p>
          </table:table-cell>
        </table:table-row>
        <table:table-row table:style-name="ro1">
          <table:table-cell office:value-type="float" office:value="398.869293445242" calcext:value-type="float">
            <text:p>398.8692934452</text:p>
          </table:table-cell>
          <table:table-cell office:value-type="float" office:value="362.163122135699" calcext:value-type="float">
            <text:p>362.1631221357</text:p>
          </table:table-cell>
          <table:table-cell office:value-type="float" office:value="386.723624782987" calcext:value-type="float">
            <text:p>386.723624783</text:p>
          </table:table-cell>
          <table:table-cell office:value-type="float" office:value="391.202113529115" calcext:value-type="float">
            <text:p>391.2021135291</text:p>
          </table:table-cell>
          <table:table-cell office:value-type="float" office:value="371.360623638811" calcext:value-type="float">
            <text:p>371.3606236388</text:p>
          </table:table-cell>
          <table:table-cell office:value-type="float" office:value="396.999227149628" calcext:value-type="float">
            <text:p>396.9992271496</text:p>
          </table:table-cell>
          <table:table-cell office:value-type="float" office:value="389.116722503341" calcext:value-type="float">
            <text:p>389.1167225033</text:p>
          </table:table-cell>
          <table:table-cell office:value-type="float" office:value="368.526774164881" calcext:value-type="float">
            <text:p>368.5267741649</text:p>
          </table:table-cell>
          <table:table-cell office:value-type="float" office:value="341.792035306185" calcext:value-type="float">
            <text:p>341.7920353062</text:p>
          </table:table-cell>
          <table:table-cell office:value-type="float" office:value="388.333370821476" calcext:value-type="float">
            <text:p>388.3333708215</text:p>
          </table:table-cell>
          <table:table-cell office:value-type="float" office:value="403.069489594271" calcext:value-type="float">
            <text:p>403.0694895943</text:p>
          </table:table-cell>
          <table:table-cell office:value-type="float" office:value="419.05190361018" calcext:value-type="float">
            <text:p>419.0519036102</text:p>
          </table:table-cell>
          <table:table-cell office:value-type="float" office:value="362.272411259722" calcext:value-type="float">
            <text:p>362.2724112597</text:p>
          </table:table-cell>
          <table:table-cell office:value-type="float" office:value="373.168758641368" calcext:value-type="float">
            <text:p>373.1687586414</text:p>
          </table:table-cell>
          <table:table-cell office:value-type="float" office:value="369.866244015062" calcext:value-type="float">
            <text:p>369.8662440151</text:p>
          </table:table-cell>
          <table:table-cell office:value-type="float" office:value="359.012776933303" calcext:value-type="float">
            <text:p>359.0127769333</text:p>
          </table:table-cell>
          <table:table-cell office:value-type="float" office:value="397.523196771457" calcext:value-type="float">
            <text:p>397.5231967715</text:p>
          </table:table-cell>
          <table:table-cell office:value-type="float" office:value="366.737159010819" calcext:value-type="float">
            <text:p>366.7371590108</text:p>
          </table:table-cell>
          <table:table-cell office:value-type="float" office:value="363.54369144296" calcext:value-type="float">
            <text:p>363.543691443</text:p>
          </table:table-cell>
          <table:table-cell office:value-type="float" office:value="409.258197813633" calcext:value-type="float">
            <text:p>409.2581978136</text:p>
          </table:table-cell>
        </table:table-row>
        <table:table-row table:style-name="ro1">
          <table:table-cell office:value-type="float" office:value="398.758106170357" calcext:value-type="float">
            <text:p>398.7581061704</text:p>
          </table:table-cell>
          <table:table-cell office:value-type="float" office:value="361.233587505331" calcext:value-type="float">
            <text:p>361.2335875053</text:p>
          </table:table-cell>
          <table:table-cell office:value-type="float" office:value="386.467515060584" calcext:value-type="float">
            <text:p>386.4675150606</text:p>
          </table:table-cell>
          <table:table-cell office:value-type="float" office:value="392.235242361337" calcext:value-type="float">
            <text:p>392.2352423613</text:p>
          </table:table-cell>
          <table:table-cell office:value-type="float" office:value="375.236109973882" calcext:value-type="float">
            <text:p>375.2361099739</text:p>
          </table:table-cell>
          <table:table-cell office:value-type="float" office:value="400.03489344916" calcext:value-type="float">
            <text:p>400.0348934492</text:p>
          </table:table-cell>
          <table:table-cell office:value-type="float" office:value="391.105286439249" calcext:value-type="float">
            <text:p>391.1052864392</text:p>
          </table:table-cell>
          <table:table-cell office:value-type="float" office:value="368.364421127274" calcext:value-type="float">
            <text:p>368.3644211273</text:p>
          </table:table-cell>
          <table:table-cell office:value-type="float" office:value="341.943402825183" calcext:value-type="float">
            <text:p>341.9434028252</text:p>
          </table:table-cell>
          <table:table-cell office:value-type="float" office:value="388.235086884179" calcext:value-type="float">
            <text:p>388.2350868842</text:p>
          </table:table-cell>
          <table:table-cell office:value-type="float" office:value="404.075682434766" calcext:value-type="float">
            <text:p>404.0756824348</text:p>
          </table:table-cell>
          <table:table-cell office:value-type="float" office:value="416.708223702806" calcext:value-type="float">
            <text:p>416.7082237028</text:p>
          </table:table-cell>
          <table:table-cell office:value-type="float" office:value="363.642643492836" calcext:value-type="float">
            <text:p>363.6426434928</text:p>
          </table:table-cell>
          <table:table-cell office:value-type="float" office:value="374.308794151986" calcext:value-type="float">
            <text:p>374.308794152</text:p>
          </table:table-cell>
          <table:table-cell office:value-type="float" office:value="369.866244015062" calcext:value-type="float">
            <text:p>369.8662440151</text:p>
          </table:table-cell>
          <table:table-cell office:value-type="float" office:value="359.682582453261" calcext:value-type="float">
            <text:p>359.6825824533</text:p>
          </table:table-cell>
          <table:table-cell office:value-type="float" office:value="399.143554606122" calcext:value-type="float">
            <text:p>399.1435546061</text:p>
          </table:table-cell>
          <table:table-cell office:value-type="float" office:value="373.378912717463" calcext:value-type="float">
            <text:p>373.3789127175</text:p>
          </table:table-cell>
          <table:table-cell office:value-type="float" office:value="363.54369144296" calcext:value-type="float">
            <text:p>363.543691443</text:p>
          </table:table-cell>
          <table:table-cell office:value-type="float" office:value="413.061757832401" calcext:value-type="float">
            <text:p>413.0617578324</text:p>
          </table:table-cell>
        </table:table-row>
        <table:table-row table:style-name="ro1">
          <table:table-cell office:value-type="float" office:value="399.600797888347" calcext:value-type="float">
            <text:p>399.6007978883</text:p>
          </table:table-cell>
          <table:table-cell office:value-type="float" office:value="361.233587505331" calcext:value-type="float">
            <text:p>361.2335875053</text:p>
          </table:table-cell>
          <table:table-cell office:value-type="float" office:value="387.728691831131" calcext:value-type="float">
            <text:p>387.7286918311</text:p>
          </table:table-cell>
          <table:table-cell office:value-type="float" office:value="393.262341987384" calcext:value-type="float">
            <text:p>393.2623419874</text:p>
          </table:table-cell>
          <table:table-cell office:value-type="float" office:value="375.336969999074" calcext:value-type="float">
            <text:p>375.3369699991</text:p>
          </table:table-cell>
          <table:table-cell office:value-type="float" office:value="400.224870368505" calcext:value-type="float">
            <text:p>400.2248703685</text:p>
          </table:table-cell>
          <table:table-cell office:value-type="float" office:value="394.562557010462" calcext:value-type="float">
            <text:p>394.5625570105</text:p>
          </table:table-cell>
          <table:table-cell office:value-type="float" office:value="381.530530815793" calcext:value-type="float">
            <text:p>381.5305308158</text:p>
          </table:table-cell>
          <table:table-cell office:value-type="float" office:value="341.945146930494" calcext:value-type="float">
            <text:p>341.9451469305</text:p>
          </table:table-cell>
          <table:table-cell office:value-type="float" office:value="390.22197218562" calcext:value-type="float">
            <text:p>390.2219721856</text:p>
          </table:table-cell>
          <table:table-cell office:value-type="float" office:value="404.502708989199" calcext:value-type="float">
            <text:p>404.5027089892</text:p>
          </table:table-cell>
          <table:table-cell office:value-type="float" office:value="419.589525101081" calcext:value-type="float">
            <text:p>419.5895251011</text:p>
          </table:table-cell>
          <table:table-cell office:value-type="float" office:value="363.346442110012" calcext:value-type="float">
            <text:p>363.34644211</text:p>
          </table:table-cell>
          <table:table-cell office:value-type="float" office:value="371.145023767905" calcext:value-type="float">
            <text:p>371.1450237679</text:p>
          </table:table-cell>
          <table:table-cell office:value-type="float" office:value="370.045506440264" calcext:value-type="float">
            <text:p>370.0455064403</text:p>
          </table:table-cell>
          <table:table-cell office:value-type="float" office:value="360.078961558098" calcext:value-type="float">
            <text:p>360.0789615581</text:p>
          </table:table-cell>
          <table:table-cell office:value-type="float" office:value="405.678836326181" calcext:value-type="float">
            <text:p>405.6788363262</text:p>
          </table:table-cell>
          <table:table-cell office:value-type="float" office:value="373.118596546338" calcext:value-type="float">
            <text:p>373.1185965463</text:p>
          </table:table-cell>
          <table:table-cell office:value-type="float" office:value="360.650441298583" calcext:value-type="float">
            <text:p>360.6504412986</text:p>
          </table:table-cell>
          <table:table-cell office:value-type="float" office:value="411.805845523237" calcext:value-type="float">
            <text:p>411.8058455232</text:p>
          </table:table-cell>
        </table:table-row>
        <table:table-row table:style-name="ro1">
          <table:table-cell office:value-type="float" office:value="398.880204098913" calcext:value-type="float">
            <text:p>398.8802040989</text:p>
          </table:table-cell>
          <table:table-cell office:value-type="float" office:value="360.973882280522" calcext:value-type="float">
            <text:p>360.9738822805</text:p>
          </table:table-cell>
          <table:table-cell office:value-type="float" office:value="390.926660128555" calcext:value-type="float">
            <text:p>390.9266601286</text:p>
          </table:table-cell>
          <table:table-cell office:value-type="float" office:value="391.78375726381" calcext:value-type="float">
            <text:p>391.7837572638</text:p>
          </table:table-cell>
          <table:table-cell office:value-type="float" office:value="375.336820950759" calcext:value-type="float">
            <text:p>375.3368209508</text:p>
          </table:table-cell>
          <table:table-cell office:value-type="float" office:value="400.451218587344" calcext:value-type="float">
            <text:p>400.4512185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.893166692136" calcext:value-type="float">
            <text:p>341.8931666921</text:p>
          </table:table-cell>
          <table:table-cell office:value-type="float" office:value="390.878567874067" calcext:value-type="float">
            <text:p>390.8785678741</text:p>
          </table:table-cell>
          <table:table-cell office:value-type="float" office:value="404.999563868129" calcext:value-type="float">
            <text:p>404.9995638681</text:p>
          </table:table-cell>
          <table:table-cell office:value-type="float" office:value="420.048296891637" calcext:value-type="float">
            <text:p>420.0482968916</text:p>
          </table:table-cell>
          <table:table-cell office:value-type="float" office:value="362.073179111704" calcext:value-type="float">
            <text:p>362.0731791117</text:p>
          </table:table-cell>
          <table:table-cell office:value-type="float" office:value="368.173206887215" calcext:value-type="float">
            <text:p>368.1732068872</text:p>
          </table:table-cell>
          <table:table-cell office:value-type="float" office:value="369.552447296883" calcext:value-type="float">
            <text:p>369.5524472969</text:p>
          </table:table-cell>
          <table:table-cell office:value-type="float" office:value="360.246264594989" calcext:value-type="float">
            <text:p>360.246264595</text:p>
          </table:table-cell>
          <table:table-cell office:value-type="float" office:value="406.338997654796" calcext:value-type="float">
            <text:p>406.3389976548</text:p>
          </table:table-cell>
          <table:table-cell office:value-type="float" office:value="373.482951183633" calcext:value-type="float">
            <text:p>373.4829511836</text:p>
          </table:table-cell>
          <table:table-cell office:value-type="float" office:value="360.092628667338" calcext:value-type="float">
            <text:p>360.0926286673</text:p>
          </table:table-cell>
          <table:table-cell office:value-type="float" office:value="412.633480910601" calcext:value-type="float">
            <text:p>412.6334809106</text:p>
          </table:table-cell>
        </table:table-row>
        <table:table-row table:style-name="ro1">
          <table:table-cell office:value-type="float" office:value="398.929088931849" calcext:value-type="float">
            <text:p>398.9290889318</text:p>
          </table:table-cell>
          <table:table-cell office:value-type="float" office:value="362.272581441596" calcext:value-type="float">
            <text:p>362.2725814416</text:p>
          </table:table-cell>
          <table:table-cell office:value-type="float" office:value="390.908620669283" calcext:value-type="float">
            <text:p>390.9086206693</text:p>
          </table:table-cell>
          <table:table-cell office:value-type="float" office:value="392.333509249701" calcext:value-type="float">
            <text:p>392.3335092497</text:p>
          </table:table-cell>
          <table:table-cell office:value-type="float" office:value="376.976610807625" calcext:value-type="float">
            <text:p>376.9766108076</text:p>
          </table:table-cell>
          <table:table-cell office:value-type="float" office:value="400.823238412814" calcext:value-type="float">
            <text:p>400.8232384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.564921925666" calcext:value-type="float">
            <text:p>341.5649219257</text:p>
          </table:table-cell>
          <table:table-cell office:value-type="float" office:value="392.004306283516" calcext:value-type="float">
            <text:p>392.0043062835</text:p>
          </table:table-cell>
          <table:table-cell office:value-type="float" office:value="404.734209051791" calcext:value-type="float">
            <text:p>404.7342090518</text:p>
          </table:table-cell>
          <table:table-cell office:value-type="float" office:value="436.959926026437" calcext:value-type="float">
            <text:p>436.9599260264</text:p>
          </table:table-cell>
          <table:table-cell office:value-type="float" office:value="381.203772629252" calcext:value-type="float">
            <text:p>381.2037726293</text:p>
          </table:table-cell>
          <table:table-cell office:value-type="float" office:value="369.948297814128" calcext:value-type="float">
            <text:p>369.9482978141</text:p>
          </table:table-cell>
          <table:table-cell office:value-type="float" office:value="371.149248246349" calcext:value-type="float">
            <text:p>371.1492482463</text:p>
          </table:table-cell>
          <table:table-cell office:value-type="float" office:value="359.986137729687" calcext:value-type="float">
            <text:p>359.9861377297</text:p>
          </table:table-cell>
          <table:table-cell office:value-type="float" office:value="406.707628979779" calcext:value-type="float">
            <text:p>406.7076289798</text:p>
          </table:table-cell>
          <table:table-cell office:value-type="float" office:value="374.36012380797" calcext:value-type="float">
            <text:p>374.360123808</text:p>
          </table:table-cell>
          <table:table-cell office:value-type="float" office:value="363.549423555989" calcext:value-type="float">
            <text:p>363.549423556</text:p>
          </table:table-cell>
          <table:table-cell office:value-type="float" office:value="413.297612441569" calcext:value-type="float">
            <text:p>413.2976124416</text:p>
          </table:table-cell>
        </table:table-row>
        <table:table-row table:style-name="ro1">
          <table:table-cell office:value-type="float" office:value="401.753295939005" calcext:value-type="float">
            <text:p>401.753295939</text:p>
          </table:table-cell>
          <table:table-cell office:value-type="float" office:value="362.33987288346" calcext:value-type="float">
            <text:p>362.3398728835</text:p>
          </table:table-cell>
          <table:table-cell office:value-type="float" office:value="391.905431907606" calcext:value-type="float">
            <text:p>391.9054319076</text:p>
          </table:table-cell>
          <table:table-cell office:value-type="float" office:value="392.78066600762" calcext:value-type="float">
            <text:p>392.7806660076</text:p>
          </table:table-cell>
          <table:table-cell office:value-type="float" office:value="380.03266209168" calcext:value-type="float">
            <text:p>380.0326620917</text:p>
          </table:table-cell>
          <table:table-cell office:value-type="float" office:value="400.830415183327" calcext:value-type="float">
            <text:p>400.8304151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.869470796306" calcext:value-type="float">
            <text:p>348.8694707963</text:p>
          </table:table-cell>
          <table:table-cell office:value-type="float" office:value="391.089912022394" calcext:value-type="float">
            <text:p>391.0899120224</text:p>
          </table:table-cell>
          <table:table-cell office:value-type="float" office:value="404.447908255803" calcext:value-type="float">
            <text:p>404.4479082558</text:p>
          </table:table-cell>
          <table:table-cell office:value-type="float" office:value="442.096466087094" calcext:value-type="float">
            <text:p>442.0964660871</text:p>
          </table:table-cell>
          <table:table-cell office:value-type="float" office:value="381.557883750232" calcext:value-type="float">
            <text:p>381.5578837502</text:p>
          </table:table-cell>
          <table:table-cell office:value-type="float" office:value="371.117413366644" calcext:value-type="float">
            <text:p>371.1174133666</text:p>
          </table:table-cell>
          <table:table-cell office:value-type="float" office:value="371.097636227031" calcext:value-type="float">
            <text:p>371.097636227</text:p>
          </table:table-cell>
          <table:table-cell office:value-type="float" office:value="360.124629449646" calcext:value-type="float">
            <text:p>360.1246294496</text:p>
          </table:table-cell>
          <table:table-cell office:value-type="float" office:value="406.179468162036" calcext:value-type="float">
            <text:p>406.179468162</text:p>
          </table:table-cell>
          <table:table-cell office:value-type="float" office:value="374.36012380797" calcext:value-type="float">
            <text:p>374.360123808</text:p>
          </table:table-cell>
          <table:table-cell office:value-type="float" office:value="357.788166769202" calcext:value-type="float">
            <text:p>357.7881667692</text:p>
          </table:table-cell>
          <table:table-cell office:value-type="float" office:value="413.325983184388" calcext:value-type="float">
            <text:p>413.3259831844</text:p>
          </table:table-cell>
        </table:table-row>
        <table:table-row table:style-name="ro1">
          <table:table-cell office:value-type="float" office:value="402.024816057582" calcext:value-type="float">
            <text:p>402.0248160576</text:p>
          </table:table-cell>
          <table:table-cell office:value-type="float" office:value="362.93547802337" calcext:value-type="float">
            <text:p>362.9354780234</text:p>
          </table:table-cell>
          <table:table-cell office:value-type="float" office:value="401.451882874935" calcext:value-type="float">
            <text:p>401.4518828749</text:p>
          </table:table-cell>
          <table:table-cell office:value-type="float" office:value="393.548624939633" calcext:value-type="float">
            <text:p>393.5486249396</text:p>
          </table:table-cell>
          <table:table-cell office:value-type="float" office:value="380.621627895212" calcext:value-type="float">
            <text:p>380.6216278952</text:p>
          </table:table-cell>
          <table:table-cell office:value-type="float" office:value="400.829015760007" calcext:value-type="float">
            <text:p>400.82901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.131886178655" calcext:value-type="float">
            <text:p>347.1318861787</text:p>
          </table:table-cell>
          <table:table-cell office:value-type="float" office:value="388.912954451043" calcext:value-type="float">
            <text:p>388.912954451</text:p>
          </table:table-cell>
          <table:table-cell office:value-type="float" office:value="404.342568821171" calcext:value-type="float">
            <text:p>404.3425688212</text:p>
          </table:table-cell>
          <table:table-cell office:value-type="float" office:value="443.18141744618" calcext:value-type="float">
            <text:p>443.1814174462</text:p>
          </table:table-cell>
          <table:table-cell office:value-type="float" office:value="381.402643418703" calcext:value-type="float">
            <text:p>381.4026434187</text:p>
          </table:table-cell>
          <table:table-cell office:value-type="float" office:value="373.438418177842" calcext:value-type="float">
            <text:p>373.4384181778</text:p>
          </table:table-cell>
          <table:table-cell office:value-type="float" office:value="373.150955430635" calcext:value-type="float">
            <text:p>373.1509554306</text:p>
          </table:table-cell>
          <table:table-cell office:value-type="float" office:value="360.128035837078" calcext:value-type="float">
            <text:p>360.1280358371</text:p>
          </table:table-cell>
          <table:table-cell office:value-type="float" office:value="402.563380208517" calcext:value-type="float">
            <text:p>402.5633802085</text:p>
          </table:table-cell>
          <table:table-cell office:value-type="float" office:value="374.047786788459" calcext:value-type="float">
            <text:p>374.0477867885</text:p>
          </table:table-cell>
          <table:table-cell office:value-type="float" office:value="356.931550228802" calcext:value-type="float">
            <text:p>356.9315502288</text:p>
          </table:table-cell>
          <table:table-cell office:value-type="float" office:value="414.636786287534" calcext:value-type="float">
            <text:p>414.6367862875</text:p>
          </table:table-cell>
        </table:table-row>
        <table:table-row table:style-name="ro1">
          <table:table-cell office:value-type="float" office:value="404.09113732665" calcext:value-type="float">
            <text:p>404.0911373267</text:p>
          </table:table-cell>
          <table:table-cell office:value-type="float" office:value="362.23654775978" calcext:value-type="float">
            <text:p>362.2365477598</text:p>
          </table:table-cell>
          <table:table-cell office:value-type="float" office:value="406.17567820292" calcext:value-type="float">
            <text:p>406.1756782029</text:p>
          </table:table-cell>
          <table:table-cell office:value-type="float" office:value="394.660503400438" calcext:value-type="float">
            <text:p>394.6605034004</text:p>
          </table:table-cell>
          <table:table-cell office:value-type="float" office:value="385.933168866765" calcext:value-type="float">
            <text:p>385.9331688668</text:p>
          </table:table-cell>
          <table:table-cell office:value-type="float" office:value="400.596924839445" calcext:value-type="float">
            <text:p>400.5969248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.087181014701" calcext:value-type="float">
            <text:p>347.0871810147</text:p>
          </table:table-cell>
          <table:table-cell office:value-type="float" office:value="389.944796008696" calcext:value-type="float">
            <text:p>389.9447960087</text:p>
          </table:table-cell>
          <table:table-cell office:value-type="float" office:value="404.892275861635" calcext:value-type="float">
            <text:p>404.8922758616</text:p>
          </table:table-cell>
          <table:table-cell office:value-type="float" office:value="443.087879367128" calcext:value-type="float">
            <text:p>443.0878793671</text:p>
          </table:table-cell>
          <table:table-cell office:value-type="float" office:value="382.225562290438" calcext:value-type="float">
            <text:p>382.2255622904</text:p>
          </table:table-cell>
          <table:table-cell office:value-type="float" office:value="378.143408223303" calcext:value-type="float">
            <text:p>378.1434082233</text:p>
          </table:table-cell>
          <table:table-cell office:value-type="float" office:value="378.006364908438" calcext:value-type="float">
            <text:p>378.0063649084</text:p>
          </table:table-cell>
          <table:table-cell office:value-type="float" office:value="359.150642507594" calcext:value-type="float">
            <text:p>359.1506425076</text:p>
          </table:table-cell>
          <table:table-cell office:value-type="float" office:value="399.484457978499" calcext:value-type="float">
            <text:p>399.4844579785</text:p>
          </table:table-cell>
          <table:table-cell office:value-type="float" office:value="374.047786788459" calcext:value-type="float">
            <text:p>374.0477867885</text:p>
          </table:table-cell>
          <table:table-cell office:value-type="float" office:value="356.182522201641" calcext:value-type="float">
            <text:p>356.1825222016</text:p>
          </table:table-cell>
          <table:table-cell office:value-type="float" office:value="411.2912375471" calcext:value-type="float">
            <text:p>411.2912375471</text:p>
          </table:table-cell>
        </table:table-row>
        <table:table-row table:style-name="ro1">
          <table:table-cell office:value-type="float" office:value="404.222207369555" calcext:value-type="float">
            <text:p>404.2222073696</text:p>
          </table:table-cell>
          <table:table-cell office:value-type="float" office:value="363.882683556825" calcext:value-type="float">
            <text:p>363.8826835568</text:p>
          </table:table-cell>
          <table:table-cell office:value-type="float" office:value="421.696979378146" calcext:value-type="float">
            <text:p>421.6969793781</text:p>
          </table:table-cell>
          <table:table-cell office:value-type="float" office:value="396.506449360314" calcext:value-type="float">
            <text:p>396.5064493603</text:p>
          </table:table-cell>
          <table:table-cell office:value-type="float" office:value="394.185518888633" calcext:value-type="float">
            <text:p>394.1855188886</text:p>
          </table:table-cell>
          <table:table-cell office:value-type="float" office:value="396.584760232063" calcext:value-type="float">
            <text:p>396.5847602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.087181014701" calcext:value-type="float">
            <text:p>347.0871810147</text:p>
          </table:table-cell>
          <table:table-cell office:value-type="float" office:value="390.126157650712" calcext:value-type="float">
            <text:p>390.1261576507</text:p>
          </table:table-cell>
          <table:table-cell office:value-type="float" office:value="405.21021296965" calcext:value-type="float">
            <text:p>405.2102129697</text:p>
          </table:table-cell>
          <table:table-cell office:value-type="float" office:value="443.022016665506" calcext:value-type="float">
            <text:p>443.0220166655</text:p>
          </table:table-cell>
          <table:table-cell office:value-type="float" office:value="381.495639785234" calcext:value-type="float">
            <text:p>381.4956397852</text:p>
          </table:table-cell>
          <table:table-cell office:value-type="float" office:value="375.977451253412" calcext:value-type="float">
            <text:p>375.9774512534</text:p>
          </table:table-cell>
          <table:table-cell office:value-type="float" office:value="374.151504416264" calcext:value-type="float">
            <text:p>374.1515044163</text:p>
          </table:table-cell>
          <table:table-cell office:value-type="float" office:value="359.150642507594" calcext:value-type="float">
            <text:p>359.1506425076</text:p>
          </table:table-cell>
          <table:table-cell office:value-type="float" office:value="396.613469091107" calcext:value-type="float">
            <text:p>396.6134690911</text:p>
          </table:table-cell>
          <table:table-cell office:value-type="float" office:value="375.101731599205" calcext:value-type="float">
            <text:p>375.1017315992</text:p>
          </table:table-cell>
          <table:table-cell office:value-type="float" office:value="355.563622943751" calcext:value-type="float">
            <text:p>355.5636229438</text:p>
          </table:table-cell>
          <table:table-cell office:value-type="float" office:value="412.311405693868" calcext:value-type="float">
            <text:p>412.3114056939</text:p>
          </table:table-cell>
        </table:table-row>
        <table:table-row table:style-name="ro1">
          <table:table-cell office:value-type="float" office:value="404.464420491426" calcext:value-type="float">
            <text:p>404.4644204914</text:p>
          </table:table-cell>
          <table:table-cell office:value-type="float" office:value="382.861956719423" calcext:value-type="float">
            <text:p>382.8619567194</text:p>
          </table:table-cell>
          <table:table-cell office:value-type="float" office:value="423.239340249155" calcext:value-type="float">
            <text:p>423.2393402492</text:p>
          </table:table-cell>
          <table:table-cell office:value-type="float" office:value="412.933289686085" calcext:value-type="float">
            <text:p>412.9332896861</text:p>
          </table:table-cell>
          <table:table-cell office:value-type="float" office:value="394.278853181575" calcext:value-type="float">
            <text:p>394.2788531816</text:p>
          </table:table-cell>
          <table:table-cell office:value-type="float" office:value="406.950559500286" calcext:value-type="float">
            <text:p>406.9505595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.725489349469" calcext:value-type="float">
            <text:p>346.7254893495</text:p>
          </table:table-cell>
          <table:table-cell office:value-type="float" office:value="389.055621199299" calcext:value-type="float">
            <text:p>389.0556211993</text:p>
          </table:table-cell>
          <table:table-cell office:value-type="float" office:value="405.079128439496" calcext:value-type="float">
            <text:p>405.0791284395</text:p>
          </table:table-cell>
          <table:table-cell office:value-type="float" office:value="443.359356203826" calcext:value-type="float">
            <text:p>443.3593562038</text:p>
          </table:table-cell>
          <table:table-cell office:value-type="float" office:value="389.82171946458" calcext:value-type="float">
            <text:p>389.8217194646</text:p>
          </table:table-cell>
          <table:table-cell office:value-type="float" office:value="375.978964532239" calcext:value-type="float">
            <text:p>375.9789645322</text:p>
          </table:table-cell>
          <table:table-cell office:value-type="float" office:value="373.310126163716" calcext:value-type="float">
            <text:p>373.3101261637</text:p>
          </table:table-cell>
          <table:table-cell office:value-type="float" office:value="357.809022558656" calcext:value-type="float">
            <text:p>357.8090225587</text:p>
          </table:table-cell>
          <table:table-cell office:value-type="float" office:value="401.266289291577" calcext:value-type="float">
            <text:p>401.2662892916</text:p>
          </table:table-cell>
          <table:table-cell office:value-type="float" office:value="375.101731599205" calcext:value-type="float">
            <text:p>375.1017315992</text:p>
          </table:table-cell>
          <table:table-cell office:value-type="float" office:value="357.796091150913" calcext:value-type="float">
            <text:p>357.7960911509</text:p>
          </table:table-cell>
          <table:table-cell office:value-type="float" office:value="410.825171389278" calcext:value-type="float">
            <text:p>410.8251713893</text:p>
          </table:table-cell>
        </table:table-row>
        <table:table-row table:style-name="ro1">
          <table:table-cell office:value-type="float" office:value="407.694164973173" calcext:value-type="float">
            <text:p>407.6941649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0.263519159647" calcext:value-type="float">
            <text:p>410.263519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.381343296841" calcext:value-type="float">
            <text:p>347.3813432968</text:p>
          </table:table-cell>
          <table:table-cell office:value-type="float" office:value="391.781812521386" calcext:value-type="float">
            <text:p>391.7818125214</text:p>
          </table:table-cell>
          <table:table-cell office:value-type="float" office:value="0" calcext:value-type="float">
            <text:p>0</text:p>
          </table:table-cell>
          <table:table-cell office:value-type="float" office:value="443.675414606471" calcext:value-type="float">
            <text:p>443.6754146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.961678179464" calcext:value-type="float">
            <text:p>374.9616781795</text:p>
          </table:table-cell>
          <table:table-cell office:value-type="float" office:value="357.809022558656" calcext:value-type="float">
            <text:p>357.8090225587</text:p>
          </table:table-cell>
          <table:table-cell office:value-type="float" office:value="0" calcext:value-type="float">
            <text:p>0</text:p>
          </table:table-cell>
          <table:table-cell office:value-type="float" office:value="375.604534086651" calcext:value-type="float">
            <text:p>375.6045340867</text:p>
          </table:table-cell>
          <table:table-cell office:value-type="float" office:value="0" calcext:value-type="float">
            <text:p>0</text:p>
          </table:table-cell>
          <table:table-cell office:value-type="float" office:value="414.825582590324" calcext:value-type="float">
            <text:p>414.8255825903</text:p>
          </table:table-cell>
        </table:table-row>
        <table:table-row table:style-name="ro1">
          <table:table-cell office:value-type="float" office:value="407.796938656395" calcext:value-type="float">
            <text:p>407.79693865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0.006815602026" calcext:value-type="float">
            <text:p>410.006815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.363688847094" calcext:value-type="float">
            <text:p>347.3636888471</text:p>
          </table:table-cell>
          <table:table-cell office:value-type="float" office:value="391.819544004438" calcext:value-type="float">
            <text:p>391.8195440044</text:p>
          </table:table-cell>
          <table:table-cell office:value-type="float" office:value="0" calcext:value-type="float">
            <text:p>0</text:p>
          </table:table-cell>
          <table:table-cell office:value-type="float" office:value="443.445280988125" calcext:value-type="float">
            <text:p>443.4452809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.124081956688" calcext:value-type="float">
            <text:p>373.1240819567</text:p>
          </table:table-cell>
          <table:table-cell office:value-type="float" office:value="357.933861519595" calcext:value-type="float">
            <text:p>357.9338615196</text:p>
          </table:table-cell>
          <table:table-cell office:value-type="float" office:value="0" calcext:value-type="float">
            <text:p>0</text:p>
          </table:table-cell>
          <table:table-cell office:value-type="float" office:value="375.604534086651" calcext:value-type="float">
            <text:p>375.6045340867</text:p>
          </table:table-cell>
          <table:table-cell office:value-type="float" office:value="0" calcext:value-type="float">
            <text:p>0</text:p>
          </table:table-cell>
          <table:table-cell office:value-type="float" office:value="413.947142244417" calcext:value-type="float">
            <text:p>413.9471422444</text:p>
          </table:table-cell>
        </table:table-row>
        <table:table-row table:style-name="ro1">
          <table:table-cell office:value-type="float" office:value="408.028387871007" calcext:value-type="float">
            <text:p>408.0283878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6.463611315973" calcext:value-type="float">
            <text:p>406.463611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.732724993779" calcext:value-type="float">
            <text:p>349.7327249938</text:p>
          </table:table-cell>
          <table:table-cell office:value-type="float" office:value="391.966017630666" calcext:value-type="float">
            <text:p>391.9660176307</text:p>
          </table:table-cell>
          <table:table-cell office:value-type="float" office:value="0" calcext:value-type="float">
            <text:p>0</text:p>
          </table:table-cell>
          <table:table-cell office:value-type="float" office:value="446.144629095176" calcext:value-type="float">
            <text:p>446.1446290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.130076783719" calcext:value-type="float">
            <text:p>373.1300767837</text:p>
          </table:table-cell>
          <table:table-cell office:value-type="float" office:value="357.933861519595" calcext:value-type="float">
            <text:p>357.9338615196</text:p>
          </table:table-cell>
          <table:table-cell office:value-type="float" office:value="0" calcext:value-type="float">
            <text:p>0</text:p>
          </table:table-cell>
          <table:table-cell office:value-type="float" office:value="376.329981955214" calcext:value-type="float">
            <text:p>376.3299819552</text:p>
          </table:table-cell>
          <table:table-cell office:value-type="float" office:value="0" calcext:value-type="float">
            <text:p>0</text:p>
          </table:table-cell>
          <table:table-cell office:value-type="float" office:value="414.043004840498" calcext:value-type="float">
            <text:p>414.0430048405</text:p>
          </table:table-cell>
        </table:table-row>
        <table:table-row table:style-name="ro1">
          <table:table-cell office:value-type="float" office:value="408.028387871007" calcext:value-type="float">
            <text:p>408.0283878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5.208515949844" calcext:value-type="float">
            <text:p>405.2085159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.818623574996" calcext:value-type="float">
            <text:p>347.818623575</text:p>
          </table:table-cell>
          <table:table-cell office:value-type="float" office:value="391.966017630666" calcext:value-type="float">
            <text:p>391.9660176307</text:p>
          </table:table-cell>
          <table:table-cell office:value-type="float" office:value="0" calcext:value-type="float">
            <text:p>0</text:p>
          </table:table-cell>
          <table:table-cell office:value-type="float" office:value="446.335462876473" calcext:value-type="float">
            <text:p>446.3354628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.332419305987" calcext:value-type="float">
            <text:p>381.332419306</text:p>
          </table:table-cell>
          <table:table-cell office:value-type="float" office:value="357.949101630799" calcext:value-type="float">
            <text:p>357.9491016308</text:p>
          </table:table-cell>
          <table:table-cell office:value-type="float" office:value="0" calcext:value-type="float">
            <text:p>0</text:p>
          </table:table-cell>
          <table:table-cell office:value-type="float" office:value="376.329981955214" calcext:value-type="float">
            <text:p>376.3299819552</text:p>
          </table:table-cell>
          <table:table-cell office:value-type="float" office:value="0" calcext:value-type="float">
            <text:p>0</text:p>
          </table:table-cell>
          <table:table-cell office:value-type="float" office:value="414.043648283263" calcext:value-type="float">
            <text:p>414.0436482833</text:p>
          </table:table-cell>
        </table:table-row>
        <table:table-row table:style-name="ro1">
          <table:table-cell office:value-type="float" office:value="408.028387871007" calcext:value-type="float">
            <text:p>408.0283878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1.788124905879" calcext:value-type="float">
            <text:p>411.7881249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.662069192175" calcext:value-type="float">
            <text:p>347.6620691922</text:p>
          </table:table-cell>
          <table:table-cell office:value-type="float" office:value="393.932739216235" calcext:value-type="float">
            <text:p>393.9327392162</text:p>
          </table:table-cell>
          <table:table-cell office:value-type="float" office:value="0" calcext:value-type="float">
            <text:p>0</text:p>
          </table:table-cell>
          <table:table-cell office:value-type="float" office:value="446.587364438249" calcext:value-type="float">
            <text:p>446.5873644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.332419305987" calcext:value-type="float">
            <text:p>381.332419306</text:p>
          </table:table-cell>
          <table:table-cell office:value-type="float" office:value="357.949101630799" calcext:value-type="float">
            <text:p>357.9491016308</text:p>
          </table:table-cell>
          <table:table-cell office:value-type="float" office:value="0" calcext:value-type="float">
            <text:p>0</text:p>
          </table:table-cell>
          <table:table-cell office:value-type="float" office:value="376.329981955214" calcext:value-type="float">
            <text:p>376.3299819552</text:p>
          </table:table-cell>
          <table:table-cell office:value-type="float" office:value="0" calcext:value-type="float">
            <text:p>0</text:p>
          </table:table-cell>
          <table:table-cell office:value-type="float" office:value="415.909659976494" calcext:value-type="float">
            <text:p>415.9096599765</text:p>
          </table:table-cell>
        </table:table-row>
        <table:table-row table:style-name="ro1">
          <table:table-cell office:value-type="float" office:value="407.358661774327" calcext:value-type="float">
            <text:p>407.35866177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0.225240707246" calcext:value-type="float">
            <text:p>410.2252407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.662074480331" calcext:value-type="float">
            <text:p>347.6620744803</text:p>
          </table:table-cell>
          <table:table-cell office:value-type="float" office:value="393.340191310636" calcext:value-type="float">
            <text:p>393.3401913106</text:p>
          </table:table-cell>
          <table:table-cell office:value-type="float" office:value="0" calcext:value-type="float">
            <text:p>0</text:p>
          </table:table-cell>
          <table:table-cell office:value-type="float" office:value="446.643609813639" calcext:value-type="float">
            <text:p>446.6436098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.013342207082" calcext:value-type="float">
            <text:p>384.0133422071</text:p>
          </table:table-cell>
          <table:table-cell office:value-type="float" office:value="357.949101630799" calcext:value-type="float">
            <text:p>357.9491016308</text:p>
          </table:table-cell>
          <table:table-cell office:value-type="float" office:value="0" calcext:value-type="float">
            <text:p>0</text:p>
          </table:table-cell>
          <table:table-cell office:value-type="float" office:value="377.956857852315" calcext:value-type="float">
            <text:p>377.9568578523</text:p>
          </table:table-cell>
          <table:table-cell office:value-type="float" office:value="0" calcext:value-type="float">
            <text:p>0</text:p>
          </table:table-cell>
          <table:table-cell office:value-type="float" office:value="416.11698448374" calcext:value-type="float">
            <text:p>416.1169844837</text:p>
          </table:table-cell>
        </table:table-row>
        <table:table-row table:style-name="ro1">
          <table:table-cell office:value-type="float" office:value="406.919734327458" calcext:value-type="float">
            <text:p>406.91973432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0.953460493338" calcext:value-type="float">
            <text:p>410.9534604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.1956505143" calcext:value-type="float">
            <text:p>365.1956505143</text:p>
          </table:table-cell>
          <table:table-cell office:value-type="float" office:value="391.431570242598" calcext:value-type="float">
            <text:p>391.4315702426</text:p>
          </table:table-cell>
          <table:table-cell office:value-type="float" office:value="0" calcext:value-type="float">
            <text:p>0</text:p>
          </table:table-cell>
          <table:table-cell office:value-type="float" office:value="449.25501980014" calcext:value-type="float">
            <text:p>449.255019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.013342207082" calcext:value-type="float">
            <text:p>384.0133422071</text:p>
          </table:table-cell>
          <table:table-cell office:value-type="float" office:value="357.949101630799" calcext:value-type="float">
            <text:p>357.9491016308</text:p>
          </table:table-cell>
          <table:table-cell office:value-type="float" office:value="0" calcext:value-type="float">
            <text:p>0</text:p>
          </table:table-cell>
          <table:table-cell office:value-type="float" office:value="378.155876464381" calcext:value-type="float">
            <text:p>378.1558764644</text:p>
          </table:table-cell>
          <table:table-cell office:value-type="float" office:value="0" calcext:value-type="float">
            <text:p>0</text:p>
          </table:table-cell>
          <table:table-cell office:value-type="float" office:value="415.816349061749" calcext:value-type="float">
            <text:p>415.8163490617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411.294642331531" calcext:value-type="float">
            <text:p>411.29464233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0.308197199502" calcext:value-type="float">
            <text:p>450.30819719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.282989100078" calcext:value-type="float">
            <text:p>358.2829891001</text:p>
          </table:table-cell>
          <table:table-cell office:value-type="float" office:value="0" calcext:value-type="float">
            <text:p>0</text:p>
          </table:table-cell>
          <table:table-cell office:value-type="float" office:value="378.155876464381" calcext:value-type="float">
            <text:p>378.1558764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415.616964695247" calcext:value-type="float">
            <text:p>415.61696469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0.672351919076" calcext:value-type="float">
            <text:p>450.6723519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.282989100078" calcext:value-type="float">
            <text:p>358.2829891001</text:p>
          </table:table-cell>
          <table:table-cell office:value-type="float" office:value="0" calcext:value-type="float">
            <text:p>0</text:p>
          </table:table-cell>
          <table:table-cell office:value-type="float" office:value="374.263152777422" calcext:value-type="float">
            <text:p>374.26315277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410.044886034769" calcext:value-type="float">
            <text:p>410.04488603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0.217535443972" calcext:value-type="float">
            <text:p>450.217535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.282989100078" calcext:value-type="float">
            <text:p>358.2829891001</text:p>
          </table:table-cell>
          <table:table-cell office:value-type="float" office:value="0" calcext:value-type="float">
            <text:p>0</text:p>
          </table:table-cell>
          <table:table-cell office:value-type="float" office:value="373.726922971483" calcext:value-type="float">
            <text:p>373.72692297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412.189119182556" calcext:value-type="float">
            <text:p>412.18911918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0.704436364608" calcext:value-type="float">
            <text:p>450.70443636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.369319540733" calcext:value-type="float">
            <text:p>358.3693195407</text:p>
          </table:table-cell>
          <table:table-cell office:value-type="float" office:value="0" calcext:value-type="float">
            <text:p>0</text:p>
          </table:table-cell>
          <table:table-cell office:value-type="float" office:value="374.037409828503" calcext:value-type="float">
            <text:p>374.0374098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410.402263198324" calcext:value-type="float">
            <text:p>410.40226319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0.243620158491" calcext:value-type="float">
            <text:p>450.24362015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.369319540733" calcext:value-type="float">
            <text:p>358.3693195407</text:p>
          </table:table-cell>
          <table:table-cell office:value-type="float" office:value="0" calcext:value-type="float">
            <text:p>0</text:p>
          </table:table-cell>
          <table:table-cell office:value-type="float" office:value="372.197206580963" calcext:value-type="float">
            <text:p>372.1972065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408.808670061569" calcext:value-type="float">
            <text:p>408.80867006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9.313937514729" calcext:value-type="float">
            <text:p>449.3139375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7.767504372156" calcext:value-type="float">
            <text:p>357.7675043722</text:p>
          </table:table-cell>
          <table:table-cell office:value-type="float" office:value="0" calcext:value-type="float">
            <text:p>0</text:p>
          </table:table-cell>
          <table:table-cell office:value-type="float" office:value="369.662183938556" calcext:value-type="float">
            <text:p>369.66218393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410.817453239309" calcext:value-type="float">
            <text:p>410.81745323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8.8677671375" calcext:value-type="float">
            <text:p>448.8677671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7.478337479264" calcext:value-type="float">
            <text:p>357.4783374793</text:p>
          </table:table-cell>
          <table:table-cell office:value-type="float" office:value="0" calcext:value-type="float">
            <text:p>0</text:p>
          </table:table-cell>
          <table:table-cell office:value-type="float" office:value="369.487330431975" calcext:value-type="float">
            <text:p>369.487330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16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MCTS – 5 cost</text:p>
          </table:table-cell>
          <table:table-cell table:number-columns-repeated="19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17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float" office:value="1122.14797603009" calcext:value-type="float">
            <text:p>1122.1479760301</text:p>
          </table:table-cell>
          <table:table-cell office:value-type="float" office:value="1121.33477212607" calcext:value-type="float">
            <text:p>1121.3347721261</text:p>
          </table:table-cell>
          <table:table-cell office:value-type="float" office:value="1121.43882532645" calcext:value-type="float">
            <text:p>1121.4388253265</text:p>
          </table:table-cell>
          <table:table-cell office:value-type="float" office:value="1103.01348696551" calcext:value-type="float">
            <text:p>1103.0134869655</text:p>
          </table:table-cell>
          <table:table-cell office:value-type="float" office:value="1119.12680925094" calcext:value-type="float">
            <text:p>1119.1268092509</text:p>
          </table:table-cell>
          <table:table-cell office:value-type="float" office:value="1117.80986672785" calcext:value-type="float">
            <text:p>1117.8098667279</text:p>
          </table:table-cell>
          <table:table-cell office:value-type="float" office:value="1108.23983169025" calcext:value-type="float">
            <text:p>1108.2398316903</text:p>
          </table:table-cell>
          <table:table-cell office:value-type="float" office:value="1122.33017639473" calcext:value-type="float">
            <text:p>1122.3301763947</text:p>
          </table:table-cell>
          <table:table-cell office:value-type="float" office:value="1111.03091328388" calcext:value-type="float">
            <text:p>1111.0309132839</text:p>
          </table:table-cell>
          <table:table-cell office:value-type="float" office:value="1124.97898359617" calcext:value-type="float">
            <text:p>1124.9789835962</text:p>
          </table:table-cell>
          <table:table-cell office:value-type="float" office:value="1123.68985863738" calcext:value-type="float">
            <text:p>1123.6898586374</text:p>
          </table:table-cell>
          <table:table-cell office:value-type="float" office:value="1122.34904419597" calcext:value-type="float">
            <text:p>1122.349044196</text:p>
          </table:table-cell>
          <table:table-cell office:value-type="float" office:value="1119.11081253655" calcext:value-type="float">
            <text:p>1119.1108125366</text:p>
          </table:table-cell>
          <table:table-cell office:value-type="float" office:value="1121.29788658533" calcext:value-type="float">
            <text:p>1121.2978865853</text:p>
          </table:table-cell>
          <table:table-cell office:value-type="float" office:value="1112.16723185879" calcext:value-type="float">
            <text:p>1112.1672318588</text:p>
          </table:table-cell>
          <table:table-cell office:value-type="float" office:value="1123.22054893801" calcext:value-type="float">
            <text:p>1123.220548938</text:p>
          </table:table-cell>
          <table:table-cell office:value-type="float" office:value="1122.02584457219" calcext:value-type="float">
            <text:p>1122.0258445722</text:p>
          </table:table-cell>
          <table:table-cell office:value-type="float" office:value="1122.4765808736" calcext:value-type="float">
            <text:p>1122.4765808736</text:p>
          </table:table-cell>
          <table:table-cell office:value-type="float" office:value="1124.33242908756" calcext:value-type="float">
            <text:p>1124.3324290876</text:p>
          </table:table-cell>
          <table:table-cell office:value-type="float" office:value="1123.63969091256" calcext:value-type="float">
            <text:p>1123.6396909126</text:p>
          </table:table-cell>
        </table:table-row>
        <table:table-row table:style-name="ro1">
          <table:table-cell office:value-type="float" office:value="1099.80400586356" calcext:value-type="float">
            <text:p>1099.8040058636</text:p>
          </table:table-cell>
          <table:table-cell office:value-type="float" office:value="1120.76122609594" calcext:value-type="float">
            <text:p>1120.7612260959</text:p>
          </table:table-cell>
          <table:table-cell office:value-type="float" office:value="1099.67911731682" calcext:value-type="float">
            <text:p>1099.6791173168</text:p>
          </table:table-cell>
          <table:table-cell office:value-type="float" office:value="1106.3285395981" calcext:value-type="float">
            <text:p>1106.3285395981</text:p>
          </table:table-cell>
          <table:table-cell office:value-type="float" office:value="1092.73140468774" calcext:value-type="float">
            <text:p>1092.7314046877</text:p>
          </table:table-cell>
          <table:table-cell office:value-type="float" office:value="1094.62081882525" calcext:value-type="float">
            <text:p>1094.6208188253</text:p>
          </table:table-cell>
          <table:table-cell office:value-type="float" office:value="1108.93680607236" calcext:value-type="float">
            <text:p>1108.9368060724</text:p>
          </table:table-cell>
          <table:table-cell office:value-type="float" office:value="1119.61469196166" calcext:value-type="float">
            <text:p>1119.6146919617</text:p>
          </table:table-cell>
          <table:table-cell office:value-type="float" office:value="1104.52414401856" calcext:value-type="float">
            <text:p>1104.5241440186</text:p>
          </table:table-cell>
          <table:table-cell office:value-type="float" office:value="1105.99085055722" calcext:value-type="float">
            <text:p>1105.9908505572</text:p>
          </table:table-cell>
          <table:table-cell office:value-type="float" office:value="1103.58444042657" calcext:value-type="float">
            <text:p>1103.5844404266</text:p>
          </table:table-cell>
          <table:table-cell office:value-type="float" office:value="1107.4809415552" calcext:value-type="float">
            <text:p>1107.4809415552</text:p>
          </table:table-cell>
          <table:table-cell office:value-type="float" office:value="1118.86904810618" calcext:value-type="float">
            <text:p>1118.8690481062</text:p>
          </table:table-cell>
          <table:table-cell office:value-type="float" office:value="1107.87126444891" calcext:value-type="float">
            <text:p>1107.8712644489</text:p>
          </table:table-cell>
          <table:table-cell office:value-type="float" office:value="1110.69598040602" calcext:value-type="float">
            <text:p>1110.695980406</text:p>
          </table:table-cell>
          <table:table-cell office:value-type="float" office:value="1123.59183518804" calcext:value-type="float">
            <text:p>1123.591835188</text:p>
          </table:table-cell>
          <table:table-cell office:value-type="float" office:value="1119.26157835848" calcext:value-type="float">
            <text:p>1119.2615783585</text:p>
          </table:table-cell>
          <table:table-cell office:value-type="float" office:value="1103.0699820154" calcext:value-type="float">
            <text:p>1103.0699820154</text:p>
          </table:table-cell>
          <table:table-cell office:value-type="float" office:value="1119.27861139022" calcext:value-type="float">
            <text:p>1119.2786113902</text:p>
          </table:table-cell>
          <table:table-cell office:value-type="float" office:value="1123.63969091256" calcext:value-type="float">
            <text:p>1123.6396909126</text:p>
          </table:table-cell>
        </table:table-row>
        <table:table-row table:style-name="ro1">
          <table:table-cell office:value-type="float" office:value="1094.56702161796" calcext:value-type="float">
            <text:p>1094.567021618</text:p>
          </table:table-cell>
          <table:table-cell office:value-type="float" office:value="1119.61426054339" calcext:value-type="float">
            <text:p>1119.6142605434</text:p>
          </table:table-cell>
          <table:table-cell office:value-type="float" office:value="1098.97811835425" calcext:value-type="float">
            <text:p>1098.9781183543</text:p>
          </table:table-cell>
          <table:table-cell office:value-type="float" office:value="1103.10834244821" calcext:value-type="float">
            <text:p>1103.1083424482</text:p>
          </table:table-cell>
          <table:table-cell office:value-type="float" office:value="1077.77547166765" calcext:value-type="float">
            <text:p>1077.7754716677</text:p>
          </table:table-cell>
          <table:table-cell office:value-type="float" office:value="1094.70049212736" calcext:value-type="float">
            <text:p>1094.7004921274</text:p>
          </table:table-cell>
          <table:table-cell office:value-type="float" office:value="1102.75771101169" calcext:value-type="float">
            <text:p>1102.7577110117</text:p>
          </table:table-cell>
          <table:table-cell office:value-type="float" office:value="1103.55999068703" calcext:value-type="float">
            <text:p>1103.559990687</text:p>
          </table:table-cell>
          <table:table-cell office:value-type="float" office:value="1096.80640650496" calcext:value-type="float">
            <text:p>1096.806406505</text:p>
          </table:table-cell>
          <table:table-cell office:value-type="float" office:value="1107.04452137655" calcext:value-type="float">
            <text:p>1107.0445213766</text:p>
          </table:table-cell>
          <table:table-cell office:value-type="float" office:value="1095.07139388335" calcext:value-type="float">
            <text:p>1095.0713938834</text:p>
          </table:table-cell>
          <table:table-cell office:value-type="float" office:value="1085.30058625914" calcext:value-type="float">
            <text:p>1085.3005862591</text:p>
          </table:table-cell>
          <table:table-cell office:value-type="float" office:value="1118.67972691863" calcext:value-type="float">
            <text:p>1118.6797269186</text:p>
          </table:table-cell>
          <table:table-cell office:value-type="float" office:value="1112.70865488652" calcext:value-type="float">
            <text:p>1112.7086548865</text:p>
          </table:table-cell>
          <table:table-cell office:value-type="float" office:value="1108.66290371268" calcext:value-type="float">
            <text:p>1108.6629037127</text:p>
          </table:table-cell>
          <table:table-cell office:value-type="float" office:value="1123.65370813589" calcext:value-type="float">
            <text:p>1123.6537081359</text:p>
          </table:table-cell>
          <table:table-cell office:value-type="float" office:value="1100.53659502148" calcext:value-type="float">
            <text:p>1100.5365950215</text:p>
          </table:table-cell>
          <table:table-cell office:value-type="float" office:value="1104.41102235581" calcext:value-type="float">
            <text:p>1104.4110223558</text:p>
          </table:table-cell>
          <table:table-cell office:value-type="float" office:value="1095.41892748645" calcext:value-type="float">
            <text:p>1095.4189274865</text:p>
          </table:table-cell>
          <table:table-cell office:value-type="float" office:value="1121.32574897409" calcext:value-type="float">
            <text:p>1121.3257489741</text:p>
          </table:table-cell>
        </table:table-row>
        <table:table-row table:style-name="ro1">
          <table:table-cell office:value-type="float" office:value="1073.52662073106" calcext:value-type="float">
            <text:p>1073.5266207311</text:p>
          </table:table-cell>
          <table:table-cell office:value-type="float" office:value="1120.83765131203" calcext:value-type="float">
            <text:p>1120.837651312</text:p>
          </table:table-cell>
          <table:table-cell office:value-type="float" office:value="1095.98693462202" calcext:value-type="float">
            <text:p>1095.986934622</text:p>
          </table:table-cell>
          <table:table-cell office:value-type="float" office:value="1110.90485758691" calcext:value-type="float">
            <text:p>1110.9048575869</text:p>
          </table:table-cell>
          <table:table-cell office:value-type="float" office:value="1077.77547166765" calcext:value-type="float">
            <text:p>1077.7754716677</text:p>
          </table:table-cell>
          <table:table-cell office:value-type="float" office:value="1076.28430264421" calcext:value-type="float">
            <text:p>1076.2843026442</text:p>
          </table:table-cell>
          <table:table-cell office:value-type="float" office:value="1101.7104787869" calcext:value-type="float">
            <text:p>1101.7104787869</text:p>
          </table:table-cell>
          <table:table-cell office:value-type="float" office:value="1102.56361350085" calcext:value-type="float">
            <text:p>1102.5636135009</text:p>
          </table:table-cell>
          <table:table-cell office:value-type="float" office:value="1094.51373484253" calcext:value-type="float">
            <text:p>1094.5137348425</text:p>
          </table:table-cell>
          <table:table-cell office:value-type="float" office:value="1087.37269371944" calcext:value-type="float">
            <text:p>1087.3726937194</text:p>
          </table:table-cell>
          <table:table-cell office:value-type="float" office:value="1088.24128735484" calcext:value-type="float">
            <text:p>1088.2412873548</text:p>
          </table:table-cell>
          <table:table-cell office:value-type="float" office:value="1082.39819137218" calcext:value-type="float">
            <text:p>1082.3981913722</text:p>
          </table:table-cell>
          <table:table-cell office:value-type="float" office:value="1097.81054947923" calcext:value-type="float">
            <text:p>1097.8105494792</text:p>
          </table:table-cell>
          <table:table-cell office:value-type="float" office:value="1092.18341573569" calcext:value-type="float">
            <text:p>1092.1834157357</text:p>
          </table:table-cell>
          <table:table-cell office:value-type="float" office:value="1103.81966932102" calcext:value-type="float">
            <text:p>1103.819669321</text:p>
          </table:table-cell>
          <table:table-cell office:value-type="float" office:value="1121.54681374752" calcext:value-type="float">
            <text:p>1121.5468137475</text:p>
          </table:table-cell>
          <table:table-cell office:value-type="float" office:value="1099.58826740322" calcext:value-type="float">
            <text:p>1099.5882674032</text:p>
          </table:table-cell>
          <table:table-cell office:value-type="float" office:value="1098.28378132785" calcext:value-type="float">
            <text:p>1098.2837813279</text:p>
          </table:table-cell>
          <table:table-cell office:value-type="float" office:value="1096.10668318163" calcext:value-type="float">
            <text:p>1096.1066831816</text:p>
          </table:table-cell>
          <table:table-cell office:value-type="float" office:value="1121.32574897409" calcext:value-type="float">
            <text:p>1121.3257489741</text:p>
          </table:table-cell>
        </table:table-row>
        <table:table-row table:style-name="ro1">
          <table:table-cell office:value-type="float" office:value="1075.61747918132" calcext:value-type="float">
            <text:p>1075.6174791813</text:p>
          </table:table-cell>
          <table:table-cell office:value-type="float" office:value="1100.112719276" calcext:value-type="float">
            <text:p>1100.112719276</text:p>
          </table:table-cell>
          <table:table-cell office:value-type="float" office:value="1078.90765962331" calcext:value-type="float">
            <text:p>1078.9076596233</text:p>
          </table:table-cell>
          <table:table-cell office:value-type="float" office:value="1112.74610101191" calcext:value-type="float">
            <text:p>1112.7461010119</text:p>
          </table:table-cell>
          <table:table-cell office:value-type="float" office:value="1077.24664719716" calcext:value-type="float">
            <text:p>1077.2466471972</text:p>
          </table:table-cell>
          <table:table-cell office:value-type="float" office:value="1076.91576712808" calcext:value-type="float">
            <text:p>1076.9157671281</text:p>
          </table:table-cell>
          <table:table-cell office:value-type="float" office:value="1101.58875847072" calcext:value-type="float">
            <text:p>1101.5887584707</text:p>
          </table:table-cell>
          <table:table-cell office:value-type="float" office:value="1102.56361350085" calcext:value-type="float">
            <text:p>1102.5636135009</text:p>
          </table:table-cell>
          <table:table-cell office:value-type="float" office:value="1093.29363763173" calcext:value-type="float">
            <text:p>1093.2936376317</text:p>
          </table:table-cell>
          <table:table-cell office:value-type="float" office:value="1083.41324303879" calcext:value-type="float">
            <text:p>1083.4132430388</text:p>
          </table:table-cell>
          <table:table-cell office:value-type="float" office:value="1084.38806056566" calcext:value-type="float">
            <text:p>1084.3880605657</text:p>
          </table:table-cell>
          <table:table-cell office:value-type="float" office:value="1077.90375383449" calcext:value-type="float">
            <text:p>1077.9037538345</text:p>
          </table:table-cell>
          <table:table-cell office:value-type="float" office:value="1097.53180314041" calcext:value-type="float">
            <text:p>1097.5318031404</text:p>
          </table:table-cell>
          <table:table-cell office:value-type="float" office:value="1099.62423795091" calcext:value-type="float">
            <text:p>1099.6242379509</text:p>
          </table:table-cell>
          <table:table-cell office:value-type="float" office:value="1081.92194426829" calcext:value-type="float">
            <text:p>1081.9219442683</text:p>
          </table:table-cell>
          <table:table-cell office:value-type="float" office:value="1102.46839894597" calcext:value-type="float">
            <text:p>1102.468398946</text:p>
          </table:table-cell>
          <table:table-cell office:value-type="float" office:value="1097.38751444196" calcext:value-type="float">
            <text:p>1097.387514442</text:p>
          </table:table-cell>
          <table:table-cell office:value-type="float" office:value="1099.90041631292" calcext:value-type="float">
            <text:p>1099.9004163129</text:p>
          </table:table-cell>
          <table:table-cell office:value-type="float" office:value="1079.50481457743" calcext:value-type="float">
            <text:p>1079.5048145774</text:p>
          </table:table-cell>
          <table:table-cell office:value-type="float" office:value="1121.32574897409" calcext:value-type="float">
            <text:p>1121.3257489741</text:p>
          </table:table-cell>
        </table:table-row>
        <table:table-row table:style-name="ro1">
          <table:table-cell office:value-type="float" office:value="1072.23100350676" calcext:value-type="float">
            <text:p>1072.2310035068</text:p>
          </table:table-cell>
          <table:table-cell office:value-type="float" office:value="1098.89575889355" calcext:value-type="float">
            <text:p>1098.8957588936</text:p>
          </table:table-cell>
          <table:table-cell office:value-type="float" office:value="1068.498803253" calcext:value-type="float">
            <text:p>1068.498803253</text:p>
          </table:table-cell>
          <table:table-cell office:value-type="float" office:value="1084.84910089294" calcext:value-type="float">
            <text:p>1084.8491008929</text:p>
          </table:table-cell>
          <table:table-cell office:value-type="float" office:value="1077.24664719716" calcext:value-type="float">
            <text:p>1077.2466471972</text:p>
          </table:table-cell>
          <table:table-cell office:value-type="float" office:value="1081.61744166497" calcext:value-type="float">
            <text:p>1081.617441665</text:p>
          </table:table-cell>
          <table:table-cell office:value-type="float" office:value="1096.62123015798" calcext:value-type="float">
            <text:p>1096.621230158</text:p>
          </table:table-cell>
          <table:table-cell office:value-type="float" office:value="1090.54959043178" calcext:value-type="float">
            <text:p>1090.5495904318</text:p>
          </table:table-cell>
          <table:table-cell office:value-type="float" office:value="1091.45493073116" calcext:value-type="float">
            <text:p>1091.4549307312</text:p>
          </table:table-cell>
          <table:table-cell office:value-type="float" office:value="1082.35747410192" calcext:value-type="float">
            <text:p>1082.3574741019</text:p>
          </table:table-cell>
          <table:table-cell office:value-type="float" office:value="1085.47401197107" calcext:value-type="float">
            <text:p>1085.4740119711</text:p>
          </table:table-cell>
          <table:table-cell office:value-type="float" office:value="1077.10601339735" calcext:value-type="float">
            <text:p>1077.1060133974</text:p>
          </table:table-cell>
          <table:table-cell office:value-type="float" office:value="1096.9736231487" calcext:value-type="float">
            <text:p>1096.9736231487</text:p>
          </table:table-cell>
          <table:table-cell office:value-type="float" office:value="1089.44514627504" calcext:value-type="float">
            <text:p>1089.445146275</text:p>
          </table:table-cell>
          <table:table-cell office:value-type="float" office:value="1086.56890959654" calcext:value-type="float">
            <text:p>1086.5689095965</text:p>
          </table:table-cell>
          <table:table-cell office:value-type="float" office:value="1100.76932811359" calcext:value-type="float">
            <text:p>1100.7693281136</text:p>
          </table:table-cell>
          <table:table-cell office:value-type="float" office:value="1096.18783937783" calcext:value-type="float">
            <text:p>1096.1878393778</text:p>
          </table:table-cell>
          <table:table-cell office:value-type="float" office:value="1103.30668407259" calcext:value-type="float">
            <text:p>1103.3066840726</text:p>
          </table:table-cell>
          <table:table-cell office:value-type="float" office:value="1075.7214743237" calcext:value-type="float">
            <text:p>1075.7214743237</text:p>
          </table:table-cell>
          <table:table-cell office:value-type="float" office:value="1097.74409935069" calcext:value-type="float">
            <text:p>1097.7440993507</text:p>
          </table:table-cell>
        </table:table-row>
        <table:table-row table:style-name="ro1">
          <table:table-cell office:value-type="float" office:value="1075.02272176903" calcext:value-type="float">
            <text:p>1075.022721769</text:p>
          </table:table-cell>
          <table:table-cell office:value-type="float" office:value="1097.7759128168" calcext:value-type="float">
            <text:p>1097.7759128168</text:p>
          </table:table-cell>
          <table:table-cell office:value-type="float" office:value="1067.72905130544" calcext:value-type="float">
            <text:p>1067.7290513054</text:p>
          </table:table-cell>
          <table:table-cell office:value-type="float" office:value="1083.69316180151" calcext:value-type="float">
            <text:p>1083.6931618015</text:p>
          </table:table-cell>
          <table:table-cell office:value-type="float" office:value="1067.42843634878" calcext:value-type="float">
            <text:p>1067.4284363488</text:p>
          </table:table-cell>
          <table:table-cell office:value-type="float" office:value="1063.87722690676" calcext:value-type="float">
            <text:p>1063.8772269068</text:p>
          </table:table-cell>
          <table:table-cell office:value-type="float" office:value="1090.36291868823" calcext:value-type="float">
            <text:p>1090.3629186882</text:p>
          </table:table-cell>
          <table:table-cell office:value-type="float" office:value="1093.10155209142" calcext:value-type="float">
            <text:p>1093.1015520914</text:p>
          </table:table-cell>
          <table:table-cell office:value-type="float" office:value="1093.08502951472" calcext:value-type="float">
            <text:p>1093.0850295147</text:p>
          </table:table-cell>
          <table:table-cell office:value-type="float" office:value="1064.51976575074" calcext:value-type="float">
            <text:p>1064.5197657507</text:p>
          </table:table-cell>
          <table:table-cell office:value-type="float" office:value="1086.69366135651" calcext:value-type="float">
            <text:p>1086.6936613565</text:p>
          </table:table-cell>
          <table:table-cell office:value-type="float" office:value="1077.43069637526" calcext:value-type="float">
            <text:p>1077.4306963753</text:p>
          </table:table-cell>
          <table:table-cell office:value-type="float" office:value="1096.10096856493" calcext:value-type="float">
            <text:p>1096.1009685649</text:p>
          </table:table-cell>
          <table:table-cell office:value-type="float" office:value="1082.1691286284" calcext:value-type="float">
            <text:p>1082.1691286284</text:p>
          </table:table-cell>
          <table:table-cell office:value-type="float" office:value="1075.23490483182" calcext:value-type="float">
            <text:p>1075.2349048318</text:p>
          </table:table-cell>
          <table:table-cell office:value-type="float" office:value="1096.4296916078" calcext:value-type="float">
            <text:p>1096.4296916078</text:p>
          </table:table-cell>
          <table:table-cell office:value-type="float" office:value="1094.37777109229" calcext:value-type="float">
            <text:p>1094.3777710923</text:p>
          </table:table-cell>
          <table:table-cell office:value-type="float" office:value="1103.91895773972" calcext:value-type="float">
            <text:p>1103.9189577397</text:p>
          </table:table-cell>
          <table:table-cell office:value-type="float" office:value="1075.55033316864" calcext:value-type="float">
            <text:p>1075.5503331686</text:p>
          </table:table-cell>
          <table:table-cell office:value-type="float" office:value="1099.38086823408" calcext:value-type="float">
            <text:p>1099.3808682341</text:p>
          </table:table-cell>
        </table:table-row>
        <table:table-row table:style-name="ro1">
          <table:table-cell office:value-type="float" office:value="1075.2108797389" calcext:value-type="float">
            <text:p>1075.2108797389</text:p>
          </table:table-cell>
          <table:table-cell office:value-type="float" office:value="1097.39442569984" calcext:value-type="float">
            <text:p>1097.3944256998</text:p>
          </table:table-cell>
          <table:table-cell office:value-type="float" office:value="1067.08157151369" calcext:value-type="float">
            <text:p>1067.0815715137</text:p>
          </table:table-cell>
          <table:table-cell office:value-type="float" office:value="1075.06723658219" calcext:value-type="float">
            <text:p>1075.0672365822</text:p>
          </table:table-cell>
          <table:table-cell office:value-type="float" office:value="1061.24421001798" calcext:value-type="float">
            <text:p>1061.244210018</text:p>
          </table:table-cell>
          <table:table-cell office:value-type="float" office:value="1037.19790898037" calcext:value-type="float">
            <text:p>1037.1979089804</text:p>
          </table:table-cell>
          <table:table-cell office:value-type="float" office:value="1091.70891002932" calcext:value-type="float">
            <text:p>1091.7089100293</text:p>
          </table:table-cell>
          <table:table-cell office:value-type="float" office:value="1080.9347222905" calcext:value-type="float">
            <text:p>1080.9347222905</text:p>
          </table:table-cell>
          <table:table-cell office:value-type="float" office:value="1093.96954227666" calcext:value-type="float">
            <text:p>1093.9695422767</text:p>
          </table:table-cell>
          <table:table-cell office:value-type="float" office:value="1058.52735202496" calcext:value-type="float">
            <text:p>1058.527352025</text:p>
          </table:table-cell>
          <table:table-cell office:value-type="float" office:value="1085.29460046641" calcext:value-type="float">
            <text:p>1085.2946004664</text:p>
          </table:table-cell>
          <table:table-cell office:value-type="float" office:value="1059.40824604895" calcext:value-type="float">
            <text:p>1059.408246049</text:p>
          </table:table-cell>
          <table:table-cell office:value-type="float" office:value="1095.89248826007" calcext:value-type="float">
            <text:p>1095.8924882601</text:p>
          </table:table-cell>
          <table:table-cell office:value-type="float" office:value="1084.1159619733" calcext:value-type="float">
            <text:p>1084.1159619733</text:p>
          </table:table-cell>
          <table:table-cell office:value-type="float" office:value="1068.3884472303" calcext:value-type="float">
            <text:p>1068.3884472303</text:p>
          </table:table-cell>
          <table:table-cell office:value-type="float" office:value="1077.8565372557" calcext:value-type="float">
            <text:p>1077.8565372557</text:p>
          </table:table-cell>
          <table:table-cell office:value-type="float" office:value="1087.94057753611" calcext:value-type="float">
            <text:p>1087.9405775361</text:p>
          </table:table-cell>
          <table:table-cell office:value-type="float" office:value="1104.38266316064" calcext:value-type="float">
            <text:p>1104.3826631606</text:p>
          </table:table-cell>
          <table:table-cell office:value-type="float" office:value="1066.28823755241" calcext:value-type="float">
            <text:p>1066.2882375524</text:p>
          </table:table-cell>
          <table:table-cell office:value-type="float" office:value="1098.32389985085" calcext:value-type="float">
            <text:p>1098.3238998509</text:p>
          </table:table-cell>
        </table:table-row>
        <table:table-row table:style-name="ro1">
          <table:table-cell office:value-type="float" office:value="1066.4554932771" calcext:value-type="float">
            <text:p>1066.4554932771</text:p>
          </table:table-cell>
          <table:table-cell office:value-type="float" office:value="1096.35475864635" calcext:value-type="float">
            <text:p>1096.3547586464</text:p>
          </table:table-cell>
          <table:table-cell office:value-type="float" office:value="1057.88651112352" calcext:value-type="float">
            <text:p>1057.8865111235</text:p>
          </table:table-cell>
          <table:table-cell office:value-type="float" office:value="1071.60922115652" calcext:value-type="float">
            <text:p>1071.6092211565</text:p>
          </table:table-cell>
          <table:table-cell office:value-type="float" office:value="1057.28489299927" calcext:value-type="float">
            <text:p>1057.2848929993</text:p>
          </table:table-cell>
          <table:table-cell office:value-type="float" office:value="1028.68113907184" calcext:value-type="float">
            <text:p>1028.6811390718</text:p>
          </table:table-cell>
          <table:table-cell office:value-type="float" office:value="1092.93899788687" calcext:value-type="float">
            <text:p>1092.9389978869</text:p>
          </table:table-cell>
          <table:table-cell office:value-type="float" office:value="1078.77891929534" calcext:value-type="float">
            <text:p>1078.7789192953</text:p>
          </table:table-cell>
          <table:table-cell office:value-type="float" office:value="1075.78540344876" calcext:value-type="float">
            <text:p>1075.7854034488</text:p>
          </table:table-cell>
          <table:table-cell office:value-type="float" office:value="1059.73643893138" calcext:value-type="float">
            <text:p>1059.7364389314</text:p>
          </table:table-cell>
          <table:table-cell office:value-type="float" office:value="1069.12367682703" calcext:value-type="float">
            <text:p>1069.123676827</text:p>
          </table:table-cell>
          <table:table-cell office:value-type="float" office:value="1057.25522775576" calcext:value-type="float">
            <text:p>1057.2552277558</text:p>
          </table:table-cell>
          <table:table-cell office:value-type="float" office:value="1095.87129130531" calcext:value-type="float">
            <text:p>1095.8712913053</text:p>
          </table:table-cell>
          <table:table-cell office:value-type="float" office:value="1076.59511649758" calcext:value-type="float">
            <text:p>1076.5951164976</text:p>
          </table:table-cell>
          <table:table-cell office:value-type="float" office:value="1067.81315510261" calcext:value-type="float">
            <text:p>1067.8131551026</text:p>
          </table:table-cell>
          <table:table-cell office:value-type="float" office:value="1073.34980015031" calcext:value-type="float">
            <text:p>1073.3498001503</text:p>
          </table:table-cell>
          <table:table-cell office:value-type="float" office:value="1087.77945158844" calcext:value-type="float">
            <text:p>1087.7794515884</text:p>
          </table:table-cell>
          <table:table-cell office:value-type="float" office:value="1104.36560579943" calcext:value-type="float">
            <text:p>1104.3656057994</text:p>
          </table:table-cell>
          <table:table-cell office:value-type="float" office:value="1063.92319423717" calcext:value-type="float">
            <text:p>1063.9231942372</text:p>
          </table:table-cell>
          <table:table-cell office:value-type="float" office:value="1080.93998016983" calcext:value-type="float">
            <text:p>1080.9399801698</text:p>
          </table:table-cell>
        </table:table-row>
        <table:table-row table:style-name="ro1">
          <table:table-cell office:value-type="float" office:value="1064.16024691456" calcext:value-type="float">
            <text:p>1064.1602469146</text:p>
          </table:table-cell>
          <table:table-cell office:value-type="float" office:value="1092.66122518682" calcext:value-type="float">
            <text:p>1092.6612251868</text:p>
          </table:table-cell>
          <table:table-cell office:value-type="float" office:value="1043.78677031472" calcext:value-type="float">
            <text:p>1043.7867703147</text:p>
          </table:table-cell>
          <table:table-cell office:value-type="float" office:value="1068.36095110768" calcext:value-type="float">
            <text:p>1068.3609511077</text:p>
          </table:table-cell>
          <table:table-cell office:value-type="float" office:value="1053.33924122502" calcext:value-type="float">
            <text:p>1053.339241225</text:p>
          </table:table-cell>
          <table:table-cell office:value-type="float" office:value="1025.41217340295" calcext:value-type="float">
            <text:p>1025.412173403</text:p>
          </table:table-cell>
          <table:table-cell office:value-type="float" office:value="1092.84104810131" calcext:value-type="float">
            <text:p>1092.8410481013</text:p>
          </table:table-cell>
          <table:table-cell office:value-type="float" office:value="1079.82894382297" calcext:value-type="float">
            <text:p>1079.828943823</text:p>
          </table:table-cell>
          <table:table-cell office:value-type="float" office:value="1074.27458828806" calcext:value-type="float">
            <text:p>1074.2745882881</text:p>
          </table:table-cell>
          <table:table-cell office:value-type="float" office:value="1065.3224177454" calcext:value-type="float">
            <text:p>1065.3224177454</text:p>
          </table:table-cell>
          <table:table-cell office:value-type="float" office:value="1068.64791492002" calcext:value-type="float">
            <text:p>1068.64791492</text:p>
          </table:table-cell>
          <table:table-cell office:value-type="float" office:value="1056.27365159164" calcext:value-type="float">
            <text:p>1056.2736515916</text:p>
          </table:table-cell>
          <table:table-cell office:value-type="float" office:value="1094.08944344656" calcext:value-type="float">
            <text:p>1094.0894434466</text:p>
          </table:table-cell>
          <table:table-cell office:value-type="float" office:value="1080.8202021536" calcext:value-type="float">
            <text:p>1080.8202021536</text:p>
          </table:table-cell>
          <table:table-cell office:value-type="float" office:value="1065.97654266293" calcext:value-type="float">
            <text:p>1065.9765426629</text:p>
          </table:table-cell>
          <table:table-cell office:value-type="float" office:value="1071.12387781024" calcext:value-type="float">
            <text:p>1071.1238778102</text:p>
          </table:table-cell>
          <table:table-cell office:value-type="float" office:value="1088.30338156025" calcext:value-type="float">
            <text:p>1088.3033815603</text:p>
          </table:table-cell>
          <table:table-cell office:value-type="float" office:value="1094.17859145748" calcext:value-type="float">
            <text:p>1094.1785914575</text:p>
          </table:table-cell>
          <table:table-cell office:value-type="float" office:value="1053.38211278178" calcext:value-type="float">
            <text:p>1053.3821127818</text:p>
          </table:table-cell>
          <table:table-cell office:value-type="float" office:value="1078.98589124181" calcext:value-type="float">
            <text:p>1078.9858912418</text:p>
          </table:table-cell>
        </table:table-row>
        <table:table-row table:style-name="ro1">
          <table:table-cell office:value-type="float" office:value="1066.97767359169" calcext:value-type="float">
            <text:p>1066.9776735917</text:p>
          </table:table-cell>
          <table:table-cell office:value-type="float" office:value="1092.76770204928" calcext:value-type="float">
            <text:p>1092.7677020493</text:p>
          </table:table-cell>
          <table:table-cell office:value-type="float" office:value="1041.69167636952" calcext:value-type="float">
            <text:p>1041.6916763695</text:p>
          </table:table-cell>
          <table:table-cell office:value-type="float" office:value="1069.5459108785" calcext:value-type="float">
            <text:p>1069.5459108785</text:p>
          </table:table-cell>
          <table:table-cell office:value-type="float" office:value="1035.93423758479" calcext:value-type="float">
            <text:p>1035.9342375848</text:p>
          </table:table-cell>
          <table:table-cell office:value-type="float" office:value="1025.41217340295" calcext:value-type="float">
            <text:p>1025.412173403</text:p>
          </table:table-cell>
          <table:table-cell office:value-type="float" office:value="1092.8062341652" calcext:value-type="float">
            <text:p>1092.8062341652</text:p>
          </table:table-cell>
          <table:table-cell office:value-type="float" office:value="1081.40535311182" calcext:value-type="float">
            <text:p>1081.4053531118</text:p>
          </table:table-cell>
          <table:table-cell office:value-type="float" office:value="1073.91312166966" calcext:value-type="float">
            <text:p>1073.9131216697</text:p>
          </table:table-cell>
          <table:table-cell office:value-type="float" office:value="1064.90784156043" calcext:value-type="float">
            <text:p>1064.9078415604</text:p>
          </table:table-cell>
          <table:table-cell office:value-type="float" office:value="1048.26138563606" calcext:value-type="float">
            <text:p>1048.2613856361</text:p>
          </table:table-cell>
          <table:table-cell office:value-type="float" office:value="1055.42289607182" calcext:value-type="float">
            <text:p>1055.4228960718</text:p>
          </table:table-cell>
          <table:table-cell office:value-type="float" office:value="1091.97095258634" calcext:value-type="float">
            <text:p>1091.9709525863</text:p>
          </table:table-cell>
          <table:table-cell office:value-type="float" office:value="1079.73273653964" calcext:value-type="float">
            <text:p>1079.7327365396</text:p>
          </table:table-cell>
          <table:table-cell office:value-type="float" office:value="1063.23795120079" calcext:value-type="float">
            <text:p>1063.2379512008</text:p>
          </table:table-cell>
          <table:table-cell office:value-type="float" office:value="1064.09825734234" calcext:value-type="float">
            <text:p>1064.0982573423</text:p>
          </table:table-cell>
          <table:table-cell office:value-type="float" office:value="1088.62307534575" calcext:value-type="float">
            <text:p>1088.6230753458</text:p>
          </table:table-cell>
          <table:table-cell office:value-type="float" office:value="1092.7993258453" calcext:value-type="float">
            <text:p>1092.7993258453</text:p>
          </table:table-cell>
          <table:table-cell office:value-type="float" office:value="1053.80398763948" calcext:value-type="float">
            <text:p>1053.8039876395</text:p>
          </table:table-cell>
          <table:table-cell office:value-type="float" office:value="1078.98589124181" calcext:value-type="float">
            <text:p>1078.9858912418</text:p>
          </table:table-cell>
        </table:table-row>
        <table:table-row table:style-name="ro1">
          <table:table-cell office:value-type="float" office:value="1066.16301818941" calcext:value-type="float">
            <text:p>1066.1630181894</text:p>
          </table:table-cell>
          <table:table-cell office:value-type="float" office:value="1091.39511566788" calcext:value-type="float">
            <text:p>1091.3951156679</text:p>
          </table:table-cell>
          <table:table-cell office:value-type="float" office:value="1042.07584323506" calcext:value-type="float">
            <text:p>1042.0758432351</text:p>
          </table:table-cell>
          <table:table-cell office:value-type="float" office:value="1067.87548619456" calcext:value-type="float">
            <text:p>1067.8754861946</text:p>
          </table:table-cell>
          <table:table-cell office:value-type="float" office:value="1022.94294520431" calcext:value-type="float">
            <text:p>1022.9429452043</text:p>
          </table:table-cell>
          <table:table-cell office:value-type="float" office:value="1025.13569629615" calcext:value-type="float">
            <text:p>1025.1356962962</text:p>
          </table:table-cell>
          <table:table-cell office:value-type="float" office:value="1080.98711899639" calcext:value-type="float">
            <text:p>1080.9871189964</text:p>
          </table:table-cell>
          <table:table-cell office:value-type="float" office:value="1071.30431312841" calcext:value-type="float">
            <text:p>1071.3043131284</text:p>
          </table:table-cell>
          <table:table-cell office:value-type="float" office:value="1074.61375812849" calcext:value-type="float">
            <text:p>1074.6137581285</text:p>
          </table:table-cell>
          <table:table-cell office:value-type="float" office:value="1055.43461391221" calcext:value-type="float">
            <text:p>1055.4346139122</text:p>
          </table:table-cell>
          <table:table-cell office:value-type="float" office:value="1047.94371338531" calcext:value-type="float">
            <text:p>1047.9437133853</text:p>
          </table:table-cell>
          <table:table-cell office:value-type="float" office:value="1055.42289607182" calcext:value-type="float">
            <text:p>1055.4228960718</text:p>
          </table:table-cell>
          <table:table-cell office:value-type="float" office:value="1090.39373011313" calcext:value-type="float">
            <text:p>1090.3937301131</text:p>
          </table:table-cell>
          <table:table-cell office:value-type="float" office:value="1085.44720399013" calcext:value-type="float">
            <text:p>1085.4472039901</text:p>
          </table:table-cell>
          <table:table-cell office:value-type="float" office:value="1062.42645925044" calcext:value-type="float">
            <text:p>1062.4264592504</text:p>
          </table:table-cell>
          <table:table-cell office:value-type="float" office:value="1060.92419854005" calcext:value-type="float">
            <text:p>1060.9241985401</text:p>
          </table:table-cell>
          <table:table-cell office:value-type="float" office:value="1091.16878819952" calcext:value-type="float">
            <text:p>1091.1687881995</text:p>
          </table:table-cell>
          <table:table-cell office:value-type="float" office:value="1092.63777465673" calcext:value-type="float">
            <text:p>1092.6377746567</text:p>
          </table:table-cell>
          <table:table-cell office:value-type="float" office:value="1055.42272597769" calcext:value-type="float">
            <text:p>1055.4227259777</text:p>
          </table:table-cell>
          <table:table-cell office:value-type="float" office:value="1077.88811861769" calcext:value-type="float">
            <text:p>1077.8881186177</text:p>
          </table:table-cell>
        </table:table-row>
        <table:table-row table:style-name="ro1">
          <table:table-cell office:value-type="float" office:value="1063.2034114523" calcext:value-type="float">
            <text:p>1063.2034114523</text:p>
          </table:table-cell>
          <table:table-cell office:value-type="float" office:value="1089.9104553714" calcext:value-type="float">
            <text:p>1089.9104553714</text:p>
          </table:table-cell>
          <table:table-cell office:value-type="float" office:value="1044.43084831882" calcext:value-type="float">
            <text:p>1044.4308483188</text:p>
          </table:table-cell>
          <table:table-cell office:value-type="float" office:value="1071.07042294264" calcext:value-type="float">
            <text:p>1071.0704229426</text:p>
          </table:table-cell>
          <table:table-cell office:value-type="float" office:value="1026.22777386684" calcext:value-type="float">
            <text:p>1026.2277738668</text:p>
          </table:table-cell>
          <table:table-cell office:value-type="float" office:value="1012.82325667761" calcext:value-type="float">
            <text:p>1012.8232566776</text:p>
          </table:table-cell>
          <table:table-cell office:value-type="float" office:value="1080.28921987745" calcext:value-type="float">
            <text:p>1080.2892198775</text:p>
          </table:table-cell>
          <table:table-cell office:value-type="float" office:value="1068.93975818812" calcext:value-type="float">
            <text:p>1068.9397581881</text:p>
          </table:table-cell>
          <table:table-cell office:value-type="float" office:value="1075.81636272444" calcext:value-type="float">
            <text:p>1075.8163627244</text:p>
          </table:table-cell>
          <table:table-cell office:value-type="float" office:value="1038.97046615954" calcext:value-type="float">
            <text:p>1038.9704661595</text:p>
          </table:table-cell>
          <table:table-cell office:value-type="float" office:value="1048.53038285779" calcext:value-type="float">
            <text:p>1048.5303828578</text:p>
          </table:table-cell>
          <table:table-cell office:value-type="float" office:value="1035.84175056872" calcext:value-type="float">
            <text:p>1035.8417505687</text:p>
          </table:table-cell>
          <table:table-cell office:value-type="float" office:value="1089.32113911989" calcext:value-type="float">
            <text:p>1089.3211391199</text:p>
          </table:table-cell>
          <table:table-cell office:value-type="float" office:value="1081.52751109114" calcext:value-type="float">
            <text:p>1081.5275110911</text:p>
          </table:table-cell>
          <table:table-cell office:value-type="float" office:value="1062.8522719071" calcext:value-type="float">
            <text:p>1062.8522719071</text:p>
          </table:table-cell>
          <table:table-cell office:value-type="float" office:value="1045.10683625114" calcext:value-type="float">
            <text:p>1045.1068362511</text:p>
          </table:table-cell>
          <table:table-cell office:value-type="float" office:value="1090.93388319638" calcext:value-type="float">
            <text:p>1090.9338831964</text:p>
          </table:table-cell>
          <table:table-cell office:value-type="float" office:value="1089.6479328093" calcext:value-type="float">
            <text:p>1089.6479328093</text:p>
          </table:table-cell>
          <table:table-cell office:value-type="float" office:value="1034.72246579695" calcext:value-type="float">
            <text:p>1034.722465797</text:p>
          </table:table-cell>
          <table:table-cell office:value-type="float" office:value="1060.03492044913" calcext:value-type="float">
            <text:p>1060.0349204491</text:p>
          </table:table-cell>
        </table:table-row>
        <table:table-row table:style-name="ro1">
          <table:table-cell office:value-type="float" office:value="1059.7860967491" calcext:value-type="float">
            <text:p>1059.7860967491</text:p>
          </table:table-cell>
          <table:table-cell office:value-type="float" office:value="1089.90625029693" calcext:value-type="float">
            <text:p>1089.9062502969</text:p>
          </table:table-cell>
          <table:table-cell office:value-type="float" office:value="1032.43925914172" calcext:value-type="float">
            <text:p>1032.4392591417</text:p>
          </table:table-cell>
          <table:table-cell office:value-type="float" office:value="1058.06071000306" calcext:value-type="float">
            <text:p>1058.0607100031</text:p>
          </table:table-cell>
          <table:table-cell office:value-type="float" office:value="1026.37674938997" calcext:value-type="float">
            <text:p>1026.37674939</text:p>
          </table:table-cell>
          <table:table-cell office:value-type="float" office:value="1016.4514549147" calcext:value-type="float">
            <text:p>1016.4514549147</text:p>
          </table:table-cell>
          <table:table-cell office:value-type="float" office:value="1083.59312922475" calcext:value-type="float">
            <text:p>1083.5931292248</text:p>
          </table:table-cell>
          <table:table-cell office:value-type="float" office:value="1069.50244822399" calcext:value-type="float">
            <text:p>1069.502448224</text:p>
          </table:table-cell>
          <table:table-cell office:value-type="float" office:value="1077.41304114325" calcext:value-type="float">
            <text:p>1077.4130411433</text:p>
          </table:table-cell>
          <table:table-cell office:value-type="float" office:value="1034.34571145432" calcext:value-type="float">
            <text:p>1034.3457114543</text:p>
          </table:table-cell>
          <table:table-cell office:value-type="float" office:value="1046.63475493755" calcext:value-type="float">
            <text:p>1046.6347549376</text:p>
          </table:table-cell>
          <table:table-cell office:value-type="float" office:value="1042.10981086328" calcext:value-type="float">
            <text:p>1042.1098108633</text:p>
          </table:table-cell>
          <table:table-cell office:value-type="float" office:value="1071.58575017556" calcext:value-type="float">
            <text:p>1071.5857501756</text:p>
          </table:table-cell>
          <table:table-cell office:value-type="float" office:value="1064.71540759013" calcext:value-type="float">
            <text:p>1064.7154075901</text:p>
          </table:table-cell>
          <table:table-cell office:value-type="float" office:value="1062.31214336866" calcext:value-type="float">
            <text:p>1062.3121433687</text:p>
          </table:table-cell>
          <table:table-cell office:value-type="float" office:value="1043.72983424385" calcext:value-type="float">
            <text:p>1043.7298342439</text:p>
          </table:table-cell>
          <table:table-cell office:value-type="float" office:value="1092.28029086089" calcext:value-type="float">
            <text:p>1092.2802908609</text:p>
          </table:table-cell>
          <table:table-cell office:value-type="float" office:value="1091.07244931572" calcext:value-type="float">
            <text:p>1091.0724493157</text:p>
          </table:table-cell>
          <table:table-cell office:value-type="float" office:value="1019.92127511347" calcext:value-type="float">
            <text:p>1019.9212751135</text:p>
          </table:table-cell>
          <table:table-cell office:value-type="float" office:value="1057.07014897366" calcext:value-type="float">
            <text:p>1057.0701489737</text:p>
          </table:table-cell>
        </table:table-row>
        <table:table-row table:style-name="ro1">
          <table:table-cell office:value-type="float" office:value="1050.40518381526" calcext:value-type="float">
            <text:p>1050.4051838153</text:p>
          </table:table-cell>
          <table:table-cell office:value-type="float" office:value="1070.37131993064" calcext:value-type="float">
            <text:p>1070.3713199306</text:p>
          </table:table-cell>
          <table:table-cell office:value-type="float" office:value="1031.58478687422" calcext:value-type="float">
            <text:p>1031.5847868742</text:p>
          </table:table-cell>
          <table:table-cell office:value-type="float" office:value="1057.99901279391" calcext:value-type="float">
            <text:p>1057.9990127939</text:p>
          </table:table-cell>
          <table:table-cell office:value-type="float" office:value="1026.20105074816" calcext:value-type="float">
            <text:p>1026.2010507482</text:p>
          </table:table-cell>
          <table:table-cell office:value-type="float" office:value="1018.60351474063" calcext:value-type="float">
            <text:p>1018.6035147406</text:p>
          </table:table-cell>
          <table:table-cell office:value-type="float" office:value="1083.49093711305" calcext:value-type="float">
            <text:p>1083.4909371131</text:p>
          </table:table-cell>
          <table:table-cell office:value-type="float" office:value="1068.34484435503" calcext:value-type="float">
            <text:p>1068.344844355</text:p>
          </table:table-cell>
          <table:table-cell office:value-type="float" office:value="1077.77902467029" calcext:value-type="float">
            <text:p>1077.7790246703</text:p>
          </table:table-cell>
          <table:table-cell office:value-type="float" office:value="1035.22843614479" calcext:value-type="float">
            <text:p>1035.2284361448</text:p>
          </table:table-cell>
          <table:table-cell office:value-type="float" office:value="1029.93973482189" calcext:value-type="float">
            <text:p>1029.9397348219</text:p>
          </table:table-cell>
          <table:table-cell office:value-type="float" office:value="1042.10981086328" calcext:value-type="float">
            <text:p>1042.1098108633</text:p>
          </table:table-cell>
          <table:table-cell office:value-type="float" office:value="1070.94428820578" calcext:value-type="float">
            <text:p>1070.9442882058</text:p>
          </table:table-cell>
          <table:table-cell office:value-type="float" office:value="1056.16400089386" calcext:value-type="float">
            <text:p>1056.1640008939</text:p>
          </table:table-cell>
          <table:table-cell office:value-type="float" office:value="1055.52097864025" calcext:value-type="float">
            <text:p>1055.5209786403</text:p>
          </table:table-cell>
          <table:table-cell office:value-type="float" office:value="1043.72983424385" calcext:value-type="float">
            <text:p>1043.7298342439</text:p>
          </table:table-cell>
          <table:table-cell office:value-type="float" office:value="1088.35493215877" calcext:value-type="float">
            <text:p>1088.3549321588</text:p>
          </table:table-cell>
          <table:table-cell office:value-type="float" office:value="1091.05102050098" calcext:value-type="float">
            <text:p>1091.051020501</text:p>
          </table:table-cell>
          <table:table-cell office:value-type="float" office:value="1020.05673888614" calcext:value-type="float">
            <text:p>1020.0567388861</text:p>
          </table:table-cell>
          <table:table-cell office:value-type="float" office:value="1055.1001879125" calcext:value-type="float">
            <text:p>1055.1001879125</text:p>
          </table:table-cell>
        </table:table-row>
        <table:table-row table:style-name="ro1">
          <table:table-cell office:value-type="float" office:value="1048.37896785867" calcext:value-type="float">
            <text:p>1048.3789678587</text:p>
          </table:table-cell>
          <table:table-cell office:value-type="float" office:value="1069.04267844757" calcext:value-type="float">
            <text:p>1069.0426784476</text:p>
          </table:table-cell>
          <table:table-cell office:value-type="float" office:value="1030.80265223559" calcext:value-type="float">
            <text:p>1030.8026522356</text:p>
          </table:table-cell>
          <table:table-cell office:value-type="float" office:value="1039.74965723295" calcext:value-type="float">
            <text:p>1039.749657233</text:p>
          </table:table-cell>
          <table:table-cell office:value-type="float" office:value="1024.10354323749" calcext:value-type="float">
            <text:p>1024.1035432375</text:p>
          </table:table-cell>
          <table:table-cell office:value-type="float" office:value="1019.82654311792" calcext:value-type="float">
            <text:p>1019.8265431179</text:p>
          </table:table-cell>
          <table:table-cell office:value-type="float" office:value="1084.01255189468" calcext:value-type="float">
            <text:p>1084.0125518947</text:p>
          </table:table-cell>
          <table:table-cell office:value-type="float" office:value="1064.47912030709" calcext:value-type="float">
            <text:p>1064.4791203071</text:p>
          </table:table-cell>
          <table:table-cell office:value-type="float" office:value="1075.80333164865" calcext:value-type="float">
            <text:p>1075.8033316487</text:p>
          </table:table-cell>
          <table:table-cell office:value-type="float" office:value="1034.48159900835" calcext:value-type="float">
            <text:p>1034.4815990084</text:p>
          </table:table-cell>
          <table:table-cell office:value-type="float" office:value="1028.92656468393" calcext:value-type="float">
            <text:p>1028.9265646839</text:p>
          </table:table-cell>
          <table:table-cell office:value-type="float" office:value="1040.46965475054" calcext:value-type="float">
            <text:p>1040.4696547505</text:p>
          </table:table-cell>
          <table:table-cell office:value-type="float" office:value="1070.41541861461" calcext:value-type="float">
            <text:p>1070.4154186146</text:p>
          </table:table-cell>
          <table:table-cell office:value-type="float" office:value="1067.46305989625" calcext:value-type="float">
            <text:p>1067.4630598963</text:p>
          </table:table-cell>
          <table:table-cell office:value-type="float" office:value="1036.75012597738" calcext:value-type="float">
            <text:p>1036.7501259774</text:p>
          </table:table-cell>
          <table:table-cell office:value-type="float" office:value="1037.05786494717" calcext:value-type="float">
            <text:p>1037.0578649472</text:p>
          </table:table-cell>
          <table:table-cell office:value-type="float" office:value="1083.25699290353" calcext:value-type="float">
            <text:p>1083.2569929035</text:p>
          </table:table-cell>
          <table:table-cell office:value-type="float" office:value="1090.95291053557" calcext:value-type="float">
            <text:p>1090.9529105356</text:p>
          </table:table-cell>
          <table:table-cell office:value-type="float" office:value="1019.95441783806" calcext:value-type="float">
            <text:p>1019.9544178381</text:p>
          </table:table-cell>
          <table:table-cell office:value-type="float" office:value="1055.53727897615" calcext:value-type="float">
            <text:p>1055.5372789762</text:p>
          </table:table-cell>
        </table:table-row>
        <table:table-row table:style-name="ro1">
          <table:table-cell office:value-type="float" office:value="1048.42541827396" calcext:value-type="float">
            <text:p>1048.425418274</text:p>
          </table:table-cell>
          <table:table-cell office:value-type="float" office:value="1053.71286529456" calcext:value-type="float">
            <text:p>1053.7128652946</text:p>
          </table:table-cell>
          <table:table-cell office:value-type="float" office:value="1026.15358097773" calcext:value-type="float">
            <text:p>1026.1535809777</text:p>
          </table:table-cell>
          <table:table-cell office:value-type="float" office:value="1035.95363819394" calcext:value-type="float">
            <text:p>1035.9536381939</text:p>
          </table:table-cell>
          <table:table-cell office:value-type="float" office:value="1016.34222573328" calcext:value-type="float">
            <text:p>1016.3422257333</text:p>
          </table:table-cell>
          <table:table-cell office:value-type="float" office:value="1017.56539427988" calcext:value-type="float">
            <text:p>1017.5653942799</text:p>
          </table:table-cell>
          <table:table-cell office:value-type="float" office:value="1084.17814276897" calcext:value-type="float">
            <text:p>1084.178142769</text:p>
          </table:table-cell>
          <table:table-cell office:value-type="float" office:value="1048.02347590364" calcext:value-type="float">
            <text:p>1048.0234759036</text:p>
          </table:table-cell>
          <table:table-cell office:value-type="float" office:value="1073.67979143131" calcext:value-type="float">
            <text:p>1073.6797914313</text:p>
          </table:table-cell>
          <table:table-cell office:value-type="float" office:value="1031.75105103887" calcext:value-type="float">
            <text:p>1031.7510510389</text:p>
          </table:table-cell>
          <table:table-cell office:value-type="float" office:value="1026.85216087443" calcext:value-type="float">
            <text:p>1026.8521608744</text:p>
          </table:table-cell>
          <table:table-cell office:value-type="float" office:value="1023.41399884139" calcext:value-type="float">
            <text:p>1023.4139988414</text:p>
          </table:table-cell>
          <table:table-cell office:value-type="float" office:value="1070.15030085774" calcext:value-type="float">
            <text:p>1070.1503008577</text:p>
          </table:table-cell>
          <table:table-cell office:value-type="float" office:value="1067.30326512897" calcext:value-type="float">
            <text:p>1067.303265129</text:p>
          </table:table-cell>
          <table:table-cell office:value-type="float" office:value="1036.39017353405" calcext:value-type="float">
            <text:p>1036.3901735341</text:p>
          </table:table-cell>
          <table:table-cell office:value-type="float" office:value="1035.79633788212" calcext:value-type="float">
            <text:p>1035.7963378821</text:p>
          </table:table-cell>
          <table:table-cell office:value-type="float" office:value="1084.666622355" calcext:value-type="float">
            <text:p>1084.666622355</text:p>
          </table:table-cell>
          <table:table-cell office:value-type="float" office:value="1089.92062281054" calcext:value-type="float">
            <text:p>1089.9206228105</text:p>
          </table:table-cell>
          <table:table-cell office:value-type="float" office:value="1020.24309685168" calcext:value-type="float">
            <text:p>1020.2430968517</text:p>
          </table:table-cell>
          <table:table-cell office:value-type="float" office:value="1055.56216073207" calcext:value-type="float">
            <text:p>1055.5621607321</text:p>
          </table:table-cell>
        </table:table-row>
        <table:table-row table:style-name="ro1">
          <table:table-cell office:value-type="float" office:value="1031.9119835414" calcext:value-type="float">
            <text:p>1031.9119835414</text:p>
          </table:table-cell>
          <table:table-cell office:value-type="float" office:value="1051.83383693411" calcext:value-type="float">
            <text:p>1051.8338369341</text:p>
          </table:table-cell>
          <table:table-cell office:value-type="float" office:value="1022.88376746086" calcext:value-type="float">
            <text:p>1022.8837674609</text:p>
          </table:table-cell>
          <table:table-cell office:value-type="float" office:value="1037.17121093614" calcext:value-type="float">
            <text:p>1037.1712109361</text:p>
          </table:table-cell>
          <table:table-cell office:value-type="float" office:value="1016.47486628326" calcext:value-type="float">
            <text:p>1016.4748662833</text:p>
          </table:table-cell>
          <table:table-cell office:value-type="float" office:value="1018.11448753793" calcext:value-type="float">
            <text:p>1018.1144875379</text:p>
          </table:table-cell>
          <table:table-cell office:value-type="float" office:value="1082.36503703511" calcext:value-type="float">
            <text:p>1082.3650370351</text:p>
          </table:table-cell>
          <table:table-cell office:value-type="float" office:value="1037.52207945624" calcext:value-type="float">
            <text:p>1037.5220794562</text:p>
          </table:table-cell>
          <table:table-cell office:value-type="float" office:value="1061.40265856472" calcext:value-type="float">
            <text:p>1061.4026585647</text:p>
          </table:table-cell>
          <table:table-cell office:value-type="float" office:value="1030.38910247247" calcext:value-type="float">
            <text:p>1030.3891024725</text:p>
          </table:table-cell>
          <table:table-cell office:value-type="float" office:value="1023.0495254994" calcext:value-type="float">
            <text:p>1023.0495254994</text:p>
          </table:table-cell>
          <table:table-cell office:value-type="float" office:value="1022.76251859724" calcext:value-type="float">
            <text:p>1022.7625185972</text:p>
          </table:table-cell>
          <table:table-cell office:value-type="float" office:value="1069.40781822301" calcext:value-type="float">
            <text:p>1069.407818223</text:p>
          </table:table-cell>
          <table:table-cell office:value-type="float" office:value="1066.6536720516" calcext:value-type="float">
            <text:p>1066.6536720516</text:p>
          </table:table-cell>
          <table:table-cell office:value-type="float" office:value="1031.53542301629" calcext:value-type="float">
            <text:p>1031.5354230163</text:p>
          </table:table-cell>
          <table:table-cell office:value-type="float" office:value="1044.66681341561" calcext:value-type="float">
            <text:p>1044.6668134156</text:p>
          </table:table-cell>
          <table:table-cell office:value-type="float" office:value="1081.76258406966" calcext:value-type="float">
            <text:p>1081.7625840697</text:p>
          </table:table-cell>
          <table:table-cell office:value-type="float" office:value="1090.12409444596" calcext:value-type="float">
            <text:p>1090.124094446</text:p>
          </table:table-cell>
          <table:table-cell office:value-type="float" office:value="1020.74508871619" calcext:value-type="float">
            <text:p>1020.7450887162</text:p>
          </table:table-cell>
          <table:table-cell office:value-type="float" office:value="1056.95261233214" calcext:value-type="float">
            <text:p>1056.9526123321</text:p>
          </table:table-cell>
        </table:table-row>
        <table:table-row table:style-name="ro1">
          <table:table-cell office:value-type="float" office:value="1030.80811359271" calcext:value-type="float">
            <text:p>1030.8081135927</text:p>
          </table:table-cell>
          <table:table-cell office:value-type="float" office:value="1051.50793101324" calcext:value-type="float">
            <text:p>1051.5079310132</text:p>
          </table:table-cell>
          <table:table-cell office:value-type="float" office:value="1019.63526456339" calcext:value-type="float">
            <text:p>1019.6352645634</text:p>
          </table:table-cell>
          <table:table-cell office:value-type="float" office:value="1029.80691650245" calcext:value-type="float">
            <text:p>1029.8069165025</text:p>
          </table:table-cell>
          <table:table-cell office:value-type="float" office:value="1011.71730946151" calcext:value-type="float">
            <text:p>1011.7173094615</text:p>
          </table:table-cell>
          <table:table-cell office:value-type="float" office:value="1013.60433065876" calcext:value-type="float">
            <text:p>1013.6043306588</text:p>
          </table:table-cell>
          <table:table-cell office:value-type="float" office:value="1082.34621178948" calcext:value-type="float">
            <text:p>1082.3462117895</text:p>
          </table:table-cell>
          <table:table-cell office:value-type="float" office:value="1035.51528294897" calcext:value-type="float">
            <text:p>1035.515282949</text:p>
          </table:table-cell>
          <table:table-cell office:value-type="float" office:value="1060.0232145112" calcext:value-type="float">
            <text:p>1060.0232145112</text:p>
          </table:table-cell>
          <table:table-cell office:value-type="float" office:value="1021.85301570826" calcext:value-type="float">
            <text:p>1021.8530157083</text:p>
          </table:table-cell>
          <table:table-cell office:value-type="float" office:value="1025.28326254057" calcext:value-type="float">
            <text:p>1025.2832625406</text:p>
          </table:table-cell>
          <table:table-cell office:value-type="float" office:value="1021.91625519251" calcext:value-type="float">
            <text:p>1021.9162551925</text:p>
          </table:table-cell>
          <table:table-cell office:value-type="float" office:value="1067.06003360059" calcext:value-type="float">
            <text:p>1067.0600336006</text:p>
          </table:table-cell>
          <table:table-cell office:value-type="float" office:value="1066.90486916801" calcext:value-type="float">
            <text:p>1066.904869168</text:p>
          </table:table-cell>
          <table:table-cell office:value-type="float" office:value="1028.86585949328" calcext:value-type="float">
            <text:p>1028.8658594933</text:p>
          </table:table-cell>
          <table:table-cell office:value-type="float" office:value="1042.50718720672" calcext:value-type="float">
            <text:p>1042.5071872067</text:p>
          </table:table-cell>
          <table:table-cell office:value-type="float" office:value="1085.23955502057" calcext:value-type="float">
            <text:p>1085.2395550206</text:p>
          </table:table-cell>
          <table:table-cell office:value-type="float" office:value="1090.13970744857" calcext:value-type="float">
            <text:p>1090.1397074486</text:p>
          </table:table-cell>
          <table:table-cell office:value-type="float" office:value="1019.86317892645" calcext:value-type="float">
            <text:p>1019.8631789265</text:p>
          </table:table-cell>
          <table:table-cell office:value-type="float" office:value="1056.17560562705" calcext:value-type="float">
            <text:p>1056.1756056271</text:p>
          </table:table-cell>
        </table:table-row>
        <table:table-row table:style-name="ro1">
          <table:table-cell office:value-type="float" office:value="1029.79052597786" calcext:value-type="float">
            <text:p>1029.7905259779</text:p>
          </table:table-cell>
          <table:table-cell office:value-type="float" office:value="1049.05787634439" calcext:value-type="float">
            <text:p>1049.0578763444</text:p>
          </table:table-cell>
          <table:table-cell office:value-type="float" office:value="1020.74078037819" calcext:value-type="float">
            <text:p>1020.7407803782</text:p>
          </table:table-cell>
          <table:table-cell office:value-type="float" office:value="1030.32190080686" calcext:value-type="float">
            <text:p>1030.3219008069</text:p>
          </table:table-cell>
          <table:table-cell office:value-type="float" office:value="1002.82440960341" calcext:value-type="float">
            <text:p>1002.8244096034</text:p>
          </table:table-cell>
          <table:table-cell office:value-type="float" office:value="1014.35820394016" calcext:value-type="float">
            <text:p>1014.3582039402</text:p>
          </table:table-cell>
          <table:table-cell office:value-type="float" office:value="1070.06670079611" calcext:value-type="float">
            <text:p>1070.0667007961</text:p>
          </table:table-cell>
          <table:table-cell office:value-type="float" office:value="1031.42319522148" calcext:value-type="float">
            <text:p>1031.4231952215</text:p>
          </table:table-cell>
          <table:table-cell office:value-type="float" office:value="1059.46194244369" calcext:value-type="float">
            <text:p>1059.4619424437</text:p>
          </table:table-cell>
          <table:table-cell office:value-type="float" office:value="1018.69569741346" calcext:value-type="float">
            <text:p>1018.6956974135</text:p>
          </table:table-cell>
          <table:table-cell office:value-type="float" office:value="1021.68759073418" calcext:value-type="float">
            <text:p>1021.6875907342</text:p>
          </table:table-cell>
          <table:table-cell office:value-type="float" office:value="1021.74031264236" calcext:value-type="float">
            <text:p>1021.7403126424</text:p>
          </table:table-cell>
          <table:table-cell office:value-type="float" office:value="1066.79913092716" calcext:value-type="float">
            <text:p>1066.7991309272</text:p>
          </table:table-cell>
          <table:table-cell office:value-type="float" office:value="1067.14727795521" calcext:value-type="float">
            <text:p>1067.1472779552</text:p>
          </table:table-cell>
          <table:table-cell office:value-type="float" office:value="1025.5078836193" calcext:value-type="float">
            <text:p>1025.5078836193</text:p>
          </table:table-cell>
          <table:table-cell office:value-type="float" office:value="1044.15209870955" calcext:value-type="float">
            <text:p>1044.1520987096</text:p>
          </table:table-cell>
          <table:table-cell office:value-type="float" office:value="1070.87912121428" calcext:value-type="float">
            <text:p>1070.8791212143</text:p>
          </table:table-cell>
          <table:table-cell office:value-type="float" office:value="1090.69136096633" calcext:value-type="float">
            <text:p>1090.6913609663</text:p>
          </table:table-cell>
          <table:table-cell office:value-type="float" office:value="1018.81110741581" calcext:value-type="float">
            <text:p>1018.8111074158</text:p>
          </table:table-cell>
          <table:table-cell office:value-type="float" office:value="1056.84995798125" calcext:value-type="float">
            <text:p>1056.8499579813</text:p>
          </table:table-cell>
        </table:table-row>
        <table:table-row table:style-name="ro1">
          <table:table-cell office:value-type="float" office:value="1025.70653809059" calcext:value-type="float">
            <text:p>1025.7065380906</text:p>
          </table:table-cell>
          <table:table-cell office:value-type="float" office:value="1039.02525380238" calcext:value-type="float">
            <text:p>1039.0252538024</text:p>
          </table:table-cell>
          <table:table-cell office:value-type="float" office:value="1020.32565535853" calcext:value-type="float">
            <text:p>1020.3256553585</text:p>
          </table:table-cell>
          <table:table-cell office:value-type="float" office:value="1030.90347723231" calcext:value-type="float">
            <text:p>1030.9034772323</text:p>
          </table:table-cell>
          <table:table-cell office:value-type="float" office:value="1002.01531023032" calcext:value-type="float">
            <text:p>1002.0153102303</text:p>
          </table:table-cell>
          <table:table-cell office:value-type="float" office:value="1010.79991897194" calcext:value-type="float">
            <text:p>1010.7999189719</text:p>
          </table:table-cell>
          <table:table-cell office:value-type="float" office:value="1070.06670079611" calcext:value-type="float">
            <text:p>1070.0667007961</text:p>
          </table:table-cell>
          <table:table-cell office:value-type="float" office:value="1029.85887893659" calcext:value-type="float">
            <text:p>1029.8588789366</text:p>
          </table:table-cell>
          <table:table-cell office:value-type="float" office:value="1058.88051039562" calcext:value-type="float">
            <text:p>1058.8805103956</text:p>
          </table:table-cell>
          <table:table-cell office:value-type="float" office:value="1021.32606269055" calcext:value-type="float">
            <text:p>1021.3260626906</text:p>
          </table:table-cell>
          <table:table-cell office:value-type="float" office:value="1020.80266536504" calcext:value-type="float">
            <text:p>1020.802665365</text:p>
          </table:table-cell>
          <table:table-cell office:value-type="float" office:value="1021.74031264236" calcext:value-type="float">
            <text:p>1021.7403126424</text:p>
          </table:table-cell>
          <table:table-cell office:value-type="float" office:value="1066.83677465064" calcext:value-type="float">
            <text:p>1066.8367746506</text:p>
          </table:table-cell>
          <table:table-cell office:value-type="float" office:value="1066.92036335091" calcext:value-type="float">
            <text:p>1066.9203633509</text:p>
          </table:table-cell>
          <table:table-cell office:value-type="float" office:value="1022.75513521493" calcext:value-type="float">
            <text:p>1022.7551352149</text:p>
          </table:table-cell>
          <table:table-cell office:value-type="float" office:value="1043.6229694821" calcext:value-type="float">
            <text:p>1043.6229694821</text:p>
          </table:table-cell>
          <table:table-cell office:value-type="float" office:value="1070.59668404863" calcext:value-type="float">
            <text:p>1070.5966840486</text:p>
          </table:table-cell>
          <table:table-cell office:value-type="float" office:value="1086.68506423956" calcext:value-type="float">
            <text:p>1086.6850642396</text:p>
          </table:table-cell>
          <table:table-cell office:value-type="float" office:value="1006.52142216887" calcext:value-type="float">
            <text:p>1006.5214221689</text:p>
          </table:table-cell>
          <table:table-cell office:value-type="float" office:value="1038.04460415325" calcext:value-type="float">
            <text:p>1038.0446041533</text:p>
          </table:table-cell>
        </table:table-row>
        <table:table-row table:style-name="ro1">
          <table:table-cell office:value-type="float" office:value="1022.42919127751" calcext:value-type="float">
            <text:p>1022.4291912775</text:p>
          </table:table-cell>
          <table:table-cell office:value-type="float" office:value="1022.85771157775" calcext:value-type="float">
            <text:p>1022.8577115778</text:p>
          </table:table-cell>
          <table:table-cell office:value-type="float" office:value="1014.51125334612" calcext:value-type="float">
            <text:p>1014.5112533461</text:p>
          </table:table-cell>
          <table:table-cell office:value-type="float" office:value="1030.91817211571" calcext:value-type="float">
            <text:p>1030.9181721157</text:p>
          </table:table-cell>
          <table:table-cell office:value-type="float" office:value="990.099984041832" calcext:value-type="float">
            <text:p>990.0999840418</text:p>
          </table:table-cell>
          <table:table-cell office:value-type="float" office:value="1010.83982093616" calcext:value-type="float">
            <text:p>1010.8398209362</text:p>
          </table:table-cell>
          <table:table-cell office:value-type="float" office:value="1067.94301058436" calcext:value-type="float">
            <text:p>1067.9430105844</text:p>
          </table:table-cell>
          <table:table-cell office:value-type="float" office:value="1026.44760228084" calcext:value-type="float">
            <text:p>1026.4476022808</text:p>
          </table:table-cell>
          <table:table-cell office:value-type="float" office:value="1050.80702953202" calcext:value-type="float">
            <text:p>1050.807029532</text:p>
          </table:table-cell>
          <table:table-cell office:value-type="float" office:value="1017.25904699408" calcext:value-type="float">
            <text:p>1017.2590469941</text:p>
          </table:table-cell>
          <table:table-cell office:value-type="float" office:value="1017.31376090356" calcext:value-type="float">
            <text:p>1017.3137609036</text:p>
          </table:table-cell>
          <table:table-cell office:value-type="float" office:value="1020.85606560094" calcext:value-type="float">
            <text:p>1020.8560656009</text:p>
          </table:table-cell>
          <table:table-cell office:value-type="float" office:value="1068.65088904579" calcext:value-type="float">
            <text:p>1068.6508890458</text:p>
          </table:table-cell>
          <table:table-cell office:value-type="float" office:value="1063.70824899253" calcext:value-type="float">
            <text:p>1063.7082489925</text:p>
          </table:table-cell>
          <table:table-cell office:value-type="float" office:value="1021.66204503235" calcext:value-type="float">
            <text:p>1021.6620450324</text:p>
          </table:table-cell>
          <table:table-cell office:value-type="float" office:value="1040.66389041201" calcext:value-type="float">
            <text:p>1040.663890412</text:p>
          </table:table-cell>
          <table:table-cell office:value-type="float" office:value="1067.89994647781" calcext:value-type="float">
            <text:p>1067.8999464778</text:p>
          </table:table-cell>
          <table:table-cell office:value-type="float" office:value="1066.56856404702" calcext:value-type="float">
            <text:p>1066.568564047</text:p>
          </table:table-cell>
          <table:table-cell office:value-type="float" office:value="1008.95915540675" calcext:value-type="float">
            <text:p>1008.9591554068</text:p>
          </table:table-cell>
          <table:table-cell office:value-type="float" office:value="1038.31270538857" calcext:value-type="float">
            <text:p>1038.3127053886</text:p>
          </table:table-cell>
        </table:table-row>
        <table:table-row table:style-name="ro1">
          <table:table-cell office:value-type="float" office:value="1020.59234425199" calcext:value-type="float">
            <text:p>1020.592344252</text:p>
          </table:table-cell>
          <table:table-cell office:value-type="float" office:value="1009.52997634474" calcext:value-type="float">
            <text:p>1009.5299763447</text:p>
          </table:table-cell>
          <table:table-cell office:value-type="float" office:value="1003.53881790926" calcext:value-type="float">
            <text:p>1003.5388179093</text:p>
          </table:table-cell>
          <table:table-cell office:value-type="float" office:value="1028.20309054886" calcext:value-type="float">
            <text:p>1028.2030905489</text:p>
          </table:table-cell>
          <table:table-cell office:value-type="float" office:value="990.099984041832" calcext:value-type="float">
            <text:p>990.0999840418</text:p>
          </table:table-cell>
          <table:table-cell office:value-type="float" office:value="1009.50269925684" calcext:value-type="float">
            <text:p>1009.5026992568</text:p>
          </table:table-cell>
          <table:table-cell office:value-type="float" office:value="1066.47140318601" calcext:value-type="float">
            <text:p>1066.471403186</text:p>
          </table:table-cell>
          <table:table-cell office:value-type="float" office:value="1020.19466458978" calcext:value-type="float">
            <text:p>1020.1946645898</text:p>
          </table:table-cell>
          <table:table-cell office:value-type="float" office:value="1049.02088037011" calcext:value-type="float">
            <text:p>1049.0208803701</text:p>
          </table:table-cell>
          <table:table-cell office:value-type="float" office:value="1018.25225617721" calcext:value-type="float">
            <text:p>1018.2522561772</text:p>
          </table:table-cell>
          <table:table-cell office:value-type="float" office:value="1018.0753157657" calcext:value-type="float">
            <text:p>1018.0753157657</text:p>
          </table:table-cell>
          <table:table-cell office:value-type="float" office:value="1007.43328914128" calcext:value-type="float">
            <text:p>1007.4332891413</text:p>
          </table:table-cell>
          <table:table-cell office:value-type="float" office:value="1068.57299302373" calcext:value-type="float">
            <text:p>1068.5729930237</text:p>
          </table:table-cell>
          <table:table-cell office:value-type="float" office:value="1066.89053451213" calcext:value-type="float">
            <text:p>1066.8905345121</text:p>
          </table:table-cell>
          <table:table-cell office:value-type="float" office:value="1017.37358846537" calcext:value-type="float">
            <text:p>1017.3735884654</text:p>
          </table:table-cell>
          <table:table-cell office:value-type="float" office:value="1041.11636520746" calcext:value-type="float">
            <text:p>1041.1163652075</text:p>
          </table:table-cell>
          <table:table-cell office:value-type="float" office:value="1054.58946678681" calcext:value-type="float">
            <text:p>1054.5894667868</text:p>
          </table:table-cell>
          <table:table-cell office:value-type="float" office:value="1066.60060831758" calcext:value-type="float">
            <text:p>1066.6006083176</text:p>
          </table:table-cell>
          <table:table-cell office:value-type="float" office:value="995.4917439576" calcext:value-type="float">
            <text:p>995.4917439576</text:p>
          </table:table-cell>
          <table:table-cell office:value-type="float" office:value="1036.61566902763" calcext:value-type="float">
            <text:p>1036.6156690276</text:p>
          </table:table-cell>
        </table:table-row>
        <table:table-row table:style-name="ro1">
          <table:table-cell office:value-type="float" office:value="1024.25687667616" calcext:value-type="float">
            <text:p>1024.2568766762</text:p>
          </table:table-cell>
          <table:table-cell office:value-type="float" office:value="1007.57303415433" calcext:value-type="float">
            <text:p>1007.5730341543</text:p>
          </table:table-cell>
          <table:table-cell office:value-type="float" office:value="1001.39471654724" calcext:value-type="float">
            <text:p>1001.3947165472</text:p>
          </table:table-cell>
          <table:table-cell office:value-type="float" office:value="1028.19487330239" calcext:value-type="float">
            <text:p>1028.1948733024</text:p>
          </table:table-cell>
          <table:table-cell office:value-type="float" office:value="0" calcext:value-type="float">
            <text:p>0</text:p>
          </table:table-cell>
          <table:table-cell office:value-type="float" office:value="1005.93225493912" calcext:value-type="float">
            <text:p>1005.9322549391</text:p>
          </table:table-cell>
          <table:table-cell office:value-type="float" office:value="1068.94755934669" calcext:value-type="float">
            <text:p>1068.9475593467</text:p>
          </table:table-cell>
          <table:table-cell office:value-type="float" office:value="1020.82812574531" calcext:value-type="float">
            <text:p>1020.8281257453</text:p>
          </table:table-cell>
          <table:table-cell office:value-type="float" office:value="1045.63806074672" calcext:value-type="float">
            <text:p>1045.6380607467</text:p>
          </table:table-cell>
          <table:table-cell office:value-type="float" office:value="1020.08303163907" calcext:value-type="float">
            <text:p>1020.0830316391</text:p>
          </table:table-cell>
          <table:table-cell office:value-type="float" office:value="1016.41882716793" calcext:value-type="float">
            <text:p>1016.4188271679</text:p>
          </table:table-cell>
          <table:table-cell office:value-type="float" office:value="0" calcext:value-type="float">
            <text:p>0</text:p>
          </table:table-cell>
          <table:table-cell office:value-type="float" office:value="1068.57299302373" calcext:value-type="float">
            <text:p>1068.5729930237</text:p>
          </table:table-cell>
          <table:table-cell office:value-type="float" office:value="1069.83949730444" calcext:value-type="float">
            <text:p>1069.8394973044</text:p>
          </table:table-cell>
          <table:table-cell office:value-type="float" office:value="1018.56432192123" calcext:value-type="float">
            <text:p>1018.5643219212</text:p>
          </table:table-cell>
          <table:table-cell office:value-type="float" office:value="1039.65811867396" calcext:value-type="float">
            <text:p>1039.658118674</text:p>
          </table:table-cell>
          <table:table-cell office:value-type="float" office:value="1051.43292339882" calcext:value-type="float">
            <text:p>1051.4329233988</text:p>
          </table:table-cell>
          <table:table-cell office:value-type="float" office:value="1069.74365261126" calcext:value-type="float">
            <text:p>1069.7436526113</text:p>
          </table:table-cell>
          <table:table-cell office:value-type="float" office:value="0" calcext:value-type="float">
            <text:p>0</text:p>
          </table:table-cell>
          <table:table-cell office:value-type="float" office:value="1036.74081755024" calcext:value-type="float">
            <text:p>1036.7408175502</text:p>
          </table:table-cell>
        </table:table-row>
        <table:table-row table:style-name="ro1">
          <table:table-cell office:value-type="float" office:value="1018.59633796755" calcext:value-type="float">
            <text:p>1018.5963379676</text:p>
          </table:table-cell>
          <table:table-cell office:value-type="float" office:value="1003.33546346607" calcext:value-type="float">
            <text:p>1003.3354634661</text:p>
          </table:table-cell>
          <table:table-cell office:value-type="float" office:value="980.686954800846" calcext:value-type="float">
            <text:p>980.6869548008</text:p>
          </table:table-cell>
          <table:table-cell office:value-type="float" office:value="1017.22318405806" calcext:value-type="float">
            <text:p>1017.2231840581</text:p>
          </table:table-cell>
          <table:table-cell office:value-type="float" office:value="0" calcext:value-type="float">
            <text:p>0</text:p>
          </table:table-cell>
          <table:table-cell office:value-type="float" office:value="1007.81282089285" calcext:value-type="float">
            <text:p>1007.8128208929</text:p>
          </table:table-cell>
          <table:table-cell office:value-type="float" office:value="1062.36251429747" calcext:value-type="float">
            <text:p>1062.3625142975</text:p>
          </table:table-cell>
          <table:table-cell office:value-type="float" office:value="1018.37787173598" calcext:value-type="float">
            <text:p>1018.377871736</text:p>
          </table:table-cell>
          <table:table-cell office:value-type="float" office:value="1041.62315686413" calcext:value-type="float">
            <text:p>1041.6231568641</text:p>
          </table:table-cell>
          <table:table-cell office:value-type="float" office:value="1013.94473765617" calcext:value-type="float">
            <text:p>1013.9447376562</text:p>
          </table:table-cell>
          <table:table-cell office:value-type="float" office:value="1015.53760609954" calcext:value-type="float">
            <text:p>1015.5376060995</text:p>
          </table:table-cell>
          <table:table-cell office:value-type="float" office:value="0" calcext:value-type="float">
            <text:p>0</text:p>
          </table:table-cell>
          <table:table-cell office:value-type="float" office:value="1067.40966403732" calcext:value-type="float">
            <text:p>1067.4096640373</text:p>
          </table:table-cell>
          <table:table-cell office:value-type="float" office:value="1069.70305615237" calcext:value-type="float">
            <text:p>1069.7030561524</text:p>
          </table:table-cell>
          <table:table-cell office:value-type="float" office:value="1019.86066188921" calcext:value-type="float">
            <text:p>1019.8606618892</text:p>
          </table:table-cell>
          <table:table-cell office:value-type="float" office:value="1039.73860246081" calcext:value-type="float">
            <text:p>1039.7386024608</text:p>
          </table:table-cell>
          <table:table-cell office:value-type="float" office:value="1051.6554524646" calcext:value-type="float">
            <text:p>1051.6554524646</text:p>
          </table:table-cell>
          <table:table-cell office:value-type="float" office:value="1073.58004170984" calcext:value-type="float">
            <text:p>1073.5800417098</text:p>
          </table:table-cell>
          <table:table-cell office:value-type="float" office:value="0" calcext:value-type="float">
            <text:p>0</text:p>
          </table:table-cell>
          <table:table-cell office:value-type="float" office:value="1036.49004716252" calcext:value-type="float">
            <text:p>1036.4900471625</text:p>
          </table:table-cell>
        </table:table-row>
        <table:table-row table:style-name="ro1">
          <table:table-cell office:value-type="float" office:value="1016.8452623266" calcext:value-type="float">
            <text:p>1016.8452623266</text:p>
          </table:table-cell>
          <table:table-cell office:value-type="float" office:value="1006.01159464673" calcext:value-type="float">
            <text:p>1006.0115946467</text:p>
          </table:table-cell>
          <table:table-cell office:value-type="float" office:value="969.756419213047" calcext:value-type="float">
            <text:p>969.756419213</text:p>
          </table:table-cell>
          <table:table-cell office:value-type="float" office:value="1018.71687897933" calcext:value-type="float">
            <text:p>1018.7168789793</text:p>
          </table:table-cell>
          <table:table-cell office:value-type="float" office:value="0" calcext:value-type="float">
            <text:p>0</text:p>
          </table:table-cell>
          <table:table-cell office:value-type="float" office:value="985.693924022687" calcext:value-type="float">
            <text:p>985.6939240227</text:p>
          </table:table-cell>
          <table:table-cell office:value-type="float" office:value="1062.23972972503" calcext:value-type="float">
            <text:p>1062.239729725</text:p>
          </table:table-cell>
          <table:table-cell office:value-type="float" office:value="1000.5179931257" calcext:value-type="float">
            <text:p>1000.5179931257</text:p>
          </table:table-cell>
          <table:table-cell office:value-type="float" office:value="1033.24057232549" calcext:value-type="float">
            <text:p>1033.2405723255</text:p>
          </table:table-cell>
          <table:table-cell office:value-type="float" office:value="1014.13024954985" calcext:value-type="float">
            <text:p>1014.1302495499</text:p>
          </table:table-cell>
          <table:table-cell office:value-type="float" office:value="1016.474697121" calcext:value-type="float">
            <text:p>1016.474697121</text:p>
          </table:table-cell>
          <table:table-cell office:value-type="float" office:value="0" calcext:value-type="float">
            <text:p>0</text:p>
          </table:table-cell>
          <table:table-cell office:value-type="float" office:value="1067.40966403732" calcext:value-type="float">
            <text:p>1067.4096640373</text:p>
          </table:table-cell>
          <table:table-cell office:value-type="float" office:value="1066.559003302" calcext:value-type="float">
            <text:p>1066.559003302</text:p>
          </table:table-cell>
          <table:table-cell office:value-type="float" office:value="1019.8279393645" calcext:value-type="float">
            <text:p>1019.8279393645</text:p>
          </table:table-cell>
          <table:table-cell office:value-type="float" office:value="1034.27858796208" calcext:value-type="float">
            <text:p>1034.2785879621</text:p>
          </table:table-cell>
          <table:table-cell office:value-type="float" office:value="1050.48559118596" calcext:value-type="float">
            <text:p>1050.485591186</text:p>
          </table:table-cell>
          <table:table-cell office:value-type="float" office:value="1074.72882968606" calcext:value-type="float">
            <text:p>1074.7288296861</text:p>
          </table:table-cell>
          <table:table-cell office:value-type="float" office:value="0" calcext:value-type="float">
            <text:p>0</text:p>
          </table:table-cell>
          <table:table-cell office:value-type="float" office:value="1036.29299266673" calcext:value-type="float">
            <text:p>1036.2929926667</text:p>
          </table:table-cell>
        </table:table-row>
        <table:table-row table:style-name="ro1">
          <table:table-cell office:value-type="float" office:value="1006.52001983136" calcext:value-type="float">
            <text:p>1006.5200198314</text:p>
          </table:table-cell>
          <table:table-cell office:value-type="float" office:value="1005.75516523911" calcext:value-type="float">
            <text:p>1005.7551652391</text:p>
          </table:table-cell>
          <table:table-cell office:value-type="float" office:value="967.127935356368" calcext:value-type="float">
            <text:p>967.1279353564</text:p>
          </table:table-cell>
          <table:table-cell office:value-type="float" office:value="1020.61409590535" calcext:value-type="float">
            <text:p>1020.6140959054</text:p>
          </table:table-cell>
          <table:table-cell office:value-type="float" office:value="0" calcext:value-type="float">
            <text:p>0</text:p>
          </table:table-cell>
          <table:table-cell office:value-type="float" office:value="990.854957824872" calcext:value-type="float">
            <text:p>990.8549578249</text:p>
          </table:table-cell>
          <table:table-cell office:value-type="float" office:value="1044.7853921598" calcext:value-type="float">
            <text:p>1044.7853921598</text:p>
          </table:table-cell>
          <table:table-cell office:value-type="float" office:value="1004.41143817107" calcext:value-type="float">
            <text:p>1004.4114381711</text:p>
          </table:table-cell>
          <table:table-cell office:value-type="float" office:value="1030.50417268317" calcext:value-type="float">
            <text:p>1030.5041726832</text:p>
          </table:table-cell>
          <table:table-cell office:value-type="float" office:value="993.815460073894" calcext:value-type="float">
            <text:p>993.8154600739</text:p>
          </table:table-cell>
          <table:table-cell office:value-type="float" office:value="1016.12295350775" calcext:value-type="float">
            <text:p>1016.1229535078</text:p>
          </table:table-cell>
          <table:table-cell office:value-type="float" office:value="0" calcext:value-type="float">
            <text:p>0</text:p>
          </table:table-cell>
          <table:table-cell office:value-type="float" office:value="1067.7079390104" calcext:value-type="float">
            <text:p>1067.7079390104</text:p>
          </table:table-cell>
          <table:table-cell office:value-type="float" office:value="1059.9533147378" calcext:value-type="float">
            <text:p>1059.9533147378</text:p>
          </table:table-cell>
          <table:table-cell office:value-type="float" office:value="1028.13880369429" calcext:value-type="float">
            <text:p>1028.1388036943</text:p>
          </table:table-cell>
          <table:table-cell office:value-type="float" office:value="1033.35639171777" calcext:value-type="float">
            <text:p>1033.3563917178</text:p>
          </table:table-cell>
          <table:table-cell office:value-type="float" office:value="1042.60549151658" calcext:value-type="float">
            <text:p>1042.6054915166</text:p>
          </table:table-cell>
          <table:table-cell office:value-type="float" office:value="1074.72509577118" calcext:value-type="float">
            <text:p>1074.7250957712</text:p>
          </table:table-cell>
          <table:table-cell office:value-type="float" office:value="0" calcext:value-type="float">
            <text:p>0</text:p>
          </table:table-cell>
          <table:table-cell office:value-type="float" office:value="1036.2933010906" calcext:value-type="float">
            <text:p>1036.2933010906</text:p>
          </table:table-cell>
        </table:table-row>
        <table:table-row table:style-name="ro1">
          <table:table-cell office:value-type="float" office:value="1006.6457750801" calcext:value-type="float">
            <text:p>1006.6457750801</text:p>
          </table:table-cell>
          <table:table-cell office:value-type="float" office:value="1006.58501431232" calcext:value-type="float">
            <text:p>1006.5850143123</text:p>
          </table:table-cell>
          <table:table-cell office:value-type="float" office:value="0" calcext:value-type="float">
            <text:p>0</text:p>
          </table:table-cell>
          <table:table-cell office:value-type="float" office:value="1024.30326658771" calcext:value-type="float">
            <text:p>1024.30326658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2.33593178995" calcext:value-type="float">
            <text:p>1022.33593179</text:p>
          </table:table-cell>
          <table:table-cell office:value-type="float" office:value="0" calcext:value-type="float">
            <text:p>0</text:p>
          </table:table-cell>
          <table:table-cell office:value-type="float" office:value="1016.53898094215" calcext:value-type="float">
            <text:p>1016.5389809422</text:p>
          </table:table-cell>
          <table:table-cell office:value-type="float" office:value="0" calcext:value-type="float">
            <text:p>0</text:p>
          </table:table-cell>
          <table:table-cell office:value-type="float" office:value="1067.36558404851" calcext:value-type="float">
            <text:p>1067.3655840485</text:p>
          </table:table-cell>
          <table:table-cell office:value-type="float" office:value="1060.04357331977" calcext:value-type="float">
            <text:p>1060.0435733198</text:p>
          </table:table-cell>
          <table:table-cell office:value-type="float" office:value="1028.13729175579" calcext:value-type="float">
            <text:p>1028.1372917558</text:p>
          </table:table-cell>
          <table:table-cell office:value-type="float" office:value="1034.19888937041" calcext:value-type="float">
            <text:p>1034.1988893704</text:p>
          </table:table-cell>
          <table:table-cell office:value-type="float" office:value="1025.21247584334" calcext:value-type="float">
            <text:p>1025.2124758433</text:p>
          </table:table-cell>
          <table:table-cell office:value-type="float" office:value="1074.89914758643" calcext:value-type="float">
            <text:p>1074.8991475864</text:p>
          </table:table-cell>
          <table:table-cell office:value-type="float" office:value="0" calcext:value-type="float">
            <text:p>0</text:p>
          </table:table-cell>
          <table:table-cell office:value-type="float" office:value="1036.24073025368" calcext:value-type="float">
            <text:p>1036.2407302537</text:p>
          </table:table-cell>
        </table:table-row>
        <table:table-row table:style-name="ro1">
          <table:table-cell office:value-type="float" office:value="1006.39117300786" calcext:value-type="float">
            <text:p>1006.3911730079</text:p>
          </table:table-cell>
          <table:table-cell office:value-type="float" office:value="1006.71527948387" calcext:value-type="float">
            <text:p>1006.7152794839</text:p>
          </table:table-cell>
          <table:table-cell office:value-type="float" office:value="0" calcext:value-type="float">
            <text:p>0</text:p>
          </table:table-cell>
          <table:table-cell office:value-type="float" office:value="1009.05911737522" calcext:value-type="float">
            <text:p>1009.05911737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2.33893804285" calcext:value-type="float">
            <text:p>1022.3389380429</text:p>
          </table:table-cell>
          <table:table-cell office:value-type="float" office:value="0" calcext:value-type="float">
            <text:p>0</text:p>
          </table:table-cell>
          <table:table-cell office:value-type="float" office:value="1015.11813619978" calcext:value-type="float">
            <text:p>1015.1181361998</text:p>
          </table:table-cell>
          <table:table-cell office:value-type="float" office:value="0" calcext:value-type="float">
            <text:p>0</text:p>
          </table:table-cell>
          <table:table-cell office:value-type="float" office:value="1065.82274980343" calcext:value-type="float">
            <text:p>1065.8227498034</text:p>
          </table:table-cell>
          <table:table-cell office:value-type="float" office:value="1058.11732361217" calcext:value-type="float">
            <text:p>1058.1173236122</text:p>
          </table:table-cell>
          <table:table-cell office:value-type="float" office:value="1026.48132191683" calcext:value-type="float">
            <text:p>1026.4813219168</text:p>
          </table:table-cell>
          <table:table-cell office:value-type="float" office:value="1034.1711196401" calcext:value-type="float">
            <text:p>1034.1711196401</text:p>
          </table:table-cell>
          <table:table-cell office:value-type="float" office:value="1022.52842842886" calcext:value-type="float">
            <text:p>1022.5284284289</text:p>
          </table:table-cell>
          <table:table-cell office:value-type="float" office:value="1071.14777568651" calcext:value-type="float">
            <text:p>1071.1477756865</text:p>
          </table:table-cell>
          <table:table-cell office:value-type="float" office:value="0" calcext:value-type="float">
            <text:p>0</text:p>
          </table:table-cell>
          <table:table-cell office:value-type="float" office:value="1033.47009518977" calcext:value-type="float">
            <text:p>1033.4700951898</text:p>
          </table:table-cell>
        </table:table-row>
        <table:table-row table:style-name="ro1">
          <table:table-cell office:value-type="float" office:value="1008.62653605943" calcext:value-type="float">
            <text:p>1008.6265360594</text:p>
          </table:table-cell>
          <table:table-cell office:value-type="float" office:value="1004.06166760092" calcext:value-type="float">
            <text:p>1004.0616676009</text:p>
          </table:table-cell>
          <table:table-cell office:value-type="float" office:value="0" calcext:value-type="float">
            <text:p>0</text:p>
          </table:table-cell>
          <table:table-cell office:value-type="float" office:value="1007.79566767001" calcext:value-type="float">
            <text:p>1007.795667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1.89982888464" calcext:value-type="float">
            <text:p>1011.8998288846</text:p>
          </table:table-cell>
          <table:table-cell office:value-type="float" office:value="0" calcext:value-type="float">
            <text:p>0</text:p>
          </table:table-cell>
          <table:table-cell office:value-type="float" office:value="1013.96588483928" calcext:value-type="float">
            <text:p>1013.9658848393</text:p>
          </table:table-cell>
          <table:table-cell office:value-type="float" office:value="0" calcext:value-type="float">
            <text:p>0</text:p>
          </table:table-cell>
          <table:table-cell office:value-type="float" office:value="1063.02561985358" calcext:value-type="float">
            <text:p>1063.0256198536</text:p>
          </table:table-cell>
          <table:table-cell office:value-type="float" office:value="1059.30235704122" calcext:value-type="float">
            <text:p>1059.3023570412</text:p>
          </table:table-cell>
          <table:table-cell office:value-type="float" office:value="1025.97191242863" calcext:value-type="float">
            <text:p>1025.9719124286</text:p>
          </table:table-cell>
          <table:table-cell office:value-type="float" office:value="1035.10036989134" calcext:value-type="float">
            <text:p>1035.1003698913</text:p>
          </table:table-cell>
          <table:table-cell office:value-type="float" office:value="1022.66497625736" calcext:value-type="float">
            <text:p>1022.6649762574</text:p>
          </table:table-cell>
          <table:table-cell office:value-type="float" office:value="1070.01756419586" calcext:value-type="float">
            <text:p>1070.0175641959</text:p>
          </table:table-cell>
          <table:table-cell office:value-type="float" office:value="0" calcext:value-type="float">
            <text:p>0</text:p>
          </table:table-cell>
          <table:table-cell office:value-type="float" office:value="1032.69253538917" calcext:value-type="float">
            <text:p>1032.6925353892</text:p>
          </table:table-cell>
        </table:table-row>
        <table:table-row table:style-name="ro1">
          <table:table-cell office:value-type="float" office:value="988.02787045829" calcext:value-type="float">
            <text:p>988.0278704583</text:p>
          </table:table-cell>
          <table:table-cell office:value-type="float" office:value="999.091347954264" calcext:value-type="float">
            <text:p>999.0913479543</text:p>
          </table:table-cell>
          <table:table-cell office:value-type="float" office:value="0" calcext:value-type="float">
            <text:p>0</text:p>
          </table:table-cell>
          <table:table-cell office:value-type="float" office:value="1006.11845103575" calcext:value-type="float">
            <text:p>1006.11845103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3.02554001244" calcext:value-type="float">
            <text:p>1013.0255400124</text:p>
          </table:table-cell>
          <table:table-cell office:value-type="float" office:value="0" calcext:value-type="float">
            <text:p>0</text:p>
          </table:table-cell>
          <table:table-cell office:value-type="float" office:value="1013.41784682693" calcext:value-type="float">
            <text:p>1013.4178468269</text:p>
          </table:table-cell>
          <table:table-cell office:value-type="float" office:value="0" calcext:value-type="float">
            <text:p>0</text:p>
          </table:table-cell>
          <table:table-cell office:value-type="float" office:value="1062.57771875293" calcext:value-type="float">
            <text:p>1062.5777187529</text:p>
          </table:table-cell>
          <table:table-cell office:value-type="float" office:value="1039.33632480686" calcext:value-type="float">
            <text:p>1039.3363248069</text:p>
          </table:table-cell>
          <table:table-cell office:value-type="float" office:value="1025.38111036466" calcext:value-type="float">
            <text:p>1025.3811103647</text:p>
          </table:table-cell>
          <table:table-cell office:value-type="float" office:value="1040.12623459617" calcext:value-type="float">
            <text:p>1040.1262345962</text:p>
          </table:table-cell>
          <table:table-cell office:value-type="float" office:value="1024.01452349223" calcext:value-type="float">
            <text:p>1024.0145234922</text:p>
          </table:table-cell>
          <table:table-cell office:value-type="float" office:value="1067.65844440571" calcext:value-type="float">
            <text:p>1067.6584444057</text:p>
          </table:table-cell>
          <table:table-cell office:value-type="float" office:value="0" calcext:value-type="float">
            <text:p>0</text:p>
          </table:table-cell>
          <table:table-cell office:value-type="float" office:value="1034.55512108896" calcext:value-type="float">
            <text:p>1034.555121089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067.35814335703" calcext:value-type="float">
            <text:p>1067.358143357</text:p>
          </table:table-cell>
          <table:table-cell office:value-type="float" office:value="0" calcext:value-type="float">
            <text:p>0</text:p>
          </table:table-cell>
          <table:table-cell office:value-type="float" office:value="1025.3810253255" calcext:value-type="float">
            <text:p>1025.3810253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8.72945616776" calcext:value-type="float">
            <text:p>1068.7294561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066.02855079501" calcext:value-type="float">
            <text:p>1066.028550795</text:p>
          </table:table-cell>
          <table:table-cell office:value-type="float" office:value="0" calcext:value-type="float">
            <text:p>0</text:p>
          </table:table-cell>
          <table:table-cell office:value-type="float" office:value="1025.65093731202" calcext:value-type="float">
            <text:p>1025.650937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7.83471919001" calcext:value-type="float">
            <text:p>1067.83471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066.40126029813" calcext:value-type="float">
            <text:p>1066.4012602981</text:p>
          </table:table-cell>
          <table:table-cell office:value-type="float" office:value="0" calcext:value-type="float">
            <text:p>0</text:p>
          </table:table-cell>
          <table:table-cell office:value-type="float" office:value="1021.7405168536" calcext:value-type="float">
            <text:p>1021.7405168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5.35322530304" calcext:value-type="float">
            <text:p>1065.3532253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067.07161299901" calcext:value-type="float">
            <text:p>1067.071612999</text:p>
          </table:table-cell>
          <table:table-cell office:value-type="float" office:value="0" calcext:value-type="float">
            <text:p>0</text:p>
          </table:table-cell>
          <table:table-cell office:value-type="float" office:value="1020.77846387093" calcext:value-type="float">
            <text:p>1020.7784638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5.35084546105" calcext:value-type="float">
            <text:p>1065.35084546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066.16198536269" calcext:value-type="float">
            <text:p>1066.16198536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5.32901824619" calcext:value-type="float">
            <text:p>1065.3290182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065.66382278949" calcext:value-type="float">
            <text:p>1065.66382278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5.11631882067" calcext:value-type="float">
            <text:p>1065.11631882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063.94725763822" calcext:value-type="float">
            <text:p>1063.94725763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3.40484487863" calcext:value-type="float">
            <text:p>1053.40484487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046.50224703789" calcext:value-type="float">
            <text:p>1046.50224703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3.24574088236" calcext:value-type="float">
            <text:p>1053.24574088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18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float" office:value="347.805980540179" calcext:value-type="float">
            <text:p>347.8059805402</text:p>
          </table:table-cell>
          <table:table-cell office:value-type="float" office:value="340.996666799526" calcext:value-type="float">
            <text:p>340.9966667995</text:p>
          </table:table-cell>
          <table:table-cell office:value-type="float" office:value="345.878660233921" calcext:value-type="float">
            <text:p>345.8786602339</text:p>
          </table:table-cell>
          <table:table-cell office:value-type="float" office:value="327.074212969958" calcext:value-type="float">
            <text:p>327.07421297</text:p>
          </table:table-cell>
          <table:table-cell office:value-type="float" office:value="351.284381228685" calcext:value-type="float">
            <text:p>351.2843812287</text:p>
          </table:table-cell>
          <table:table-cell office:value-type="float" office:value="345.641526268085" calcext:value-type="float">
            <text:p>345.6415262681</text:p>
          </table:table-cell>
          <table:table-cell office:value-type="float" office:value="348.398786130933" calcext:value-type="float">
            <text:p>348.3987861309</text:p>
          </table:table-cell>
          <table:table-cell office:value-type="float" office:value="335.815236707064" calcext:value-type="float">
            <text:p>335.8152367071</text:p>
          </table:table-cell>
          <table:table-cell office:value-type="float" office:value="350.836716248097" calcext:value-type="float">
            <text:p>350.8367162481</text:p>
          </table:table-cell>
          <table:table-cell office:value-type="float" office:value="341.333333333331" calcext:value-type="float">
            <text:p>341.3333333333</text:p>
          </table:table-cell>
          <table:table-cell office:value-type="float" office:value="343.736087395161" calcext:value-type="float">
            <text:p>343.7360873952</text:p>
          </table:table-cell>
          <table:table-cell office:value-type="float" office:value="346.170514919636" calcext:value-type="float">
            <text:p>346.1705149196</text:p>
          </table:table-cell>
          <table:table-cell office:value-type="float" office:value="347.580676366827" calcext:value-type="float">
            <text:p>347.5806763668</text:p>
          </table:table-cell>
          <table:table-cell office:value-type="float" office:value="336.431801366306" calcext:value-type="float">
            <text:p>336.4318013663</text:p>
          </table:table-cell>
          <table:table-cell office:value-type="float" office:value="355.853767810046" calcext:value-type="float">
            <text:p>355.85376781</text:p>
          </table:table-cell>
          <table:table-cell office:value-type="float" office:value="344.368838439056" calcext:value-type="float">
            <text:p>344.3688384391</text:p>
          </table:table-cell>
          <table:table-cell office:value-type="float" office:value="339.876256722603" calcext:value-type="float">
            <text:p>339.8762567226</text:p>
          </table:table-cell>
          <table:table-cell office:value-type="float" office:value="345.713677831176" calcext:value-type="float">
            <text:p>345.7136778312</text:p>
          </table:table-cell>
          <table:table-cell office:value-type="float" office:value="341.907564231167" calcext:value-type="float">
            <text:p>341.9075642312</text:p>
          </table:table-cell>
          <table:table-cell office:value-type="float" office:value="344.853121955035" calcext:value-type="float">
            <text:p>344.853121955</text:p>
          </table:table-cell>
        </table:table-row>
        <table:table-row table:style-name="ro1">
          <table:table-cell office:value-type="float" office:value="363.720748675067" calcext:value-type="float">
            <text:p>363.7207486751</text:p>
          </table:table-cell>
          <table:table-cell office:value-type="float" office:value="341.84358812091" calcext:value-type="float">
            <text:p>341.8435881209</text:p>
          </table:table-cell>
          <table:table-cell office:value-type="float" office:value="353.487727422395" calcext:value-type="float">
            <text:p>353.4877274224</text:p>
          </table:table-cell>
          <table:table-cell office:value-type="float" office:value="334.395951412965" calcext:value-type="float">
            <text:p>334.395951413</text:p>
          </table:table-cell>
          <table:table-cell office:value-type="float" office:value="364.196938477955" calcext:value-type="float">
            <text:p>364.196938478</text:p>
          </table:table-cell>
          <table:table-cell office:value-type="float" office:value="359.597147535955" calcext:value-type="float">
            <text:p>359.597147536</text:p>
          </table:table-cell>
          <table:table-cell office:value-type="float" office:value="348.585893813045" calcext:value-type="float">
            <text:p>348.585893813</text:p>
          </table:table-cell>
          <table:table-cell office:value-type="float" office:value="333.537013366194" calcext:value-type="float">
            <text:p>333.5370133662</text:p>
          </table:table-cell>
          <table:table-cell office:value-type="float" office:value="351.993219030274" calcext:value-type="float">
            <text:p>351.9932190303</text:p>
          </table:table-cell>
          <table:table-cell office:value-type="float" office:value="347.383321103981" calcext:value-type="float">
            <text:p>347.383321104</text:p>
          </table:table-cell>
          <table:table-cell office:value-type="float" office:value="351.588003847571" calcext:value-type="float">
            <text:p>351.5880038476</text:p>
          </table:table-cell>
          <table:table-cell office:value-type="float" office:value="359.581332060343" calcext:value-type="float">
            <text:p>359.5813320603</text:p>
          </table:table-cell>
          <table:table-cell office:value-type="float" office:value="347.781068167528" calcext:value-type="float">
            <text:p>347.7810681675</text:p>
          </table:table-cell>
          <table:table-cell office:value-type="float" office:value="333.66236246338" calcext:value-type="float">
            <text:p>333.6623624634</text:p>
          </table:table-cell>
          <table:table-cell office:value-type="float" office:value="358.296142610779" calcext:value-type="float">
            <text:p>358.2961426108</text:p>
          </table:table-cell>
          <table:table-cell office:value-type="float" office:value="342.582102867674" calcext:value-type="float">
            <text:p>342.5821028677</text:p>
          </table:table-cell>
          <table:table-cell office:value-type="float" office:value="337.700481021777" calcext:value-type="float">
            <text:p>337.7004810218</text:p>
          </table:table-cell>
          <table:table-cell office:value-type="float" office:value="358.98788501233" calcext:value-type="float">
            <text:p>358.9878850123</text:p>
          </table:table-cell>
          <table:table-cell office:value-type="float" office:value="349.706782796916" calcext:value-type="float">
            <text:p>349.7067827969</text:p>
          </table:table-cell>
          <table:table-cell office:value-type="float" office:value="344.853121955035" calcext:value-type="float">
            <text:p>344.853121955</text:p>
          </table:table-cell>
        </table:table-row>
        <table:table-row table:style-name="ro1">
          <table:table-cell office:value-type="float" office:value="368.511536494383" calcext:value-type="float">
            <text:p>368.5115364944</text:p>
          </table:table-cell>
          <table:table-cell office:value-type="float" office:value="342.650775620201" calcext:value-type="float">
            <text:p>342.6507756202</text:p>
          </table:table-cell>
          <table:table-cell office:value-type="float" office:value="354.086874550306" calcext:value-type="float">
            <text:p>354.0868745503</text:p>
          </table:table-cell>
          <table:table-cell office:value-type="float" office:value="332.923041592502" calcext:value-type="float">
            <text:p>332.9230415925</text:p>
          </table:table-cell>
          <table:table-cell office:value-type="float" office:value="368.10806447106" calcext:value-type="float">
            <text:p>368.1080644711</text:p>
          </table:table-cell>
          <table:table-cell office:value-type="float" office:value="359.562071978005" calcext:value-type="float">
            <text:p>359.562071978</text:p>
          </table:table-cell>
          <table:table-cell office:value-type="float" office:value="349.500497064246" calcext:value-type="float">
            <text:p>349.5004970642</text:p>
          </table:table-cell>
          <table:table-cell office:value-type="float" office:value="342.980951645756" calcext:value-type="float">
            <text:p>342.9809516458</text:p>
          </table:table-cell>
          <table:table-cell office:value-type="float" office:value="347.583769179328" calcext:value-type="float">
            <text:p>347.5837691793</text:p>
          </table:table-cell>
          <table:table-cell office:value-type="float" office:value="347.121198304555" calcext:value-type="float">
            <text:p>347.1211983046</text:p>
          </table:table-cell>
          <table:table-cell office:value-type="float" office:value="340.195009934761" calcext:value-type="float">
            <text:p>340.1950099348</text:p>
          </table:table-cell>
          <table:table-cell office:value-type="float" office:value="368.996122834015" calcext:value-type="float">
            <text:p>368.996122834</text:p>
          </table:table-cell>
          <table:table-cell office:value-type="float" office:value="346.192214769741" calcext:value-type="float">
            <text:p>346.1922147697</text:p>
          </table:table-cell>
          <table:table-cell office:value-type="float" office:value="335.46724706212" calcext:value-type="float">
            <text:p>335.4672470621</text:p>
          </table:table-cell>
          <table:table-cell office:value-type="float" office:value="359.033399553741" calcext:value-type="float">
            <text:p>359.0333995537</text:p>
          </table:table-cell>
          <table:table-cell office:value-type="float" office:value="341.314187625616" calcext:value-type="float">
            <text:p>341.3141876256</text:p>
          </table:table-cell>
          <table:table-cell office:value-type="float" office:value="345.948668403163" calcext:value-type="float">
            <text:p>345.9486684032</text:p>
          </table:table-cell>
          <table:table-cell office:value-type="float" office:value="358.239280837087" calcext:value-type="float">
            <text:p>358.2392808371</text:p>
          </table:table-cell>
          <table:table-cell office:value-type="float" office:value="363.456189012849" calcext:value-type="float">
            <text:p>363.4561890128</text:p>
          </table:table-cell>
          <table:table-cell office:value-type="float" office:value="346.972549023372" calcext:value-type="float">
            <text:p>346.9725490234</text:p>
          </table:table-cell>
        </table:table-row>
        <table:table-row table:style-name="ro1">
          <table:table-cell office:value-type="float" office:value="377.877915742096" calcext:value-type="float">
            <text:p>377.8779157421</text:p>
          </table:table-cell>
          <table:table-cell office:value-type="float" office:value="343.675902110705" calcext:value-type="float">
            <text:p>343.6759021107</text:p>
          </table:table-cell>
          <table:table-cell office:value-type="float" office:value="353.595570552332" calcext:value-type="float">
            <text:p>353.5955705523</text:p>
          </table:table-cell>
          <table:table-cell office:value-type="float" office:value="339.958655215979" calcext:value-type="float">
            <text:p>339.958655216</text:p>
          </table:table-cell>
          <table:table-cell office:value-type="float" office:value="368.10806447106" calcext:value-type="float">
            <text:p>368.1080644711</text:p>
          </table:table-cell>
          <table:table-cell office:value-type="float" office:value="360.603760293089" calcext:value-type="float">
            <text:p>360.6037602931</text:p>
          </table:table-cell>
          <table:table-cell office:value-type="float" office:value="348.854351071643" calcext:value-type="float">
            <text:p>348.8543510716</text:p>
          </table:table-cell>
          <table:table-cell office:value-type="float" office:value="344.117382837268" calcext:value-type="float">
            <text:p>344.1173828373</text:p>
          </table:table-cell>
          <table:table-cell office:value-type="float" office:value="347.087329351536" calcext:value-type="float">
            <text:p>347.0873293515</text:p>
          </table:table-cell>
          <table:table-cell office:value-type="float" office:value="351.842752487649" calcext:value-type="float">
            <text:p>351.8427524876</text:p>
          </table:table-cell>
          <table:table-cell office:value-type="float" office:value="338.128416094354" calcext:value-type="float">
            <text:p>338.1284160944</text:p>
          </table:table-cell>
          <table:table-cell office:value-type="float" office:value="368.787025455681" calcext:value-type="float">
            <text:p>368.7870254557</text:p>
          </table:table-cell>
          <table:table-cell office:value-type="float" office:value="362.459870110708" calcext:value-type="float">
            <text:p>362.4598701107</text:p>
          </table:table-cell>
          <table:table-cell office:value-type="float" office:value="339.484816189037" calcext:value-type="float">
            <text:p>339.484816189</text:p>
          </table:table-cell>
          <table:table-cell office:value-type="float" office:value="363.168112449815" calcext:value-type="float">
            <text:p>363.1681124498</text:p>
          </table:table-cell>
          <table:table-cell office:value-type="float" office:value="344.732728975884" calcext:value-type="float">
            <text:p>344.7327289759</text:p>
          </table:table-cell>
          <table:table-cell office:value-type="float" office:value="346.495491956058" calcext:value-type="float">
            <text:p>346.4954919561</text:p>
          </table:table-cell>
          <table:table-cell office:value-type="float" office:value="360.977807057205" calcext:value-type="float">
            <text:p>360.9778070572</text:p>
          </table:table-cell>
          <table:table-cell office:value-type="float" office:value="363.535359488109" calcext:value-type="float">
            <text:p>363.5353594881</text:p>
          </table:table-cell>
          <table:table-cell office:value-type="float" office:value="346.972549023372" calcext:value-type="float">
            <text:p>346.9725490234</text:p>
          </table:table-cell>
        </table:table-row>
        <table:table-row table:style-name="ro1">
          <table:table-cell office:value-type="float" office:value="376.893143002376" calcext:value-type="float">
            <text:p>376.8931430024</text:p>
          </table:table-cell>
          <table:table-cell office:value-type="float" office:value="360.141227120449" calcext:value-type="float">
            <text:p>360.1412271204</text:p>
          </table:table-cell>
          <table:table-cell office:value-type="float" office:value="356.290057581562" calcext:value-type="float">
            <text:p>356.2900575816</text:p>
          </table:table-cell>
          <table:table-cell office:value-type="float" office:value="343.768742559526" calcext:value-type="float">
            <text:p>343.7687425595</text:p>
          </table:table-cell>
          <table:table-cell office:value-type="float" office:value="372.873554448385" calcext:value-type="float">
            <text:p>372.8735544484</text:p>
          </table:table-cell>
          <table:table-cell office:value-type="float" office:value="363.387168500046" calcext:value-type="float">
            <text:p>363.3871685</text:p>
          </table:table-cell>
          <table:table-cell office:value-type="float" office:value="348.546596521982" calcext:value-type="float">
            <text:p>348.546596522</text:p>
          </table:table-cell>
          <table:table-cell office:value-type="float" office:value="344.117382837268" calcext:value-type="float">
            <text:p>344.1173828373</text:p>
          </table:table-cell>
          <table:table-cell office:value-type="float" office:value="346.989034657614" calcext:value-type="float">
            <text:p>346.9890346576</text:p>
          </table:table-cell>
          <table:table-cell office:value-type="float" office:value="351.435102993347" calcext:value-type="float">
            <text:p>351.4351029933</text:p>
          </table:table-cell>
          <table:table-cell office:value-type="float" office:value="337.202560771355" calcext:value-type="float">
            <text:p>337.2025607714</text:p>
          </table:table-cell>
          <table:table-cell office:value-type="float" office:value="370.519979038809" calcext:value-type="float">
            <text:p>370.5199790388</text:p>
          </table:table-cell>
          <table:table-cell office:value-type="float" office:value="363.360968175666" calcext:value-type="float">
            <text:p>363.3609681757</text:p>
          </table:table-cell>
          <table:table-cell office:value-type="float" office:value="339.72285068971" calcext:value-type="float">
            <text:p>339.7228506897</text:p>
          </table:table-cell>
          <table:table-cell office:value-type="float" office:value="379.22539096835" calcext:value-type="float">
            <text:p>379.2253909684</text:p>
          </table:table-cell>
          <table:table-cell office:value-type="float" office:value="357.383562009924" calcext:value-type="float">
            <text:p>357.3835620099</text:p>
          </table:table-cell>
          <table:table-cell office:value-type="float" office:value="343.392366742237" calcext:value-type="float">
            <text:p>343.3923667422</text:p>
          </table:table-cell>
          <table:table-cell office:value-type="float" office:value="361.424867263909" calcext:value-type="float">
            <text:p>361.4248672639</text:p>
          </table:table-cell>
          <table:table-cell office:value-type="float" office:value="367.66713078727" calcext:value-type="float">
            <text:p>367.6671307873</text:p>
          </table:table-cell>
          <table:table-cell office:value-type="float" office:value="346.972549023372" calcext:value-type="float">
            <text:p>346.9725490234</text:p>
          </table:table-cell>
        </table:table-row>
        <table:table-row table:style-name="ro1">
          <table:table-cell office:value-type="float" office:value="378.352874858099" calcext:value-type="float">
            <text:p>378.3528748581</text:p>
          </table:table-cell>
          <table:table-cell office:value-type="float" office:value="361.295433706365" calcext:value-type="float">
            <text:p>361.2954337064</text:p>
          </table:table-cell>
          <table:table-cell office:value-type="float" office:value="362.483542978281" calcext:value-type="float">
            <text:p>362.4835429783</text:p>
          </table:table-cell>
          <table:table-cell office:value-type="float" office:value="364.792297387479" calcext:value-type="float">
            <text:p>364.7922973875</text:p>
          </table:table-cell>
          <table:table-cell office:value-type="float" office:value="372.873554448385" calcext:value-type="float">
            <text:p>372.8735544484</text:p>
          </table:table-cell>
          <table:table-cell office:value-type="float" office:value="374.661031263172" calcext:value-type="float">
            <text:p>374.6610312632</text:p>
          </table:table-cell>
          <table:table-cell office:value-type="float" office:value="350.306398853132" calcext:value-type="float">
            <text:p>350.3063988531</text:p>
          </table:table-cell>
          <table:table-cell office:value-type="float" office:value="362.698242136156" calcext:value-type="float">
            <text:p>362.6982421362</text:p>
          </table:table-cell>
          <table:table-cell office:value-type="float" office:value="346.334961272872" calcext:value-type="float">
            <text:p>346.3349612729</text:p>
          </table:table-cell>
          <table:table-cell office:value-type="float" office:value="350.38541583951" calcext:value-type="float">
            <text:p>350.3854158395</text:p>
          </table:table-cell>
          <table:table-cell office:value-type="float" office:value="338.222701108361" calcext:value-type="float">
            <text:p>338.2227011084</text:p>
          </table:table-cell>
          <table:table-cell office:value-type="float" office:value="373.911767839477" calcext:value-type="float">
            <text:p>373.9117678395</text:p>
          </table:table-cell>
          <table:table-cell office:value-type="float" office:value="363.255432047646" calcext:value-type="float">
            <text:p>363.2554320476</text:p>
          </table:table-cell>
          <table:table-cell office:value-type="float" office:value="342.868061718535" calcext:value-type="float">
            <text:p>342.8680617185</text:p>
          </table:table-cell>
          <table:table-cell office:value-type="float" office:value="365.366649896966" calcext:value-type="float">
            <text:p>365.366649897</text:p>
          </table:table-cell>
          <table:table-cell office:value-type="float" office:value="357.317358266767" calcext:value-type="float">
            <text:p>357.3173582668</text:p>
          </table:table-cell>
          <table:table-cell office:value-type="float" office:value="343.702209568595" calcext:value-type="float">
            <text:p>343.7022095686</text:p>
          </table:table-cell>
          <table:table-cell office:value-type="float" office:value="360.2984717582" calcext:value-type="float">
            <text:p>360.2984717582</text:p>
          </table:table-cell>
          <table:table-cell office:value-type="float" office:value="367.80078519408" calcext:value-type="float">
            <text:p>367.8007851941</text:p>
          </table:table-cell>
          <table:table-cell office:value-type="float" office:value="348.791392040171" calcext:value-type="float">
            <text:p>348.7913920402</text:p>
          </table:table-cell>
        </table:table-row>
        <table:table-row table:style-name="ro1">
          <table:table-cell office:value-type="float" office:value="377.047623374517" calcext:value-type="float">
            <text:p>377.0476233745</text:p>
          </table:table-cell>
          <table:table-cell office:value-type="float" office:value="363.056705144596" calcext:value-type="float">
            <text:p>363.0567051446</text:p>
          </table:table-cell>
          <table:table-cell office:value-type="float" office:value="362.760558053782" calcext:value-type="float">
            <text:p>362.7605580538</text:p>
          </table:table-cell>
          <table:table-cell office:value-type="float" office:value="365.619451735493" calcext:value-type="float">
            <text:p>365.6194517355</text:p>
          </table:table-cell>
          <table:table-cell office:value-type="float" office:value="376.568556697283" calcext:value-type="float">
            <text:p>376.5685566973</text:p>
          </table:table-cell>
          <table:table-cell office:value-type="float" office:value="388.779301251062" calcext:value-type="float">
            <text:p>388.7793012511</text:p>
          </table:table-cell>
          <table:table-cell office:value-type="float" office:value="351.336828954533" calcext:value-type="float">
            <text:p>351.3368289545</text:p>
          </table:table-cell>
          <table:table-cell office:value-type="float" office:value="356.874602411704" calcext:value-type="float">
            <text:p>356.8746024117</text:p>
          </table:table-cell>
          <table:table-cell office:value-type="float" office:value="351.434423939734" calcext:value-type="float">
            <text:p>351.4344239397</text:p>
          </table:table-cell>
          <table:table-cell office:value-type="float" office:value="351.959664327171" calcext:value-type="float">
            <text:p>351.9596643272</text:p>
          </table:table-cell>
          <table:table-cell office:value-type="float" office:value="339.182628050858" calcext:value-type="float">
            <text:p>339.1826280509</text:p>
          </table:table-cell>
          <table:table-cell office:value-type="float" office:value="375.848706893314" calcext:value-type="float">
            <text:p>375.8487068933</text:p>
          </table:table-cell>
          <table:table-cell office:value-type="float" office:value="364.847521438499" calcext:value-type="float">
            <text:p>364.8475214385</text:p>
          </table:table-cell>
          <table:table-cell office:value-type="float" office:value="344.305147666693" calcext:value-type="float">
            <text:p>344.3051476667</text:p>
          </table:table-cell>
          <table:table-cell office:value-type="float" office:value="371.910991982735" calcext:value-type="float">
            <text:p>371.9109919827</text:p>
          </table:table-cell>
          <table:table-cell office:value-type="float" office:value="357.726634708413" calcext:value-type="float">
            <text:p>357.7266347084</text:p>
          </table:table-cell>
          <table:table-cell office:value-type="float" office:value="349.371821203101" calcext:value-type="float">
            <text:p>349.3718212031</text:p>
          </table:table-cell>
          <table:table-cell office:value-type="float" office:value="357.588890530288" calcext:value-type="float">
            <text:p>357.5888905303</text:p>
          </table:table-cell>
          <table:table-cell office:value-type="float" office:value="367.790761005767" calcext:value-type="float">
            <text:p>367.7907610058</text:p>
          </table:table-cell>
          <table:table-cell office:value-type="float" office:value="347.799474100599" calcext:value-type="float">
            <text:p>347.7994741006</text:p>
          </table:table-cell>
        </table:table-row>
        <table:table-row table:style-name="ro1">
          <table:table-cell office:value-type="float" office:value="376.964489668387" calcext:value-type="float">
            <text:p>376.9644896684</text:p>
          </table:table-cell>
          <table:table-cell office:value-type="float" office:value="361.768638850567" calcext:value-type="float">
            <text:p>361.7686388506</text:p>
          </table:table-cell>
          <table:table-cell office:value-type="float" office:value="364.197952589845" calcext:value-type="float">
            <text:p>364.1979525898</text:p>
          </table:table-cell>
          <table:table-cell office:value-type="float" office:value="369.7313926078" calcext:value-type="float">
            <text:p>369.7313926078</text:p>
          </table:table-cell>
          <table:table-cell office:value-type="float" office:value="382.002787708468" calcext:value-type="float">
            <text:p>382.0027877085</text:p>
          </table:table-cell>
          <table:table-cell office:value-type="float" office:value="403.917669792095" calcext:value-type="float">
            <text:p>403.9176697921</text:p>
          </table:table-cell>
          <table:table-cell office:value-type="float" office:value="350.496055166169" calcext:value-type="float">
            <text:p>350.4960551662</text:p>
          </table:table-cell>
          <table:table-cell office:value-type="float" office:value="373.642143993217" calcext:value-type="float">
            <text:p>373.6421439932</text:p>
          </table:table-cell>
          <table:table-cell office:value-type="float" office:value="350.314455029184" calcext:value-type="float">
            <text:p>350.3144550292</text:p>
          </table:table-cell>
          <table:table-cell office:value-type="float" office:value="353.663221421798" calcext:value-type="float">
            <text:p>353.6632214218</text:p>
          </table:table-cell>
          <table:table-cell office:value-type="float" office:value="337.756605267767" calcext:value-type="float">
            <text:p>337.7566052678</text:p>
          </table:table-cell>
          <table:table-cell office:value-type="float" office:value="385.986176844987" calcext:value-type="float">
            <text:p>385.986176845</text:p>
          </table:table-cell>
          <table:table-cell office:value-type="float" office:value="364.950755680971" calcext:value-type="float">
            <text:p>364.950755681</text:p>
          </table:table-cell>
          <table:table-cell office:value-type="float" office:value="343.059168450111" calcext:value-type="float">
            <text:p>343.0591684501</text:p>
          </table:table-cell>
          <table:table-cell office:value-type="float" office:value="375.291011368531" calcext:value-type="float">
            <text:p>375.2910113685</text:p>
          </table:table-cell>
          <table:table-cell office:value-type="float" office:value="367.57106070793" calcext:value-type="float">
            <text:p>367.5710607079</text:p>
          </table:table-cell>
          <table:table-cell office:value-type="float" office:value="361.782802593082" calcext:value-type="float">
            <text:p>361.7828025931</text:p>
          </table:table-cell>
          <table:table-cell office:value-type="float" office:value="357.075668308837" calcext:value-type="float">
            <text:p>357.0756683088</text:p>
          </table:table-cell>
          <table:table-cell office:value-type="float" office:value="377.534900478238" calcext:value-type="float">
            <text:p>377.5349004782</text:p>
          </table:table-cell>
          <table:table-cell office:value-type="float" office:value="348.28913154014" calcext:value-type="float">
            <text:p>348.2891315401</text:p>
          </table:table-cell>
        </table:table-row>
        <table:table-row table:style-name="ro1">
          <table:table-cell office:value-type="float" office:value="378.695687775591" calcext:value-type="float">
            <text:p>378.6956877756</text:p>
          </table:table-cell>
          <table:table-cell office:value-type="float" office:value="363.04909174052" calcext:value-type="float">
            <text:p>363.0490917405</text:p>
          </table:table-cell>
          <table:table-cell office:value-type="float" office:value="376.591134261255" calcext:value-type="float">
            <text:p>376.5911342613</text:p>
          </table:table-cell>
          <table:table-cell office:value-type="float" office:value="370.619247405533" calcext:value-type="float">
            <text:p>370.6192474055</text:p>
          </table:table-cell>
          <table:table-cell office:value-type="float" office:value="384.901400562337" calcext:value-type="float">
            <text:p>384.9014005623</text:p>
          </table:table-cell>
          <table:table-cell office:value-type="float" office:value="407.719928982608" calcext:value-type="float">
            <text:p>407.7199289826</text:p>
          </table:table-cell>
          <table:table-cell office:value-type="float" office:value="350.642075353945" calcext:value-type="float">
            <text:p>350.6420753539</text:p>
          </table:table-cell>
          <table:table-cell office:value-type="float" office:value="376.716763798772" calcext:value-type="float">
            <text:p>376.7167637988</text:p>
          </table:table-cell>
          <table:table-cell office:value-type="float" office:value="361.148348791734" calcext:value-type="float">
            <text:p>361.1483487917</text:p>
          </table:table-cell>
          <table:table-cell office:value-type="float" office:value="353.543328453745" calcext:value-type="float">
            <text:p>353.5433284537</text:p>
          </table:table-cell>
          <table:table-cell office:value-type="float" office:value="345.546501248536" calcext:value-type="float">
            <text:p>345.5465012485</text:p>
          </table:table-cell>
          <table:table-cell office:value-type="float" office:value="387.386367373016" calcext:value-type="float">
            <text:p>387.386367373</text:p>
          </table:table-cell>
          <table:table-cell office:value-type="float" office:value="364.969133301255" calcext:value-type="float">
            <text:p>364.9691333013</text:p>
          </table:table-cell>
          <table:table-cell office:value-type="float" office:value="342.454498792943" calcext:value-type="float">
            <text:p>342.4544987929</text:p>
          </table:table-cell>
          <table:table-cell office:value-type="float" office:value="375.451071915604" calcext:value-type="float">
            <text:p>375.4510719156</text:p>
          </table:table-cell>
          <table:table-cell office:value-type="float" office:value="365.127117276057" calcext:value-type="float">
            <text:p>365.1271172761</text:p>
          </table:table-cell>
          <table:table-cell office:value-type="float" office:value="361.140331093912" calcext:value-type="float">
            <text:p>361.1403310939</text:p>
          </table:table-cell>
          <table:table-cell office:value-type="float" office:value="357.086124789768" calcext:value-type="float">
            <text:p>357.0861247898</text:p>
          </table:table-cell>
          <table:table-cell office:value-type="float" office:value="379.9538393244" calcext:value-type="float">
            <text:p>379.9538393244</text:p>
          </table:table-cell>
          <table:table-cell office:value-type="float" office:value="353.629321337946" calcext:value-type="float">
            <text:p>353.6293213379</text:p>
          </table:table-cell>
        </table:table-row>
        <table:table-row table:style-name="ro1">
          <table:table-cell office:value-type="float" office:value="379.239481897254" calcext:value-type="float">
            <text:p>379.2394818973</text:p>
          </table:table-cell>
          <table:table-cell office:value-type="float" office:value="370.452596729085" calcext:value-type="float">
            <text:p>370.4525967291</text:p>
          </table:table-cell>
          <table:table-cell office:value-type="float" office:value="386.335347743442" calcext:value-type="float">
            <text:p>386.3353477434</text:p>
          </table:table-cell>
          <table:table-cell office:value-type="float" office:value="371.178739849393" calcext:value-type="float">
            <text:p>371.1787398494</text:p>
          </table:table-cell>
          <table:table-cell office:value-type="float" office:value="387.281840375246" calcext:value-type="float">
            <text:p>387.2818403752</text:p>
          </table:table-cell>
          <table:table-cell office:value-type="float" office:value="408.355325056229" calcext:value-type="float">
            <text:p>408.3553250562</text:p>
          </table:table-cell>
          <table:table-cell office:value-type="float" office:value="350.61424163261" calcext:value-type="float">
            <text:p>350.6142416326</text:p>
          </table:table-cell>
          <table:table-cell office:value-type="float" office:value="376.046605451704" calcext:value-type="float">
            <text:p>376.0466054517</text:p>
          </table:table-cell>
          <table:table-cell office:value-type="float" office:value="362.925798383805" calcext:value-type="float">
            <text:p>362.9257983838</text:p>
          </table:table-cell>
          <table:table-cell office:value-type="float" office:value="352.696307313041" calcext:value-type="float">
            <text:p>352.696307313</text:p>
          </table:table-cell>
          <table:table-cell office:value-type="float" office:value="346.26092980759" calcext:value-type="float">
            <text:p>346.2609298076</text:p>
          </table:table-cell>
          <table:table-cell office:value-type="float" office:value="389.409477012879" calcext:value-type="float">
            <text:p>389.4094770129</text:p>
          </table:table-cell>
          <table:table-cell office:value-type="float" office:value="367.238539374514" calcext:value-type="float">
            <text:p>367.2385393745</text:p>
          </table:table-cell>
          <table:table-cell office:value-type="float" office:value="336.894735843451" calcext:value-type="float">
            <text:p>336.8947358435</text:p>
          </table:table-cell>
          <table:table-cell office:value-type="float" office:value="376.29040696223" calcext:value-type="float">
            <text:p>376.2904069622</text:p>
          </table:table-cell>
          <table:table-cell office:value-type="float" office:value="364.018251436395" calcext:value-type="float">
            <text:p>364.0182514364</text:p>
          </table:table-cell>
          <table:table-cell office:value-type="float" office:value="360.53030453697" calcext:value-type="float">
            <text:p>360.530304537</text:p>
          </table:table-cell>
          <table:table-cell office:value-type="float" office:value="341.780303456167" calcext:value-type="float">
            <text:p>341.7803034562</text:p>
          </table:table-cell>
          <table:table-cell office:value-type="float" office:value="387.57319282605" calcext:value-type="float">
            <text:p>387.5731928261</text:p>
          </table:table-cell>
          <table:table-cell office:value-type="float" office:value="353.916580014946" calcext:value-type="float">
            <text:p>353.9165800149</text:p>
          </table:table-cell>
        </table:table-row>
        <table:table-row table:style-name="ro1">
          <table:table-cell office:value-type="float" office:value="378.330075202761" calcext:value-type="float">
            <text:p>378.3300752028</text:p>
          </table:table-cell>
          <table:table-cell office:value-type="float" office:value="371.119938457972" calcext:value-type="float">
            <text:p>371.119938458</text:p>
          </table:table-cell>
          <table:table-cell office:value-type="float" office:value="388.624926507751" calcext:value-type="float">
            <text:p>388.6249265078</text:p>
          </table:table-cell>
          <table:table-cell office:value-type="float" office:value="370.448476156912" calcext:value-type="float">
            <text:p>370.4484761569</text:p>
          </table:table-cell>
          <table:table-cell office:value-type="float" office:value="392.542208781327" calcext:value-type="float">
            <text:p>392.5422087813</text:p>
          </table:table-cell>
          <table:table-cell office:value-type="float" office:value="408.355325056229" calcext:value-type="float">
            <text:p>408.3553250562</text:p>
          </table:table-cell>
          <table:table-cell office:value-type="float" office:value="350.640794171844" calcext:value-type="float">
            <text:p>350.6407941718</text:p>
          </table:table-cell>
          <table:table-cell office:value-type="float" office:value="373.845773460111" calcext:value-type="float">
            <text:p>373.8457734601</text:p>
          </table:table-cell>
          <table:table-cell office:value-type="float" office:value="363.671476449639" calcext:value-type="float">
            <text:p>363.6714764496</text:p>
          </table:table-cell>
          <table:table-cell office:value-type="float" office:value="350.795359762791" calcext:value-type="float">
            <text:p>350.7953597628</text:p>
          </table:table-cell>
          <table:table-cell office:value-type="float" office:value="351.714803997444" calcext:value-type="float">
            <text:p>351.7148039974</text:p>
          </table:table-cell>
          <table:table-cell office:value-type="float" office:value="390.025574499641" calcext:value-type="float">
            <text:p>390.0255744996</text:p>
          </table:table-cell>
          <table:table-cell office:value-type="float" office:value="366.713226325415" calcext:value-type="float">
            <text:p>366.7132263254</text:p>
          </table:table-cell>
          <table:table-cell office:value-type="float" office:value="337.547805787585" calcext:value-type="float">
            <text:p>337.5478057876</text:p>
          </table:table-cell>
          <table:table-cell office:value-type="float" office:value="378.14379844909" calcext:value-type="float">
            <text:p>378.1437984491</text:p>
          </table:table-cell>
          <table:table-cell office:value-type="float" office:value="370.979159483185" calcext:value-type="float">
            <text:p>370.9791594832</text:p>
          </table:table-cell>
          <table:table-cell office:value-type="float" office:value="351.246750074999" calcext:value-type="float">
            <text:p>351.246750075</text:p>
          </table:table-cell>
          <table:table-cell office:value-type="float" office:value="341.872128182735" calcext:value-type="float">
            <text:p>341.8721281827</text:p>
          </table:table-cell>
          <table:table-cell office:value-type="float" office:value="386.58765733767" calcext:value-type="float">
            <text:p>386.5876573377</text:p>
          </table:table-cell>
          <table:table-cell office:value-type="float" office:value="353.916580014946" calcext:value-type="float">
            <text:p>353.9165800149</text:p>
          </table:table-cell>
        </table:table-row>
        <table:table-row table:style-name="ro1">
          <table:table-cell office:value-type="float" office:value="378.685566256049" calcext:value-type="float">
            <text:p>378.685566256</text:p>
          </table:table-cell>
          <table:table-cell office:value-type="float" office:value="371.742603055529" calcext:value-type="float">
            <text:p>371.7426030555</text:p>
          </table:table-cell>
          <table:table-cell office:value-type="float" office:value="388.494368553253" calcext:value-type="float">
            <text:p>388.4943685533</text:p>
          </table:table-cell>
          <table:table-cell office:value-type="float" office:value="373.121024868412" calcext:value-type="float">
            <text:p>373.1210248684</text:p>
          </table:table-cell>
          <table:table-cell office:value-type="float" office:value="399.115113348586" calcext:value-type="float">
            <text:p>399.1151133486</text:p>
          </table:table-cell>
          <table:table-cell office:value-type="float" office:value="404.645681159269" calcext:value-type="float">
            <text:p>404.6456811593</text:p>
          </table:table-cell>
          <table:table-cell office:value-type="float" office:value="353.544407320412" calcext:value-type="float">
            <text:p>353.5444073204</text:p>
          </table:table-cell>
          <table:table-cell office:value-type="float" office:value="387.651732738211" calcext:value-type="float">
            <text:p>387.6517327382</text:p>
          </table:table-cell>
          <table:table-cell office:value-type="float" office:value="364.167369612675" calcext:value-type="float">
            <text:p>364.1673696127</text:p>
          </table:table-cell>
          <table:table-cell office:value-type="float" office:value="361.517447798386" calcext:value-type="float">
            <text:p>361.5174477984</text:p>
          </table:table-cell>
          <table:table-cell office:value-type="float" office:value="352.600249646899" calcext:value-type="float">
            <text:p>352.6002496469</text:p>
          </table:table-cell>
          <table:table-cell office:value-type="float" office:value="390.025574499641" calcext:value-type="float">
            <text:p>390.0255744996</text:p>
          </table:table-cell>
          <table:table-cell office:value-type="float" office:value="365.692946646339" calcext:value-type="float">
            <text:p>365.6929466463</text:p>
          </table:table-cell>
          <table:table-cell office:value-type="float" office:value="335.370014978059" calcext:value-type="float">
            <text:p>335.3700149781</text:p>
          </table:table-cell>
          <table:table-cell office:value-type="float" office:value="373.884796736119" calcext:value-type="float">
            <text:p>373.8847967361</text:p>
          </table:table-cell>
          <table:table-cell office:value-type="float" office:value="375.842890057093" calcext:value-type="float">
            <text:p>375.8428900571</text:p>
          </table:table-cell>
          <table:table-cell office:value-type="float" office:value="355.574105232829" calcext:value-type="float">
            <text:p>355.5741052328</text:p>
          </table:table-cell>
          <table:table-cell office:value-type="float" office:value="341.082544658156" calcext:value-type="float">
            <text:p>341.0825446582</text:p>
          </table:table-cell>
          <table:table-cell office:value-type="float" office:value="388.885123768541" calcext:value-type="float">
            <text:p>388.8851237685</text:p>
          </table:table-cell>
          <table:table-cell office:value-type="float" office:value="353.817432413372" calcext:value-type="float">
            <text:p>353.8174324134</text:p>
          </table:table-cell>
        </table:table-row>
        <table:table-row table:style-name="ro1">
          <table:table-cell office:value-type="float" office:value="380.193671661054" calcext:value-type="float">
            <text:p>380.1936716611</text:p>
          </table:table-cell>
          <table:table-cell office:value-type="float" office:value="372.402303879576" calcext:value-type="float">
            <text:p>372.4023038796</text:p>
          </table:table-cell>
          <table:table-cell office:value-type="float" office:value="388.884439094035" calcext:value-type="float">
            <text:p>388.884439094</text:p>
          </table:table-cell>
          <table:table-cell office:value-type="float" office:value="371.337872634835" calcext:value-type="float">
            <text:p>371.3378726348</text:p>
          </table:table-cell>
          <table:table-cell office:value-type="float" office:value="389.803559063811" calcext:value-type="float">
            <text:p>389.8035590638</text:p>
          </table:table-cell>
          <table:table-cell office:value-type="float" office:value="412.421742574949" calcext:value-type="float">
            <text:p>412.4217425749</text:p>
          </table:table-cell>
          <table:table-cell office:value-type="float" office:value="354.185797137879" calcext:value-type="float">
            <text:p>354.1857971379</text:p>
          </table:table-cell>
          <table:table-cell office:value-type="float" office:value="386.582062185997" calcext:value-type="float">
            <text:p>386.582062186</text:p>
          </table:table-cell>
          <table:table-cell office:value-type="float" office:value="364.403245093746" calcext:value-type="float">
            <text:p>364.4032450937</text:p>
          </table:table-cell>
          <table:table-cell office:value-type="float" office:value="366.928447811405" calcext:value-type="float">
            <text:p>366.9284478114</text:p>
          </table:table-cell>
          <table:table-cell office:value-type="float" office:value="352.600655706997" calcext:value-type="float">
            <text:p>352.600655707</text:p>
          </table:table-cell>
          <table:table-cell office:value-type="float" office:value="395.943982178405" calcext:value-type="float">
            <text:p>395.9439821784</text:p>
          </table:table-cell>
          <table:table-cell office:value-type="float" office:value="365.240488055334" calcext:value-type="float">
            <text:p>365.2404880553</text:p>
          </table:table-cell>
          <table:table-cell office:value-type="float" office:value="335.727998054298" calcext:value-type="float">
            <text:p>335.7279980543</text:p>
          </table:table-cell>
          <table:table-cell office:value-type="float" office:value="379.739480853464" calcext:value-type="float">
            <text:p>379.7394808535</text:p>
          </table:table-cell>
          <table:table-cell office:value-type="float" office:value="395.323439973056" calcext:value-type="float">
            <text:p>395.3234399731</text:p>
          </table:table-cell>
          <table:table-cell office:value-type="float" office:value="354.02975150871" calcext:value-type="float">
            <text:p>354.0297515087</text:p>
          </table:table-cell>
          <table:table-cell office:value-type="float" office:value="347.440513884419" calcext:value-type="float">
            <text:p>347.4405138844</text:p>
          </table:table-cell>
          <table:table-cell office:value-type="float" office:value="407.786568725013" calcext:value-type="float">
            <text:p>407.786568725</text:p>
          </table:table-cell>
          <table:table-cell office:value-type="float" office:value="371.021025054878" calcext:value-type="float">
            <text:p>371.0210250549</text:p>
          </table:table-cell>
        </table:table-row>
        <table:table-row table:style-name="ro1">
          <table:table-cell office:value-type="float" office:value="380.150385972505" calcext:value-type="float">
            <text:p>380.1503859725</text:p>
          </table:table-cell>
          <table:table-cell office:value-type="float" office:value="373.257581082863" calcext:value-type="float">
            <text:p>373.2575810829</text:p>
          </table:table-cell>
          <table:table-cell office:value-type="float" office:value="395.017576732852" calcext:value-type="float">
            <text:p>395.0175767329</text:p>
          </table:table-cell>
          <table:table-cell office:value-type="float" office:value="382.449587484412" calcext:value-type="float">
            <text:p>382.4495874844</text:p>
          </table:table-cell>
          <table:table-cell office:value-type="float" office:value="390.89665593793" calcext:value-type="float">
            <text:p>390.8966559379</text:p>
          </table:table-cell>
          <table:table-cell office:value-type="float" office:value="411.854135247732" calcext:value-type="float">
            <text:p>411.8541352477</text:p>
          </table:table-cell>
          <table:table-cell office:value-type="float" office:value="355.75929363851" calcext:value-type="float">
            <text:p>355.7592936385</text:p>
          </table:table-cell>
          <table:table-cell office:value-type="float" office:value="386.122888491406" calcext:value-type="float">
            <text:p>386.1228884914</text:p>
          </table:table-cell>
          <table:table-cell office:value-type="float" office:value="365.551892631168" calcext:value-type="float">
            <text:p>365.5518926312</text:p>
          </table:table-cell>
          <table:table-cell office:value-type="float" office:value="369.126182657139" calcext:value-type="float">
            <text:p>369.1261826571</text:p>
          </table:table-cell>
          <table:table-cell office:value-type="float" office:value="352.448175747028" calcext:value-type="float">
            <text:p>352.448175747</text:p>
          </table:table-cell>
          <table:table-cell office:value-type="float" office:value="386.15188776917" calcext:value-type="float">
            <text:p>386.1518877692</text:p>
          </table:table-cell>
          <table:table-cell office:value-type="float" office:value="367.057700769537" calcext:value-type="float">
            <text:p>367.0577007695</text:p>
          </table:table-cell>
          <table:table-cell office:value-type="float" office:value="329.997630913754" calcext:value-type="float">
            <text:p>329.9976309138</text:p>
          </table:table-cell>
          <table:table-cell office:value-type="float" office:value="379.257703284183" calcext:value-type="float">
            <text:p>379.2577032842</text:p>
          </table:table-cell>
          <table:table-cell office:value-type="float" office:value="394.98765286739" calcext:value-type="float">
            <text:p>394.9876528674</text:p>
          </table:table-cell>
          <table:table-cell office:value-type="float" office:value="352.514236195566" calcext:value-type="float">
            <text:p>352.5142361956</text:p>
          </table:table-cell>
          <table:table-cell office:value-type="float" office:value="344.864890786389" calcext:value-type="float">
            <text:p>344.8648907864</text:p>
          </table:table-cell>
          <table:table-cell office:value-type="float" office:value="412.391878379498" calcext:value-type="float">
            <text:p>412.3918783795</text:p>
          </table:table-cell>
          <table:table-cell office:value-type="float" office:value="373.506437067509" calcext:value-type="float">
            <text:p>373.5064370675</text:p>
          </table:table-cell>
        </table:table-row>
        <table:table-row table:style-name="ro1">
          <table:table-cell office:value-type="float" office:value="398.387257529272" calcext:value-type="float">
            <text:p>398.3872575293</text:p>
          </table:table-cell>
          <table:table-cell office:value-type="float" office:value="387.201838713632" calcext:value-type="float">
            <text:p>387.2018387136</text:p>
          </table:table-cell>
          <table:table-cell office:value-type="float" office:value="395.07900424688" calcext:value-type="float">
            <text:p>395.0790042469</text:p>
          </table:table-cell>
          <table:table-cell office:value-type="float" office:value="382.514854313119" calcext:value-type="float">
            <text:p>382.5148543131</text:p>
          </table:table-cell>
          <table:table-cell office:value-type="float" office:value="392.236765283059" calcext:value-type="float">
            <text:p>392.2367652831</text:p>
          </table:table-cell>
          <table:table-cell office:value-type="float" office:value="413.42490384927" calcext:value-type="float">
            <text:p>413.4249038493</text:p>
          </table:table-cell>
          <table:table-cell office:value-type="float" office:value="355.53761701386" calcext:value-type="float">
            <text:p>355.5376170139</text:p>
          </table:table-cell>
          <table:table-cell office:value-type="float" office:value="386.959355637461" calcext:value-type="float">
            <text:p>386.9593556375</text:p>
          </table:table-cell>
          <table:table-cell office:value-type="float" office:value="366.003357055487" calcext:value-type="float">
            <text:p>366.0033570555</text:p>
          </table:table-cell>
          <table:table-cell office:value-type="float" office:value="369.345010315817" calcext:value-type="float">
            <text:p>369.3450103158</text:p>
          </table:table-cell>
          <table:table-cell office:value-type="float" office:value="353.886966182623" calcext:value-type="float">
            <text:p>353.8869661826</text:p>
          </table:table-cell>
          <table:table-cell office:value-type="float" office:value="386.15188776917" calcext:value-type="float">
            <text:p>386.1518877692</text:p>
          </table:table-cell>
          <table:table-cell office:value-type="float" office:value="368.691002563486" calcext:value-type="float">
            <text:p>368.6910025635</text:p>
          </table:table-cell>
          <table:table-cell office:value-type="float" office:value="327.147838798707" calcext:value-type="float">
            <text:p>327.1478387987</text:p>
          </table:table-cell>
          <table:table-cell office:value-type="float" office:value="387.484106150765" calcext:value-type="float">
            <text:p>387.4841061508</text:p>
          </table:table-cell>
          <table:table-cell office:value-type="float" office:value="394.98765286739" calcext:value-type="float">
            <text:p>394.9876528674</text:p>
          </table:table-cell>
          <table:table-cell office:value-type="float" office:value="351.488828188448" calcext:value-type="float">
            <text:p>351.4888281884</text:p>
          </table:table-cell>
          <table:table-cell office:value-type="float" office:value="341.002328576365" calcext:value-type="float">
            <text:p>341.0023285764</text:p>
          </table:table-cell>
          <table:table-cell office:value-type="float" office:value="411.992063028635" calcext:value-type="float">
            <text:p>411.9920630286</text:p>
          </table:table-cell>
          <table:table-cell office:value-type="float" office:value="374.153000442216" calcext:value-type="float">
            <text:p>374.1530004422</text:p>
          </table:table-cell>
        </table:table-row>
        <table:table-row table:style-name="ro1">
          <table:table-cell office:value-type="float" office:value="399.268462361157" calcext:value-type="float">
            <text:p>399.2684623612</text:p>
          </table:table-cell>
          <table:table-cell office:value-type="float" office:value="387.635417063165" calcext:value-type="float">
            <text:p>387.6354170632</text:p>
          </table:table-cell>
          <table:table-cell office:value-type="float" office:value="395.296856341343" calcext:value-type="float">
            <text:p>395.2968563413</text:p>
          </table:table-cell>
          <table:table-cell office:value-type="float" office:value="392.521891977833" calcext:value-type="float">
            <text:p>392.5218919778</text:p>
          </table:table-cell>
          <table:table-cell office:value-type="float" office:value="392.625918869108" calcext:value-type="float">
            <text:p>392.6259188691</text:p>
          </table:table-cell>
          <table:table-cell office:value-type="float" office:value="413.387467933825" calcext:value-type="float">
            <text:p>413.3874679338</text:p>
          </table:table-cell>
          <table:table-cell office:value-type="float" office:value="356.119344732343" calcext:value-type="float">
            <text:p>356.1193447323</text:p>
          </table:table-cell>
          <table:table-cell office:value-type="float" office:value="391.893906789529" calcext:value-type="float">
            <text:p>391.8939067895</text:p>
          </table:table-cell>
          <table:table-cell office:value-type="float" office:value="367.843886004433" calcext:value-type="float">
            <text:p>367.8438860044</text:p>
          </table:table-cell>
          <table:table-cell office:value-type="float" office:value="370.393425347835" calcext:value-type="float">
            <text:p>370.3934253478</text:p>
          </table:table-cell>
          <table:table-cell office:value-type="float" office:value="354.177864309625" calcext:value-type="float">
            <text:p>354.1778643096</text:p>
          </table:table-cell>
          <table:table-cell office:value-type="float" office:value="384.420993924448" calcext:value-type="float">
            <text:p>384.4209939244</text:p>
          </table:table-cell>
          <table:table-cell office:value-type="float" office:value="370.013919348119" calcext:value-type="float">
            <text:p>370.0139193481</text:p>
          </table:table-cell>
          <table:table-cell office:value-type="float" office:value="338.233131698708" calcext:value-type="float">
            <text:p>338.2331316987</text:p>
          </table:table-cell>
          <table:table-cell office:value-type="float" office:value="401.569559277989" calcext:value-type="float">
            <text:p>401.569559278</text:p>
          </table:table-cell>
          <table:table-cell office:value-type="float" office:value="398.77837263424" calcext:value-type="float">
            <text:p>398.7783726342</text:p>
          </table:table-cell>
          <table:table-cell office:value-type="float" office:value="349.725611915357" calcext:value-type="float">
            <text:p>349.7256119154</text:p>
          </table:table-cell>
          <table:table-cell office:value-type="float" office:value="337.942663668506" calcext:value-type="float">
            <text:p>337.9426636685</text:p>
          </table:table-cell>
          <table:table-cell office:value-type="float" office:value="411.790471768275" calcext:value-type="float">
            <text:p>411.7904717683</text:p>
          </table:table-cell>
          <table:table-cell office:value-type="float" office:value="372.76628268927" calcext:value-type="float">
            <text:p>372.7662826893</text:p>
          </table:table-cell>
        </table:table-row>
        <table:table-row table:style-name="ro1">
          <table:table-cell office:value-type="float" office:value="399.538859751876" calcext:value-type="float">
            <text:p>399.5388597519</text:p>
          </table:table-cell>
          <table:table-cell office:value-type="float" office:value="396.739103786345" calcext:value-type="float">
            <text:p>396.7391037863</text:p>
          </table:table-cell>
          <table:table-cell office:value-type="float" office:value="397.532221889023" calcext:value-type="float">
            <text:p>397.532221889</text:p>
          </table:table-cell>
          <table:table-cell office:value-type="float" office:value="395.538711916266" calcext:value-type="float">
            <text:p>395.5387119163</text:p>
          </table:table-cell>
          <table:table-cell office:value-type="float" office:value="402.312174739157" calcext:value-type="float">
            <text:p>402.3121747392</text:p>
          </table:table-cell>
          <table:table-cell office:value-type="float" office:value="415.603726144523" calcext:value-type="float">
            <text:p>415.6037261445</text:p>
          </table:table-cell>
          <table:table-cell office:value-type="float" office:value="356.074769938435" calcext:value-type="float">
            <text:p>356.0747699384</text:p>
          </table:table-cell>
          <table:table-cell office:value-type="float" office:value="401.703445974844" calcext:value-type="float">
            <text:p>401.7034459748</text:p>
          </table:table-cell>
          <table:table-cell office:value-type="float" office:value="368.533017946513" calcext:value-type="float">
            <text:p>368.5330179465</text:p>
          </table:table-cell>
          <table:table-cell office:value-type="float" office:value="373.265676334386" calcext:value-type="float">
            <text:p>373.2656763344</text:p>
          </table:table-cell>
          <table:table-cell office:value-type="float" office:value="354.537544000333" calcext:value-type="float">
            <text:p>354.5375440003</text:p>
          </table:table-cell>
          <table:table-cell office:value-type="float" office:value="386.1190382406" calcext:value-type="float">
            <text:p>386.1190382406</text:p>
          </table:table-cell>
          <table:table-cell office:value-type="float" office:value="369.347193333317" calcext:value-type="float">
            <text:p>369.3471933333</text:p>
          </table:table-cell>
          <table:table-cell office:value-type="float" office:value="337.195576470206" calcext:value-type="float">
            <text:p>337.1955764702</text:p>
          </table:table-cell>
          <table:table-cell office:value-type="float" office:value="401.70628921059" calcext:value-type="float">
            <text:p>401.7062892106</text:p>
          </table:table-cell>
          <table:table-cell office:value-type="float" office:value="399.198731816996" calcext:value-type="float">
            <text:p>399.198731817</text:p>
          </table:table-cell>
          <table:table-cell office:value-type="float" office:value="350.209267657008" calcext:value-type="float">
            <text:p>350.209267657</text:p>
          </table:table-cell>
          <table:table-cell office:value-type="float" office:value="336.301260816913" calcext:value-type="float">
            <text:p>336.3012608169</text:p>
          </table:table-cell>
          <table:table-cell office:value-type="float" office:value="412.023451006316" calcext:value-type="float">
            <text:p>412.0234510063</text:p>
          </table:table-cell>
          <table:table-cell office:value-type="float" office:value="373.846370446126" calcext:value-type="float">
            <text:p>373.8463704461</text:p>
          </table:table-cell>
        </table:table-row>
        <table:table-row table:style-name="ro1">
          <table:table-cell office:value-type="float" office:value="407.337232340216" calcext:value-type="float">
            <text:p>407.3372323402</text:p>
          </table:table-cell>
          <table:table-cell office:value-type="float" office:value="392.895958794067" calcext:value-type="float">
            <text:p>392.8959587941</text:p>
          </table:table-cell>
          <table:table-cell office:value-type="float" office:value="399.061294019169" calcext:value-type="float">
            <text:p>399.0612940192</text:p>
          </table:table-cell>
          <table:table-cell office:value-type="float" office:value="392.514043974894" calcext:value-type="float">
            <text:p>392.5140439749</text:p>
          </table:table-cell>
          <table:table-cell office:value-type="float" office:value="402.232212620153" calcext:value-type="float">
            <text:p>402.2322126202</text:p>
          </table:table-cell>
          <table:table-cell office:value-type="float" office:value="415.223749863817" calcext:value-type="float">
            <text:p>415.2237498638</text:p>
          </table:table-cell>
          <table:table-cell office:value-type="float" office:value="358.30794983689" calcext:value-type="float">
            <text:p>358.3079498369</text:p>
          </table:table-cell>
          <table:table-cell office:value-type="float" office:value="407.394381560572" calcext:value-type="float">
            <text:p>407.3943815606</text:p>
          </table:table-cell>
          <table:table-cell office:value-type="float" office:value="365.608692296944" calcext:value-type="float">
            <text:p>365.6086922969</text:p>
          </table:table-cell>
          <table:table-cell office:value-type="float" office:value="374.353717133731" calcext:value-type="float">
            <text:p>374.3537171337</text:p>
          </table:table-cell>
          <table:table-cell office:value-type="float" office:value="362.07160198499" calcext:value-type="float">
            <text:p>362.071601985</text:p>
          </table:table-cell>
          <table:table-cell office:value-type="float" office:value="385.69250610665" calcext:value-type="float">
            <text:p>385.6925061067</text:p>
          </table:table-cell>
          <table:table-cell office:value-type="float" office:value="365.92580303837" calcext:value-type="float">
            <text:p>365.9258030384</text:p>
          </table:table-cell>
          <table:table-cell office:value-type="float" office:value="337.236413020282" calcext:value-type="float">
            <text:p>337.2364130203</text:p>
          </table:table-cell>
          <table:table-cell office:value-type="float" office:value="407.956390698656" calcext:value-type="float">
            <text:p>407.9563906987</text:p>
          </table:table-cell>
          <table:table-cell office:value-type="float" office:value="386.879064558854" calcext:value-type="float">
            <text:p>386.8790645589</text:p>
          </table:table-cell>
          <table:table-cell office:value-type="float" office:value="349.338669689087" calcext:value-type="float">
            <text:p>349.3386696891</text:p>
          </table:table-cell>
          <table:table-cell office:value-type="float" office:value="337.302996268464" calcext:value-type="float">
            <text:p>337.3029962685</text:p>
          </table:table-cell>
          <table:table-cell office:value-type="float" office:value="411.613033405779" calcext:value-type="float">
            <text:p>411.6130334058</text:p>
          </table:table-cell>
          <table:table-cell office:value-type="float" office:value="373.906525973874" calcext:value-type="float">
            <text:p>373.9065259739</text:p>
          </table:table-cell>
        </table:table-row>
        <table:table-row table:style-name="ro1">
          <table:table-cell office:value-type="float" office:value="408.09757476315" calcext:value-type="float">
            <text:p>408.0975747632</text:p>
          </table:table-cell>
          <table:table-cell office:value-type="float" office:value="393.289866020741" calcext:value-type="float">
            <text:p>393.2898660207</text:p>
          </table:table-cell>
          <table:table-cell office:value-type="float" office:value="400.219931989439" calcext:value-type="float">
            <text:p>400.2199319894</text:p>
          </table:table-cell>
          <table:table-cell office:value-type="float" office:value="398.313210110925" calcext:value-type="float">
            <text:p>398.3132101109</text:p>
          </table:table-cell>
          <table:table-cell office:value-type="float" office:value="404.684411236133" calcext:value-type="float">
            <text:p>404.6844112361</text:p>
          </table:table-cell>
          <table:table-cell office:value-type="float" office:value="412.381262647192" calcext:value-type="float">
            <text:p>412.3812626472</text:p>
          </table:table-cell>
          <table:table-cell office:value-type="float" office:value="358.329208828862" calcext:value-type="float">
            <text:p>358.3292088289</text:p>
          </table:table-cell>
          <table:table-cell office:value-type="float" office:value="409.425032557053" calcext:value-type="float">
            <text:p>409.4250325571</text:p>
          </table:table-cell>
          <table:table-cell office:value-type="float" office:value="366.086011127811" calcext:value-type="float">
            <text:p>366.0860111278</text:p>
          </table:table-cell>
          <table:table-cell office:value-type="float" office:value="382.788676172135" calcext:value-type="float">
            <text:p>382.7886761721</text:p>
          </table:table-cell>
          <table:table-cell office:value-type="float" office:value="357.944703888971" calcext:value-type="float">
            <text:p>357.944703889</text:p>
          </table:table-cell>
          <table:table-cell office:value-type="float" office:value="384.94056244333" calcext:value-type="float">
            <text:p>384.9405624433</text:p>
          </table:table-cell>
          <table:table-cell office:value-type="float" office:value="363.850508892107" calcext:value-type="float">
            <text:p>363.8505088921</text:p>
          </table:table-cell>
          <table:table-cell office:value-type="float" office:value="337.348400662479" calcext:value-type="float">
            <text:p>337.3484006625</text:p>
          </table:table-cell>
          <table:table-cell office:value-type="float" office:value="409.379913531978" calcext:value-type="float">
            <text:p>409.379913532</text:p>
          </table:table-cell>
          <table:table-cell office:value-type="float" office:value="389.055566070916" calcext:value-type="float">
            <text:p>389.0555660709</text:p>
          </table:table-cell>
          <table:table-cell office:value-type="float" office:value="354.46312342058" calcext:value-type="float">
            <text:p>354.4631234206</text:p>
          </table:table-cell>
          <table:table-cell office:value-type="float" office:value="337.325179768286" calcext:value-type="float">
            <text:p>337.3251797683</text:p>
          </table:table-cell>
          <table:table-cell office:value-type="float" office:value="411.328577446028" calcext:value-type="float">
            <text:p>411.328577446</text:p>
          </table:table-cell>
          <table:table-cell office:value-type="float" office:value="375.001414260169" calcext:value-type="float">
            <text:p>375.0014142602</text:p>
          </table:table-cell>
        </table:table-row>
        <table:table-row table:style-name="ro1">
          <table:table-cell office:value-type="float" office:value="408.204589165962" calcext:value-type="float">
            <text:p>408.204589166</text:p>
          </table:table-cell>
          <table:table-cell office:value-type="float" office:value="398.652469435645" calcext:value-type="float">
            <text:p>398.6524694356</text:p>
          </table:table-cell>
          <table:table-cell office:value-type="float" office:value="396.975598250359" calcext:value-type="float">
            <text:p>396.9755982504</text:p>
          </table:table-cell>
          <table:table-cell office:value-type="float" office:value="397.863153205726" calcext:value-type="float">
            <text:p>397.8631532057</text:p>
          </table:table-cell>
          <table:table-cell office:value-type="float" office:value="412.693872760032" calcext:value-type="float">
            <text:p>412.69387276</text:p>
          </table:table-cell>
          <table:table-cell office:value-type="float" office:value="412.633092377111" calcext:value-type="float">
            <text:p>412.6330923771</text:p>
          </table:table-cell>
          <table:table-cell office:value-type="float" office:value="355.662607837078" calcext:value-type="float">
            <text:p>355.6626078371</text:p>
          </table:table-cell>
          <table:table-cell office:value-type="float" office:value="414.137581441004" calcext:value-type="float">
            <text:p>414.137581441</text:p>
          </table:table-cell>
          <table:table-cell office:value-type="float" office:value="366.368980643809" calcext:value-type="float">
            <text:p>366.3689806438</text:p>
          </table:table-cell>
          <table:table-cell office:value-type="float" office:value="385.805955446256" calcext:value-type="float">
            <text:p>385.8059554463</text:p>
          </table:table-cell>
          <table:table-cell office:value-type="float" office:value="363.751295373069" calcext:value-type="float">
            <text:p>363.7512953731</text:p>
          </table:table-cell>
          <table:table-cell office:value-type="float" office:value="384.919525946319" calcext:value-type="float">
            <text:p>384.9195259463</text:p>
          </table:table-cell>
          <table:table-cell office:value-type="float" office:value="363.664545429553" calcext:value-type="float">
            <text:p>363.6645454296</text:p>
          </table:table-cell>
          <table:table-cell office:value-type="float" office:value="337.4868486648" calcext:value-type="float">
            <text:p>337.4868486648</text:p>
          </table:table-cell>
          <table:table-cell office:value-type="float" office:value="411.03652896706" calcext:value-type="float">
            <text:p>411.0365289671</text:p>
          </table:table-cell>
          <table:table-cell office:value-type="float" office:value="385.909081556235" calcext:value-type="float">
            <text:p>385.9090815562</text:p>
          </table:table-cell>
          <table:table-cell office:value-type="float" office:value="364.76969365526" calcext:value-type="float">
            <text:p>364.7696936553</text:p>
          </table:table-cell>
          <table:table-cell office:value-type="float" office:value="355.3284801038" calcext:value-type="float">
            <text:p>355.3284801038</text:p>
          </table:table-cell>
          <table:table-cell office:value-type="float" office:value="411.362028078361" calcext:value-type="float">
            <text:p>411.3620280784</text:p>
          </table:table-cell>
          <table:table-cell office:value-type="float" office:value="375.514131615336" calcext:value-type="float">
            <text:p>375.5141316153</text:p>
          </table:table-cell>
        </table:table-row>
        <table:table-row table:style-name="ro1">
          <table:table-cell office:value-type="float" office:value="408.73095097058" calcext:value-type="float">
            <text:p>408.7309509706</text:p>
          </table:table-cell>
          <table:table-cell office:value-type="float" office:value="410.542801191662" calcext:value-type="float">
            <text:p>410.5428011917</text:p>
          </table:table-cell>
          <table:table-cell office:value-type="float" office:value="396.779782982703" calcext:value-type="float">
            <text:p>396.7797829827</text:p>
          </table:table-cell>
          <table:table-cell office:value-type="float" office:value="396.82788046736" calcext:value-type="float">
            <text:p>396.8278804674</text:p>
          </table:table-cell>
          <table:table-cell office:value-type="float" office:value="412.448879338398" calcext:value-type="float">
            <text:p>412.4488793384</text:p>
          </table:table-cell>
          <table:table-cell office:value-type="float" office:value="411.461404737326" calcext:value-type="float">
            <text:p>411.4614047373</text:p>
          </table:table-cell>
          <table:table-cell office:value-type="float" office:value="355.662607837078" calcext:value-type="float">
            <text:p>355.6626078371</text:p>
          </table:table-cell>
          <table:table-cell office:value-type="float" office:value="413.98932326247" calcext:value-type="float">
            <text:p>413.9893232625</text:p>
          </table:table-cell>
          <table:table-cell office:value-type="float" office:value="369.163416576153" calcext:value-type="float">
            <text:p>369.1634165762</text:p>
          </table:table-cell>
          <table:table-cell office:value-type="float" office:value="383.512562884762" calcext:value-type="float">
            <text:p>383.5125628848</text:p>
          </table:table-cell>
          <table:table-cell office:value-type="float" office:value="364.798799282154" calcext:value-type="float">
            <text:p>364.7987992822</text:p>
          </table:table-cell>
          <table:table-cell office:value-type="float" office:value="384.919525946319" calcext:value-type="float">
            <text:p>384.9195259463</text:p>
          </table:table-cell>
          <table:table-cell office:value-type="float" office:value="363.691007530968" calcext:value-type="float">
            <text:p>363.691007531</text:p>
          </table:table-cell>
          <table:table-cell office:value-type="float" office:value="337.20681706246" calcext:value-type="float">
            <text:p>337.2068170625</text:p>
          </table:table-cell>
          <table:table-cell office:value-type="float" office:value="412.799438811709" calcext:value-type="float">
            <text:p>412.7994388117</text:p>
          </table:table-cell>
          <table:table-cell office:value-type="float" office:value="386.20407860867" calcext:value-type="float">
            <text:p>386.2040786087</text:p>
          </table:table-cell>
          <table:table-cell office:value-type="float" office:value="364.701271373164" calcext:value-type="float">
            <text:p>364.7012713732</text:p>
          </table:table-cell>
          <table:table-cell office:value-type="float" office:value="360.004861299595" calcext:value-type="float">
            <text:p>360.0048612996</text:p>
          </table:table-cell>
          <table:table-cell office:value-type="float" office:value="416.177168563512" calcext:value-type="float">
            <text:p>416.1771685635</text:p>
          </table:table-cell>
          <table:table-cell office:value-type="float" office:value="375.927127980816" calcext:value-type="float">
            <text:p>375.9271279808</text:p>
          </table:table-cell>
        </table:table-row>
        <table:table-row table:style-name="ro1">
          <table:table-cell office:value-type="float" office:value="408.081283530052" calcext:value-type="float">
            <text:p>408.0812835301</text:p>
          </table:table-cell>
          <table:table-cell office:value-type="float" office:value="421.324440023745" calcext:value-type="float">
            <text:p>421.3244400237</text:p>
          </table:table-cell>
          <table:table-cell office:value-type="float" office:value="401.551711636174" calcext:value-type="float">
            <text:p>401.5517116362</text:p>
          </table:table-cell>
          <table:table-cell office:value-type="float" office:value="396.810861663125" calcext:value-type="float">
            <text:p>396.8108616631</text:p>
          </table:table-cell>
          <table:table-cell office:value-type="float" office:value="412.32364999174" calcext:value-type="float">
            <text:p>412.3236499917</text:p>
          </table:table-cell>
          <table:table-cell office:value-type="float" office:value="411.431479345188" calcext:value-type="float">
            <text:p>411.4314793452</text:p>
          </table:table-cell>
          <table:table-cell office:value-type="float" office:value="356.777539738415" calcext:value-type="float">
            <text:p>356.7775397384</text:p>
          </table:table-cell>
          <table:table-cell office:value-type="float" office:value="416.579648724506" calcext:value-type="float">
            <text:p>416.5796487245</text:p>
          </table:table-cell>
          <table:table-cell office:value-type="float" office:value="380.84838268415" calcext:value-type="float">
            <text:p>380.8483826842</text:p>
          </table:table-cell>
          <table:table-cell office:value-type="float" office:value="385.460155649045" calcext:value-type="float">
            <text:p>385.460155649</text:p>
          </table:table-cell>
          <table:table-cell office:value-type="float" office:value="368.159094343438" calcext:value-type="float">
            <text:p>368.1590943434</text:p>
          </table:table-cell>
          <table:table-cell office:value-type="float" office:value="384.190408499452" calcext:value-type="float">
            <text:p>384.1904084995</text:p>
          </table:table-cell>
          <table:table-cell office:value-type="float" office:value="366.619099423191" calcext:value-type="float">
            <text:p>366.6190994232</text:p>
          </table:table-cell>
          <table:table-cell office:value-type="float" office:value="336.10881939909" calcext:value-type="float">
            <text:p>336.1088193991</text:p>
          </table:table-cell>
          <table:table-cell office:value-type="float" office:value="413.469529430069" calcext:value-type="float">
            <text:p>413.4695294301</text:p>
          </table:table-cell>
          <table:table-cell office:value-type="float" office:value="390.593184037097" calcext:value-type="float">
            <text:p>390.5931840371</text:p>
          </table:table-cell>
          <table:table-cell office:value-type="float" office:value="363.898320401003" calcext:value-type="float">
            <text:p>363.898320401</text:p>
          </table:table-cell>
          <table:table-cell office:value-type="float" office:value="374.505243865832" calcext:value-type="float">
            <text:p>374.5052438658</text:p>
          </table:table-cell>
          <table:table-cell office:value-type="float" office:value="411.412025516195" calcext:value-type="float">
            <text:p>411.4120255162</text:p>
          </table:table-cell>
          <table:table-cell office:value-type="float" office:value="376.217705333191" calcext:value-type="float">
            <text:p>376.2177053332</text:p>
          </table:table-cell>
        </table:table-row>
        <table:table-row table:style-name="ro1">
          <table:table-cell office:value-type="float" office:value="408.06299307663" calcext:value-type="float">
            <text:p>408.0629930766</text:p>
          </table:table-cell>
          <table:table-cell office:value-type="float" office:value="425.966585444951" calcext:value-type="float">
            <text:p>425.966585445</text:p>
          </table:table-cell>
          <table:table-cell office:value-type="float" office:value="414.351316977878" calcext:value-type="float">
            <text:p>414.3513169779</text:p>
          </table:table-cell>
          <table:table-cell office:value-type="float" office:value="397.571310921231" calcext:value-type="float">
            <text:p>397.5713109212</text:p>
          </table:table-cell>
          <table:table-cell office:value-type="float" office:value="412.32364999174" calcext:value-type="float">
            <text:p>412.3236499917</text:p>
          </table:table-cell>
          <table:table-cell office:value-type="float" office:value="412.034757588343" calcext:value-type="float">
            <text:p>412.0347575883</text:p>
          </table:table-cell>
          <table:table-cell office:value-type="float" office:value="357.989708178745" calcext:value-type="float">
            <text:p>357.9897081787</text:p>
          </table:table-cell>
          <table:table-cell office:value-type="float" office:value="421.531678430719" calcext:value-type="float">
            <text:p>421.5316784307</text:p>
          </table:table-cell>
          <table:table-cell office:value-type="float" office:value="381.573337291484" calcext:value-type="float">
            <text:p>381.5733372915</text:p>
          </table:table-cell>
          <table:table-cell office:value-type="float" office:value="383.363436564092" calcext:value-type="float">
            <text:p>383.3634365641</text:p>
          </table:table-cell>
          <table:table-cell office:value-type="float" office:value="367.637172261185" calcext:value-type="float">
            <text:p>367.6371722612</text:p>
          </table:table-cell>
          <table:table-cell office:value-type="float" office:value="401.180083497865" calcext:value-type="float">
            <text:p>401.1800834979</text:p>
          </table:table-cell>
          <table:table-cell office:value-type="float" office:value="367.10341024282" calcext:value-type="float">
            <text:p>367.1034102428</text:p>
          </table:table-cell>
          <table:table-cell office:value-type="float" office:value="337.01307716253" calcext:value-type="float">
            <text:p>337.0130771625</text:p>
          </table:table-cell>
          <table:table-cell office:value-type="float" office:value="416.055109392416" calcext:value-type="float">
            <text:p>416.0551093924</text:p>
          </table:table-cell>
          <table:table-cell office:value-type="float" office:value="391.184015220822" calcext:value-type="float">
            <text:p>391.1840152208</text:p>
          </table:table-cell>
          <table:table-cell office:value-type="float" office:value="371.315922714867" calcext:value-type="float">
            <text:p>371.3159227149</text:p>
          </table:table-cell>
          <table:table-cell office:value-type="float" office:value="374.451993980381" calcext:value-type="float">
            <text:p>374.4519939804</text:p>
          </table:table-cell>
          <table:table-cell office:value-type="float" office:value="410.310515928936" calcext:value-type="float">
            <text:p>410.3105159289</text:p>
          </table:table-cell>
          <table:table-cell office:value-type="float" office:value="375.334683068446" calcext:value-type="float">
            <text:p>375.3346830684</text:p>
          </table:table-cell>
        </table:table-row>
        <table:table-row table:style-name="ro1">
          <table:table-cell office:value-type="float" office:value="408.395864528509" calcext:value-type="float">
            <text:p>408.3958645285</text:p>
          </table:table-cell>
          <table:table-cell office:value-type="float" office:value="426.413650068632" calcext:value-type="float">
            <text:p>426.4136500686</text:p>
          </table:table-cell>
          <table:table-cell office:value-type="float" office:value="416.150296864775" calcext:value-type="float">
            <text:p>416.1502968648</text:p>
          </table:table-cell>
          <table:table-cell office:value-type="float" office:value="396.718506717135" calcext:value-type="float">
            <text:p>396.7185067171</text:p>
          </table:table-cell>
          <table:table-cell office:value-type="float" office:value="0" calcext:value-type="float">
            <text:p>0</text:p>
          </table:table-cell>
          <table:table-cell office:value-type="float" office:value="415.265487566315" calcext:value-type="float">
            <text:p>415.2654875663</text:p>
          </table:table-cell>
          <table:table-cell office:value-type="float" office:value="353.307190347059" calcext:value-type="float">
            <text:p>353.3071903471</text:p>
          </table:table-cell>
          <table:table-cell office:value-type="float" office:value="421.097686439035" calcext:value-type="float">
            <text:p>421.097686439</text:p>
          </table:table-cell>
          <table:table-cell office:value-type="float" office:value="384.185786712297" calcext:value-type="float">
            <text:p>384.1857867123</text:p>
          </table:table-cell>
          <table:table-cell office:value-type="float" office:value="381.618621318166" calcext:value-type="float">
            <text:p>381.6186213182</text:p>
          </table:table-cell>
          <table:table-cell office:value-type="float" office:value="368.802021540846" calcext:value-type="float">
            <text:p>368.8020215408</text:p>
          </table:table-cell>
          <table:table-cell office:value-type="float" office:value="0" calcext:value-type="float">
            <text:p>0</text:p>
          </table:table-cell>
          <table:table-cell office:value-type="float" office:value="367.10341024282" calcext:value-type="float">
            <text:p>367.1034102428</text:p>
          </table:table-cell>
          <table:table-cell office:value-type="float" office:value="338.268989405149" calcext:value-type="float">
            <text:p>338.2689894051</text:p>
          </table:table-cell>
          <table:table-cell office:value-type="float" office:value="415.338613622144" calcext:value-type="float">
            <text:p>415.3386136221</text:p>
          </table:table-cell>
          <table:table-cell office:value-type="float" office:value="392.914747883353" calcext:value-type="float">
            <text:p>392.9147478834</text:p>
          </table:table-cell>
          <table:table-cell office:value-type="float" office:value="371.521182360289" calcext:value-type="float">
            <text:p>371.5211823603</text:p>
          </table:table-cell>
          <table:table-cell office:value-type="float" office:value="371.943935386329" calcext:value-type="float">
            <text:p>371.9439353863</text:p>
          </table:table-cell>
          <table:table-cell office:value-type="float" office:value="0" calcext:value-type="float">
            <text:p>0</text:p>
          </table:table-cell>
          <table:table-cell office:value-type="float" office:value="375.369705152151" calcext:value-type="float">
            <text:p>375.3697051522</text:p>
          </table:table-cell>
        </table:table-row>
        <table:table-row table:style-name="ro1">
          <table:table-cell office:value-type="float" office:value="407.709127548764" calcext:value-type="float">
            <text:p>407.7091275488</text:p>
          </table:table-cell>
          <table:table-cell office:value-type="float" office:value="427.083765574507" calcext:value-type="float">
            <text:p>427.0837655745</text:p>
          </table:table-cell>
          <table:table-cell office:value-type="float" office:value="430.675728797205" calcext:value-type="float">
            <text:p>430.6757287972</text:p>
          </table:table-cell>
          <table:table-cell office:value-type="float" office:value="401.015958266416" calcext:value-type="float">
            <text:p>401.0159582664</text:p>
          </table:table-cell>
          <table:table-cell office:value-type="float" office:value="0" calcext:value-type="float">
            <text:p>0</text:p>
          </table:table-cell>
          <table:table-cell office:value-type="float" office:value="412.13341770966" calcext:value-type="float">
            <text:p>412.1334177097</text:p>
          </table:table-cell>
          <table:table-cell office:value-type="float" office:value="356.33303558069" calcext:value-type="float">
            <text:p>356.3330355807</text:p>
          </table:table-cell>
          <table:table-cell office:value-type="float" office:value="423.414809150704" calcext:value-type="float">
            <text:p>423.4148091507</text:p>
          </table:table-cell>
          <table:table-cell office:value-type="float" office:value="385.722139229621" calcext:value-type="float">
            <text:p>385.7221392296</text:p>
          </table:table-cell>
          <table:table-cell office:value-type="float" office:value="387.029026529177" calcext:value-type="float">
            <text:p>387.0290265292</text:p>
          </table:table-cell>
          <table:table-cell office:value-type="float" office:value="369.446569927158" calcext:value-type="float">
            <text:p>369.4465699272</text:p>
          </table:table-cell>
          <table:table-cell office:value-type="float" office:value="0" calcext:value-type="float">
            <text:p>0</text:p>
          </table:table-cell>
          <table:table-cell office:value-type="float" office:value="370.252596893707" calcext:value-type="float">
            <text:p>370.2525968937</text:p>
          </table:table-cell>
          <table:table-cell office:value-type="float" office:value="338.187165049342" calcext:value-type="float">
            <text:p>338.1871650493</text:p>
          </table:table-cell>
          <table:table-cell office:value-type="float" office:value="413.546254242996" calcext:value-type="float">
            <text:p>413.546254243</text:p>
          </table:table-cell>
          <table:table-cell office:value-type="float" office:value="392.829290072309" calcext:value-type="float">
            <text:p>392.8292900723</text:p>
          </table:table-cell>
          <table:table-cell office:value-type="float" office:value="371.716685159725" calcext:value-type="float">
            <text:p>371.7166851597</text:p>
          </table:table-cell>
          <table:table-cell office:value-type="float" office:value="369.721105669981" calcext:value-type="float">
            <text:p>369.72110567</text:p>
          </table:table-cell>
          <table:table-cell office:value-type="float" office:value="0" calcext:value-type="float">
            <text:p>0</text:p>
          </table:table-cell>
          <table:table-cell office:value-type="float" office:value="375.777720758557" calcext:value-type="float">
            <text:p>375.7777207586</text:p>
          </table:table-cell>
        </table:table-row>
        <table:table-row table:style-name="ro1">
          <table:table-cell office:value-type="float" office:value="407.462868967361" calcext:value-type="float">
            <text:p>407.4628689674</text:p>
          </table:table-cell>
          <table:table-cell office:value-type="float" office:value="422.387304360231" calcext:value-type="float">
            <text:p>422.3873043602</text:p>
          </table:table-cell>
          <table:table-cell office:value-type="float" office:value="434.118138906517" calcext:value-type="float">
            <text:p>434.1181389065</text:p>
          </table:table-cell>
          <table:table-cell office:value-type="float" office:value="399.689603884917" calcext:value-type="float">
            <text:p>399.6896038849</text:p>
          </table:table-cell>
          <table:table-cell office:value-type="float" office:value="0" calcext:value-type="float">
            <text:p>0</text:p>
          </table:table-cell>
          <table:table-cell office:value-type="float" office:value="409.793024026094" calcext:value-type="float">
            <text:p>409.7930240261</text:p>
          </table:table-cell>
          <table:table-cell office:value-type="float" office:value="356.374366082637" calcext:value-type="float">
            <text:p>356.3743660826</text:p>
          </table:table-cell>
          <table:table-cell office:value-type="float" office:value="429.531969217144" calcext:value-type="float">
            <text:p>429.5319692171</text:p>
          </table:table-cell>
          <table:table-cell office:value-type="float" office:value="390.762893467914" calcext:value-type="float">
            <text:p>390.7628934679</text:p>
          </table:table-cell>
          <table:table-cell office:value-type="float" office:value="386.626358877792" calcext:value-type="float">
            <text:p>386.6263588778</text:p>
          </table:table-cell>
          <table:table-cell office:value-type="float" office:value="368.129899177713" calcext:value-type="float">
            <text:p>368.1298991777</text:p>
          </table:table-cell>
          <table:table-cell office:value-type="float" office:value="0" calcext:value-type="float">
            <text:p>0</text:p>
          </table:table-cell>
          <table:table-cell office:value-type="float" office:value="370.252596893707" calcext:value-type="float">
            <text:p>370.2525968937</text:p>
          </table:table-cell>
          <table:table-cell office:value-type="float" office:value="336.695343365857" calcext:value-type="float">
            <text:p>336.6953433659</text:p>
          </table:table-cell>
          <table:table-cell office:value-type="float" office:value="413.55990666414" calcext:value-type="float">
            <text:p>413.5599066641</text:p>
          </table:table-cell>
          <table:table-cell office:value-type="float" office:value="397.714173341194" calcext:value-type="float">
            <text:p>397.7141733412</text:p>
          </table:table-cell>
          <table:table-cell office:value-type="float" office:value="372.301090597743" calcext:value-type="float">
            <text:p>372.3010905977</text:p>
          </table:table-cell>
          <table:table-cell office:value-type="float" office:value="368.115531863336" calcext:value-type="float">
            <text:p>368.1155318633</text:p>
          </table:table-cell>
          <table:table-cell office:value-type="float" office:value="0" calcext:value-type="float">
            <text:p>0</text:p>
          </table:table-cell>
          <table:table-cell office:value-type="float" office:value="375.735480573597" calcext:value-type="float">
            <text:p>375.7354805736</text:p>
          </table:table-cell>
        </table:table-row>
        <table:table-row table:style-name="ro1">
          <table:table-cell office:value-type="float" office:value="407.378941663085" calcext:value-type="float">
            <text:p>407.3789416631</text:p>
          </table:table-cell>
          <table:table-cell office:value-type="float" office:value="422.99946944985" calcext:value-type="float">
            <text:p>422.9994694499</text:p>
          </table:table-cell>
          <table:table-cell office:value-type="float" office:value="434.707409624577" calcext:value-type="float">
            <text:p>434.7074096246</text:p>
          </table:table-cell>
          <table:table-cell office:value-type="float" office:value="398.986350713027" calcext:value-type="float">
            <text:p>398.986350713</text:p>
          </table:table-cell>
          <table:table-cell office:value-type="float" office:value="0" calcext:value-type="float">
            <text:p>0</text:p>
          </table:table-cell>
          <table:table-cell office:value-type="float" office:value="416.139290208887" calcext:value-type="float">
            <text:p>416.1392902089</text:p>
          </table:table-cell>
          <table:table-cell office:value-type="float" office:value="370.628247952808" calcext:value-type="float">
            <text:p>370.6282479528</text:p>
          </table:table-cell>
          <table:table-cell office:value-type="float" office:value="426.59915640826" calcext:value-type="float">
            <text:p>426.5991564083</text:p>
          </table:table-cell>
          <table:table-cell office:value-type="float" office:value="390.823162151631" calcext:value-type="float">
            <text:p>390.8231621516</text:p>
          </table:table-cell>
          <table:table-cell office:value-type="float" office:value="398.748685348678" calcext:value-type="float">
            <text:p>398.7486853487</text:p>
          </table:table-cell>
          <table:table-cell office:value-type="float" office:value="364.831563973033" calcext:value-type="float">
            <text:p>364.831563973</text:p>
          </table:table-cell>
          <table:table-cell office:value-type="float" office:value="0" calcext:value-type="float">
            <text:p>0</text:p>
          </table:table-cell>
          <table:table-cell office:value-type="float" office:value="369.681569133377" calcext:value-type="float">
            <text:p>369.6815691334</text:p>
          </table:table-cell>
          <table:table-cell office:value-type="float" office:value="336.47053134499" calcext:value-type="float">
            <text:p>336.470531345</text:p>
          </table:table-cell>
          <table:table-cell office:value-type="float" office:value="400.007582930305" calcext:value-type="float">
            <text:p>400.0075829303</text:p>
          </table:table-cell>
          <table:table-cell office:value-type="float" office:value="396.543931234304" calcext:value-type="float">
            <text:p>396.5439312343</text:p>
          </table:table-cell>
          <table:table-cell office:value-type="float" office:value="377.175210049847" calcext:value-type="float">
            <text:p>377.1752100498</text:p>
          </table:table-cell>
          <table:table-cell office:value-type="float" office:value="366.019290571778" calcext:value-type="float">
            <text:p>366.0192905718</text:p>
          </table:table-cell>
          <table:table-cell office:value-type="float" office:value="0" calcext:value-type="float">
            <text:p>0</text:p>
          </table:table-cell>
          <table:table-cell office:value-type="float" office:value="375.906088372403" calcext:value-type="float">
            <text:p>375.9060883724</text:p>
          </table:table-cell>
        </table:table-row>
        <table:table-row table:style-name="ro1">
          <table:table-cell office:value-type="float" office:value="408.97919310522" calcext:value-type="float">
            <text:p>408.9791931052</text:p>
          </table:table-cell>
          <table:table-cell office:value-type="float" office:value="421.865291699764" calcext:value-type="float">
            <text:p>421.8652916998</text:p>
          </table:table-cell>
          <table:table-cell office:value-type="float" office:value="0" calcext:value-type="float">
            <text:p>0</text:p>
          </table:table-cell>
          <table:table-cell office:value-type="float" office:value="397.724145975549" calcext:value-type="float">
            <text:p>397.72414597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3.932929406003" calcext:value-type="float">
            <text:p>393.932929406</text:p>
          </table:table-cell>
          <table:table-cell office:value-type="float" office:value="0" calcext:value-type="float">
            <text:p>0</text:p>
          </table:table-cell>
          <table:table-cell office:value-type="float" office:value="365.495909275709" calcext:value-type="float">
            <text:p>365.4959092757</text:p>
          </table:table-cell>
          <table:table-cell office:value-type="float" office:value="0" calcext:value-type="float">
            <text:p>0</text:p>
          </table:table-cell>
          <table:table-cell office:value-type="float" office:value="368.862960945907" calcext:value-type="float">
            <text:p>368.8629609459</text:p>
          </table:table-cell>
          <table:table-cell office:value-type="float" office:value="336.464367022088" calcext:value-type="float">
            <text:p>336.4643670221</text:p>
          </table:table-cell>
          <table:table-cell office:value-type="float" office:value="400.009213826773" calcext:value-type="float">
            <text:p>400.0092138268</text:p>
          </table:table-cell>
          <table:table-cell office:value-type="float" office:value="395.482412612502" calcext:value-type="float">
            <text:p>395.4824126125</text:p>
          </table:table-cell>
          <table:table-cell office:value-type="float" office:value="383.300830594331" calcext:value-type="float">
            <text:p>383.3008305943</text:p>
          </table:table-cell>
          <table:table-cell office:value-type="float" office:value="365.72821648972" calcext:value-type="float">
            <text:p>365.7282164897</text:p>
          </table:table-cell>
          <table:table-cell office:value-type="float" office:value="0" calcext:value-type="float">
            <text:p>0</text:p>
          </table:table-cell>
          <table:table-cell office:value-type="float" office:value="375.938268383158" calcext:value-type="float">
            <text:p>375.9382683832</text:p>
          </table:table-cell>
        </table:table-row>
        <table:table-row table:style-name="ro1">
          <table:table-cell office:value-type="float" office:value="408.544755285512" calcext:value-type="float">
            <text:p>408.5447552855</text:p>
          </table:table-cell>
          <table:table-cell office:value-type="float" office:value="421.905934758511" calcext:value-type="float">
            <text:p>421.9059347585</text:p>
          </table:table-cell>
          <table:table-cell office:value-type="float" office:value="0" calcext:value-type="float">
            <text:p>0</text:p>
          </table:table-cell>
          <table:table-cell office:value-type="float" office:value="398.431765579455" calcext:value-type="float">
            <text:p>398.43176557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3.815540399573" calcext:value-type="float">
            <text:p>393.8155403996</text:p>
          </table:table-cell>
          <table:table-cell office:value-type="float" office:value="0" calcext:value-type="float">
            <text:p>0</text:p>
          </table:table-cell>
          <table:table-cell office:value-type="float" office:value="364.425839465099" calcext:value-type="float">
            <text:p>364.4258394651</text:p>
          </table:table-cell>
          <table:table-cell office:value-type="float" office:value="0" calcext:value-type="float">
            <text:p>0</text:p>
          </table:table-cell>
          <table:table-cell office:value-type="float" office:value="369.021966455872" calcext:value-type="float">
            <text:p>369.0219664559</text:p>
          </table:table-cell>
          <table:table-cell office:value-type="float" office:value="335.691120263283" calcext:value-type="float">
            <text:p>335.6911202633</text:p>
          </table:table-cell>
          <table:table-cell office:value-type="float" office:value="396.930762908508" calcext:value-type="float">
            <text:p>396.9307629085</text:p>
          </table:table-cell>
          <table:table-cell office:value-type="float" office:value="395.501557193842" calcext:value-type="float">
            <text:p>395.5015571938</text:p>
          </table:table-cell>
          <table:table-cell office:value-type="float" office:value="384.655159060476" calcext:value-type="float">
            <text:p>384.6551590605</text:p>
          </table:table-cell>
          <table:table-cell office:value-type="float" office:value="367.870173678225" calcext:value-type="float">
            <text:p>367.8701736782</text:p>
          </table:table-cell>
          <table:table-cell office:value-type="float" office:value="0" calcext:value-type="float">
            <text:p>0</text:p>
          </table:table-cell>
          <table:table-cell office:value-type="float" office:value="377.977884758117" calcext:value-type="float">
            <text:p>377.9778847581</text:p>
          </table:table-cell>
        </table:table-row>
        <table:table-row table:style-name="ro1">
          <table:table-cell office:value-type="float" office:value="407.508858377621" calcext:value-type="float">
            <text:p>407.5088583776</text:p>
          </table:table-cell>
          <table:table-cell office:value-type="float" office:value="422.72548779008" calcext:value-type="float">
            <text:p>422.7254877901</text:p>
          </table:table-cell>
          <table:table-cell office:value-type="float" office:value="0" calcext:value-type="float">
            <text:p>0</text:p>
          </table:table-cell>
          <table:table-cell office:value-type="float" office:value="398.599867490658" calcext:value-type="float">
            <text:p>398.59986749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9.010404957918" calcext:value-type="float">
            <text:p>399.0104049579</text:p>
          </table:table-cell>
          <table:table-cell office:value-type="float" office:value="0" calcext:value-type="float">
            <text:p>0</text:p>
          </table:table-cell>
          <table:table-cell office:value-type="float" office:value="365.072253986917" calcext:value-type="float">
            <text:p>365.0722539869</text:p>
          </table:table-cell>
          <table:table-cell office:value-type="float" office:value="0" calcext:value-type="float">
            <text:p>0</text:p>
          </table:table-cell>
          <table:table-cell office:value-type="float" office:value="372.561848652078" calcext:value-type="float">
            <text:p>372.5618486521</text:p>
          </table:table-cell>
          <table:table-cell office:value-type="float" office:value="336.248878397857" calcext:value-type="float">
            <text:p>336.2488783979</text:p>
          </table:table-cell>
          <table:table-cell office:value-type="float" office:value="396.307576433201" calcext:value-type="float">
            <text:p>396.3075764332</text:p>
          </table:table-cell>
          <table:table-cell office:value-type="float" office:value="394.712369478458" calcext:value-type="float">
            <text:p>394.7123694785</text:p>
          </table:table-cell>
          <table:table-cell office:value-type="float" office:value="384.613376270497" calcext:value-type="float">
            <text:p>384.6133762705</text:p>
          </table:table-cell>
          <table:table-cell office:value-type="float" office:value="368.506741037758" calcext:value-type="float">
            <text:p>368.5067410378</text:p>
          </table:table-cell>
          <table:table-cell office:value-type="float" office:value="0" calcext:value-type="float">
            <text:p>0</text:p>
          </table:table-cell>
          <table:table-cell office:value-type="float" office:value="390.522640628789" calcext:value-type="float">
            <text:p>390.5226406288</text:p>
          </table:table-cell>
        </table:table-row>
        <table:table-row table:style-name="ro1">
          <table:table-cell office:value-type="float" office:value="409.255189755174" calcext:value-type="float">
            <text:p>409.2551897552</text:p>
          </table:table-cell>
          <table:table-cell office:value-type="float" office:value="423.976248373171" calcext:value-type="float">
            <text:p>423.9762483732</text:p>
          </table:table-cell>
          <table:table-cell office:value-type="float" office:value="0" calcext:value-type="float">
            <text:p>0</text:p>
          </table:table-cell>
          <table:table-cell office:value-type="float" office:value="398.345230010627" calcext:value-type="float">
            <text:p>398.34523001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8.83368267416" calcext:value-type="float">
            <text:p>398.8336826742</text:p>
          </table:table-cell>
          <table:table-cell office:value-type="float" office:value="0" calcext:value-type="float">
            <text:p>0</text:p>
          </table:table-cell>
          <table:table-cell office:value-type="float" office:value="362.710103007444" calcext:value-type="float">
            <text:p>362.7101030074</text:p>
          </table:table-cell>
          <table:table-cell office:value-type="float" office:value="0" calcext:value-type="float">
            <text:p>0</text:p>
          </table:table-cell>
          <table:table-cell office:value-type="float" office:value="372.127783884885" calcext:value-type="float">
            <text:p>372.1277838849</text:p>
          </table:table-cell>
          <table:table-cell office:value-type="float" office:value="339.018087486185" calcext:value-type="float">
            <text:p>339.0180874862</text:p>
          </table:table-cell>
          <table:table-cell office:value-type="float" office:value="395.515004386559" calcext:value-type="float">
            <text:p>395.5150043866</text:p>
          </table:table-cell>
          <table:table-cell office:value-type="float" office:value="389.073686112517" calcext:value-type="float">
            <text:p>389.0736861125</text:p>
          </table:table-cell>
          <table:table-cell office:value-type="float" office:value="383.670427510394" calcext:value-type="float">
            <text:p>383.6704275104</text:p>
          </table:table-cell>
          <table:table-cell office:value-type="float" office:value="369.176674888775" calcext:value-type="float">
            <text:p>369.1766748888</text:p>
          </table:table-cell>
          <table:table-cell office:value-type="float" office:value="0" calcext:value-type="float">
            <text:p>0</text:p>
          </table:table-cell>
          <table:table-cell office:value-type="float" office:value="387.945453787145" calcext:value-type="float">
            <text:p>387.9454537871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68.482352978666" calcext:value-type="float">
            <text:p>368.4823529787</text:p>
          </table:table-cell>
          <table:table-cell office:value-type="float" office:value="0" calcext:value-type="float">
            <text:p>0</text:p>
          </table:table-cell>
          <table:table-cell office:value-type="float" office:value="395.515126790151" calcext:value-type="float">
            <text:p>395.5151267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.277048900102" calcext:value-type="float">
            <text:p>366.2770489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69.839942052733" calcext:value-type="float">
            <text:p>369.8399420527</text:p>
          </table:table-cell>
          <table:table-cell office:value-type="float" office:value="0" calcext:value-type="float">
            <text:p>0</text:p>
          </table:table-cell>
          <table:table-cell office:value-type="float" office:value="394.223844425475" calcext:value-type="float">
            <text:p>394.2238444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.581095108418" calcext:value-type="float">
            <text:p>367.5810951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67.127110011034" calcext:value-type="float">
            <text:p>367.127110011</text:p>
          </table:table-cell>
          <table:table-cell office:value-type="float" office:value="0" calcext:value-type="float">
            <text:p>0</text:p>
          </table:table-cell>
          <table:table-cell office:value-type="float" office:value="399.980275079757" calcext:value-type="float">
            <text:p>399.9802750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.653513243275" calcext:value-type="float">
            <text:p>369.65351324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65.014975146533" calcext:value-type="float">
            <text:p>365.0149751465</text:p>
          </table:table-cell>
          <table:table-cell office:value-type="float" office:value="0" calcext:value-type="float">
            <text:p>0</text:p>
          </table:table-cell>
          <table:table-cell office:value-type="float" office:value="400.532916321143" calcext:value-type="float">
            <text:p>400.5329163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.655515026658" calcext:value-type="float">
            <text:p>369.6555150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65.467959983415" calcext:value-type="float">
            <text:p>365.46795998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9.682817156236" calcext:value-type="float">
            <text:p>369.68281715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66.561882444066" calcext:value-type="float">
            <text:p>366.56188244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9.802343043283" calcext:value-type="float">
            <text:p>369.80234304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66.786129225951" calcext:value-type="float">
            <text:p>366.7861292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5.424183203565" calcext:value-type="float">
            <text:p>375.4241832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382.174887820886" calcext:value-type="float">
            <text:p>382.17488782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4.245239925406" calcext:value-type="float">
            <text:p>374.24523992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5:27:59.901865603</meta:creation-date>
    <dc:date>2016-11-28T22:45:21.065764242</dc:date>
    <meta:editing-duration>P5DT7H15M58S</meta:editing-duration>
    <meta:editing-cycles>6</meta:editing-cycles>
    <meta:generator>LibreOffice/4.2.8.2$Linux_X86_64 LibreOffice_project/420m0$Build-2</meta:generator>
    <meta:document-statistic meta:table-count="18" meta:cell-count="18007" meta:object-count="0"/>
  </office:meta>
</office:document-meta>
</file>